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number-columns-repeated="10"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varian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jpn-kaz</text:p>
          </table:table-cell>
          <table:table-cell office:value-type="string" calcext:value-type="string">
            <text:p>translation-pt-team</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row>
        <table:table-row table:style-name="ro1">
          <table:table-cell office:value-type="string" calcext:value-type="string">
            <text:p>an2.11: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1-20'&gt;&lt;header&gt;&lt;ul&gt;&lt;li class='division'&gt;{}&lt;/li&gt;</text:p>
          </table:table-cell>
          <table:table-cell/>
        </table:table-row>
        <table:table-row table:style-name="ro1">
          <table:table-cell office:value-type="string" calcext:value-type="string">
            <text:p>an2.11:0.2</text:p>
          </table:table-cell>
          <table:table-cell office:value-type="string" calcext:value-type="string">
            <text:p>2. Adhikaraṇavagga </text:p>
          </table:table-cell>
          <table:table-cell/>
          <table:table-cell office:value-type="string" calcext:value-type="string">
            <text:p>2. Angelegenheiten</text:p>
          </table:table-cell>
          <table:table-cell office:value-type="string" calcext:value-type="string">
            <text:p>2. Issues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11:0.3</text:p>
          </table:table-cell>
          <table:table-cell office:value-type="float" office:value="11" calcext:value-type="float">
            <text:p>11</text:p>
          </table:table-cell>
          <table:table-cell/>
          <table:table-cell table:number-columns-repeated="2" office:value-type="string" calcext:value-type="string">
            <text:p>11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1:1.1</text:p>
          </table:table-cell>
          <table:table-cell office:value-type="string" calcext:value-type="string">
            <text:p>“Dvemāni, bhikkhave, balāni. </text:p>
          </table:table-cell>
          <table:table-cell/>
          <table:table-cell office:value-type="string" calcext:value-type="string">
            <text:p>„Es gibt, Mönche und Nonnen, diese beiden Kräfte. </text:p>
          </table:table-cell>
          <table:table-cell office:value-type="string" calcext:value-type="string">
            <text:p>“There are, mendicants, these two powers. </text:p>
          </table:table-cell>
          <table:table-cell table:number-columns-repeated="3" office:value-type="string" calcext:value-type="string">
            <text:p/>
          </table:table-cell>
          <table:table-cell office:value-type="string" calcext:value-type="string">
            <text:p>&lt;article id='an2.11'&gt;&lt;p&gt;{}</text:p>
          </table:table-cell>
          <table:table-cell office:value-type="string" calcext:value-type="string">
            <text:p>bj18.104, csp1ed15.54, csp2ed15.54, dr20.69, ms15A2_30, msdiv11, sc11.1, vri35.69</text:p>
          </table:table-cell>
        </table:table-row>
        <table:table-row table:style-name="ro1">
          <table:table-cell office:value-type="string" calcext:value-type="string">
            <text:p>an2.11: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3</text:p>
          </table:table-cell>
          <table:table-cell office:value-type="string" calcext:value-type="string">
            <text:p>Paṭisaṅkhānabalañca bhāvanābalañca. </text:p>
          </table:table-cell>
          <table:table-cell/>
          <table:table-cell office:value-type="string" calcext:value-type="string">
            <text:p>Die Kraft des Nachdenkens und die Kraft des Entfaltens. </text:p>
          </table:table-cell>
          <table:table-cell office:value-type="string" calcext:value-type="string">
            <text:p>The power of reflection and the power of develop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4</text:p>
          </table:table-cell>
          <table:table-cell office:value-type="string" calcext:value-type="string">
            <text:p>Katamañca, bhikkhave, paṭisaṅkhānabalaṁ? </text:p>
          </table:table-cell>
          <table:table-cell/>
          <table:table-cell office:value-type="string" calcext:value-type="string">
            <text:p>Und was, Mönche und Nonnen, ist die Kraft des Nachdenkens? </text:p>
          </table:table-cell>
          <table:table-cell office:value-type="string" calcext:value-type="string">
            <text:p>And what, mendicants, is the power of reflec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5</text:p>
          </table:table-cell>
          <table:table-cell office:value-type="string" calcext:value-type="string">
            <text:p>Idha, bhikkhave, ekacco iti paṭisañcikkhati: </text:p>
          </table:table-cell>
          <table:table-cell/>
          <table:table-cell office:value-type="string" calcext:value-type="string">
            <text:p>Es ist, wenn jemand nachdenkt: </text:p>
          </table:table-cell>
          <table:table-cell office:value-type="string" calcext:value-type="string">
            <text:p>It’s when someone reflec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6</text:p>
          </table:table-cell>
          <table:table-cell office:value-type="string" calcext:value-type="string">
            <text:p>‘kāyaduccaritassa kho pāpako vipāko diṭṭhe ceva dhamme abhisamparāyañca, vacīduccaritassa pāpako vipāko diṭṭhe ceva dhamme abhisamparāyañca, manoduccaritassa pāpako vipāko diṭṭhe ceva dhamme abhisamparāyañcā’ti. </text:p>
          </table:table-cell>
          <table:table-cell/>
          <table:table-cell office:value-type="string" calcext:value-type="string">
            <text:p>‚Schlechtes Verhalten mit dem Körper, der Sprache oder dem Geist führt zu einem schlechten, schmerzhaften Ergebnis sowohl in diesem als im nächsten Leben.‘ </text:p>
          </table:table-cell>
          <table:table-cell office:value-type="string" calcext:value-type="string">
            <text:p>‘Bad conduct of body, speech, or mind has a bad, painful result in both this life and the nex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7</text:p>
          </table:table-cell>
          <table:table-cell office:value-type="string" calcext:value-type="string">
            <text:p>So iti paṭisaṅkhāya kāyaduccaritaṁ pahāya kāyasucaritaṁ bhāveti, vacīduccaritaṁ pahāya vacīsucaritaṁ bhāveti, manoduccaritaṁ pahāya manosucaritaṁ bhāveti, suddhaṁ attānaṁ pariharati. </text:p>
          </table:table-cell>
          <table:table-cell/>
          <table:table-cell office:value-type="string" calcext:value-type="string">
            <text:p>Wenn man so nachdenkt, gibt man schlechtes Verhalten mit dem Körper, der Sprache und dem Geist auf und entwickelt gutes Verhalten mit dem Körper, der Sprache und dem Geist und ist innerlich rein. </text:p>
          </table:table-cell>
          <table:table-cell office:value-type="string" calcext:value-type="string">
            <text:p>Reflecting like this, they give up bad conduct by way of body, speech, and mind, and develop good conduct by way of body, speech, and mind, keeping themselves pur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8</text:p>
          </table:table-cell>
          <table:table-cell office:value-type="string" calcext:value-type="string">
            <text:p>Idaṁ vuccati, bhikkhave, paṭisaṅkhānabalaṁ. </text:p>
          </table:table-cell>
          <table:table-cell/>
          <table:table-cell office:value-type="string" calcext:value-type="string">
            <text:p>Das nennt man die Kraft des Nachdenkens. </text:p>
          </table:table-cell>
          <table:table-cell office:value-type="string" calcext:value-type="string">
            <text:p>This is called the power of reflectio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1:2.1</text:p>
          </table:table-cell>
          <table:table-cell office:value-type="string" calcext:value-type="string">
            <text:p>Katamañca, bhikkhave, bhāvanābalaṁ. </text:p>
          </table:table-cell>
          <table:table-cell/>
          <table:table-cell office:value-type="string" calcext:value-type="string">
            <text:p>Und was, Mönche und Nonnen, ist die Kraft des Entfaltens? </text:p>
          </table:table-cell>
          <table:table-cell office:value-type="string" calcext:value-type="string">
            <text:p>And what, mendicants, is the power of developm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31, sc11.2, sya20.67</text:p>
          </table:table-cell>
        </table:table-row>
        <table:table-row table:style-name="ro1">
          <table:table-cell office:value-type="string" calcext:value-type="string">
            <text:p>an2.11:2.2</text:p>
          </table:table-cell>
          <table:table-cell office:value-type="string" calcext:value-type="string">
            <text:p>Tatra, bhikkhave, yamidaṁ bhāvanābalaṁ sekhānametaṁ balaṁ. </text:p>
          </table:table-cell>
          <table:table-cell office:value-type="string" calcext:value-type="string">
            <text:p>yamidaṁ → yadidaṁ (si, sya-all) | sekhānametaṁ → sekhametaṁ (bj, sya-all, km); sekhānaṁ etaṁ (pts1ed)</text:p>
          </table:table-cell>
          <table:table-cell office:value-type="string" calcext:value-type="string">
            <text:p>Mit ‚Kraft des Entfaltens‘ ist hier die Kraft der Übenden gemeint. </text:p>
          </table:table-cell>
          <table:table-cell office:value-type="string" calcext:value-type="string">
            <text:p>In this context, the power of development is the power of the trainee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1:2.3</text:p>
          </table:table-cell>
          <table:table-cell office:value-type="string" calcext:value-type="string">
            <text:p>Sekhañhi so, bhikkhave, balaṁ āgamma rāgaṁ pajahati, dosaṁ pajahati, mohaṁ pajahati. </text:p>
          </table:table-cell>
          <table:table-cell/>
          <table:table-cell office:value-type="string" calcext:value-type="string">
            <text:p>Denn wenn man sich auf die Kraft eines Übenden stützt, räumt man Gier, Hass und Täuschung aus. </text:p>
          </table:table-cell>
          <table:table-cell office:value-type="string" calcext:value-type="string">
            <text:p>For when you rely on the power of a trainee, you give up greed, hate, and delus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2.4</text:p>
          </table:table-cell>
          <table:table-cell office:value-type="string" calcext:value-type="string">
            <text:p>Rāgaṁ pahāya, dosaṁ pahāya, mohaṁ pahāya yaṁ akusalaṁ na taṁ karoti, yaṁ pāpaṁ na taṁ sevati. </text:p>
          </table:table-cell>
          <table:table-cell/>
          <table:table-cell office:value-type="string" calcext:value-type="string">
            <text:p>Dann tut man nichts Untaugliches und verübt nichts Schlechtes. </text:p>
          </table:table-cell>
          <table:table-cell office:value-type="string" calcext:value-type="string">
            <text:p>Then you don’t do anything unskillful, or practice anything ba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2.5</text:p>
          </table:table-cell>
          <table:table-cell office:value-type="string" calcext:value-type="string">
            <text:p>Idaṁ vuccati, bhikkhave, bhāvanābalaṁ. </text:p>
          </table:table-cell>
          <table:table-cell/>
          <table:table-cell office:value-type="string" calcext:value-type="string">
            <text:p>Das nennt man die Kraft des Entfaltens. </text:p>
          </table:table-cell>
          <table:table-cell office:value-type="string" calcext:value-type="string">
            <text:p>This is called the power of develop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2.6</text:p>
          </table:table-cell>
          <table:table-cell office:value-type="string" calcext:value-type="string">
            <text:p>Imāni kho, bhikkhave, dve balānī”ti. </text:p>
          </table:table-cell>
          <table:table-cell/>
          <table:table-cell office:value-type="string" calcext:value-type="string">
            <text:p>Das sind die beiden Kräfte.“ </text:p>
          </table:table-cell>
          <table:table-cell office:value-type="string" calcext:value-type="string">
            <text:p>These are the two power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0.1</text:p>
          </table:table-cell>
          <table:table-cell office:value-type="float" office:value="12" calcext:value-type="float">
            <text:p>12</text:p>
          </table:table-cell>
          <table:table-cell/>
          <table:table-cell table:number-columns-repeated="2" office:value-type="string" calcext:value-type="string">
            <text:p>12 </text:p>
          </table:table-cell>
          <table:table-cell table:number-columns-repeated="3" office:value-type="string" calcext:value-type="string">
            <text:p/>
          </table:table-cell>
          <table:table-cell office:value-type="string" calcext:value-type="string">
            <text:p>&lt;article id='an2.12'&gt;&lt;h2 class='sutta-title'&gt;{}&lt;/h2&gt;</text:p>
          </table:table-cell>
          <table:table-cell/>
        </table:table-row>
        <table:table-row table:style-name="ro1">
          <table:table-cell office:value-type="string" calcext:value-type="string">
            <text:p>an2.12:1.1</text:p>
          </table:table-cell>
          <table:table-cell office:value-type="string" calcext:value-type="string">
            <text:p>“Dvemāni, bhikkhave, balāni. </text:p>
          </table:table-cell>
          <table:table-cell/>
          <table:table-cell office:value-type="string" calcext:value-type="string">
            <text:p>„Es gibt, Mönche und Nonnen, diese beiden Kräfte. </text:p>
          </table:table-cell>
          <table:table-cell office:value-type="string" calcext:value-type="string">
            <text:p>“There are, mendicants, these two power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67, ms15A2_32, msdiv12, ndp16.51, sc12.1</text:p>
          </table:table-cell>
        </table:table-row>
        <table:table-row table:style-name="ro1">
          <table:table-cell office:value-type="string" calcext:value-type="string">
            <text:p>an2.12: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3</text:p>
          </table:table-cell>
          <table:table-cell office:value-type="string" calcext:value-type="string">
            <text:p>Paṭisaṅkhānabalañca bhāvanābalañca. </text:p>
          </table:table-cell>
          <table:table-cell/>
          <table:table-cell office:value-type="string" calcext:value-type="string">
            <text:p>Die Kraft des Nachdenkens und die Kraft des Entfaltens. </text:p>
          </table:table-cell>
          <table:table-cell office:value-type="string" calcext:value-type="string">
            <text:p>The power of reflection and the power of develop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4</text:p>
          </table:table-cell>
          <table:table-cell office:value-type="string" calcext:value-type="string">
            <text:p>Katamañca, bhikkhave, paṭisaṅkhānabalaṁ? </text:p>
          </table:table-cell>
          <table:table-cell/>
          <table:table-cell office:value-type="string" calcext:value-type="string">
            <text:p>Und was, Mönche und Nonnen, ist die Kraft des Nachdenkens? </text:p>
          </table:table-cell>
          <table:table-cell office:value-type="string" calcext:value-type="string">
            <text:p>And what, mendicants, is the power of reflec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5</text:p>
          </table:table-cell>
          <table:table-cell office:value-type="string" calcext:value-type="string">
            <text:p>Idha, bhikkhave, ekacco iti paṭisañcikkhati: </text:p>
          </table:table-cell>
          <table:table-cell/>
          <table:table-cell office:value-type="string" calcext:value-type="string">
            <text:p>Es ist, wenn jemand nachdenkt: </text:p>
          </table:table-cell>
          <table:table-cell office:value-type="string" calcext:value-type="string">
            <text:p>It’s when someone reflec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6</text:p>
          </table:table-cell>
          <table:table-cell office:value-type="string" calcext:value-type="string">
            <text:p>‘kāyaduccaritassa kho pāpako vipāko diṭṭhe ceva dhamme abhisamparāyañca, vacīduccaritassa pāpako vipāko diṭṭhe ceva dhamme abhisamparāyañca, manoduccaritassa pāpako vipāko diṭṭhe ceva dhamme abhisamparāyañcā’ti. </text:p>
          </table:table-cell>
          <table:table-cell/>
          <table:table-cell office:value-type="string" calcext:value-type="string">
            <text:p>‚Schlechtes Verhalten mit dem Körper, der Sprache oder dem Geist führt zu einem schlechten, schmerzhaften Ergebnis sowohl in diesem als im nächsten Leben.‘ </text:p>
          </table:table-cell>
          <table:table-cell office:value-type="string" calcext:value-type="string">
            <text:p>‘Bad conduct of body, speech, or mind has a bad, painful result in both this life and the nex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7</text:p>
          </table:table-cell>
          <table:table-cell office:value-type="string" calcext:value-type="string">
            <text:p>So iti paṭisaṅkhāya kāyaduccaritaṁ pahāya kāyasucaritaṁ bhāveti, vacīduccaritaṁ pahāya vacīsucaritaṁ bhāveti, manoduccaritaṁ pahāya manosucaritaṁ bhāveti, suddhaṁ attānaṁ pariharati. </text:p>
          </table:table-cell>
          <table:table-cell/>
          <table:table-cell office:value-type="string" calcext:value-type="string">
            <text:p>Wenn man so nachdenkt, gibt man schlechtes Verhalten mit dem Körper, der Sprache und dem Geist auf und entwickelt gutes Verhalten mit dem Körper, der Sprache und dem Geist und ist innerlich rein. </text:p>
          </table:table-cell>
          <table:table-cell office:value-type="string" calcext:value-type="string">
            <text:p>Reflecting like this, they give up bad conduct by way of body, speech, and mind, and develop good conduct by way of body, speech, and mind, keeping themselves pur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8</text:p>
          </table:table-cell>
          <table:table-cell office:value-type="string" calcext:value-type="string">
            <text:p>Idaṁ vuccati, bhikkhave, paṭisaṅkhānabalaṁ. </text:p>
          </table:table-cell>
          <table:table-cell/>
          <table:table-cell office:value-type="string" calcext:value-type="string">
            <text:p>Das nennt man die Kraft des Nachdenkens. </text:p>
          </table:table-cell>
          <table:table-cell office:value-type="string" calcext:value-type="string">
            <text:p>This is called the power of reflectio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2:2.1</text:p>
          </table:table-cell>
          <table:table-cell office:value-type="string" calcext:value-type="string">
            <text:p>Katamañca, bhikkhave, bhāvanābalaṁ? </text:p>
          </table:table-cell>
          <table:table-cell/>
          <table:table-cell office:value-type="string" calcext:value-type="string">
            <text:p>Und was, Mönche und Nonnen, ist die Kraft des Entfaltens? </text:p>
          </table:table-cell>
          <table:table-cell office:value-type="string" calcext:value-type="string">
            <text:p>And what, mendicants, is the power of developm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55, csp2ed15.55, dr20.70, ms15A2_33, pts-vp-pli1.53, sc12.2, vri35.70</text:p>
          </table:table-cell>
        </table:table-row>
        <table:table-row table:style-name="ro1">
          <table:table-cell office:value-type="string" calcext:value-type="string">
            <text:p>an2.12:2.2</text:p>
          </table:table-cell>
          <table:table-cell office:value-type="string" calcext:value-type="string">
            <text:p>Idha, bhikkhave, bhikkhu satisambojjhaṅgaṁ bhāveti vivekanissitaṁ virāganissitaṁ nirodhanissitaṁ vosaggapariṇāmiṁ, dhammavicayasambojjhaṅgaṁ bhāveti … vīriyasambojjhaṅgaṁ bhāveti … pītisambojjhaṅgaṁ bhāveti … passaddhisambojjhaṅgaṁ bhāveti … samādhisambojjhaṅgaṁ bhāveti … upekkhāsambojjhaṅgaṁ bhāveti vivekanissitaṁ virāganissitaṁ nirodhanissitaṁ vosaggapariṇāmiṁ. </text:p>
          </table:table-cell>
          <table:table-cell/>
          <table:table-cell office:value-type="string" calcext:value-type="string">
            <text:p>Es ist, wenn ein Mönch oder eine Nonne die Faktoren des Erwachens Achtsamkeit, Untersuchung von Gesetzmäßigkeiten, Energie, Ekstase, Stille, Versenkung und Gleichmut entwickelt, die aus Abgeschiedenheit, Schwinden und Aufhören erwachsen und zum Loslassen heranreifen. </text:p>
          </table:table-cell>
          <table:table-cell office:value-type="string" calcext:value-type="string">
            <text:p>It’s when a mendicant develops the awakening factors of mindfulness, investigation of principles, energy, rapture, tranquility, immersion, and equanimity, which rely on seclusion, fading away, and cessation, and ripen as letting g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2.3</text:p>
          </table:table-cell>
          <table:table-cell office:value-type="string" calcext:value-type="string">
            <text:p>Idaṁ vuccati, bhikkhave, bhāvanābalaṁ. </text:p>
          </table:table-cell>
          <table:table-cell/>
          <table:table-cell office:value-type="string" calcext:value-type="string">
            <text:p>Das nennt man die Kraft des Entfaltens. </text:p>
          </table:table-cell>
          <table:table-cell office:value-type="string" calcext:value-type="string">
            <text:p>This is called the power of develop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2.4</text:p>
          </table:table-cell>
          <table:table-cell office:value-type="string" calcext:value-type="string">
            <text:p>Imāni kho, bhikkhave, dve balānī”ti. </text:p>
          </table:table-cell>
          <table:table-cell/>
          <table:table-cell office:value-type="string" calcext:value-type="string">
            <text:p>Das sind die beiden Kräfte.“ </text:p>
          </table:table-cell>
          <table:table-cell office:value-type="string" calcext:value-type="string">
            <text:p>These are the two power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0.1</text:p>
          </table:table-cell>
          <table:table-cell office:value-type="float" office:value="13" calcext:value-type="float">
            <text:p>13</text:p>
          </table:table-cell>
          <table:table-cell/>
          <table:table-cell table:number-columns-repeated="2" office:value-type="string" calcext:value-type="string">
            <text:p>13 </text:p>
          </table:table-cell>
          <table:table-cell table:number-columns-repeated="3" office:value-type="string" calcext:value-type="string">
            <text:p/>
          </table:table-cell>
          <table:table-cell office:value-type="string" calcext:value-type="string">
            <text:p>&lt;article id='an2.13'&gt;&lt;h2 class='sutta-title'&gt;{}&lt;/h2&gt;</text:p>
          </table:table-cell>
          <table:table-cell/>
        </table:table-row>
        <table:table-row table:style-name="ro1">
          <table:table-cell office:value-type="string" calcext:value-type="string">
            <text:p>an2.13:1.1</text:p>
          </table:table-cell>
          <table:table-cell office:value-type="string" calcext:value-type="string">
            <text:p>“Dvemāni, bhikkhave, balāni. </text:p>
          </table:table-cell>
          <table:table-cell/>
          <table:table-cell office:value-type="string" calcext:value-type="string">
            <text:p>„Es gibt, Mönche und Nonnen, diese beiden Kräfte. </text:p>
          </table:table-cell>
          <table:table-cell office:value-type="string" calcext:value-type="string">
            <text:p>“There are, mendicants, these two power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06, cck20.68, ms15A2_34, msdiv13, sc13.1, sya20.68</text:p>
          </table:table-cell>
        </table:table-row>
        <table:table-row table:style-name="ro1">
          <table:table-cell office:value-type="string" calcext:value-type="string">
            <text:p>an2.13: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1.3</text:p>
          </table:table-cell>
          <table:table-cell office:value-type="string" calcext:value-type="string">
            <text:p>Paṭisaṅkhānabalañca bhāvanābalañca. </text:p>
          </table:table-cell>
          <table:table-cell/>
          <table:table-cell office:value-type="string" calcext:value-type="string">
            <text:p>Die Kraft des Nachdenkens und die Kraft des Entfaltens. </text:p>
          </table:table-cell>
          <table:table-cell office:value-type="string" calcext:value-type="string">
            <text:p>The power of reflection and the power of develop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1.4</text:p>
          </table:table-cell>
          <table:table-cell office:value-type="string" calcext:value-type="string">
            <text:p>Katamañca, bhikkhave, paṭisaṅkhānabalaṁ? </text:p>
          </table:table-cell>
          <table:table-cell/>
          <table:table-cell office:value-type="string" calcext:value-type="string">
            <text:p>Und was, Mönche und Nonnen, ist die Kraft des Nachdenkens? </text:p>
          </table:table-cell>
          <table:table-cell office:value-type="string" calcext:value-type="string">
            <text:p>And what, mendicants, is the power of reflec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1.5</text:p>
          </table:table-cell>
          <table:table-cell office:value-type="string" calcext:value-type="string">
            <text:p>Idha, bhikkhave, ekacco iti paṭisañcikkhati: </text:p>
          </table:table-cell>
          <table:table-cell/>
          <table:table-cell office:value-type="string" calcext:value-type="string">
            <text:p>Es ist, wenn jemand nachdenkt: </text:p>
          </table:table-cell>
          <table:table-cell office:value-type="string" calcext:value-type="string">
            <text:p>It’s when someone reflec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1.6</text:p>
          </table:table-cell>
          <table:table-cell office:value-type="string" calcext:value-type="string">
            <text:p>‘kāyaduccaritassa kho pāpako vipāko diṭṭhe ceva dhamme abhisamparāyañca, vacīduccaritassa kho pāpako vipāko diṭṭhe ceva dhamme abhisamparāyañca, manoduccaritassa kho pāpako vipāko diṭṭhe ceva dhamme abhisamparāyañcā’ti. </text:p>
          </table:table-cell>
          <table:table-cell/>
          <table:table-cell office:value-type="string" calcext:value-type="string">
            <text:p>‚Schlechtes Verhalten mit dem Körper, der Sprache oder dem Geist führt zu einem schlechten, schmerzhaften Ergebnis sowohl in diesem als im nächsten Leben.‘ </text:p>
          </table:table-cell>
          <table:table-cell office:value-type="string" calcext:value-type="string">
            <text:p>‘Bad conduct of body, speech, or mind has a bad, painful result in both this life and the nex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1.7</text:p>
          </table:table-cell>
          <table:table-cell office:value-type="string" calcext:value-type="string">
            <text:p>So iti paṭisaṅkhāya kāyaduccaritaṁ pahāya kāyasucaritaṁ bhāveti, vacīduccaritaṁ pahāya vacīsucaritaṁ bhāveti, manoduccaritaṁ pahāya manosucaritaṁ bhāveti, suddhaṁ attānaṁ pariharati. </text:p>
          </table:table-cell>
          <table:table-cell/>
          <table:table-cell office:value-type="string" calcext:value-type="string">
            <text:p>Wenn man so nachdenkt, gibt man schlechtes Verhalten mit dem Körper, der Sprache und dem Geist auf und entwickelt gutes Verhalten mit dem Körper, der Sprache und dem Geist und ist innerlich rein. </text:p>
          </table:table-cell>
          <table:table-cell office:value-type="string" calcext:value-type="string">
            <text:p>Reflecting like this, they give up bad conduct by way of body, speech, and mind, and develop good conduct by way of body, speech, and mind, keeping themselves pur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1.8</text:p>
          </table:table-cell>
          <table:table-cell office:value-type="string" calcext:value-type="string">
            <text:p>Idaṁ vuccati, bhikkhave, paṭisaṅkhānabalaṁ. </text:p>
          </table:table-cell>
          <table:table-cell/>
          <table:table-cell office:value-type="string" calcext:value-type="string">
            <text:p>Das nennt man die Kraft des Nachdenkens. </text:p>
          </table:table-cell>
          <table:table-cell office:value-type="string" calcext:value-type="string">
            <text:p>This is called the power of reflectio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3:2.1</text:p>
          </table:table-cell>
          <table:table-cell office:value-type="string" calcext:value-type="string">
            <text:p>Katamañca, bhikkhave, bhāvanābalaṁ? </text:p>
          </table:table-cell>
          <table:table-cell/>
          <table:table-cell office:value-type="string" calcext:value-type="string">
            <text:p>Und was, Mönche und Nonnen, ist die Kraft des Entfaltens? </text:p>
          </table:table-cell>
          <table:table-cell office:value-type="string" calcext:value-type="string">
            <text:p>And what, mendicants, is the power of developm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71, ms15A2_35, ndp16.52, sc13.2</text:p>
          </table:table-cell>
        </table:table-row>
        <table:table-row table:style-name="ro1">
          <table:table-cell office:value-type="string" calcext:value-type="string">
            <text:p>an2.13:2.2</text:p>
          </table:table-cell>
          <table:table-cell office:value-type="string" calcext:value-type="string">
            <text:p>Idha, bhikkhave, bhikkhu vivicceva kāmehi, vivicca akusalehi dhammehi savitakkaṁ savicāraṁ vivekajaṁ pītisukhaṁ paṭhamaṁ jhānaṁ upasampajja viharati. </text:p>
          </table:table-cell>
          <table:table-cell/>
          <table:table-cell office:value-type="string" calcext:value-type="string">
            <text:p>Es ist, wenn ein Mönch oder eine Nonne, ganz abgeschieden von den sinnlichen Freuden, abgeschieden von untauglichen Eigenschaften, in die erste Vertiefung eintritt und darin verweilt; da gibt es die Ekstase und die Wonne der Abgeschiedenheit, während man den Geist ausrichtet und hält. </text:p>
          </table:table-cell>
          <table:table-cell office:value-type="string" calcext:value-type="string">
            <text:p>It’s when a mendicant, quite secluded from sensual pleasures, secluded from unskillful qualities, enters and remains in the first absorption, which has the rapture and bliss born of seclusion, while placing the mind and keeping it connec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2.3</text:p>
          </table:table-cell>
          <table:table-cell office:value-type="string" calcext:value-type="string">
            <text:p>Vitakkavicārānaṁ vūpasamā ajjhattaṁ sampasādanaṁ cetaso ekodibhāvaṁ avitakkaṁ avicāraṁ samādhijaṁ pītisukhaṁ dutiyaṁ jhānaṁ upasampajja viharati. </text:p>
          </table:table-cell>
          <table:table-cell/>
          <table:table-cell office:value-type="string" calcext:value-type="string">
            <text:p>Wenn das Ausrichten und Halten des Geistes sich beruhigt, tritt man in die zweite Vertiefung ein und verweilt darin; da gibt es die Ekstase und die Wonne der Versenkung, mit innerer Klarheit und Zuversicht, der Geist ist eins, ohne Ausrichten und Halten. </text:p>
          </table:table-cell>
          <table:table-cell office:value-type="string" calcext:value-type="string">
            <text:p>As the placing of the mind and keeping it connected are stilled, they enter and remain in the second absorption, which has the rapture and bliss born of immersion, with internal clarity and confidence, and unified mind, without placing the mind and keeping it connec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2.4</text:p>
          </table:table-cell>
          <table:table-cell office:value-type="string" calcext:value-type="string">
            <text:p>Pītiyā ca virāgā upekkhako ca viharati sato ca sampajāno, sukhañca kāyena paṭisaṁvedeti, yaṁ taṁ ariyā ācikkhanti: ‘upekkhako satimā sukhavihārī’ti tatiyaṁ jhānaṁ upasampajja viharati. </text:p>
          </table:table-cell>
          <table:table-cell/>
          <table:table-cell office:value-type="string" calcext:value-type="string">
            <text:p>Und mit dem Schwinden der Ekstase tritt man in die dritte Vertiefung ein und verweilt darin; da meditiert man mit Gleichmut, achtsam und gewahr, und erfährt persönlich die Wonne, von der die Edlen erklären: ‚Gleichmütig und achtsam meditiert man in Wonne.‘ </text:p>
          </table:table-cell>
          <table:table-cell office:value-type="string" calcext:value-type="string">
            <text:p>And with the fading away of rapture, they enter and remain in the third absorption, where they meditate with equanimity, mindful and aware, personally experiencing the bliss of which the noble ones declare, ‘Equanimous and mindful, one meditates in bli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2.5</text:p>
          </table:table-cell>
          <table:table-cell office:value-type="string" calcext:value-type="string">
            <text:p>Sukhassa ca pahānā dukkhassa ca pahānā pubbeva somanassadomanassānaṁ atthaṅgamā adukkhamasukhaṁ upekkhāsatipārisuddhiṁ catutthaṁ jhānaṁ upasampajja viharati. </text:p>
          </table:table-cell>
          <table:table-cell/>
          <table:table-cell office:value-type="string" calcext:value-type="string">
            <text:p>Indem man Freude und Schmerz ablegt und früheres Glück und frühere Traurigkeit beendet, tritt man in die vierte Vertiefung ein und verweilt darin, ohne Freude oder Schmerz, mit reinem Gleichmut und reiner Achtsamkeit. </text:p>
          </table:table-cell>
          <table:table-cell office:value-type="string" calcext:value-type="string">
            <text:p>Giving up pleasure and pain, and ending former happiness and sadness, they enter and remain in the fourth absorption, without pleasure or pain, with pure equanimity and mindful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2.6</text:p>
          </table:table-cell>
          <table:table-cell office:value-type="string" calcext:value-type="string">
            <text:p>Idaṁ vuccati, bhikkhave, bhāvanābalaṁ. </text:p>
          </table:table-cell>
          <table:table-cell/>
          <table:table-cell office:value-type="string" calcext:value-type="string">
            <text:p>Das nennt man die Kraft des Entfaltens. </text:p>
          </table:table-cell>
          <table:table-cell office:value-type="string" calcext:value-type="string">
            <text:p>This is called the power of develop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2.7</text:p>
          </table:table-cell>
          <table:table-cell office:value-type="string" calcext:value-type="string">
            <text:p>Imāni kho, bhikkhave, dve balānī”ti. </text:p>
          </table:table-cell>
          <table:table-cell/>
          <table:table-cell office:value-type="string" calcext:value-type="string">
            <text:p>Das sind die beiden Kräfte.“ </text:p>
          </table:table-cell>
          <table:table-cell office:value-type="string" calcext:value-type="string">
            <text:p>These are the two power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0.1</text:p>
          </table:table-cell>
          <table:table-cell office:value-type="float" office:value="14" calcext:value-type="float">
            <text:p>14</text:p>
          </table:table-cell>
          <table:table-cell/>
          <table:table-cell table:number-columns-repeated="2" office:value-type="string" calcext:value-type="string">
            <text:p>14 </text:p>
          </table:table-cell>
          <table:table-cell table:number-columns-repeated="3" office:value-type="string" calcext:value-type="string">
            <text:p/>
          </table:table-cell>
          <table:table-cell office:value-type="string" calcext:value-type="string">
            <text:p>&lt;article id='an2.14'&gt;&lt;h2 class='sutta-title'&gt;{}&lt;/h2&gt;</text:p>
          </table:table-cell>
          <table:table-cell/>
        </table:table-row>
        <table:table-row table:style-name="ro1">
          <table:table-cell office:value-type="string" calcext:value-type="string">
            <text:p>an2.14:1.1</text:p>
          </table:table-cell>
          <table:table-cell office:value-type="string" calcext:value-type="string">
            <text:p>“Dvemā, bhikkhave, tathāgatassa dhammadesanā. </text:p>
          </table:table-cell>
          <table:table-cell/>
          <table:table-cell office:value-type="string" calcext:value-type="string">
            <text:p>„Mönche und Nonnen, es gibt diese beiden Arten, den Dhamma zu lehren. </text:p>
          </table:table-cell>
          <table:table-cell office:value-type="string" calcext:value-type="string">
            <text:p>“There are, mendicants, these two ways of teaching the Dhamm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36, msdiv14, sc14.1</text:p>
          </table:table-cell>
        </table:table-row>
        <table:table-row table:style-name="ro1">
          <table:table-cell office:value-type="string" calcext:value-type="string">
            <text:p>an2.14: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1.3</text:p>
          </table:table-cell>
          <table:table-cell office:value-type="string" calcext:value-type="string">
            <text:p>saṅkhittena ca vitthārena ca. </text:p>
          </table:table-cell>
          <table:table-cell/>
          <table:table-cell office:value-type="string" calcext:value-type="string">
            <text:p>Kurz und ausführlich. </text:p>
          </table:table-cell>
          <table:table-cell office:value-type="string" calcext:value-type="string">
            <text:p>In brief and in detai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1.4</text:p>
          </table:table-cell>
          <table:table-cell office:value-type="string" calcext:value-type="string">
            <text:p>Imā kho, bhikkhave, dve tathāgatassa dhammadesanā”ti. </text:p>
          </table:table-cell>
          <table:table-cell/>
          <table:table-cell office:value-type="string" calcext:value-type="string">
            <text:p>Das sind die beiden Arten, den Dhamma zu lehren.“ </text:p>
          </table:table-cell>
          <table:table-cell office:value-type="string" calcext:value-type="string">
            <text:p>These are two ways of teaching the Dhamma.”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0.1</text:p>
          </table:table-cell>
          <table:table-cell office:value-type="float" office:value="15" calcext:value-type="float">
            <text:p>15</text:p>
          </table:table-cell>
          <table:table-cell/>
          <table:table-cell table:number-columns-repeated="2" office:value-type="string" calcext:value-type="string">
            <text:p>15 </text:p>
          </table:table-cell>
          <table:table-cell table:number-columns-repeated="3" office:value-type="string" calcext:value-type="string">
            <text:p/>
          </table:table-cell>
          <table:table-cell office:value-type="string" calcext:value-type="string">
            <text:p>&lt;article id='an2.15'&gt;&lt;h2 class='sutta-title'&gt;{}&lt;/h2&gt;</text:p>
          </table:table-cell>
          <table:table-cell/>
        </table:table-row>
        <table:table-row table:style-name="ro1">
          <table:table-cell office:value-type="string" calcext:value-type="string">
            <text:p>an2.15:1.1</text:p>
          </table:table-cell>
          <table:table-cell office:value-type="string" calcext:value-type="string">
            <text:p>“Yasmiṁ, bhikkhave, adhikaraṇe āpanno ca bhikkhu codako ca bhikkhu na sādhukaṁ attanāva attānaṁ paccavekkhati tasmetaṁ, bhikkhave, adhikaraṇe pāṭikaṅkhaṁ: </text:p>
          </table:table-cell>
          <table:table-cell office:value-type="string" calcext:value-type="string">
            <text:p>āpanno → āpattāpanno (mr)</text:p>
          </table:table-cell>
          <table:table-cell office:value-type="string" calcext:value-type="string">
            <text:p>„Mönche und Nonnen, wenn in einer disziplinarischen Angelegenheit weder der Mönch, der ein Vergehen begangen hat, noch der, der ihn beschuldigt, sich selbst sorgfältig prüft, </text:p>
          </table:table-cell>
          <table:table-cell office:value-type="string" calcext:value-type="string">
            <text:p>“Mendicants, in a disciplinary issue, if neither the offending mendicant nor the accusing mendicant carefully checks themselves, you can expect that issu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69, csp1ed15.56, csp2ed15.56, ms15A2_37, msdiv15, pts-vp-pli1.54, sc15.1, sya20.69, vri35.71</text:p>
          </table:table-cell>
        </table:table-row>
        <table:table-row table:style-name="ro1">
          <table:table-cell office:value-type="string" calcext:value-type="string">
            <text:p>an2.15:1.2</text:p>
          </table:table-cell>
          <table:table-cell office:value-type="string" calcext:value-type="string">
            <text:p>‘dīghattāya kharattāya vāḷattāya saṁvattissati, bhikkhū ca na phāsuṁ viharissantī’ti. </text:p>
          </table:table-cell>
          <table:table-cell office:value-type="string" calcext:value-type="string">
            <text:p>na phāsuṁ → na phāsukaṁ (bj); na phāsu (mr) | viharissantī’ti → viharissanti (bj, sya-all, km, mr)</text:p>
          </table:table-cell>
          <table:table-cell office:value-type="string" calcext:value-type="string">
            <text:p>so ist zu erwarten, dass diese Angelegenheit zu bleibender Verbitterung und Feindschaft führt, und dass die Mönche nicht sorgenfrei leben. </text:p>
          </table:table-cell>
          <table:table-cell office:value-type="string" calcext:value-type="string">
            <text:p>will lead to lasting acrimony and enmity, and the mendicants won’t live comfortably.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5:1.3</text:p>
          </table:table-cell>
          <table:table-cell office:value-type="string" calcext:value-type="string">
            <text:p>Yasmiñca kho, bhikkhave, adhikaraṇe āpanno ca bhikkhu codako ca bhikkhu sādhukaṁ attanāva attānaṁ paccavekkhati tasmetaṁ, bhikkhave, adhikaraṇe pāṭikaṅkhaṁ: </text:p>
          </table:table-cell>
          <table:table-cell/>
          <table:table-cell office:value-type="string" calcext:value-type="string">
            <text:p>Wenn aber in einer disziplinarischen Angelegenheit sowohl der Mönch, der ein Vergehen begangen hat, als auch der, der ihn beschuldigt, sich selbst sorgfältig prüft, </text:p>
          </table:table-cell>
          <table:table-cell office:value-type="string" calcext:value-type="string">
            <text:p>But in a disciplinary issue, if both the offending mendicant and the accusing mendicant carefully check themselves, you can expect that issu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1.4</text:p>
          </table:table-cell>
          <table:table-cell office:value-type="string" calcext:value-type="string">
            <text:p>‘na dīghattāya kharattāya vāḷattāya saṁvattissati, bhikkhū ca phāsuṁ viharissantī’ti. </text:p>
          </table:table-cell>
          <table:table-cell office:value-type="string" calcext:value-type="string">
            <text:p>phāsuṁ → phāsukaṁ (bj); phāsu (mr)</text:p>
          </table:table-cell>
          <table:table-cell office:value-type="string" calcext:value-type="string">
            <text:p>so ist zu erwarten, dass diese Angelegenheit nicht zu bleibender Verbitterung und Feindschaft führt, und dass die Mönche sorgenfrei leben. </text:p>
          </table:table-cell>
          <table:table-cell office:value-type="string" calcext:value-type="string">
            <text:p>won’t lead to lasting acrimony and enmity, and the mendicants will live comforta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15:2.1</text:p>
          </table:table-cell>
          <table:table-cell office:value-type="string" calcext:value-type="string">
            <text:p>Kathañca, bhikkhave, āpanno bhikkhu sādhukaṁ attanāva attānaṁ paccavekkhati? </text:p>
          </table:table-cell>
          <table:table-cell/>
          <table:table-cell office:value-type="string" calcext:value-type="string">
            <text:p>Und wie, Mönche und Nonnen, prüft ein Mönch, der ein Vergehen begangen hat, sich selbst sorgfältig? </text:p>
          </table:table-cell>
          <table:table-cell office:value-type="string" calcext:value-type="string">
            <text:p>And how, mendicants, does an offending mendicant carefully check themselv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08, cck20.70, dr20.72, ms15A2_38, sc15.2, sya20.70</text:p>
          </table:table-cell>
        </table:table-row>
        <table:table-row table:style-name="ro1">
          <table:table-cell office:value-type="string" calcext:value-type="string">
            <text:p>an2.15:2.2</text:p>
          </table:table-cell>
          <table:table-cell office:value-type="string" calcext:value-type="string">
            <text:p>Idha, bhikkhave, āpanno bhikkhu iti paṭisañcikkhati: </text:p>
          </table:table-cell>
          <table:table-cell/>
          <table:table-cell office:value-type="string" calcext:value-type="string">
            <text:p>Ein Mönch, der ein Vergehen begangen hat, überlegt: </text:p>
          </table:table-cell>
          <table:table-cell office:value-type="string" calcext:value-type="string">
            <text:p>An offending mendicant reflec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3</text:p>
          </table:table-cell>
          <table:table-cell office:value-type="string" calcext:value-type="string">
            <text:p>‘ahaṁ kho akusalaṁ āpanno kañcideva desaṁ kāyena. </text:p>
          </table:table-cell>
          <table:table-cell office:value-type="string" calcext:value-type="string">
            <text:p>kañcideva → kiñcideva (mr)</text:p>
          </table:table-cell>
          <table:table-cell office:value-type="string" calcext:value-type="string">
            <text:p>‚Ich habe mit dem Körper ein gewisses unangebrachtes Vergehen begangen. </text:p>
          </table:table-cell>
          <table:table-cell office:value-type="string" calcext:value-type="string">
            <text:p>‘I have committed a certain unskillful offense with the body.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5:2.4</text:p>
          </table:table-cell>
          <table:table-cell office:value-type="string" calcext:value-type="string">
            <text:p>Maṁ so bhikkhu addasa akusalaṁ āpajjamānaṁ kañcideva desaṁ kāyena. </text:p>
          </table:table-cell>
          <table:table-cell office:value-type="string" calcext:value-type="string">
            <text:p>Maṁ so → tasmā maṁ so (sya-all); taṁ maṁ so (pts1ed)</text:p>
          </table:table-cell>
          <table:table-cell office:value-type="string" calcext:value-type="string">
            <text:p>Jener Mönch hat mich dabei gesehen. </text:p>
          </table:table-cell>
          <table:table-cell office:value-type="string" calcext:value-type="string">
            <text:p>That mendicant saw me do thi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5:2.5</text:p>
          </table:table-cell>
          <table:table-cell office:value-type="string" calcext:value-type="string">
            <text:p>No ce ahaṁ akusalaṁ āpajjeyyaṁ kañcideva desaṁ kāyena, na maṁ so bhikkhu passeyya akusalaṁ āpajjamānaṁ kañcideva desaṁ kāyena. </text:p>
          </table:table-cell>
          <table:table-cell/>
          <table:table-cell office:value-type="string" calcext:value-type="string">
            <text:p>Hätte ich das Vergehen nicht begangen, hätte er mich nicht gesehen. </text:p>
          </table:table-cell>
          <table:table-cell office:value-type="string" calcext:value-type="string">
            <text:p>If I hadn’t committed that offense, they wouldn’t have seen m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6</text:p>
          </table:table-cell>
          <table:table-cell office:value-type="string" calcext:value-type="string">
            <text:p>Yasmā ca kho, ahaṁ akusalaṁ āpanno kañcideva desaṁ kāyena, tasmā maṁ so bhikkhu addasa akusalaṁ āpajjamānaṁ kañcideva desaṁ kāyena. </text:p>
          </table:table-cell>
          <table:table-cell/>
          <table:table-cell office:value-type="string" calcext:value-type="string">
            <text:p>Aber da ich das Vergehen begangen habe, hat er mich gesehen. </text:p>
          </table:table-cell>
          <table:table-cell office:value-type="string" calcext:value-type="string">
            <text:p>But since I did commit that offense, they did see m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7</text:p>
          </table:table-cell>
          <table:table-cell office:value-type="string" calcext:value-type="string">
            <text:p>Disvā ca pana maṁ so bhikkhu akusalaṁ āpajjamānaṁ kañcideva desaṁ kāyena anattamano ahosi. </text:p>
          </table:table-cell>
          <table:table-cell/>
          <table:table-cell office:value-type="string" calcext:value-type="string">
            <text:p>Als er mich sah, war er aufgebracht, </text:p>
          </table:table-cell>
          <table:table-cell office:value-type="string" calcext:value-type="string">
            <text:p>When they saw me, they were upse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8</text:p>
          </table:table-cell>
          <table:table-cell office:value-type="string" calcext:value-type="string">
            <text:p>Anattamano samāno anattamanavacanaṁ maṁ so bhikkhu avaca. </text:p>
          </table:table-cell>
          <table:table-cell office:value-type="string" calcext:value-type="string">
            <text:p>anattamanavacanaṁ → anattamanavācaṁ (mr)</text:p>
          </table:table-cell>
          <table:table-cell office:value-type="string" calcext:value-type="string">
            <text:p>und er brachte sein Missfallen mir gegenüber zum Ausdruck. </text:p>
          </table:table-cell>
          <table:table-cell office:value-type="string" calcext:value-type="string">
            <text:p>and they voiced their unhappiness to m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5:2.9</text:p>
          </table:table-cell>
          <table:table-cell office:value-type="string" calcext:value-type="string">
            <text:p>Anattamanavacanāhaṁ tena bhikkhunā vutto samāno anattamano ahosiṁ. </text:p>
          </table:table-cell>
          <table:table-cell office:value-type="string" calcext:value-type="string">
            <text:p>Anattamanavacanāhaṁ → anattamanavācaṁ nāhaṁ (mr) | anattamano → attamano (mr)</text:p>
          </table:table-cell>
          <table:table-cell office:value-type="string" calcext:value-type="string">
            <text:p>Da war ich auch aufgebracht </text:p>
          </table:table-cell>
          <table:table-cell office:value-type="string" calcext:value-type="string">
            <text:p>Then I also got upset,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5:2.10</text:p>
          </table:table-cell>
          <table:table-cell office:value-type="string" calcext:value-type="string">
            <text:p>Anattamano samāno paresaṁ ārocesiṁ. </text:p>
          </table:table-cell>
          <table:table-cell/>
          <table:table-cell office:value-type="string" calcext:value-type="string">
            <text:p>und sagte es anderen. </text:p>
          </table:table-cell>
          <table:table-cell office:value-type="string" calcext:value-type="string">
            <text:p>so I told oth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11</text:p>
          </table:table-cell>
          <table:table-cell office:value-type="string" calcext:value-type="string">
            <text:p>Iti mameva tattha accayo accagamā suṅkadāyakaṁva bhaṇḍasmin’ti. </text:p>
          </table:table-cell>
          <table:table-cell/>
          <table:table-cell office:value-type="string" calcext:value-type="string">
            <text:p>Daher ist es einzig mein Fehler, wie bei jemandem, der einen Zoll auf seine Waren schuldig ist.‘ </text:p>
          </table:table-cell>
          <table:table-cell office:value-type="string" calcext:value-type="string">
            <text:p>So the mistake is mine alone, like someone who owes customs duty on their goo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12</text:p>
          </table:table-cell>
          <table:table-cell office:value-type="string" calcext:value-type="string">
            <text:p>Evaṁ kho, bhikkhave, āpanno bhikkhu sādhukaṁ attanāva attānaṁ paccavekkhati. </text:p>
          </table:table-cell>
          <table:table-cell/>
          <table:table-cell office:value-type="string" calcext:value-type="string">
            <text:p>So prüft ein Mönch, der ein Vergehen begangen hat, sich selbst sorgfältig. </text:p>
          </table:table-cell>
          <table:table-cell office:value-type="string" calcext:value-type="string">
            <text:p>That’s how, mendicants, an offending mendicant carefully checks themselve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5:3.1</text:p>
          </table:table-cell>
          <table:table-cell office:value-type="string" calcext:value-type="string">
            <text:p>Kathañca, bhikkhave, codako bhikkhu sādhukaṁ attanāva attānaṁ paccavekkhati? </text:p>
          </table:table-cell>
          <table:table-cell/>
          <table:table-cell office:value-type="string" calcext:value-type="string">
            <text:p>Und wie, Mönche und Nonnen, prüft eine Nonne, die eine andere beschuldigt, sich selbst sorgfältig? </text:p>
          </table:table-cell>
          <table:table-cell office:value-type="string" calcext:value-type="string">
            <text:p>And how, mendicants, does an accusing mendicant carefully check themselv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57, csp2ed15.57, ms15A2_39, ndp16.53, pts-vp-pli1.55, sc15.3, vri35.72</text:p>
          </table:table-cell>
        </table:table-row>
        <table:table-row table:style-name="ro1">
          <table:table-cell office:value-type="string" calcext:value-type="string">
            <text:p>an2.15:3.2</text:p>
          </table:table-cell>
          <table:table-cell office:value-type="string" calcext:value-type="string">
            <text:p>Idha, bhikkhave, codako bhikkhu iti paṭisañcikkhati: </text:p>
          </table:table-cell>
          <table:table-cell/>
          <table:table-cell office:value-type="string" calcext:value-type="string">
            <text:p>Eine Nonne, die eine andere beschuldigt, überlegt: </text:p>
          </table:table-cell>
          <table:table-cell office:value-type="string" calcext:value-type="string">
            <text:p>An accusing mendicant reflec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3</text:p>
          </table:table-cell>
          <table:table-cell office:value-type="string" calcext:value-type="string">
            <text:p>‘ayaṁ kho bhikkhu akusalaṁ āpanno kañcideva desaṁ kāyena. </text:p>
          </table:table-cell>
          <table:table-cell/>
          <table:table-cell office:value-type="string" calcext:value-type="string">
            <text:p>‚Diese Nonne hat mit dem Körper ein gewisses unangebrachtes Vergehen begangen. </text:p>
          </table:table-cell>
          <table:table-cell office:value-type="string" calcext:value-type="string">
            <text:p>‘This mendicant has committed a certain unskillful offense with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4</text:p>
          </table:table-cell>
          <table:table-cell office:value-type="string" calcext:value-type="string">
            <text:p>Ahaṁ imaṁ bhikkhuṁ addasaṁ akusalaṁ āpajjamānaṁ kañcideva desaṁ kāyena. </text:p>
          </table:table-cell>
          <table:table-cell/>
          <table:table-cell office:value-type="string" calcext:value-type="string">
            <text:p>Ich habe sie dabei gesehen. </text:p>
          </table:table-cell>
          <table:table-cell office:value-type="string" calcext:value-type="string">
            <text:p>I saw them do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5</text:p>
          </table:table-cell>
          <table:table-cell office:value-type="string" calcext:value-type="string">
            <text:p>No ce ayaṁ bhikkhu akusalaṁ āpajjeyya kañcideva desaṁ kāyena, nāhaṁ imaṁ bhikkhuṁ passeyyaṁ akusalaṁ āpajjamānaṁ kañcideva desaṁ kāyena. </text:p>
          </table:table-cell>
          <table:table-cell/>
          <table:table-cell office:value-type="string" calcext:value-type="string">
            <text:p>Hätte sie das Vergehen nicht begangen, hätte ich sie nicht gesehen. </text:p>
          </table:table-cell>
          <table:table-cell office:value-type="string" calcext:value-type="string">
            <text:p>If they hadn’t committed that offense, I wouldn’t have seen the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6</text:p>
          </table:table-cell>
          <table:table-cell office:value-type="string" calcext:value-type="string">
            <text:p>Yasmā ca kho, ayaṁ bhikkhu akusalaṁ āpanno kañcideva desaṁ kāyena, tasmā ahaṁ imaṁ bhikkhuṁ addasaṁ akusalaṁ āpajjamānaṁ kañcideva desaṁ kāyena. </text:p>
          </table:table-cell>
          <table:table-cell/>
          <table:table-cell office:value-type="string" calcext:value-type="string">
            <text:p>Aber da sie das Vergehen begangen hat, habe ich sie gesehen. </text:p>
          </table:table-cell>
          <table:table-cell office:value-type="string" calcext:value-type="string">
            <text:p>But since they did commit that offense, I did see the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7</text:p>
          </table:table-cell>
          <table:table-cell office:value-type="string" calcext:value-type="string">
            <text:p>Disvā ca panāhaṁ imaṁ bhikkhuṁ akusalaṁ āpajjamānaṁ kañcideva desaṁ kāyena anattamano ahosiṁ. </text:p>
          </table:table-cell>
          <table:table-cell/>
          <table:table-cell office:value-type="string" calcext:value-type="string">
            <text:p>Als ich sie sah, war ich aufgebracht, </text:p>
          </table:table-cell>
          <table:table-cell office:value-type="string" calcext:value-type="string">
            <text:p>When I saw them, I was upse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8</text:p>
          </table:table-cell>
          <table:table-cell office:value-type="string" calcext:value-type="string">
            <text:p>Anattamano samāno anattamanavacanāhaṁ imaṁ bhikkhuṁ avacaṁ. </text:p>
          </table:table-cell>
          <table:table-cell/>
          <table:table-cell office:value-type="string" calcext:value-type="string">
            <text:p>und ich brachte mein Missfallen ihr gegenüber zum Ausdruck. </text:p>
          </table:table-cell>
          <table:table-cell office:value-type="string" calcext:value-type="string">
            <text:p>and I voiced my unhappiness to the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9</text:p>
          </table:table-cell>
          <table:table-cell office:value-type="string" calcext:value-type="string">
            <text:p>Anattamanavacanāyaṁ bhikkhu mayā vutto samāno anattamano ahosi. </text:p>
          </table:table-cell>
          <table:table-cell/>
          <table:table-cell office:value-type="string" calcext:value-type="string">
            <text:p>Da war sie auch aufgebracht </text:p>
          </table:table-cell>
          <table:table-cell office:value-type="string" calcext:value-type="string">
            <text:p>Then they also got upse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10</text:p>
          </table:table-cell>
          <table:table-cell office:value-type="string" calcext:value-type="string">
            <text:p>Anattamano samāno paresaṁ ārocesi. </text:p>
          </table:table-cell>
          <table:table-cell/>
          <table:table-cell office:value-type="string" calcext:value-type="string">
            <text:p>und sagte es anderen. </text:p>
          </table:table-cell>
          <table:table-cell office:value-type="string" calcext:value-type="string">
            <text:p>so they told oth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11</text:p>
          </table:table-cell>
          <table:table-cell office:value-type="string" calcext:value-type="string">
            <text:p>Iti mameva tattha accayo accagamā suṅkadāyakaṁva bhaṇḍasmin’ti. </text:p>
          </table:table-cell>
          <table:table-cell/>
          <table:table-cell office:value-type="string" calcext:value-type="string">
            <text:p>Daher ist es einzig mein Fehler, wie bei jemandem, der einen Zoll auf seine Waren schuldig ist.‘ </text:p>
          </table:table-cell>
          <table:table-cell office:value-type="string" calcext:value-type="string">
            <text:p>So the mistake is mine alone, like someone who owes customs duty on their goo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12</text:p>
          </table:table-cell>
          <table:table-cell office:value-type="string" calcext:value-type="string">
            <text:p>Evaṁ kho, bhikkhave, codako bhikkhu sādhukaṁ attanāva attānaṁ paccavekkhati. </text:p>
          </table:table-cell>
          <table:table-cell/>
          <table:table-cell office:value-type="string" calcext:value-type="string">
            <text:p>So prüft eine Nonne, die eine andere beschuldigt, sich selbst sorgfältig. </text:p>
          </table:table-cell>
          <table:table-cell office:value-type="string" calcext:value-type="string">
            <text:p>That’s how, mendicants, an accusing mendicant carefully checks themselve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5:4.1</text:p>
          </table:table-cell>
          <table:table-cell office:value-type="string" calcext:value-type="string">
            <text:p>Yasmiṁ, bhikkhave, adhikaraṇe āpanno ca bhikkhu codako ca bhikkhu na sādhukaṁ attanāva attānaṁ paccavekkhati tasmetaṁ, bhikkhave, adhikaraṇe pāṭikaṅkhaṁ dīghattāya kharattāya vāḷattāya saṁvattissati, bhikkhū ca na phāsuṁ viharissantīti. </text:p>
          </table:table-cell>
          <table:table-cell/>
          <table:table-cell office:value-type="string" calcext:value-type="string">
            <text:p>Wenn in einer disziplinarischen Angelegenheit weder die Nonne, die ein Vergehen begangen hat, noch die, die sie beschuldigt, sich selbst sorgfältig prüft, so ist zu erwarten, dass diese Angelegenheit zu bleibender Verbitterung und Feindschaft führt, und dass die Nonnen nicht sorgenfrei leben. </text:p>
          </table:table-cell>
          <table:table-cell office:value-type="string" calcext:value-type="string">
            <text:p>In a disciplinary issue, if neither the offending mendicant nor the accusing mendicant carefully checks themselves, you can expect that issue will lead to lasting acrimony and enmity, and the mendicants won’t live comforta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71, dr20.73, ms15A2_40, sc15.4, sya20.71</text:p>
          </table:table-cell>
        </table:table-row>
        <table:table-row table:style-name="ro1">
          <table:table-cell office:value-type="string" calcext:value-type="string">
            <text:p>an2.15:4.2</text:p>
          </table:table-cell>
          <table:table-cell office:value-type="string" calcext:value-type="string">
            <text:p>Yasmiñca kho, bhikkhave, adhikaraṇe āpanno ca bhikkhu codako ca bhikkhu sādhukaṁ attanāva attānaṁ paccavekkhati tasmetaṁ, bhikkhave, adhikaraṇe pāṭikaṅkhaṁ na dīghattāya kharattāya vāḷattāya saṁvattissati, bhikkhū ca phāsuṁ viharissantī”ti. </text:p>
          </table:table-cell>
          <table:table-cell/>
          <table:table-cell office:value-type="string" calcext:value-type="string">
            <text:p>Wenn aber in einer disziplinarischen Angelegenheit sowohl die Nonne, die ein Vergehen begangen hat, als auch die, die sie beschuldigt, sich selbst sorgfältig prüft, so ist zu erwarten, dass diese Angelegenheit nicht zu bleibender Verbitterung und Feindschaft führt, und dass die Nonnen sorgenfrei leben.“ </text:p>
          </table:table-cell>
          <table:table-cell office:value-type="string" calcext:value-type="string">
            <text:p>But in a disciplinary issue, if both the offending mendicant and the accusing mendicant carefully checks themselves, you can expect that issue won’t lead to lasting acrimony and enmity, and the mendicants will live comfortabl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0.1</text:p>
          </table:table-cell>
          <table:table-cell office:value-type="float" office:value="16" calcext:value-type="float">
            <text:p>16</text:p>
          </table:table-cell>
          <table:table-cell/>
          <table:table-cell table:number-columns-repeated="2" office:value-type="string" calcext:value-type="string">
            <text:p>16 </text:p>
          </table:table-cell>
          <table:table-cell table:number-columns-repeated="3" office:value-type="string" calcext:value-type="string">
            <text:p/>
          </table:table-cell>
          <table:table-cell office:value-type="string" calcext:value-type="string">
            <text:p>&lt;article id='an2.16'&gt;&lt;h2 class='sutta-title'&gt;{}&lt;/h2&gt;</text:p>
          </table:table-cell>
          <table:table-cell/>
        </table:table-row>
        <table:table-row table:style-name="ro1">
          <table:table-cell office:value-type="string" calcext:value-type="string">
            <text:p>an2.16:1.1</text:p>
          </table:table-cell>
          <table:table-cell office:value-type="string" calcext:value-type="string">
            <text:p>Atha kho aññataro brāhmaṇo yena bhagavā tenupasaṅkami; upasaṅkamitvā bhagavatā saddhiṁ sammodi. </text:p>
          </table:table-cell>
          <table:table-cell/>
          <table:table-cell office:value-type="string" calcext:value-type="string">
            <text:p>Da ging ein gewisser Brahmane zum Buddha und tauschte Willkommensgrüße mit ihm aus. </text:p>
          </table:table-cell>
          <table:table-cell office:value-type="string" calcext:value-type="string">
            <text:p>Then a certain brahmin went up to the Buddha and exchanged greetings with hi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10, ms15A2_41, msdiv16, sc16.1</text:p>
          </table:table-cell>
        </table:table-row>
        <table:table-row table:style-name="ro1">
          <table:table-cell office:value-type="string" calcext:value-type="string">
            <text:p>an2.16:1.2</text:p>
          </table:table-cell>
          <table:table-cell office:value-type="string" calcext:value-type="string">
            <text:p>Sammodanīyaṁ kathaṁ sāraṇīyaṁ vītisāretvā ekamantaṁ nisīdi. Ekamantaṁ nisinno kho so brāhmaṇo bhagavantaṁ etadavoca: </text:p>
          </table:table-cell>
          <table:table-cell/>
          <table:table-cell office:value-type="string" calcext:value-type="string">
            <text:p>Nach der Begrüßung und dem Austausch von Höflichkeiten setzte er sich zur Seite hin und sagte zum Buddha: </text:p>
          </table:table-cell>
          <table:table-cell office:value-type="string" calcext:value-type="string">
            <text:p>When the greetings and polite conversation were over, he sat down to one side and said to the Buddha: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6:1.3</text:p>
          </table:table-cell>
          <table:table-cell office:value-type="string" calcext:value-type="string">
            <text:p>“ko nu kho, bho gotama, hetu ko paccayo yena m’idhekacce sattā kāyassa bhedā paraṁ maraṇā apāyaṁ duggatiṁ vinipātaṁ nirayaṁ upapajjantī”ti? </text:p>
          </table:table-cell>
          <table:table-cell/>
          <table:table-cell office:value-type="string" calcext:value-type="string">
            <text:p>„Was ist die Ursache, Meister Gotama, was ist der Grund dafür, dass manche Lebewesen, wenn ihr Körper auseinanderbricht, nach dem Tod, an einem verlorenen Ort wiedergeboren werden, einem schlechten Ort, in der Unterwelt, der Hölle?“ </text:p>
          </table:table-cell>
          <table:table-cell office:value-type="string" calcext:value-type="string">
            <text:p>“What is the cause, Master Gotama, what is the reason why some sentient beings,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6:1.4</text:p>
          </table:table-cell>
          <table:table-cell office:value-type="string" calcext:value-type="string">
            <text:p>“Adhammacariyāvisamacariyāhetu kho, brāhmaṇa, evam’idhekacce sattā kāyassa bhedā paraṁ maraṇā apāyaṁ duggatiṁ vinipātaṁ nirayaṁ upapajjantī”ti. </text:p>
          </table:table-cell>
          <table:table-cell/>
          <table:table-cell office:value-type="string" calcext:value-type="string">
            <text:p>„Unbeherrschtes und unmoralisches Verhalten sind der Grund dafür, dass manche Lebewesen, wenn ihr Körper auseinanderbricht, nach dem Tod, an einem verlorenen Ort wiedergeboren werden, einem schlechten Ort, in der Unterwelt, der Hölle.“ </text:p>
          </table:table-cell>
          <table:table-cell office:value-type="string" calcext:value-type="string">
            <text:p>“Unprincipled and immoral conduct is the reason why some sentient beings,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6:2.1</text:p>
          </table:table-cell>
          <table:table-cell office:value-type="string" calcext:value-type="string">
            <text:p>“Ko nu kho, bho gotama, hetu ko paccayo yena m’idhekacce sattā kāyassa bhedā paraṁ maraṇā sugatiṁ saggaṁ lokaṁ upapajjantī”ti? </text:p>
          </table:table-cell>
          <table:table-cell/>
          <table:table-cell office:value-type="string" calcext:value-type="string">
            <text:p>„Was ist die Ursache, Meister Gotama, was ist der Grund dafür, dass manche Lebewesen, wenn ihr Körper auseinanderbricht, nach dem Tod, an einem guten Ort wiedergeboren werden, in einem himmlischen Bereich?“ </text:p>
          </table:table-cell>
          <table:table-cell office:value-type="string" calcext:value-type="string">
            <text:p>“What is the cause, Master Gotama, what is the reason why some sentient beings, when their body breaks up, after death, are reborn in a good place, a heavenly realm?”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42, ndp16.54, pts-vp-pli1.56, sc16.2</text:p>
          </table:table-cell>
        </table:table-row>
        <table:table-row table:style-name="ro1">
          <table:table-cell office:value-type="string" calcext:value-type="string">
            <text:p>an2.16:2.2</text:p>
          </table:table-cell>
          <table:table-cell office:value-type="string" calcext:value-type="string">
            <text:p>“Dhammacariyāsamacariyāhetu kho, brāhmaṇa, evam’idhekacce sattā kāyassa bhedā paraṁ maraṇā sugatiṁ saggaṁ lokaṁ upapajjantī”ti. </text:p>
          </table:table-cell>
          <table:table-cell/>
          <table:table-cell office:value-type="string" calcext:value-type="string">
            <text:p>„Beherrschtes und sittliches Verhalten sind der Grund dafür, dass manche Lebewesen, wenn ihr Körper auseinanderbricht, nach dem Tod, an einem guten Ort wiedergeboren werden, in einem himmlischen Bereich.“ </text:p>
          </table:table-cell>
          <table:table-cell office:value-type="string" calcext:value-type="string">
            <text:p>“Principled and moral conduct is the reason why some sentient beings, when their body breaks up, after death, are reborn in a good place, a heavenly realm.”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6:3.1</text:p>
          </table:table-cell>
          <table:table-cell office:value-type="string" calcext:value-type="string">
            <text:p>“Abhikkantaṁ, bho gotama, abhikkantaṁ, bho gotama. </text:p>
          </table:table-cell>
          <table:table-cell/>
          <table:table-cell office:value-type="string" calcext:value-type="string">
            <text:p>„Vortrefflich, Meister Gotama! Vortrefflich! </text:p>
          </table:table-cell>
          <table:table-cell office:value-type="string" calcext:value-type="string">
            <text:p>“Excellent, Master Gotama! Excell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72, csp1ed15.58, csp2ed15.58, ms15A2_43, sc16.3, sya20.72</text:p>
          </table:table-cell>
        </table:table-row>
        <table:table-row table:style-name="ro1">
          <table:table-cell office:value-type="string" calcext:value-type="string">
            <text:p>an2.16:3.2</text:p>
          </table:table-cell>
          <table:table-cell office:value-type="string" calcext:value-type="string">
            <text:p>Seyyathāpi, bho gotama, nikkujjitaṁ vā ukkujjeyya, paṭicchannaṁ vā vivareyya, mūḷhassa vā maggaṁ ācikkheyya, andhakāre vā telapajjotaṁ dhāreyya: ‘cakkhumanto rūpāni dakkhantī’ti; evamevaṁ bhotā gotamena anekapariyāyena dhammo pakāsito. </text:p>
          </table:table-cell>
          <table:table-cell office:value-type="string" calcext:value-type="string">
            <text:p>nikkujjitaṁ → nikujjitaṁ (mr)</text:p>
          </table:table-cell>
          <table:table-cell office:value-type="string" calcext:value-type="string">
            <text:p>Als würde er das Umgestürzte aufrichten oder das Verborgene enthüllen oder den Verirrten den Weg weisen oder im Dunkeln ein Licht anzünden, sodass Menschen mit guten Augen sehen könnten, was da ist, so hat Meister Gotama die Lehre auf vielerlei Weise klargemacht. </text:p>
          </table:table-cell>
          <table:table-cell office:value-type="string" calcext:value-type="string">
            <text:p>As if he was righting the overturned, or revealing the hidden, or pointing out the path to the lost, or lighting a lamp in the dark so people with good eyes can see what’s there, Master Gotama has made the teaching clear in many way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6:3.3</text:p>
          </table:table-cell>
          <table:table-cell office:value-type="string" calcext:value-type="string">
            <text:p>Esāhaṁ bhavantaṁ gotamaṁ saraṇaṁ gacchāmi dhammañca bhikkhusaṅghañca. </text:p>
          </table:table-cell>
          <table:table-cell/>
          <table:table-cell office:value-type="string" calcext:value-type="string">
            <text:p>Ich suche Zuflucht beim Meister Gotama, bei der Lehre und beim Saṅgha der Mönche und Nonnen. </text:p>
          </table:table-cell>
          <table:table-cell office:value-type="string" calcext:value-type="string">
            <text:p>I go for refuge to Master Gotama, to the teaching, and to the mendicant Saṅgha.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3.4</text:p>
          </table:table-cell>
          <table:table-cell office:value-type="string" calcext:value-type="string">
            <text:p>Upāsakaṁ maṁ bhavaṁ gotamo dhāretu ajjatagge pāṇupetaṁ saraṇaṁ gatan”ti. </text:p>
          </table:table-cell>
          <table:table-cell/>
          <table:table-cell office:value-type="string" calcext:value-type="string">
            <text:p>Von diesem Tag an soll Meister Gotama mich als Laienschüler kennen, der für sein ganzes Leben Zuflucht gesucht hat.“ </text:p>
          </table:table-cell>
          <table:table-cell office:value-type="string" calcext:value-type="string">
            <text:p>From this day forth, may Master Gotama remember me as a lay follower who has gone for refuge for lif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0.1</text:p>
          </table:table-cell>
          <table:table-cell office:value-type="float" office:value="17" calcext:value-type="float">
            <text:p>17</text:p>
          </table:table-cell>
          <table:table-cell/>
          <table:table-cell table:number-columns-repeated="2" office:value-type="string" calcext:value-type="string">
            <text:p>17 </text:p>
          </table:table-cell>
          <table:table-cell table:number-columns-repeated="3" office:value-type="string" calcext:value-type="string">
            <text:p/>
          </table:table-cell>
          <table:table-cell office:value-type="string" calcext:value-type="string">
            <text:p>&lt;article id='an2.17'&gt;&lt;h2 class='sutta-title'&gt;{}&lt;/h2&gt;</text:p>
          </table:table-cell>
          <table:table-cell/>
        </table:table-row>
        <table:table-row table:style-name="ro1">
          <table:table-cell office:value-type="string" calcext:value-type="string">
            <text:p>an2.17:1.1</text:p>
          </table:table-cell>
          <table:table-cell office:value-type="string" calcext:value-type="string">
            <text:p>Atha kho jāṇussoṇi brāhmaṇo yena bhagavā tenupasaṅkami; upasaṅkamitvā bhagavatā saddhiṁ sammodi. </text:p>
          </table:table-cell>
          <table:table-cell office:value-type="string" calcext:value-type="string">
            <text:p>jāṇussoṇi → jānussoṇī (sya-all); jāṇusoṇi (mr)</text:p>
          </table:table-cell>
          <table:table-cell office:value-type="string" calcext:value-type="string">
            <text:p>Da ging der Brahmane Jāṇussoṇi zum Buddha und tauschte Willkommensgrüße mit ihm aus. </text:p>
          </table:table-cell>
          <table:table-cell office:value-type="string" calcext:value-type="string">
            <text:p>Then the brahmin Jāṇussoṇi went up to the Buddha, and exchanged greetings with him. </text:p>
          </table:table-cell>
          <table:table-cell table:number-columns-repeated="2" office:value-type="string" calcext:value-type="string">
            <text:p/>
          </table:table-cell>
          <table:table-cell office:value-type="string" calcext:value-type="string">
            <text:p>BB spells jāṇussoṇī throughout, but it has scant manuscript support.</text:p>
          </table:table-cell>
          <table:table-cell office:value-type="string" calcext:value-type="string">
            <text:p>&lt;p&gt;{}</text:p>
          </table:table-cell>
          <table:table-cell office:value-type="string" calcext:value-type="string">
            <text:p>bj18.112, cck20.73, dr20.74, ms15A2_44, msdiv17, pts-vp-pli1.57, sc17.1, vri35.73</text:p>
          </table:table-cell>
        </table:table-row>
        <table:table-row table:style-name="ro1">
          <table:table-cell office:value-type="string" calcext:value-type="string">
            <text:p>an2.17:1.2</text:p>
          </table:table-cell>
          <table:table-cell office:value-type="string" calcext:value-type="string">
            <text:p>Sammodanīyaṁ kathaṁ sāraṇīyaṁ vītisāretvā ekamantaṁ nisīdi. Ekamantaṁ nisinno kho jāṇussoṇi brāhmaṇo bhagavantaṁ etadavoca: </text:p>
          </table:table-cell>
          <table:table-cell/>
          <table:table-cell office:value-type="string" calcext:value-type="string">
            <text:p>Nach der Begrüßung und dem Austausch von Höflichkeiten setzte er sich zur Seite hin und sagte zum Buddha: </text:p>
          </table:table-cell>
          <table:table-cell office:value-type="string" calcext:value-type="string">
            <text:p>When the greetings and polite conversation were over, he sat down to one side and said to the Buddha: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3</text:p>
          </table:table-cell>
          <table:table-cell office:value-type="string" calcext:value-type="string">
            <text:p>“ko nu kho, bho gotama, hetu ko paccayo yena m’idhekacce sattā kāyassa bhedā paraṁ maraṇā apāyaṁ duggatiṁ vinipātaṁ nirayaṁ upapajjantī”ti? </text:p>
          </table:table-cell>
          <table:table-cell/>
          <table:table-cell office:value-type="string" calcext:value-type="string">
            <text:p>„Was ist die Ursache, Meister Gotama, was ist der Grund dafür, dass manche Lebewesen, wenn ihr Körper auseinanderbricht, nach dem Tod, an einem verlorenen Ort wiedergeboren werden, einem schlechten Ort, in der Unterwelt, der Hölle?“ </text:p>
          </table:table-cell>
          <table:table-cell office:value-type="string" calcext:value-type="string">
            <text:p>“What is the cause, Master Gotama, what is the reason why some sentient beings,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7:1.4</text:p>
          </table:table-cell>
          <table:table-cell office:value-type="string" calcext:value-type="string">
            <text:p>“Katattā ca, brāhmaṇa, akatattā ca. </text:p>
          </table:table-cell>
          <table:table-cell/>
          <table:table-cell office:value-type="string" calcext:value-type="string">
            <text:p>„Was sie getan und was sie nicht getan haben. </text:p>
          </table:table-cell>
          <table:table-cell office:value-type="string" calcext:value-type="string">
            <text:p>“What they’ve done and what they’ve not don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5</text:p>
          </table:table-cell>
          <table:table-cell office:value-type="string" calcext:value-type="string">
            <text:p>Evam’idhekacce sattā kāyassa bhedā paraṁ maraṇā apāyaṁ duggatiṁ vinipātaṁ nirayaṁ upapajjantī”ti. </text:p>
          </table:table-cell>
          <table:table-cell/>
          <table:table-cell office:value-type="string" calcext:value-type="string">
            <text:p>Das ist der Grund dafür, dass manche Lebewesen, wenn ihr Körper auseinanderbricht, nach dem Tod, an einem verlorenen Ort wiedergeboren werden, einem schlechten Ort, in der Unterwelt, der Hölle.“ </text:p>
          </table:table-cell>
          <table:table-cell office:value-type="string" calcext:value-type="string">
            <text:p>That’s why some sentient beings,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6</text:p>
          </table:table-cell>
          <table:table-cell office:value-type="string" calcext:value-type="string">
            <text:p>“Ko pana, bho gotama, hetu ko paccayo yena m’idhekacce sattā kāyassa bhedā paraṁ maraṇā sugatiṁ saggaṁ lokaṁ upapajjantī”ti? </text:p>
          </table:table-cell>
          <table:table-cell/>
          <table:table-cell office:value-type="string" calcext:value-type="string">
            <text:p>„Aber was ist die Ursache, Meister Gotama, was ist der Grund dafür, dass manche Lebewesen, wenn ihr Körper auseinanderbricht, nach dem Tod, an einem guten Ort wiedergeboren werden, in einem himmlischen Bereich?“ </text:p>
          </table:table-cell>
          <table:table-cell office:value-type="string" calcext:value-type="string">
            <text:p>“But what is the cause, Master Gotama, what is the reason why some sentient beings, when their body breaks up, after death, are reborn in a good place, a heavenly realm?”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7:1.7</text:p>
          </table:table-cell>
          <table:table-cell office:value-type="string" calcext:value-type="string">
            <text:p>“Katattā ca, brāhmaṇa, akatattā ca. </text:p>
          </table:table-cell>
          <table:table-cell/>
          <table:table-cell office:value-type="string" calcext:value-type="string">
            <text:p>„Was sie getan und was sie nicht getan haben. </text:p>
          </table:table-cell>
          <table:table-cell office:value-type="string" calcext:value-type="string">
            <text:p>“What they’ve done and what they’ve not don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8</text:p>
          </table:table-cell>
          <table:table-cell office:value-type="string" calcext:value-type="string">
            <text:p>Evam’idhekacce sattā kāyassa bhedā paraṁ maraṇā sugatiṁ saggaṁ lokaṁ upapajjantī”ti. </text:p>
          </table:table-cell>
          <table:table-cell/>
          <table:table-cell office:value-type="string" calcext:value-type="string">
            <text:p>Das ist der Grund dafür, dass manche Lebewesen, wenn ihr Körper auseinanderbricht, nach dem Tod, an einem guten Ort wiedergeboren werden, in einem himmlischen Bereich.“ </text:p>
          </table:table-cell>
          <table:table-cell office:value-type="string" calcext:value-type="string">
            <text:p>That’s why some sentient beings, when their body breaks up, after death, are reborn in a good place, a heavenly real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9</text:p>
          </table:table-cell>
          <table:table-cell office:value-type="string" calcext:value-type="string">
            <text:p>“Na kho ahaṁ imassa bhoto gotamassa saṅkhittena bhāsitassa vitthārena atthaṁ avibhattassa vitthārena atthaṁ ājānāmi. </text:p>
          </table:table-cell>
          <table:table-cell/>
          <table:table-cell office:value-type="string" calcext:value-type="string">
            <text:p>„Ich verstehe die Bedeutung dessen nicht, was Meister Gotama kurz gesagt hat, ohne es ausführlich zu erklären. </text:p>
          </table:table-cell>
          <table:table-cell office:value-type="string" calcext:value-type="string">
            <text:p>“I don’t understand the meaning of what Master Gotama has said in brief, without explaining the detail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10</text:p>
          </table:table-cell>
          <table:table-cell office:value-type="string" calcext:value-type="string">
            <text:p>Sādhu me bhavaṁ gotamo tathā dhammaṁ desetu yathā ahaṁ imassa bhoto gotamassa saṅkhittena bhāsitassa vitthārena atthaṁ avibhattassa vitthārena atthaṁ ājāneyyan”ti. </text:p>
          </table:table-cell>
          <table:table-cell/>
          <table:table-cell office:value-type="string" calcext:value-type="string">
            <text:p>Meister Gotama, bitte lehre mich diese Sache im Einzelnen, sodass ich die Bedeutung verstehen kann.“ </text:p>
          </table:table-cell>
          <table:table-cell office:value-type="string" calcext:value-type="string">
            <text:p>Master Gotama, please teach me this matter in detail so I can understand the mean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11</text:p>
          </table:table-cell>
          <table:table-cell office:value-type="string" calcext:value-type="string">
            <text:p>“Tena hi, brāhmaṇa, suṇāhi, sādhukaṁ manasi karohi; bhāsissāmī”ti. </text:p>
          </table:table-cell>
          <table:table-cell/>
          <table:table-cell office:value-type="string" calcext:value-type="string">
            <text:p>„Nun denn, Brahmane, hör zu und pass gut auf, ich werde sprechen.“ </text:p>
          </table:table-cell>
          <table:table-cell office:value-type="string" calcext:value-type="string">
            <text:p>“Well then, brahmin, listen and pay close attention, I will speak.”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7:1.12</text:p>
          </table:table-cell>
          <table:table-cell office:value-type="string" calcext:value-type="string">
            <text:p>“Evaṁ, bho”ti kho jāṇussoṇi brāhmaṇo bhagavato paccassosi. </text:p>
          </table:table-cell>
          <table:table-cell/>
          <table:table-cell office:value-type="string" calcext:value-type="string">
            <text:p>„Ja, Herr“, antwortete Jāṇussoṇi. </text:p>
          </table:table-cell>
          <table:table-cell office:value-type="string" calcext:value-type="string">
            <text:p>“Yes sir,” Jāṇussoṇi repli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1.13</text:p>
          </table:table-cell>
          <table:table-cell office:value-type="string" calcext:value-type="string">
            <text:p>Bhagavā etadavoca: </text:p>
          </table:table-cell>
          <table:table-cell/>
          <table:table-cell office:value-type="string" calcext:value-type="string">
            <text:p>Der Buddha sagte: </text:p>
          </table:table-cell>
          <table:table-cell office:value-type="string" calcext:value-type="string">
            <text:p>The Buddha said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2.1</text:p>
          </table:table-cell>
          <table:table-cell office:value-type="string" calcext:value-type="string">
            <text:p>“Idha, brāhmaṇa, ekaccassa kāyaduccaritaṁ kataṁ hoti, akataṁ hoti kāyasucaritaṁ; </text:p>
          </table:table-cell>
          <table:table-cell/>
          <table:table-cell office:value-type="string" calcext:value-type="string">
            <text:p>„Da hat, Brahmane, jemand mit dem Körper, der Sprache und dem Geist Schlechtes getan und nichts Gutes. </text:p>
          </table:table-cell>
          <table:table-cell office:value-type="string" calcext:value-type="string">
            <text:p>“Firstly, brahmin, someone has done bad things and not done good things by way of body, speech, and min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45, ndp16.55, sc17.2, sya20.73</text:p>
          </table:table-cell>
        </table:table-row>
        <table:table-row table:style-name="ro1">
          <table:table-cell office:value-type="string" calcext:value-type="string">
            <text:p>an2.17:2.2</text:p>
          </table:table-cell>
          <table:table-cell office:value-type="string" calcext:value-type="string">
            <text:p>vacīduccaritaṁ kataṁ hoti, akataṁ hoti vacīsu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3</text:p>
          </table:table-cell>
          <table:table-cell office:value-type="string" calcext:value-type="string">
            <text:p>manoduccaritaṁ kataṁ hoti, akataṁ hoti manosu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4</text:p>
          </table:table-cell>
          <table:table-cell office:value-type="string" calcext:value-type="string">
            <text:p>Evaṁ kho, brāhmaṇa, katattā ca akatattā ca evam’idhekacce sattā kāyassa bhedā paraṁ maraṇā apāyaṁ duggatiṁ vinipātaṁ nirayaṁ upapajjanti. </text:p>
          </table:table-cell>
          <table:table-cell/>
          <table:table-cell office:value-type="string" calcext:value-type="string">
            <text:p>Daher ist das, was sie getan und was sie nicht getan haben, der Grund dafür, dass manche Lebewesen, wenn ihr Körper auseinanderbricht, nach dem Tod, an einem verlorenen Ort wiedergeboren werden, einem schlechten Ort, in der Unterwelt, der Hölle. </text:p>
          </table:table-cell>
          <table:table-cell office:value-type="string" calcext:value-type="string">
            <text:p>So what they’ve done and what they’ve not done is why some sentient beings,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5</text:p>
          </table:table-cell>
          <table:table-cell office:value-type="string" calcext:value-type="string">
            <text:p>Idha pana, brāhmaṇa, ekaccassa kāyasucaritaṁ kataṁ hoti, akataṁ hoti kāyaduccaritaṁ; </text:p>
          </table:table-cell>
          <table:table-cell/>
          <table:table-cell office:value-type="string" calcext:value-type="string">
            <text:p>Weiterhin hat da jemand mit dem Körper, der Sprache und dem Geist Gutes getan und nichts Schlechtes. </text:p>
          </table:table-cell>
          <table:table-cell office:value-type="string" calcext:value-type="string">
            <text:p>Furthermore, brahmin, someone has done good things and not done bad things by way of body, speech, and min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6</text:p>
          </table:table-cell>
          <table:table-cell office:value-type="string" calcext:value-type="string">
            <text:p>vacīsucaritaṁ kataṁ hoti, akataṁ hoti vacīduc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7</text:p>
          </table:table-cell>
          <table:table-cell office:value-type="string" calcext:value-type="string">
            <text:p>manosucaritaṁ kataṁ hoti, akataṁ hoti manoduc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8</text:p>
          </table:table-cell>
          <table:table-cell office:value-type="string" calcext:value-type="string">
            <text:p>Evaṁ kho, brāhmaṇa, katattā ca akatattā ca evam’idhekacce sattā kāyassa bhedā paraṁ maraṇā sugatiṁ saggaṁ lokaṁ upapajjantī”ti. </text:p>
          </table:table-cell>
          <table:table-cell/>
          <table:table-cell office:value-type="string" calcext:value-type="string">
            <text:p>Daher ist das, was sie getan und was sie nicht getan haben, der Grund dafür, dass manche Lebewesen, wenn ihr Körper auseinanderbricht, nach dem Tod, an einem guten Ort wiedergeboren werden, in einem himmlischen Bereich.“ </text:p>
          </table:table-cell>
          <table:table-cell office:value-type="string" calcext:value-type="string">
            <text:p>So what they’ve done and what they’ve not done is why some sentient beings, when their body breaks up, after death, are reborn in a good place, a heavenly real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3.1</text:p>
          </table:table-cell>
          <table:table-cell office:value-type="string" calcext:value-type="string">
            <text:p>“Abhikkantaṁ, bho gotama …pe… upāsakaṁ maṁ bhavaṁ gotamo dhāretu ajjatagge pāṇupetaṁ saraṇaṁ gatan”ti. </text:p>
          </table:table-cell>
          <table:table-cell/>
          <table:table-cell office:value-type="string" calcext:value-type="string">
            <text:p>„Vortrefflich, Meister Gotama! … Von diesem Tag an soll Meister Gotama mich als Laienschüler kennen, der für sein ganzes Leben Zuflucht gesucht hat.“ </text:p>
          </table:table-cell>
          <table:table-cell office:value-type="string" calcext:value-type="string">
            <text:p>“Excellent, Master Gotama! … From this day forth, may Master Gotama remember me as a lay follower who has gone for refuge for life.”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csp1ed15.59, csp2ed15.59, dr20.75, ms15A2_46, sc17.3</text:p>
          </table:table-cell>
        </table:table-row>
        <table:table-row table:style-name="ro1">
          <table:table-cell office:value-type="string" calcext:value-type="string">
            <text:p>an2.18:0.1</text:p>
          </table:table-cell>
          <table:table-cell office:value-type="float" office:value="18" calcext:value-type="float">
            <text:p>18</text:p>
          </table:table-cell>
          <table:table-cell/>
          <table:table-cell table:number-columns-repeated="2" office:value-type="string" calcext:value-type="string">
            <text:p>18 </text:p>
          </table:table-cell>
          <table:table-cell table:number-columns-repeated="3" office:value-type="string" calcext:value-type="string">
            <text:p/>
          </table:table-cell>
          <table:table-cell office:value-type="string" calcext:value-type="string">
            <text:p>&lt;article id='an2.18'&gt;&lt;h2 class='sutta-title'&gt;{}&lt;/h2&gt;</text:p>
          </table:table-cell>
          <table:table-cell/>
        </table:table-row>
        <table:table-row table:style-name="ro1">
          <table:table-cell office:value-type="string" calcext:value-type="string">
            <text:p>an2.18:1.1</text:p>
          </table:table-cell>
          <table:table-cell office:value-type="string" calcext:value-type="string">
            <text:p>Atha kho āyasmā ānando yena bhagavā tenupasaṅkami; upasaṅkamitvā bhagavantaṁ abhivādetvā ekamantaṁ nisīdi. Ekamantaṁ nisinnaṁ kho āyasmantaṁ ānandaṁ bhagavā etadavoca: </text:p>
          </table:table-cell>
          <table:table-cell/>
          <table:table-cell office:value-type="string" calcext:value-type="string">
            <text:p>Da ging der Ehrwürdige Ānanda zum Buddha, verbeugte sich und setzte sich zur Seite hin. Der Buddha sagte zu ihm: </text:p>
          </table:table-cell>
          <table:table-cell office:value-type="string" calcext:value-type="string">
            <text:p>Then Venerable Ānanda went up to the Buddha, bowed, and sat down to one side. The Buddha said to hi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14, cck20.74, ms15A2_47, msdiv18, sc18.1, sya20.74, vri35.74</text:p>
          </table:table-cell>
        </table:table-row>
        <table:table-row table:style-name="ro1">
          <table:table-cell office:value-type="string" calcext:value-type="string">
            <text:p>an2.18:1.2</text:p>
          </table:table-cell>
          <table:table-cell office:value-type="string" calcext:value-type="string">
            <text:p>“ekaṁsenāhaṁ, ānanda, akaraṇīyaṁ vadāmi kāyaduccaritaṁ vacīduccaritaṁ manoduccaritan”ti. </text:p>
          </table:table-cell>
          <table:table-cell/>
          <table:table-cell office:value-type="string" calcext:value-type="string">
            <text:p>„Ānanda, ich sage unbedingt: Tut nichts Schlechtes mit dem Körper, der Sprache und dem Geist.“ </text:p>
          </table:table-cell>
          <table:table-cell office:value-type="string" calcext:value-type="string">
            <text:p>“Ānanda, I absolutely say that you should not do bad things by way of body, speech, and min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8:1.3</text:p>
          </table:table-cell>
          <table:table-cell office:value-type="string" calcext:value-type="string">
            <text:p>“Yamidaṁ, bhante, bhagavatā ekaṁsena akaraṇīyaṁ akkhātaṁ kāyaduccaritaṁ vacīduccaritaṁ manoduccaritaṁ tasmiṁ akaraṇīye kayiramāne ko ādīnavo pāṭikaṅkho”ti? </text:p>
          </table:table-cell>
          <table:table-cell/>
          <table:table-cell office:value-type="string" calcext:value-type="string">
            <text:p>„Aber, Herr, wenn jemand diese Dinge tut, die man nicht tun soll, welche Nachteile hat derjenige zu erwarten?“ </text:p>
          </table:table-cell>
          <table:table-cell office:value-type="string" calcext:value-type="string">
            <text:p>“But, sir, if someone does these things that should not be done, what drawbacks should they expect?”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8:1.4</text:p>
          </table:table-cell>
          <table:table-cell office:value-type="string" calcext:value-type="string">
            <text:p>“Yamidaṁ, ānanda, mayā ekaṁsena akaraṇīyaṁ akkhātaṁ kāyaduccaritaṁ vacīduccaritaṁ manoduccaritaṁ tasmiṁ akaraṇīye kayiramāne ayaṁ ādīnavo pāṭikaṅkho—</text:p>
          </table:table-cell>
          <table:table-cell/>
          <table:table-cell office:value-type="string" calcext:value-type="string">
            <text:p>„Man hat diese Nachteile zu erwarten: </text:p>
          </table:table-cell>
          <table:table-cell office:value-type="string" calcext:value-type="string">
            <text:p>“They should expect these drawback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8:1.5</text:p>
          </table:table-cell>
          <table:table-cell office:value-type="string" calcext:value-type="string">
            <text:p>attāpi attānaṁ upavadati, </text:p>
          </table:table-cell>
          <table:table-cell/>
          <table:table-cell office:value-type="string" calcext:value-type="string">
            <text:p>Man macht sich selbst Vorwürfe. </text:p>
          </table:table-cell>
          <table:table-cell office:value-type="string" calcext:value-type="string">
            <text:p>They blame themselv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1.6</text:p>
          </table:table-cell>
          <table:table-cell office:value-type="string" calcext:value-type="string">
            <text:p>anuvicca viññū garahanti, </text:p>
          </table:table-cell>
          <table:table-cell/>
          <table:table-cell office:value-type="string" calcext:value-type="string">
            <text:p>Vernünftige Menschen tadeln einen, nachdem sie es geprüft haben. </text:p>
          </table:table-cell>
          <table:table-cell office:value-type="string" calcext:value-type="string">
            <text:p>After examination, sensible people criticize the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1.7</text:p>
          </table:table-cell>
          <table:table-cell office:value-type="string" calcext:value-type="string">
            <text:p>pāpako kittisaddo abbhuggacchati, </text:p>
          </table:table-cell>
          <table:table-cell/>
          <table:table-cell office:value-type="string" calcext:value-type="string">
            <text:p>Man hat einen schlechten Ruf. </text:p>
          </table:table-cell>
          <table:table-cell office:value-type="string" calcext:value-type="string">
            <text:p>They get a bad reputa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1.8</text:p>
          </table:table-cell>
          <table:table-cell office:value-type="string" calcext:value-type="string">
            <text:p>sammūḷho kālaṁ karoti, </text:p>
          </table:table-cell>
          <table:table-cell/>
          <table:table-cell office:value-type="string" calcext:value-type="string">
            <text:p>Wenn man stirbt, fühlt man sich verloren. </text:p>
          </table:table-cell>
          <table:table-cell office:value-type="string" calcext:value-type="string">
            <text:p>They feel lost when they di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1.9</text:p>
          </table:table-cell>
          <table:table-cell office:value-type="string" calcext:value-type="string">
            <text:p>kāyassa bhedā paraṁ maraṇā apāyaṁ duggatiṁ vinipātaṁ nirayaṁ upapajjati. </text:p>
          </table:table-cell>
          <table:table-cell/>
          <table:table-cell office:value-type="string" calcext:value-type="string">
            <text:p>Und wenn der Körper auseinanderbricht, nach dem Tod, wird man an einem verlorenen Ort wiedergeboren, einem schlechten Ort, in der Unterwelt, der Hölle. </text:p>
          </table:table-cell>
          <table:table-cell office:value-type="string" calcext:value-type="string">
            <text:p>And when their body breaks up, after death, they are reborn in a place of loss, a bad place, the underworld, hel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1.10</text:p>
          </table:table-cell>
          <table:table-cell office:value-type="string" calcext:value-type="string">
            <text:p>Yamidaṁ, ānanda, mayā ekaṁsena akaraṇīyaṁ akkhātaṁ kāyaduccaritaṁ vacīduccaritaṁ manoduccaritaṁ tasmiṁ akaraṇīye kayiramāne ayaṁ ādīnavo pāṭikaṅkho”ti. </text:p>
          </table:table-cell>
          <table:table-cell/>
          <table:table-cell office:value-type="string" calcext:value-type="string">
            <text:p>Das sind die Nachteile, die man zu erwarten hat.“ </text:p>
          </table:table-cell>
          <table:table-cell office:value-type="string" calcext:value-type="string">
            <text:p>These are the drawbacks they should expec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8:2.1</text:p>
          </table:table-cell>
          <table:table-cell office:value-type="string" calcext:value-type="string">
            <text:p>“Ekaṁsenāhaṁ, ānanda, karaṇīyaṁ vadāmi kāyasucaritaṁ vacīsucaritaṁ manosucaritan”ti. </text:p>
          </table:table-cell>
          <table:table-cell/>
          <table:table-cell office:value-type="string" calcext:value-type="string">
            <text:p>„Ānanda, ich sage unbedingt: Tut Gutes mit dem Körper, der Sprache und dem Geist.“ </text:p>
          </table:table-cell>
          <table:table-cell office:value-type="string" calcext:value-type="string">
            <text:p>“Ānanda, I absolutely say that you should do good things by way of body, speech, and mind.”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48, ndp16.56, pts-vp-pli1.58, sc18.2</text:p>
          </table:table-cell>
        </table:table-row>
        <table:table-row table:style-name="ro1">
          <table:table-cell office:value-type="string" calcext:value-type="string">
            <text:p>an2.18:2.2</text:p>
          </table:table-cell>
          <table:table-cell office:value-type="string" calcext:value-type="string">
            <text:p>“Yamidaṁ, bhante, bhagavatā ekaṁsena karaṇīyaṁ akkhātaṁ kāyasucaritaṁ vacīsucaritaṁ manosucaritaṁ tasmiṁ karaṇīye kayiramāne ko ānisaṁso pāṭikaṅkho”ti? </text:p>
          </table:table-cell>
          <table:table-cell/>
          <table:table-cell office:value-type="string" calcext:value-type="string">
            <text:p>„Aber, Herr, wenn jemand diese Dinge tut, die man tun soll, welche Vorteile hat derjenige zu erwarten?“ </text:p>
          </table:table-cell>
          <table:table-cell office:value-type="string" calcext:value-type="string">
            <text:p>“But, sir, if someone does these things that should be done, what benefits should they expect?”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8:2.3</text:p>
          </table:table-cell>
          <table:table-cell office:value-type="string" calcext:value-type="string">
            <text:p>“Yamidaṁ, ānanda, mayā ekaṁsena karaṇīyaṁ akkhātaṁ kāyasucaritaṁ vacīsucaritaṁ manosucaritaṁ tasmiṁ karaṇīye kayiramāne ayaṁ ānisaṁso pāṭikaṅkho—</text:p>
          </table:table-cell>
          <table:table-cell/>
          <table:table-cell office:value-type="string" calcext:value-type="string">
            <text:p>„Man hat diese Vorteile zu erwarten: </text:p>
          </table:table-cell>
          <table:table-cell office:value-type="string" calcext:value-type="string">
            <text:p>“They should expect these benefit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8:2.4</text:p>
          </table:table-cell>
          <table:table-cell office:value-type="string" calcext:value-type="string">
            <text:p>attāpi attānaṁ na upavadati, </text:p>
          </table:table-cell>
          <table:table-cell/>
          <table:table-cell office:value-type="string" calcext:value-type="string">
            <text:p>Man macht sich selbst keine Vorwürfe. </text:p>
          </table:table-cell>
          <table:table-cell office:value-type="string" calcext:value-type="string">
            <text:p>They don’t blame themselv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2.5</text:p>
          </table:table-cell>
          <table:table-cell office:value-type="string" calcext:value-type="string">
            <text:p>anuvicca viññū pasaṁsanti, </text:p>
          </table:table-cell>
          <table:table-cell/>
          <table:table-cell office:value-type="string" calcext:value-type="string">
            <text:p>Vernünftige Menschen loben einen, nachdem sie es geprüft haben. </text:p>
          </table:table-cell>
          <table:table-cell office:value-type="string" calcext:value-type="string">
            <text:p>After examination, sensible people praise the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2.6</text:p>
          </table:table-cell>
          <table:table-cell office:value-type="string" calcext:value-type="string">
            <text:p>kalyāṇo kittisaddo abbhuggacchati, </text:p>
          </table:table-cell>
          <table:table-cell/>
          <table:table-cell office:value-type="string" calcext:value-type="string">
            <text:p>Man hat einen guten Ruf. </text:p>
          </table:table-cell>
          <table:table-cell office:value-type="string" calcext:value-type="string">
            <text:p>They get a good reputa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2.7</text:p>
          </table:table-cell>
          <table:table-cell office:value-type="string" calcext:value-type="string">
            <text:p>asammūḷho kālaṁ karoti, </text:p>
          </table:table-cell>
          <table:table-cell/>
          <table:table-cell office:value-type="string" calcext:value-type="string">
            <text:p>Wenn man stirbt, fühlt man sich nicht verloren. </text:p>
          </table:table-cell>
          <table:table-cell office:value-type="string" calcext:value-type="string">
            <text:p>They don’t feel lost when they di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2.8</text:p>
          </table:table-cell>
          <table:table-cell office:value-type="string" calcext:value-type="string">
            <text:p>kāyassa bhedā paraṁ maraṇā sugatiṁ saggaṁ lokaṁ upapajjati. </text:p>
          </table:table-cell>
          <table:table-cell/>
          <table:table-cell office:value-type="string" calcext:value-type="string">
            <text:p>Und wenn der Körper auseinanderbricht, nach dem Tod, wird man an einem guten Ort wiedergeboren, in einem himmlischen Bereich. </text:p>
          </table:table-cell>
          <table:table-cell office:value-type="string" calcext:value-type="string">
            <text:p>And when the body breaks up, after death, they are reborn in a good place, a heavenly real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2.9</text:p>
          </table:table-cell>
          <table:table-cell office:value-type="string" calcext:value-type="string">
            <text:p>Yamidaṁ, ānanda, mayā ekaṁsena karaṇīyaṁ akkhātaṁ kāyasucaritaṁ vacīsucaritaṁ manosucaritaṁ tasmiṁ karaṇīye kayiramāne ayaṁ ānisaṁso pāṭikaṅkho”ti. </text:p>
          </table:table-cell>
          <table:table-cell/>
          <table:table-cell office:value-type="string" calcext:value-type="string">
            <text:p>Das sind die Vorteile, die man zu erwarten hat.“ </text:p>
          </table:table-cell>
          <table:table-cell office:value-type="string" calcext:value-type="string">
            <text:p>These are the benefits they should expec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9:0.1</text:p>
          </table:table-cell>
          <table:table-cell office:value-type="float" office:value="19" calcext:value-type="float">
            <text:p>19</text:p>
          </table:table-cell>
          <table:table-cell/>
          <table:table-cell table:number-columns-repeated="2" office:value-type="string" calcext:value-type="string">
            <text:p>19 </text:p>
          </table:table-cell>
          <table:table-cell table:number-columns-repeated="3" office:value-type="string" calcext:value-type="string">
            <text:p/>
          </table:table-cell>
          <table:table-cell office:value-type="string" calcext:value-type="string">
            <text:p>&lt;article id='an2.19'&gt;&lt;h2 class='sutta-title'&gt;{}&lt;/h2&gt;</text:p>
          </table:table-cell>
          <table:table-cell/>
        </table:table-row>
        <table:table-row table:style-name="ro1">
          <table:table-cell office:value-type="string" calcext:value-type="string">
            <text:p>an2.19:1.1</text:p>
          </table:table-cell>
          <table:table-cell office:value-type="string" calcext:value-type="string">
            <text:p>“Akusalaṁ, bhikkhave, pajahatha. </text:p>
          </table:table-cell>
          <table:table-cell/>
          <table:table-cell office:value-type="string" calcext:value-type="string">
            <text:p>„Mönche und Nonnen, gebt das Untaugliche auf. </text:p>
          </table:table-cell>
          <table:table-cell office:value-type="string" calcext:value-type="string">
            <text:p>“Mendicants, give up the unskillful.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75, csp1ed15.60, csp2ed15.60, dr20.76, ms15A2_49, msdiv19, sc19.1, sya20.75</text:p>
          </table:table-cell>
        </table:table-row>
        <table:table-row table:style-name="ro1">
          <table:table-cell office:value-type="string" calcext:value-type="string">
            <text:p>an2.19:1.2</text:p>
          </table:table-cell>
          <table:table-cell office:value-type="string" calcext:value-type="string">
            <text:p>Sakkā, bhikkhave, akusalaṁ pajahituṁ. </text:p>
          </table:table-cell>
          <table:table-cell/>
          <table:table-cell office:value-type="string" calcext:value-type="string">
            <text:p>Es ist möglich, das Untaugliche aufzugeben. </text:p>
          </table:table-cell>
          <table:table-cell office:value-type="string" calcext:value-type="string">
            <text:p>It is possible to give up the un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3</text:p>
          </table:table-cell>
          <table:table-cell office:value-type="string" calcext:value-type="string">
            <text:p>No cedaṁ, bhikkhave, sakkā abhavissa akusalaṁ pajahituṁ, nāhaṁ evaṁ vadeyyaṁ: </text:p>
          </table:table-cell>
          <table:table-cell office:value-type="string" calcext:value-type="string">
            <text:p>cedaṁ → no ce taṁ (bj, sya-all, km, pts1ed, mr)</text:p>
          </table:table-cell>
          <table:table-cell office:value-type="string" calcext:value-type="string">
            <text:p>Wenn es nicht möglich wäre, würde ich nicht sagen: </text:p>
          </table:table-cell>
          <table:table-cell office:value-type="string" calcext:value-type="string">
            <text:p>If it wasn’t possible, I wouldn’t say: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9:1.4</text:p>
          </table:table-cell>
          <table:table-cell office:value-type="string" calcext:value-type="string">
            <text:p>‘akusalaṁ, bhikkhave, pajahathā’ti. </text:p>
          </table:table-cell>
          <table:table-cell/>
          <table:table-cell office:value-type="string" calcext:value-type="string">
            <text:p>‚Gebt das Untaugliche auf.‘ </text:p>
          </table:table-cell>
          <table:table-cell office:value-type="string" calcext:value-type="string">
            <text:p>‘Give up the un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5</text:p>
          </table:table-cell>
          <table:table-cell office:value-type="string" calcext:value-type="string">
            <text:p>Yasmā ca kho, bhikkhave, sakkā akusalaṁ pajahituṁ tasmāhaṁ evaṁ vadāmi: </text:p>
          </table:table-cell>
          <table:table-cell/>
          <table:table-cell office:value-type="string" calcext:value-type="string">
            <text:p>Aber es ist möglich, daher sage ich: </text:p>
          </table:table-cell>
          <table:table-cell office:value-type="string" calcext:value-type="string">
            <text:p>But it is possible, and so I sa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6</text:p>
          </table:table-cell>
          <table:table-cell office:value-type="string" calcext:value-type="string">
            <text:p>‘akusalaṁ, bhikkhave, pajahathā’ti. </text:p>
          </table:table-cell>
          <table:table-cell/>
          <table:table-cell office:value-type="string" calcext:value-type="string">
            <text:p>‚Gebt das Untaugliche auf.‘ </text:p>
          </table:table-cell>
          <table:table-cell office:value-type="string" calcext:value-type="string">
            <text:p>‘Give up the un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7</text:p>
          </table:table-cell>
          <table:table-cell office:value-type="string" calcext:value-type="string">
            <text:p>Akusalañca hidaṁ, bhikkhave, pahīnaṁ ahitāya dukkhāya saṁvatteyya nāhaṁ evaṁ vadeyyaṁ: </text:p>
          </table:table-cell>
          <table:table-cell office:value-type="string" calcext:value-type="string">
            <text:p>Akusalañca hidaṁ, bhikkhave → akusalaṁ bhikkhave (mr)</text:p>
          </table:table-cell>
          <table:table-cell office:value-type="string" calcext:value-type="string">
            <text:p>Und wenn es zu Unglück und Leiden führen würde, das Untaugliche aufzugeben, würde ich nicht sagen: </text:p>
          </table:table-cell>
          <table:table-cell office:value-type="string" calcext:value-type="string">
            <text:p>And if giving up the unskillful led to harm and suffering, I would not say: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9:1.8</text:p>
          </table:table-cell>
          <table:table-cell office:value-type="string" calcext:value-type="string">
            <text:p>‘akusalaṁ, bhikkhave, pajahathā’ti. </text:p>
          </table:table-cell>
          <table:table-cell/>
          <table:table-cell office:value-type="string" calcext:value-type="string">
            <text:p>‚Gebt das Untaugliche auf.‘ </text:p>
          </table:table-cell>
          <table:table-cell office:value-type="string" calcext:value-type="string">
            <text:p>‘Give up the un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9</text:p>
          </table:table-cell>
          <table:table-cell office:value-type="string" calcext:value-type="string">
            <text:p>Yasmā ca kho, bhikkhave, akusalaṁ pahīnaṁ hitāya sukhāya saṁvattati tasmāhaṁ evaṁ vadāmi: </text:p>
          </table:table-cell>
          <table:table-cell/>
          <table:table-cell office:value-type="string" calcext:value-type="string">
            <text:p>Aber es führt zu Wohlergehen und Glück, das Untaugliche aufzugeben, daher sage ich: </text:p>
          </table:table-cell>
          <table:table-cell office:value-type="string" calcext:value-type="string">
            <text:p>But giving up the unskillful leads to welfare and happiness, so I sa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10</text:p>
          </table:table-cell>
          <table:table-cell office:value-type="string" calcext:value-type="string">
            <text:p>‘akusalaṁ, bhikkhave, pajahathā’”ti. </text:p>
          </table:table-cell>
          <table:table-cell/>
          <table:table-cell office:value-type="string" calcext:value-type="string">
            <text:p>‚Gebt das Untaugliche auf.‘ </text:p>
          </table:table-cell>
          <table:table-cell office:value-type="string" calcext:value-type="string">
            <text:p>‘Give up the unskillful.’ </text:p>
          </table:table-cell>
          <table:table-cell table:number-columns-repeated="2" office:value-type="string" calcext:value-type="string">
            <text:p/>
          </table:table-cell>
          <table:table-cell office:value-type="string" calcext:value-type="string">
            <text:p>MS punctuates as if these were two separate suttas.</text:p>
          </table:table-cell>
          <table:table-cell office:value-type="string" calcext:value-type="string">
            <text:p>{}&lt;/p&gt;</text:p>
          </table:table-cell>
          <table:table-cell/>
        </table:table-row>
        <table:table-row table:style-name="ro1">
          <table:table-cell office:value-type="string" calcext:value-type="string">
            <text:p>an2.19:2.1</text:p>
          </table:table-cell>
          <table:table-cell office:value-type="string" calcext:value-type="string">
            <text:p>“Kusalaṁ, bhikkhave, bhāvetha. </text:p>
          </table:table-cell>
          <table:table-cell/>
          <table:table-cell office:value-type="string" calcext:value-type="string">
            <text:p>Mönche und Nonnen, entwickelt das Taugliche. </text:p>
          </table:table-cell>
          <table:table-cell office:value-type="string" calcext:value-type="string">
            <text:p>Mendicants, develop the skillful.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16, ms15A2_50, sc19.2, vri35.75</text:p>
          </table:table-cell>
        </table:table-row>
        <table:table-row table:style-name="ro1">
          <table:table-cell office:value-type="string" calcext:value-type="string">
            <text:p>an2.19:2.2</text:p>
          </table:table-cell>
          <table:table-cell office:value-type="string" calcext:value-type="string">
            <text:p>Sakkā, bhikkhave, kusalaṁ bhāvetuṁ. </text:p>
          </table:table-cell>
          <table:table-cell/>
          <table:table-cell office:value-type="string" calcext:value-type="string">
            <text:p>Es ist möglich, das Taugliche zu entwickeln. </text:p>
          </table:table-cell>
          <table:table-cell office:value-type="string" calcext:value-type="string">
            <text:p>It is possible to develop the 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3</text:p>
          </table:table-cell>
          <table:table-cell office:value-type="string" calcext:value-type="string">
            <text:p>No cedaṁ, bhikkhave, sakkā abhavissa kusalaṁ bhāvetuṁ, nāhaṁ evaṁ vadeyyaṁ: </text:p>
          </table:table-cell>
          <table:table-cell/>
          <table:table-cell office:value-type="string" calcext:value-type="string">
            <text:p>Wenn es nicht möglich wäre, würde ich nicht sagen: </text:p>
          </table:table-cell>
          <table:table-cell office:value-type="string" calcext:value-type="string">
            <text:p>If it wasn’t possible, I wouldn’t sa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4</text:p>
          </table:table-cell>
          <table:table-cell office:value-type="string" calcext:value-type="string">
            <text:p>‘kusalaṁ, bhikkhave, bhāvethā’ti. </text:p>
          </table:table-cell>
          <table:table-cell/>
          <table:table-cell office:value-type="string" calcext:value-type="string">
            <text:p>‚Entwickelt das Taugliche.‘ </text:p>
          </table:table-cell>
          <table:table-cell office:value-type="string" calcext:value-type="string">
            <text:p>‘Develop the 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5</text:p>
          </table:table-cell>
          <table:table-cell office:value-type="string" calcext:value-type="string">
            <text:p>Yasmā ca kho, bhikkhave, sakkā kusalaṁ bhāvetuṁ tasmāhaṁ evaṁ vadāmi: </text:p>
          </table:table-cell>
          <table:table-cell/>
          <table:table-cell office:value-type="string" calcext:value-type="string">
            <text:p>Aber es ist möglich, daher sage ich: </text:p>
          </table:table-cell>
          <table:table-cell office:value-type="string" calcext:value-type="string">
            <text:p>But it is possible, and so I sa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6</text:p>
          </table:table-cell>
          <table:table-cell office:value-type="string" calcext:value-type="string">
            <text:p>‘kusalaṁ, bhikkhave, bhāvethā’ti. </text:p>
          </table:table-cell>
          <table:table-cell/>
          <table:table-cell office:value-type="string" calcext:value-type="string">
            <text:p>‚Entwickelt das Taugliche.‘ </text:p>
          </table:table-cell>
          <table:table-cell office:value-type="string" calcext:value-type="string">
            <text:p>‘Develop the 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7</text:p>
          </table:table-cell>
          <table:table-cell office:value-type="string" calcext:value-type="string">
            <text:p>Kusalañca hidaṁ, bhikkhave, bhāvitaṁ ahitāya dukkhāya saṁvatteyya, nāhaṁ evaṁ vadeyyaṁ: </text:p>
          </table:table-cell>
          <table:table-cell/>
          <table:table-cell office:value-type="string" calcext:value-type="string">
            <text:p>Und wenn es zu Unglück und Leiden führen würde, das Taugliche zu entwickeln, würde ich nicht sagen: </text:p>
          </table:table-cell>
          <table:table-cell office:value-type="string" calcext:value-type="string">
            <text:p>If developing the skillful led to harm and suffering I wouldn’t sa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8</text:p>
          </table:table-cell>
          <table:table-cell office:value-type="string" calcext:value-type="string">
            <text:p>‘kusalaṁ, bhikkhave, bhāvethā’ti. </text:p>
          </table:table-cell>
          <table:table-cell/>
          <table:table-cell office:value-type="string" calcext:value-type="string">
            <text:p>‚Entwickelt das Taugliche.‘ </text:p>
          </table:table-cell>
          <table:table-cell office:value-type="string" calcext:value-type="string">
            <text:p>‘Develop the skill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9</text:p>
          </table:table-cell>
          <table:table-cell office:value-type="string" calcext:value-type="string">
            <text:p>Yasmā ca kho, bhikkhave, kusalaṁ bhāvitaṁ hitāya sukhāya saṁvattati tasmāhaṁ evaṁ vadāmi: </text:p>
          </table:table-cell>
          <table:table-cell/>
          <table:table-cell office:value-type="string" calcext:value-type="string">
            <text:p>Aber es führt zu Wohlergehen und Glück, das Taugliche zu entwickeln, daher sage ich: </text:p>
          </table:table-cell>
          <table:table-cell office:value-type="string" calcext:value-type="string">
            <text:p>But developing the skillful leads to welfare and happiness, so I sa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2.10</text:p>
          </table:table-cell>
          <table:table-cell office:value-type="string" calcext:value-type="string">
            <text:p>‘kusalaṁ, bhikkhave, bhāvethā’”ti. </text:p>
          </table:table-cell>
          <table:table-cell/>
          <table:table-cell office:value-type="string" calcext:value-type="string">
            <text:p>‚Entwickelt das Taugliche.‘“ </text:p>
          </table:table-cell>
          <table:table-cell office:value-type="string" calcext:value-type="string">
            <text:p>‘Develop the skillful.’”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0:0.1</text:p>
          </table:table-cell>
          <table:table-cell office:value-type="float" office:value="20" calcext:value-type="float">
            <text:p>20</text:p>
          </table:table-cell>
          <table:table-cell/>
          <table:table-cell table:number-columns-repeated="2" office:value-type="string" calcext:value-type="string">
            <text:p>20 </text:p>
          </table:table-cell>
          <table:table-cell table:number-columns-repeated="3" office:value-type="string" calcext:value-type="string">
            <text:p/>
          </table:table-cell>
          <table:table-cell office:value-type="string" calcext:value-type="string">
            <text:p>&lt;article id='an2.20'&gt;&lt;h2 class='sutta-title'&gt;{}&lt;/h2&gt;</text:p>
          </table:table-cell>
          <table:table-cell/>
        </table:table-row>
        <table:table-row table:style-name="ro1">
          <table:table-cell office:value-type="string" calcext:value-type="string">
            <text:p>an2.20:1.1</text:p>
          </table:table-cell>
          <table:table-cell office:value-type="string" calcext:value-type="string">
            <text:p>“Dveme, bhikkhave, dhammā saddhammassa sammosāya antaradhānāya saṁvattanti. </text:p>
          </table:table-cell>
          <table:table-cell/>
          <table:table-cell office:value-type="string" calcext:value-type="string">
            <text:p>„Diese beiden Dinge, Mönche und Nonnen, führen zum Niedergang und zum Verschwinden der wahren Lehre. </text:p>
          </table:table-cell>
          <table:table-cell office:value-type="string" calcext:value-type="string">
            <text:p>“These two things, mendicants, lead to the decline and disappearance of the true teach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51, msdiv20, pts-vp-pli1.59, sc20.1</text:p>
          </table:table-cell>
        </table:table-row>
        <table:table-row table:style-name="ro1">
          <table:table-cell office:value-type="string" calcext:value-type="string">
            <text:p>an2.20: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1.3</text:p>
          </table:table-cell>
          <table:table-cell office:value-type="string" calcext:value-type="string">
            <text:p>Dunnikkhittañca padabyañjanaṁ attho ca dunnīto. </text:p>
          </table:table-cell>
          <table:table-cell/>
          <table:table-cell office:value-type="string" calcext:value-type="string">
            <text:p>Worte und Wendungen werden umgestellt, und die Bedeutung wird falsch ausgelegt. </text:p>
          </table:table-cell>
          <table:table-cell office:value-type="string" calcext:value-type="string">
            <text:p>The words and phrases are misplaced, and the meaning is misinterpre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1.4</text:p>
          </table:table-cell>
          <table:table-cell office:value-type="string" calcext:value-type="string">
            <text:p>Dunnikkhittassa, bhikkhave, padabyañjanassa atthopi dunnayo hoti. </text:p>
          </table:table-cell>
          <table:table-cell/>
          <table:table-cell office:value-type="string" calcext:value-type="string">
            <text:p>Wenn Worte und Wendungen umgestellt sind, wird die Bedeutung falsch ausgelegt. </text:p>
          </table:table-cell>
          <table:table-cell office:value-type="string" calcext:value-type="string">
            <text:p>When the words and phrases are misplaced, the meaning is misinterpre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1.5</text:p>
          </table:table-cell>
          <table:table-cell office:value-type="string" calcext:value-type="string">
            <text:p>Ime kho, bhikkhave, dve dhammā saddhammassa sammosāya antaradhānāya saṁvattantī”ti. </text:p>
          </table:table-cell>
          <table:table-cell/>
          <table:table-cell office:value-type="string" calcext:value-type="string">
            <text:p>Diese beiden Dinge führen zum Niedergang und zum Verschwinden der wahren Lehre. </text:p>
          </table:table-cell>
          <table:table-cell office:value-type="string" calcext:value-type="string">
            <text:p>These two things lead to the decline and disappearance of the true teach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0:2.1</text:p>
          </table:table-cell>
          <table:table-cell office:value-type="string" calcext:value-type="string">
            <text:p>“Dveme, bhikkhave, dhammā saddhammassa ṭhitiyā asammosāya anantaradhānāya saṁvattanti. </text:p>
          </table:table-cell>
          <table:table-cell/>
          <table:table-cell office:value-type="string" calcext:value-type="string">
            <text:p>Diese beiden Dinge führen zu Fortdauer, Langlebigkeit und Beständigkeit der wahren Lehre. </text:p>
          </table:table-cell>
          <table:table-cell office:value-type="string" calcext:value-type="string">
            <text:p>These two things lead to the continuation, persistence, and enduring of the true teach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77, ms15A2_52, msdiv21, ndp16.57, sc20.2</text:p>
          </table:table-cell>
        </table:table-row>
        <table:table-row table:style-name="ro1">
          <table:table-cell office:value-type="string" calcext:value-type="string">
            <text:p>an2.20:2.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2.3</text:p>
          </table:table-cell>
          <table:table-cell office:value-type="string" calcext:value-type="string">
            <text:p>Sunikkhittañca padabyañjanaṁ attho ca sunīto. </text:p>
          </table:table-cell>
          <table:table-cell/>
          <table:table-cell office:value-type="string" calcext:value-type="string">
            <text:p>Worte und Wendungen werden richtig angeordnet, und die Bedeutung wird richtig ausgelegt. </text:p>
          </table:table-cell>
          <table:table-cell office:value-type="string" calcext:value-type="string">
            <text:p>The words and phrases are well organized, and the meaning is correctly interpre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2.4</text:p>
          </table:table-cell>
          <table:table-cell office:value-type="string" calcext:value-type="string">
            <text:p>Sunikkhittassa, bhikkhave, padabyañjanassa atthopi sunayo hoti. </text:p>
          </table:table-cell>
          <table:table-cell/>
          <table:table-cell office:value-type="string" calcext:value-type="string">
            <text:p>Wenn Worte und Wendungen richtig angeordnet sind, wird die Bedeutung richtig ausgelegt. </text:p>
          </table:table-cell>
          <table:table-cell office:value-type="string" calcext:value-type="string">
            <text:p>When the words and phrases are well organized, the meaning is correctly interpre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2.5</text:p>
          </table:table-cell>
          <table:table-cell office:value-type="string" calcext:value-type="string">
            <text:p>Ime kho, bhikkhave, dve dhammā saddhammassa ṭhitiyā asammosāya anantaradhānāya saṁvattantī”ti. </text:p>
          </table:table-cell>
          <table:table-cell/>
          <table:table-cell office:value-type="string" calcext:value-type="string">
            <text:p>Diese beiden Dinge führen zu Fortdauer, Langlebigkeit und Beständigkeit der wahren Lehre.“ </text:p>
          </table:table-cell>
          <table:table-cell office:value-type="string" calcext:value-type="string">
            <text:p>These two things lead to the continuation, persistence, and enduring of the true teach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0:2.6</text:p>
          </table:table-cell>
          <table:table-cell office:value-type="string" calcext:value-type="string">
            <text:p>Adhikaraṇavaggo du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32: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32-41'&gt;&lt;header&gt;&lt;ul&gt;&lt;li class='division'&gt;{}&lt;/li&gt;</text:p>
          </table:table-cell>
          <table:table-cell/>
        </table:table-row>
        <table:table-row table:style-name="ro1">
          <table:table-cell office:value-type="string" calcext:value-type="string">
            <text:p>an2.32:0.2</text:p>
          </table:table-cell>
          <table:table-cell office:value-type="string" calcext:value-type="string">
            <text:p>4. Samacittavagga </text:p>
          </table:table-cell>
          <table:table-cell/>
          <table:table-cell office:value-type="string" calcext:value-type="string">
            <text:p>4. Friedvoller Geist</text:p>
          </table:table-cell>
          <table:table-cell office:value-type="string" calcext:value-type="string">
            <text:p>4. Peaceful Mind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32:0.3</text:p>
          </table:table-cell>
          <table:table-cell office:value-type="float" office:value="32" calcext:value-type="float">
            <text:p>32</text:p>
          </table:table-cell>
          <table:table-cell/>
          <table:table-cell table:number-columns-repeated="2" office:value-type="string" calcext:value-type="string">
            <text:p>32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32:1.1</text:p>
          </table:table-cell>
          <table:table-cell office:value-type="string" calcext:value-type="string">
            <text:p>“Asappurisabhūmiñca vo, bhikkhave, desessāmi sappurisabhūmiñca. </text:p>
          </table:table-cell>
          <table:table-cell/>
          <table:table-cell office:value-type="string" calcext:value-type="string">
            <text:p>„Mönche und Nonnen, ich will euch den Rang des schlechten Menschen und den Rang des guten Menschen lehren. </text:p>
          </table:table-cell>
          <table:table-cell office:value-type="string" calcext:value-type="string">
            <text:p>“Mendicants, I will teach you the level of the bad person and the level of the good person. </text:p>
          </table:table-cell>
          <table:table-cell table:number-columns-repeated="3" office:value-type="string" calcext:value-type="string">
            <text:p/>
          </table:table-cell>
          <table:table-cell office:value-type="string" calcext:value-type="string">
            <text:p>&lt;article id='an2.32'&gt;&lt;p&gt;{}</text:p>
          </table:table-cell>
          <table:table-cell office:value-type="string" calcext:value-type="string">
            <text:p>ms15A2_70, msdiv33, ndp16.59, sc32.1, vri35.78</text:p>
          </table:table-cell>
        </table:table-row>
        <table:table-row table:style-name="ro1">
          <table:table-cell office:value-type="string" calcext:value-type="string">
            <text:p>an2.32:1.2</text:p>
          </table:table-cell>
          <table:table-cell office:value-type="string" calcext:value-type="string">
            <text:p>Taṁ suṇātha, sādhukaṁ manasi karotha. bhāsissāmī”ti. </text:p>
          </table:table-cell>
          <table:table-cell/>
          <table:table-cell office:value-type="string" calcext:value-type="string">
            <text:p>Hört zu und passt gut auf, ich werde sprechen.“ </text:p>
          </table:table-cell>
          <table:table-cell office:value-type="string" calcext:value-type="string">
            <text:p>Listen and pay close attention, I will speak.”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2:1.3</text:p>
          </table:table-cell>
          <table:table-cell office:value-type="string" calcext:value-type="string">
            <text:p>“Evaṁ, bhante”ti kho te bhikkhū bhagavato paccassosuṁ. </text:p>
          </table:table-cell>
          <table:table-cell/>
          <table:table-cell office:value-type="string" calcext:value-type="string">
            <text:p>„Ja, Herr“, antworteten sie. </text:p>
          </table:table-cell>
          <table:table-cell office:value-type="string" calcext:value-type="string">
            <text:p>“Yes, sir,” they repli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2:1.4</text:p>
          </table:table-cell>
          <table:table-cell office:value-type="string" calcext:value-type="string">
            <text:p>Bhagavā etadavoca: </text:p>
          </table:table-cell>
          <table:table-cell/>
          <table:table-cell office:value-type="string" calcext:value-type="string">
            <text:p>Der Buddha sagte: </text:p>
          </table:table-cell>
          <table:table-cell office:value-type="string" calcext:value-type="string">
            <text:p>The Buddha said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2:2.1</text:p>
          </table:table-cell>
          <table:table-cell office:value-type="string" calcext:value-type="string">
            <text:p>“Katamā ca, bhikkhave, asappurisabhūmi? </text:p>
          </table:table-cell>
          <table:table-cell/>
          <table:table-cell office:value-type="string" calcext:value-type="string">
            <text:p>„Was ist der Rang des schlechten Menschen? </text:p>
          </table:table-cell>
          <table:table-cell office:value-type="string" calcext:value-type="string">
            <text:p>“What is the level of the bad pers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22, csp1ed15.63, csp2ed15.63, ms15A2_71, sc32.2</text:p>
          </table:table-cell>
        </table:table-row>
        <table:table-row table:style-name="ro1">
          <table:table-cell office:value-type="string" calcext:value-type="string">
            <text:p>an2.32:2.2</text:p>
          </table:table-cell>
          <table:table-cell office:value-type="string" calcext:value-type="string">
            <text:p>Asappuriso, bhikkhave, akataññū hoti akatavedī. </text:p>
          </table:table-cell>
          <table:table-cell/>
          <table:table-cell office:value-type="string" calcext:value-type="string">
            <text:p>Der schlechte Mensch ist undankbar und nicht erkenntlich, </text:p>
          </table:table-cell>
          <table:table-cell office:value-type="string" calcext:value-type="string">
            <text:p>The bad person is ungrateful and thankl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2:2.3</text:p>
          </table:table-cell>
          <table:table-cell office:value-type="string" calcext:value-type="string">
            <text:p>Asabbhi hetaṁ, bhikkhave, upaññātaṁ yadidaṁ akataññutā akataveditā. </text:p>
          </table:table-cell>
          <table:table-cell/>
          <table:table-cell office:value-type="string" calcext:value-type="string">
            <text:p>denn boshafte Menschen wissen nur, wie man undankbar und nicht erkenntlich ist. </text:p>
          </table:table-cell>
          <table:table-cell office:value-type="string" calcext:value-type="string">
            <text:p>for the wicked only know how to be ungrateful and thankl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2:2.4</text:p>
          </table:table-cell>
          <table:table-cell office:value-type="string" calcext:value-type="string">
            <text:p>Kevalā esā, bhikkhave, asappurisabhūmi yadidaṁ akataññutā akataveditā. () </text:p>
          </table:table-cell>
          <table:table-cell office:value-type="string" calcext:value-type="string">
            <text:p>() → (katamā ca bhikkhave sappurisabhūmi.) (bj)</text:p>
          </table:table-cell>
          <table:table-cell office:value-type="string" calcext:value-type="string">
            <text:p>Es entspricht vollkommen dem Rang eines schlechten Menschen, undankbar und nicht erkenntlich zu sein. </text:p>
          </table:table-cell>
          <table:table-cell office:value-type="string" calcext:value-type="string">
            <text:p>It is totally the level of a bad person to be ungrateful and thankles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32:2.5</text:p>
          </table:table-cell>
          <table:table-cell office:value-type="string" calcext:value-type="string">
            <text:p>Sappuriso ca kho, bhikkhave, kataññū hoti katavedī. </text:p>
          </table:table-cell>
          <table:table-cell/>
          <table:table-cell office:value-type="string" calcext:value-type="string">
            <text:p>Der gute Mensch ist dankbar und erkenntlich, </text:p>
          </table:table-cell>
          <table:table-cell office:value-type="string" calcext:value-type="string">
            <text:p>The good person is grateful and thank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2:2.6</text:p>
          </table:table-cell>
          <table:table-cell office:value-type="string" calcext:value-type="string">
            <text:p>Sabbhi hetaṁ, bhikkhave, upaññātaṁ yadidaṁ kataññutā kataveditā. </text:p>
          </table:table-cell>
          <table:table-cell/>
          <table:table-cell office:value-type="string" calcext:value-type="string">
            <text:p>denn rechtschaffene Menschen wissen nur, wie man dankbar und erkenntlich ist. </text:p>
          </table:table-cell>
          <table:table-cell office:value-type="string" calcext:value-type="string">
            <text:p>for the virtuous only know how to be grateful and thank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2:2.7</text:p>
          </table:table-cell>
          <table:table-cell office:value-type="string" calcext:value-type="string">
            <text:p>Kevalā esā, bhikkhave, sappurisabhūmi yadidaṁ kataññutā kataveditā”ti. </text:p>
          </table:table-cell>
          <table:table-cell/>
          <table:table-cell office:value-type="string" calcext:value-type="string">
            <text:p>Es entspricht vollkommen dem Rang eines guten Menschen, dankbar und erkenntlich zu sein.“ </text:p>
          </table:table-cell>
          <table:table-cell office:value-type="string" calcext:value-type="string">
            <text:p>It is totally the level of a good person to be grateful and thankful.”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33:0.1</text:p>
          </table:table-cell>
          <table:table-cell office:value-type="float" office:value="33" calcext:value-type="float">
            <text:p>33</text:p>
          </table:table-cell>
          <table:table-cell/>
          <table:table-cell table:number-columns-repeated="2" office:value-type="string" calcext:value-type="string">
            <text:p>33 </text:p>
          </table:table-cell>
          <table:table-cell table:number-columns-repeated="3" office:value-type="string" calcext:value-type="string">
            <text:p/>
          </table:table-cell>
          <table:table-cell office:value-type="string" calcext:value-type="string">
            <text:p>&lt;article id='an2.33'&gt;&lt;h2 class='sutta-title'&gt;{}&lt;/h2&gt;</text:p>
          </table:table-cell>
          <table:table-cell/>
        </table:table-row>
        <table:table-row table:style-name="ro1">
          <table:table-cell office:value-type="string" calcext:value-type="string">
            <text:p>an2.33:1.1</text:p>
          </table:table-cell>
          <table:table-cell office:value-type="string" calcext:value-type="string">
            <text:p>“Dvinnāhaṁ, bhikkhave, na suppatikāraṁ vadāmi. </text:p>
          </table:table-cell>
          <table:table-cell/>
          <table:table-cell office:value-type="string" calcext:value-type="string">
            <text:p>„Mönche und Nonnen, ich sage, diesen beiden Menschen ist nicht leicht zu vergelten. </text:p>
          </table:table-cell>
          <table:table-cell office:value-type="string" calcext:value-type="string">
            <text:p>“Mendicants, I say that these two people cannot easily be repai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79, dr20.80, ms15A2_72, msdiv34, pts-vp-pli1.62, sc33.1, sya20.79</text:p>
          </table:table-cell>
        </table:table-row>
        <table:table-row table:style-name="ro1">
          <table:table-cell office:value-type="string" calcext:value-type="string">
            <text:p>an2.33:1.2</text:p>
          </table:table-cell>
          <table:table-cell office:value-type="string" calcext:value-type="string">
            <text:p>Katamesaṁ dvinnaṁ? </text:p>
          </table:table-cell>
          <table:table-cell/>
          <table:table-cell office:value-type="string" calcext:value-type="string">
            <text:p>Welchen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3:1.3</text:p>
          </table:table-cell>
          <table:table-cell office:value-type="string" calcext:value-type="string">
            <text:p>Mātu ca pitu ca. </text:p>
          </table:table-cell>
          <table:table-cell/>
          <table:table-cell office:value-type="string" calcext:value-type="string">
            <text:p>Mutter und Vater. </text:p>
          </table:table-cell>
          <table:table-cell office:value-type="string" calcext:value-type="string">
            <text:p>Mother and father.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3:1.4</text:p>
          </table:table-cell>
          <table:table-cell office:value-type="string" calcext:value-type="string">
            <text:p>Ekena, bhikkhave, aṁsena mātaraṁ parihareyya, ekena aṁsena pitaraṁ parihareyya vassasatāyuko vassasatajīvī so ca nesaṁ ucchādanaparimaddananhāpanasambāhanena. </text:p>
          </table:table-cell>
          <table:table-cell/>
          <table:table-cell office:value-type="string" calcext:value-type="string">
            <text:p>Selbst wenn man seine Mutter auf einer Schulter und seinen Vater auf der anderen Schulter umhertragen würde und so hundert Jahre leben würde, und wenn man sie salben, massieren, baden und abreiben würde – man hätte nicht genug getan, um ihnen zu vergelten; </text:p>
          </table:table-cell>
          <table:table-cell office:value-type="string" calcext:value-type="string">
            <text:p>You would not have done enough to repay your mother and father even if you were to carry your mother around on one shoulder, and your father on the other, and if you lived like this for a hundred years, and if you were to anoint, massage, bathe, and rub the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3:1.5</text:p>
          </table:table-cell>
          <table:table-cell office:value-type="string" calcext:value-type="string">
            <text:p>Te ca tattheva muttakarīsaṁ cajeyyuṁ, na tveva, bhikkhave, mātāpitūnaṁ kataṁ vā hoti paṭikataṁ vā. </text:p>
          </table:table-cell>
          <table:table-cell office:value-type="string" calcext:value-type="string">
            <text:p>paṭikataṁ → patikataṁ (bj)</text:p>
          </table:table-cell>
          <table:table-cell office:value-type="string" calcext:value-type="string">
            <text:p>und das, selbst wenn sie eben da Stuhl und Urin entleeren würden. </text:p>
          </table:table-cell>
          <table:table-cell office:value-type="string" calcext:value-type="string">
            <text:p>and even if they were to defecate and urinate right ther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3:1.6</text:p>
          </table:table-cell>
          <table:table-cell office:value-type="string" calcext:value-type="string">
            <text:p>Imissā ca, bhikkhave, mahāpathaviyā pahūtarattaratanāya mātāpitaro issarādhipacce rajje patiṭṭhāpeyya, na tveva, bhikkhave, mātāpitūnaṁ kataṁ vā hoti paṭikataṁ vā. </text:p>
          </table:table-cell>
          <table:table-cell office:value-type="string" calcext:value-type="string">
            <text:p>pahūtarattaratanāya → pahūtasattaratanāya (bj, sya-all, km, pts1ed)</text:p>
          </table:table-cell>
          <table:table-cell office:value-type="string" calcext:value-type="string">
            <text:p>Selbst wenn man Mutter und Vater zu den höchsten Herrschern dieser großen Erde machen würde, die die sieben Schätze in Fülle besitzen, man hätte immer noch nicht genug getan, um ihnen zu vergelten. </text:p>
          </table:table-cell>
          <table:table-cell office:value-type="string" calcext:value-type="string">
            <text:p>Even if you were to establish your mother and father as supreme monarchs of this great earth, abounding in the seven treasures, you would still not have done enough to repay the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3:1.7</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3:1.8</text:p>
          </table:table-cell>
          <table:table-cell office:value-type="string" calcext:value-type="string">
            <text:p>Bahukārā, bhikkhave, mātāpitaro puttānaṁ āpādakā posakā imassa lokassa dassetāro. </text:p>
          </table:table-cell>
          <table:table-cell office:value-type="string" calcext:value-type="string">
            <text:p>Bahukārā → bahūkārā (bj); bahupakārā (cck, sya1ed); bahūpakārā (sya2ed, mr)</text:p>
          </table:table-cell>
          <table:table-cell office:value-type="string" calcext:value-type="string">
            <text:p>Eltern sind ihren Kindern eine große Hilfe, sie ziehen sie auf, ernähren sie und zeigen ihnen die Welt. </text:p>
          </table:table-cell>
          <table:table-cell office:value-type="string" calcext:value-type="string">
            <text:p>Parents are very helpful to their children, they raise them, nurture them, and show them the worl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3:1.9</text:p>
          </table:table-cell>
          <table:table-cell office:value-type="string" calcext:value-type="string">
            <text:p>Yo ca kho, bhikkhave, mātāpitaro assaddhe saddhāsampadāya samādapeti niveseti patiṭṭhāpeti, dussīle sīlasampadāya samādapeti niveseti patiṭṭhāpeti, maccharī cāgasampadāya samādapeti niveseti patiṭṭhāpeti, duppaññe paññāsampadāya samādapeti niveseti patiṭṭhāpeti, ettāvatā kho, bhikkhave, mātāpitūnaṁ katañca hoti paṭikatañcā”ti. </text:p>
          </table:table-cell>
          <table:table-cell office:value-type="string" calcext:value-type="string">
            <text:p>paṭikatañcā”ti → patikatañca atikatañcāti (bj, pts1ed)</text:p>
          </table:table-cell>
          <table:table-cell office:value-type="string" calcext:value-type="string">
            <text:p>Wenn man aber Eltern, die kein Vertrauen haben, zu Vertrauen ermuntert, unmoralische Eltern zu moralischem Verhalten, geizige Eltern zu Großzügigkeit oder unwissende Eltern zu Weisheit ermuntert, wenn man sie dahin bringt und dort verankert, so hat man mehr als genug getan, um ihnen zu vergelten.“ </text:p>
          </table:table-cell>
          <table:table-cell office:value-type="string" calcext:value-type="string">
            <text:p>But you have done enough, more than enough, to repay them if you encourage, settle, and ground unfaithful parents in faith, unethical parents in ethical conduct, stingy parents in generosity, or ignorant parents in wisdom.”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
          </table:table-cell>
        </table:table-row>
        <table:table-row table:style-name="ro1">
          <table:table-cell office:value-type="string" calcext:value-type="string">
            <text:p>an2.34:0.1</text:p>
          </table:table-cell>
          <table:table-cell office:value-type="float" office:value="34" calcext:value-type="float">
            <text:p>34</text:p>
          </table:table-cell>
          <table:table-cell/>
          <table:table-cell table:number-columns-repeated="2" office:value-type="string" calcext:value-type="string">
            <text:p>34 </text:p>
          </table:table-cell>
          <table:table-cell table:number-columns-repeated="3" office:value-type="string" calcext:value-type="string">
            <text:p/>
          </table:table-cell>
          <table:table-cell office:value-type="string" calcext:value-type="string">
            <text:p>&lt;article id='an2.34'&gt;&lt;h2 class='sutta-title'&gt;{}&lt;/h2&gt;</text:p>
          </table:table-cell>
          <table:table-cell/>
        </table:table-row>
        <table:table-row table:style-name="ro1">
          <table:table-cell office:value-type="string" calcext:value-type="string">
            <text:p>an2.34:1.1</text:p>
          </table:table-cell>
          <table:table-cell office:value-type="string" calcext:value-type="string">
            <text:p>Atha kho aññataro brāhmaṇo yena bhagavā tenupasaṅkami; upasaṅkamitvā bhagavatā saddhiṁ sammodi. Sammodanīyaṁ kathaṁ …pe… ekamantaṁ nisinno kho so brāhmaṇo bhagavantaṁ etadavoca: </text:p>
          </table:table-cell>
          <table:table-cell/>
          <table:table-cell office:value-type="string" calcext:value-type="string">
            <text:p>Da ging ein gewisser Brahmane zum Buddha und tauschte Willkommensgrüße mit ihm aus. Nach der Begrüßung und dem Austausch von Höflichkeiten setzte er sich zur Seite hin und sagte zum Buddha: </text:p>
          </table:table-cell>
          <table:table-cell office:value-type="string" calcext:value-type="string">
            <text:p>Then a certain brahmin went up to the Buddha, and exchanged greetings with him. When the greetings and polite conversation were over, he sat down to one side and said to the Buddh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80, ms15A2_73, msdiv35, ndp16.60, sc34.1, vri35.79</text:p>
          </table:table-cell>
        </table:table-row>
        <table:table-row table:style-name="ro1">
          <table:table-cell office:value-type="string" calcext:value-type="string">
            <text:p>an2.34:1.2</text:p>
          </table:table-cell>
          <table:table-cell office:value-type="string" calcext:value-type="string">
            <text:p>“kiṁvādī bhavaṁ gotamo kimakkhāyī”ti? </text:p>
          </table:table-cell>
          <table:table-cell/>
          <table:table-cell office:value-type="string" calcext:value-type="string">
            <text:p>„Was lehrt Meister Gotama? Was erklärt er?“ </text:p>
          </table:table-cell>
          <table:table-cell office:value-type="string" calcext:value-type="string">
            <text:p>“What does Master Gotama teach? What does he explai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4:1.3</text:p>
          </table:table-cell>
          <table:table-cell office:value-type="string" calcext:value-type="string">
            <text:p>“Kiriyavādī cāhaṁ, brāhmaṇa, akiriyavādī cā”ti. </text:p>
          </table:table-cell>
          <table:table-cell/>
          <table:table-cell office:value-type="string" calcext:value-type="string">
            <text:p>„Brahmane, ich lehre Tun und Nicht-Tun.“ </text:p>
          </table:table-cell>
          <table:table-cell office:value-type="string" calcext:value-type="string">
            <text:p>“Brahmin, I teach action and inaction.”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34:1.4</text:p>
          </table:table-cell>
          <table:table-cell office:value-type="string" calcext:value-type="string">
            <text:p>“Yathākathaṁ pana bhavaṁ gotamo kiriyavādī ca akiriyavādī cā”ti? </text:p>
          </table:table-cell>
          <table:table-cell/>
          <table:table-cell office:value-type="string" calcext:value-type="string">
            <text:p>„Aber auf welche Weise lehrt Meister Gotama Tun und Nicht-Tun?“ </text:p>
          </table:table-cell>
          <table:table-cell office:value-type="string" calcext:value-type="string">
            <text:p>“But in what way does Master Gotama teach action and inaction?”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34:2.1</text:p>
          </table:table-cell>
          <table:table-cell office:value-type="string" calcext:value-type="string">
            <text:p>“Akiriyaṁ kho ahaṁ, brāhmaṇa, vadāmi kāyaduccaritassa vacīduccaritassa manoduccaritassa, anekavihitānaṁ pāpakānaṁ akusalānaṁ dhammānaṁ akiriyaṁ vadāmi. </text:p>
          </table:table-cell>
          <table:table-cell/>
          <table:table-cell office:value-type="string" calcext:value-type="string">
            <text:p>„Im Hinblick auf schlechtes Verhalten mit dem Körper, der Sprache und dem Geist sowie auf die vielerlei untauglichen Dinge lehre ich Nicht-Tun. </text:p>
          </table:table-cell>
          <table:table-cell office:value-type="string" calcext:value-type="string">
            <text:p>“I teach inaction regarding bad bodily, verbal, and mental conduct, and the many kinds of unskillful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64, csp2ed15.64, dr20.81, ms15A2_74, sc34.2, sya20.80</text:p>
          </table:table-cell>
        </table:table-row>
        <table:table-row table:style-name="ro1">
          <table:table-cell office:value-type="string" calcext:value-type="string">
            <text:p>an2.34:2.2</text:p>
          </table:table-cell>
          <table:table-cell office:value-type="string" calcext:value-type="string">
            <text:p>Kiriyañca kho ahaṁ, brāhmaṇa, vadāmi kāyasucaritassa vacīsucaritassa manosucaritassa, anekavihitānaṁ kusalānaṁ dhammānaṁ kiriyaṁ vadāmi. </text:p>
          </table:table-cell>
          <table:table-cell/>
          <table:table-cell office:value-type="string" calcext:value-type="string">
            <text:p>Im Hinblick auf gutes Verhalten mit dem Körper, der Sprache und dem Geist sowie die vielerlei tauglichen Dinge lehre ich Tun. </text:p>
          </table:table-cell>
          <table:table-cell office:value-type="string" calcext:value-type="string">
            <text:p>I teach action regarding good bodily, verbal, and mental conduct, and the many kinds of skillful thin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4:2.3</text:p>
          </table:table-cell>
          <table:table-cell office:value-type="string" calcext:value-type="string">
            <text:p>Evaṁ kho ahaṁ, brāhmaṇa, kiriyavādī ca akiriyavādī cā”ti. </text:p>
          </table:table-cell>
          <table:table-cell/>
          <table:table-cell office:value-type="string" calcext:value-type="string">
            <text:p>Das ist die Art von Tun und Nicht-Tun, die ich lehre.“ </text:p>
          </table:table-cell>
          <table:table-cell office:value-type="string" calcext:value-type="string">
            <text:p>This is the kind of action and inaction that I teach.”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4:3.1</text:p>
          </table:table-cell>
          <table:table-cell office:value-type="string" calcext:value-type="string">
            <text:p>“Abhikkantaṁ, bho gotama …pe… upāsakaṁ maṁ bhavaṁ gotamo dhāretu ajjatagge pāṇupetaṁ saraṇaṁ gatan”ti. </text:p>
          </table:table-cell>
          <table:table-cell/>
          <table:table-cell office:value-type="string" calcext:value-type="string">
            <text:p>„Vortrefflich, Meister Gotama! … Von diesem Tag an soll Meister Gotama mich als Laienschüler kennen, der für sein ganzes Leben Zuflucht gesucht hat.“ </text:p>
          </table:table-cell>
          <table:table-cell office:value-type="string" calcext:value-type="string">
            <text:p>“Excellent, Master Gotama! … From this day forth, may Master Gotama remember me as a lay follower who has gone for refuge for life.”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bj18.124, ms15A2_75, sc34.3</text:p>
          </table:table-cell>
        </table:table-row>
        <table:table-row table:style-name="ro1">
          <table:table-cell office:value-type="string" calcext:value-type="string">
            <text:p>an2.35:0.1</text:p>
          </table:table-cell>
          <table:table-cell office:value-type="float" office:value="35" calcext:value-type="float">
            <text:p>35</text:p>
          </table:table-cell>
          <table:table-cell/>
          <table:table-cell table:number-columns-repeated="2" office:value-type="string" calcext:value-type="string">
            <text:p>35 </text:p>
          </table:table-cell>
          <table:table-cell table:number-columns-repeated="3" office:value-type="string" calcext:value-type="string">
            <text:p/>
          </table:table-cell>
          <table:table-cell office:value-type="string" calcext:value-type="string">
            <text:p>&lt;article id='an2.35'&gt;&lt;h2 class='sutta-title'&gt;{}&lt;/h2&gt;</text:p>
          </table:table-cell>
          <table:table-cell/>
        </table:table-row>
        <table:table-row table:style-name="ro1">
          <table:table-cell office:value-type="string" calcext:value-type="string">
            <text:p>an2.35:1.1</text:p>
          </table:table-cell>
          <table:table-cell office:value-type="string" calcext:value-type="string">
            <text:p>Atha kho anāthapiṇḍiko gahapati yena bhagavā tenupasaṅkami; upasaṅkamitvā bhagavantaṁ abhivādetvā ekamantaṁ nisīdi. Ekamantaṁ nisinno kho anāthapiṇḍiko gahapati bhagavantaṁ etadavoca: </text:p>
          </table:table-cell>
          <table:table-cell/>
          <table:table-cell office:value-type="string" calcext:value-type="string">
            <text:p>Da ging der Hausbesitzer Anāthapiṇḍika zum Buddha, verbeugte sich, setzte sich zur Seite hin und sagte zu ihm: </text:p>
          </table:table-cell>
          <table:table-cell office:value-type="string" calcext:value-type="string">
            <text:p>Then the householder Anāthapiṇḍika went up to the Buddha, bowed, sat down to one side, and said to the Buddh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76, msdiv36, pts-vp-pli1.63, sc35.1</text:p>
          </table:table-cell>
        </table:table-row>
        <table:table-row table:style-name="ro1">
          <table:table-cell office:value-type="string" calcext:value-type="string">
            <text:p>an2.35:1.2</text:p>
          </table:table-cell>
          <table:table-cell office:value-type="string" calcext:value-type="string">
            <text:p>“kati nu kho, bhante, loke dakkhiṇeyyā, kattha ca dānaṁ dātabban”ti? </text:p>
          </table:table-cell>
          <table:table-cell/>
          <table:table-cell office:value-type="string" calcext:value-type="string">
            <text:p>„Wieviele Arten von Menschen in der Welt sind einer religiösen Gabe würdig? Und wo sollte eine Gabe gegeben werden?“ </text:p>
          </table:table-cell>
          <table:table-cell office:value-type="string" calcext:value-type="string">
            <text:p>“How many kinds of people in the world are worthy of a religious donation? And where should a gift be give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5:1.3</text:p>
          </table:table-cell>
          <table:table-cell office:value-type="string" calcext:value-type="string">
            <text:p>“Dve kho, gahapati, loke dakkhiṇeyyā—</text:p>
          </table:table-cell>
          <table:table-cell/>
          <table:table-cell office:value-type="string" calcext:value-type="string">
            <text:p>„Hausbesitzer, es gibt zwei Arten von Menschen in der Welt, die einer religiösen Gabe würdig sind: </text:p>
          </table:table-cell>
          <table:table-cell office:value-type="string" calcext:value-type="string">
            <text:p>“Householder, there are two kinds of people in the world who are worthy of a religious donatio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5:1.4</text:p>
          </table:table-cell>
          <table:table-cell office:value-type="string" calcext:value-type="string">
            <text:p>sekho ca asekho ca. </text:p>
          </table:table-cell>
          <table:table-cell/>
          <table:table-cell office:value-type="string" calcext:value-type="string">
            <text:p>den Übenden und die Meisterin. </text:p>
          </table:table-cell>
          <table:table-cell office:value-type="string" calcext:value-type="string">
            <text:p>the trainee and the maste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5:1.5</text:p>
          </table:table-cell>
          <table:table-cell office:value-type="string" calcext:value-type="string">
            <text:p>Ime kho, gahapati, dve loke dakkhiṇeyyā, ettha ca dānaṁ dātabban”ti. </text:p>
          </table:table-cell>
          <table:table-cell/>
          <table:table-cell office:value-type="string" calcext:value-type="string">
            <text:p>Das sind die beiden Arten von Menschen in der Welt, die einer religiösen Gabe würdig sind, und dort sollte eine Gabe gegeben werden.“ </text:p>
          </table:table-cell>
          <table:table-cell office:value-type="string" calcext:value-type="string">
            <text:p>These are two kinds of people in the world who are worthy of a religious donation, and that’s where you should give a gif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5:2.1</text:p>
          </table:table-cell>
          <table:table-cell office:value-type="string" calcext:value-type="string">
            <text:p>Idamavoca bhagavā. </text:p>
          </table:table-cell>
          <table:table-cell/>
          <table:table-cell office:value-type="string" calcext:value-type="string">
            <text:p>Das sagte der Buddha. </text:p>
          </table:table-cell>
          <table:table-cell office:value-type="string" calcext:value-type="string">
            <text:p>That is what the Buddha sai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77, sc35.2</text:p>
          </table:table-cell>
        </table:table-row>
        <table:table-row table:style-name="ro1">
          <table:table-cell office:value-type="string" calcext:value-type="string">
            <text:p>an2.35:2.2</text:p>
          </table:table-cell>
          <table:table-cell office:value-type="string" calcext:value-type="string">
            <text:p>Idaṁ vatvāna sugato athāparaṁ etadavoca satthā: </text:p>
          </table:table-cell>
          <table:table-cell office:value-type="string" calcext:value-type="string">
            <text:p>vatvāna → vatvā (bj, pts1ed)</text:p>
          </table:table-cell>
          <table:table-cell office:value-type="string" calcext:value-type="string">
            <text:p>Und der Heilige, der Lehrer, fuhr fort: </text:p>
          </table:table-cell>
          <table:table-cell office:value-type="string" calcext:value-type="string">
            <text:p>Then the Holy One, the Teacher, went on to sa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5:3.1</text:p>
          </table:table-cell>
          <table:table-cell office:value-type="string" calcext:value-type="string">
            <text:p>“Sekho asekho ca imasmiṁ loke, </text:p>
          </table:table-cell>
          <table:table-cell/>
          <table:table-cell office:value-type="string" calcext:value-type="string">
            <text:p>„In dieser Welt sind der Meister und die Übende </text:p>
          </table:table-cell>
          <table:table-cell office:value-type="string" calcext:value-type="string">
            <text:p>“In this world, the trainee and the master, </text:p>
          </table:table-cell>
          <table:table-cell table:number-columns-repeated="3" office:value-type="string" calcext:value-type="string">
            <text:p/>
          </table:table-cell>
          <table:table-cell office:value-type="string" calcext:value-type="string">
            <text:p>&lt;blockquote class='gatha'&gt;&lt;p&gt;{}&lt;br&gt;</text:p>
          </table:table-cell>
          <table:table-cell office:value-type="string" calcext:value-type="string">
            <text:p>ms15A2_78, sc35.3</text:p>
          </table:table-cell>
        </table:table-row>
        <table:table-row table:style-name="ro1">
          <table:table-cell office:value-type="string" calcext:value-type="string">
            <text:p>an2.35:3.2</text:p>
          </table:table-cell>
          <table:table-cell office:value-type="string" calcext:value-type="string">
            <text:p>Āhuneyyā yajamānānaṁ honti; </text:p>
          </table:table-cell>
          <table:table-cell/>
          <table:table-cell office:value-type="string" calcext:value-type="string">
            <text:p>würdig der Spenden derer, die Opfer spenden. </text:p>
          </table:table-cell>
          <table:table-cell office:value-type="string" calcext:value-type="string">
            <text:p>are worthy of the offerings of those who sponsor sacrifices. </text:p>
          </table:table-cell>
          <table:table-cell table:number-columns-repeated="3" office:value-type="string" calcext:value-type="string">
            <text:p/>
          </table:table-cell>
          <table:table-cell office:value-type="string" calcext:value-type="string">
            <text:p>{}&lt;br&gt;</text:p>
          </table:table-cell>
          <table:table-cell/>
        </table:table-row>
        <table:table-row table:style-name="ro1">
          <table:table-cell office:value-type="string" calcext:value-type="string">
            <text:p>an2.35:3.3</text:p>
          </table:table-cell>
          <table:table-cell office:value-type="string" calcext:value-type="string">
            <text:p>Te ujjubhūtā kāyena, </text:p>
          </table:table-cell>
          <table:table-cell office:value-type="string" calcext:value-type="string">
            <text:p>ujjubhūtā → ujubhūtā (sya-all, km, mr)</text:p>
          </table:table-cell>
          <table:table-cell office:value-type="string" calcext:value-type="string">
            <text:p>Sie sind aufrecht </text:p>
          </table:table-cell>
          <table:table-cell office:value-type="string" calcext:value-type="string">
            <text:p>They are upright in body, </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row>
        <table:table-row table:style-name="ro1">
          <table:table-cell office:value-type="string" calcext:value-type="string">
            <text:p>an2.35:3.4</text:p>
          </table:table-cell>
          <table:table-cell office:value-type="string" calcext:value-type="string">
            <text:p>Vācāya uda cetasā; </text:p>
          </table:table-cell>
          <table:table-cell/>
          <table:table-cell office:value-type="string" calcext:value-type="string">
            <text:p>mit Körper, Sprache und Geist. </text:p>
          </table:table-cell>
          <table:table-cell office:value-type="string" calcext:value-type="string">
            <text:p>speech, and mind. </text:p>
          </table:table-cell>
          <table:table-cell table:number-columns-repeated="3" office:value-type="string" calcext:value-type="string">
            <text:p/>
          </table:table-cell>
          <table:table-cell office:value-type="string" calcext:value-type="string">
            <text:p>{}&lt;br&gt;</text:p>
          </table:table-cell>
          <table:table-cell/>
        </table:table-row>
        <table:table-row table:style-name="ro1">
          <table:table-cell office:value-type="string" calcext:value-type="string">
            <text:p>an2.35:3.5</text:p>
          </table:table-cell>
          <table:table-cell office:value-type="string" calcext:value-type="string">
            <text:p>Khettaṁ taṁ yajamānānaṁ, </text:p>
          </table:table-cell>
          <table:table-cell/>
          <table:table-cell office:value-type="string" calcext:value-type="string">
            <text:p>Das ist das Feld für Spender von Opfern – </text:p>
          </table:table-cell>
          <table:table-cell office:value-type="string" calcext:value-type="string">
            <text:p>This is the field for sponsors of sacrifice—</text:p>
          </table:table-cell>
          <table:table-cell table:number-columns-repeated="3" office:value-type="string" calcext:value-type="string">
            <text:p/>
          </table:table-cell>
          <table:table-cell office:value-type="string" calcext:value-type="string">
            <text:p>{}&lt;br&gt;</text:p>
          </table:table-cell>
          <table:table-cell/>
        </table:table-row>
        <table:table-row table:style-name="ro1">
          <table:table-cell office:value-type="string" calcext:value-type="string">
            <text:p>an2.35:3.6</text:p>
          </table:table-cell>
          <table:table-cell office:value-type="string" calcext:value-type="string">
            <text:p>Ettha dinnaṁ mahapphalan”ti. </text:p>
          </table:table-cell>
          <table:table-cell/>
          <table:table-cell office:value-type="string" calcext:value-type="string">
            <text:p>was hier gespendet wird, ist äußerst fruchtbar.“ </text:p>
          </table:table-cell>
          <table:table-cell office:value-type="string" calcext:value-type="string">
            <text:p>what’s given here is very fruitful.” </text:p>
          </table:table-cell>
          <table:table-cell table:number-columns-repeated="3" office:value-type="string" calcext:value-type="string">
            <text:p/>
          </table:table-cell>
          <table:table-cell office:value-type="string" calcext:value-type="string">
            <text:p>{}&lt;/p&gt;&lt;/blockquote&gt;&lt;/article&gt;</text:p>
          </table:table-cell>
          <table:table-cell/>
        </table:table-row>
        <table:table-row table:style-name="ro1">
          <table:table-cell office:value-type="string" calcext:value-type="string">
            <text:p>an2.36:0.1</text:p>
          </table:table-cell>
          <table:table-cell office:value-type="float" office:value="36" calcext:value-type="float">
            <text:p>36</text:p>
          </table:table-cell>
          <table:table-cell/>
          <table:table-cell table:number-columns-repeated="2" office:value-type="string" calcext:value-type="string">
            <text:p>36 </text:p>
          </table:table-cell>
          <table:table-cell table:number-columns-repeated="3" office:value-type="string" calcext:value-type="string">
            <text:p/>
          </table:table-cell>
          <table:table-cell office:value-type="string" calcext:value-type="string">
            <text:p>&lt;article id='an2.36'&gt;&lt;h2 class='sutta-title'&gt;{}&lt;/h2&gt;</text:p>
          </table:table-cell>
          <table:table-cell/>
        </table:table-row>
        <table:table-row table:style-name="ro1">
          <table:table-cell office:value-type="string" calcext:value-type="string">
            <text:p>an2.36:1.1</text:p>
          </table:table-cell>
          <table:table-cell office:value-type="string" calcext:value-type="string">
            <text:p>Evaṁ me sutaṁ—</text:p>
          </table:table-cell>
          <table:table-cell/>
          <table:table-cell office:value-type="string" calcext:value-type="string">
            <text:p>So habe ich es gehört. </text:p>
          </table:table-cell>
          <table:table-cell office:value-type="string" calcext:value-type="string">
            <text:p>So I have heard. </text:p>
          </table:table-cell>
          <table:table-cell table:number-columns-repeated="3" office:value-type="string" calcext:value-type="string">
            <text:p/>
          </table:table-cell>
          <table:table-cell office:value-type="string" calcext:value-type="string">
            <text:p>&lt;p&gt;&lt;span class='evam'&gt;{}&lt;/span&gt;</text:p>
          </table:table-cell>
          <table:table-cell office:value-type="string" calcext:value-type="string">
            <text:p>cck20.81, ms15A2_79, msdiv37, ndp16.61, sc36.1, sya20.81, vri35.80</text:p>
          </table:table-cell>
        </table:table-row>
        <table:table-row table:style-name="ro1">
          <table:table-cell office:value-type="string" calcext:value-type="string">
            <text:p>an2.36:1.2</text:p>
          </table:table-cell>
          <table:table-cell office:value-type="string" calcext:value-type="string">
            <text:p>ekaṁ samayaṁ bhagavā sāvatthiyaṁ viharati jetavane anāthapiṇḍikassa ārāme. </text:p>
          </table:table-cell>
          <table:table-cell/>
          <table:table-cell office:value-type="string" calcext:value-type="string">
            <text:p>Einmal hielt sich der Buddha bei Sāvatthī in Jetas Wäldchen auf, dem Kloster des Anāthapiṇḍika. </text:p>
          </table:table-cell>
          <table:table-cell office:value-type="string" calcext:value-type="string">
            <text:p>At one time the Buddha was staying near Sāvatthī in Jeta’s Grove, Anāthapiṇḍika’s monaster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3</text:p>
          </table:table-cell>
          <table:table-cell office:value-type="string" calcext:value-type="string">
            <text:p>Tena kho pana samayena āyasmā sāriputto sāvatthiyaṁ viharati pubbārāme migāramātupāsāde. </text:p>
          </table:table-cell>
          <table:table-cell/>
          <table:table-cell office:value-type="string" calcext:value-type="string">
            <text:p>Nun hielt sich zur gleichen Zeit der Ehrwürdige Sāriputta bei Sāvatthī im Ostkloster auf, dem Stelzen-Langhaus der Mutter Migāras. </text:p>
          </table:table-cell>
          <table:table-cell office:value-type="string" calcext:value-type="string">
            <text:p>Now at that time Venerable Sāriputta was staying near Sāvatthī in the Eastern Monastery, the stilt longhouse of Migāra’s mother.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4</text:p>
          </table:table-cell>
          <table:table-cell office:value-type="string" calcext:value-type="string">
            <text:p>Tatra kho āyasmā sāriputto bhikkhū āmantesi: </text:p>
          </table:table-cell>
          <table:table-cell/>
          <table:table-cell office:value-type="string" calcext:value-type="string">
            <text:p>Da wandte sich Sāriputta an die Mönche und Nonnen: </text:p>
          </table:table-cell>
          <table:table-cell office:value-type="string" calcext:value-type="string">
            <text:p>There Sāriputta addressed the mendican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1.5</text:p>
          </table:table-cell>
          <table:table-cell office:value-type="string" calcext:value-type="string">
            <text:p>“āvuso bhikkhave”ti. </text:p>
          </table:table-cell>
          <table:table-cell/>
          <table:table-cell office:value-type="string" calcext:value-type="string">
            <text:p>„Werte Freunde, Mönche und Nonnen!“ </text:p>
          </table:table-cell>
          <table:table-cell office:value-type="string" calcext:value-type="string">
            <text:p>“Reverends, mendicant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6</text:p>
          </table:table-cell>
          <table:table-cell office:value-type="string" calcext:value-type="string">
            <text:p>“Āvuso”ti kho te bhikkhū āyasmato sāriputtassa paccassosuṁ. </text:p>
          </table:table-cell>
          <table:table-cell/>
          <table:table-cell office:value-type="string" calcext:value-type="string">
            <text:p>„Werter Freund“, antworteten sie. </text:p>
          </table:table-cell>
          <table:table-cell office:value-type="string" calcext:value-type="string">
            <text:p>“Reverend,” they repli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7</text:p>
          </table:table-cell>
          <table:table-cell office:value-type="string" calcext:value-type="string">
            <text:p>Āyasmā sāriputto etadavoca: </text:p>
          </table:table-cell>
          <table:table-cell/>
          <table:table-cell office:value-type="string" calcext:value-type="string">
            <text:p>Sāriputta sagte: </text:p>
          </table:table-cell>
          <table:table-cell office:value-type="string" calcext:value-type="string">
            <text:p>Sāriputta said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8</text:p>
          </table:table-cell>
          <table:table-cell office:value-type="string" calcext:value-type="string">
            <text:p>“ajjhattasaṁyojanañca, āvuso, puggalaṁ desessāmi bahiddhāsaṁyojanañca. </text:p>
          </table:table-cell>
          <table:table-cell/>
          <table:table-cell office:value-type="string" calcext:value-type="string">
            <text:p>„Ich will euch über einen Menschen unterweisen, der innerlich gefesselt ist, und einen, der äußerlich gefesselt ist. </text:p>
          </table:table-cell>
          <table:table-cell office:value-type="string" calcext:value-type="string">
            <text:p>“I will teach you about a person fettered internally and one fettered externall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9</text:p>
          </table:table-cell>
          <table:table-cell office:value-type="string" calcext:value-type="string">
            <text:p>Taṁ suṇātha, sādhukaṁ manasi karotha, bhāsissāmī”ti. </text:p>
          </table:table-cell>
          <table:table-cell/>
          <table:table-cell office:value-type="string" calcext:value-type="string">
            <text:p>Hört zu und passt gut auf, ich werde sprechen.“ </text:p>
          </table:table-cell>
          <table:table-cell office:value-type="string" calcext:value-type="string">
            <text:p>Listen and pay close attention, I will speak.”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10</text:p>
          </table:table-cell>
          <table:table-cell office:value-type="string" calcext:value-type="string">
            <text:p>“Evamāvuso”ti kho te bhikkhū āyasmato sāriputtassa paccassosuṁ. </text:p>
          </table:table-cell>
          <table:table-cell/>
          <table:table-cell office:value-type="string" calcext:value-type="string">
            <text:p>„Ja, werter Freund“, antworteten sie. </text:p>
          </table:table-cell>
          <table:table-cell office:value-type="string" calcext:value-type="string">
            <text:p>“Yes, reverend,” they repli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1.11</text:p>
          </table:table-cell>
          <table:table-cell office:value-type="string" calcext:value-type="string">
            <text:p>Āyasmā sāriputto etadavoca: </text:p>
          </table:table-cell>
          <table:table-cell/>
          <table:table-cell office:value-type="string" calcext:value-type="string">
            <text:p>Sāriputta sagte: </text:p>
          </table:table-cell>
          <table:table-cell office:value-type="string" calcext:value-type="string">
            <text:p>Sāriputta said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2.1</text:p>
          </table:table-cell>
          <table:table-cell office:value-type="string" calcext:value-type="string">
            <text:p>“Katamo cāvuso, ajjhattasaṁyojano puggalo? </text:p>
          </table:table-cell>
          <table:table-cell/>
          <table:table-cell office:value-type="string" calcext:value-type="string">
            <text:p>„Wer ist ein Mensch, der innerlich gefesselt ist? </text:p>
          </table:table-cell>
          <table:table-cell office:value-type="string" calcext:value-type="string">
            <text:p>“Who is a person fettered internal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65, csp2ed15.65, dr20.82, ms15A2_80, sc36.2</text:p>
          </table:table-cell>
        </table:table-row>
        <table:table-row table:style-name="ro1">
          <table:table-cell office:value-type="string" calcext:value-type="string">
            <text:p>an2.36:2.2</text:p>
          </table:table-cell>
          <table:table-cell office:value-type="string" calcext:value-type="string">
            <text:p>Idhāvuso, bhikkhu sīlavā hoti, pātimokkhasaṁvarasaṁvuto viharati ācāragocarasampanno, aṇumattesu vajjesu bhayadassāvī, samādāya sikkhati sikkhāpadesu. </text:p>
          </table:table-cell>
          <table:table-cell/>
          <table:table-cell office:value-type="string" calcext:value-type="string">
            <text:p>Es ist ein Mönch, der sittlich ist, gezügelt gemäß der Ordenssatzung, der sich angemessen verhält und an angemessenen Orten um Almosen nachsucht. Er sieht die Gefahr im kleinsten Fehler und hält die Regeln ein, die er angenommen hat. </text:p>
          </table:table-cell>
          <table:table-cell office:value-type="string" calcext:value-type="string">
            <text:p>It’s a mendicant who is ethical, restrained in the monastic code, conducting themselves well and seeking alms in suitable places. Seeing danger in the slightest fault, they keep the rules they’ve undertake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2.3</text:p>
          </table:table-cell>
          <table:table-cell office:value-type="string" calcext:value-type="string">
            <text:p>So kāyassa bhedā paraṁ maraṇā aññataraṁ devanikāyaṁ upapajjati. </text:p>
          </table:table-cell>
          <table:table-cell/>
          <table:table-cell office:value-type="string" calcext:value-type="string">
            <text:p>Wenn sein Körper auseinanderbricht, nach dem Tod, wird er in einer Klasse von Göttern wiedergeboren. </text:p>
          </table:table-cell>
          <table:table-cell office:value-type="string" calcext:value-type="string">
            <text:p>When their body breaks up, after death, they’re reborn in one of the orders of go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2.4</text:p>
          </table:table-cell>
          <table:table-cell office:value-type="string" calcext:value-type="string">
            <text:p>So tato cuto āgāmī hoti, āgantā itthattaṁ. </text:p>
          </table:table-cell>
          <table:table-cell/>
          <table:table-cell office:value-type="string" calcext:value-type="string">
            <text:p>Wenn er dort verscheidet, ist er ein Wiederkehrer, der zu diesem Daseinszustand zurückkommt. </text:p>
          </table:table-cell>
          <table:table-cell office:value-type="string" calcext:value-type="string">
            <text:p>When they pass away from there, they’re a returner, who comes back to this state of exist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2.5</text:p>
          </table:table-cell>
          <table:table-cell office:value-type="string" calcext:value-type="string">
            <text:p>Ayaṁ vuccati, āvuso, ajjhattasaṁyojano puggalo āgāmī hoti, āgantā itthattaṁ. </text:p>
          </table:table-cell>
          <table:table-cell/>
          <table:table-cell office:value-type="string" calcext:value-type="string">
            <text:p>Diesen nennt man einen Menschen, der innerlich gefesselt ist, ein Wiederkehrer, der zu diesem Daseinszustand zurückkommt. </text:p>
          </table:table-cell>
          <table:table-cell office:value-type="string" calcext:value-type="string">
            <text:p>This is called a person who is fettered internally, a returner, who comes back to this state of existenc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3.1</text:p>
          </table:table-cell>
          <table:table-cell office:value-type="string" calcext:value-type="string">
            <text:p>Katamo cāvuso, bahiddhāsaṁyojano puggalo? </text:p>
          </table:table-cell>
          <table:table-cell/>
          <table:table-cell office:value-type="string" calcext:value-type="string">
            <text:p>Wer ist ein Mensch, der äußerlich gefesselt ist? </text:p>
          </table:table-cell>
          <table:table-cell office:value-type="string" calcext:value-type="string">
            <text:p>Who is a person fettered external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26, cck20.82, ms15A2_81, pts-vp-pli1.64, sc36.3</text:p>
          </table:table-cell>
        </table:table-row>
        <table:table-row table:style-name="ro1">
          <table:table-cell office:value-type="string" calcext:value-type="string">
            <text:p>an2.36:3.2</text:p>
          </table:table-cell>
          <table:table-cell office:value-type="string" calcext:value-type="string">
            <text:p>Idhāvuso, bhikkhu sīlavā hoti, pātimokkhasaṁvarasaṁvuto viharati ācāragocarasampanno, aṇumattesu vajjesu bhayadassāvī, samādāya sikkhati sikkhāpadesu. </text:p>
          </table:table-cell>
          <table:table-cell/>
          <table:table-cell office:value-type="string" calcext:value-type="string">
            <text:p>Es ist eine Nonne, die sittlich ist, gezügelt gemäß der Ordenssatzung, die sich angemessen verhält und an angemessenen Orten um Almosen nachsucht. Sie sieht die Gefahr im kleinsten Fehler und hält die Regeln ein, die sie angenommen hat. </text:p>
          </table:table-cell>
          <table:table-cell office:value-type="string" calcext:value-type="string">
            <text:p>It’s a mendicant who is ethical, restrained in the monastic code, conducting themselves well and seeking alms in suitable places. Seeing danger in the slightest fault, they keep the rules they’ve undertake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3.3</text:p>
          </table:table-cell>
          <table:table-cell office:value-type="string" calcext:value-type="string">
            <text:p>So aññataraṁ santaṁ cetovimuttiṁ upasampajja viharati. </text:p>
          </table:table-cell>
          <table:table-cell/>
          <table:table-cell office:value-type="string" calcext:value-type="string">
            <text:p>Sie tritt in eine gewisse friedvolle Erlösung des Herzens ein und verweilt darin. </text:p>
          </table:table-cell>
          <table:table-cell office:value-type="string" calcext:value-type="string">
            <text:p>They enter and remain in a certain peaceful state of freed min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3.4</text:p>
          </table:table-cell>
          <table:table-cell office:value-type="string" calcext:value-type="string">
            <text:p>So kāyassa bhedā paraṁ maraṇā aññataraṁ devanikāyaṁ upapajjati. </text:p>
          </table:table-cell>
          <table:table-cell/>
          <table:table-cell office:value-type="string" calcext:value-type="string">
            <text:p>Wenn ihr Körper auseinanderbricht, nach dem Tod, wird sie in einer Klasse von Göttern wiedergeboren. </text:p>
          </table:table-cell>
          <table:table-cell office:value-type="string" calcext:value-type="string">
            <text:p>When their body breaks up, after death, they’re reborn in one of the orders of go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3.5</text:p>
          </table:table-cell>
          <table:table-cell office:value-type="string" calcext:value-type="string">
            <text:p>So tato cuto anāgāmī hoti, anāgantā itthattaṁ. </text:p>
          </table:table-cell>
          <table:table-cell/>
          <table:table-cell office:value-type="string" calcext:value-type="string">
            <text:p>Wenn sie dort verscheidet, ist sie eine Nichtwiederkehrerin, die nicht zu diesem Daseinszustand zurückkommt. </text:p>
          </table:table-cell>
          <table:table-cell office:value-type="string" calcext:value-type="string">
            <text:p>When they pass away from there, they’re a non-returner, not coming back to this state of exist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3.6</text:p>
          </table:table-cell>
          <table:table-cell office:value-type="string" calcext:value-type="string">
            <text:p>Ayaṁ vuccatāvuso, bahiddhāsaṁyojano puggalo anāgāmī hoti, anāgantā itthattaṁ. </text:p>
          </table:table-cell>
          <table:table-cell/>
          <table:table-cell office:value-type="string" calcext:value-type="string">
            <text:p>Diese nennt man einen Menschen, der äußerlich gefesselt ist, eine Nichtwiederkehrerin, die nicht zu diesem Daseinszustand zurückkommt. </text:p>
          </table:table-cell>
          <table:table-cell office:value-type="string" calcext:value-type="string">
            <text:p>This is called a person who is fettered externally, a non-returner, who does not come back to this state of existenc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4.1</text:p>
          </table:table-cell>
          <table:table-cell office:value-type="string" calcext:value-type="string">
            <text:p>Puna caparaṁ, āvuso, bhikkhu sīlavā hoti …pe… samādāya sikkhati sikkhāpadesu. </text:p>
          </table:table-cell>
          <table:table-cell/>
          <table:table-cell office:value-type="string" calcext:value-type="string">
            <text:p>Weiterhin ist es ein Mönch, der sittlich ist, … und die Regeln einhält, die er angenommen hat. </text:p>
          </table:table-cell>
          <table:table-cell office:value-type="string" calcext:value-type="string">
            <text:p>Furthermore, a mendicant is ethical … they keep the rules they’ve undertake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82, sc36.4, sya20.82</text:p>
          </table:table-cell>
        </table:table-row>
        <table:table-row table:style-name="ro1">
          <table:table-cell office:value-type="string" calcext:value-type="string">
            <text:p>an2.36:4.2</text:p>
          </table:table-cell>
          <table:table-cell office:value-type="string" calcext:value-type="string">
            <text:p>So kāmānaṁyeva nibbidāya virāgāya nirodhāya paṭipanno hoti. </text:p>
          </table:table-cell>
          <table:table-cell/>
          <table:table-cell office:value-type="string" calcext:value-type="string">
            <text:p>Er übt nur für das Ziel der Ernüchterung, des Sichabwendens und Aufhörens in Bezug auf sinnliche Freuden. </text:p>
          </table:table-cell>
          <table:table-cell office:value-type="string" calcext:value-type="string">
            <text:p>They simply practice for disillusionment, dispassion, and cessation regarding sensual pleasur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4.3</text:p>
          </table:table-cell>
          <table:table-cell office:value-type="string" calcext:value-type="string">
            <text:p>So bhavānaṁyeva nibbidāya virāgāya nirodhāya paṭipanno hoti. </text:p>
          </table:table-cell>
          <table:table-cell/>
          <table:table-cell office:value-type="string" calcext:value-type="string">
            <text:p>Er übt nur für das Ziel der Ernüchterung, des Sichabwendens und Aufhörens in Bezug auf künftige Leben. </text:p>
          </table:table-cell>
          <table:table-cell office:value-type="string" calcext:value-type="string">
            <text:p>They simply practice for disillusionment, dispassion, and cessation regarding future liv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4.4</text:p>
          </table:table-cell>
          <table:table-cell office:value-type="string" calcext:value-type="string">
            <text:p>So taṇhākkhayāya paṭipanno hoti. </text:p>
          </table:table-cell>
          <table:table-cell/>
          <table:table-cell office:value-type="string" calcext:value-type="string">
            <text:p>Er übt für das Ziel, das Verlangen zu beenden. </text:p>
          </table:table-cell>
          <table:table-cell office:value-type="string" calcext:value-type="string">
            <text:p>They practice for the ending of crav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4.5</text:p>
          </table:table-cell>
          <table:table-cell office:value-type="string" calcext:value-type="string">
            <text:p>So lobhakkhayāya paṭipanno hoti. </text:p>
          </table:table-cell>
          <table:table-cell/>
          <table:table-cell office:value-type="string" calcext:value-type="string">
            <text:p>Er übt für das Ziel, die Gier zu beenden. </text:p>
          </table:table-cell>
          <table:table-cell office:value-type="string" calcext:value-type="string">
            <text:p>They practice for the ending of gre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4.6</text:p>
          </table:table-cell>
          <table:table-cell office:value-type="string" calcext:value-type="string">
            <text:p>So kāyassa bhedā paraṁ maraṇā aññataraṁ devanikāyaṁ upapajjati. </text:p>
          </table:table-cell>
          <table:table-cell/>
          <table:table-cell office:value-type="string" calcext:value-type="string">
            <text:p>Wenn sein Körper auseinanderbricht, nach dem Tod, wird er in einer Klasse von Göttern wiedergeboren. </text:p>
          </table:table-cell>
          <table:table-cell office:value-type="string" calcext:value-type="string">
            <text:p>When their body breaks up, after death, they are reborn in one of the orders of go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4.7</text:p>
          </table:table-cell>
          <table:table-cell office:value-type="string" calcext:value-type="string">
            <text:p>So tato cuto anāgāmī hoti, anāgantā itthattaṁ. </text:p>
          </table:table-cell>
          <table:table-cell/>
          <table:table-cell office:value-type="string" calcext:value-type="string">
            <text:p>Wenn er dort verscheidet, ist er ein Nichtwiederkehrer, der nicht zu diesem Daseinszustand zurückkommt. </text:p>
          </table:table-cell>
          <table:table-cell office:value-type="string" calcext:value-type="string">
            <text:p>When they pass away from there, they are non-returners, not coming back to this state of exist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4.8</text:p>
          </table:table-cell>
          <table:table-cell office:value-type="string" calcext:value-type="string">
            <text:p>Ayaṁ vuccatāvuso, bahiddhāsaṁyojano puggalo anāgāmī hoti, anāgantā itthattan”ti. </text:p>
          </table:table-cell>
          <table:table-cell/>
          <table:table-cell office:value-type="string" calcext:value-type="string">
            <text:p>Diesen nennt man einen Menschen, der äußerlich gefesselt ist, ein Nichtwiederkehrer, der nicht zu diesem Daseinszustand zurückkommt.“ </text:p>
          </table:table-cell>
          <table:table-cell office:value-type="string" calcext:value-type="string">
            <text:p>This is called a person who is fettered externally, a non-returner, who does not come back to this state of existenc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5.1</text:p>
          </table:table-cell>
          <table:table-cell office:value-type="string" calcext:value-type="string">
            <text:p>Atha kho sambahulā samacittā devatā yena bhagavā tenupasaṅkamiṁsu; upasaṅkamitvā bhagavantaṁ abhivādetvā ekamantaṁ aṭṭhaṁsu. Ekamantaṁ ṭhitā kho tā devatā bhagavantaṁ etadavocuṁ: </text:p>
          </table:table-cell>
          <table:table-cell/>
          <table:table-cell office:value-type="string" calcext:value-type="string">
            <text:p>Da gingen einige friedvoll gesinnte Gottheiten zum Buddha, verbeugten sich, stellten sich zur Seite hin und sagten zu ihm: </text:p>
          </table:table-cell>
          <table:table-cell office:value-type="string" calcext:value-type="string">
            <text:p>Then several peaceful-minded deities went up to the Buddha, bowed, stood to one side, and said to the Buddh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83, csp1ed15.66, csp2ed15.66, dr20.83, ms15A2_83, ndp16.62, pts-vp-pli1.65, sc36.5, vri35.81</text:p>
          </table:table-cell>
        </table:table-row>
        <table:table-row table:style-name="ro1">
          <table:table-cell office:value-type="string" calcext:value-type="string">
            <text:p>an2.36:5.2</text:p>
          </table:table-cell>
          <table:table-cell office:value-type="string" calcext:value-type="string">
            <text:p>“eso, bhante, āyasmā sāriputto pubbārāme migāramātupāsāde bhikkhūnaṁ ajjhattasaṁyojanañca puggalaṁ deseti bahiddhāsaṁyojanañca. </text:p>
          </table:table-cell>
          <table:table-cell/>
          <table:table-cell office:value-type="string" calcext:value-type="string">
            <text:p>„Herr, der Ehrwürdige Sāriputta ist im Ostkloster, dem Stelzen-Langhaus der Mutter Migāras, und unterweist dort die Mönche und Nonnen über einen Menschen, der innerlich gefesselt ist, und einen, der äußerlich gefesselt ist. </text:p>
          </table:table-cell>
          <table:table-cell office:value-type="string" calcext:value-type="string">
            <text:p>“Sir, Venerable Sāriputta is in the Eastern Monastery, the stilt longhouse of Migāra’s mother, where he is teaching the mendicants about a person with internal fetters and one with external fett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5.3</text:p>
          </table:table-cell>
          <table:table-cell office:value-type="string" calcext:value-type="string">
            <text:p>Haṭṭhā, bhante, parisā. </text:p>
          </table:table-cell>
          <table:table-cell/>
          <table:table-cell office:value-type="string" calcext:value-type="string">
            <text:p>Die Versammlung ist überglücklich! </text:p>
          </table:table-cell>
          <table:table-cell office:value-type="string" calcext:value-type="string">
            <text:p>The assembly is overjoy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5.4</text:p>
          </table:table-cell>
          <table:table-cell office:value-type="string" calcext:value-type="string">
            <text:p>Sādhu, bhante, bhagavā yenāyasmā sāriputto tenupasaṅkamatu anukampaṁ upādāyā”ti. </text:p>
          </table:table-cell>
          <table:table-cell/>
          <table:table-cell office:value-type="string" calcext:value-type="string">
            <text:p>Herr, bitte geh aus Anteilnahme zum Ehrwürdigen Sāriputta.“ </text:p>
          </table:table-cell>
          <table:table-cell office:value-type="string" calcext:value-type="string">
            <text:p>Sir, please go to Venerable Sāriputta out of compass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5.5</text:p>
          </table:table-cell>
          <table:table-cell office:value-type="string" calcext:value-type="string">
            <text:p>Adhivāsesi bhagavā tuṇhībhāvena. </text:p>
          </table:table-cell>
          <table:table-cell/>
          <table:table-cell office:value-type="string" calcext:value-type="string">
            <text:p>Der Buddha stimmte schweigend zu. </text:p>
          </table:table-cell>
          <table:table-cell office:value-type="string" calcext:value-type="string">
            <text:p>The Buddha consented in silenc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5.6</text:p>
          </table:table-cell>
          <table:table-cell office:value-type="string" calcext:value-type="string">
            <text:p>Atha kho bhagavā—seyyathāpi nāma balavā puriso samiñjitaṁ vā bāhaṁ pasāreyya, pasāritaṁ vā bāhaṁ samiñjeyya; evamevaṁ—jetavane antarahito pubbārāme migāramātupāsāde āyasmato sāriputtassa sammukhe pāturahosi. </text:p>
          </table:table-cell>
          <table:table-cell office:value-type="string" calcext:value-type="string">
            <text:p>samiñjitaṁ → sammiñjitaṁ (bj, sya-all, km, pts1ed)</text:p>
          </table:table-cell>
          <table:table-cell office:value-type="string" calcext:value-type="string">
            <text:p>Da verschwand der Buddha, so leicht wie eine starke Person den Arm strecken oder beugen würde, aus Jetas Wäldchen und erschien wieder im Ostkloster, dem Stelzen-Langhaus der Mutter Migāras, vor Sāriputta. </text:p>
          </table:table-cell>
          <table:table-cell office:value-type="string" calcext:value-type="string">
            <text:p>Then the Buddha, as easily as a strong person would extend or contract their arm, vanished from Jeta’s Grove and reappeared in the Eastern Monastery, the stilt longhouse of Migāra’s mother, in front of Sāriputt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6:5.7</text:p>
          </table:table-cell>
          <table:table-cell office:value-type="string" calcext:value-type="string">
            <text:p>Nisīdi bhagavā paññatte āsane. </text:p>
          </table:table-cell>
          <table:table-cell/>
          <table:table-cell office:value-type="string" calcext:value-type="string">
            <text:p>Er setzte sich auf den ausgebreiteten Sitz. </text:p>
          </table:table-cell>
          <table:table-cell office:value-type="string" calcext:value-type="string">
            <text:p>He sat on the seat spread ou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5.8</text:p>
          </table:table-cell>
          <table:table-cell office:value-type="string" calcext:value-type="string">
            <text:p>Āyasmāpi kho sāriputto bhagavantaṁ abhivādetvā ekamantaṁ nisīdi. </text:p>
          </table:table-cell>
          <table:table-cell/>
          <table:table-cell office:value-type="string" calcext:value-type="string">
            <text:p>Sāriputta verbeugte sich vor dem Buddha und setzte sich zur Seite hin. </text:p>
          </table:table-cell>
          <table:table-cell office:value-type="string" calcext:value-type="string">
            <text:p>Sāriputta bowed to the Buddha and sat down to one sid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5.9</text:p>
          </table:table-cell>
          <table:table-cell office:value-type="string" calcext:value-type="string">
            <text:p>Ekamantaṁ nisinnaṁ kho āyasmantaṁ sāriputtaṁ bhagavā etadavoca: </text:p>
          </table:table-cell>
          <table:table-cell/>
          <table:table-cell office:value-type="string" calcext:value-type="string">
            <text:p>Der Buddha sagte zu ihm: </text:p>
          </table:table-cell>
          <table:table-cell office:value-type="string" calcext:value-type="string">
            <text:p>The Buddha said to hi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6.1</text:p>
          </table:table-cell>
          <table:table-cell office:value-type="string" calcext:value-type="string">
            <text:p>“Idha, sāriputta, sambahulā samacittā devatā yenāhaṁ tenupasaṅkamiṁsu; upasaṅkamitvā maṁ abhivādetvā ekamantaṁ aṭṭhaṁsu. Ekamantaṁ ṭhitā kho, sāriputta, tā devatā maṁ etadavocuṁ: </text:p>
          </table:table-cell>
          <table:table-cell/>
          <table:table-cell office:value-type="string" calcext:value-type="string">
            <text:p>„Gerade eben, Sāriputta, kamen einige friedvoll gesinnte Gottheiten zu mir, verbeugten sich, stellten sich zur Seite hin und sagten zu mir: </text:p>
          </table:table-cell>
          <table:table-cell office:value-type="string" calcext:value-type="string">
            <text:p>“Just now, Sāriputta, several peaceful-minded deities came up to me, bowed, and stood to one side. Those deities said to m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28, cck20.84, dr20.84, ms15A2_84, sc36.6, sya20.83</text:p>
          </table:table-cell>
        </table:table-row>
        <table:table-row table:style-name="ro1">
          <table:table-cell office:value-type="string" calcext:value-type="string">
            <text:p>an2.36:6.2</text:p>
          </table:table-cell>
          <table:table-cell office:value-type="string" calcext:value-type="string">
            <text:p>‘eso, bhante, āyasmā sāriputto pubbārāme migāramātupāsāde bhikkhūnaṁ ajjhattasaṁyojanañca puggalaṁ deseti bahiddhāsaṁyojanañca. </text:p>
          </table:table-cell>
          <table:table-cell/>
          <table:table-cell office:value-type="string" calcext:value-type="string">
            <text:p>‚Herr, der Ehrwürdige Sāriputta ist im Ostkloster, dem Stelzen-Langhaus der Mutter Migāras, und unterweist dort die Mönche und Nonnen über einen Menschen, der innerlich gefesselt ist, und einen, der äußerlich gefesselt ist. </text:p>
          </table:table-cell>
          <table:table-cell office:value-type="string" calcext:value-type="string">
            <text:p>‘Sir, Venerable Sāriputta is in the Eastern Monastery, the stilt longhouse of Migāra’s mother, where he is teaching the mendicants about a person with internal fetters and one with external fett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3</text:p>
          </table:table-cell>
          <table:table-cell office:value-type="string" calcext:value-type="string">
            <text:p>Haṭṭhā, bhante, parisā. </text:p>
          </table:table-cell>
          <table:table-cell/>
          <table:table-cell office:value-type="string" calcext:value-type="string">
            <text:p>Die Versammlung ist überglücklich! </text:p>
          </table:table-cell>
          <table:table-cell office:value-type="string" calcext:value-type="string">
            <text:p>The assembly is overjoy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4</text:p>
          </table:table-cell>
          <table:table-cell office:value-type="string" calcext:value-type="string">
            <text:p>Sādhu, bhante, bhagavā yena āyasmā sāriputto tenupasaṅkamatu anukampaṁ upādāyā’ti. </text:p>
          </table:table-cell>
          <table:table-cell/>
          <table:table-cell office:value-type="string" calcext:value-type="string">
            <text:p>Herr, bitte geh aus Anteilnahme zum Ehrwürdigen Sāriputta.‘ </text:p>
          </table:table-cell>
          <table:table-cell office:value-type="string" calcext:value-type="string">
            <text:p>Sir, please go to Venerable Sāriputta out of compassio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6.5</text:p>
          </table:table-cell>
          <table:table-cell office:value-type="string" calcext:value-type="string">
            <text:p>Tā kho pana, sāriputta, devatā dasapi hutvā vīsampi hutvā tiṁsampi hutvā cattālīsampi hutvā paññāsampi hutvā saṭṭhipi hutvā āraggakoṭinitudanamattepi tiṭṭhanti, na ca aññamaññaṁ byābādhenti. </text:p>
          </table:table-cell>
          <table:table-cell office:value-type="string" calcext:value-type="string">
            <text:p>byābādhenti → byābādhentīti (sabbattha)</text:p>
          </table:table-cell>
          <table:table-cell office:value-type="string" calcext:value-type="string">
            <text:p>Obwohl diese Gottheiten zehn, zwanzig, dreißig, vierzig, fünfzig oder sechzig zählen, können sie auf einer Nadelspitze stehen, ohne aneinander zu stoßen. </text:p>
          </table:table-cell>
          <table:table-cell office:value-type="string" calcext:value-type="string">
            <text:p>Those deities, though they number ten, twenty, thirty, forty, fifty, or sixty, can stand on the point of a needle without bumping up against each other.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
          </table:table-cell>
        </table:table-row>
        <table:table-row table:style-name="ro1">
          <table:table-cell office:value-type="string" calcext:value-type="string">
            <text:p>an2.36:6.6</text:p>
          </table:table-cell>
          <table:table-cell office:value-type="string" calcext:value-type="string">
            <text:p>Siyā kho pana, sāriputta, evamassa: </text:p>
          </table:table-cell>
          <table:table-cell office:value-type="string" calcext:value-type="string">
            <text:p>pana → pana te (bj, sya-all, km, pts1ed)</text:p>
          </table:table-cell>
          <table:table-cell office:value-type="string" calcext:value-type="string">
            <text:p>Sāriputta, du denkst vielleicht: </text:p>
          </table:table-cell>
          <table:table-cell office:value-type="string" calcext:value-type="string">
            <text:p>Sāriputta, you might think: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6:6.7</text:p>
          </table:table-cell>
          <table:table-cell office:value-type="string" calcext:value-type="string">
            <text:p>‘tattha nūna tāsaṁ devatānaṁ tathā cittaṁ bhāvitaṁ yena tā devatā dasapi hutvā vīsampi hutvā tiṁsampi hutvā cattālīsampi hutvā paññāsampi hutvā saṭṭhipi hutvā āraggakoṭinitudanamattepi tiṭṭhanti na ca aññamaññaṁ byābādhentī’ti. </text:p>
          </table:table-cell>
          <table:table-cell/>
          <table:table-cell office:value-type="string" calcext:value-type="string">
            <text:p>‚Sicherlich haben diese Gottheiten, von denen so viele auf einer Nadelspitze stehen können, ohne aneinander zu stoßen, ihren Geist dort entwickelt.‘ </text:p>
          </table:table-cell>
          <table:table-cell office:value-type="string" calcext:value-type="string">
            <text:p>‘Surely those deities, since so many of them can stand on the point of a needle without bumping up against each other, must have developed their minds in that pla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8</text:p>
          </table:table-cell>
          <table:table-cell office:value-type="string" calcext:value-type="string">
            <text:p>Na kho panetaṁ, sāriputta, evaṁ daṭṭhabbaṁ. </text:p>
          </table:table-cell>
          <table:table-cell/>
          <table:table-cell office:value-type="string" calcext:value-type="string">
            <text:p>Aber so solltest du es nicht sehen. </text:p>
          </table:table-cell>
          <table:table-cell office:value-type="string" calcext:value-type="string">
            <text:p>But you should not see it like thi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9</text:p>
          </table:table-cell>
          <table:table-cell office:value-type="string" calcext:value-type="string">
            <text:p>Idheva kho, sāriputta, tāsaṁ devatānaṁ tathā cittaṁ bhāvitaṁ, yena tā devatā dasapi hutvā …pe… na ca aññamaññaṁ byābādhenti. </text:p>
          </table:table-cell>
          <table:table-cell/>
          <table:table-cell office:value-type="string" calcext:value-type="string">
            <text:p>Diese Gottheiten haben hier ihren Geist entwickelt. </text:p>
          </table:table-cell>
          <table:table-cell office:value-type="string" calcext:value-type="string">
            <text:p>It was right here that those deities developed their mind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6.10</text:p>
          </table:table-cell>
          <table:table-cell office:value-type="string" calcext:value-type="string">
            <text:p>Tasmātiha, sāriputta,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6.11</text:p>
          </table:table-cell>
          <table:table-cell office:value-type="string" calcext:value-type="string">
            <text:p>‘santindriyā bhavissāma santamānasā’ti. </text:p>
          </table:table-cell>
          <table:table-cell/>
          <table:table-cell office:value-type="string" calcext:value-type="string">
            <text:p>‚Unsere Sinne und unser Geist sollen friedvoll sein.‘ </text:p>
          </table:table-cell>
          <table:table-cell office:value-type="string" calcext:value-type="string">
            <text:p>‘We shall have peaceful faculties and peaceful min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12</text:p>
          </table:table-cell>
          <table:table-cell office:value-type="string" calcext:value-type="string">
            <text:p>Evañhi vo, sāriputta, sikkhitabbaṁ. </text:p>
          </table:table-cell>
          <table:table-cell/>
          <table:table-cell office:value-type="string" calcext:value-type="string">
            <text:p>So solltet ihr üben. </text:p>
          </table:table-cell>
          <table:table-cell office:value-type="string" calcext:value-type="string">
            <text:p>That’s how you should trai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13</text:p>
          </table:table-cell>
          <table:table-cell office:value-type="string" calcext:value-type="string">
            <text:p>‘Santindriyānañhi vo, sāriputta, santamānasānaṁ santaṁyeva kāyakammaṁ bhavissati santaṁ vacīkammaṁ santaṁ manokammaṁ. </text:p>
          </table:table-cell>
          <table:table-cell/>
          <table:table-cell office:value-type="string" calcext:value-type="string">
            <text:p>Wenn eure Sinne und euer Geist friedvoll sind, werden eure Handlungen mit dem Körper, der Sprache und dem Geist friedvoll sein beim Gedanken: </text:p>
          </table:table-cell>
          <table:table-cell office:value-type="string" calcext:value-type="string">
            <text:p>When your faculties and mind are peaceful, your acts of body, speech, and mind will be peaceful, think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14</text:p>
          </table:table-cell>
          <table:table-cell office:value-type="string" calcext:value-type="string">
            <text:p>Santaṁyeva upahāraṁ upaharissāma sabrahmacārīsū’ti. </text:p>
          </table:table-cell>
          <table:table-cell/>
          <table:table-cell office:value-type="string" calcext:value-type="string">
            <text:p>‚Wir wollen unseren geistlichen Gefährten das Geschenk des Friedens machen.‘ </text:p>
          </table:table-cell>
          <table:table-cell office:value-type="string" calcext:value-type="string">
            <text:p>‘We shall present the gift of peace to our spiritual companion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6:6.15</text:p>
          </table:table-cell>
          <table:table-cell office:value-type="string" calcext:value-type="string">
            <text:p>‘Evañhi vo, sāriputta, sikkhitabbaṁ. </text:p>
          </table:table-cell>
          <table:table-cell/>
          <table:table-cell office:value-type="string" calcext:value-type="string">
            <text:p>So solltet ihr üben. </text:p>
          </table:table-cell>
          <table:table-cell office:value-type="string" calcext:value-type="string">
            <text:p>That’s how you should trai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6:6.16</text:p>
          </table:table-cell>
          <table:table-cell office:value-type="string" calcext:value-type="string">
            <text:p>Anassuṁ kho, sāriputta, aññatitthiyā paribbājakā ye imaṁ dhammapariyāyaṁ nāssosun’”ti. </text:p>
          </table:table-cell>
          <table:table-cell/>
          <table:table-cell office:value-type="string" calcext:value-type="string">
            <text:p>Sāriputta, die Wanderer, die andere Wege gehen, und die diese Darstellung der Lehre nicht gehört haben, sind verloren.“ </text:p>
          </table:table-cell>
          <table:table-cell office:value-type="string" calcext:value-type="string">
            <text:p>Those wanderers who follow other paths, Sāriputta, who have not heard this exposition of the teaching are lost.” </text:p>
          </table:table-cell>
          <table:table-cell table:number-columns-repeated="3" office:value-type="string" calcext:value-type="string">
            <text:p/>
          </table:table-cell>
          <table:table-cell office:value-type="string" calcext:value-type="string">
            <text:p>&lt;p&gt;{}&lt;/p&gt;&lt;/article&gt;</text:p>
          </table:table-cell>
          <table:table-cell/>
        </table:table-row>
        <table:table-row table:style-name="ro1">
          <table:table-cell office:value-type="string" calcext:value-type="string">
            <text:p>an2.37:0.1</text:p>
          </table:table-cell>
          <table:table-cell office:value-type="float" office:value="37" calcext:value-type="float">
            <text:p>37</text:p>
          </table:table-cell>
          <table:table-cell/>
          <table:table-cell table:number-columns-repeated="2" office:value-type="string" calcext:value-type="string">
            <text:p>37 </text:p>
          </table:table-cell>
          <table:table-cell table:number-columns-repeated="3" office:value-type="string" calcext:value-type="string">
            <text:p/>
          </table:table-cell>
          <table:table-cell office:value-type="string" calcext:value-type="string">
            <text:p>&lt;article id='an2.37'&gt;&lt;h2 class='sutta-title'&gt;{}&lt;/h2&gt;</text:p>
          </table:table-cell>
          <table:table-cell/>
        </table:table-row>
        <table:table-row table:style-name="ro1">
          <table:table-cell office:value-type="string" calcext:value-type="string">
            <text:p>an2.37:1.1</text:p>
          </table:table-cell>
          <table:table-cell office:value-type="string" calcext:value-type="string">
            <text:p>Evaṁ me sutaṁ—</text:p>
          </table:table-cell>
          <table:table-cell/>
          <table:table-cell office:value-type="string" calcext:value-type="string">
            <text:p>So habe ich es gehört. </text:p>
          </table:table-cell>
          <table:table-cell office:value-type="string" calcext:value-type="string">
            <text:p>So I have heard. </text:p>
          </table:table-cell>
          <table:table-cell table:number-columns-repeated="3" office:value-type="string" calcext:value-type="string">
            <text:p/>
          </table:table-cell>
          <table:table-cell office:value-type="string" calcext:value-type="string">
            <text:p>&lt;p&gt;&lt;span class='evam'&gt;{}&lt;/span&gt;</text:p>
          </table:table-cell>
          <table:table-cell office:value-type="string" calcext:value-type="string">
            <text:p>bj18.130, csp1ed15.67, csp2ed15.67, ms15A2_85, msdiv38, ndp16.63, pts-vp-pli1.66, sc37.1, sya20.84, vri35.82</text:p>
          </table:table-cell>
        </table:table-row>
        <table:table-row table:style-name="ro1">
          <table:table-cell office:value-type="string" calcext:value-type="string">
            <text:p>an2.37:1.2</text:p>
          </table:table-cell>
          <table:table-cell office:value-type="string" calcext:value-type="string">
            <text:p>ekaṁ samayaṁ āyasmā mahākaccāno varaṇāyaṁ viharati bhaddasāritīre. </text:p>
          </table:table-cell>
          <table:table-cell office:value-type="string" calcext:value-type="string">
            <text:p>bhaddasāritīre → kaddamadahatīre (bj, sya-all, km, pts1ed)</text:p>
          </table:table-cell>
          <table:table-cell office:value-type="string" calcext:value-type="string">
            <text:p>Einmal hielt sich der Ehrwürdige Mahākaccāna bei Varaṇā auf, am Ufer des Sees Kaddama. </text:p>
          </table:table-cell>
          <table:table-cell office:value-type="string" calcext:value-type="string">
            <text:p>At one time Venerable Mahākaccāna was staying at Varaṇā, on the bank of the Kaddama Lake. </text:p>
          </table:table-cell>
          <table:table-cell table:number-columns-repeated="2" office:value-type="string" calcext:value-type="string">
            <text:p/>
          </table:table-cell>
          <table:table-cell office:value-type="string" calcext:value-type="string">
            <text:p>Two completely different locations given. I have adopted the better attested one against the text.</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7:1.3</text:p>
          </table:table-cell>
          <table:table-cell office:value-type="string" calcext:value-type="string">
            <text:p>Atha kho ārāmadaṇḍo brāhmaṇo yenāyasmā mahākaccāno tenupasaṅkami; upasaṅkamitvā āyasmatā mahākaccānena saddhiṁ sammodi. </text:p>
          </table:table-cell>
          <table:table-cell/>
          <table:table-cell office:value-type="string" calcext:value-type="string">
            <text:p>Da ging der Brahmane Ārāmadaṇḍa zu Mahākaccāna und tauschte Willkommensgrüße mit ihm aus. </text:p>
          </table:table-cell>
          <table:table-cell office:value-type="string" calcext:value-type="string">
            <text:p>Then the brahmin Ārāmadaṇḍa went up to Mahākaccāna, and exchanged greetings with hi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7:1.4</text:p>
          </table:table-cell>
          <table:table-cell office:value-type="string" calcext:value-type="string">
            <text:p>Sammodanīyaṁ kathaṁ sāraṇīyaṁ vītisāretvā ekamantaṁ nisīdi. Ekamantaṁ nisinno kho ārāmadaṇḍo brāhmaṇo āyasmantaṁ mahākaccānaṁ etadavoca: </text:p>
          </table:table-cell>
          <table:table-cell/>
          <table:table-cell office:value-type="string" calcext:value-type="string">
            <text:p>Nach der Begrüßung und dem Austausch von Höflichkeiten setzte er sich zur Seite hin und sagte zu Mahākaccāna: </text:p>
          </table:table-cell>
          <table:table-cell office:value-type="string" calcext:value-type="string">
            <text:p>When the greetings and polite conversation were over, he sat down to one side and said to Mahākaccāna: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7:1.5</text:p>
          </table:table-cell>
          <table:table-cell office:value-type="string" calcext:value-type="string">
            <text:p>“ko nu kho, bho kaccāna, hetu ko paccayo yena khattiyāpi khattiyehi vivadanti, brāhmaṇāpi brāhmaṇehi vivadanti, gahapatikāpi gahapatikehi vivadantī”ti? </text:p>
          </table:table-cell>
          <table:table-cell/>
          <table:table-cell office:value-type="string" calcext:value-type="string">
            <text:p>„Was ist die Ursache, Meister Kaccāna, was ist der Grund dafür, dass Adlige mit Adligen streiten, dass Brahmanen mit Brahmanen und Hausbesitzer mit Hausbesitzern streiten?“ </text:p>
          </table:table-cell>
          <table:table-cell office:value-type="string" calcext:value-type="string">
            <text:p>“What is the cause, Master Kaccāna, what is the reason why aristocrats fight with aristocrats, brahmins fight with brahmins, and householders fight with householders?”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37:1.6</text:p>
          </table:table-cell>
          <table:table-cell office:value-type="string" calcext:value-type="string">
            <text:p>“Kāmarāgābhinivesavinibandhapaligedhapariyuṭṭhānajjhosānahetu kho, brāhmaṇa, khattiyāpi khattiyehi vivadanti, brāhmaṇāpi brāhmaṇehi vivadanti, gahapatikāpi gahapatikehi vivadantī”ti. </text:p>
          </table:table-cell>
          <table:table-cell office:value-type="string" calcext:value-type="string">
            <text:p>Kāmarāgābhinivesavinibandhapaligedhapariyuṭṭhānajjhosānahetu → kāmarāgavinivesavinibandha (bj, sya-all, km, pts1ed)</text:p>
          </table:table-cell>
          <table:table-cell office:value-type="string" calcext:value-type="string">
            <text:p>„Weil sie an sinnlichem Verlangen festhalten, weil sie gekettet, geizig und anhänglich sind, deshalb streiten Adlige mit Adligen, Brahmanen mit Brahmanen, und Hausbesitzer streiten mit Hausbesitzern.“ </text:p>
          </table:table-cell>
          <table:table-cell office:value-type="string" calcext:value-type="string">
            <text:p>“It is because of their insistence on sensual desire, their shackles, avarice, and attachment, that aristocrats fight with aristocrats, brahmins fight with brahmins, and householders fight with householder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
          </table:table-cell>
        </table:table-row>
        <table:table-row table:style-name="ro1">
          <table:table-cell office:value-type="string" calcext:value-type="string">
            <text:p>an2.37:2.1</text:p>
          </table:table-cell>
          <table:table-cell office:value-type="string" calcext:value-type="string">
            <text:p>“Ko pana, bho kaccāna, hetu ko paccayo yena samaṇāpi samaṇehi vivadantī”ti? </text:p>
          </table:table-cell>
          <table:table-cell/>
          <table:table-cell office:value-type="string" calcext:value-type="string">
            <text:p>„Was ist die Ursache, Meister Kaccāna, was ist der Grund dafür, dass Asketen mit Asketen streiten?“ </text:p>
          </table:table-cell>
          <table:table-cell office:value-type="string" calcext:value-type="string">
            <text:p>“What is the cause, Master Kaccāna, what is the reason why ascetics fight with ascetic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86, sc37.2</text:p>
          </table:table-cell>
        </table:table-row>
        <table:table-row table:style-name="ro1">
          <table:table-cell office:value-type="string" calcext:value-type="string">
            <text:p>an2.37:2.2</text:p>
          </table:table-cell>
          <table:table-cell office:value-type="string" calcext:value-type="string">
            <text:p>“Diṭṭhirāgābhinivesavinibandhapaligedhapariyuṭṭhānajjhosānahetu kho, brāhmaṇa, samaṇāpi samaṇehi vivadantī”ti. </text:p>
          </table:table-cell>
          <table:table-cell/>
          <table:table-cell office:value-type="string" calcext:value-type="string">
            <text:p>„Weil sie an Ansichten festhalten, weil sie gekettet, geizig und anhänglich sind, deshalb streiten Asketen mit Asketen.“ </text:p>
          </table:table-cell>
          <table:table-cell office:value-type="string" calcext:value-type="string">
            <text:p>“It is because of their insistence on views, their shackles, avarice, and attachment, that ascetics fight with ascetics.”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37:3.1</text:p>
          </table:table-cell>
          <table:table-cell office:value-type="string" calcext:value-type="string">
            <text:p>“Atthi pana, bho kaccāna, koci lokasmiṁ yo imañceva kāmarāgābhinivesavinibandhapaligedhapariyuṭṭhānajjhosānaṁ samatikkanto, imañca diṭṭhirāgābhinivesavinibandhapaligedhapariyuṭṭhānajjhosānaṁ samatikkanto”ti? </text:p>
          </table:table-cell>
          <table:table-cell/>
          <table:table-cell office:value-type="string" calcext:value-type="string">
            <text:p>„Meister Kaccāna, gibt es in der Welt jemanden, der über das Festhalten an sinnlichem Verlangen und das Festhalten an Ansichten hinausgegangen ist?“ </text:p>
          </table:table-cell>
          <table:table-cell office:value-type="string" calcext:value-type="string">
            <text:p>“Master Kaccāna, is there anyone in the world who has gone beyond the insistence on sensual desire and the insistence on view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cck20.85, dr20.85, ms15A2_87, sc37.3</text:p>
          </table:table-cell>
        </table:table-row>
        <table:table-row table:style-name="ro1">
          <table:table-cell office:value-type="string" calcext:value-type="string">
            <text:p>an2.37:3.2</text:p>
          </table:table-cell>
          <table:table-cell office:value-type="string" calcext:value-type="string">
            <text:p>“Atthi, brāhmaṇa, lokasmiṁ yo imañceva kāmarāgābhinivesavinibandhapaligedhapariyuṭṭhānajjhosānaṁ samatikkanto, imañca diṭṭhirāgābhinivesavinibandhapaligedhapariyuṭṭhānajjhosānaṁ samatikkanto”ti. </text:p>
          </table:table-cell>
          <table:table-cell/>
          <table:table-cell office:value-type="string" calcext:value-type="string">
            <text:p>„Den gibt es, Brahmane.“ </text:p>
          </table:table-cell>
          <table:table-cell office:value-type="string" calcext:value-type="string">
            <text:p>“There is, brahmin.”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37:4.1</text:p>
          </table:table-cell>
          <table:table-cell office:value-type="string" calcext:value-type="string">
            <text:p>“Ko pana so, bho kaccāna, lokasmiṁ yo imañceva kāmarāgābhinivesavinibandhapaligedhapariyuṭṭhānajjhosānaṁ samatikkanto, imañca diṭṭhirāgābhinivesavinibandhapaligedhapariyuṭṭhānajjhosānaṁ samatikkanto”ti? </text:p>
          </table:table-cell>
          <table:table-cell/>
          <table:table-cell office:value-type="string" calcext:value-type="string">
            <text:p>„Wer in der Welt ist über das Festhalten an sinnlichem Verlangen und das Festhalten an Ansichten hinausgegangen?“ </text:p>
          </table:table-cell>
          <table:table-cell office:value-type="string" calcext:value-type="string">
            <text:p>“Who in the world has gone beyond the insistence on sensual desire and the insistence on view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88, pts-vp-pli1.67, sc37.4, sya20.85</text:p>
          </table:table-cell>
        </table:table-row>
        <table:table-row table:style-name="ro1">
          <table:table-cell office:value-type="string" calcext:value-type="string">
            <text:p>an2.37:4.2</text:p>
          </table:table-cell>
          <table:table-cell office:value-type="string" calcext:value-type="string">
            <text:p>“Atthi, brāhmaṇa, puratthimesu janapadesu sāvatthī nāma nagaraṁ. </text:p>
          </table:table-cell>
          <table:table-cell/>
          <table:table-cell office:value-type="string" calcext:value-type="string">
            <text:p>„In den Ländern im Osten gibt es eine Stadt namens Sāvatthī. </text:p>
          </table:table-cell>
          <table:table-cell office:value-type="string" calcext:value-type="string">
            <text:p>“In the eastern lands there is a city called Sāvatthī.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7:4.3</text:p>
          </table:table-cell>
          <table:table-cell office:value-type="string" calcext:value-type="string">
            <text:p>Tattha so bhagavā etarahi viharati arahaṁ sammāsambuddho. </text:p>
          </table:table-cell>
          <table:table-cell/>
          <table:table-cell office:value-type="string" calcext:value-type="string">
            <text:p>Dort hält sich jetzt der Gesegnete auf, der Vollendete, der vollkommen erwachte Buddha. </text:p>
          </table:table-cell>
          <table:table-cell office:value-type="string" calcext:value-type="string">
            <text:p>There the Blessed One is now staying, the perfected one, the fully awakened Buddha.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7:4.4</text:p>
          </table:table-cell>
          <table:table-cell office:value-type="string" calcext:value-type="string">
            <text:p>So hi, brāhmaṇa, bhagavā imañceva kāmarāgābhinivesavinibandhapaligedhapariyuṭṭhānajjhosānaṁ samatikkanto, imañca diṭṭhirāgābhinivesavinibandhapaligedhapariyuṭṭhānajjhosānaṁ samatikkanto”ti. </text:p>
          </table:table-cell>
          <table:table-cell/>
          <table:table-cell office:value-type="string" calcext:value-type="string">
            <text:p>Er, Brahmane, ist über das Festhalten an sinnlichem Verlangen und das Festhalten an Ansichten hinausgegangen.“ </text:p>
          </table:table-cell>
          <table:table-cell office:value-type="string" calcext:value-type="string">
            <text:p>He, brahmin, has gone beyond the insistence on sensual desire and the insistence on view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7:5.1</text:p>
          </table:table-cell>
          <table:table-cell office:value-type="string" calcext:value-type="string">
            <text:p>Evaṁ vutte, ārāmadaṇḍo brāhmaṇo uṭṭhāyāsanā ekaṁsaṁ uttarāsaṅgaṁ karitvā dakkhiṇaṁ jāṇumaṇḍalaṁ pathaviyaṁ nihantvā yena bhagavā tenañjaliṁ paṇāmetvā tikkhattuṁ udānaṁ udānesi: </text:p>
          </table:table-cell>
          <table:table-cell/>
          <table:table-cell office:value-type="string" calcext:value-type="string">
            <text:p>Auf diese Worte erhob sich der Brahmane Ārāmadaṇḍa von seinem Sitz, ordnete seinen Umhang über einer Schulter, ließ sich auf das rechte Knie nieder, erhob seine zusammengelegten Hände in Richtung des Buddha und drückte dreifach seine tief empfundene Bewegtheit aus: </text:p>
          </table:table-cell>
          <table:table-cell office:value-type="string" calcext:value-type="string">
            <text:p>When this was said, the brahmin Ārāmadaṇḍa got up from his seat, arranged his robe over one shoulder, knelt on his right knee, raised his joined palms toward the Buddha, and expressed this heartfelt sentiment three time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89, sc37.5</text:p>
          </table:table-cell>
        </table:table-row>
        <table:table-row table:style-name="ro1">
          <table:table-cell office:value-type="string" calcext:value-type="string">
            <text:p>an2.37:6.1</text:p>
          </table:table-cell>
          <table:table-cell office:value-type="string" calcext:value-type="string">
            <text:p>“Namo tassa bhagavato arahato sammāsambuddhassa. </text:p>
          </table:table-cell>
          <table:table-cell/>
          <table:table-cell office:value-type="string" calcext:value-type="string">
            <text:p>„Ehre diesem Gesegneten, dem Vollendeten, dem vollkommen erwachten Buddha! </text:p>
          </table:table-cell>
          <table:table-cell office:value-type="string" calcext:value-type="string">
            <text:p>“Homage to that Blessed One, the perfected one, the fully awakened Buddha!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csp1ed15.68, csp2ed15.68, ms15A2_90, ndp16.64, sc37.6, vri35.83</text:p>
          </table:table-cell>
        </table:table-row>
        <table:table-row table:style-name="ro1">
          <table:table-cell office:value-type="string" calcext:value-type="string">
            <text:p>an2.37:7.1</text:p>
          </table:table-cell>
          <table:table-cell office:value-type="string" calcext:value-type="string">
            <text:p>Namo tassa bhagavato arahato sammāsambuddhassa. </text:p>
          </table:table-cell>
          <table:table-cell/>
          <table:table-cell office:value-type="string" calcext:value-type="string">
            <text:p>Ehre diesem Gesegneten, dem Vollendeten, dem vollkommen erwachten Buddha! </text:p>
          </table:table-cell>
          <table:table-cell office:value-type="string" calcext:value-type="string">
            <text:p>Homage to that Blessed One, the perfected one, the fully awakened Buddha!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91, sc37.7</text:p>
          </table:table-cell>
        </table:table-row>
        <table:table-row table:style-name="ro1">
          <table:table-cell office:value-type="string" calcext:value-type="string">
            <text:p>an2.37:8.1</text:p>
          </table:table-cell>
          <table:table-cell office:value-type="string" calcext:value-type="string">
            <text:p>Namo tassa bhagavato arahato sammāsambuddhassa. </text:p>
          </table:table-cell>
          <table:table-cell/>
          <table:table-cell office:value-type="string" calcext:value-type="string">
            <text:p>Ehre diesem Gesegneten, dem Vollendeten, dem vollkommen erwachten Buddha! </text:p>
          </table:table-cell>
          <table:table-cell office:value-type="string" calcext:value-type="string">
            <text:p>Homage to that Blessed One, the perfected one, the fully awakened Buddha!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92, sc37.8</text:p>
          </table:table-cell>
        </table:table-row>
        <table:table-row table:style-name="ro1">
          <table:table-cell office:value-type="string" calcext:value-type="string">
            <text:p>an2.37:9.1</text:p>
          </table:table-cell>
          <table:table-cell office:value-type="string" calcext:value-type="string">
            <text:p>Yo hi so bhagavā imañceva kāmarāgābhinivesavinibandhapaligedhapariyuṭṭhānajjhosānaṁ samatikkanto, imañca diṭṭhirāgābhinivesavinibandhapaligedhapariyuṭṭhānajjhosānaṁ samatikkanto”ti. </text:p>
          </table:table-cell>
          <table:table-cell/>
          <table:table-cell office:value-type="string" calcext:value-type="string">
            <text:p>Ihm, der über das Festhalten an sinnlichem Verlangen und das Festhalten an Ansichten hinausgegangen ist. </text:p>
          </table:table-cell>
          <table:table-cell office:value-type="string" calcext:value-type="string">
            <text:p>He who has gone beyond the insistence on sensual desire and the insistence on view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cck20.86, ms15A2_93, sc37.9</text:p>
          </table:table-cell>
        </table:table-row>
        <table:table-row table:style-name="ro1">
          <table:table-cell office:value-type="string" calcext:value-type="string">
            <text:p>an2.37:10.1</text:p>
          </table:table-cell>
          <table:table-cell office:value-type="string" calcext:value-type="string">
            <text:p>“Abhikkantaṁ, bho kaccāna, abhikkantaṁ, bho kaccāna. </text:p>
          </table:table-cell>
          <table:table-cell/>
          <table:table-cell office:value-type="string" calcext:value-type="string">
            <text:p>Vortrefflich, Meister Kaccāna! Vortrefflich! </text:p>
          </table:table-cell>
          <table:table-cell office:value-type="string" calcext:value-type="string">
            <text:p>Excellent, Master Kaccāna! Excell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32, dr20.86, ms15A2_94, sc37.10</text:p>
          </table:table-cell>
        </table:table-row>
        <table:table-row table:style-name="ro1">
          <table:table-cell office:value-type="string" calcext:value-type="string">
            <text:p>an2.37:10.2</text:p>
          </table:table-cell>
          <table:table-cell office:value-type="string" calcext:value-type="string">
            <text:p>Seyyathāpi, bho kaccāna, nikkujjitaṁ vā ukkujjeyya, paṭicchannaṁ vā vivareyya, mūḷhassa vā maggaṁ ācikkheyya; andhakāre vā telapajjotaṁ dhāreyya: ‘cakkhumanto rūpāni dakkhantī’ti; evamevaṁ bhotā kaccānena anekapariyāyena dhammo pakāsito. </text:p>
          </table:table-cell>
          <table:table-cell/>
          <table:table-cell office:value-type="string" calcext:value-type="string">
            <text:p>Als würde er das Umgestürzte aufrichten oder das Verborgene enthüllen oder den Verirrten den Weg weisen oder im Dunkeln ein Licht anzünden, sodass Menschen mit guten Augen sehen könnten, was da ist, so hat Meister Kaccāna die Lehre auf vielerlei Weise klargemacht. </text:p>
          </table:table-cell>
          <table:table-cell office:value-type="string" calcext:value-type="string">
            <text:p>As if he were righting the overturned, or revealing the hidden, or pointing out the path to the lost, or lighting a lamp in the dark so people with good eyes can see what’s there, Master Kaccāna has made the teaching clear in many way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7:10.3</text:p>
          </table:table-cell>
          <table:table-cell office:value-type="string" calcext:value-type="string">
            <text:p>Esāhaṁ, bho kaccāna, taṁ bhavantaṁ gotamaṁ saraṇaṁ gacchāmi dhammañca bhikkhusaṅghañca. </text:p>
          </table:table-cell>
          <table:table-cell/>
          <table:table-cell office:value-type="string" calcext:value-type="string">
            <text:p>Ich suche Zuflucht beim Meister Gotama, bei der Lehre und beim Saṅgha der Mönche und Nonnen. </text:p>
          </table:table-cell>
          <table:table-cell office:value-type="string" calcext:value-type="string">
            <text:p>I go for refuge to Master Gotama, to the teaching, and to the mendicant Saṅgha.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7:10.4</text:p>
          </table:table-cell>
          <table:table-cell office:value-type="string" calcext:value-type="string">
            <text:p>Upāsakaṁ maṁ bhavaṁ kaccāno dhāretu ajjatagge pāṇupetaṁ saraṇaṁ gatan”ti. </text:p>
          </table:table-cell>
          <table:table-cell/>
          <table:table-cell office:value-type="string" calcext:value-type="string">
            <text:p>Von diesem Tag an soll Meister Kaccāna mich als Laienschüler kennen, der für sein ganzes Leben Zuflucht gesucht hat.“ </text:p>
          </table:table-cell>
          <table:table-cell office:value-type="string" calcext:value-type="string">
            <text:p>From this day forth, may Master Kaccāna remember me as a lay follower who has gone for refuge for lif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38:0.1</text:p>
          </table:table-cell>
          <table:table-cell office:value-type="float" office:value="38" calcext:value-type="float">
            <text:p>38</text:p>
          </table:table-cell>
          <table:table-cell/>
          <table:table-cell table:number-columns-repeated="2" office:value-type="string" calcext:value-type="string">
            <text:p>38 </text:p>
          </table:table-cell>
          <table:table-cell table:number-columns-repeated="3" office:value-type="string" calcext:value-type="string">
            <text:p/>
          </table:table-cell>
          <table:table-cell office:value-type="string" calcext:value-type="string">
            <text:p>&lt;article id='an2.38'&gt;&lt;h2 class='sutta-title'&gt;{}&lt;/h2&gt;</text:p>
          </table:table-cell>
          <table:table-cell/>
        </table:table-row>
        <table:table-row table:style-name="ro1">
          <table:table-cell office:value-type="string" calcext:value-type="string">
            <text:p>an2.38:1.1</text:p>
          </table:table-cell>
          <table:table-cell office:value-type="string" calcext:value-type="string">
            <text:p>Ekaṁ samayaṁ āyasmā mahākaccāno madhurāyaṁ viharati gundāvane. </text:p>
          </table:table-cell>
          <table:table-cell/>
          <table:table-cell office:value-type="string" calcext:value-type="string">
            <text:p>Einmal hielt sich der Ehrwürdige Mahākaccāna bei Madhurā auf, in Gundas Wäldchen. </text:p>
          </table:table-cell>
          <table:table-cell office:value-type="string" calcext:value-type="string">
            <text:p>At one time Venerable Mahākaccāna was staying near Madhurā, in Gunda’s Grove.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95, msdiv39, sc38.1, sya20.86</text:p>
          </table:table-cell>
        </table:table-row>
        <table:table-row table:style-name="ro1">
          <table:table-cell office:value-type="string" calcext:value-type="string">
            <text:p>an2.38:1.2</text:p>
          </table:table-cell>
          <table:table-cell office:value-type="string" calcext:value-type="string">
            <text:p>Atha kho kandarāyano brāhmaṇo yenāyasmā mahākaccāno tenupasaṅkami; upasaṅkamitvā āyasmatā mahākaccānena saddhiṁ …pe… ekamantaṁ nisinno kho kandarāyano brāhmaṇo āyasmantaṁ mahākaccānaṁ etadavoca: </text:p>
          </table:table-cell>
          <table:table-cell office:value-type="string" calcext:value-type="string">
            <text:p>kandarāyano → kaṇḍarāyaṇo (bj); kaṇḍarāyano (sya-all, km, pts1ed)</text:p>
          </table:table-cell>
          <table:table-cell office:value-type="string" calcext:value-type="string">
            <text:p>Da ging der Brahmane Kandarāyana zu Mahākaccāna und tauschte Willkommensgrüße mit ihm aus. … Er setzte sich zur Seite hin und sagte zu Mahākaccāna: </text:p>
          </table:table-cell>
          <table:table-cell office:value-type="string" calcext:value-type="string">
            <text:p>Then the brahmin Kandarāyana went up to Mahākaccāna, and exchanged greetings with him … He sat down to one side and said to Mahākaccāna: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
          </table:table-cell>
        </table:table-row>
        <table:table-row table:style-name="ro1">
          <table:table-cell office:value-type="string" calcext:value-type="string">
            <text:p>an2.38:1.3</text:p>
          </table:table-cell>
          <table:table-cell office:value-type="string" calcext:value-type="string">
            <text:p>“sutaṁ metaṁ, bho kaccāna, ‘na samaṇo kaccāno brāhmaṇe jiṇṇe vuddhe mahallake addhagate vayoanuppatte abhivādeti vā paccuṭṭheti vā āsanena vā nimantetī’ti. </text:p>
          </table:table-cell>
          <table:table-cell/>
          <table:table-cell office:value-type="string" calcext:value-type="string">
            <text:p>„Ich habe gehört, Meister Kaccāna, dass der Asket Kaccāna sich nicht vor alten Brahmanen verbeugt, den bejahrten und altehrwürdigen, die in vorgerücktem Alter sind und im letzten Lebensabschnitt angekommen; und dass er in ihrer Gegenwart auch nicht aufsteht oder ihnen einen Sitz anbietet. </text:p>
          </table:table-cell>
          <table:table-cell office:value-type="string" calcext:value-type="string">
            <text:p>“I have heard, Master Kaccāna, that the ascetic Kaccāna doesn’t bow to old brahmins, the elderly and senior, who are advanced in years and have reached the final stage of life; nor does he rise in their presence or offer them a sea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8:1.4</text:p>
          </table:table-cell>
          <table:table-cell office:value-type="string" calcext:value-type="string">
            <text:p>Tayidaṁ, bho kaccāna, tatheva? </text:p>
          </table:table-cell>
          <table:table-cell/>
          <table:table-cell office:value-type="string" calcext:value-type="string">
            <text:p>Und so ist es tatsächlich, </text:p>
          </table:table-cell>
          <table:table-cell office:value-type="string" calcext:value-type="string">
            <text:p>And this is indeed the ca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8:1.5</text:p>
          </table:table-cell>
          <table:table-cell office:value-type="string" calcext:value-type="string">
            <text:p>Na hi bhavaṁ kaccāno brāhmaṇe jiṇṇe vuddhe mahallake addhagate vayoanuppatte abhivādeti vā paccuṭṭheti vā āsanena vā nimanteti. </text:p>
          </table:table-cell>
          <table:table-cell/>
          <table:table-cell office:value-type="string" calcext:value-type="string">
            <text:p>denn der Asket Kaccāna verbeugt sich nicht vor alten Brahmanen, den bejahrten und altehrwürdigen, die in vorgerücktem Alter sind und im letzten Lebensabschnitt angekommen; und er steht in ihrer Gegenwart auch nicht auf oder bietet ihnen einen Sitz an. </text:p>
          </table:table-cell>
          <table:table-cell office:value-type="string" calcext:value-type="string">
            <text:p>for the ascetic Kaccāna does not bow to old brahmins, elderly and senior, who are advanced in years and have reached the final stage of life; nor does he rise in their presence or offer them a se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8:1.6</text:p>
          </table:table-cell>
          <table:table-cell office:value-type="string" calcext:value-type="string">
            <text:p>Tayidaṁ, bho kaccāna, na sampannamevā”ti. </text:p>
          </table:table-cell>
          <table:table-cell/>
          <table:table-cell office:value-type="string" calcext:value-type="string">
            <text:p>Das ist nicht richtig, Meister Kaccāna.“ </text:p>
          </table:table-cell>
          <table:table-cell office:value-type="string" calcext:value-type="string">
            <text:p>This is not appropriate, Master Kaccāna.”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8:2.1</text:p>
          </table:table-cell>
          <table:table-cell office:value-type="string" calcext:value-type="string">
            <text:p>“Atthi, brāhmaṇa, tena bhagavatā jānatā passatā arahatā sammāsambuddhena vuddhabhūmi ca akkhātā daharabhūmi ca. </text:p>
          </table:table-cell>
          <table:table-cell/>
          <table:table-cell office:value-type="string" calcext:value-type="string">
            <text:p>„Es gibt die Stufe eines Ältesten und die Stufe der Jugend, wie sie vom Gesegneten erklärt wurden, der weiß und sieht, dem Vollendeten, dem vollkommen erwachten Buddha. </text:p>
          </table:table-cell>
          <table:table-cell office:value-type="string" calcext:value-type="string">
            <text:p>“There is the stage of an elder and the stage of youth as explained by the Blessed One, who knows and sees, the perfected one, the fully awakened Buddh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87, csp1ed15.69, csp2ed15.69, dr20.87, ms15A2_96, ndp16.65, pts-vp-pli1.68, sc38.2, vri35.84</text:p>
          </table:table-cell>
        </table:table-row>
        <table:table-row table:style-name="ro1">
          <table:table-cell office:value-type="string" calcext:value-type="string">
            <text:p>an2.38:2.2</text:p>
          </table:table-cell>
          <table:table-cell office:value-type="string" calcext:value-type="string">
            <text:p>Vuddho cepi, brāhmaṇa, hoti āsītiko vā nāvutiko vā vassasatiko vā jātiyā, so ca kāme paribhuñjati kāmamajjhāvasati kāmapariḷāhena pariḍayhati kāmavitakkehi khajjati kāmapariyesanāya ussuko. </text:p>
          </table:table-cell>
          <table:table-cell/>
          <table:table-cell office:value-type="string" calcext:value-type="string">
            <text:p>Wenn ein älterer Mensch, selbst achtzig, neunzig oder hundert Jahre alt, sich noch inmitten sinnlicher Freuden aufhält, sie genießt, von Gedanken an sie verzehrt wird, wenn er fiebrig darauf brennt und begierig mehr davon sucht, </text:p>
          </table:table-cell>
          <table:table-cell office:value-type="string" calcext:value-type="string">
            <text:p>If an elder, though eighty, ninety, or a hundred years old, still dwells in the midst of sensual pleasures, enjoying them, consumed by thoughts of them, burning with fever for them, and eagerly seeking more, </text:p>
          </table:table-cell>
          <table:table-cell table:number-columns-repeated="2" office:value-type="string" calcext:value-type="string">
            <text:p/>
          </table:table-cell>
          <table:table-cell office:value-type="string" calcext:value-type="string">
            <text:p>The parallel passage occurs at MN 125 and AN 2.38. MS text has kāmamajjhāvasati at AN 2.38 and kāmamajjhe vasanto at MN 125. BB has “living in the midst of sensual pleasures” at MN 125 and “dwells in sensual pleasures” at AN 2.38, with the note: “I follow Ce and Be kāmamajjhāvasati (= kāmaṁ ajjhāvasati), as against Ee kāmamajjhe vasati.” Notably, the first two terms in the sequence are reversed. the sequence in MN 125 makes better sense: it starts with where they live, what they do, what they think about, and gradually moves up to being consumed and seeking more. I take this as the correct sense and translate both passages accordingly.</text:p>
          </table:table-cell>
          <table:table-cell office:value-type="string" calcext:value-type="string">
            <text:p>{}</text:p>
          </table:table-cell>
          <table:table-cell/>
        </table:table-row>
        <table:table-row table:style-name="ro1">
          <table:table-cell office:value-type="string" calcext:value-type="string">
            <text:p>an2.38:2.3</text:p>
          </table:table-cell>
          <table:table-cell office:value-type="string" calcext:value-type="string">
            <text:p>Atha kho so bālo na therotveva saṅkhyaṁ gacchati. </text:p>
          </table:table-cell>
          <table:table-cell/>
          <table:table-cell office:value-type="string" calcext:value-type="string">
            <text:p>dann gilt er als ein Kind, nicht als ein Altehrwürdiger. </text:p>
          </table:table-cell>
          <table:table-cell office:value-type="string" calcext:value-type="string">
            <text:p>they are reckoned as a child, not a senior. </text:p>
          </table:table-cell>
          <table:table-cell table:number-columns-repeated="2" office:value-type="string" calcext:value-type="string">
            <text:p/>
          </table:table-cell>
          <table:table-cell office:value-type="string" calcext:value-type="string">
            <text:p>BB has “childish elder”, evidently not reading “na”.</text:p>
          </table:table-cell>
          <table:table-cell office:value-type="string" calcext:value-type="string">
            <text:p>{}</text:p>
          </table:table-cell>
          <table:table-cell/>
        </table:table-row>
        <table:table-row table:style-name="ro1">
          <table:table-cell office:value-type="string" calcext:value-type="string">
            <text:p>an2.38:2.4</text:p>
          </table:table-cell>
          <table:table-cell office:value-type="string" calcext:value-type="string">
            <text:p>Daharo cepi, brāhmaṇa, hoti yuvā susukāḷakeso bhadrena yobbanena samannāgato paṭhamena vayasā. </text:p>
          </table:table-cell>
          <table:table-cell/>
          <table:table-cell office:value-type="string" calcext:value-type="string">
            <text:p>Wenn ein junger Mensch, jung, schwarzhaarig, von Jugend gesegnet, in der Blüte des Lebens </text:p>
          </table:table-cell>
          <table:table-cell office:value-type="string" calcext:value-type="string">
            <text:p>If a youth, young, black-haired, blessed with youth, in the prime of lif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8:2.5</text:p>
          </table:table-cell>
          <table:table-cell office:value-type="string" calcext:value-type="string">
            <text:p>So ca na kāme paribhuñjati na kāmamajjhāvasati, na kāmapariḷāhena pariḍayhati, na kāmavitakkehi khajjati, na kāmapariyesanāya ussuko. </text:p>
          </table:table-cell>
          <table:table-cell/>
          <table:table-cell office:value-type="string" calcext:value-type="string">
            <text:p>sich nicht inmitten sinnlicher Freuden aufhält, sie genießt, von Gedanken an sie verzehrt wird, wenn er nicht fiebrig darauf brennt und begierig mehr davon sucht, </text:p>
          </table:table-cell>
          <table:table-cell office:value-type="string" calcext:value-type="string">
            <text:p>does not dwell in the midst of sensual pleasures, enjoying them, consumed by thoughts of them, burning with fever for them, and eagerly seeking mor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8:2.6</text:p>
          </table:table-cell>
          <table:table-cell office:value-type="string" calcext:value-type="string">
            <text:p>Atha kho so paṇḍito therotveva saṅkhyaṁ gacchatī”ti. </text:p>
          </table:table-cell>
          <table:table-cell/>
          <table:table-cell office:value-type="string" calcext:value-type="string">
            <text:p>dann gilt er als klug, als ein Altehrwürdiger.“ </text:p>
          </table:table-cell>
          <table:table-cell office:value-type="string" calcext:value-type="string">
            <text:p>they are reckoned as astute, a senior.”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8:3.1</text:p>
          </table:table-cell>
          <table:table-cell office:value-type="string" calcext:value-type="string">
            <text:p>Evaṁ vutte, kandarāyano brāhmaṇo uṭṭhāyāsanā ekaṁsaṁ uttarāsaṅgaṁ karitvā daharānaṁ sataṁ bhikkhūnaṁ pāde sirasā vandati: </text:p>
          </table:table-cell>
          <table:table-cell office:value-type="string" calcext:value-type="string">
            <text:p>sataṁ → sudaṁ (bj, sya-all, km, pts1ed)</text:p>
          </table:table-cell>
          <table:table-cell office:value-type="string" calcext:value-type="string">
            <text:p>Auf diese Worte erhob sich der Brahmane Kandarāyana von seinem Sitz, ordnete seinen Umhang über einer Schulter, beugte seinen Kopf zu den Füßen der jungen Mönche und Nonnen und sagte: </text:p>
          </table:table-cell>
          <table:table-cell office:value-type="string" calcext:value-type="string">
            <text:p>When this was said, the brahmin Kandarāyana got up from his seat, placed his robe over one shoulder, and bowed with his head at the feet of the young mendicants, say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97, sc38.3, sya20.87</text:p>
          </table:table-cell>
        </table:table-row>
        <table:table-row table:style-name="ro1">
          <table:table-cell office:value-type="string" calcext:value-type="string">
            <text:p>an2.38:3.2</text:p>
          </table:table-cell>
          <table:table-cell office:value-type="string" calcext:value-type="string">
            <text:p>“vuddhā bhavanto, vuddhabhūmiyaṁ ṭhitā. </text:p>
          </table:table-cell>
          <table:table-cell/>
          <table:table-cell office:value-type="string" calcext:value-type="string">
            <text:p>„Die Meister sind Älteste, auf der Stufe der Ältesten; </text:p>
          </table:table-cell>
          <table:table-cell office:value-type="string" calcext:value-type="string">
            <text:p>“The masters are elders, at the stage of the elde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8:3.3</text:p>
          </table:table-cell>
          <table:table-cell office:value-type="string" calcext:value-type="string">
            <text:p>Daharā mayaṁ, daharabhūmiyaṁ ṭhitā”ti. </text:p>
          </table:table-cell>
          <table:table-cell/>
          <table:table-cell office:value-type="string" calcext:value-type="string">
            <text:p>wir sind jung, auf der Stufe der Jugend. </text:p>
          </table:table-cell>
          <table:table-cell office:value-type="string" calcext:value-type="string">
            <text:p>we are youths, at the stage of youth.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8:4.1</text:p>
          </table:table-cell>
          <table:table-cell office:value-type="string" calcext:value-type="string">
            <text:p>“Abhikkantaṁ, bho kaccāna …pe… upāsakaṁ maṁ bhavaṁ kaccāno dhāretu ajjatagge pāṇupetaṁ saraṇaṁ gatan”ti. </text:p>
          </table:table-cell>
          <table:table-cell/>
          <table:table-cell office:value-type="string" calcext:value-type="string">
            <text:p>Vortrefflich, Meister Kaccāna! … Von diesem Tag an soll Meister Kaccāna mich als Laienschüler kennen, der für sein ganzes Leben Zuflucht gesucht hat.“ </text:p>
          </table:table-cell>
          <table:table-cell office:value-type="string" calcext:value-type="string">
            <text:p>Excellent, Master Kaccāna! … From this day forth, may Master Kaccāna remember me as a lay follower who has gone for refuge for life.”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2_98, sc38.4</text:p>
          </table:table-cell>
        </table:table-row>
        <table:table-row table:style-name="ro1">
          <table:table-cell office:value-type="string" calcext:value-type="string">
            <text:p>an2.39:0.1</text:p>
          </table:table-cell>
          <table:table-cell office:value-type="float" office:value="39" calcext:value-type="float">
            <text:p>39</text:p>
          </table:table-cell>
          <table:table-cell/>
          <table:table-cell table:number-columns-repeated="2" office:value-type="string" calcext:value-type="string">
            <text:p>39 </text:p>
          </table:table-cell>
          <table:table-cell table:number-columns-repeated="3" office:value-type="string" calcext:value-type="string">
            <text:p/>
          </table:table-cell>
          <table:table-cell office:value-type="string" calcext:value-type="string">
            <text:p>&lt;article id='an2.39'&gt;&lt;h2 class='sutta-title'&gt;{}&lt;/h2&gt;</text:p>
          </table:table-cell>
          <table:table-cell/>
        </table:table-row>
        <table:table-row table:style-name="ro1">
          <table:table-cell office:value-type="string" calcext:value-type="string">
            <text:p>an2.39:1.1</text:p>
          </table:table-cell>
          <table:table-cell office:value-type="string" calcext:value-type="string">
            <text:p>“Yasmiṁ, bhikkhave, samaye corā balavanto honti, rājāno tasmiṁ samaye dubbalā honti. </text:p>
          </table:table-cell>
          <table:table-cell/>
          <table:table-cell office:value-type="string" calcext:value-type="string">
            <text:p>„Zu einer Zeit, zu der Räuber stark sind, sind Könige schwach. </text:p>
          </table:table-cell>
          <table:table-cell office:value-type="string" calcext:value-type="string">
            <text:p>“At a time when bandits are strong, kings are weak.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34, cck20.88, ms15A2_99, msdiv40, sc39.1</text:p>
          </table:table-cell>
        </table:table-row>
        <table:table-row table:style-name="ro1">
          <table:table-cell office:value-type="string" calcext:value-type="string">
            <text:p>an2.39:1.2</text:p>
          </table:table-cell>
          <table:table-cell office:value-type="string" calcext:value-type="string">
            <text:p>Tasmiṁ, bhikkhave, samaye rañño na phāsu hoti atiyātuṁ vā niyyātuṁ vā paccantime vā janapade anusaññātuṁ. </text:p>
          </table:table-cell>
          <table:table-cell/>
          <table:table-cell office:value-type="string" calcext:value-type="string">
            <text:p>Dann ist der König angespannt, wenn er ausgeht, zurückkommt oder durch die Provinzen reist. </text:p>
          </table:table-cell>
          <table:table-cell office:value-type="string" calcext:value-type="string">
            <text:p>Then the king is not at ease when going out or coming back or when touring the provinc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9:1.3</text:p>
          </table:table-cell>
          <table:table-cell office:value-type="string" calcext:value-type="string">
            <text:p>Brāhmaṇagahapatikānampi tasmiṁ samaye na phāsu hoti atiyātuṁ vā niyyātuṁ vā bāhirāni vā kammantāni paṭivekkhituṁ. </text:p>
          </table:table-cell>
          <table:table-cell/>
          <table:table-cell office:value-type="string" calcext:value-type="string">
            <text:p>Die Brahmanen und Hausbesitzer sind ebenfalls angespannt, wenn sie ausgehen, zurückkommen oder ihren Geschäften nachgehen. </text:p>
          </table:table-cell>
          <table:table-cell office:value-type="string" calcext:value-type="string">
            <text:p>The brahmins and householders, likewise, are not at ease when going out or coming back, or when inspecting their business activit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9:1.4</text:p>
          </table:table-cell>
          <table:table-cell office:value-type="string" calcext:value-type="string">
            <text:p>Evamevaṁ kho, bhikkhave, yasmiṁ samaye pāpabhikkhū balavanto honti, pesalā bhikkhū tasmiṁ samaye dubbalā honti. </text:p>
          </table:table-cell>
          <table:table-cell/>
          <table:table-cell office:value-type="string" calcext:value-type="string">
            <text:p>Ebenso sind zu einer Zeit, zu der schlechte Mönche und Nonnen stark sind, gutherzige Mönche und Nonnen schwach. </text:p>
          </table:table-cell>
          <table:table-cell office:value-type="string" calcext:value-type="string">
            <text:p>In the same way, at a time when bad mendicants are strong, good-hearted mendicants are weak.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9:1.5</text:p>
          </table:table-cell>
          <table:table-cell office:value-type="string" calcext:value-type="string">
            <text:p>Tasmiṁ, bhikkhave, samaye pesalā bhikkhū tuṇhībhūtā tuṇhībhūtāva saṅghamajjhe saṅkasāyanti paccantime vā janapade acchanti. </text:p>
          </table:table-cell>
          <table:table-cell office:value-type="string" calcext:value-type="string">
            <text:p>saṅkasāyanti → sañcāyanti (bj-a); saṅkamma jhāyanti (mr) | acchanti → bhajanti (bj, sya-all, km, pts1ed)</text:p>
          </table:table-cell>
          <table:table-cell office:value-type="string" calcext:value-type="string">
            <text:p>Dann verharren die gutherzigen Mönche und Nonnen inmitten des Saṅgha fortwährend in Schweigen, oder sie bleiben in den Randgebieten. </text:p>
          </table:table-cell>
          <table:table-cell office:value-type="string" calcext:value-type="string">
            <text:p>Then the good-hearted mendicants continually adhere to silence in the midst of the Saṅgha, or they stay in the borderland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39:1.6</text:p>
          </table:table-cell>
          <table:table-cell office:value-type="string" calcext:value-type="string">
            <text:p>Tayidaṁ, bhikkhave, hoti bahujanāhitāya bahujanāsukhāya, bahuno janassa anatthāya ahitāya dukkhāya devamanussānaṁ. </text:p>
          </table:table-cell>
          <table:table-cell/>
          <table:table-cell office:value-type="string" calcext:value-type="string">
            <text:p>Das ist zum Schaden und Unglück der Vielen, zum Nachteil, Schaden und Leiden vieler Menschen, von Göttern und Menschen. </text:p>
          </table:table-cell>
          <table:table-cell office:value-type="string" calcext:value-type="string">
            <text:p>This is for the hurt and unhappiness of the people, for the harm, hurt, and suffering of many people, of gods and human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9:2.1</text:p>
          </table:table-cell>
          <table:table-cell office:value-type="string" calcext:value-type="string">
            <text:p>Yasmiṁ, bhikkhave, samaye rājāno balavanto honti, corā tasmiṁ samaye dubbalā honti. </text:p>
          </table:table-cell>
          <table:table-cell/>
          <table:table-cell office:value-type="string" calcext:value-type="string">
            <text:p>Zu einer Zeit, zu der Könige stark sind, sind Räuber schwach. </text:p>
          </table:table-cell>
          <table:table-cell office:value-type="string" calcext:value-type="string">
            <text:p>At a time when kings are strong, bandits are weak.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88, ms15A2_100, pts-vp-pli1.69, sc39.2, sya20.88</text:p>
          </table:table-cell>
        </table:table-row>
        <table:table-row table:style-name="ro1">
          <table:table-cell office:value-type="string" calcext:value-type="string">
            <text:p>an2.39:2.2</text:p>
          </table:table-cell>
          <table:table-cell office:value-type="string" calcext:value-type="string">
            <text:p>Tasmiṁ, bhikkhave, samaye rañño phāsu hoti atiyātuṁ vā niyyātuṁ vā paccantime vā janapade anusaññātuṁ. </text:p>
          </table:table-cell>
          <table:table-cell/>
          <table:table-cell office:value-type="string" calcext:value-type="string">
            <text:p>Dann ist der König entspannt, wenn er ausgeht, zurückkommt oder durch die Provinzen reist. </text:p>
          </table:table-cell>
          <table:table-cell office:value-type="string" calcext:value-type="string">
            <text:p>Then the king is at ease when going out or coming back or when inspecting the provinc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9:2.3</text:p>
          </table:table-cell>
          <table:table-cell office:value-type="string" calcext:value-type="string">
            <text:p>Brāhmaṇagahapatikānampi tasmiṁ samaye phāsu hoti atiyātuṁ vā niyyātuṁ vā bāhirāni vā kammantāni paṭivekkhituṁ. </text:p>
          </table:table-cell>
          <table:table-cell/>
          <table:table-cell office:value-type="string" calcext:value-type="string">
            <text:p>Die Brahmanen und Hausbesitzer sind ebenfalls entspannt, wenn sie ausgehen, zurückkommen oder ihren Geschäften nachgehen. </text:p>
          </table:table-cell>
          <table:table-cell office:value-type="string" calcext:value-type="string">
            <text:p>The brahmins and householders, likewise, are at ease when going out or coming back, or when inspecting their business activit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9:2.4</text:p>
          </table:table-cell>
          <table:table-cell office:value-type="string" calcext:value-type="string">
            <text:p>Evamevaṁ kho, bhikkhave, yasmiṁ samaye pesalā bhikkhū balavanto honti, pāpabhikkhū tasmiṁ samaye dubbalā honti. </text:p>
          </table:table-cell>
          <table:table-cell/>
          <table:table-cell office:value-type="string" calcext:value-type="string">
            <text:p>Ebenso sind zu einer Zeit, zu der gutherzige Mönche und Nonnen stark sind, schlechte Mönche und Nonnen schwach. </text:p>
          </table:table-cell>
          <table:table-cell office:value-type="string" calcext:value-type="string">
            <text:p>In the same way, at a time when good-hearted mendicants are strong, bad mendicants are weak.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9:2.5</text:p>
          </table:table-cell>
          <table:table-cell office:value-type="string" calcext:value-type="string">
            <text:p>Tasmiṁ, bhikkhave, samaye pāpabhikkhū tuṇhībhūtā tuṇhībhūtāva saṅghamajjhe saṅkasāyanti, yena vā pana tena pakkamanti. </text:p>
          </table:table-cell>
          <table:table-cell office:value-type="string" calcext:value-type="string">
            <text:p>pakkamanti → papatanti (bj, sya-all, km, pts1ed)</text:p>
          </table:table-cell>
          <table:table-cell office:value-type="string" calcext:value-type="string">
            <text:p>Dann verharren die schlechten Mönche und Nonnen inmitten des Saṅgha fortwährend in Schweigen, oder sie ziehen in die eine oder andere Richtung fort. </text:p>
          </table:table-cell>
          <table:table-cell office:value-type="string" calcext:value-type="string">
            <text:p>Then the bad mendicants continually adhere to silence in the midst of the Saṅgha, or they leave for some place or other.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39:2.6</text:p>
          </table:table-cell>
          <table:table-cell office:value-type="string" calcext:value-type="string">
            <text:p>Tayidaṁ, bhikkhave, hoti bahujanahitāya bahujanasukhāya, bahuno janassa atthāya hitāya sukhāya devamanussānan”ti. </text:p>
          </table:table-cell>
          <table:table-cell/>
          <table:table-cell office:value-type="string" calcext:value-type="string">
            <text:p>Das ist zum Nutzen und Glück der Vielen, zum Vorteil, Nutzen und Glück vieler Menschen, von Göttern und Menschen.“ </text:p>
          </table:table-cell>
          <table:table-cell office:value-type="string" calcext:value-type="string">
            <text:p>This is for the welfare and happiness of the people, for the benefit, welfare, and happiness of gods and human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0:0.1</text:p>
          </table:table-cell>
          <table:table-cell office:value-type="float" office:value="40" calcext:value-type="float">
            <text:p>40</text:p>
          </table:table-cell>
          <table:table-cell/>
          <table:table-cell table:number-columns-repeated="2" office:value-type="string" calcext:value-type="string">
            <text:p>40 </text:p>
          </table:table-cell>
          <table:table-cell table:number-columns-repeated="3" office:value-type="string" calcext:value-type="string">
            <text:p/>
          </table:table-cell>
          <table:table-cell office:value-type="string" calcext:value-type="string">
            <text:p>&lt;article id='an2.40'&gt;&lt;h2 class='sutta-title'&gt;{}&lt;/h2&gt;</text:p>
          </table:table-cell>
          <table:table-cell/>
        </table:table-row>
        <table:table-row table:style-name="ro1">
          <table:table-cell office:value-type="string" calcext:value-type="string">
            <text:p>an2.40:1.1</text:p>
          </table:table-cell>
          <table:table-cell office:value-type="string" calcext:value-type="string">
            <text:p>“Dvinnāhaṁ, bhikkhave, micchāpaṭipattiṁ na vaṇṇemi, gihissa vā pabbajitassa vā. </text:p>
          </table:table-cell>
          <table:table-cell/>
          <table:table-cell office:value-type="string" calcext:value-type="string">
            <text:p>„Mönche und Nonnen, für diese beiden, Laien und hauslos Lebende, preise ich falsche Übung nicht. </text:p>
          </table:table-cell>
          <table:table-cell office:value-type="string" calcext:value-type="string">
            <text:p>“Mendicants, I don’t praise wrong practice for these two, for laypeople and renunciat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70, csp2ed15.70, ms15A2_101, msdiv41, sc40.1, vri35.85</text:p>
          </table:table-cell>
        </table:table-row>
        <table:table-row table:style-name="ro1">
          <table:table-cell office:value-type="string" calcext:value-type="string">
            <text:p>an2.40:1.2</text:p>
          </table:table-cell>
          <table:table-cell office:value-type="string" calcext:value-type="string">
            <text:p>Gihī vā, bhikkhave, pabbajito vā micchāpaṭipanno micchāpaṭipattādhikaraṇahetu na ārādhako hoti ñāyaṁ dhammaṁ kusalaṁ. </text:p>
          </table:table-cell>
          <table:table-cell/>
          <table:table-cell office:value-type="string" calcext:value-type="string">
            <text:p>Weil sie falsch üben, haben weder Laien noch hauslos Lebende mit der Methode der tauglichen Lehre Erfolg. </text:p>
          </table:table-cell>
          <table:table-cell office:value-type="string" calcext:value-type="string">
            <text:p>Because of wrong practice, neither laypeople nor renunciates succeed in completing the procedure of the skillful teach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0:2.1</text:p>
          </table:table-cell>
          <table:table-cell office:value-type="string" calcext:value-type="string">
            <text:p>Dvinnāhaṁ, bhikkhave, sammāpaṭipattiṁ vaṇṇemi, gihissa vā pabbajitassa vā. </text:p>
          </table:table-cell>
          <table:table-cell/>
          <table:table-cell office:value-type="string" calcext:value-type="string">
            <text:p>Ich preise richtige Übung für diese beiden, Laien und hauslos Lebende. </text:p>
          </table:table-cell>
          <table:table-cell office:value-type="string" calcext:value-type="string">
            <text:p>I praise right practice for these two, for laypeople and renunciat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02, ndp16.66, sc40.2</text:p>
          </table:table-cell>
        </table:table-row>
        <table:table-row table:style-name="ro1">
          <table:table-cell office:value-type="string" calcext:value-type="string">
            <text:p>an2.40:2.2</text:p>
          </table:table-cell>
          <table:table-cell office:value-type="string" calcext:value-type="string">
            <text:p>Gihī vā, bhikkhave, pabbajito vā sammāpaṭipanno sammāpaṭipattādhikaraṇahetu ārādhako hoti ñāyaṁ dhammaṁ kusalan”ti. </text:p>
          </table:table-cell>
          <table:table-cell/>
          <table:table-cell office:value-type="string" calcext:value-type="string">
            <text:p>Weil sie richtig üben, haben sowohl Laien als auch hauslos Lebende mit der Methode der tauglichen Lehre Erfolg.“ </text:p>
          </table:table-cell>
          <table:table-cell office:value-type="string" calcext:value-type="string">
            <text:p>Because of right practice, both laypeople and renunciates succeed in completing the procedure of the skillful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1:0.1</text:p>
          </table:table-cell>
          <table:table-cell office:value-type="float" office:value="41" calcext:value-type="float">
            <text:p>41</text:p>
          </table:table-cell>
          <table:table-cell/>
          <table:table-cell table:number-columns-repeated="2" office:value-type="string" calcext:value-type="string">
            <text:p>41 </text:p>
          </table:table-cell>
          <table:table-cell table:number-columns-repeated="3" office:value-type="string" calcext:value-type="string">
            <text:p/>
          </table:table-cell>
          <table:table-cell office:value-type="string" calcext:value-type="string">
            <text:p>&lt;article id='an2.41'&gt;&lt;h2 class='sutta-title'&gt;{}&lt;/h2&gt;</text:p>
          </table:table-cell>
          <table:table-cell/>
        </table:table-row>
        <table:table-row table:style-name="ro1">
          <table:table-cell office:value-type="string" calcext:value-type="string">
            <text:p>an2.41:1.1</text:p>
          </table:table-cell>
          <table:table-cell office:value-type="string" calcext:value-type="string">
            <text:p>“Ye te, bhikkhave, bhikkhū duggahitehi suttantehi byañjanappatirūpakehi atthañca dhammañca paṭibāhanti te, bhikkhave, bhikkhū bahujanāhitāya paṭipannā bahujanāsukhāya, bahuno janassa anatthāya ahitāya dukkhāya devamanussānaṁ. </text:p>
          </table:table-cell>
          <table:table-cell/>
          <table:table-cell office:value-type="string" calcext:value-type="string">
            <text:p>„Mönche und Nonnen, indem sie sich die Lehrreden fehlerhaft einprägen und nur eine ähnliche Wendung nehmen, schließen manche Mönche und Nonnen die Bedeutung und den Wortlaut aus. Sie handeln zum Schaden und Unglück der Vielen, zum Nachteil, Schaden und Leiden vieler Menschen, von Göttern und Menschen. </text:p>
          </table:table-cell>
          <table:table-cell office:value-type="string" calcext:value-type="string">
            <text:p>“Mendicants, by memorizing the discourses incorrectly, taking only a semblance of the phrasing, some mendicants shut out the meaning and the teaching. They act for the hurt and unhappiness of the people, for the harm, hurt, and suffering of many people, of gods and human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89, ms15A2_103, msdiv42, sc41.1</text:p>
          </table:table-cell>
        </table:table-row>
        <table:table-row table:style-name="ro1">
          <table:table-cell office:value-type="string" calcext:value-type="string">
            <text:p>an2.41:1.2</text:p>
          </table:table-cell>
          <table:table-cell office:value-type="string" calcext:value-type="string">
            <text:p>Bahuñca te, bhikkhave, bhikkhū apuññaṁ pasavanti, te cimaṁ saddhammaṁ antaradhāpenti. </text:p>
          </table:table-cell>
          <table:table-cell/>
          <table:table-cell office:value-type="string" calcext:value-type="string">
            <text:p>Sie schaffen viel schlechtes Karma und bringen die wahre Lehre zum Verschwinden. </text:p>
          </table:table-cell>
          <table:table-cell office:value-type="string" calcext:value-type="string">
            <text:p>They make much bad karma and make the true teaching disappear.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1:2.1</text:p>
          </table:table-cell>
          <table:table-cell office:value-type="string" calcext:value-type="string">
            <text:p>Ye te, bhikkhave, bhikkhū suggahitehi suttantehi byañjanappatirūpakehi atthañca dhammañca anulomenti te, bhikkhave, bhikkhū bahujanahitāya paṭipannā bahujanasukhāya, bahuno janassa atthāya hitāya sukhāya devamanussānaṁ. </text:p>
          </table:table-cell>
          <table:table-cell/>
          <table:table-cell office:value-type="string" calcext:value-type="string">
            <text:p>Aber indem sie sich die Lehrreden gut einprägen und nicht nur eine ähnliche Wendung nehmen, stellen manche Mönche und Nonnen die Bedeutung und den Wortlaut richtig. Sie handeln zum Nutzen und Glück der Vielen, zum Vorteil, Nutzen und Glück vieler Menschen, von Göttern und Menschen. </text:p>
          </table:table-cell>
          <table:table-cell office:value-type="string" calcext:value-type="string">
            <text:p>But by memorizing the discourses well, not taking only a semblance of the phrasing, some mendicants reinforce the meaning and the teaching. They act for the welfare and happiness of the people, for the benefit, welfare, and happiness of the people, of gods and human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36, dr20.89, ms15A2_104, sc41.2</text:p>
          </table:table-cell>
        </table:table-row>
        <table:table-row table:style-name="ro1">
          <table:table-cell office:value-type="string" calcext:value-type="string">
            <text:p>an2.41:2.2</text:p>
          </table:table-cell>
          <table:table-cell office:value-type="string" calcext:value-type="string">
            <text:p>Bahuñca te, bhikkhave, bhikkhū puññaṁ pasavanti, te cimaṁ saddhammaṁ ṭhapentī”ti. </text:p>
          </table:table-cell>
          <table:table-cell/>
          <table:table-cell office:value-type="string" calcext:value-type="string">
            <text:p>Sie schaffen viel Verdienst und erhalten den Fortbestand der wahren Lehre.“ </text:p>
          </table:table-cell>
          <table:table-cell office:value-type="string" calcext:value-type="string">
            <text:p>They make much merit and make the true teaching continu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1:2.3</text:p>
          </table:table-cell>
          <table:table-cell office:value-type="string" calcext:value-type="string">
            <text:p>Samacittavaggo catutth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52: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52-63'&gt;&lt;header&gt;&lt;ul&gt;&lt;li class='division'&gt;{}&lt;/li&gt;</text:p>
          </table:table-cell>
          <table:table-cell/>
        </table:table-row>
        <table:table-row table:style-name="ro1">
          <table:table-cell office:value-type="string" calcext:value-type="string">
            <text:p>an2.52:0.2</text:p>
          </table:table-cell>
          <table:table-cell office:value-type="string" calcext:value-type="string">
            <text:p>6. Puggalavagga </text:p>
          </table:table-cell>
          <table:table-cell/>
          <table:table-cell office:value-type="string" calcext:value-type="string">
            <text:p>6. Menschen</text:p>
          </table:table-cell>
          <table:table-cell office:value-type="string" calcext:value-type="string">
            <text:p>6. Persons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52:0.3</text:p>
          </table:table-cell>
          <table:table-cell office:value-type="float" office:value="52" calcext:value-type="float">
            <text:p>52</text:p>
          </table:table-cell>
          <table:table-cell/>
          <table:table-cell table:number-columns-repeated="2" office:value-type="string" calcext:value-type="string">
            <text:p>52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52:1.1</text:p>
          </table:table-cell>
          <table:table-cell office:value-type="string" calcext:value-type="string">
            <text:p>“Dveme, bhikkhave, puggalā loke uppajjamānā uppajjanti bahujanahitāya bahujanasukhāya, bahuno janassa atthāya hitāya sukhāya devamanussānaṁ. </text:p>
          </table:table-cell>
          <table:table-cell/>
          <table:table-cell office:value-type="string" calcext:value-type="string">
            <text:p>„Zwei Menschen, Mönche und Nonnen, erscheinen in der Welt zum Nutzen und Glück der Vielen, zum Vorteil, Nutzen und Glück von Göttern und Menschen. </text:p>
          </table:table-cell>
          <table:table-cell office:value-type="string" calcext:value-type="string">
            <text:p>“Two people, mendicants, arise in the world for the welfare and happiness of the people, for the benefit, welfare, and happiness of gods and humans. </text:p>
          </table:table-cell>
          <table:table-cell table:number-columns-repeated="3" office:value-type="string" calcext:value-type="string">
            <text:p/>
          </table:table-cell>
          <table:table-cell office:value-type="string" calcext:value-type="string">
            <text:p>&lt;article id='an2.52'&gt;&lt;p&gt;{}</text:p>
          </table:table-cell>
          <table:table-cell office:value-type="string" calcext:value-type="string">
            <text:p>csp1ed15.76, csp2ed15.76, dr20.97, ms15A2_129, msdiv53, sc52.1, vri35.92</text:p>
          </table:table-cell>
        </table:table-row>
        <table:table-row table:style-name="ro1">
          <table:table-cell office:value-type="string" calcext:value-type="string">
            <text:p>an2.52: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2:1.3</text:p>
          </table:table-cell>
          <table:table-cell office:value-type="string" calcext:value-type="string">
            <text:p>Tathāgato ca arahaṁ sammāsambuddho, rājā ca cakkavattī. </text:p>
          </table:table-cell>
          <table:table-cell/>
          <table:table-cell office:value-type="string" calcext:value-type="string">
            <text:p>Der Klargewordene, der Vollendete, der vollkommen erwachte Buddha; und der Rad-drehende Herrscher. </text:p>
          </table:table-cell>
          <table:table-cell office:value-type="string" calcext:value-type="string">
            <text:p>The Realized One, the perfected one, the fully awakened Buddha; and the wheel-turning monar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2:1.4</text:p>
          </table:table-cell>
          <table:table-cell office:value-type="string" calcext:value-type="string">
            <text:p>Ime kho, bhikkhave, dve puggalā loke uppajjamānā uppajjanti bahujanahitāya bahujanasukhāya, bahuno janassa atthāya hitāya sukhāya devamanussānan”ti. </text:p>
          </table:table-cell>
          <table:table-cell/>
          <table:table-cell office:value-type="string" calcext:value-type="string">
            <text:p>Das sind die beiden Menschen, die zum Nutzen und Glück der Vielen, zum Vorteil, Nutzen und Glück von Göttern und Menschen in der Welt erscheinen.“ </text:p>
          </table:table-cell>
          <table:table-cell office:value-type="string" calcext:value-type="string">
            <text:p>These two people arise in the world for the welfare and happiness of the people, for the benefit, welfare, and happiness of gods and human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3:0.1</text:p>
          </table:table-cell>
          <table:table-cell office:value-type="float" office:value="53" calcext:value-type="float">
            <text:p>53</text:p>
          </table:table-cell>
          <table:table-cell/>
          <table:table-cell table:number-columns-repeated="2" office:value-type="string" calcext:value-type="string">
            <text:p>53 </text:p>
          </table:table-cell>
          <table:table-cell table:number-columns-repeated="3" office:value-type="string" calcext:value-type="string">
            <text:p/>
          </table:table-cell>
          <table:table-cell office:value-type="string" calcext:value-type="string">
            <text:p>&lt;article id='an2.53'&gt;&lt;h2 class='sutta-title'&gt;{}&lt;/h2&gt;</text:p>
          </table:table-cell>
          <table:table-cell/>
        </table:table-row>
        <table:table-row table:style-name="ro1">
          <table:table-cell office:value-type="string" calcext:value-type="string">
            <text:p>an2.53:1.1</text:p>
          </table:table-cell>
          <table:table-cell office:value-type="string" calcext:value-type="string">
            <text:p>“Dveme, bhikkhave, puggalā loke uppajjamānā uppajjanti acchariyamanussā. </text:p>
          </table:table-cell>
          <table:table-cell/>
          <table:table-cell office:value-type="string" calcext:value-type="string">
            <text:p>„Zwei Menschen, Mönche und Nonnen, erscheinen in der Welt, die außerordentliche Menschen sind. </text:p>
          </table:table-cell>
          <table:table-cell office:value-type="string" calcext:value-type="string">
            <text:p>“Two people, mendicants, arise in the world who are incredible human be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48, ms15A2_130, msdiv54, ndp16.72, pts-vp-pli1.77, sc53.1, sya20.97</text:p>
          </table:table-cell>
        </table:table-row>
        <table:table-row table:style-name="ro1">
          <table:table-cell office:value-type="string" calcext:value-type="string">
            <text:p>an2.53: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3:1.3</text:p>
          </table:table-cell>
          <table:table-cell office:value-type="string" calcext:value-type="string">
            <text:p>Tathāgato ca arahaṁ sammāsambuddho, rājā ca cakkavattī. </text:p>
          </table:table-cell>
          <table:table-cell/>
          <table:table-cell office:value-type="string" calcext:value-type="string">
            <text:p>Der Klargewordene, der Vollendete, der vollkommen erwachte Buddha; und der Rad-drehende Herrscher. </text:p>
          </table:table-cell>
          <table:table-cell office:value-type="string" calcext:value-type="string">
            <text:p>The Realized One, the perfected one, the fully awakened Buddha; and the wheel-turning monar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3:1.4</text:p>
          </table:table-cell>
          <table:table-cell office:value-type="string" calcext:value-type="string">
            <text:p>Ime kho, bhikkhave, dve puggalā loke uppajjamānā uppajjanti acchariyamanussā”ti. </text:p>
          </table:table-cell>
          <table:table-cell/>
          <table:table-cell office:value-type="string" calcext:value-type="string">
            <text:p>Das sind die beiden Menschen, die in der Welt erscheinen, die außerordentliche Menschen sind.“ </text:p>
          </table:table-cell>
          <table:table-cell office:value-type="string" calcext:value-type="string">
            <text:p>These are the two people who arise in the world who are incredible human be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4:0.1</text:p>
          </table:table-cell>
          <table:table-cell office:value-type="float" office:value="54" calcext:value-type="float">
            <text:p>54</text:p>
          </table:table-cell>
          <table:table-cell/>
          <table:table-cell table:number-columns-repeated="2" office:value-type="string" calcext:value-type="string">
            <text:p>54 </text:p>
          </table:table-cell>
          <table:table-cell table:number-columns-repeated="3" office:value-type="string" calcext:value-type="string">
            <text:p/>
          </table:table-cell>
          <table:table-cell office:value-type="string" calcext:value-type="string">
            <text:p>&lt;article id='an2.54'&gt;&lt;h2 class='sutta-title'&gt;{}&lt;/h2&gt;</text:p>
          </table:table-cell>
          <table:table-cell/>
        </table:table-row>
        <table:table-row table:style-name="ro1">
          <table:table-cell office:value-type="string" calcext:value-type="string">
            <text:p>an2.54:1.1</text:p>
          </table:table-cell>
          <table:table-cell office:value-type="string" calcext:value-type="string">
            <text:p>“Dvinnaṁ, bhikkhave, puggalānaṁ kālakiriyā bahuno janassa anutappā hoti. </text:p>
          </table:table-cell>
          <table:table-cell/>
          <table:table-cell office:value-type="string" calcext:value-type="string">
            <text:p>„Es gibt zwei Menschen, Mönche und Nonnen, deren Tod von vielen Menschen betrauert wird. </text:p>
          </table:table-cell>
          <table:table-cell office:value-type="string" calcext:value-type="string">
            <text:p>“There are two people, mendicants, whose death is regretted by many peopl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98, ms15A2_131, msdiv55, sc54.1</text:p>
          </table:table-cell>
        </table:table-row>
        <table:table-row table:style-name="ro1">
          <table:table-cell office:value-type="string" calcext:value-type="string">
            <text:p>an2.54:1.2</text:p>
          </table:table-cell>
          <table:table-cell office:value-type="string" calcext:value-type="string">
            <text:p>Katamesaṁ dvinnaṁ?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4:1.3</text:p>
          </table:table-cell>
          <table:table-cell office:value-type="string" calcext:value-type="string">
            <text:p>Tathāgatassa ca arahato sammāsambuddhassa, rañño ca cakkavattissa. </text:p>
          </table:table-cell>
          <table:table-cell/>
          <table:table-cell office:value-type="string" calcext:value-type="string">
            <text:p>Der Klargewordene, der Vollendete, der vollkommen erwachte Buddha; und der Rad-drehende Herrscher. </text:p>
          </table:table-cell>
          <table:table-cell office:value-type="string" calcext:value-type="string">
            <text:p>The Realized One, the perfected one, the fully awakened Buddha; and the wheel-turning monar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4:1.4</text:p>
          </table:table-cell>
          <table:table-cell office:value-type="string" calcext:value-type="string">
            <text:p>Imesaṁ kho, bhikkhave, dvinnaṁ puggalānaṁ kālakiriyā bahuno janassa anutappā hotī”ti. </text:p>
          </table:table-cell>
          <table:table-cell/>
          <table:table-cell office:value-type="string" calcext:value-type="string">
            <text:p>Das sind die beiden Menschen, deren Tod von vielen Menschen betrauert wird.“ </text:p>
          </table:table-cell>
          <table:table-cell office:value-type="string" calcext:value-type="string">
            <text:p>These are the two people, mendicants, whose death is regretted by many peopl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5:0.1</text:p>
          </table:table-cell>
          <table:table-cell office:value-type="float" office:value="55" calcext:value-type="float">
            <text:p>55</text:p>
          </table:table-cell>
          <table:table-cell/>
          <table:table-cell table:number-columns-repeated="2" office:value-type="string" calcext:value-type="string">
            <text:p>55 </text:p>
          </table:table-cell>
          <table:table-cell table:number-columns-repeated="3" office:value-type="string" calcext:value-type="string">
            <text:p/>
          </table:table-cell>
          <table:table-cell office:value-type="string" calcext:value-type="string">
            <text:p>&lt;article id='an2.55'&gt;&lt;h2 class='sutta-title'&gt;{}&lt;/h2&gt;</text:p>
          </table:table-cell>
          <table:table-cell/>
        </table:table-row>
        <table:table-row table:style-name="ro1">
          <table:table-cell office:value-type="string" calcext:value-type="string">
            <text:p>an2.55:1.1</text:p>
          </table:table-cell>
          <table:table-cell office:value-type="string" calcext:value-type="string">
            <text:p>“Dveme, bhikkhave, thūpārahā. </text:p>
          </table:table-cell>
          <table:table-cell/>
          <table:table-cell office:value-type="string" calcext:value-type="string">
            <text:p>„Mönche und Nonnen, diese beiden sind eines Denkmals würdig. </text:p>
          </table:table-cell>
          <table:table-cell office:value-type="string" calcext:value-type="string">
            <text:p>“Mendicants, these two are worthy of a monum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32, msdiv56, sc55.1</text:p>
          </table:table-cell>
        </table:table-row>
        <table:table-row table:style-name="ro1">
          <table:table-cell office:value-type="string" calcext:value-type="string">
            <text:p>an2.5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5:1.3</text:p>
          </table:table-cell>
          <table:table-cell office:value-type="string" calcext:value-type="string">
            <text:p>Tathāgato ca arahaṁ sammāsambuddho, rājā ca cakkavattī. </text:p>
          </table:table-cell>
          <table:table-cell/>
          <table:table-cell office:value-type="string" calcext:value-type="string">
            <text:p>Der Klargewordene, der Vollendete, der vollkommen erwachte Buddha; und der Rad-drehende Herrscher. </text:p>
          </table:table-cell>
          <table:table-cell office:value-type="string" calcext:value-type="string">
            <text:p>The Realized One, the perfected one, the fully awakened Buddha; and the wheel-turning monar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5:1.4</text:p>
          </table:table-cell>
          <table:table-cell office:value-type="string" calcext:value-type="string">
            <text:p>Ime kho, bhikkhave, dve thūpārahā”ti. </text:p>
          </table:table-cell>
          <table:table-cell/>
          <table:table-cell office:value-type="string" calcext:value-type="string">
            <text:p>Das sind die beiden, die eines Denkmals würdig sind.“ </text:p>
          </table:table-cell>
          <table:table-cell office:value-type="string" calcext:value-type="string">
            <text:p>These are the two who are worthy of a monumen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6:0.1</text:p>
          </table:table-cell>
          <table:table-cell office:value-type="float" office:value="56" calcext:value-type="float">
            <text:p>56</text:p>
          </table:table-cell>
          <table:table-cell/>
          <table:table-cell table:number-columns-repeated="2" office:value-type="string" calcext:value-type="string">
            <text:p>56 </text:p>
          </table:table-cell>
          <table:table-cell table:number-columns-repeated="3" office:value-type="string" calcext:value-type="string">
            <text:p/>
          </table:table-cell>
          <table:table-cell office:value-type="string" calcext:value-type="string">
            <text:p>&lt;article id='an2.56'&gt;&lt;h2 class='sutta-title'&gt;{}&lt;/h2&gt;</text:p>
          </table:table-cell>
          <table:table-cell/>
        </table:table-row>
        <table:table-row table:style-name="ro1">
          <table:table-cell office:value-type="string" calcext:value-type="string">
            <text:p>an2.56:1.1</text:p>
          </table:table-cell>
          <table:table-cell office:value-type="string" calcext:value-type="string">
            <text:p>“Dveme, bhikkhave, buddhā. </text:p>
          </table:table-cell>
          <table:table-cell/>
          <table:table-cell office:value-type="string" calcext:value-type="string">
            <text:p>„Mönche und Nonnen, es gibt zwei Arten von Buddhas. </text:p>
          </table:table-cell>
          <table:table-cell office:value-type="string" calcext:value-type="string">
            <text:p>“Mendicants, there are two kinds of Buddha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33, msdiv57, sc56.1</text:p>
          </table:table-cell>
        </table:table-row>
        <table:table-row table:style-name="ro1">
          <table:table-cell office:value-type="string" calcext:value-type="string">
            <text:p>an2.56: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6:1.3</text:p>
          </table:table-cell>
          <table:table-cell office:value-type="string" calcext:value-type="string">
            <text:p>Tathāgato ca arahaṁ sammāsambuddho, paccekabuddho ca. </text:p>
          </table:table-cell>
          <table:table-cell/>
          <table:table-cell office:value-type="string" calcext:value-type="string">
            <text:p>Den Klargewordenen, den Vollendeten, den vollkommen erwachten Buddha; und den Buddha, der für sich alleine erwacht ist. </text:p>
          </table:table-cell>
          <table:table-cell office:value-type="string" calcext:value-type="string">
            <text:p>The Realized One, the perfected one, the fully awakened Buddha; and the Buddha awakened for themselv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6:1.4</text:p>
          </table:table-cell>
          <table:table-cell office:value-type="string" calcext:value-type="string">
            <text:p>Ime kho, bhikkhave, dve buddhā”ti. </text:p>
          </table:table-cell>
          <table:table-cell/>
          <table:table-cell office:value-type="string" calcext:value-type="string">
            <text:p>Das sind die beiden Arten von Buddhas.“ </text:p>
          </table:table-cell>
          <table:table-cell office:value-type="string" calcext:value-type="string">
            <text:p>These are the two kinds of Buddha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7:0.1</text:p>
          </table:table-cell>
          <table:table-cell office:value-type="float" office:value="57" calcext:value-type="float">
            <text:p>57</text:p>
          </table:table-cell>
          <table:table-cell/>
          <table:table-cell table:number-columns-repeated="2" office:value-type="string" calcext:value-type="string">
            <text:p>57 </text:p>
          </table:table-cell>
          <table:table-cell table:number-columns-repeated="3" office:value-type="string" calcext:value-type="string">
            <text:p/>
          </table:table-cell>
          <table:table-cell office:value-type="string" calcext:value-type="string">
            <text:p>&lt;article id='an2.57'&gt;&lt;h2 class='sutta-title'&gt;{}&lt;/h2&gt;</text:p>
          </table:table-cell>
          <table:table-cell/>
        </table:table-row>
        <table:table-row table:style-name="ro1">
          <table:table-cell office:value-type="string" calcext:value-type="string">
            <text:p>an2.57:1.1</text:p>
          </table:table-cell>
          <table:table-cell office:value-type="string" calcext:value-type="string">
            <text:p>“Dveme, bhikkhave, asaniyā phalantiyā na santasanti. </text:p>
          </table:table-cell>
          <table:table-cell/>
          <table:table-cell office:value-type="string" calcext:value-type="string">
            <text:p>„Diese beiden, Mönche und Nonnen, erschrecken nicht bei einem Donnerschlag. </text:p>
          </table:table-cell>
          <table:table-cell office:value-type="string" calcext:value-type="string">
            <text:p>“These two, mendicants, are not startled by a crack of thunder.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98, ms15A2_134, msdiv58, sc57.1, vri35.93</text:p>
          </table:table-cell>
        </table:table-row>
        <table:table-row table:style-name="ro1">
          <table:table-cell office:value-type="string" calcext:value-type="string">
            <text:p>an2.57: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7:1.3</text:p>
          </table:table-cell>
          <table:table-cell office:value-type="string" calcext:value-type="string">
            <text:p>Bhikkhu ca khīṇāsavo, hatthājānīyo ca. </text:p>
          </table:table-cell>
          <table:table-cell/>
          <table:table-cell office:value-type="string" calcext:value-type="string">
            <text:p>Ein Mönch oder eine Nonne, die die Makel aufgelöst haben; und ein Vollblutelefant. </text:p>
          </table:table-cell>
          <table:table-cell office:value-type="string" calcext:value-type="string">
            <text:p>A mendicant who has ended defilements; and a thoroughbred elepha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7:1.4</text:p>
          </table:table-cell>
          <table:table-cell office:value-type="string" calcext:value-type="string">
            <text:p>Ime kho, bhikkhave, dve asaniyā phalantiyā na santasantī”ti. </text:p>
          </table:table-cell>
          <table:table-cell/>
          <table:table-cell office:value-type="string" calcext:value-type="string">
            <text:p>Das sind die beiden, die bei einem Donnerschlag nicht erschrecken.“ </text:p>
          </table:table-cell>
          <table:table-cell office:value-type="string" calcext:value-type="string">
            <text:p>These are the two who are not startled by a crack of thunde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8:0.1</text:p>
          </table:table-cell>
          <table:table-cell office:value-type="float" office:value="58" calcext:value-type="float">
            <text:p>58</text:p>
          </table:table-cell>
          <table:table-cell/>
          <table:table-cell table:number-columns-repeated="2" office:value-type="string" calcext:value-type="string">
            <text:p>58 </text:p>
          </table:table-cell>
          <table:table-cell table:number-columns-repeated="3" office:value-type="string" calcext:value-type="string">
            <text:p/>
          </table:table-cell>
          <table:table-cell office:value-type="string" calcext:value-type="string">
            <text:p>&lt;article id='an2.58'&gt;&lt;h2 class='sutta-title'&gt;{}&lt;/h2&gt;</text:p>
          </table:table-cell>
          <table:table-cell/>
        </table:table-row>
        <table:table-row table:style-name="ro1">
          <table:table-cell office:value-type="string" calcext:value-type="string">
            <text:p>an2.58:1.1</text:p>
          </table:table-cell>
          <table:table-cell office:value-type="string" calcext:value-type="string">
            <text:p>“Dveme, bhikkhave, asaniyā phalantiyā na santasanti. </text:p>
          </table:table-cell>
          <table:table-cell/>
          <table:table-cell office:value-type="string" calcext:value-type="string">
            <text:p>„Diese beiden, Mönche und Nonnen, erschrecken nicht bei einem Donnerschlag. </text:p>
          </table:table-cell>
          <table:table-cell office:value-type="string" calcext:value-type="string">
            <text:p>“These two, mendicants, are not startled by a crack of thunder.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35, msdiv59, sc58.1</text:p>
          </table:table-cell>
        </table:table-row>
        <table:table-row table:style-name="ro1">
          <table:table-cell office:value-type="string" calcext:value-type="string">
            <text:p>an2.58: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8:1.3</text:p>
          </table:table-cell>
          <table:table-cell office:value-type="string" calcext:value-type="string">
            <text:p>Bhikkhu ca khīṇāsavo, assājānīyo ca. </text:p>
          </table:table-cell>
          <table:table-cell/>
          <table:table-cell office:value-type="string" calcext:value-type="string">
            <text:p>Ein Mönch oder eine Nonne, die die Makel aufgelöst haben; und ein Vollblutpferd. </text:p>
          </table:table-cell>
          <table:table-cell office:value-type="string" calcext:value-type="string">
            <text:p>A mendicant who has ended defilements; and a thoroughbred hor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8:1.4</text:p>
          </table:table-cell>
          <table:table-cell office:value-type="string" calcext:value-type="string">
            <text:p>Ime kho, bhikkhave, dve asaniyā phalantiyā na santasantī”ti. </text:p>
          </table:table-cell>
          <table:table-cell/>
          <table:table-cell office:value-type="string" calcext:value-type="string">
            <text:p>Das sind die beiden, die bei einem Donnerschlag nicht erschrecken.“ </text:p>
          </table:table-cell>
          <table:table-cell office:value-type="string" calcext:value-type="string">
            <text:p>These are the two who are not startled by a crack of thunde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9:0.1</text:p>
          </table:table-cell>
          <table:table-cell office:value-type="float" office:value="59" calcext:value-type="float">
            <text:p>59</text:p>
          </table:table-cell>
          <table:table-cell/>
          <table:table-cell table:number-columns-repeated="2" office:value-type="string" calcext:value-type="string">
            <text:p>59 </text:p>
          </table:table-cell>
          <table:table-cell table:number-columns-repeated="3" office:value-type="string" calcext:value-type="string">
            <text:p/>
          </table:table-cell>
          <table:table-cell office:value-type="string" calcext:value-type="string">
            <text:p>&lt;article id='an2.59'&gt;&lt;h2 class='sutta-title'&gt;{}&lt;/h2&gt;</text:p>
          </table:table-cell>
          <table:table-cell/>
        </table:table-row>
        <table:table-row table:style-name="ro1">
          <table:table-cell office:value-type="string" calcext:value-type="string">
            <text:p>an2.59:1.1</text:p>
          </table:table-cell>
          <table:table-cell office:value-type="string" calcext:value-type="string">
            <text:p>“Dveme, bhikkhave, asaniyā phalantiyā na santasanti. </text:p>
          </table:table-cell>
          <table:table-cell/>
          <table:table-cell office:value-type="string" calcext:value-type="string">
            <text:p>„Diese beiden, Mönche und Nonnen, erschrecken nicht bei einem Donnerschlag. </text:p>
          </table:table-cell>
          <table:table-cell office:value-type="string" calcext:value-type="string">
            <text:p>“These two, mendicants, are not startled by a crack of thunder.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77, csp2ed15.77, ms15A2_136, msdiv60, sc59.1, sya20.98</text:p>
          </table:table-cell>
        </table:table-row>
        <table:table-row table:style-name="ro1">
          <table:table-cell office:value-type="string" calcext:value-type="string">
            <text:p>an2.5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9:1.3</text:p>
          </table:table-cell>
          <table:table-cell office:value-type="string" calcext:value-type="string">
            <text:p>Bhikkhu ca khīṇāsavo, sīho ca migarājā. </text:p>
          </table:table-cell>
          <table:table-cell/>
          <table:table-cell office:value-type="string" calcext:value-type="string">
            <text:p>Ein Mönch oder eine Nonne, die die Makel aufgelöst haben; und ein Löwe, der König der Tiere. </text:p>
          </table:table-cell>
          <table:table-cell office:value-type="string" calcext:value-type="string">
            <text:p>A mendicant who has ended defilements; and a lion, king of beas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9:1.4</text:p>
          </table:table-cell>
          <table:table-cell office:value-type="string" calcext:value-type="string">
            <text:p>Ime kho, bhikkhave, dve asaniyā phalantiyā na santasantī”ti. </text:p>
          </table:table-cell>
          <table:table-cell/>
          <table:table-cell office:value-type="string" calcext:value-type="string">
            <text:p>Das sind die beiden, die bei einem Donnerschlag nicht erschrecken.“ </text:p>
          </table:table-cell>
          <table:table-cell office:value-type="string" calcext:value-type="string">
            <text:p>These are the two who are not startled by a crack of thunde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0:0.1</text:p>
          </table:table-cell>
          <table:table-cell office:value-type="float" office:value="60" calcext:value-type="float">
            <text:p>60</text:p>
          </table:table-cell>
          <table:table-cell/>
          <table:table-cell table:number-columns-repeated="2" office:value-type="string" calcext:value-type="string">
            <text:p>60 </text:p>
          </table:table-cell>
          <table:table-cell table:number-columns-repeated="3" office:value-type="string" calcext:value-type="string">
            <text:p/>
          </table:table-cell>
          <table:table-cell office:value-type="string" calcext:value-type="string">
            <text:p>&lt;article id='an2.60'&gt;&lt;h2 class='sutta-title'&gt;{}&lt;/h2&gt;</text:p>
          </table:table-cell>
          <table:table-cell/>
        </table:table-row>
        <table:table-row table:style-name="ro1">
          <table:table-cell office:value-type="string" calcext:value-type="string">
            <text:p>an2.60:1.1</text:p>
          </table:table-cell>
          <table:table-cell office:value-type="string" calcext:value-type="string">
            <text:p>“Dveme, bhikkhave, atthavase sampassamānā kiṁpurisā mānusiṁ vācaṁ na bhāsanti. </text:p>
          </table:table-cell>
          <table:table-cell/>
          <table:table-cell office:value-type="string" calcext:value-type="string">
            <text:p>„Zwei Gründe sehen Faune dafür, keine menschliche Sprache zu benutzen. </text:p>
          </table:table-cell>
          <table:table-cell office:value-type="string" calcext:value-type="string">
            <text:p>“Fauns see two reasons not to use human speech.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50, ms15A2_137, msdiv61, sc60.1</text:p>
          </table:table-cell>
        </table:table-row>
        <table:table-row table:style-name="ro1">
          <table:table-cell office:value-type="string" calcext:value-type="string">
            <text:p>an2.60: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0:1.3</text:p>
          </table:table-cell>
          <table:table-cell office:value-type="string" calcext:value-type="string">
            <text:p>Mā ca musā bhaṇimhā, mā ca paraṁ abhūtena abbhācikkhimhāti. </text:p>
          </table:table-cell>
          <table:table-cell/>
          <table:table-cell office:value-type="string" calcext:value-type="string">
            <text:p>‚Wir wollen nicht lügen, und wir wollen die Worte anderer nicht falsch darstellen.‘ </text:p>
          </table:table-cell>
          <table:table-cell office:value-type="string" calcext:value-type="string">
            <text:p>Thinking: ‘May we not lie, and may we not misrepresent others with falsehoo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0:1.4</text:p>
          </table:table-cell>
          <table:table-cell office:value-type="string" calcext:value-type="string">
            <text:p>Ime kho, bhikkhave, dve atthavase sampassamānā kiṁpurisā mānusiṁ vācaṁ na bhāsantī”ti. </text:p>
          </table:table-cell>
          <table:table-cell/>
          <table:table-cell office:value-type="string" calcext:value-type="string">
            <text:p>Diese beiden Gründe sehen Faune dafür, keine menschliche Sprache zu benutzen.“ </text:p>
          </table:table-cell>
          <table:table-cell office:value-type="string" calcext:value-type="string">
            <text:p>Fauns see two reasons not to use human speech.”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1:0.1</text:p>
          </table:table-cell>
          <table:table-cell office:value-type="float" office:value="61" calcext:value-type="float">
            <text:p>61</text:p>
          </table:table-cell>
          <table:table-cell/>
          <table:table-cell table:number-columns-repeated="2" office:value-type="string" calcext:value-type="string">
            <text:p>61 </text:p>
          </table:table-cell>
          <table:table-cell table:number-columns-repeated="3" office:value-type="string" calcext:value-type="string">
            <text:p/>
          </table:table-cell>
          <table:table-cell office:value-type="string" calcext:value-type="string">
            <text:p>&lt;article id='an2.61'&gt;&lt;h2 class='sutta-title'&gt;{}&lt;/h2&gt;</text:p>
          </table:table-cell>
          <table:table-cell/>
        </table:table-row>
        <table:table-row table:style-name="ro1">
          <table:table-cell office:value-type="string" calcext:value-type="string">
            <text:p>an2.61:1.1</text:p>
          </table:table-cell>
          <table:table-cell office:value-type="string" calcext:value-type="string">
            <text:p>“Dvinnaṁ dhammānaṁ, bhikkhave, atitto appaṭivāno mātugāmo kālaṁ karoti. </text:p>
          </table:table-cell>
          <table:table-cell/>
          <table:table-cell office:value-type="string" calcext:value-type="string">
            <text:p>„Mönche und Nonnen, Frauen sterben, ohne von zwei Dingen genug zu bekommen. </text:p>
          </table:table-cell>
          <table:table-cell office:value-type="string" calcext:value-type="string">
            <text:p>“Mendicants, females die without getting enough of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99, ms15A2_138, msdiv62, ndp16.73, pts-vp-pli1.78, sc61.1</text:p>
          </table:table-cell>
        </table:table-row>
        <table:table-row table:style-name="ro1">
          <table:table-cell office:value-type="string" calcext:value-type="string">
            <text:p>an2.61:1.2</text:p>
          </table:table-cell>
          <table:table-cell office:value-type="string" calcext:value-type="string">
            <text:p>Katamesaṁ dvinnaṁ? </text:p>
          </table:table-cell>
          <table:table-cell/>
          <table:table-cell office:value-type="string" calcext:value-type="string">
            <text:p>Von welchen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1:1.3</text:p>
          </table:table-cell>
          <table:table-cell office:value-type="string" calcext:value-type="string">
            <text:p>Methunasamāpattiyā ca vijāyanassa ca. </text:p>
          </table:table-cell>
          <table:table-cell/>
          <table:table-cell office:value-type="string" calcext:value-type="string">
            <text:p>Von Geschlechtsverkehr und von Geburten. </text:p>
          </table:table-cell>
          <table:table-cell office:value-type="string" calcext:value-type="string">
            <text:p>Sexual intercourse and giving birt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1:1.4</text:p>
          </table:table-cell>
          <table:table-cell office:value-type="string" calcext:value-type="string">
            <text:p>Imesaṁ kho, bhikkhave, dvinnaṁ dhammānaṁ atitto appaṭivāno mātugāmo kālaṁ karotī”ti. </text:p>
          </table:table-cell>
          <table:table-cell/>
          <table:table-cell office:value-type="string" calcext:value-type="string">
            <text:p>Frauen sterben, ohne von diesen beiden Dingen genug zu bekommen.“ </text:p>
          </table:table-cell>
          <table:table-cell office:value-type="string" calcext:value-type="string">
            <text:p>Females die without getting enough of thes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2:0.1</text:p>
          </table:table-cell>
          <table:table-cell office:value-type="float" office:value="62" calcext:value-type="float">
            <text:p>62</text:p>
          </table:table-cell>
          <table:table-cell/>
          <table:table-cell table:number-columns-repeated="2" office:value-type="string" calcext:value-type="string">
            <text:p>62 </text:p>
          </table:table-cell>
          <table:table-cell table:number-columns-repeated="3" office:value-type="string" calcext:value-type="string">
            <text:p/>
          </table:table-cell>
          <table:table-cell office:value-type="string" calcext:value-type="string">
            <text:p>&lt;article id='an2.62'&gt;&lt;h2 class='sutta-title'&gt;{}&lt;/h2&gt;</text:p>
          </table:table-cell>
          <table:table-cell/>
        </table:table-row>
        <table:table-row table:style-name="ro1">
          <table:table-cell office:value-type="string" calcext:value-type="string">
            <text:p>an2.62:1.1</text:p>
          </table:table-cell>
          <table:table-cell office:value-type="string" calcext:value-type="string">
            <text:p>“Asantasannivāsañca vo, bhikkhave, desessāmi santasannivāsañca. </text:p>
          </table:table-cell>
          <table:table-cell/>
          <table:table-cell office:value-type="string" calcext:value-type="string">
            <text:p>„Mönche und Nonnen, ich will euch erklären, was es heißt, mit schlechten Menschen zu leben und mit guten Menschen zu leben. </text:p>
          </table:table-cell>
          <table:table-cell office:value-type="string" calcext:value-type="string">
            <text:p>“Mendicants, I will teach you about living with bad people and living with good peopl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39, msdiv63, sc62.1</text:p>
          </table:table-cell>
        </table:table-row>
        <table:table-row table:style-name="ro1">
          <table:table-cell office:value-type="string" calcext:value-type="string">
            <text:p>an2.62:1.2</text:p>
          </table:table-cell>
          <table:table-cell office:value-type="string" calcext:value-type="string">
            <text:p>Taṁ suṇātha, sādhukaṁ manasi karotha, bhāsissāmī”ti. </text:p>
          </table:table-cell>
          <table:table-cell/>
          <table:table-cell office:value-type="string" calcext:value-type="string">
            <text:p>Hört zu und passt gut auf, ich werde sprechen.“ </text:p>
          </table:table-cell>
          <table:table-cell office:value-type="string" calcext:value-type="string">
            <text:p>Listen and pay close attention, I will speak.”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1.3</text:p>
          </table:table-cell>
          <table:table-cell office:value-type="string" calcext:value-type="string">
            <text:p>“Evaṁ, bhante”ti kho te bhikkhū bhagavato paccassosuṁ. </text:p>
          </table:table-cell>
          <table:table-cell/>
          <table:table-cell office:value-type="string" calcext:value-type="string">
            <text:p>„Ja, Herr“, antworteten sie. </text:p>
          </table:table-cell>
          <table:table-cell office:value-type="string" calcext:value-type="string">
            <text:p>“Yes, sir,” they repli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1.4</text:p>
          </table:table-cell>
          <table:table-cell office:value-type="string" calcext:value-type="string">
            <text:p>Bhagavā etadavoca: </text:p>
          </table:table-cell>
          <table:table-cell/>
          <table:table-cell office:value-type="string" calcext:value-type="string">
            <text:p>Der Buddha sagte: </text:p>
          </table:table-cell>
          <table:table-cell office:value-type="string" calcext:value-type="string">
            <text:p>The Buddha said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2.1</text:p>
          </table:table-cell>
          <table:table-cell office:value-type="string" calcext:value-type="string">
            <text:p>“Kathañca, bhikkhave, asantasannivāso hoti, kathañca asanto sannivasanti? </text:p>
          </table:table-cell>
          <table:table-cell/>
          <table:table-cell office:value-type="string" calcext:value-type="string">
            <text:p>„Was heißt es, mit schlechten Menschen zu leben? Wie leben schlechte Menschen zusammen? </text:p>
          </table:table-cell>
          <table:table-cell office:value-type="string" calcext:value-type="string">
            <text:p>“What is it like living with bad people? How do bad people live together?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cck20.100, csp1ed15.78, csp2ed15.78, dr20.99, ms15A2_140, pts-vp-pli1.79, sc62.2, sya20.99, vri35.94</text:p>
          </table:table-cell>
        </table:table-row>
        <table:table-row table:style-name="ro1">
          <table:table-cell office:value-type="string" calcext:value-type="string">
            <text:p>an2.62:2.2</text:p>
          </table:table-cell>
          <table:table-cell office:value-type="string" calcext:value-type="string">
            <text:p>Idha, bhikkhave, therassa bhikkhuno evaṁ hoti: </text:p>
          </table:table-cell>
          <table:table-cell/>
          <table:table-cell office:value-type="string" calcext:value-type="string">
            <text:p>Es ist, wenn ein Älterer im Orden denkt: </text:p>
          </table:table-cell>
          <table:table-cell office:value-type="string" calcext:value-type="string">
            <text:p>It’s when a senior mendicant think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2.3</text:p>
          </table:table-cell>
          <table:table-cell office:value-type="string" calcext:value-type="string">
            <text:p>‘theropi maṁ na vadeyya, majjhimopi maṁ na vadeyya, navopi maṁ na vadeyya; </text:p>
          </table:table-cell>
          <table:table-cell/>
          <table:table-cell office:value-type="string" calcext:value-type="string">
            <text:p>‚Kein Mönch und keine Nonne, ob älter, mittelalt oder jünger, sollte mich ermahnen; </text:p>
          </table:table-cell>
          <table:table-cell office:value-type="string" calcext:value-type="string">
            <text:p>‘No mendicant, whether senior, middle, or junior, should admonish m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2.4</text:p>
          </table:table-cell>
          <table:table-cell office:value-type="string" calcext:value-type="string">
            <text:p>therampāhaṁ na vadeyyaṁ, majjhimampāhaṁ na vadeyyaṁ, navampāhaṁ na vadeyyaṁ. </text:p>
          </table:table-cell>
          <table:table-cell/>
          <table:table-cell office:value-type="string" calcext:value-type="string">
            <text:p>und ich will keinen Mönch und keine Nonne ermahnen, ob älter, mittelalt oder jünger. </text:p>
          </table:table-cell>
          <table:table-cell office:value-type="string" calcext:value-type="string">
            <text:p>and I shouldn’t admonish any mendicant, whether senior, middle, or junio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2.5</text:p>
          </table:table-cell>
          <table:table-cell office:value-type="string" calcext:value-type="string">
            <text:p>Thero cepi maṁ vadeyya ahitānukampī maṁ vadeyya no hitānukampī, noti naṁ vadeyyaṁ viheṭheyyaṁ passampissa nappaṭikareyyaṁ. </text:p>
          </table:table-cell>
          <table:table-cell office:value-type="string" calcext:value-type="string">
            <text:p>viheṭheyyaṁ → viheseyyampi naṁ (bj, sya-all, km, pts1ed)</text:p>
          </table:table-cell>
          <table:table-cell office:value-type="string" calcext:value-type="string">
            <text:p>Wenn ein Mönch oder eine Nonne – ob älter, mittelalt oder jünger – mich ermahnen sollte, wäre diese Person nicht verständnisvoll, und ich würde es ihr schwer machen und „Nein!“ sagen. Und ohnehin würde ich mich nicht damit beschäftigen, auch wenn ich sehen würde, was ich falsch gemacht habe.‘ </text:p>
          </table:table-cell>
          <table:table-cell office:value-type="string" calcext:value-type="string">
            <text:p>If a mendicant—whether senior, middle, or junior—were to admonish me, they wouldn’t be sympathetic, and I’d bother them by saying “No!” And anyway I wouldn’t deal with it even if I saw what I did wro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62:2.6</text:p>
          </table:table-cell>
          <table:table-cell office:value-type="string" calcext:value-type="string">
            <text:p>Majjhimo cepi maṁ vadeyya …pe… navo cepi maṁ vadeyya, ahitānukampī maṁ vadeyya no hitānukampī, noti naṁ vadeyyaṁ viheṭheyyaṁ passampissa nappaṭikareyy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2.7</text:p>
          </table:table-cell>
          <table:table-cell office:value-type="string" calcext:value-type="string">
            <text:p>Majjhimassapi bhikkhuno evaṁ hoti …pe… navassapi bhikkhuno evaṁ hoti: </text:p>
          </table:table-cell>
          <table:table-cell/>
          <table:table-cell office:value-type="string" calcext:value-type="string">
            <text:p>Und auch eine Mittelalte oder eine Jüngere im Orden denkt: </text:p>
          </table:table-cell>
          <table:table-cell office:value-type="string" calcext:value-type="string">
            <text:p>And a middle or a junior mendicant also think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2.8</text:p>
          </table:table-cell>
          <table:table-cell office:value-type="string" calcext:value-type="string">
            <text:p>‘theropi maṁ na vadeyya, majjhimopi maṁ na vadeyya, navopi maṁ na vadeyya; </text:p>
          </table:table-cell>
          <table:table-cell/>
          <table:table-cell office:value-type="string" calcext:value-type="string">
            <text:p>‚Kein Mönch und keine Nonne, ob älter, mittelalt oder jünger, sollte mich ermahnen; </text:p>
          </table:table-cell>
          <table:table-cell office:value-type="string" calcext:value-type="string">
            <text:p>‘No mendicant, whether senior, middle, or junior, should admonish m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2.9</text:p>
          </table:table-cell>
          <table:table-cell office:value-type="string" calcext:value-type="string">
            <text:p>therampāhaṁ na vadeyyaṁ, majjhimampāhaṁ na vadeyyaṁ, navampāhaṁ na vadeyyaṁ. </text:p>
          </table:table-cell>
          <table:table-cell/>
          <table:table-cell office:value-type="string" calcext:value-type="string">
            <text:p>und ich will keinen Mönch und keine Nonne ermahnen, ob älter, mittelalt oder jünger. </text:p>
          </table:table-cell>
          <table:table-cell office:value-type="string" calcext:value-type="string">
            <text:p>and I shouldn’t admonish any mendicant, whether senior, middle, or junio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2.10</text:p>
          </table:table-cell>
          <table:table-cell office:value-type="string" calcext:value-type="string">
            <text:p>Thero cepi maṁ vadeyya ahitānukampī maṁ vadeyya no hitānukampī noti naṁ vadeyyaṁ viheṭheyyaṁ passampissa nappaṭikareyyaṁ. </text:p>
          </table:table-cell>
          <table:table-cell/>
          <table:table-cell office:value-type="string" calcext:value-type="string">
            <text:p>Wenn ein Mönch oder eine Nonne – ob älter, mittelalt oder jünger – mich ermahnen sollte, wäre diese Person nicht verständnisvoll, und ich würde es ihr schwer machen und „Nein!“ sagen. Und ohnehin würde ich mich nicht damit beschäftigen, auch wenn ich sehen würde, was ich falsch gemacht habe.‘ </text:p>
          </table:table-cell>
          <table:table-cell office:value-type="string" calcext:value-type="string">
            <text:p>If a mendicant—whether senior, middle, or junior—were to admonish me, they wouldn’t be sympathetic, and I’d bother them by saying “No!” And anyway I wouldn’t deal with it even if I saw what I did wro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2.11</text:p>
          </table:table-cell>
          <table:table-cell office:value-type="string" calcext:value-type="string">
            <text:p>Majjhimo cepi maṁ vadeyya … navo cepi maṁ vadeyya ahitānukampī maṁ vadeyya no hitānukampī, noti naṁ vadeyyaṁ viheṭheyyaṁ passampissa nappaṭikareyy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2.12</text:p>
          </table:table-cell>
          <table:table-cell office:value-type="string" calcext:value-type="string">
            <text:p>Evaṁ kho, bhikkhave, asantasannivāso hoti, evañca asanto sannivasanti. </text:p>
          </table:table-cell>
          <table:table-cell/>
          <table:table-cell office:value-type="string" calcext:value-type="string">
            <text:p>Das heißt es, mit schlechten Menschen zu leben; so leben schlechte Menschen zusammen. </text:p>
          </table:table-cell>
          <table:table-cell office:value-type="string" calcext:value-type="string">
            <text:p>That’s what it’s like living with bad people; that’s how bad people live together.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62:3.1</text:p>
          </table:table-cell>
          <table:table-cell office:value-type="string" calcext:value-type="string">
            <text:p>Kathañca, bhikkhave, santasannivāso hoti, kathañca santo sannivasanti? </text:p>
          </table:table-cell>
          <table:table-cell/>
          <table:table-cell office:value-type="string" calcext:value-type="string">
            <text:p>Was heißt es, mit guten Menschen zu leben? Wie leben gute Menschen zusammen? </text:p>
          </table:table-cell>
          <table:table-cell office:value-type="string" calcext:value-type="string">
            <text:p>What is it like living with good people? How do good people live together?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52, dr20.100, ms15A2_141, ndp16.74, sc62.3, sya20.100</text:p>
          </table:table-cell>
        </table:table-row>
        <table:table-row table:style-name="ro1">
          <table:table-cell office:value-type="string" calcext:value-type="string">
            <text:p>an2.62:3.2</text:p>
          </table:table-cell>
          <table:table-cell office:value-type="string" calcext:value-type="string">
            <text:p>Idha, bhikkhave, therassa bhikkhuno evaṁ hoti: </text:p>
          </table:table-cell>
          <table:table-cell/>
          <table:table-cell office:value-type="string" calcext:value-type="string">
            <text:p>Es ist, wenn ein Älterer im Orden denkt: </text:p>
          </table:table-cell>
          <table:table-cell office:value-type="string" calcext:value-type="string">
            <text:p>It’s when a senior mendicant think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3.3</text:p>
          </table:table-cell>
          <table:table-cell office:value-type="string" calcext:value-type="string">
            <text:p>‘theropi maṁ vadeyya, majjhimopi maṁ vadeyya, navopi maṁ vadeyya; </text:p>
          </table:table-cell>
          <table:table-cell/>
          <table:table-cell office:value-type="string" calcext:value-type="string">
            <text:p>‚Jeder Mönch und jede Nonne, ob älter, mittelalt oder jünger, sollte mich ermahnen; </text:p>
          </table:table-cell>
          <table:table-cell office:value-type="string" calcext:value-type="string">
            <text:p>‘Any mendicant, whether senior, middle, or junior, should admonish m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3.4</text:p>
          </table:table-cell>
          <table:table-cell office:value-type="string" calcext:value-type="string">
            <text:p>therampāhaṁ vadeyyaṁ, majjhimampāhaṁ vadeyyaṁ, navampāhaṁ vadeyyaṁ. </text:p>
          </table:table-cell>
          <table:table-cell/>
          <table:table-cell office:value-type="string" calcext:value-type="string">
            <text:p>und ich will jeden Mönch und jede Nonne ermahnen, ob älter, mittelalt oder jünger. </text:p>
          </table:table-cell>
          <table:table-cell office:value-type="string" calcext:value-type="string">
            <text:p>and I should admonish any mendicant, whether senior, middle, or junio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3.5</text:p>
          </table:table-cell>
          <table:table-cell office:value-type="string" calcext:value-type="string">
            <text:p>Thero cepi maṁ vadeyya hitānukampī maṁ vadeyya no ahitānukampī, sādhūti naṁ vadeyyaṁ na naṁ viheṭheyyaṁ passampissa paṭikareyyaṁ. </text:p>
          </table:table-cell>
          <table:table-cell/>
          <table:table-cell office:value-type="string" calcext:value-type="string">
            <text:p>Wenn ein Mönch oder eine Nonne – ob älter, mittelalt oder jünger – mich ermahnen sollte, wäre diese Person verständnisvoll, und ich würde es ihr nicht schwer machen, sondern „Danke!“ sagen. Und ich würde mich damit beschäftigen, wenn ich sehen würde, was ich falsch gemacht habe.‘ </text:p>
          </table:table-cell>
          <table:table-cell office:value-type="string" calcext:value-type="string">
            <text:p>If a mendicant—whether senior, middle, or junior—were to admonish me, they’d be sympathetic, so I wouldn’t bother them, but say “Thank you!” And I’d deal with it when I saw what I did wro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3.6</text:p>
          </table:table-cell>
          <table:table-cell office:value-type="string" calcext:value-type="string">
            <text:p>Majjhimo cepi maṁ vadeyya …pe… navo cepi maṁ vadeyya hitānukampī maṁ vadeyya no ahitānukampī, sādhūti naṁ vadeyyaṁ na naṁ viheṭheyyaṁ passampissa paṭikareyy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3.7</text:p>
          </table:table-cell>
          <table:table-cell office:value-type="string" calcext:value-type="string">
            <text:p>Majjhimassapi bhikkhuno evaṁ hoti …pe… navassapi bhikkhuno evaṁ hoti: </text:p>
          </table:table-cell>
          <table:table-cell/>
          <table:table-cell office:value-type="string" calcext:value-type="string">
            <text:p>Und auch eine Mittelalte oder eine Jüngere im Orden denkt: </text:p>
          </table:table-cell>
          <table:table-cell office:value-type="string" calcext:value-type="string">
            <text:p>And a middle or a junior mendicant also think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3.8</text:p>
          </table:table-cell>
          <table:table-cell office:value-type="string" calcext:value-type="string">
            <text:p>‘theropi maṁ vadeyya, majjhimopi maṁ vadeyya, navopi maṁ vadeyya; </text:p>
          </table:table-cell>
          <table:table-cell/>
          <table:table-cell office:value-type="string" calcext:value-type="string">
            <text:p>‚Jeder Mönch und jede Nonne, ob älter, mittelalt oder jünger, sollte mich ermahnen; </text:p>
          </table:table-cell>
          <table:table-cell office:value-type="string" calcext:value-type="string">
            <text:p>‘Any mendicant, whether senior, middle, or junior, may admonish m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3.9</text:p>
          </table:table-cell>
          <table:table-cell office:value-type="string" calcext:value-type="string">
            <text:p>therampāhaṁ vadeyyaṁ, majjhimampāhaṁ vadeyyaṁ, navampāhaṁ vadeyyaṁ. </text:p>
          </table:table-cell>
          <table:table-cell/>
          <table:table-cell office:value-type="string" calcext:value-type="string">
            <text:p>und ich will jeden Mönch und jede Nonne ermahnen, ob älter, mittelalt oder jünger. </text:p>
          </table:table-cell>
          <table:table-cell office:value-type="string" calcext:value-type="string">
            <text:p>and I’ll admonish any mendicant, whether senior, middle, or junio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3.10</text:p>
          </table:table-cell>
          <table:table-cell office:value-type="string" calcext:value-type="string">
            <text:p>Thero cepi maṁ vadeyya hitānukampī maṁ vadeyya no ahitānukampī, sādhūti naṁ vadeyyaṁ na naṁ viheṭheyyaṁ passampissa paṭikareyyaṁ. </text:p>
          </table:table-cell>
          <table:table-cell/>
          <table:table-cell office:value-type="string" calcext:value-type="string">
            <text:p>Wenn ein Mönch oder eine Nonne – ob älter, mittelalt oder jünger – mich ermahnen sollte, wäre diese Person verständnisvoll, und ich würde es ihr nicht schwer machen, sondern „Danke!“ sagen. Und ich würde mich damit beschäftigen, wenn ich sehen würde, was ich falsch gemacht habe.‘ </text:p>
          </table:table-cell>
          <table:table-cell office:value-type="string" calcext:value-type="string">
            <text:p>If a mendicant—whether senior, middle, or junior—were to admonish me, they’d be sympathetic, so I wouldn’t bother them, but say “Thank you!” And I’d deal with it when I saw what I did wro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3.11</text:p>
          </table:table-cell>
          <table:table-cell office:value-type="string" calcext:value-type="string">
            <text:p>Majjhimo cepi maṁ vadeyya …pe… navo cepi maṁ vadeyya hitānukampī maṁ vadeyya no ahitānukampī, sādhūti naṁ vadeyyaṁ na naṁ viheṭheyyaṁ passampissa paṭikareyy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3.12</text:p>
          </table:table-cell>
          <table:table-cell office:value-type="string" calcext:value-type="string">
            <text:p>Evaṁ kho, bhikkhave, santasannivāso hoti, evañca santo sannivasantī”ti. </text:p>
          </table:table-cell>
          <table:table-cell/>
          <table:table-cell office:value-type="string" calcext:value-type="string">
            <text:p>Das heißt es, mit guten Menschen zu leben; so leben gute Menschen zusammen.“ </text:p>
          </table:table-cell>
          <table:table-cell office:value-type="string" calcext:value-type="string">
            <text:p>That’s what it’s like living with good people; that’s how good people live together.” </text:p>
          </table:table-cell>
          <table:table-cell table:number-columns-repeated="3" office:value-type="string" calcext:value-type="string">
            <text:p/>
          </table:table-cell>
          <table:table-cell office:value-type="string" calcext:value-type="string">
            <text:p>&lt;p&gt;{}&lt;/p&gt;&lt;/article&gt;</text:p>
          </table:table-cell>
          <table:table-cell/>
        </table:table-row>
        <table:table-row table:style-name="ro1">
          <table:table-cell office:value-type="string" calcext:value-type="string">
            <text:p>an2.63:0.1</text:p>
          </table:table-cell>
          <table:table-cell office:value-type="float" office:value="63" calcext:value-type="float">
            <text:p>63</text:p>
          </table:table-cell>
          <table:table-cell/>
          <table:table-cell table:number-columns-repeated="2" office:value-type="string" calcext:value-type="string">
            <text:p>63 </text:p>
          </table:table-cell>
          <table:table-cell table:number-columns-repeated="3" office:value-type="string" calcext:value-type="string">
            <text:p/>
          </table:table-cell>
          <table:table-cell office:value-type="string" calcext:value-type="string">
            <text:p>&lt;article id='an2.63'&gt;&lt;h2 class='sutta-title'&gt;{}&lt;/h2&gt;</text:p>
          </table:table-cell>
          <table:table-cell/>
        </table:table-row>
        <table:table-row table:style-name="ro1">
          <table:table-cell office:value-type="string" calcext:value-type="string">
            <text:p>an2.63:1.1</text:p>
          </table:table-cell>
          <table:table-cell office:value-type="string" calcext:value-type="string">
            <text:p>“Yasmiṁ, bhikkhave, adhikaraṇe ubhato vacīsaṁsāro diṭṭhipaḷāso cetaso āghāto appaccayo anabhiraddhi ajjhattaṁ avūpasantaṁ hoti, tasmetaṁ, bhikkhave, adhikaraṇe pāṭikaṅkhaṁ: </text:p>
          </table:table-cell>
          <table:table-cell/>
          <table:table-cell office:value-type="string" calcext:value-type="string">
            <text:p>„Wenn in einer disziplinarischen Angelegenheit der Tratsch auf beiden Seiten nicht innerlich beigelegt werden kann – Tratsch mit Geringschätzung der Meinung der anderen Seite, grollend, verdrießlich und ärgerlich –, </text:p>
          </table:table-cell>
          <table:table-cell office:value-type="string" calcext:value-type="string">
            <text:p>“In a disciplinary issue, when the tale-bearing on both sides—with contempt for each other’s views, resentful, bitter, and exasperated—is not settled internally, you can expect that this disciplinary issue will be </text:p>
          </table:table-cell>
          <table:table-cell table:number-columns-repeated="2" office:value-type="string" calcext:value-type="string">
            <text:p/>
          </table:table-cell>
          <table:table-cell office:value-type="string" calcext:value-type="string">
            <text:p>Var readings vacisamhara, vacisamsara, vacisankhara: MN 103 Comm: Vacīsaṁhāroti vacanasañcāro. Imehi kathitaṁ amūsaṁ antaraṁ paveseyya, tumhe imehi idañcidañca vuttāti amūhi kathitaṁ imesaṁ antaraṁ paveseyyāti attho, Tika: Vacanasañcāroti pesuññavasena aññathāvacanupasaṁhāro. The parallel passage is at AN 2.63, where samsara is the MS reading, and adopted by BB there. Comm there gives a completely different explanation: ubhato vacīsaṁsāroti dvīsupi pakkhesu aññamaññaṁ akkosanapaccakkosanavasena saṁsaramānā vācā vacīsaṁsāro. Tika has: Saṁsaramānāti pavattamānā. Despite this, I think the reading samhara makes better sense, as per MN comm.</text:p>
          </table:table-cell>
          <table:table-cell office:value-type="string" calcext:value-type="string">
            <text:p>&lt;p&gt;{}</text:p>
          </table:table-cell>
          <table:table-cell office:value-type="string" calcext:value-type="string">
            <text:p>cck20.101, ms15A2_142, msdiv64, pts-vp-pli1.80, sc63.1</text:p>
          </table:table-cell>
        </table:table-row>
        <table:table-row table:style-name="ro1">
          <table:table-cell office:value-type="string" calcext:value-type="string">
            <text:p>an2.63:1.2</text:p>
          </table:table-cell>
          <table:table-cell office:value-type="string" calcext:value-type="string">
            <text:p>‘dīghattāya kharattāya vāḷattāya saṁvattissati, bhikkhū ca na phāsuṁ viharissanti’. </text:p>
          </table:table-cell>
          <table:table-cell office:value-type="string" calcext:value-type="string">
            <text:p>phāsuṁ → phāsu (mr)</text:p>
          </table:table-cell>
          <table:table-cell office:value-type="string" calcext:value-type="string">
            <text:p>so ist zu erwarten, dass diese Angelegenheit zu bleibender Verbitterung und Feindschaft führt, und dass die Mönche und Nonnen nicht sorgenfrei leben. </text:p>
          </table:table-cell>
          <table:table-cell office:value-type="string" calcext:value-type="string">
            <text:p>long, fractious, and troublesome, and the mendicants won’t live comforta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63:2.1</text:p>
          </table:table-cell>
          <table:table-cell office:value-type="string" calcext:value-type="string">
            <text:p>Yasmiñca kho, bhikkhave, adhikaraṇe ubhato vacīsaṁsāro diṭṭhipaḷāso cetaso āghāto appaccayo anabhiraddhi ajjhattaṁ suvūpasantaṁ hoti, tasmetaṁ, bhikkhave, adhikaraṇe pāṭikaṅkhaṁ: </text:p>
          </table:table-cell>
          <table:table-cell/>
          <table:table-cell office:value-type="string" calcext:value-type="string">
            <text:p>Wenn in einer disziplinarischen Angelegenheit der Tratsch auf beiden Seiten innerlich wohl beigelegt werden kann – Tratsch mit Geringschätzung der Meinung der anderen Seite, grollend, verdrießlich und ärgerlich –, </text:p>
          </table:table-cell>
          <table:table-cell office:value-type="string" calcext:value-type="string">
            <text:p>In a disciplinary issue, when the tale-bearing on both sides—with contempt for each other’s views, resentful, bitter, and exasperated—is well settled internally, you can expect that this disciplinary issu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43, sc63.2, vri35.95</text:p>
          </table:table-cell>
        </table:table-row>
        <table:table-row table:style-name="ro1">
          <table:table-cell office:value-type="string" calcext:value-type="string">
            <text:p>an2.63:2.2</text:p>
          </table:table-cell>
          <table:table-cell office:value-type="string" calcext:value-type="string">
            <text:p>‘na dīghattāya kharattāya vāḷattāya saṁvattissati, bhikkhū ca phāsuṁ viharissantī’”ti. </text:p>
          </table:table-cell>
          <table:table-cell/>
          <table:table-cell office:value-type="string" calcext:value-type="string">
            <text:p>so ist zu erwarten, dass diese Angelegenheit nicht zu bleibender Verbitterung und Feindschaft führt, und dass die Mönche und Nonnen sorgenfrei leben.“ </text:p>
          </table:table-cell>
          <table:table-cell office:value-type="string" calcext:value-type="string">
            <text:p>won’t lead to lasting acrimony and enmity, and the mendicants will live comfortabl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3:2.3</text:p>
          </table:table-cell>
          <table:table-cell office:value-type="string" calcext:value-type="string">
            <text:p>Puggalavaggo paṭh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130: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30-140'&gt;&lt;header&gt;&lt;ul&gt;&lt;li class='division'&gt;{}&lt;/li&gt;</text:p>
          </table:table-cell>
          <table:table-cell/>
        </table:table-row>
        <table:table-row table:style-name="ro1">
          <table:table-cell office:value-type="string" calcext:value-type="string">
            <text:p>an2.130:0.2</text:p>
          </table:table-cell>
          <table:table-cell office:value-type="string" calcext:value-type="string">
            <text:p>12. Āyācanavagga </text:p>
          </table:table-cell>
          <table:table-cell/>
          <table:table-cell office:value-type="string" calcext:value-type="string">
            <text:p>12. Streben </text:p>
          </table:table-cell>
          <table:table-cell office:value-type="string" calcext:value-type="string">
            <text:p>12. Aspiration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130:0.3</text:p>
          </table:table-cell>
          <table:table-cell office:value-type="float" office:value="130" calcext:value-type="float">
            <text:p>130</text:p>
          </table:table-cell>
          <table:table-cell/>
          <table:table-cell table:number-columns-repeated="2" office:value-type="string" calcext:value-type="string">
            <text:p>130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30:1.1</text:p>
          </table:table-cell>
          <table:table-cell office:value-type="string" calcext:value-type="string">
            <text:p>“Saddho, bhikkhave, bhikkhu evaṁ sammā āyācamāno āyāceyya: </text:p>
          </table:table-cell>
          <table:table-cell/>
          <table:table-cell office:value-type="string" calcext:value-type="string">
            <text:p>„Ein Mönch mit Vertrauen würde zu Recht anstreben: </text:p>
          </table:table-cell>
          <table:table-cell office:value-type="string" calcext:value-type="string">
            <text:p>“A faithful monk would rightly aspire: </text:p>
          </table:table-cell>
          <table:table-cell table:number-columns-repeated="3" office:value-type="string" calcext:value-type="string">
            <text:p/>
          </table:table-cell>
          <table:table-cell office:value-type="string" calcext:value-type="string">
            <text:p>&lt;article id='an2.130'&gt;&lt;p&gt;{}</text:p>
          </table:table-cell>
          <table:table-cell office:value-type="string" calcext:value-type="string">
            <text:p>cck20.111, dr20.111, ms15A2_217, msdiv131, sc130.1, vri35.107</text:p>
          </table:table-cell>
        </table:table-row>
        <table:table-row table:style-name="ro1">
          <table:table-cell office:value-type="string" calcext:value-type="string">
            <text:p>an2.130:1.2</text:p>
          </table:table-cell>
          <table:table-cell office:value-type="string" calcext:value-type="string">
            <text:p>‘tādiso homi yādisā sāriputtamoggallānā’ti. </text:p>
          </table:table-cell>
          <table:table-cell/>
          <table:table-cell office:value-type="string" calcext:value-type="string">
            <text:p>‚Wäre ich doch wie Sāriputta und Moggallāna!‘ </text:p>
          </table:table-cell>
          <table:table-cell office:value-type="string" calcext:value-type="string">
            <text:p>‘May I be like Sāriputta and Moggallāna!’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0:1.3</text:p>
          </table:table-cell>
          <table:table-cell office:value-type="string" calcext:value-type="string">
            <text:p>Esā, bhikkhave, tulā etaṁ pamāṇaṁ mama sāvakānaṁ bhikkhūnaṁ yadidaṁ sāriputtamoggallānā”ti. </text:p>
          </table:table-cell>
          <table:table-cell/>
          <table:table-cell office:value-type="string" calcext:value-type="string">
            <text:p>Diese sind das Maß und die Richtlinie für meine Mönchsschüler, nämlich Sāriputta und Moggallāna.“ </text:p>
          </table:table-cell>
          <table:table-cell office:value-type="string" calcext:value-type="string">
            <text:p>These are a standard and a measure for my monk disciples, that is, Sāriputta and Moggallāna.”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1:0.1</text:p>
          </table:table-cell>
          <table:table-cell office:value-type="float" office:value="131" calcext:value-type="float">
            <text:p>131</text:p>
          </table:table-cell>
          <table:table-cell/>
          <table:table-cell table:number-columns-repeated="2" office:value-type="string" calcext:value-type="string">
            <text:p>131 </text:p>
          </table:table-cell>
          <table:table-cell table:number-columns-repeated="3" office:value-type="string" calcext:value-type="string">
            <text:p/>
          </table:table-cell>
          <table:table-cell office:value-type="string" calcext:value-type="string">
            <text:p>&lt;article id='an2.131'&gt;&lt;h2 class='sutta-title'&gt;{}&lt;/h2&gt;</text:p>
          </table:table-cell>
          <table:table-cell/>
        </table:table-row>
        <table:table-row table:style-name="ro1">
          <table:table-cell office:value-type="string" calcext:value-type="string">
            <text:p>an2.131:1.1</text:p>
          </table:table-cell>
          <table:table-cell office:value-type="string" calcext:value-type="string">
            <text:p>“Saddhā, bhikkhave, bhikkhunī evaṁ sammā āyācamānā āyāceyya: </text:p>
          </table:table-cell>
          <table:table-cell/>
          <table:table-cell office:value-type="string" calcext:value-type="string">
            <text:p>„Eine Nonne mit Vertrauen würde zu Recht anstreben: </text:p>
          </table:table-cell>
          <table:table-cell office:value-type="string" calcext:value-type="string">
            <text:p>“A faithful nun would rightly aspir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72, ms15A2_218, msdiv132, sc131.1</text:p>
          </table:table-cell>
        </table:table-row>
        <table:table-row table:style-name="ro1">
          <table:table-cell office:value-type="string" calcext:value-type="string">
            <text:p>an2.131:1.2</text:p>
          </table:table-cell>
          <table:table-cell office:value-type="string" calcext:value-type="string">
            <text:p>‘tādisī homi yādisī khemā ca bhikkhunī uppalavaṇṇā cā’ti. </text:p>
          </table:table-cell>
          <table:table-cell/>
          <table:table-cell office:value-type="string" calcext:value-type="string">
            <text:p>‚Wäre ich doch wie die Nonnen Khemā und Uppalavaṇṇā!‘ </text:p>
          </table:table-cell>
          <table:table-cell office:value-type="string" calcext:value-type="string">
            <text:p>‘May I be like the nuns Khemā and Uppalavaṇṇā!’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1:1.3</text:p>
          </table:table-cell>
          <table:table-cell office:value-type="string" calcext:value-type="string">
            <text:p>Esā, bhikkhave, tulā etaṁ pamāṇaṁ mama sāvikānaṁ bhikkhunīnaṁ yadidaṁ khemā ca bhikkhunī uppalavaṇṇā cā”ti. </text:p>
          </table:table-cell>
          <table:table-cell/>
          <table:table-cell office:value-type="string" calcext:value-type="string">
            <text:p>Diese sind das Maß und die Richtlinie für meine Nonnenschülerinnen, nämlich die Nonnen Khemā und Uppalavaṇṇā.“ </text:p>
          </table:table-cell>
          <table:table-cell office:value-type="string" calcext:value-type="string">
            <text:p>These are a standard and a measure for my nun disciples, that is, the nuns Khemā and Uppalavaṇṇā.”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2:0.1</text:p>
          </table:table-cell>
          <table:table-cell office:value-type="float" office:value="132" calcext:value-type="float">
            <text:p>132</text:p>
          </table:table-cell>
          <table:table-cell/>
          <table:table-cell table:number-columns-repeated="2" office:value-type="string" calcext:value-type="string">
            <text:p>132 </text:p>
          </table:table-cell>
          <table:table-cell table:number-columns-repeated="3" office:value-type="string" calcext:value-type="string">
            <text:p/>
          </table:table-cell>
          <table:table-cell office:value-type="string" calcext:value-type="string">
            <text:p>&lt;article id='an2.132'&gt;&lt;h2 class='sutta-title'&gt;{}&lt;/h2&gt;</text:p>
          </table:table-cell>
          <table:table-cell/>
        </table:table-row>
        <table:table-row table:style-name="ro1">
          <table:table-cell office:value-type="string" calcext:value-type="string">
            <text:p>an2.132:1.1</text:p>
          </table:table-cell>
          <table:table-cell office:value-type="string" calcext:value-type="string">
            <text:p>“Saddho, bhikkhave, upāsako evaṁ sammā āyācamāno āyāceyya: </text:p>
          </table:table-cell>
          <table:table-cell/>
          <table:table-cell office:value-type="string" calcext:value-type="string">
            <text:p>„Ein Laienmann mit Vertrauen würde zu Recht anstreben: </text:p>
          </table:table-cell>
          <table:table-cell office:value-type="string" calcext:value-type="string">
            <text:p>“A faithful layman would rightly aspir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19, msdiv133, sc132.1, sya20.111</text:p>
          </table:table-cell>
        </table:table-row>
        <table:table-row table:style-name="ro1">
          <table:table-cell office:value-type="string" calcext:value-type="string">
            <text:p>an2.132:1.2</text:p>
          </table:table-cell>
          <table:table-cell office:value-type="string" calcext:value-type="string">
            <text:p>‘tādiso homi yādiso citto ca gahapati hatthako ca āḷavako’ti. </text:p>
          </table:table-cell>
          <table:table-cell/>
          <table:table-cell office:value-type="string" calcext:value-type="string">
            <text:p>‚Wäre ich doch wie der Hausbesitzer Citta und der Hausbesitzer Hatthaka von Aḷavī!‘ </text:p>
          </table:table-cell>
          <table:table-cell office:value-type="string" calcext:value-type="string">
            <text:p>‘May I be like the householder Citta and Hatthaka of Aḷavī!’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2:1.3</text:p>
          </table:table-cell>
          <table:table-cell office:value-type="string" calcext:value-type="string">
            <text:p>Esā, bhikkhave, tulā etaṁ pamāṇaṁ mama sāvakānaṁ upāsakānaṁ yadidaṁ citto ca gahapati hatthako ca āḷavako”ti. </text:p>
          </table:table-cell>
          <table:table-cell/>
          <table:table-cell office:value-type="string" calcext:value-type="string">
            <text:p>Diese sind das Maß und die Richtlinie für meine Laienschüler, nämlich der Hausbesitzer Citta und der Hausbesitzer Hatthaka von Aḷavī.“ </text:p>
          </table:table-cell>
          <table:table-cell office:value-type="string" calcext:value-type="string">
            <text:p>These are a standard and a measure for my male lay followers, that is, the householder Citta and Hatthaka of Aḷavī.”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3:0.1</text:p>
          </table:table-cell>
          <table:table-cell office:value-type="float" office:value="133" calcext:value-type="float">
            <text:p>133</text:p>
          </table:table-cell>
          <table:table-cell/>
          <table:table-cell table:number-columns-repeated="2" office:value-type="string" calcext:value-type="string">
            <text:p>133 </text:p>
          </table:table-cell>
          <table:table-cell table:number-columns-repeated="3" office:value-type="string" calcext:value-type="string">
            <text:p/>
          </table:table-cell>
          <table:table-cell office:value-type="string" calcext:value-type="string">
            <text:p>&lt;article id='an2.133'&gt;&lt;h2 class='sutta-title'&gt;{}&lt;/h2&gt;</text:p>
          </table:table-cell>
          <table:table-cell/>
        </table:table-row>
        <table:table-row table:style-name="ro1">
          <table:table-cell office:value-type="string" calcext:value-type="string">
            <text:p>an2.133:1.1</text:p>
          </table:table-cell>
          <table:table-cell office:value-type="string" calcext:value-type="string">
            <text:p>“Saddhā, bhikkhave, upāsikā evaṁ sammā āyācamānā āyāceyya: </text:p>
          </table:table-cell>
          <table:table-cell/>
          <table:table-cell office:value-type="string" calcext:value-type="string">
            <text:p>„Eine Laienfrau mit Vertrauen würde zu Recht anstreben: </text:p>
          </table:table-cell>
          <table:table-cell office:value-type="string" calcext:value-type="string">
            <text:p>“A faithful laywoman would rightly aspir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88, csp2ed15.88, ms15A2_220, msdiv134, ndp16.82, pts-vp-pli1.89, sc133.1</text:p>
          </table:table-cell>
        </table:table-row>
        <table:table-row table:style-name="ro1">
          <table:table-cell office:value-type="string" calcext:value-type="string">
            <text:p>an2.133:1.2</text:p>
          </table:table-cell>
          <table:table-cell office:value-type="string" calcext:value-type="string">
            <text:p>‘tādisī homi yādisī khujjuttarā ca upāsikā veḷukaṇḍakiyā ca nandamātā’ti. </text:p>
          </table:table-cell>
          <table:table-cell office:value-type="string" calcext:value-type="string">
            <text:p>veḷukaṇḍakiyā → veḷukaṇṭakiyā (sya-all, pts1ed)</text:p>
          </table:table-cell>
          <table:table-cell office:value-type="string" calcext:value-type="string">
            <text:p>‚Wäre ich doch wie die Laienfrauen Khujjuttarā und Veḷukaṇṭakī, die Mutter Nandas!‘ </text:p>
          </table:table-cell>
          <table:table-cell office:value-type="string" calcext:value-type="string">
            <text:p>‘May I be like the laywomen Khujjuttarā and Veḷukaṇṭakī, Nanda’s mother!’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33:1.3</text:p>
          </table:table-cell>
          <table:table-cell office:value-type="string" calcext:value-type="string">
            <text:p>Esā, bhikkhave, tulā etaṁ pamāṇaṁ mama sāvikānaṁ upāsikānaṁ yadidaṁ khujjuttarā ca upāsikā veḷukaṇḍakiyā ca nandamātā”ti. </text:p>
          </table:table-cell>
          <table:table-cell/>
          <table:table-cell office:value-type="string" calcext:value-type="string">
            <text:p>Diese sind das Maß und die Richtlinie für meine Laienschülerinnen, nämlich die Laienfrauen Khujjuttarā und Veḷukaṇṭakī, die Mutter Nandas.“ </text:p>
          </table:table-cell>
          <table:table-cell office:value-type="string" calcext:value-type="string">
            <text:p>These are a standard and a measure for my female lay disciples, that is, the laywomen Khujjuttarā and Veḷukaṇṭakī, Nanda’s mothe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4:0.1</text:p>
          </table:table-cell>
          <table:table-cell office:value-type="float" office:value="134" calcext:value-type="float">
            <text:p>134</text:p>
          </table:table-cell>
          <table:table-cell/>
          <table:table-cell table:number-columns-repeated="2" office:value-type="string" calcext:value-type="string">
            <text:p>134 </text:p>
          </table:table-cell>
          <table:table-cell table:number-columns-repeated="3" office:value-type="string" calcext:value-type="string">
            <text:p/>
          </table:table-cell>
          <table:table-cell office:value-type="string" calcext:value-type="string">
            <text:p>&lt;article id='an2.134'&gt;&lt;h2 class='sutta-title'&gt;{}&lt;/h2&gt;</text:p>
          </table:table-cell>
          <table:table-cell/>
        </table:table-row>
        <table:table-row table:style-name="ro1">
          <table:table-cell office:value-type="string" calcext:value-type="string">
            <text:p>an2.134:1.1</text:p>
          </table:table-cell>
          <table:table-cell office:value-type="string" calcext:value-type="string">
            <text:p>“Dvīhi, bhikkhave, dhammehi samannāgato bālo abyatto asappuriso khataṁ upahataṁ attānaṁ pariharati, sāvajjo ca hoti sānuvajjo ca viññūnaṁ, bahuñca apuññaṁ pasavati. </text:p>
          </table:table-cell>
          <table:table-cell/>
          <table:table-cell office:value-type="string" calcext:value-type="string">
            <text:p>„Wenn ein törichter und unfähiger schlechter Mensch zwei Eigenschaften hat, schadet und verletzt er sich fortwährend selbst. Er wird von vernünftigen Menschen zu Recht getadelt und gescholten und schafft viel schlechtes Karma. </text:p>
          </table:table-cell>
          <table:table-cell office:value-type="string" calcext:value-type="string">
            <text:p>“When a foolish, incompetent bad person has two qualities they keep themselves broken and damaged. They deserve to be blamed and criticized by sensible people, and they make much bad karm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2, dr20.112, ms15A2_221, msdiv135, sc134.1</text:p>
          </table:table-cell>
        </table:table-row>
        <table:table-row table:style-name="ro1">
          <table:table-cell office:value-type="string" calcext:value-type="string">
            <text:p>an2.134:1.2</text:p>
          </table:table-cell>
          <table:table-cell office:value-type="string" calcext:value-type="string">
            <text:p>Katamehi dvīhi? </text:p>
          </table:table-cell>
          <table:table-cell/>
          <table:table-cell office:value-type="string" calcext:value-type="string">
            <text:p>Welche zwei Eigenschaft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4:1.3</text:p>
          </table:table-cell>
          <table:table-cell office:value-type="string" calcext:value-type="string">
            <text:p>Ananuvicca apariyogāhetvā avaṇṇārahassa vaṇṇaṁ bhāsati, </text:p>
          </table:table-cell>
          <table:table-cell/>
          <table:table-cell office:value-type="string" calcext:value-type="string">
            <text:p>Ohne zu prüfen und zu hinterfragen, lobt er die, die Tadel verdienen, </text:p>
          </table:table-cell>
          <table:table-cell office:value-type="string" calcext:value-type="string">
            <text:p>Without examining or scrutinizing, they praise those deserving of criticis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4:1.4</text:p>
          </table:table-cell>
          <table:table-cell office:value-type="string" calcext:value-type="string">
            <text:p>ananuvicca apariyogāhetvā vaṇṇārahassa avaṇṇaṁ bhāsati. </text:p>
          </table:table-cell>
          <table:table-cell/>
          <table:table-cell office:value-type="string" calcext:value-type="string">
            <text:p>und tadelt die, die Lob verdienen. </text:p>
          </table:table-cell>
          <table:table-cell office:value-type="string" calcext:value-type="string">
            <text:p>and they criticize those deserving of prai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4:1.5</text:p>
          </table:table-cell>
          <table:table-cell office:value-type="string" calcext:value-type="string">
            <text:p>Imehi kho, bhikkhave, dvīhi dhammehi samannāgato bālo abyatto asappuriso khataṁ upahataṁ attānaṁ pariharati, sāvajjo ca hoti sānuvajjo ca viññūnaṁ, bahuñca apuññaṁ pasavatīti. </text:p>
          </table:table-cell>
          <table:table-cell/>
          <table:table-cell office:value-type="string" calcext:value-type="string">
            <text:p>Wenn ein törichter und unfähiger schlechter Mensch diese beiden Eigenschaften hat, schadet und verletzt er sich fortwährend selbst. Er wird von vernünftigen Menschen zu Recht getadelt und gescholten und schafft viel schlechtes Karma. </text:p>
          </table:table-cell>
          <table:table-cell office:value-type="string" calcext:value-type="string">
            <text:p>When a foolish, incompetent bad person has these two qualities they keep themselves broken and damaged. They deserve to be blamed and criticized by sensible people, and they make much bad karma.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34:2.1</text:p>
          </table:table-cell>
          <table:table-cell office:value-type="string" calcext:value-type="string">
            <text:p>Dvīhi, bhikkhave, dhammehi samannāgato paṇḍito viyatto sappuriso akkhataṁ anupahataṁ attānaṁ pariharati, anavajjo ca hoti ananuvajjo ca viññūnaṁ, bahuñca puññaṁ pasavati. </text:p>
          </table:table-cell>
          <table:table-cell/>
          <table:table-cell office:value-type="string" calcext:value-type="string">
            <text:p>Wenn ein kluger und fähiger guter Mensch zwei Eigenschaften hat, erhält er sich selbst heil und unversehrt. Er wird von vernünftigen Menschen zu Recht nicht getadelt oder gescholten und schafft viel Verdienst. </text:p>
          </table:table-cell>
          <table:table-cell office:value-type="string" calcext:value-type="string">
            <text:p>When an astute, competent good person has two qualities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22, sc134.2, sya20.112, vri35.108</text:p>
          </table:table-cell>
        </table:table-row>
        <table:table-row table:style-name="ro1">
          <table:table-cell office:value-type="string" calcext:value-type="string">
            <text:p>an2.134:2.2</text:p>
          </table:table-cell>
          <table:table-cell office:value-type="string" calcext:value-type="string">
            <text:p>Katamehi dvīhi? </text:p>
          </table:table-cell>
          <table:table-cell/>
          <table:table-cell office:value-type="string" calcext:value-type="string">
            <text:p>Welche zwei Eigenschaft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4:2.3</text:p>
          </table:table-cell>
          <table:table-cell office:value-type="string" calcext:value-type="string">
            <text:p>Anuvicca pariyogāhetvā avaṇṇārahassa avaṇṇaṁ bhāsati, </text:p>
          </table:table-cell>
          <table:table-cell/>
          <table:table-cell office:value-type="string" calcext:value-type="string">
            <text:p>Erst prüft und hinterfragt er, dann tadelt er die, die Tadel verdienen, </text:p>
          </table:table-cell>
          <table:table-cell office:value-type="string" calcext:value-type="string">
            <text:p>After examining and scrutinizing, they criticize those deserving of criticis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4:2.4</text:p>
          </table:table-cell>
          <table:table-cell office:value-type="string" calcext:value-type="string">
            <text:p>anuvicca pariyogāhetvā vaṇṇārahassa vaṇṇaṁ bhāsati. </text:p>
          </table:table-cell>
          <table:table-cell/>
          <table:table-cell office:value-type="string" calcext:value-type="string">
            <text:p>und lobt die, die Lob verdienen. </text:p>
          </table:table-cell>
          <table:table-cell office:value-type="string" calcext:value-type="string">
            <text:p>and they praise those deserving of prai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4:2.5</text:p>
          </table:table-cell>
          <table:table-cell office:value-type="string" calcext:value-type="string">
            <text:p>Imehi kho, bhikkhave, dvīhi dhammehi samannāgato paṇḍito viyatto sappuriso akkhataṁ anupahataṁ attānaṁ pariharati, anavajjo ca hoti ananuvajjo ca viññūnaṁ, bahuñca puññaṁ pasavatī”ti. </text:p>
          </table:table-cell>
          <table:table-cell/>
          <table:table-cell office:value-type="string" calcext:value-type="string">
            <text:p>Wenn ein kluger und fähiger guter Mensch diese beiden Eigenschaften hat, erhält er sich selbst heil und unversehrt. Er wird von vernünftigen Menschen zu Recht nicht getadelt oder gescholten und schafft viel Verdienst.“ </text:p>
          </table:table-cell>
          <table:table-cell office:value-type="string" calcext:value-type="string">
            <text:p>When an astute, competent good person has these two qualities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5:0.1</text:p>
          </table:table-cell>
          <table:table-cell office:value-type="float" office:value="135" calcext:value-type="float">
            <text:p>135</text:p>
          </table:table-cell>
          <table:table-cell/>
          <table:table-cell table:number-columns-repeated="2" office:value-type="string" calcext:value-type="string">
            <text:p>135 </text:p>
          </table:table-cell>
          <table:table-cell table:number-columns-repeated="3" office:value-type="string" calcext:value-type="string">
            <text:p/>
          </table:table-cell>
          <table:table-cell office:value-type="string" calcext:value-type="string">
            <text:p>&lt;article id='an2.135'&gt;&lt;h2 class='sutta-title'&gt;{}&lt;/h2&gt;</text:p>
          </table:table-cell>
          <table:table-cell/>
        </table:table-row>
        <table:table-row table:style-name="ro1">
          <table:table-cell office:value-type="string" calcext:value-type="string">
            <text:p>an2.135:1.1</text:p>
          </table:table-cell>
          <table:table-cell office:value-type="string" calcext:value-type="string">
            <text:p>“Dvīhi, bhikkhave, dhammehi samannāgato bālo abyatto asappuriso khataṁ upahataṁ attānaṁ pariharati, sāvajjo ca hoti sānuvajjo ca viññūnaṁ, bahuñca apuññaṁ pasavati. </text:p>
          </table:table-cell>
          <table:table-cell/>
          <table:table-cell office:value-type="string" calcext:value-type="string">
            <text:p>„Wenn ein törichter und unfähiger schlechter Mensch zwei Eigenschaften hat, schadet und verletzt er sich fortwährend selbst. Er wird von vernünftigen Menschen zu Recht getadelt und gescholten und schafft viel schlechtes Karma. </text:p>
          </table:table-cell>
          <table:table-cell office:value-type="string" calcext:value-type="string">
            <text:p>“When a foolish, incompetent bad person has two qualities they keep themselves broken and damaged. They deserve to be blamed and criticized by sensible people, and they make much bad karm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74, ms15A2_223, msdiv136, sc135.1</text:p>
          </table:table-cell>
        </table:table-row>
        <table:table-row table:style-name="ro1">
          <table:table-cell office:value-type="string" calcext:value-type="string">
            <text:p>an2.135:1.2</text:p>
          </table:table-cell>
          <table:table-cell office:value-type="string" calcext:value-type="string">
            <text:p>Katamehi dvīhi? </text:p>
          </table:table-cell>
          <table:table-cell/>
          <table:table-cell office:value-type="string" calcext:value-type="string">
            <text:p>Welche zwei Eigenschaft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5:1.3</text:p>
          </table:table-cell>
          <table:table-cell office:value-type="string" calcext:value-type="string">
            <text:p>Ananuvicca apariyogāhetvā appasādanīye ṭhāne pasādaṁ upadaṁseti, </text:p>
          </table:table-cell>
          <table:table-cell/>
          <table:table-cell office:value-type="string" calcext:value-type="string">
            <text:p>Ohne zu prüfen und zu hinterfragen, fasst er Vertrauen zu Dingen, die zweifelhaft sind, </text:p>
          </table:table-cell>
          <table:table-cell office:value-type="string" calcext:value-type="string">
            <text:p>Without examining or scrutinizing, they arouse faith in things that are dubiou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5:1.4</text:p>
          </table:table-cell>
          <table:table-cell office:value-type="string" calcext:value-type="string">
            <text:p>ananuvicca apariyogāhetvā pasādanīye ṭhāne appasādaṁ upadaṁseti. </text:p>
          </table:table-cell>
          <table:table-cell/>
          <table:table-cell office:value-type="string" calcext:value-type="string">
            <text:p>und fasst kein Vertrauen zu vertrauenswürdigen Dingen. </text:p>
          </table:table-cell>
          <table:table-cell office:value-type="string" calcext:value-type="string">
            <text:p>and they don’t arouse faith in things that are inspir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5:1.5</text:p>
          </table:table-cell>
          <table:table-cell office:value-type="string" calcext:value-type="string">
            <text:p>Imehi kho, bhikkhave, dvīhi dhammehi samannāgato bālo abyatto asappuriso khataṁ upahataṁ attānaṁ pariharati, sāvajjo ca hoti sānuvajjo ca viññūnaṁ, bahuñca apuññaṁ pasavatīti. </text:p>
          </table:table-cell>
          <table:table-cell/>
          <table:table-cell office:value-type="string" calcext:value-type="string">
            <text:p>Wenn ein törichter und unfähiger schlechter Mensch diese beiden Eigenschaften hat, schadet und verletzt er sich fortwährend selbst. Er wird von vernünftigen Menschen zu Recht getadelt und gescholten und schafft viel schlechtes Karma. </text:p>
          </table:table-cell>
          <table:table-cell office:value-type="string" calcext:value-type="string">
            <text:p>When a foolish, incompetent bad person has these two qualities they keep themselves broken and damaged. They deserve to be blamed and criticized by sensible people, and they make much bad karma.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35:2.1</text:p>
          </table:table-cell>
          <table:table-cell office:value-type="string" calcext:value-type="string">
            <text:p>Dvīhi, bhikkhave, dhammehi samannāgato paṇḍito viyatto sappuriso akkhataṁ anupahataṁ attānaṁ pariharati, anavajjo ca hoti ananuvajjo ca viññūnaṁ, bahuñca puññaṁ pasavati. </text:p>
          </table:table-cell>
          <table:table-cell/>
          <table:table-cell office:value-type="string" calcext:value-type="string">
            <text:p>Wenn ein kluger und fähiger guter Mensch zwei Eigenschaften hat, erhält er sich selbst heil und unversehrt. Er wird von vernünftigen Menschen zu Recht nicht getadelt oder gescholten und schafft viel Verdienst. </text:p>
          </table:table-cell>
          <table:table-cell office:value-type="string" calcext:value-type="string">
            <text:p>When an astute, competent good person has two qualities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3, csp1ed15.89, csp2ed15.89, dr20.113, ms15A2_224, ndp16.83, pts-vp-pli1.90, sc135.2</text:p>
          </table:table-cell>
        </table:table-row>
        <table:table-row table:style-name="ro1">
          <table:table-cell office:value-type="string" calcext:value-type="string">
            <text:p>an2.135:2.2</text:p>
          </table:table-cell>
          <table:table-cell office:value-type="string" calcext:value-type="string">
            <text:p>Katamehi dvīhi? </text:p>
          </table:table-cell>
          <table:table-cell/>
          <table:table-cell office:value-type="string" calcext:value-type="string">
            <text:p>Welche zwei Eigenschaft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5:2.3</text:p>
          </table:table-cell>
          <table:table-cell office:value-type="string" calcext:value-type="string">
            <text:p>Anuvicca pariyogāhetvā appasādanīye ṭhāne appasādaṁ upadaṁseti, </text:p>
          </table:table-cell>
          <table:table-cell/>
          <table:table-cell office:value-type="string" calcext:value-type="string">
            <text:p>Erst prüft und hinterfragt er, dann fasst er kein Vertrauen zu Dingen, die zweifelhaft sind, </text:p>
          </table:table-cell>
          <table:table-cell office:value-type="string" calcext:value-type="string">
            <text:p>After examining or scrutinizing, they don’t arouse faith in things that are dubiou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5:2.4</text:p>
          </table:table-cell>
          <table:table-cell office:value-type="string" calcext:value-type="string">
            <text:p>anuvicca pariyogāhetvā pasādanīye ṭhāne pasādaṁ upadaṁseti. </text:p>
          </table:table-cell>
          <table:table-cell/>
          <table:table-cell office:value-type="string" calcext:value-type="string">
            <text:p>sondern fasst Vertrauen zu vertrauenswürdigen Dingen. </text:p>
          </table:table-cell>
          <table:table-cell office:value-type="string" calcext:value-type="string">
            <text:p>and they do arouse faith in things that are inspir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5:2.5</text:p>
          </table:table-cell>
          <table:table-cell office:value-type="string" calcext:value-type="string">
            <text:p>Imehi kho, bhikkhave, dvīhi dhammehi samannāgato paṇḍito viyatto sappuriso akkhataṁ anupahataṁ attānaṁ pariharati, anavajjo ca hoti ananuvajjo ca viññūnaṁ, bahuñca puññaṁ pasavatī”ti. </text:p>
          </table:table-cell>
          <table:table-cell/>
          <table:table-cell office:value-type="string" calcext:value-type="string">
            <text:p>Wenn ein kluger und fähiger guter Mensch diese beiden Eigenschaften hat, erhält er sich selbst heil und unversehrt. Er wird von vernünftigen Menschen zu Recht nicht getadelt oder gescholten und schafft viel Verdienst.“ </text:p>
          </table:table-cell>
          <table:table-cell office:value-type="string" calcext:value-type="string">
            <text:p>When an astute, competent good person has these two qualities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6:0.1</text:p>
          </table:table-cell>
          <table:table-cell office:value-type="float" office:value="136" calcext:value-type="float">
            <text:p>136</text:p>
          </table:table-cell>
          <table:table-cell/>
          <table:table-cell table:number-columns-repeated="2" office:value-type="string" calcext:value-type="string">
            <text:p>136 </text:p>
          </table:table-cell>
          <table:table-cell table:number-columns-repeated="3" office:value-type="string" calcext:value-type="string">
            <text:p/>
          </table:table-cell>
          <table:table-cell office:value-type="string" calcext:value-type="string">
            <text:p>&lt;article id='an2.136'&gt;&lt;h2 class='sutta-title'&gt;{}&lt;/h2&gt;</text:p>
          </table:table-cell>
          <table:table-cell/>
        </table:table-row>
        <table:table-row table:style-name="ro1">
          <table:table-cell office:value-type="string" calcext:value-type="string">
            <text:p>an2.136:1.1</text:p>
          </table:table-cell>
          <table:table-cell office:value-type="string" calcext:value-type="string">
            <text:p>“Dvīsu, bhikkhave, micchāpaṭipajjamāno bālo abyatto asappuriso khataṁ upahataṁ attānaṁ pariharati, sāvajjo ca hoti sānuvajjo ca viññūnaṁ, bahuñca apuññaṁ pasavati. </text:p>
          </table:table-cell>
          <table:table-cell/>
          <table:table-cell office:value-type="string" calcext:value-type="string">
            <text:p>„Wenn ein törichter und unfähiger schlechter Mensch zwei Menschen schlecht behandelt, schadet und verletzt er sich fortwährend selbst. Er wird von vernünftigen Menschen zu Recht getadelt und gescholten und schafft viel schlechtes Karma. </text:p>
          </table:table-cell>
          <table:table-cell office:value-type="string" calcext:value-type="string">
            <text:p>“When a foolish, incompetent bad person acts wrongly toward two people they keep themselves broken and damaged. They deserve to be blamed and criticized by sensible people, and they make much bad karm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25, msdiv137, sc136.1, sya20.113</text:p>
          </table:table-cell>
        </table:table-row>
        <table:table-row table:style-name="ro1">
          <table:table-cell office:value-type="string" calcext:value-type="string">
            <text:p>an2.136:1.2</text:p>
          </table:table-cell>
          <table:table-cell office:value-type="string" calcext:value-type="string">
            <text:p>Katamesu dvīsu? </text:p>
          </table:table-cell>
          <table:table-cell/>
          <table:table-cell office:value-type="string" calcext:value-type="string">
            <text:p>Welche zwei Mensch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6:1.3</text:p>
          </table:table-cell>
          <table:table-cell office:value-type="string" calcext:value-type="string">
            <text:p>Mātari ca pitari ca. </text:p>
          </table:table-cell>
          <table:table-cell/>
          <table:table-cell office:value-type="string" calcext:value-type="string">
            <text:p>Mutter und Vater. </text:p>
          </table:table-cell>
          <table:table-cell office:value-type="string" calcext:value-type="string">
            <text:p>Mother and fathe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6:1.4</text:p>
          </table:table-cell>
          <table:table-cell office:value-type="string" calcext:value-type="string">
            <text:p>Imesu kho, bhikkhave, dvīsu micchāpaṭipajjamāno bālo abyatto asappuriso khataṁ upahataṁ attānaṁ pariharati, sāvajjo ca hoti sānuvajjo ca viññūnaṁ, bahuñca apuññaṁ pasavatīti. </text:p>
          </table:table-cell>
          <table:table-cell/>
          <table:table-cell office:value-type="string" calcext:value-type="string">
            <text:p>Wenn ein törichter und unfähiger schlechter Mensch diese beiden Menschen schlecht behandelt, schadet und verletzt er sich fortwährend selbst. Er wird von vernünftigen Menschen zu Recht getadelt und gescholten und schafft viel schlechtes Karma. </text:p>
          </table:table-cell>
          <table:table-cell office:value-type="string" calcext:value-type="string">
            <text:p>When a foolish, incompetent bad person acts wrongly toward these two people they keep themselves broken and damaged. They deserve to be blamed and criticized by sensible people, and they make much bad karma.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36:2.1</text:p>
          </table:table-cell>
          <table:table-cell office:value-type="string" calcext:value-type="string">
            <text:p>Dvīsu, bhikkhave, sammāpaṭipajjamāno paṇḍito viyatto sappuriso akkhataṁ anupahataṁ attānaṁ pariharati, anavajjo ca hoti ananuvajjo ca viññūnaṁ, bahuñca puññaṁ pasavati. </text:p>
          </table:table-cell>
          <table:table-cell/>
          <table:table-cell office:value-type="string" calcext:value-type="string">
            <text:p>Wenn ein kluger und fähiger guter Mensch zwei Menschen gut behandelt, erhält er sich selbst heil und unversehrt. Er wird von vernünftigen Menschen zu Recht nicht getadelt oder gescholten und schafft viel Verdienst. </text:p>
          </table:table-cell>
          <table:table-cell office:value-type="string" calcext:value-type="string">
            <text:p>When an astute, competent good person acts rightly toward two people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4, ms15A2_226, sc136.2, vri35.109</text:p>
          </table:table-cell>
        </table:table-row>
        <table:table-row table:style-name="ro1">
          <table:table-cell office:value-type="string" calcext:value-type="string">
            <text:p>an2.136:2.2</text:p>
          </table:table-cell>
          <table:table-cell office:value-type="string" calcext:value-type="string">
            <text:p>Katamesu dvīsu? </text:p>
          </table:table-cell>
          <table:table-cell/>
          <table:table-cell office:value-type="string" calcext:value-type="string">
            <text:p>Welche zwei Mensch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6:2.3</text:p>
          </table:table-cell>
          <table:table-cell office:value-type="string" calcext:value-type="string">
            <text:p>Mātari ca pitari ca. </text:p>
          </table:table-cell>
          <table:table-cell/>
          <table:table-cell office:value-type="string" calcext:value-type="string">
            <text:p>Mutter und Vater. </text:p>
          </table:table-cell>
          <table:table-cell office:value-type="string" calcext:value-type="string">
            <text:p>Mother and fathe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6:2.4</text:p>
          </table:table-cell>
          <table:table-cell office:value-type="string" calcext:value-type="string">
            <text:p>Imesu kho, bhikkhave, dvīsu sammāpaṭipajjamāno paṇḍito viyatto sappuriso akkhataṁ anupahataṁ attānaṁ pariharati, anavajjo ca hoti ananuvajjo ca viññūnaṁ, bahuñca puññaṁ pasavatī”ti. </text:p>
          </table:table-cell>
          <table:table-cell/>
          <table:table-cell office:value-type="string" calcext:value-type="string">
            <text:p>Wenn ein kluger und fähiger guter Mensch diese beiden Menschen gut behandelt, erhält er sich selbst heil und unversehrt. Er wird von vernünftigen Menschen zu Recht nicht getadelt oder gescholten und schafft viel Verdienst.“ </text:p>
          </table:table-cell>
          <table:table-cell office:value-type="string" calcext:value-type="string">
            <text:p>When an astute, competent good person acts rightly toward these two people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7:0.1</text:p>
          </table:table-cell>
          <table:table-cell office:value-type="float" office:value="137" calcext:value-type="float">
            <text:p>137</text:p>
          </table:table-cell>
          <table:table-cell/>
          <table:table-cell table:number-columns-repeated="2" office:value-type="string" calcext:value-type="string">
            <text:p>137 </text:p>
          </table:table-cell>
          <table:table-cell table:number-columns-repeated="3" office:value-type="string" calcext:value-type="string">
            <text:p/>
          </table:table-cell>
          <table:table-cell office:value-type="string" calcext:value-type="string">
            <text:p>&lt;article id='an2.137'&gt;&lt;h2 class='sutta-title'&gt;{}&lt;/h2&gt;</text:p>
          </table:table-cell>
          <table:table-cell/>
        </table:table-row>
        <table:table-row table:style-name="ro1">
          <table:table-cell office:value-type="string" calcext:value-type="string">
            <text:p>an2.137:1.1</text:p>
          </table:table-cell>
          <table:table-cell office:value-type="string" calcext:value-type="string">
            <text:p>“Dvīsu, bhikkhave, micchāpaṭipajjamāno bālo abyatto asappuriso khataṁ upahataṁ attānaṁ pariharati, sāvajjo ca hoti sānuvajjo ca viññūnaṁ, bahuñca apuññaṁ pasavati. </text:p>
          </table:table-cell>
          <table:table-cell/>
          <table:table-cell office:value-type="string" calcext:value-type="string">
            <text:p>„Wenn ein törichter und unfähiger schlechter Mensch zwei Menschen schlecht behandelt, schadet und verletzt er sich fortwährend selbst. Er wird von vernünftigen Menschen zu Recht getadelt und gescholten und schafft viel schlechtes Karma. </text:p>
          </table:table-cell>
          <table:table-cell office:value-type="string" calcext:value-type="string">
            <text:p>“When a foolish, incompetent bad person acts wrongly toward two people they keep themselves broken and damaged. They deserve to be blamed and criticized by sensible people, and they make much bad karm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76, ms15A2_227, msdiv138, sc137.1</text:p>
          </table:table-cell>
        </table:table-row>
        <table:table-row table:style-name="ro1">
          <table:table-cell office:value-type="string" calcext:value-type="string">
            <text:p>an2.137:1.2</text:p>
          </table:table-cell>
          <table:table-cell office:value-type="string" calcext:value-type="string">
            <text:p>Katamesu dvīsu? </text:p>
          </table:table-cell>
          <table:table-cell/>
          <table:table-cell office:value-type="string" calcext:value-type="string">
            <text:p>Welche zwei Mensch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7:1.3</text:p>
          </table:table-cell>
          <table:table-cell office:value-type="string" calcext:value-type="string">
            <text:p>Tathāgate ca tathāgatasāvake ca. </text:p>
          </table:table-cell>
          <table:table-cell/>
          <table:table-cell office:value-type="string" calcext:value-type="string">
            <text:p>Den Klargewordenen und einen Schüler oder eine Schülerin von ihm. </text:p>
          </table:table-cell>
          <table:table-cell office:value-type="string" calcext:value-type="string">
            <text:p>The Realized One and a disciple of the Realized On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7:1.4</text:p>
          </table:table-cell>
          <table:table-cell office:value-type="string" calcext:value-type="string">
            <text:p>Imesu kho, bhikkhave, micchāpaṭipajjamāno bālo abyatto asappuriso khataṁ upahataṁ attānaṁ pariharati, sāvajjo ca hoti sānuvajjo ca viññūnaṁ, bahuñca apuññaṁ pasavatīti. </text:p>
          </table:table-cell>
          <table:table-cell/>
          <table:table-cell office:value-type="string" calcext:value-type="string">
            <text:p>Wenn ein törichter und unfähiger schlechter Mensch diese beiden Menschen schlecht behandelt, schadet und verletzt er sich fortwährend selbst. Er wird von vernünftigen Menschen zu Recht getadelt und gescholten und schafft viel schlechtes Karma. </text:p>
          </table:table-cell>
          <table:table-cell office:value-type="string" calcext:value-type="string">
            <text:p>When a foolish, incompetent bad person acts wrongly toward these people they keep themselves broken and damaged. They deserve to be blamed and criticized by sensible people, and they make much bad karma. </text:p>
          </table:table-cell>
          <table:table-cell table:number-columns-repeated="2" office:value-type="string" calcext:value-type="string">
            <text:p/>
          </table:table-cell>
          <table:table-cell office:value-type="string" calcext:value-type="string">
            <text:p>Note dvīsu is missing here, it is included in BB.</text:p>
          </table:table-cell>
          <table:table-cell office:value-type="string" calcext:value-type="string">
            <text:p>{}&lt;/p&gt;</text:p>
          </table:table-cell>
          <table:table-cell/>
        </table:table-row>
        <table:table-row table:style-name="ro1">
          <table:table-cell office:value-type="string" calcext:value-type="string">
            <text:p>an2.137:2.1</text:p>
          </table:table-cell>
          <table:table-cell office:value-type="string" calcext:value-type="string">
            <text:p>Dvīsu, bhikkhave, sammāpaṭipajjamāno paṇḍito viyatto sappuriso akkhataṁ anupahataṁ attānaṁ pariharati, anavajjo ca hoti ananuvajjo ca viññūnaṁ, bahuñca puññaṁ pasavati. </text:p>
          </table:table-cell>
          <table:table-cell/>
          <table:table-cell office:value-type="string" calcext:value-type="string">
            <text:p>Wenn ein kluger und fähiger guter Mensch zwei Menschen gut behandelt, erhält er sich selbst heil und unversehrt. Er wird von vernünftigen Menschen zu Recht nicht getadelt oder gescholten und schafft viel Verdienst. </text:p>
          </table:table-cell>
          <table:table-cell office:value-type="string" calcext:value-type="string">
            <text:p>When an astute, competent good person acts rightly toward two people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90, csp2ed15.90, dr20.114, ms15A2_228, pts-vp-pli1.91, sc137.2, sya20.114</text:p>
          </table:table-cell>
        </table:table-row>
        <table:table-row table:style-name="ro1">
          <table:table-cell office:value-type="string" calcext:value-type="string">
            <text:p>an2.137:2.2</text:p>
          </table:table-cell>
          <table:table-cell office:value-type="string" calcext:value-type="string">
            <text:p>Katamesu dvīsu? </text:p>
          </table:table-cell>
          <table:table-cell/>
          <table:table-cell office:value-type="string" calcext:value-type="string">
            <text:p>Welche zwei Mensch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7:2.3</text:p>
          </table:table-cell>
          <table:table-cell office:value-type="string" calcext:value-type="string">
            <text:p>Tathāgate ca tathāgatasāvake ca. </text:p>
          </table:table-cell>
          <table:table-cell/>
          <table:table-cell office:value-type="string" calcext:value-type="string">
            <text:p>Den Klargewordenen und einen Schüler oder eine Schülerin von ihm. </text:p>
          </table:table-cell>
          <table:table-cell office:value-type="string" calcext:value-type="string">
            <text:p>The Realized One and a disciple of the Realized On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7:2.4</text:p>
          </table:table-cell>
          <table:table-cell office:value-type="string" calcext:value-type="string">
            <text:p>Imesu kho, bhikkhave, dvīsu sammāpaṭipajjamāno paṇḍito viyatto sappuriso akkhataṁ anupahataṁ attānaṁ pariharati, anavajjo ca hoti ananuvajjo ca viññūnaṁ, bahuñca puññaṁ pasavatī”ti. </text:p>
          </table:table-cell>
          <table:table-cell/>
          <table:table-cell office:value-type="string" calcext:value-type="string">
            <text:p>Wenn ein kluger und fähiger guter Mensch diese beiden Menschen gut behandelt, erhält er sich selbst heil und unversehrt. Er wird von vernünftigen Menschen zu Recht nicht getadelt oder gescholten und schafft viel Verdienst.“ </text:p>
          </table:table-cell>
          <table:table-cell office:value-type="string" calcext:value-type="string">
            <text:p>When an astute, competent good person acts rightly toward these two people they keep themselves healthy and whole. They don’t deserve to be blamed and criticized by sensible people, and they make much meri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8:0.1</text:p>
          </table:table-cell>
          <table:table-cell office:value-type="float" office:value="138" calcext:value-type="float">
            <text:p>138</text:p>
          </table:table-cell>
          <table:table-cell/>
          <table:table-cell table:number-columns-repeated="2" office:value-type="string" calcext:value-type="string">
            <text:p>138 </text:p>
          </table:table-cell>
          <table:table-cell table:number-columns-repeated="3" office:value-type="string" calcext:value-type="string">
            <text:p/>
          </table:table-cell>
          <table:table-cell office:value-type="string" calcext:value-type="string">
            <text:p>&lt;article id='an2.138'&gt;&lt;h2 class='sutta-title'&gt;{}&lt;/h2&gt;</text:p>
          </table:table-cell>
          <table:table-cell/>
        </table:table-row>
        <table:table-row table:style-name="ro1">
          <table:table-cell office:value-type="string" calcext:value-type="string">
            <text:p>an2.138: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29, msdiv139, sc138.1</text:p>
          </table:table-cell>
        </table:table-row>
        <table:table-row table:style-name="ro1">
          <table:table-cell office:value-type="string" calcext:value-type="string">
            <text:p>an2.138: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8:1.3</text:p>
          </table:table-cell>
          <table:table-cell office:value-type="string" calcext:value-type="string">
            <text:p>Sacittavodānañca na ca kiñci loke upādiyati. </text:p>
          </table:table-cell>
          <table:table-cell/>
          <table:table-cell office:value-type="string" calcext:value-type="string">
            <text:p>Den eigenen Geist läutern und nichts in der Welt ergreifen. </text:p>
          </table:table-cell>
          <table:table-cell office:value-type="string" calcext:value-type="string">
            <text:p>Cleaning your own mind, and not grasping at anything in the worl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8: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39:0.1</text:p>
          </table:table-cell>
          <table:table-cell office:value-type="float" office:value="139" calcext:value-type="float">
            <text:p>139</text:p>
          </table:table-cell>
          <table:table-cell/>
          <table:table-cell table:number-columns-repeated="2" office:value-type="string" calcext:value-type="string">
            <text:p>139 </text:p>
          </table:table-cell>
          <table:table-cell table:number-columns-repeated="3" office:value-type="string" calcext:value-type="string">
            <text:p/>
          </table:table-cell>
          <table:table-cell office:value-type="string" calcext:value-type="string">
            <text:p>&lt;article id='an2.139'&gt;&lt;h2 class='sutta-title'&gt;{}&lt;/h2&gt;</text:p>
          </table:table-cell>
          <table:table-cell/>
        </table:table-row>
        <table:table-row table:style-name="ro1">
          <table:table-cell office:value-type="string" calcext:value-type="string">
            <text:p>an2.139: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30, msdiv140, ndp16.84, sc139.1</text:p>
          </table:table-cell>
        </table:table-row>
        <table:table-row table:style-name="ro1">
          <table:table-cell office:value-type="string" calcext:value-type="string">
            <text:p>an2.13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9:1.3</text:p>
          </table:table-cell>
          <table:table-cell office:value-type="string" calcext:value-type="string">
            <text:p>Kodho ca upanāho ca. </text:p>
          </table:table-cell>
          <table:table-cell/>
          <table:table-cell office:value-type="string" calcext:value-type="string">
            <text:p>Zorn und Feindseligkeit. </text:p>
          </table:table-cell>
          <table:table-cell office:value-type="string" calcext:value-type="string">
            <text:p>Anger and hostil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9: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0:0.1</text:p>
          </table:table-cell>
          <table:table-cell office:value-type="float" office:value="140" calcext:value-type="float">
            <text:p>140</text:p>
          </table:table-cell>
          <table:table-cell/>
          <table:table-cell table:number-columns-repeated="2" office:value-type="string" calcext:value-type="string">
            <text:p>140 </text:p>
          </table:table-cell>
          <table:table-cell table:number-columns-repeated="3" office:value-type="string" calcext:value-type="string">
            <text:p/>
          </table:table-cell>
          <table:table-cell office:value-type="string" calcext:value-type="string">
            <text:p>&lt;article id='an2.140'&gt;&lt;h2 class='sutta-title'&gt;{}&lt;/h2&gt;</text:p>
          </table:table-cell>
          <table:table-cell/>
        </table:table-row>
        <table:table-row table:style-name="ro1">
          <table:table-cell office:value-type="string" calcext:value-type="string">
            <text:p>an2.140: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31, msdiv141, sc140.1</text:p>
          </table:table-cell>
        </table:table-row>
        <table:table-row table:style-name="ro1">
          <table:table-cell office:value-type="string" calcext:value-type="string">
            <text:p>an2.140: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0:1.3</text:p>
          </table:table-cell>
          <table:table-cell office:value-type="string" calcext:value-type="string">
            <text:p>Kodhavinayo ca upanāhavinayo ca. </text:p>
          </table:table-cell>
          <table:table-cell/>
          <table:table-cell office:value-type="string" calcext:value-type="string">
            <text:p>Zorn ausräumen und Feindseligkeit ausräumen. </text:p>
          </table:table-cell>
          <table:table-cell office:value-type="string" calcext:value-type="string">
            <text:p>Dispelling anger and dispelling hostil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0: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40:1.5</text:p>
          </table:table-cell>
          <table:table-cell office:value-type="string" calcext:value-type="string">
            <text:p>Āyācanavaggo du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1: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10'&gt;&lt;header&gt;&lt;ul&gt;&lt;li class='division'&gt;{}&lt;/li&gt;</text:p>
          </table:table-cell>
          <table:table-cell/>
        </table:table-row>
        <table:table-row table:style-name="ro1">
          <table:table-cell office:value-type="string" calcext:value-type="string">
            <text:p>an2.1:0.2</text:p>
          </table:table-cell>
          <table:table-cell office:value-type="string" calcext:value-type="string">
            <text:p>1. Kammakaraṇavagga </text:p>
          </table:table-cell>
          <table:table-cell office:value-type="string" calcext:value-type="string">
            <text:p>Kammakaraṇavagga → vassūpanāyikāvaggo (bj)</text:p>
          </table:table-cell>
          <table:table-cell office:value-type="string" calcext:value-type="string">
            <text:p>1. Strafen</text:p>
          </table:table-cell>
          <table:table-cell office:value-type="string" calcext:value-type="string">
            <text:p>1. Punishments </text:p>
          </table:table-cell>
          <table:table-cell table:number-columns-repeated="3"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2.1:0.3</text:p>
          </table:table-cell>
          <table:table-cell office:value-type="string" calcext:value-type="string">
            <text:p>1. Vajjasutta </text:p>
          </table:table-cell>
          <table:table-cell/>
          <table:table-cell office:value-type="string" calcext:value-type="string">
            <text:p>1. Schwachstellen </text:p>
          </table:table-cell>
          <table:table-cell office:value-type="string" calcext:value-type="string">
            <text:p>1. Faults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1.1</text:p>
          </table:table-cell>
          <table:table-cell office:value-type="string" calcext:value-type="string">
            <text:p>Evaṁ me sutaṁ—</text:p>
          </table:table-cell>
          <table:table-cell/>
          <table:table-cell office:value-type="string" calcext:value-type="string">
            <text:p>So habe ich es gehört. </text:p>
          </table:table-cell>
          <table:table-cell office:value-type="string" calcext:value-type="string">
            <text:p>So I have heard. </text:p>
          </table:table-cell>
          <table:table-cell table:number-columns-repeated="3" office:value-type="string" calcext:value-type="string">
            <text:p/>
          </table:table-cell>
          <table:table-cell office:value-type="string" calcext:value-type="string">
            <text:p>&lt;article id='an2.1'&gt;&lt;p&gt;&lt;span class='evam'&gt;{}&lt;/span&gt;</text:p>
          </table:table-cell>
          <table:table-cell office:value-type="string" calcext:value-type="string">
            <text:p>bj18.96, cck20.60, csp1ed15.49, csp2ed15.49, dr20.63, ms15A2_2, msdiv1, ndp16.46, pts-vp-pli1.47, sc1.1, sya20.61, vri35.63</text:p>
          </table:table-cell>
        </table:table-row>
        <table:table-row table:style-name="ro1">
          <table:table-cell office:value-type="string" calcext:value-type="string">
            <text:p>an2.1:1.2</text:p>
          </table:table-cell>
          <table:table-cell office:value-type="string" calcext:value-type="string">
            <text:p>ekaṁ samayaṁ bhagavā sāvatthiyaṁ viharati jetavane anāthapiṇḍikassa ārāme. </text:p>
          </table:table-cell>
          <table:table-cell/>
          <table:table-cell office:value-type="string" calcext:value-type="string">
            <text:p>Einmal hielt sich der Buddha bei Sāvatthī in Jetas Wäldchen auf, dem Kloster des Anāthapiṇḍika. </text:p>
          </table:table-cell>
          <table:table-cell office:value-type="string" calcext:value-type="string">
            <text:p>At one time the Buddha was staying near Sāvatthī in Jeta’s Grove, Anāthapiṇḍika’s monaster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3</text:p>
          </table:table-cell>
          <table:table-cell office:value-type="string" calcext:value-type="string">
            <text:p>Tatra kho bhagavā bhikkhū āmantesi: </text:p>
          </table:table-cell>
          <table:table-cell/>
          <table:table-cell office:value-type="string" calcext:value-type="string">
            <text:p>Da wandte sich der Buddha an die Mönche und Nonnen: </text:p>
          </table:table-cell>
          <table:table-cell office:value-type="string" calcext:value-type="string">
            <text:p>There the Buddha addressed the mendican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4</text:p>
          </table:table-cell>
          <table:table-cell office:value-type="string" calcext:value-type="string">
            <text:p>“bhikkhavo”ti. </text:p>
          </table:table-cell>
          <table:table-cell/>
          <table:table-cell office:value-type="string" calcext:value-type="string">
            <text:p>„Mönche und Nonnen!“ </text:p>
          </table:table-cell>
          <table:table-cell office:value-type="string" calcext:value-type="string">
            <text:p>“Mendicant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1.5</text:p>
          </table:table-cell>
          <table:table-cell office:value-type="string" calcext:value-type="string">
            <text:p>“Bhadante”ti te bhikkhū bhagavato paccassosuṁ. </text:p>
          </table:table-cell>
          <table:table-cell/>
          <table:table-cell office:value-type="string" calcext:value-type="string">
            <text:p>„Ehrwürdiger Herr“, antworteten sie. </text:p>
          </table:table-cell>
          <table:table-cell office:value-type="string" calcext:value-type="string">
            <text:p>“Venerable sir,” they repli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1.6</text:p>
          </table:table-cell>
          <table:table-cell office:value-type="string" calcext:value-type="string">
            <text:p>Bhagavā etadavoca: </text:p>
          </table:table-cell>
          <table:table-cell/>
          <table:table-cell office:value-type="string" calcext:value-type="string">
            <text:p>Der Buddha sagte: </text:p>
          </table:table-cell>
          <table:table-cell office:value-type="string" calcext:value-type="string">
            <text:p>The Buddha said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2.1</text:p>
          </table:table-cell>
          <table:table-cell office:value-type="string" calcext:value-type="string">
            <text:p>“Dvemāni, bhikkhave, vajjāni. </text:p>
          </table:table-cell>
          <table:table-cell/>
          <table:table-cell office:value-type="string" calcext:value-type="string">
            <text:p>„Mönche und Nonnen, es gibt diese beiden Schwachstellen. </text:p>
          </table:table-cell>
          <table:table-cell office:value-type="string" calcext:value-type="string">
            <text:p>“There are, mendicants, these two fault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61, csp1ed15.50, csp2ed15.50, dr20.64, ms15A2_3, pts-vp-pli1.48, sc1.2, vri35.64</text:p>
          </table:table-cell>
        </table:table-row>
        <table:table-row table:style-name="ro1">
          <table:table-cell office:value-type="string" calcext:value-type="string">
            <text:p>an2.1:2.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3</text:p>
          </table:table-cell>
          <table:table-cell office:value-type="string" calcext:value-type="string">
            <text:p>Diṭṭhadhammikañca vajjaṁ samparāyikañca vajjaṁ. </text:p>
          </table:table-cell>
          <table:table-cell/>
          <table:table-cell office:value-type="string" calcext:value-type="string">
            <text:p>Die Schwachstelle, die sich in diesem Leben zeigt, und die Schwachstelle, die künftige Leben betrifft. </text:p>
          </table:table-cell>
          <table:table-cell office:value-type="string" calcext:value-type="string">
            <text:p>The fault apparent in the present life, and the fault to do with lives to com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2.4</text:p>
          </table:table-cell>
          <table:table-cell office:value-type="string" calcext:value-type="string">
            <text:p>Katamañca, bhikkhave, diṭṭhadhammikaṁ vajjaṁ? </text:p>
          </table:table-cell>
          <table:table-cell/>
          <table:table-cell office:value-type="string" calcext:value-type="string">
            <text:p>Was ist die Schwachstelle, die sich in diesem Leben zeigt? </text:p>
          </table:table-cell>
          <table:table-cell office:value-type="string" calcext:value-type="string">
            <text:p>What is the fault apparent in the present lif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2.5</text:p>
          </table:table-cell>
          <table:table-cell office:value-type="string" calcext:value-type="string">
            <text:p>Idha, bhikkhave, ekacco passati coraṁ āgucāriṁ rājāno gahetvā vividhā kammakāraṇā kārente; </text:p>
          </table:table-cell>
          <table:table-cell office:value-type="string" calcext:value-type="string">
            <text:p>vividhā kammakāraṇā → vividhā kammakaraṇā (sya-all, pts1ed); vividhāni kammakaraṇāni (mr)</text:p>
          </table:table-cell>
          <table:table-cell office:value-type="string" calcext:value-type="string">
            <text:p>Es ist, wenn jemand sieht, dass Könige einen Räuber oder Verbrecher festnehmen lassen und verschiedene Strafen über ihn verhängen – </text:p>
          </table:table-cell>
          <table:table-cell office:value-type="string" calcext:value-type="string">
            <text:p>It’s when someone sees that kings have arrested a bandit, a criminal, and subjected them to various punishments—</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2.6</text:p>
          </table:table-cell>
          <table:table-cell office:value-type="string" calcext:value-type="string">
            <text:p>kasāhipi tāḷente, vettehipi tāḷente, addhadaṇḍakehipi tāḷente, hatthampi chindante, pādampi chindante, hatthapādampi chindante, kaṇṇampi chindante, nāsampi chindante, kaṇṇanāsampi chindante, bilaṅgathālikampi karonte, saṅkhamuṇḍikampi karonte, rāhumukhampi karonte, jotimālikampi karonte, hatthapajjotikampi karonte, erakavattikampi karonte, cīrakavāsikampi karonte, eṇeyyakampi karonte, baḷisamaṁsikampi karonte, kahāpaṇikampi karonte, khārāpatacchikampi karonte, palighaparivattikampi karonte, palālapīṭhakampi karonte, tattenapi telena osiñcante, sunakhehipi khādāpente, jīvantampi sūle uttāsente, asināpi sīsaṁ chindante. </text:p>
          </table:table-cell>
          <table:table-cell office:value-type="string" calcext:value-type="string">
            <text:p>khārāpatacchikampi → khārāpaṭicchakampi (sya-all, km, mr) | palālapīṭhakampi → palālapiṭṭhikampi (bj)</text:p>
          </table:table-cell>
          <table:table-cell office:value-type="string" calcext:value-type="string">
            <text:p>Auspeitschen, Schläge mit Stock oder Rute; Abhacken von Händen, Füßen oder beidem; Abschneiden von Ohren, Nase oder beidem; den ‚Breitopf‘, die ‚Muschelrasur‘, den ‚Teufelsmund‘, den ‚Feuerkranz‘, die ‚brennende Hand‘, die ‚Grashalme‘, den ‚Rindenanzug‘, die ‚Antilope‘, den ‚Fleischhaken‘, die ‚Münzen‘, die ‚Ätzlake‘, den ‚gedrehten Stab‘, die ‚Strohmatte‘; mit heißem Öl übergießen, den Hunden zum Fraß vorwerfen, bei lebendigem Leib pfählen oder den Kopf abschlagen. </text:p>
          </table:table-cell>
          <table:table-cell office:value-type="string" calcext:value-type="string">
            <text:p>whipping, caning, and clubbing; cutting off hands or feet, or both; cutting off ears or nose, or both; the ‘porridge pot’, the ‘shell-shave’, the ‘demon’s mouth’, the ‘garland of fire’, the ‘burning hand’, the ‘grass blades’, the ‘bark dress’, the ‘antelope’, the ‘meat hook’, the ‘coins’, the ‘acid pickle’, the ‘twisting bar’, the ‘straw mat’; being splashed with hot oil, being fed to the dogs, being impaled alive, and being beheade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1:3.1</text:p>
          </table:table-cell>
          <table:table-cell office:value-type="string" calcext:value-type="string">
            <text:p>Tassa evaṁ hoti: </text:p>
          </table:table-cell>
          <table:table-cell/>
          <table:table-cell office:value-type="string" calcext:value-type="string">
            <text:p>Es kommt ihm in den Sinn: </text:p>
          </table:table-cell>
          <table:table-cell office:value-type="string" calcext:value-type="string">
            <text:p>It occurs to the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4, ndp16.47, sc1.3, sya20.62</text:p>
          </table:table-cell>
        </table:table-row>
        <table:table-row table:style-name="ro1">
          <table:table-cell office:value-type="string" calcext:value-type="string">
            <text:p>an2.1:3.2</text:p>
          </table:table-cell>
          <table:table-cell office:value-type="string" calcext:value-type="string">
            <text:p>‘yathārūpānaṁ kho pāpakānaṁ kammānaṁ hetu coraṁ āgucāriṁ rājāno gahetvā vividhā kammakāraṇā kārenti; </text:p>
          </table:table-cell>
          <table:table-cell/>
          <table:table-cell office:value-type="string" calcext:value-type="string">
            <text:p>‚Wenn ich die Art von schlechten Taten beginge, für die die Könige jenen Räuber oder Verbrecher festgenommen haben, </text:p>
          </table:table-cell>
          <table:table-cell office:value-type="string" calcext:value-type="string">
            <text:p>‘If I were to commit the kinds of bad deeds for which the kings arrested that bandit, that crimina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3</text:p>
          </table:table-cell>
          <table:table-cell office:value-type="string" calcext:value-type="string">
            <text:p>kasāhipi tāḷenti, vettehipi tāḷenti, addhadaṇḍakehipi tāḷenti, hatthampi chindanti, pādampi chindanti, hatthapādampi chindanti, kaṇṇampi chindanti, nāsampi chindanti, kaṇṇanāsampi chindanti, bilaṅgathālikampi karonti, saṅkhamuṇḍikampi karonti, rāhumukhampi karonti, jotimālikampi karonti, hatthapajjotikampi karonti, erakavattikampi karonti, cīrakavāsikampi karonti, eṇeyyakampi karonti, baḷisamaṁsikampi karonti, kahāpaṇikampi karonti, khārāpatacchikampi karonti, palighaparivattikampi karonti, palālapīṭhakampi karonti, tattenapi telena osiñcanti, sunakhehipi khādāpenti, jīvantampi sūle uttāsenti, asināpi sīsaṁ chindan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4</text:p>
          </table:table-cell>
          <table:table-cell office:value-type="string" calcext:value-type="string">
            <text:p>Ahañceva kho pana evarūpaṁ pāpakammaṁ kareyyaṁ, mampi rājāno gahetvā evarūpā vividhā kammakāraṇā kāreyyuṁ; </text:p>
          </table:table-cell>
          <table:table-cell office:value-type="string" calcext:value-type="string">
            <text:p>Ahañceva → ahañce (?)</text:p>
          </table:table-cell>
          <table:table-cell office:value-type="string" calcext:value-type="string">
            <text:p>würden die Herrscher mich festnehmen und über mich die gleichen Strafen verhängen.‘ </text:p>
          </table:table-cell>
          <table:table-cell office:value-type="string" calcext:value-type="string">
            <text:p>the rulers would arrest me and subject me to the same punishment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3.5</text:p>
          </table:table-cell>
          <table:table-cell office:value-type="string" calcext:value-type="string">
            <text:p>kasāhipi tāḷeyyuṁ …pe… asināpi sīsaṁ chindeyyun’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6</text:p>
          </table:table-cell>
          <table:table-cell office:value-type="string" calcext:value-type="string">
            <text:p>So diṭṭhadhammikassa vajjassa bhīto na paresaṁ pābhataṁ vilumpanto carati. </text:p>
          </table:table-cell>
          <table:table-cell/>
          <table:table-cell office:value-type="string" calcext:value-type="string">
            <text:p>Aus Furcht vor dieser Schwachstelle, die sich in diesem Leben zeigt, stiehlt er nicht, was anderen gehört. </text:p>
          </table:table-cell>
          <table:table-cell office:value-type="string" calcext:value-type="string">
            <text:p>Afraid of the fault apparent in the present life, they do not steal the belongings of oth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3.7</text:p>
          </table:table-cell>
          <table:table-cell office:value-type="string" calcext:value-type="string">
            <text:p>Idaṁ vuccati, bhikkhave, diṭṭhadhammikaṁ vajjaṁ. </text:p>
          </table:table-cell>
          <table:table-cell/>
          <table:table-cell office:value-type="string" calcext:value-type="string">
            <text:p>Das nennt man die Schwachstelle, die sich in diesem Leben zeigt. </text:p>
          </table:table-cell>
          <table:table-cell office:value-type="string" calcext:value-type="string">
            <text:p>This is called the fault apparent in the present lif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4.1</text:p>
          </table:table-cell>
          <table:table-cell office:value-type="string" calcext:value-type="string">
            <text:p>Katamañca, bhikkhave, samparāyikaṁ vajjaṁ? </text:p>
          </table:table-cell>
          <table:table-cell/>
          <table:table-cell office:value-type="string" calcext:value-type="string">
            <text:p>Was ist die Schwachstelle, die künftige Leben betrifft? </text:p>
          </table:table-cell>
          <table:table-cell office:value-type="string" calcext:value-type="string">
            <text:p>What is the fault to do with lives to com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62, csp1ed15.51, csp2ed15.51, dr20.65, ms15A2_5, pts-vp-pli1.49, sc1.4, sya20.63, vri35.65</text:p>
          </table:table-cell>
        </table:table-row>
        <table:table-row table:style-name="ro1">
          <table:table-cell office:value-type="string" calcext:value-type="string">
            <text:p>an2.1:4.2</text:p>
          </table:table-cell>
          <table:table-cell office:value-type="string" calcext:value-type="string">
            <text:p>Idha, bhikkhave, ekacco iti paṭisañcikkhati: </text:p>
          </table:table-cell>
          <table:table-cell/>
          <table:table-cell office:value-type="string" calcext:value-type="string">
            <text:p>Es ist, wenn jemand überlegt: </text:p>
          </table:table-cell>
          <table:table-cell office:value-type="string" calcext:value-type="string">
            <text:p>It’s when someone reflec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3</text:p>
          </table:table-cell>
          <table:table-cell office:value-type="string" calcext:value-type="string">
            <text:p>‘kāyaduccaritassa kho pana pāpako dukkho vipāko abhisamparāyaṁ, vacīduccaritassa pāpako dukkho vipāko abhisamparāyaṁ, manoduccaritassa pāpako dukkho vipāko abhisamparāyaṁ. </text:p>
          </table:table-cell>
          <table:table-cell/>
          <table:table-cell office:value-type="string" calcext:value-type="string">
            <text:p>‚Schlechtes Verhalten mit dem Körper, der Sprache oder dem Geist führt zu einem schlechten, schmerzhaften Ergebnis im nächsten Leben. </text:p>
          </table:table-cell>
          <table:table-cell office:value-type="string" calcext:value-type="string">
            <text:p>‘Bad conduct of body, speech, or mind has a bad, painful result in the next lif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4</text:p>
          </table:table-cell>
          <table:table-cell office:value-type="string" calcext:value-type="string">
            <text:p>Ahañceva kho pana kāyena duccaritaṁ careyyaṁ, vācāya duccaritaṁ careyyaṁ, manasā duccaritaṁ careyyaṁ. </text:p>
          </table:table-cell>
          <table:table-cell/>
          <table:table-cell office:value-type="string" calcext:value-type="string">
            <text:p>Wenn ich mich schlecht verhalte, </text:p>
          </table:table-cell>
          <table:table-cell office:value-type="string" calcext:value-type="string">
            <text:p>If I conduct myself bad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5</text:p>
          </table:table-cell>
          <table:table-cell office:value-type="string" calcext:value-type="string">
            <text:p>Kiñca taṁ yāhaṁ na kāyassa bhedā paraṁ maraṇā apāyaṁ duggatiṁ vinipātaṁ nirayaṁ upapajjeyyan’ti. </text:p>
          </table:table-cell>
          <table:table-cell/>
          <table:table-cell office:value-type="string" calcext:value-type="string">
            <text:p>werde ich dann nicht, wenn mein Körper auseinanderbricht, nach dem Tod, an einem verlorenen Ort wiedergeboren, einem schlechten Ort, in der Unterwelt, der Hölle?‘ </text:p>
          </table:table-cell>
          <table:table-cell office:value-type="string" calcext:value-type="string">
            <text:p>then, when my body breaks up, after death, won’t I be reborn in a place of loss, a bad place, the underworld, hel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6</text:p>
          </table:table-cell>
          <table:table-cell office:value-type="string" calcext:value-type="string">
            <text:p>So samparāyikassa vajjassa bhīto kāyaduccaritaṁ pahāya kāyasucaritaṁ bhāveti, vacīduccaritaṁ pahāya vacīsucaritaṁ bhāveti, manoduccaritaṁ pahāya manosucaritaṁ bhāveti, suddhaṁ attānaṁ pariharati. </text:p>
          </table:table-cell>
          <table:table-cell/>
          <table:table-cell office:value-type="string" calcext:value-type="string">
            <text:p>Aus Furcht vor dieser Schwachstelle, die künftige Leben betrifft, gibt sie schlechtes Verhalten mit dem Körper, der Sprache und dem Geist auf und entwickelt gutes Verhalten mit dem Körper, der Sprache und dem Geist und ist innerlich rein. </text:p>
          </table:table-cell>
          <table:table-cell office:value-type="string" calcext:value-type="string">
            <text:p>Afraid of the fault to do with lives to come, they give up bad conduct by way of body, speech, and mind, and develop good conduct by way of body, speech, and mind, keeping themselves pur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7</text:p>
          </table:table-cell>
          <table:table-cell office:value-type="string" calcext:value-type="string">
            <text:p>Idaṁ vuccati, bhikkhave, samparāyikaṁ vajjaṁ. </text:p>
          </table:table-cell>
          <table:table-cell/>
          <table:table-cell office:value-type="string" calcext:value-type="string">
            <text:p>Das nennt man die Schwachstelle, die künftige Leben betrifft. </text:p>
          </table:table-cell>
          <table:table-cell office:value-type="string" calcext:value-type="string">
            <text:p>This is called the fault to do with lives to com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4.8</text:p>
          </table:table-cell>
          <table:table-cell office:value-type="string" calcext:value-type="string">
            <text:p>Imāni kho, bhikkhave, dve vajjāni. </text:p>
          </table:table-cell>
          <table:table-cell/>
          <table:table-cell office:value-type="string" calcext:value-type="string">
            <text:p>Das sind die beiden Schwachstellen. </text:p>
          </table:table-cell>
          <table:table-cell office:value-type="string" calcext:value-type="string">
            <text:p>These are the two faults.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1:4.9</text:p>
          </table:table-cell>
          <table:table-cell office:value-type="string" calcext:value-type="string">
            <text:p>Tasmātiha, bhikkhave,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4.10</text:p>
          </table:table-cell>
          <table:table-cell office:value-type="string" calcext:value-type="string">
            <text:p>‘diṭṭhadhammikassa vajjassa bhāyissāma, samparāyikassa vajjassa bhāyissāma, vajjabhīruno bhavissāma vajjabhayadassāvino’ti. </text:p>
          </table:table-cell>
          <table:table-cell/>
          <table:table-cell office:value-type="string" calcext:value-type="string">
            <text:p>‚Wir wollen die Schwachstelle, die sich in diesem Leben zeigt, fürchten und auch die, der künftige Leben betrifft. Wir werden die Schwachstellen fürchten, da wir die Gefahr darin erkennen.‘ </text:p>
          </table:table-cell>
          <table:table-cell office:value-type="string" calcext:value-type="string">
            <text:p>‘We will fear the fault apparent in the present life, and we will fear the fault to do with lives to come. We will fear faults, seeing the danger in faul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11</text:p>
          </table:table-cell>
          <table:table-cell office:value-type="string" calcext:value-type="string">
            <text:p>Evañhi vo, bhikkhave, sikkhitabbaṁ. </text:p>
          </table:table-cell>
          <table:table-cell/>
          <table:table-cell office:value-type="string" calcext:value-type="string">
            <text:p>So solltet ihr üben. </text:p>
          </table:table-cell>
          <table:table-cell office:value-type="string" calcext:value-type="string">
            <text:p>That’s how you should trai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12</text:p>
          </table:table-cell>
          <table:table-cell office:value-type="string" calcext:value-type="string">
            <text:p>Vajjabhīruno, bhikkhave, vajjabhayadassāvino etaṁ pāṭikaṅkhaṁ yaṁ parimuccissati sabbavajjehī”ti. </text:p>
          </table:table-cell>
          <table:table-cell/>
          <table:table-cell office:value-type="string" calcext:value-type="string">
            <text:p>Wenn ihr diese Schwachstellen fürchtet und die Gefahr darin erkennt, könnt ihr erwarten, von allen Schwachstellen frei zu werden.“ </text:p>
          </table:table-cell>
          <table:table-cell office:value-type="string" calcext:value-type="string">
            <text:p>If you fear faults, seeing the danger in faults, you can expect to be freed from all fault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4.13</text:p>
          </table:table-cell>
          <table:table-cell office:value-type="string" calcext:value-type="string">
            <text:p>Paṭham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2:0.1</text:p>
          </table:table-cell>
          <table:table-cell office:value-type="string" calcext:value-type="string">
            <text:p>2. Padhānasutta </text:p>
          </table:table-cell>
          <table:table-cell/>
          <table:table-cell office:value-type="string" calcext:value-type="string">
            <text:p>2. Bemühen </text:p>
          </table:table-cell>
          <table:table-cell office:value-type="string" calcext:value-type="string">
            <text:p>2. Endeavor </text:p>
          </table:table-cell>
          <table:table-cell table:number-columns-repeated="3" office:value-type="string" calcext:value-type="string">
            <text:p/>
          </table:table-cell>
          <table:table-cell office:value-type="string" calcext:value-type="string">
            <text:p>&lt;article id='an2.2'&gt;&lt;h2 class='sutta-title'&gt;{}&lt;/h2&gt;</text:p>
          </table:table-cell>
          <table:table-cell/>
        </table:table-row>
        <table:table-row table:style-name="ro1">
          <table:table-cell office:value-type="string" calcext:value-type="string">
            <text:p>an2.2:1.1</text:p>
          </table:table-cell>
          <table:table-cell office:value-type="string" calcext:value-type="string">
            <text:p>“Dvemāni, bhikkhave, padhānāni durabhisambhavāni lokasmiṁ. </text:p>
          </table:table-cell>
          <table:table-cell/>
          <table:table-cell office:value-type="string" calcext:value-type="string">
            <text:p>„Diese zwei Arten des Bemühens sind in der Welt schwer zu erfüllen. </text:p>
          </table:table-cell>
          <table:table-cell office:value-type="string" calcext:value-type="string">
            <text:p>“These two endeavors are challenging in the worl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98, ms15A2_7, msdiv2, sc2.1</text:p>
          </table:table-cell>
        </table:table-row>
        <table:table-row table:style-name="ro1">
          <table:table-cell office:value-type="string" calcext:value-type="string">
            <text:p>an2.2:1.2</text:p>
          </table:table-cell>
          <table:table-cell office:value-type="string" calcext:value-type="string">
            <text:p>Katamāni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3</text:p>
          </table:table-cell>
          <table:table-cell office:value-type="string" calcext:value-type="string">
            <text:p>Yañca gihīnaṁ agāraṁ ajjhāvasataṁ cīvarapiṇḍapātasenāsanagilānapaccayabhesajjaparikkhārānuppadānatthaṁ padhānaṁ, yañca agārasmā anagāriyaṁ pabbajitānaṁ sabbūpadhipaṭinissaggatthaṁ padhānaṁ. </text:p>
          </table:table-cell>
          <table:table-cell/>
          <table:table-cell office:value-type="string" calcext:value-type="string">
            <text:p>Das Bemühen von Laien, die im Haus leben, um Roben, Almosen, Quartier sowie Arznei und Krankenversorgung bereitzustellen. Und das Bemühen derer, die aus dem Haus fortgezogen sind ins hauslose Leben, um alle Bindungen loszulassen. </text:p>
          </table:table-cell>
          <table:table-cell office:value-type="string" calcext:value-type="string">
            <text:p>The endeavor of laypeople staying in a home to provide robes, alms-food, lodgings, and medicines and supplies for the sick. And the endeavor of those gone forth from the lay life to homelessness to let go of all attachmen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4</text:p>
          </table:table-cell>
          <table:table-cell office:value-type="string" calcext:value-type="string">
            <text:p>Imāni kho, bhikkhave, dve padhānāni durabhisambhavāni lokasmiṁ. </text:p>
          </table:table-cell>
          <table:table-cell/>
          <table:table-cell office:value-type="string" calcext:value-type="string">
            <text:p>Das sind die zwei Arten des Bemühens, die in der Welt schwer zu erfüllen sind. </text:p>
          </table:table-cell>
          <table:table-cell office:value-type="string" calcext:value-type="string">
            <text:p>These are the two endeavors that are challenging in the worl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2.1</text:p>
          </table:table-cell>
          <table:table-cell office:value-type="string" calcext:value-type="string">
            <text:p>Etadaggaṁ, bhikkhave, imesaṁ dvinnaṁ padhānānaṁ yadidaṁ sabbūpadhipaṭinissaggatthaṁ padhānaṁ. </text:p>
          </table:table-cell>
          <table:table-cell/>
          <table:table-cell office:value-type="string" calcext:value-type="string">
            <text:p>Die bessere der beiden Arten ist das Bemühen, alle Bindungen loszulassen. </text:p>
          </table:table-cell>
          <table:table-cell office:value-type="string" calcext:value-type="string">
            <text:p>The better of these two endeavors is the effort to let go of all attachment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5A2_8, sc2.2</text:p>
          </table:table-cell>
        </table:table-row>
        <table:table-row table:style-name="ro1">
          <table:table-cell office:value-type="string" calcext:value-type="string">
            <text:p>an2.2:2.2</text:p>
          </table:table-cell>
          <table:table-cell office:value-type="string" calcext:value-type="string">
            <text:p>Tasmātiha, bhikkhave,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2.3</text:p>
          </table:table-cell>
          <table:table-cell office:value-type="string" calcext:value-type="string">
            <text:p>‘sabbūpadhipaṭinissaggatthaṁ padhānaṁ padahissāmā’ti. </text:p>
          </table:table-cell>
          <table:table-cell/>
          <table:table-cell office:value-type="string" calcext:value-type="string">
            <text:p>‚Wir wollen uns bemühen, alle Bindungen loszulassen.‘ </text:p>
          </table:table-cell>
          <table:table-cell office:value-type="string" calcext:value-type="string">
            <text:p>‘We shall endeavor to let go of all attachmen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2.4</text:p>
          </table:table-cell>
          <table:table-cell office:value-type="string" calcext:value-type="string">
            <text:p>Evañhi vo, bhikkhave, sikkhitabban”ti. </text:p>
          </table:table-cell>
          <table:table-cell/>
          <table:table-cell office:value-type="string" calcext:value-type="string">
            <text:p>So solltet ihr üben.“ </text:p>
          </table:table-cell>
          <table:table-cell office:value-type="string" calcext:value-type="string">
            <text:p>That’s how you should trai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2.5</text:p>
          </table:table-cell>
          <table:table-cell office:value-type="string" calcext:value-type="string">
            <text:p>Dutiy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3:0.1</text:p>
          </table:table-cell>
          <table:table-cell office:value-type="string" calcext:value-type="string">
            <text:p>3. Tapanīyasutta </text:p>
          </table:table-cell>
          <table:table-cell/>
          <table:table-cell office:value-type="string" calcext:value-type="string">
            <text:p>3. Beschämend </text:p>
          </table:table-cell>
          <table:table-cell office:value-type="string" calcext:value-type="string">
            <text:p>3. Mortifying </text:p>
          </table:table-cell>
          <table:table-cell table:number-columns-repeated="3" office:value-type="string" calcext:value-type="string">
            <text:p/>
          </table:table-cell>
          <table:table-cell office:value-type="string" calcext:value-type="string">
            <text:p>&lt;article id='an2.3'&gt;&lt;h2 class='sutta-title'&gt;{}&lt;/h2&gt;</text:p>
          </table:table-cell>
          <table:table-cell/>
        </table:table-row>
        <table:table-row table:style-name="ro1">
          <table:table-cell office:value-type="string" calcext:value-type="string">
            <text:p>an2.3:1.1</text:p>
          </table:table-cell>
          <table:table-cell office:value-type="string" calcext:value-type="string">
            <text:p>“Dveme, bhikkhave, dhammā tapanīyā. </text:p>
          </table:table-cell>
          <table:table-cell/>
          <table:table-cell office:value-type="string" calcext:value-type="string">
            <text:p>„Diese beiden Dinge, Mönche und Nonnen, sind beschämend. </text:p>
          </table:table-cell>
          <table:table-cell office:value-type="string" calcext:value-type="string">
            <text:p>“These two things, mendicants, are mortify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63, ms15A2_10, msdiv3, ndp16.48, sc3.1, vri35.66</text:p>
          </table:table-cell>
        </table:table-row>
        <table:table-row table:style-name="ro1">
          <table:table-cell office:value-type="string" calcext:value-type="string">
            <text:p>an2.3: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3</text:p>
          </table:table-cell>
          <table:table-cell office:value-type="string" calcext:value-type="string">
            <text:p>Idha, bhikkhave, ekaccassa kāyaduccaritaṁ kataṁ hoti, akataṁ hoti kāyasucaritaṁ; </text:p>
          </table:table-cell>
          <table:table-cell/>
          <table:table-cell office:value-type="string" calcext:value-type="string">
            <text:p>Es ist, wenn jemand mit dem Körper, der Sprache und dem Geist Schlechtes getan hat und nichts Gutes. </text:p>
          </table:table-cell>
          <table:table-cell office:value-type="string" calcext:value-type="string">
            <text:p>It’s when someone has done bad things and not done good things, by way of body, speech, and min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4</text:p>
          </table:table-cell>
          <table:table-cell office:value-type="string" calcext:value-type="string">
            <text:p>vacīduccaritaṁ kataṁ hoti, akataṁ hoti vacīsu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5</text:p>
          </table:table-cell>
          <table:table-cell office:value-type="string" calcext:value-type="string">
            <text:p>manoduccaritaṁ kataṁ hoti, akataṁ hoti manosu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6</text:p>
          </table:table-cell>
          <table:table-cell office:value-type="string" calcext:value-type="string">
            <text:p>So ‘kāyaduccaritaṁ me katan’ti tappati, ‘akataṁ me kāyasucaritan’ti tappati; </text:p>
          </table:table-cell>
          <table:table-cell/>
          <table:table-cell office:value-type="string" calcext:value-type="string">
            <text:p>Beim Gedanken: ‚Ich habe mit dem Körper, der Sprache und dem Geist Schlechtes getan‘, ist er beschämt. Beim Gedanken: ‚Ich habe mit dem Körper, der Sprache und dem Geist nichts Gutes getan‘, ist sie beschämt. </text:p>
          </table:table-cell>
          <table:table-cell office:value-type="string" calcext:value-type="string">
            <text:p>Thinking, ‘I’ve done bad things by way of body, speech, and mind’, they’re mortified. Thinking, ‘I haven’t done good things by way of body, speech, and mind’, they’re mortifi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7</text:p>
          </table:table-cell>
          <table:table-cell office:value-type="string" calcext:value-type="string">
            <text:p>‘vacīduccaritaṁ me katan’ti tappati, ‘akataṁ me vacīsucaritan’ti tappa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8</text:p>
          </table:table-cell>
          <table:table-cell office:value-type="string" calcext:value-type="string">
            <text:p>‘manoduccaritaṁ me katan’ti tappati, ‘akataṁ me manosucaritan’ti tappa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9</text:p>
          </table:table-cell>
          <table:table-cell office:value-type="string" calcext:value-type="string">
            <text:p>Ime kho, bhikkhave, dve dhammā tapanīyā”ti. </text:p>
          </table:table-cell>
          <table:table-cell/>
          <table:table-cell office:value-type="string" calcext:value-type="string">
            <text:p>Das sind die beiden Dinge, die beschämend sind.“ </text:p>
          </table:table-cell>
          <table:table-cell office:value-type="string" calcext:value-type="string">
            <text:p>These are the two things that are mortify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10</text:p>
          </table:table-cell>
          <table:table-cell office:value-type="string" calcext:value-type="string">
            <text:p>Tatiy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4:0.1</text:p>
          </table:table-cell>
          <table:table-cell office:value-type="string" calcext:value-type="string">
            <text:p>4. Atapanīyasutta </text:p>
          </table:table-cell>
          <table:table-cell/>
          <table:table-cell office:value-type="string" calcext:value-type="string">
            <text:p>4. Nicht beschämend </text:p>
          </table:table-cell>
          <table:table-cell office:value-type="string" calcext:value-type="string">
            <text:p>4. Not Mortifying </text:p>
          </table:table-cell>
          <table:table-cell table:number-columns-repeated="3" office:value-type="string" calcext:value-type="string">
            <text:p/>
          </table:table-cell>
          <table:table-cell office:value-type="string" calcext:value-type="string">
            <text:p>&lt;article id='an2.4'&gt;&lt;h2 class='sutta-title'&gt;{}&lt;/h2&gt;</text:p>
          </table:table-cell>
          <table:table-cell/>
        </table:table-row>
        <table:table-row table:style-name="ro1">
          <table:table-cell office:value-type="string" calcext:value-type="string">
            <text:p>an2.4:1.1</text:p>
          </table:table-cell>
          <table:table-cell office:value-type="string" calcext:value-type="string">
            <text:p>“Dveme, bhikkhave, dhammā atapanīyā. </text:p>
          </table:table-cell>
          <table:table-cell/>
          <table:table-cell office:value-type="string" calcext:value-type="string">
            <text:p>„Diese beiden Dinge, Mönche und Nonnen, sind nicht beschämend. </text:p>
          </table:table-cell>
          <table:table-cell office:value-type="string" calcext:value-type="string">
            <text:p>“These two things, mendicants, are not mortify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66, ms15A2_12, msdiv4, pts-vp-pli1.50, sc4.1, sya20.64</text:p>
          </table:table-cell>
        </table:table-row>
        <table:table-row table:style-name="ro1">
          <table:table-cell office:value-type="string" calcext:value-type="string">
            <text:p>an2.4: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1.3</text:p>
          </table:table-cell>
          <table:table-cell office:value-type="string" calcext:value-type="string">
            <text:p>Idha, bhikkhave, ekaccassa kāyasucaritaṁ kataṁ hoti, akataṁ hoti kāyaduccaritaṁ; </text:p>
          </table:table-cell>
          <table:table-cell/>
          <table:table-cell office:value-type="string" calcext:value-type="string">
            <text:p>Es ist, wenn jemand mit dem Körper, der Sprache und dem Geist Gutes getan hat und nichts Schlechtes. </text:p>
          </table:table-cell>
          <table:table-cell office:value-type="string" calcext:value-type="string">
            <text:p>It’s when someone has done good things and not done bad things, by way of body, speech, and min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1.4</text:p>
          </table:table-cell>
          <table:table-cell office:value-type="string" calcext:value-type="string">
            <text:p>vacīsucaritaṁ kataṁ hoti, akataṁ hoti vacīduc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1.5</text:p>
          </table:table-cell>
          <table:table-cell office:value-type="string" calcext:value-type="string">
            <text:p>manosucaritaṁ kataṁ hoti, akataṁ hoti manoduccar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1.6</text:p>
          </table:table-cell>
          <table:table-cell office:value-type="string" calcext:value-type="string">
            <text:p>So ‘kāyasucaritaṁ me katan’ti na tappati, ‘akataṁ me kāyaduccaritan’ti na tappati; </text:p>
          </table:table-cell>
          <table:table-cell/>
          <table:table-cell office:value-type="string" calcext:value-type="string">
            <text:p>Beim Gedanken: ‚Ich habe mit dem Körper, der Sprache und dem Geist Gutes getan‘, ist er nicht beschämt. Beim Gedanken: ‚Ich habe mit dem Körper, der Sprache und dem Geist nichts Schlechtes getan‘, ist sie nicht beschämt. </text:p>
          </table:table-cell>
          <table:table-cell office:value-type="string" calcext:value-type="string">
            <text:p>Thinking, ‘I’ve done good things by way of body, speech, and mind’, they’re not mortified. Thinking, ‘I haven’t done bad things by way of body, speech, and mind’, they’re not mortifi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1.7</text:p>
          </table:table-cell>
          <table:table-cell office:value-type="string" calcext:value-type="string">
            <text:p>‘vacīsucaritaṁ me katan’ti na tappati, ‘akataṁ me vacīduccaritan’ti na tappa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1.8</text:p>
          </table:table-cell>
          <table:table-cell office:value-type="string" calcext:value-type="string">
            <text:p>‘manosucaritaṁ me katan’ti na tappati, ‘akataṁ me manoduccaritan’ti na tappa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1.9</text:p>
          </table:table-cell>
          <table:table-cell office:value-type="string" calcext:value-type="string">
            <text:p>Ime kho, bhikkhave, dve dhammā atapanīyā”ti. </text:p>
          </table:table-cell>
          <table:table-cell/>
          <table:table-cell office:value-type="string" calcext:value-type="string">
            <text:p>Das sind die beiden Dinge, die nicht beschämend sind.“ </text:p>
          </table:table-cell>
          <table:table-cell office:value-type="string" calcext:value-type="string">
            <text:p>These are the two things that are not mortify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1.10</text:p>
          </table:table-cell>
          <table:table-cell office:value-type="string" calcext:value-type="string">
            <text:p>Catutth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5:0.1</text:p>
          </table:table-cell>
          <table:table-cell office:value-type="string" calcext:value-type="string">
            <text:p>5. Upaññātasutta </text:p>
          </table:table-cell>
          <table:table-cell/>
          <table:table-cell office:value-type="string" calcext:value-type="string">
            <text:p>5. Aus eigener Erfahrung </text:p>
          </table:table-cell>
          <table:table-cell office:value-type="string" calcext:value-type="string">
            <text:p>5. Learned for Myself </text:p>
          </table:table-cell>
          <table:table-cell table:number-columns-repeated="3" office:value-type="string" calcext:value-type="string">
            <text:p/>
          </table:table-cell>
          <table:table-cell office:value-type="string" calcext:value-type="string">
            <text:p>&lt;article id='an2.5'&gt;&lt;h2 class='sutta-title'&gt;{}&lt;/h2&gt;</text:p>
          </table:table-cell>
          <table:table-cell/>
        </table:table-row>
        <table:table-row table:style-name="ro1">
          <table:table-cell office:value-type="string" calcext:value-type="string">
            <text:p>an2.5:1.1</text:p>
          </table:table-cell>
          <table:table-cell office:value-type="string" calcext:value-type="string">
            <text:p>“Dvinnāhaṁ, bhikkhave, dhammānaṁ upaññāsiṁ—</text:p>
          </table:table-cell>
          <table:table-cell/>
          <table:table-cell office:value-type="string" calcext:value-type="string">
            <text:p>„Mönche und Nonnen, diese beiden Dinge habe ich aus eigener Erfahrung gelernt: </text:p>
          </table:table-cell>
          <table:table-cell office:value-type="string" calcext:value-type="string">
            <text:p>“Mendicants, I have learned these two things for myself—</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00, cck20.64, csp1ed15.52, csp2ed15.52, dr20.67, ms15A2_14, msdiv5, ndp16.49, sc5.1, sya20.65, vri35.67</text:p>
          </table:table-cell>
        </table:table-row>
        <table:table-row table:style-name="ro1">
          <table:table-cell office:value-type="string" calcext:value-type="string">
            <text:p>an2.5:1.2</text:p>
          </table:table-cell>
          <table:table-cell office:value-type="string" calcext:value-type="string">
            <text:p>yā ca asantuṭṭhitā kusalesu dhammesu, yā ca appaṭivānitā padhānasmiṁ. </text:p>
          </table:table-cell>
          <table:table-cell/>
          <table:table-cell office:value-type="string" calcext:value-type="string">
            <text:p>mich niemals mit den tauglichen Eigenschaften zufriedengeben und niemals aufgeben. </text:p>
          </table:table-cell>
          <table:table-cell office:value-type="string" calcext:value-type="string">
            <text:p>to never be content with skillful qualities, and to never stop try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3</text:p>
          </table:table-cell>
          <table:table-cell office:value-type="string" calcext:value-type="string">
            <text:p>Appaṭivānī sudāhaṁ, bhikkhave, padahāmi: </text:p>
          </table:table-cell>
          <table:table-cell/>
          <table:table-cell office:value-type="string" calcext:value-type="string">
            <text:p>Ich habe niemals aufgegeben; ich dachte: </text:p>
          </table:table-cell>
          <table:table-cell office:value-type="string" calcext:value-type="string">
            <text:p>I never stopped trying, think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4</text:p>
          </table:table-cell>
          <table:table-cell office:value-type="string" calcext:value-type="string">
            <text:p>‘kāmaṁ taco ca nhāru ca aṭṭhi ca avasissatu, sarīre upassussatu maṁsalohitaṁ, yaṁ taṁ purisathāmena purisavīriyena purisaparakkamena pattabbaṁ na taṁ apāpuṇitvā vīriyassa saṇṭhānaṁ bhavissatī’ti. </text:p>
          </table:table-cell>
          <table:table-cell office:value-type="string" calcext:value-type="string">
            <text:p>nhāru → nahāru (bj, sya-all, km, pts1ed)</text:p>
          </table:table-cell>
          <table:table-cell office:value-type="string" calcext:value-type="string">
            <text:p>‚Gerne sollen nur Haut, Sehnen und Knochen übrig bleiben! Sollen Fleisch und Blut in meinem Körper vertrocknen! Ich werde nicht aufgeben, bevor ich nicht erreicht habe, was mit mannhafter Stärke, Energie und Tatkraft möglich ist.‘ </text:p>
          </table:table-cell>
          <table:table-cell office:value-type="string" calcext:value-type="string">
            <text:p>‘Gladly, let only skin, sinews, and bones remain! Let the flesh and blood waste away in my body! I will not stop trying until I have achieved what is possible by manly strength, energy, and vigor.’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5:1.5</text:p>
          </table:table-cell>
          <table:table-cell office:value-type="string" calcext:value-type="string">
            <text:p>Tassa mayhaṁ, bhikkhave, appamādādhigatā sambodhi, appamādādhigato anuttaro yogakkhemo. </text:p>
          </table:table-cell>
          <table:table-cell/>
          <table:table-cell office:value-type="string" calcext:value-type="string">
            <text:p>Durch Eifer bin ich zum Erwachen gelangt, durch Eifer zur höchsten Geborgenheit. </text:p>
          </table:table-cell>
          <table:table-cell office:value-type="string" calcext:value-type="string">
            <text:p>It was by diligence that I achieved awakening, and by diligence that I achieved the supreme sanctuary.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5:1.6</text:p>
          </table:table-cell>
          <table:table-cell office:value-type="string" calcext:value-type="string">
            <text:p>Tumhe cepi, bhikkhave, appaṭivānaṁ padaheyyātha: </text:p>
          </table:table-cell>
          <table:table-cell/>
          <table:table-cell office:value-type="string" calcext:value-type="string">
            <text:p>Auch ihr, gebt niemals auf; denkt: </text:p>
          </table:table-cell>
          <table:table-cell office:value-type="string" calcext:value-type="string">
            <text:p>If you too never stop trying, think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7</text:p>
          </table:table-cell>
          <table:table-cell office:value-type="string" calcext:value-type="string">
            <text:p>‘kāmaṁ taco ca nhāru ca aṭṭhi ca avasissatu, sarīre upassussatu maṁsalohitaṁ, yaṁ taṁ purisathāmena purisavīriyena purisaparakkamena pattabbaṁ na taṁ apāpuṇitvā vīriyassa saṇṭhānaṁ bhavissatī’ti, tumhepi, bhikkhave, nacirasseva—</text:p>
          </table:table-cell>
          <table:table-cell/>
          <table:table-cell office:value-type="string" calcext:value-type="string">
            <text:p>‚Gerne sollen nur Haut, Sehnen und Knochen übrig bleiben! Sollen Fleisch und Blut in meinem Körper vertrocknen! Ich werde nicht aufgeben, bevor ich nicht erreicht habe, was mit mannhafter Stärke, Energie und Tatkraft möglich ist.‘ </text:p>
          </table:table-cell>
          <table:table-cell office:value-type="string" calcext:value-type="string">
            <text:p>‘Gladly, let only skin, sinews, and bones remain! Let the flesh and blood waste away in my body! I will not stop trying until I have achieved what is possible by manly strength, energy, and vigo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8</text:p>
          </table:table-cell>
          <table:table-cell office:value-type="string" calcext:value-type="string">
            <text:p>yassatthāya kulaputtā sammadeva agārasmā anagāriyaṁ pabbajanti, tadanuttaraṁ—brahmacariyapariyosānaṁ diṭṭheva dhamme sayaṁ abhiññā sacchikatvā upasampajja viharissatha. </text:p>
          </table:table-cell>
          <table:table-cell/>
          <table:table-cell office:value-type="string" calcext:value-type="string">
            <text:p>Dann werdet auch ihr bald in diesem Leben zum äußersten Höhepunkt des spirituellen Pfades gelangen. Ihr werdet an dem Ziel leben, das ihr selber erkannt und erlangt habt, für welches Söhne aus gutem Haus zu Recht aus dem Haus fortziehen ins hauslose Leben. </text:p>
          </table:table-cell>
          <table:table-cell office:value-type="string" calcext:value-type="string">
            <text:p>You will soon realize the supreme culmination of the spiritual path in this very life. You will live having achieved with your own insight the goal for which gentlemen rightly go forth from the lay life to homelessnes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9</text:p>
          </table:table-cell>
          <table:table-cell office:value-type="string" calcext:value-type="string">
            <text:p>Tasmātiha, bhikkhave,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10</text:p>
          </table:table-cell>
          <table:table-cell office:value-type="string" calcext:value-type="string">
            <text:p>‘appaṭivānaṁ padahissāma. </text:p>
          </table:table-cell>
          <table:table-cell/>
          <table:table-cell office:value-type="string" calcext:value-type="string">
            <text:p>‚Wir werden niemals aufgeben; wir werden denken: </text:p>
          </table:table-cell>
          <table:table-cell office:value-type="string" calcext:value-type="string">
            <text:p>‘We will never stop trying, think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1</text:p>
          </table:table-cell>
          <table:table-cell office:value-type="string" calcext:value-type="string">
            <text:p>Kāmaṁ taco ca nhāru ca aṭṭhi ca avasissatu, sarīre upassussatu maṁsalohitaṁ, yaṁ taṁ purisathāmena purisavīriyena purisaparakkamena pattabbaṁ na taṁ apāpuṇitvā vīriyassa saṇṭhānaṁ bhavissatī’ti. </text:p>
          </table:table-cell>
          <table:table-cell/>
          <table:table-cell office:value-type="string" calcext:value-type="string">
            <text:p>„Gerne sollen nur Haut, Sehnen und Knochen übrig bleiben! Sollen Fleisch und Blut in unserem Körper vertrocknen! Wir werden nicht aufgeben, bevor wir nicht erreicht haben, was mit mannhafter Stärke, Energie und Tatkraft möglich ist.“‘ </text:p>
          </table:table-cell>
          <table:table-cell office:value-type="string" calcext:value-type="string">
            <text:p>“Gladly, let only skin, sinews, and bones remain! Let the flesh and blood waste away in my body! I will not stop trying until I have achieved what is possible by manly strength, energy, and vigo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2</text:p>
          </table:table-cell>
          <table:table-cell office:value-type="string" calcext:value-type="string">
            <text:p>Evañhi vo, bhikkhave, sikkhitabban”ti. </text:p>
          </table:table-cell>
          <table:table-cell/>
          <table:table-cell office:value-type="string" calcext:value-type="string">
            <text:p>So solltet ihr üben.“ </text:p>
          </table:table-cell>
          <table:table-cell office:value-type="string" calcext:value-type="string">
            <text:p>That’s how you should trai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13</text:p>
          </table:table-cell>
          <table:table-cell office:value-type="string" calcext:value-type="string">
            <text:p>Pañcam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6:0.1</text:p>
          </table:table-cell>
          <table:table-cell office:value-type="string" calcext:value-type="string">
            <text:p>6. Saṁyojanasutta </text:p>
          </table:table-cell>
          <table:table-cell office:value-type="string" calcext:value-type="string">
            <text:p>Saṁyojanasutta → Saṁyojanasutta → saññojanīyasuttaṁ (bj)</text:p>
          </table:table-cell>
          <table:table-cell office:value-type="string" calcext:value-type="string">
            <text:p>6. Fesseln </text:p>
          </table:table-cell>
          <table:table-cell office:value-type="string" calcext:value-type="string">
            <text:p>6. Fetters </text:p>
          </table:table-cell>
          <table:table-cell table:number-columns-repeated="3" office:value-type="string" calcext:value-type="string">
            <text:p/>
          </table:table-cell>
          <table:table-cell office:value-type="string" calcext:value-type="string">
            <text:p>&lt;article id='an2.6'&gt;&lt;h2 class='sutta-title'&gt;{}&lt;/h2&gt;</text:p>
          </table:table-cell>
          <table:table-cell office:value-type="string" calcext:value-type="string">
            <text:p/>
          </table:table-cell>
        </table:table-row>
        <table:table-row table:style-name="ro1">
          <table:table-cell office:value-type="string" calcext:value-type="string">
            <text:p>an2.6: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65, ms15A2_16, msdiv6, pts-vp-pli1.51, sc6.1</text:p>
          </table:table-cell>
        </table:table-row>
        <table:table-row table:style-name="ro1">
          <table:table-cell office:value-type="string" calcext:value-type="string">
            <text:p>an2.6: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1.3</text:p>
          </table:table-cell>
          <table:table-cell office:value-type="string" calcext:value-type="string">
            <text:p>Yā ca saṁyojaniyesu dhammesu assādānupassitā, yā ca saṁyojaniyesu dhammesu nibbidānupassitā. </text:p>
          </table:table-cell>
          <table:table-cell/>
          <table:table-cell office:value-type="string" calcext:value-type="string">
            <text:p>Dinge, die die Fesseln stärken, als erfreulich betrachten, und Dinge, die die Fesseln stärken, als ernüchternd betrachten. </text:p>
          </table:table-cell>
          <table:table-cell office:value-type="string" calcext:value-type="string">
            <text:p>Seeing things that are prone to being fettered as gratifying, and seeing things that are prone to being fettered as bor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1.4</text:p>
          </table:table-cell>
          <table:table-cell office:value-type="string" calcext:value-type="string">
            <text:p>Saṁyojaniyesu, bhikkhave, dhammesu assādānupassī viharanto rāgaṁ na pajahati, dosaṁ na pajahati, mohaṁ na pajahati. </text:p>
          </table:table-cell>
          <table:table-cell/>
          <table:table-cell office:value-type="string" calcext:value-type="string">
            <text:p>Wenn man Dinge, die die Fesseln stärken, fortwährend als erfreulich betrachtet, räumt man Gier, Hass und Täuschung nicht aus. </text:p>
          </table:table-cell>
          <table:table-cell office:value-type="string" calcext:value-type="string">
            <text:p>When you keep seeing things that are prone to being fettered as gratifying, you don’t give up greed, hate, and delus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1.5</text:p>
          </table:table-cell>
          <table:table-cell office:value-type="string" calcext:value-type="string">
            <text:p>Rāgaṁ appahāya, dosaṁ appahāya, mohaṁ appahāya na parimuccati jātiyā jarāya maraṇena sokehi paridevehi dukkhehi domanassehi upāyāsehi. </text:p>
          </table:table-cell>
          <table:table-cell/>
          <table:table-cell office:value-type="string" calcext:value-type="string">
            <text:p>Wenn man diese nicht ausräumt, wird man nicht von Wiedergeburt befreit, von Alter und Tod, Kummer, Klage, Schmerz, Traurigkeit und Verzweiflung. </text:p>
          </table:table-cell>
          <table:table-cell office:value-type="string" calcext:value-type="string">
            <text:p>When these are not given up, you’re not freed from rebirth, old age, and death, from sorrow, lamentation, pain, sadness, and distr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1.6</text:p>
          </table:table-cell>
          <table:table-cell office:value-type="string" calcext:value-type="string">
            <text:p>Na parimuccati dukkhasmāti vadāmi. </text:p>
          </table:table-cell>
          <table:table-cell/>
          <table:table-cell office:value-type="string" calcext:value-type="string">
            <text:p>Man wird nicht vom Leiden befreit, sage ich. </text:p>
          </table:table-cell>
          <table:table-cell office:value-type="string" calcext:value-type="string">
            <text:p>You’re not freed from suffering, I sa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1</text:p>
          </table:table-cell>
          <table:table-cell office:value-type="string" calcext:value-type="string">
            <text:p>Saṁyojaniyesu, bhikkhave, dhammesu nibbidānupassī viharanto rāgaṁ pajahati, dosaṁ pajahati, mohaṁ pajahati. </text:p>
          </table:table-cell>
          <table:table-cell/>
          <table:table-cell office:value-type="string" calcext:value-type="string">
            <text:p>Wenn man Dinge, die die Fesseln stärken, fortwährend als ernüchternd betrachtet, räumt man Gier, Hass und Täuschung aus. </text:p>
          </table:table-cell>
          <table:table-cell office:value-type="string" calcext:value-type="string">
            <text:p>When you keep seeing things that are prone to being fettered as boring, you give up greed, hate, and delus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53, csp2ed15.53, ms15A2_17, sc6.2</text:p>
          </table:table-cell>
        </table:table-row>
        <table:table-row table:style-name="ro1">
          <table:table-cell office:value-type="string" calcext:value-type="string">
            <text:p>an2.6:2.2</text:p>
          </table:table-cell>
          <table:table-cell office:value-type="string" calcext:value-type="string">
            <text:p>Rāgaṁ pahāya, dosaṁ pahāya, mohaṁ pahāya, parimuccati jātiyā jarāya maraṇena sokehi paridevehi dukkhehi domanassehi upāyāsehi. </text:p>
          </table:table-cell>
          <table:table-cell/>
          <table:table-cell office:value-type="string" calcext:value-type="string">
            <text:p>Wenn man diese ausräumt, wird man von Wiedergeburt befreit, von Alter und Tod, Kummer, Klage, Schmerz, Traurigkeit und Verzweiflung. </text:p>
          </table:table-cell>
          <table:table-cell office:value-type="string" calcext:value-type="string">
            <text:p>When these are given up, you’re freed from rebirth, old age, and death, from sorrow, lamentation, pain, sadness, and distr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3</text:p>
          </table:table-cell>
          <table:table-cell office:value-type="string" calcext:value-type="string">
            <text:p>Parimuccati dukkhasmāti vadāmi. </text:p>
          </table:table-cell>
          <table:table-cell/>
          <table:table-cell office:value-type="string" calcext:value-type="string">
            <text:p>Man wird vom Leiden befreit, sage ich. </text:p>
          </table:table-cell>
          <table:table-cell office:value-type="string" calcext:value-type="string">
            <text:p>You’re freed from suffering, I sa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2.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6:2.5</text:p>
          </table:table-cell>
          <table:table-cell office:value-type="string" calcext:value-type="string">
            <text:p>Chaṭṭh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7:0.1</text:p>
          </table:table-cell>
          <table:table-cell office:value-type="string" calcext:value-type="string">
            <text:p>7. Kaṇhasutta </text:p>
          </table:table-cell>
          <table:table-cell/>
          <table:table-cell office:value-type="string" calcext:value-type="string">
            <text:p>7. Dunkel </text:p>
          </table:table-cell>
          <table:table-cell office:value-type="string" calcext:value-type="string">
            <text:p>7. Dark </text:p>
          </table:table-cell>
          <table:table-cell table:number-columns-repeated="3" office:value-type="string" calcext:value-type="string">
            <text:p/>
          </table:table-cell>
          <table:table-cell office:value-type="string" calcext:value-type="string">
            <text:p>&lt;article id='an2.7'&gt;&lt;h2 class='sutta-title'&gt;{}&lt;/h2&gt;</text:p>
          </table:table-cell>
          <table:table-cell/>
        </table:table-row>
        <table:table-row table:style-name="ro1">
          <table:table-cell office:value-type="string" calcext:value-type="string">
            <text:p>an2.7:1.1</text:p>
          </table:table-cell>
          <table:table-cell office:value-type="string" calcext:value-type="string">
            <text:p>“Dveme, bhikkhave, dhammā kaṇhā. </text:p>
          </table:table-cell>
          <table:table-cell/>
          <table:table-cell office:value-type="string" calcext:value-type="string">
            <text:p>„Diese beiden Dinge sind dunkel, Mönche und Nonnen. </text:p>
          </table:table-cell>
          <table:table-cell office:value-type="string" calcext:value-type="string">
            <text:p>“These two things, mendicants, are dark.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02, ms15A2_19, msdiv7, sc7.1</text:p>
          </table:table-cell>
        </table:table-row>
        <table:table-row table:style-name="ro1">
          <table:table-cell office:value-type="string" calcext:value-type="string">
            <text:p>an2.7: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1.3</text:p>
          </table:table-cell>
          <table:table-cell office:value-type="string" calcext:value-type="string">
            <text:p>Ahirikañca anottappañca. </text:p>
          </table:table-cell>
          <table:table-cell/>
          <table:table-cell office:value-type="string" calcext:value-type="string">
            <text:p>Gewissenlosigkeit und fehlende Zurückhaltung. </text:p>
          </table:table-cell>
          <table:table-cell office:value-type="string" calcext:value-type="string">
            <text:p>Lack of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1.4</text:p>
          </table:table-cell>
          <table:table-cell office:value-type="string" calcext:value-type="string">
            <text:p>Ime kho, bhikkhave, dve dhammā kaṇhā”ti. </text:p>
          </table:table-cell>
          <table:table-cell/>
          <table:table-cell office:value-type="string" calcext:value-type="string">
            <text:p>Das sind die beiden dunklen Dinge.“ </text:p>
          </table:table-cell>
          <table:table-cell office:value-type="string" calcext:value-type="string">
            <text:p>These are the two things that are dark.”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7:1.5</text:p>
          </table:table-cell>
          <table:table-cell office:value-type="string" calcext:value-type="string">
            <text:p>Sattam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8:0.1</text:p>
          </table:table-cell>
          <table:table-cell office:value-type="string" calcext:value-type="string">
            <text:p>8. Sukkasutta </text:p>
          </table:table-cell>
          <table:table-cell/>
          <table:table-cell office:value-type="string" calcext:value-type="string">
            <text:p>8. Hell </text:p>
          </table:table-cell>
          <table:table-cell office:value-type="string" calcext:value-type="string">
            <text:p>8. Bright </text:p>
          </table:table-cell>
          <table:table-cell table:number-columns-repeated="3" office:value-type="string" calcext:value-type="string">
            <text:p/>
          </table:table-cell>
          <table:table-cell office:value-type="string" calcext:value-type="string">
            <text:p>&lt;article id='an2.8'&gt;&lt;h2 class='sutta-title'&gt;{}&lt;/h2&gt;</text:p>
          </table:table-cell>
          <table:table-cell/>
        </table:table-row>
        <table:table-row table:style-name="ro1">
          <table:table-cell office:value-type="string" calcext:value-type="string">
            <text:p>an2.8:1.1</text:p>
          </table:table-cell>
          <table:table-cell office:value-type="string" calcext:value-type="string">
            <text:p>“Dveme, bhikkhave, dhammā sukkā. </text:p>
          </table:table-cell>
          <table:table-cell/>
          <table:table-cell office:value-type="string" calcext:value-type="string">
            <text:p>„Diese beiden Dinge sind hell, Mönche und Nonnen. </text:p>
          </table:table-cell>
          <table:table-cell office:value-type="string" calcext:value-type="string">
            <text:p>“These two things, mendicants, are brigh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68, ms15A2_21, msdiv8, sc8.1</text:p>
          </table:table-cell>
        </table:table-row>
        <table:table-row table:style-name="ro1">
          <table:table-cell office:value-type="string" calcext:value-type="string">
            <text:p>an2.8: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8:1.3</text:p>
          </table:table-cell>
          <table:table-cell office:value-type="string" calcext:value-type="string">
            <text:p>Hirī ca ottappañca. </text:p>
          </table:table-cell>
          <table:table-cell office:value-type="string" calcext:value-type="string">
            <text:p>Hirī → hiri (bj, pts1ed)</text:p>
          </table:table-cell>
          <table:table-cell office:value-type="string" calcext:value-type="string">
            <text:p>Gewissen und Zurückhaltung. </text:p>
          </table:table-cell>
          <table:table-cell office:value-type="string" calcext:value-type="string">
            <text:p>Conscience and prudenc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8:1.4</text:p>
          </table:table-cell>
          <table:table-cell office:value-type="string" calcext:value-type="string">
            <text:p>Ime kho, bhikkhave, dve dhammā sukkā”ti. </text:p>
          </table:table-cell>
          <table:table-cell/>
          <table:table-cell office:value-type="string" calcext:value-type="string">
            <text:p>Das sind die beiden hellen Dinge.“ </text:p>
          </table:table-cell>
          <table:table-cell office:value-type="string" calcext:value-type="string">
            <text:p>These are the two things that are brigh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8:1.5</text:p>
          </table:table-cell>
          <table:table-cell office:value-type="string" calcext:value-type="string">
            <text:p>Aṭṭham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9:0.1</text:p>
          </table:table-cell>
          <table:table-cell office:value-type="string" calcext:value-type="string">
            <text:p>9. Cariyasutta </text:p>
          </table:table-cell>
          <table:table-cell/>
          <table:table-cell office:value-type="string" calcext:value-type="string">
            <text:p>9. Verhalten </text:p>
          </table:table-cell>
          <table:table-cell office:value-type="string" calcext:value-type="string">
            <text:p>9. Conduct </text:p>
          </table:table-cell>
          <table:table-cell table:number-columns-repeated="3" office:value-type="string" calcext:value-type="string">
            <text:p/>
          </table:table-cell>
          <table:table-cell office:value-type="string" calcext:value-type="string">
            <text:p>&lt;article id='an2.9'&gt;&lt;h2 class='sutta-title'&gt;{}&lt;/h2&gt;</text:p>
          </table:table-cell>
          <table:table-cell/>
        </table:table-row>
        <table:table-row table:style-name="ro1">
          <table:table-cell office:value-type="string" calcext:value-type="string">
            <text:p>an2.9:1.1</text:p>
          </table:table-cell>
          <table:table-cell office:value-type="string" calcext:value-type="string">
            <text:p>“Dveme, bhikkhave, dhammā sukkā lokaṁ pālenti. </text:p>
          </table:table-cell>
          <table:table-cell/>
          <table:table-cell office:value-type="string" calcext:value-type="string">
            <text:p>„Diese beiden hellen Dinge, Mönche und Nonnen, schützen die Welt. </text:p>
          </table:table-cell>
          <table:table-cell office:value-type="string" calcext:value-type="string">
            <text:p>“These two bright things, mendicants, protect the worl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3, msdiv9, sc9.1, sya20.66, vri35.68</text:p>
          </table:table-cell>
        </table:table-row>
        <table:table-row table:style-name="ro1">
          <table:table-cell office:value-type="string" calcext:value-type="string">
            <text:p>an2.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1.3</text:p>
          </table:table-cell>
          <table:table-cell office:value-type="string" calcext:value-type="string">
            <text:p>Hirī ca ottappañca. </text:p>
          </table:table-cell>
          <table:table-cell/>
          <table:table-cell office:value-type="string" calcext:value-type="string">
            <text:p>Gewissen und Zurückhaltung. </text:p>
          </table:table-cell>
          <table:table-cell office:value-type="string" calcext:value-type="string">
            <text:p>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1.4</text:p>
          </table:table-cell>
          <table:table-cell office:value-type="string" calcext:value-type="string">
            <text:p>Ime kho, bhikkhave, dve sukkā dhammā lokaṁ na pāleyyuṁ, nayidha paññāyetha mātāti vā mātucchāti vā mātulānīti vā ācariyabhariyāti vā garūnaṁ dārāti vā. </text:p>
          </table:table-cell>
          <table:table-cell/>
          <table:table-cell office:value-type="string" calcext:value-type="string">
            <text:p>Wenn diese beiden hellen Dinge die Welt nicht schützen würden, würde die Stellung einer Mutter, einer Tante oder der Frau oder Partnerin eines Lehrers oder einer Respektsperson nicht anerkannt. </text:p>
          </table:table-cell>
          <table:table-cell office:value-type="string" calcext:value-type="string">
            <text:p>If these two bright things did not protect the world, there would be no recognition of the status of mother, aunts, or wives and partners of teachers and respected peopl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1.5</text:p>
          </table:table-cell>
          <table:table-cell office:value-type="string" calcext:value-type="string">
            <text:p>Sambhedaṁ loko agamissa, yathā ajeḷakā kukkuṭasūkarā soṇasiṅgālā. </text:p>
          </table:table-cell>
          <table:table-cell office:value-type="string" calcext:value-type="string">
            <text:p>soṇasiṅgālā → sonasigālā (bj); soṇasigālā (sya-all, km, pts1ed)</text:p>
          </table:table-cell>
          <table:table-cell office:value-type="string" calcext:value-type="string">
            <text:p>Die Welt würde sich vermischen wie Ziegen und Schafe, Hühner und Schweine, Hunde und Schakale. </text:p>
          </table:table-cell>
          <table:table-cell office:value-type="string" calcext:value-type="string">
            <text:p>The world would become promiscuous, like goats and sheep, chickens and pigs, and dogs and jackals.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9:1.6</text:p>
          </table:table-cell>
          <table:table-cell office:value-type="string" calcext:value-type="string">
            <text:p>Yasmā ca kho, bhikkhave, ime dve sukkā dhammā lokaṁ pālenti tasmā paññāyati mātāti vā mātucchāti vā mātulānīti vā ācariyabhariyāti vā garūnaṁ dārāti vā”ti. </text:p>
          </table:table-cell>
          <table:table-cell office:value-type="string" calcext:value-type="string">
            <text:p>paññāyati → paññāyanti (si)</text:p>
          </table:table-cell>
          <table:table-cell office:value-type="string" calcext:value-type="string">
            <text:p>Aber weil diese beiden hellen Dinge die Welt schützen, wird die Stellung einer Mutter, einer Tante oder der Frau oder Partnerin eines Lehrers oder einer Respektsperson anerkannt.“ </text:p>
          </table:table-cell>
          <table:table-cell office:value-type="string" calcext:value-type="string">
            <text:p>But because the two bright things protect the world, there is recognition of the status of mother, aunts, and wives and partners of teachers and respected peopl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9:1.7</text:p>
          </table:table-cell>
          <table:table-cell office:value-type="string" calcext:value-type="string">
            <text:p>Navam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2.10:0.1</text:p>
          </table:table-cell>
          <table:table-cell office:value-type="string" calcext:value-type="string">
            <text:p>10. Vassūpanāyikasutta </text:p>
          </table:table-cell>
          <table:table-cell office:value-type="string" calcext:value-type="string">
            <text:p>Vassūpanāyikasutta → vassūpanāyikāsuttaṁ (bj)</text:p>
          </table:table-cell>
          <table:table-cell office:value-type="string" calcext:value-type="string">
            <text:p>10. Die Regenzeit beginnen </text:p>
          </table:table-cell>
          <table:table-cell office:value-type="string" calcext:value-type="string">
            <text:p>10. Entering the Rainy Season </text:p>
          </table:table-cell>
          <table:table-cell table:number-columns-repeated="3" office:value-type="string" calcext:value-type="string">
            <text:p/>
          </table:table-cell>
          <table:table-cell office:value-type="string" calcext:value-type="string">
            <text:p>&lt;article id='an2.10'&gt;&lt;h2 class='sutta-title'&gt;{}&lt;/h2&gt;</text:p>
          </table:table-cell>
          <table:table-cell office:value-type="string" calcext:value-type="string">
            <text:p/>
          </table:table-cell>
        </table:table-row>
        <table:table-row table:style-name="ro1">
          <table:table-cell office:value-type="string" calcext:value-type="string">
            <text:p>an2.10:1.1</text:p>
          </table:table-cell>
          <table:table-cell office:value-type="string" calcext:value-type="string">
            <text:p>“Dvemā, bhikkhave, vassūpanāyikā. </text:p>
          </table:table-cell>
          <table:table-cell/>
          <table:table-cell office:value-type="string" calcext:value-type="string">
            <text:p>„Mönche und Nonnen, es gibt diese beiden Zeiten, um die Regenzeit zu beginnen. </text:p>
          </table:table-cell>
          <table:table-cell office:value-type="string" calcext:value-type="string">
            <text:p>“There are, mendicants, these two entries to the rainy seas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66, ms15A2_25, msdiv10, ndp16.50, sc10.1</text:p>
          </table:table-cell>
        </table:table-row>
        <table:table-row table:style-name="ro1">
          <table:table-cell office:value-type="string" calcext:value-type="string">
            <text:p>an2.10: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1.3</text:p>
          </table:table-cell>
          <table:table-cell office:value-type="string" calcext:value-type="string">
            <text:p>Purimikā ca pacchimikā ca. </text:p>
          </table:table-cell>
          <table:table-cell/>
          <table:table-cell office:value-type="string" calcext:value-type="string">
            <text:p>Die frühere und die spätere. </text:p>
          </table:table-cell>
          <table:table-cell office:value-type="string" calcext:value-type="string">
            <text:p>Earlier and late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1.4</text:p>
          </table:table-cell>
          <table:table-cell office:value-type="string" calcext:value-type="string">
            <text:p>Imā kho, bhikkhave, dve vassūpanāyikā”ti. </text:p>
          </table:table-cell>
          <table:table-cell/>
          <table:table-cell office:value-type="string" calcext:value-type="string">
            <text:p>Das sind die beiden Zeiten, um die Regenzeit zu beginnen.“ </text:p>
          </table:table-cell>
          <table:table-cell office:value-type="string" calcext:value-type="string">
            <text:p>These are the two entries to the rainy season.”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0:1.5</text:p>
          </table:table-cell>
          <table:table-cell office:value-type="string" calcext:value-type="string">
            <text:p>Dasam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2.10:1.6</text:p>
          </table:table-cell>
          <table:table-cell office:value-type="string" calcext:value-type="string">
            <text:p>Kammakaraṇavaggo paṭham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2.10:2.0</text:p>
          </table:table-cell>
          <table:table-cell office:value-type="string" calcext:value-type="string">
            <text:p>Tassuddānaṁ</text:p>
          </table:table-cell>
          <table:table-cell/>
          <table:table-cell table:number-columns-repeated="5" office:value-type="string" calcext:value-type="string">
            <text:p/>
          </table:table-cell>
          <table:table-cell office:value-type="string" calcext:value-type="string">
            <text:p>&lt;p class='uddana-intro'&gt;{}&lt;/p&gt;</text:p>
          </table:table-cell>
          <table:table-cell/>
        </table:table-row>
        <table:table-row table:style-name="ro1">
          <table:table-cell office:value-type="string" calcext:value-type="string">
            <text:p>an2.10:2.1</text:p>
          </table:table-cell>
          <table:table-cell office:value-type="string" calcext:value-type="string">
            <text:p>Vajjā padhānā dve tapanīy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5A2_29, pts-vp-pli1.52, sc10.2</text:p>
          </table:table-cell>
        </table:table-row>
        <table:table-row table:style-name="ro1">
          <table:table-cell office:value-type="string" calcext:value-type="string">
            <text:p>an2.10:2.2</text:p>
          </table:table-cell>
          <table:table-cell office:value-type="string" calcext:value-type="string">
            <text:p>Upaññātena pañcam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r&gt;</text:p>
          </table:table-cell>
          <table:table-cell/>
        </table:table-row>
        <table:table-row table:style-name="ro1">
          <table:table-cell office:value-type="string" calcext:value-type="string">
            <text:p>an2.10:2.3</text:p>
          </table:table-cell>
          <table:table-cell office:value-type="string" calcext:value-type="string">
            <text:p>Saṁyojanañca kaṇhañca,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r&gt;</text:p>
          </table:table-cell>
          <table:table-cell/>
        </table:table-row>
        <table:table-row table:style-name="ro1">
          <table:table-cell office:value-type="string" calcext:value-type="string">
            <text:p>an2.10:2.4</text:p>
          </table:table-cell>
          <table:table-cell office:value-type="string" calcext:value-type="string">
            <text:p>Sukkaṁ cariyā vassūpanāyikena vaggo. </text:p>
          </table:table-cell>
          <table:table-cell/>
          <table:table-cell table:number-columns-repeated="5" office:value-type="string" calcext:value-type="string">
            <text:p/>
          </table:table-cell>
          <table:table-cell office:value-type="string" calcext:value-type="string">
            <text:p>{}&lt;/p&gt;&lt;/blockquote&gt;&lt;/article&gt;&lt;/section&gt;</text:p>
          </table:table-cell>
          <table:table-cell/>
        </table:table-row>
        <table:table-row table:style-name="ro1">
          <table:table-cell table:number-columns-repeated="10"/>
        </table:table-row>
        <table:table-row table:style-name="ro1">
          <table:table-cell office:value-type="string" calcext:value-type="string">
            <text:p>an2.21: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21-31'&gt;&lt;header&gt;&lt;ul&gt;&lt;li class='division'&gt;{}&lt;/li&gt;</text:p>
          </table:table-cell>
          <table:table-cell/>
        </table:table-row>
        <table:table-row table:style-name="ro1">
          <table:table-cell office:value-type="string" calcext:value-type="string">
            <text:p>an2.21:0.2</text:p>
          </table:table-cell>
          <table:table-cell office:value-type="string" calcext:value-type="string">
            <text:p>3. Bālavagga </text:p>
          </table:table-cell>
          <table:table-cell/>
          <table:table-cell office:value-type="string" calcext:value-type="string">
            <text:p>3. Toren</text:p>
          </table:table-cell>
          <table:table-cell office:value-type="string" calcext:value-type="string">
            <text:p>3. Fools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21:0.3</text:p>
          </table:table-cell>
          <table:table-cell office:value-type="float" office:value="21" calcext:value-type="float">
            <text:p>21</text:p>
          </table:table-cell>
          <table:table-cell/>
          <table:table-cell table:number-columns-repeated="2" office:value-type="string" calcext:value-type="string">
            <text:p>21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21:1.1</text:p>
          </table:table-cell>
          <table:table-cell office:value-type="string" calcext:value-type="string">
            <text:p>“Dveme, bhikkhave, bālā. </text:p>
          </table:table-cell>
          <table:table-cell/>
          <table:table-cell office:value-type="string" calcext:value-type="string">
            <text:p>„Mönche und Nonnen, es gibt zwei Toren. </text:p>
          </table:table-cell>
          <table:table-cell office:value-type="string" calcext:value-type="string">
            <text:p>“Mendicants, there are two fools. </text:p>
          </table:table-cell>
          <table:table-cell table:number-columns-repeated="3" office:value-type="string" calcext:value-type="string">
            <text:p/>
          </table:table-cell>
          <table:table-cell office:value-type="string" calcext:value-type="string">
            <text:p>&lt;article id='an2.21'&gt;&lt;p&gt;{}</text:p>
          </table:table-cell>
          <table:table-cell office:value-type="string" calcext:value-type="string">
            <text:p>cck20.76, ms15A2_54, msdiv22, sc21.1, sya20.76, vri35.76</text:p>
          </table:table-cell>
        </table:table-row>
        <table:table-row table:style-name="ro1">
          <table:table-cell office:value-type="string" calcext:value-type="string">
            <text:p>an2.21: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1.3</text:p>
          </table:table-cell>
          <table:table-cell office:value-type="string" calcext:value-type="string">
            <text:p>Yo ca accayaṁ accayato na passati, yo ca accayaṁ desentassa yathādhammaṁ nappaṭiggaṇhāti. </text:p>
          </table:table-cell>
          <table:table-cell/>
          <table:table-cell office:value-type="string" calcext:value-type="string">
            <text:p>Einen, der nicht einsieht, wenn er einen Fehler gemacht hat. Und einen, der das Eingeständnis eines anderen, der einen Fehler gemacht hat, nicht ordnungsgemäß anerkennt. </text:p>
          </table:table-cell>
          <table:table-cell office:value-type="string" calcext:value-type="string">
            <text:p>One who doesn’t recognize when they’ve made a mistake. And one who doesn’t properly accept the confession of someone who’s made a mistak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1.4</text:p>
          </table:table-cell>
          <table:table-cell office:value-type="string" calcext:value-type="string">
            <text:p>Ime kho, bhikkhave, dve bālāti. </text:p>
          </table:table-cell>
          <table:table-cell/>
          <table:table-cell office:value-type="string" calcext:value-type="string">
            <text:p>Das sind die beiden Toren. </text:p>
          </table:table-cell>
          <table:table-cell office:value-type="string" calcext:value-type="string">
            <text:p>These are the two fool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1:2.1</text:p>
          </table:table-cell>
          <table:table-cell office:value-type="string" calcext:value-type="string">
            <text:p>Dveme, bhikkhave, paṇḍitā. </text:p>
          </table:table-cell>
          <table:table-cell/>
          <table:table-cell office:value-type="string" calcext:value-type="string">
            <text:p>Es gibt zwei kluge Menschen. </text:p>
          </table:table-cell>
          <table:table-cell office:value-type="string" calcext:value-type="string">
            <text:p>There are two who are astu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61, csp2ed15.61, ms15A2_55, sc21.2</text:p>
          </table:table-cell>
        </table:table-row>
        <table:table-row table:style-name="ro1">
          <table:table-cell office:value-type="string" calcext:value-type="string">
            <text:p>an2.21:2.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2.3</text:p>
          </table:table-cell>
          <table:table-cell office:value-type="string" calcext:value-type="string">
            <text:p>Yo ca accayaṁ accayato passati, yo ca accayaṁ desentassa yathādhammaṁ paṭiggaṇhāti. </text:p>
          </table:table-cell>
          <table:table-cell/>
          <table:table-cell office:value-type="string" calcext:value-type="string">
            <text:p>Einen, der einsieht, wenn er einen Fehler gemacht hat. Und einen, der das Eingeständnis eines anderen, der einen Fehler gemacht hat, ordnungsgemäß anerkennt. </text:p>
          </table:table-cell>
          <table:table-cell office:value-type="string" calcext:value-type="string">
            <text:p>One who recognizes when they’ve made a mistake. And one who properly accepts the confession of someone who’s made a mistak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2.4</text:p>
          </table:table-cell>
          <table:table-cell office:value-type="string" calcext:value-type="string">
            <text:p>Ime kho, bhikkhave, dve paṇḍitā”ti. </text:p>
          </table:table-cell>
          <table:table-cell/>
          <table:table-cell office:value-type="string" calcext:value-type="string">
            <text:p>Das sind die beiden klugen Menschen.“ </text:p>
          </table:table-cell>
          <table:table-cell office:value-type="string" calcext:value-type="string">
            <text:p>These are the two who are astut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2:0.1</text:p>
          </table:table-cell>
          <table:table-cell office:value-type="float" office:value="22" calcext:value-type="float">
            <text:p>22</text:p>
          </table:table-cell>
          <table:table-cell/>
          <table:table-cell table:number-columns-repeated="2" office:value-type="string" calcext:value-type="string">
            <text:p>22 </text:p>
          </table:table-cell>
          <table:table-cell table:number-columns-repeated="3" office:value-type="string" calcext:value-type="string">
            <text:p/>
          </table:table-cell>
          <table:table-cell office:value-type="string" calcext:value-type="string">
            <text:p>&lt;article id='an2.22'&gt;&lt;h2 class='sutta-title'&gt;{}&lt;/h2&gt;</text:p>
          </table:table-cell>
          <table:table-cell/>
        </table:table-row>
        <table:table-row table:style-name="ro1">
          <table:table-cell office:value-type="string" calcext:value-type="string">
            <text:p>an2.22:1.1</text:p>
          </table:table-cell>
          <table:table-cell office:value-type="string" calcext:value-type="string">
            <text:p>“Dveme, bhikkhave, tathāgataṁ abbhācikkhanti. </text:p>
          </table:table-cell>
          <table:table-cell/>
          <table:table-cell office:value-type="string" calcext:value-type="string">
            <text:p>„Mönche und Nonnen, diese beiden stellen den Klargewordenen falsch dar. </text:p>
          </table:table-cell>
          <table:table-cell office:value-type="string" calcext:value-type="string">
            <text:p>“Mendicants, these two misrepresent the Realized On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56, msdiv23, sc22.1</text:p>
          </table:table-cell>
        </table:table-row>
        <table:table-row table:style-name="ro1">
          <table:table-cell office:value-type="string" calcext:value-type="string">
            <text:p>an2.22: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2:1.3</text:p>
          </table:table-cell>
          <table:table-cell office:value-type="string" calcext:value-type="string">
            <text:p>Duṭṭho vā dosantaro, saddho vā duggahitena. </text:p>
          </table:table-cell>
          <table:table-cell office:value-type="string" calcext:value-type="string">
            <text:p>duggahitena → duggahītena (pts1ed)</text:p>
          </table:table-cell>
          <table:table-cell office:value-type="string" calcext:value-type="string">
            <text:p>Einer, der im Verborgenen Hass hegt, und einer, dessen Vertrauen fehlgeleitet ist. </text:p>
          </table:table-cell>
          <table:table-cell office:value-type="string" calcext:value-type="string">
            <text:p>One who is hateful and hides it, and one whose faith is mistaken.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22:1.4</text:p>
          </table:table-cell>
          <table:table-cell office:value-type="string" calcext:value-type="string">
            <text:p>Ime kho, bhikkhave, dve tathāgataṁ abbhācikkhantī”ti. </text:p>
          </table:table-cell>
          <table:table-cell/>
          <table:table-cell office:value-type="string" calcext:value-type="string">
            <text:p>Diese beiden stellen den Klargewordenen falsch dar.“ </text:p>
          </table:table-cell>
          <table:table-cell office:value-type="string" calcext:value-type="string">
            <text:p>These two misrepresent the Realized On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3:0.1</text:p>
          </table:table-cell>
          <table:table-cell office:value-type="float" office:value="23" calcext:value-type="float">
            <text:p>23</text:p>
          </table:table-cell>
          <table:table-cell/>
          <table:table-cell table:number-columns-repeated="2" office:value-type="string" calcext:value-type="string">
            <text:p>23 </text:p>
          </table:table-cell>
          <table:table-cell table:number-columns-repeated="3" office:value-type="string" calcext:value-type="string">
            <text:p/>
          </table:table-cell>
          <table:table-cell office:value-type="string" calcext:value-type="string">
            <text:p>&lt;article id='an2.23'&gt;&lt;h2 class='sutta-title'&gt;{}&lt;/h2&gt;</text:p>
          </table:table-cell>
          <table:table-cell/>
        </table:table-row>
        <table:table-row table:style-name="ro1">
          <table:table-cell office:value-type="string" calcext:value-type="string">
            <text:p>an2.23:1.1</text:p>
          </table:table-cell>
          <table:table-cell office:value-type="string" calcext:value-type="string">
            <text:p>“Dveme, bhikkhave, tathāgataṁ abbhācikkhanti. </text:p>
          </table:table-cell>
          <table:table-cell/>
          <table:table-cell office:value-type="string" calcext:value-type="string">
            <text:p>„Mönche und Nonnen, diese beiden stellen den Klargewordenen falsch dar. </text:p>
          </table:table-cell>
          <table:table-cell office:value-type="string" calcext:value-type="string">
            <text:p>“Mendicants, these two misrepresent the Realized On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18, ms15A2_57, msdiv24, pts-vp-pli1.60, sc23.1</text:p>
          </table:table-cell>
        </table:table-row>
        <table:table-row table:style-name="ro1">
          <table:table-cell office:value-type="string" calcext:value-type="string">
            <text:p>an2.23: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3:1.3</text:p>
          </table:table-cell>
          <table:table-cell office:value-type="string" calcext:value-type="string">
            <text:p>Yo ca abhāsitaṁ alapitaṁ tathāgatena bhāsitaṁ lapitaṁ tathāgatenāti dīpeti, yo ca bhāsitaṁ lapitaṁ tathāgatena abhāsitaṁ alapitaṁ tathāgatenāti dīpeti. </text:p>
          </table:table-cell>
          <table:table-cell/>
          <table:table-cell office:value-type="string" calcext:value-type="string">
            <text:p>Einer, der das, was der Klargewordene nicht gesagt hat, so darstellt, als hätte er es gesagt. Und einer, der das, was der Klargewordene gesagt hat, so darstellt, als hätte er es nicht gesagt. </text:p>
          </table:table-cell>
          <table:table-cell office:value-type="string" calcext:value-type="string">
            <text:p>One who explains what was not spoken by the Realized One as spoken by him. And one who explains what was spoken by the Realized One as not spoken by hi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3:1.4</text:p>
          </table:table-cell>
          <table:table-cell office:value-type="string" calcext:value-type="string">
            <text:p>Ime kho, bhikkhave, dve tathāgataṁ abbhācikkhantīti. </text:p>
          </table:table-cell>
          <table:table-cell/>
          <table:table-cell office:value-type="string" calcext:value-type="string">
            <text:p>Diese beiden stellen den Klargewordenen falsch dar. </text:p>
          </table:table-cell>
          <table:table-cell office:value-type="string" calcext:value-type="string">
            <text:p>These two misrepresent the Realized On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3:2.1</text:p>
          </table:table-cell>
          <table:table-cell office:value-type="string" calcext:value-type="string">
            <text:p>Dveme, bhikkhave, tathāgataṁ nābbhācikkhanti. </text:p>
          </table:table-cell>
          <table:table-cell/>
          <table:table-cell office:value-type="string" calcext:value-type="string">
            <text:p>Diese beiden stellen den Klargewordenen richtig dar. </text:p>
          </table:table-cell>
          <table:table-cell office:value-type="string" calcext:value-type="string">
            <text:p>These two don’t misrepresent the Realized On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58, sc23.2</text:p>
          </table:table-cell>
        </table:table-row>
        <table:table-row table:style-name="ro1">
          <table:table-cell office:value-type="string" calcext:value-type="string">
            <text:p>an2.23:2.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3:2.3</text:p>
          </table:table-cell>
          <table:table-cell office:value-type="string" calcext:value-type="string">
            <text:p>Yo ca abhāsitaṁ alapitaṁ tathāgatena abhāsitaṁ alapitaṁ tathāgatenāti dīpeti, yo ca bhāsitaṁ lapitaṁ tathāgatena bhāsitaṁ lapitaṁ tathāgatenāti dīpeti. </text:p>
          </table:table-cell>
          <table:table-cell/>
          <table:table-cell office:value-type="string" calcext:value-type="string">
            <text:p>Einer, der das, was der Klargewordene nicht gesagt hat, so darstellt, als hätte er es nicht gesagt. Und einer, der das, was der Klargewordene gesagt hat, so darstellt, als hätte er es gesagt. </text:p>
          </table:table-cell>
          <table:table-cell office:value-type="string" calcext:value-type="string">
            <text:p>One who explains what was not spoken by the Realized One as not spoken by him. And one who explains what was spoken by the Realized One as spoken by hi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3:2.4</text:p>
          </table:table-cell>
          <table:table-cell office:value-type="string" calcext:value-type="string">
            <text:p>Ime kho, bhikkhave, dve tathāgataṁ nābbhācikkhantī”ti. </text:p>
          </table:table-cell>
          <table:table-cell/>
          <table:table-cell office:value-type="string" calcext:value-type="string">
            <text:p>Diese beiden stellen den Klargewordenen richtig dar. </text:p>
          </table:table-cell>
          <table:table-cell office:value-type="string" calcext:value-type="string">
            <text:p>These two don’t misrepresent the Realized On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4:0.1</text:p>
          </table:table-cell>
          <table:table-cell office:value-type="float" office:value="24" calcext:value-type="float">
            <text:p>24</text:p>
          </table:table-cell>
          <table:table-cell/>
          <table:table-cell table:number-columns-repeated="2" office:value-type="string" calcext:value-type="string">
            <text:p>24 </text:p>
          </table:table-cell>
          <table:table-cell table:number-columns-repeated="3" office:value-type="string" calcext:value-type="string">
            <text:p/>
          </table:table-cell>
          <table:table-cell office:value-type="string" calcext:value-type="string">
            <text:p>&lt;article id='an2.24'&gt;&lt;h2 class='sutta-title'&gt;{}&lt;/h2&gt;</text:p>
          </table:table-cell>
          <table:table-cell/>
        </table:table-row>
        <table:table-row table:style-name="ro1">
          <table:table-cell office:value-type="string" calcext:value-type="string">
            <text:p>an2.24:1.1</text:p>
          </table:table-cell>
          <table:table-cell office:value-type="string" calcext:value-type="string">
            <text:p>“Dveme, bhikkhave, tathāgataṁ abbhācikkhanti. </text:p>
          </table:table-cell>
          <table:table-cell/>
          <table:table-cell office:value-type="string" calcext:value-type="string">
            <text:p>„Mönche und Nonnen, diese beiden stellen den Klargewordenen falsch dar. </text:p>
          </table:table-cell>
          <table:table-cell office:value-type="string" calcext:value-type="string">
            <text:p>“Mendicants, these two misrepresent the Realized On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77, dr20.78, ms15A2_59, msdiv25, sc24.1</text:p>
          </table:table-cell>
        </table:table-row>
        <table:table-row table:style-name="ro1">
          <table:table-cell office:value-type="string" calcext:value-type="string">
            <text:p>an2.24: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4:1.3</text:p>
          </table:table-cell>
          <table:table-cell office:value-type="string" calcext:value-type="string">
            <text:p>Yo ca neyyatthaṁ suttantaṁ nītattho suttantoti dīpeti, yo ca nītatthaṁ suttantaṁ neyyattho suttantoti dīpeti. </text:p>
          </table:table-cell>
          <table:table-cell/>
          <table:table-cell office:value-type="string" calcext:value-type="string">
            <text:p>Einer, der eine Lehrrede, die der Auslegung bedarf, als eine Lehrrede darstellt, deren Bedeutung offensichtlich ist. Und einer, der eine Lehrrede, deren Bedeutung offensichtlich ist, als eine Lehrrede darstellt, die der Auslegung bedarf. </text:p>
          </table:table-cell>
          <table:table-cell office:value-type="string" calcext:value-type="string">
            <text:p>One who explains a discourse in need of interpretation as a discourse whose meaning is explicit. And one who explains a discourse whose meaning is explicit as a discourse in need of interpreta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4:1.4</text:p>
          </table:table-cell>
          <table:table-cell office:value-type="string" calcext:value-type="string">
            <text:p>Ime kho, bhikkhave, dve tathāgataṁ abbhācikkhantī”ti. </text:p>
          </table:table-cell>
          <table:table-cell/>
          <table:table-cell office:value-type="string" calcext:value-type="string">
            <text:p>Diese beiden stellen den Klargewordenen falsch dar.“ </text:p>
          </table:table-cell>
          <table:table-cell office:value-type="string" calcext:value-type="string">
            <text:p>These two misrepresent the Realized On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5:0.1</text:p>
          </table:table-cell>
          <table:table-cell office:value-type="float" office:value="25" calcext:value-type="float">
            <text:p>25</text:p>
          </table:table-cell>
          <table:table-cell/>
          <table:table-cell table:number-columns-repeated="2" office:value-type="string" calcext:value-type="string">
            <text:p>25 </text:p>
          </table:table-cell>
          <table:table-cell table:number-columns-repeated="3" office:value-type="string" calcext:value-type="string">
            <text:p/>
          </table:table-cell>
          <table:table-cell office:value-type="string" calcext:value-type="string">
            <text:p>&lt;article id='an2.25'&gt;&lt;h2 class='sutta-title'&gt;{}&lt;/h2&gt;</text:p>
          </table:table-cell>
          <table:table-cell/>
        </table:table-row>
        <table:table-row table:style-name="ro1">
          <table:table-cell office:value-type="string" calcext:value-type="string">
            <text:p>an2.25:1.1</text:p>
          </table:table-cell>
          <table:table-cell office:value-type="string" calcext:value-type="string">
            <text:p>“Dveme, bhikkhave, tathāgataṁ nābbhācikkhanti. </text:p>
          </table:table-cell>
          <table:table-cell/>
          <table:table-cell office:value-type="string" calcext:value-type="string">
            <text:p>„Diese beiden stellen den Klargewordenen richtig dar. </text:p>
          </table:table-cell>
          <table:table-cell office:value-type="string" calcext:value-type="string">
            <text:p>“These two don’t misrepresent the Realized On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60, msdiv26, ndp16.58, sc25.1, sya20.77</text:p>
          </table:table-cell>
        </table:table-row>
        <table:table-row table:style-name="ro1">
          <table:table-cell office:value-type="string" calcext:value-type="string">
            <text:p>an2.2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5:1.3</text:p>
          </table:table-cell>
          <table:table-cell office:value-type="string" calcext:value-type="string">
            <text:p>Yo ca neyyatthaṁ suttantaṁ neyyattho suttantoti dīpeti, yo ca nītatthaṁ suttantaṁ nītattho suttantoti dīpeti. </text:p>
          </table:table-cell>
          <table:table-cell/>
          <table:table-cell office:value-type="string" calcext:value-type="string">
            <text:p>Einer, der eine Lehrrede, die der Auslegung bedarf, als eine Lehrrede darstellt, die der Auslegung bedarf. Und einer, der eine Lehrrede, deren Bedeutung offensichtlich ist, als eine Lehrrede darstellt, deren Bedeutung offensichtlich ist. </text:p>
          </table:table-cell>
          <table:table-cell office:value-type="string" calcext:value-type="string">
            <text:p>One who explains a discourse in need of interpretation as a discourse in need of interpretation. And one who explains a discourse whose meaning is explicit as a discourse whose meaning is explici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5:1.4</text:p>
          </table:table-cell>
          <table:table-cell office:value-type="string" calcext:value-type="string">
            <text:p>Ime kho, bhikkhave, dve tathāgataṁ nābbhācikkhantī”ti. </text:p>
          </table:table-cell>
          <table:table-cell/>
          <table:table-cell office:value-type="string" calcext:value-type="string">
            <text:p>Diese beiden stellen den Klargewordenen richtig dar.“ </text:p>
          </table:table-cell>
          <table:table-cell office:value-type="string" calcext:value-type="string">
            <text:p>These two don’t misrepresent the Realized On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6:0.1</text:p>
          </table:table-cell>
          <table:table-cell office:value-type="float" office:value="26" calcext:value-type="float">
            <text:p>26</text:p>
          </table:table-cell>
          <table:table-cell/>
          <table:table-cell table:number-columns-repeated="2" office:value-type="string" calcext:value-type="string">
            <text:p>26 </text:p>
          </table:table-cell>
          <table:table-cell table:number-columns-repeated="3" office:value-type="string" calcext:value-type="string">
            <text:p/>
          </table:table-cell>
          <table:table-cell office:value-type="string" calcext:value-type="string">
            <text:p>&lt;article id='an2.26'&gt;&lt;h2 class='sutta-title'&gt;{}&lt;/h2&gt;</text:p>
          </table:table-cell>
          <table:table-cell/>
        </table:table-row>
        <table:table-row table:style-name="ro1">
          <table:table-cell office:value-type="string" calcext:value-type="string">
            <text:p>an2.26:1.1</text:p>
          </table:table-cell>
          <table:table-cell office:value-type="string" calcext:value-type="string">
            <text:p>“Paṭicchannakammantassa, bhikkhave, dvinnaṁ gatīnaṁ aññatarā gati pāṭikaṅkhā—</text:p>
          </table:table-cell>
          <table:table-cell/>
          <table:table-cell office:value-type="string" calcext:value-type="string">
            <text:p>„Mönche und Nonnen, wenn man seine Verfehlungen verheimlicht, kann man eins von zwei Geschicken erwarten: </text:p>
          </table:table-cell>
          <table:table-cell office:value-type="string" calcext:value-type="string">
            <text:p>“Mendicants, when you hide your misdeeds, you can expect one of two destin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61, msdiv27, sc26.1, vri35.77</text:p>
          </table:table-cell>
        </table:table-row>
        <table:table-row table:style-name="ro1">
          <table:table-cell office:value-type="string" calcext:value-type="string">
            <text:p>an2.26:1.2</text:p>
          </table:table-cell>
          <table:table-cell office:value-type="string" calcext:value-type="string">
            <text:p>nirayo vā tiracchānayoni vāti. </text:p>
          </table:table-cell>
          <table:table-cell/>
          <table:table-cell office:value-type="string" calcext:value-type="string">
            <text:p>die Hölle oder das Tierreich. </text:p>
          </table:table-cell>
          <table:table-cell office:value-type="string" calcext:value-type="string">
            <text:p>hell or the animal real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6:2.1</text:p>
          </table:table-cell>
          <table:table-cell office:value-type="string" calcext:value-type="string">
            <text:p>Appaṭicchannakammantassa, bhikkhave, dvinnaṁ gatīnaṁ aññatarā gati pāṭikaṅkhā—</text:p>
          </table:table-cell>
          <table:table-cell/>
          <table:table-cell office:value-type="string" calcext:value-type="string">
            <text:p>Wenn man seine Verfehlungen nicht verheimlicht, kann man eins von zwei Geschicken erwarten: </text:p>
          </table:table-cell>
          <table:table-cell office:value-type="string" calcext:value-type="string">
            <text:p>When you don’t hide your misdeeds, you can expect one of two destin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62, sc26.2</text:p>
          </table:table-cell>
        </table:table-row>
        <table:table-row table:style-name="ro1">
          <table:table-cell office:value-type="string" calcext:value-type="string">
            <text:p>an2.26:2.2</text:p>
          </table:table-cell>
          <table:table-cell office:value-type="string" calcext:value-type="string">
            <text:p>devā vā manussā vā”ti. </text:p>
          </table:table-cell>
          <table:table-cell/>
          <table:table-cell office:value-type="string" calcext:value-type="string">
            <text:p>den Bereich der Götter oder den der Menschen.“ </text:p>
          </table:table-cell>
          <table:table-cell office:value-type="string" calcext:value-type="string">
            <text:p>as a god or a huma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7:0.1</text:p>
          </table:table-cell>
          <table:table-cell office:value-type="float" office:value="27" calcext:value-type="float">
            <text:p>27</text:p>
          </table:table-cell>
          <table:table-cell/>
          <table:table-cell table:number-columns-repeated="2" office:value-type="string" calcext:value-type="string">
            <text:p>27 </text:p>
          </table:table-cell>
          <table:table-cell table:number-columns-repeated="3" office:value-type="string" calcext:value-type="string">
            <text:p/>
          </table:table-cell>
          <table:table-cell office:value-type="string" calcext:value-type="string">
            <text:p>&lt;article id='an2.27'&gt;&lt;h2 class='sutta-title'&gt;{}&lt;/h2&gt;</text:p>
          </table:table-cell>
          <table:table-cell/>
        </table:table-row>
        <table:table-row table:style-name="ro1">
          <table:table-cell office:value-type="string" calcext:value-type="string">
            <text:p>an2.27:1.1</text:p>
          </table:table-cell>
          <table:table-cell office:value-type="string" calcext:value-type="string">
            <text:p>“Micchādiṭṭhikassa, bhikkhave, dvinnaṁ gatīnaṁ aññatarā gati pāṭikaṅkhā—</text:p>
          </table:table-cell>
          <table:table-cell/>
          <table:table-cell office:value-type="string" calcext:value-type="string">
            <text:p>„Mönche und Nonnen, wenn man falsche Ansicht hat, kann man eins von zwei Geschicken erwarten: </text:p>
          </table:table-cell>
          <table:table-cell office:value-type="string" calcext:value-type="string">
            <text:p>“Mendicants, when you have wrong view, you can expect one of two destin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62, csp2ed15.62, ms15A2_63, msdiv28, sc27.1</text:p>
          </table:table-cell>
        </table:table-row>
        <table:table-row table:style-name="ro1">
          <table:table-cell office:value-type="string" calcext:value-type="string">
            <text:p>an2.27:1.2</text:p>
          </table:table-cell>
          <table:table-cell office:value-type="string" calcext:value-type="string">
            <text:p>nirayo vā tiracchānayoni vā”ti. </text:p>
          </table:table-cell>
          <table:table-cell/>
          <table:table-cell office:value-type="string" calcext:value-type="string">
            <text:p>die Hölle oder das Tierreich.“ </text:p>
          </table:table-cell>
          <table:table-cell office:value-type="string" calcext:value-type="string">
            <text:p>hell or the animal realm.”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8:0.1</text:p>
          </table:table-cell>
          <table:table-cell office:value-type="float" office:value="28" calcext:value-type="float">
            <text:p>28</text:p>
          </table:table-cell>
          <table:table-cell/>
          <table:table-cell table:number-columns-repeated="2" office:value-type="string" calcext:value-type="string">
            <text:p>28 </text:p>
          </table:table-cell>
          <table:table-cell table:number-columns-repeated="3" office:value-type="string" calcext:value-type="string">
            <text:p/>
          </table:table-cell>
          <table:table-cell office:value-type="string" calcext:value-type="string">
            <text:p>&lt;article id='an2.28'&gt;&lt;h2 class='sutta-title'&gt;{}&lt;/h2&gt;</text:p>
          </table:table-cell>
          <table:table-cell/>
        </table:table-row>
        <table:table-row table:style-name="ro1">
          <table:table-cell office:value-type="string" calcext:value-type="string">
            <text:p>an2.28:1.1</text:p>
          </table:table-cell>
          <table:table-cell office:value-type="string" calcext:value-type="string">
            <text:p>“Sammādiṭṭhikassa, bhikkhave, dvinnaṁ gatīnaṁ aññatarā gati pāṭikaṅkhā—</text:p>
          </table:table-cell>
          <table:table-cell/>
          <table:table-cell office:value-type="string" calcext:value-type="string">
            <text:p>„Wenn man rechte Ansicht hat, kann man eins von zwei Geschicken erwarten: </text:p>
          </table:table-cell>
          <table:table-cell office:value-type="string" calcext:value-type="string">
            <text:p>“Mendicants, when you have right view, you can expect one of two destin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20, ms15A2_64, msdiv29, sc28.1</text:p>
          </table:table-cell>
        </table:table-row>
        <table:table-row table:style-name="ro1">
          <table:table-cell office:value-type="string" calcext:value-type="string">
            <text:p>an2.28:1.2</text:p>
          </table:table-cell>
          <table:table-cell office:value-type="string" calcext:value-type="string">
            <text:p>devā vā manussā vā”ti. </text:p>
          </table:table-cell>
          <table:table-cell/>
          <table:table-cell office:value-type="string" calcext:value-type="string">
            <text:p>den Bereich der Götter oder den der Menschen.“ </text:p>
          </table:table-cell>
          <table:table-cell office:value-type="string" calcext:value-type="string">
            <text:p>as a god or a huma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9:0.1</text:p>
          </table:table-cell>
          <table:table-cell office:value-type="float" office:value="29" calcext:value-type="float">
            <text:p>29</text:p>
          </table:table-cell>
          <table:table-cell/>
          <table:table-cell table:number-columns-repeated="2" office:value-type="string" calcext:value-type="string">
            <text:p>29 </text:p>
          </table:table-cell>
          <table:table-cell table:number-columns-repeated="3" office:value-type="string" calcext:value-type="string">
            <text:p/>
          </table:table-cell>
          <table:table-cell office:value-type="string" calcext:value-type="string">
            <text:p>&lt;article id='an2.29'&gt;&lt;h2 class='sutta-title'&gt;{}&lt;/h2&gt;</text:p>
          </table:table-cell>
          <table:table-cell/>
        </table:table-row>
        <table:table-row table:style-name="ro1">
          <table:table-cell office:value-type="string" calcext:value-type="string">
            <text:p>an2.29:1.1</text:p>
          </table:table-cell>
          <table:table-cell office:value-type="string" calcext:value-type="string">
            <text:p>“Dussīlassa, bhikkhave, dve paṭiggāhā—</text:p>
          </table:table-cell>
          <table:table-cell/>
          <table:table-cell office:value-type="string" calcext:value-type="string">
            <text:p>„Auf einen unmoralischen Menschen warten zwei Orte: </text:p>
          </table:table-cell>
          <table:table-cell office:value-type="string" calcext:value-type="string">
            <text:p>“There are two places waiting to receive an unethical pers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65, msdiv30, sc29.1</text:p>
          </table:table-cell>
        </table:table-row>
        <table:table-row table:style-name="ro1">
          <table:table-cell office:value-type="string" calcext:value-type="string">
            <text:p>an2.29:1.2</text:p>
          </table:table-cell>
          <table:table-cell office:value-type="string" calcext:value-type="string">
            <text:p>nirayo vā tiracchānayoni vā. </text:p>
          </table:table-cell>
          <table:table-cell/>
          <table:table-cell office:value-type="string" calcext:value-type="string">
            <text:p>die Hölle und das Tierreich. </text:p>
          </table:table-cell>
          <table:table-cell office:value-type="string" calcext:value-type="string">
            <text:p>hell and the animal real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9:2.1</text:p>
          </table:table-cell>
          <table:table-cell office:value-type="string" calcext:value-type="string">
            <text:p>Sīlavato, bhikkhave, dve paṭiggāhā—</text:p>
          </table:table-cell>
          <table:table-cell/>
          <table:table-cell office:value-type="string" calcext:value-type="string">
            <text:p>Auf einen sittlichen Menschen warten zwei Orte: </text:p>
          </table:table-cell>
          <table:table-cell office:value-type="string" calcext:value-type="string">
            <text:p>There are two places waiting to receive an ethical pers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66, sc29.2</text:p>
          </table:table-cell>
        </table:table-row>
        <table:table-row table:style-name="ro1">
          <table:table-cell office:value-type="string" calcext:value-type="string">
            <text:p>an2.29:2.2</text:p>
          </table:table-cell>
          <table:table-cell office:value-type="string" calcext:value-type="string">
            <text:p>devā vā manussā vā”ti. </text:p>
          </table:table-cell>
          <table:table-cell office:value-type="string" calcext:value-type="string">
            <text:p>devā vā manussā vā”ti → devo vā manusso vāti (mr)</text:p>
          </table:table-cell>
          <table:table-cell office:value-type="string" calcext:value-type="string">
            <text:p>der Bereich der Götter und der der Menschen.“ </text:p>
          </table:table-cell>
          <table:table-cell office:value-type="string" calcext:value-type="string">
            <text:p>the realms of gods and humans.” </text:p>
          </table:table-cell>
          <table:table-cell table:number-columns-repeated="3" office:value-type="string" calcext:value-type="string">
            <text:p/>
          </table:table-cell>
          <table:table-cell office:value-type="string" calcext:value-type="string">
            <text:p>{}&lt;/p&gt;&lt;/article&gt;</text:p>
          </table:table-cell>
          <table:table-cell office:value-type="string" calcext:value-type="string">
            <text:p/>
          </table:table-cell>
        </table:table-row>
        <table:table-row table:style-name="ro1">
          <table:table-cell office:value-type="string" calcext:value-type="string">
            <text:p>an2.30:0.1</text:p>
          </table:table-cell>
          <table:table-cell office:value-type="float" office:value="30" calcext:value-type="float">
            <text:p>30</text:p>
          </table:table-cell>
          <table:table-cell/>
          <table:table-cell table:number-columns-repeated="2" office:value-type="string" calcext:value-type="string">
            <text:p>30 </text:p>
          </table:table-cell>
          <table:table-cell table:number-columns-repeated="3" office:value-type="string" calcext:value-type="string">
            <text:p/>
          </table:table-cell>
          <table:table-cell office:value-type="string" calcext:value-type="string">
            <text:p>&lt;article id='an2.30'&gt;&lt;h2 class='sutta-title'&gt;{}&lt;/h2&gt;</text:p>
          </table:table-cell>
          <table:table-cell/>
        </table:table-row>
        <table:table-row table:style-name="ro1">
          <table:table-cell office:value-type="string" calcext:value-type="string">
            <text:p>an2.30:1.1</text:p>
          </table:table-cell>
          <table:table-cell office:value-type="string" calcext:value-type="string">
            <text:p>“Dvāhaṁ, bhikkhave, atthavase sampassamāno araññavanapatthāni pantāni senāsanāni paṭisevāmi. </text:p>
          </table:table-cell>
          <table:table-cell office:value-type="string" calcext:value-type="string">
            <text:p>araññavanapatthāni → araññe vanapatthāni (bj, pts1ed)</text:p>
          </table:table-cell>
          <table:table-cell office:value-type="string" calcext:value-type="string">
            <text:p>„Mönche und Nonnen, ich sehe zwei Gründe, um abgelegene Plätze in der Wildnis und im Wald aufzusuchen. </text:p>
          </table:table-cell>
          <table:table-cell office:value-type="string" calcext:value-type="string">
            <text:p>“Mendicants, I see two reasons to frequent remote lodgings in the wilderness and the fores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78, dr20.79, ms15A2_67, msdiv31, pts-vp-pli1.61, sc30.1</text:p>
          </table:table-cell>
        </table:table-row>
        <table:table-row table:style-name="ro1">
          <table:table-cell office:value-type="string" calcext:value-type="string">
            <text:p>an2.30: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0:1.3</text:p>
          </table:table-cell>
          <table:table-cell office:value-type="string" calcext:value-type="string">
            <text:p>Attano ca diṭṭhadhammasukhavihāraṁ sampassamāno, pacchimañca janataṁ anukampamāno. </text:p>
          </table:table-cell>
          <table:table-cell/>
          <table:table-cell office:value-type="string" calcext:value-type="string">
            <text:p>Der Gedanke, selbst hier und jetzt glücklich zu leben, und Anteilnahme für künftige Generationen. </text:p>
          </table:table-cell>
          <table:table-cell office:value-type="string" calcext:value-type="string">
            <text:p>Seeing a happy life for oneself in the present, and having compassion for future generation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0:1.4</text:p>
          </table:table-cell>
          <table:table-cell office:value-type="string" calcext:value-type="string">
            <text:p>Ime kho ahaṁ, bhikkhave, dve atthavase sampassamāno araññavanapatthāni pantāni senāsanāni paṭisevāmī”ti. </text:p>
          </table:table-cell>
          <table:table-cell/>
          <table:table-cell office:value-type="string" calcext:value-type="string">
            <text:p>Ich sehe diese beiden Gründe, um abgelegene Plätze in der Wildnis und im Wald aufzusuchen.“ </text:p>
          </table:table-cell>
          <table:table-cell office:value-type="string" calcext:value-type="string">
            <text:p>I see two reasons to frequent remote lodgings in the wilderness and the fores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31:0.1</text:p>
          </table:table-cell>
          <table:table-cell office:value-type="float" office:value="31" calcext:value-type="float">
            <text:p>31</text:p>
          </table:table-cell>
          <table:table-cell/>
          <table:table-cell table:number-columns-repeated="2" office:value-type="string" calcext:value-type="string">
            <text:p>31 </text:p>
          </table:table-cell>
          <table:table-cell table:number-columns-repeated="3" office:value-type="string" calcext:value-type="string">
            <text:p/>
          </table:table-cell>
          <table:table-cell office:value-type="string" calcext:value-type="string">
            <text:p>&lt;article id='an2.31'&gt;&lt;h2 class='sutta-title'&gt;{}&lt;/h2&gt;</text:p>
          </table:table-cell>
          <table:table-cell/>
        </table:table-row>
        <table:table-row table:style-name="ro1">
          <table:table-cell office:value-type="string" calcext:value-type="string">
            <text:p>an2.31:1.1</text:p>
          </table:table-cell>
          <table:table-cell office:value-type="string" calcext:value-type="string">
            <text:p>“Dve me, bhikkhave, dhammā vijjābhāgiyā. </text:p>
          </table:table-cell>
          <table:table-cell/>
          <table:table-cell office:value-type="string" calcext:value-type="string">
            <text:p>„Diese beiden Dinge spielen für das Klar werden eine Rolle. </text:p>
          </table:table-cell>
          <table:table-cell office:value-type="string" calcext:value-type="string">
            <text:p>“These two things play a part in realizat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68, msdiv32, sc31.1, sya20.78</text:p>
          </table:table-cell>
        </table:table-row>
        <table:table-row table:style-name="ro1">
          <table:table-cell office:value-type="string" calcext:value-type="string">
            <text:p>an2.31: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1.3</text:p>
          </table:table-cell>
          <table:table-cell office:value-type="string" calcext:value-type="string">
            <text:p>Samatho ca vipassanā ca. </text:p>
          </table:table-cell>
          <table:table-cell/>
          <table:table-cell office:value-type="string" calcext:value-type="string">
            <text:p>Ruhe und Einsicht. </text:p>
          </table:table-cell>
          <table:table-cell office:value-type="string" calcext:value-type="string">
            <text:p>Serenity and discernmen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1.4</text:p>
          </table:table-cell>
          <table:table-cell office:value-type="string" calcext:value-type="string">
            <text:p>Samatho, bhikkhave, bhāvito kamatthamanubhoti? </text:p>
          </table:table-cell>
          <table:table-cell office:value-type="string" calcext:value-type="string">
            <text:p>kamatthamanubhoti → kimattha … (sya-all, km); katamattha … (mr)</text:p>
          </table:table-cell>
          <table:table-cell office:value-type="string" calcext:value-type="string">
            <text:p>Welchen Nutzen hat die Entwicklung von Ruhe? </text:p>
          </table:table-cell>
          <table:table-cell office:value-type="string" calcext:value-type="string">
            <text:p>What is the benefit of developing serenit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31:1.5</text:p>
          </table:table-cell>
          <table:table-cell office:value-type="string" calcext:value-type="string">
            <text:p>Cittaṁ bhāvīyati. </text:p>
          </table:table-cell>
          <table:table-cell/>
          <table:table-cell office:value-type="string" calcext:value-type="string">
            <text:p>Der Geist entfaltet sich. </text:p>
          </table:table-cell>
          <table:table-cell office:value-type="string" calcext:value-type="string">
            <text:p>The mind is develop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1.6</text:p>
          </table:table-cell>
          <table:table-cell office:value-type="string" calcext:value-type="string">
            <text:p>Cittaṁ bhāvitaṁ kamatthamanubhoti? </text:p>
          </table:table-cell>
          <table:table-cell/>
          <table:table-cell office:value-type="string" calcext:value-type="string">
            <text:p>Welchen Nutzen hat es, den Geist zu entfalten? </text:p>
          </table:table-cell>
          <table:table-cell office:value-type="string" calcext:value-type="string">
            <text:p>What is the benefit of developing the min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1.7</text:p>
          </table:table-cell>
          <table:table-cell office:value-type="string" calcext:value-type="string">
            <text:p>Yo rāgo so pahīyati. </text:p>
          </table:table-cell>
          <table:table-cell/>
          <table:table-cell office:value-type="string" calcext:value-type="string">
            <text:p>Man legt die Gier ab. </text:p>
          </table:table-cell>
          <table:table-cell office:value-type="string" calcext:value-type="string">
            <text:p>Greed is given up.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1.8</text:p>
          </table:table-cell>
          <table:table-cell office:value-type="string" calcext:value-type="string">
            <text:p>Vipassanā, bhikkhave, bhāvitā kamatthamanubhoti? </text:p>
          </table:table-cell>
          <table:table-cell/>
          <table:table-cell office:value-type="string" calcext:value-type="string">
            <text:p>Welchen Nutzen hat die Entwicklung von Einsicht? </text:p>
          </table:table-cell>
          <table:table-cell office:value-type="string" calcext:value-type="string">
            <text:p>What is the benefit of developing discernmen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1.9</text:p>
          </table:table-cell>
          <table:table-cell office:value-type="string" calcext:value-type="string">
            <text:p>Paññā bhāvīyati. </text:p>
          </table:table-cell>
          <table:table-cell/>
          <table:table-cell office:value-type="string" calcext:value-type="string">
            <text:p>Weisheit entfaltet sich. </text:p>
          </table:table-cell>
          <table:table-cell office:value-type="string" calcext:value-type="string">
            <text:p>Wisdom is develop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1.10</text:p>
          </table:table-cell>
          <table:table-cell office:value-type="string" calcext:value-type="string">
            <text:p>Paññā bhāvitā kamatthamanubhoti? </text:p>
          </table:table-cell>
          <table:table-cell/>
          <table:table-cell office:value-type="string" calcext:value-type="string">
            <text:p>Welchen Nutzen hat es, Weisheit zu entfalten? </text:p>
          </table:table-cell>
          <table:table-cell office:value-type="string" calcext:value-type="string">
            <text:p>What is the benefit of developing wisdo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1.11</text:p>
          </table:table-cell>
          <table:table-cell office:value-type="string" calcext:value-type="string">
            <text:p>Yā avijjā sā pahīyati. </text:p>
          </table:table-cell>
          <table:table-cell/>
          <table:table-cell office:value-type="string" calcext:value-type="string">
            <text:p>Man legt die Unwissenheit ab. </text:p>
          </table:table-cell>
          <table:table-cell office:value-type="string" calcext:value-type="string">
            <text:p>Ignorance is given up.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1.12</text:p>
          </table:table-cell>
          <table:table-cell office:value-type="string" calcext:value-type="string">
            <text:p>Rāgupakkiliṭṭhaṁ vā, bhikkhave, cittaṁ na vimuccati, avijjupakkiliṭṭhā vā paññā na bhāvīyati. </text:p>
          </table:table-cell>
          <table:table-cell/>
          <table:table-cell office:value-type="string" calcext:value-type="string">
            <text:p>Wenn der Geist von Gier verunreinigt ist, ist er nicht frei; und wenn Weisheit von Unwissenheit verunreinigt ist, nimmt sie nicht zu. </text:p>
          </table:table-cell>
          <table:table-cell office:value-type="string" calcext:value-type="string">
            <text:p>The mind contaminated by greed is not free; and wisdom contaminated by ignorance does not grow.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1.13</text:p>
          </table:table-cell>
          <table:table-cell office:value-type="string" calcext:value-type="string">
            <text:p>Iti kho, bhikkhave, rāgavirāgā cetovimutti, avijjāvirāgā paññāvimuttī”ti. </text:p>
          </table:table-cell>
          <table:table-cell/>
          <table:table-cell office:value-type="string" calcext:value-type="string">
            <text:p>So entsteht die Freiheit des Herzens aus dem Schwinden der Gier, und die Freiheit durch Weisheit entsteht aus dem Schwinden der Unwissenheit.“ </text:p>
          </table:table-cell>
          <table:table-cell office:value-type="string" calcext:value-type="string">
            <text:p>In this way, freedom of heart comes from the fading away of greed, while freedom by wisdom comes from the fading away of ignorance.”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1.14</text:p>
          </table:table-cell>
          <table:table-cell office:value-type="string" calcext:value-type="string">
            <text:p>Bālavaggo ta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42: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42-51'&gt;&lt;header&gt;&lt;ul&gt;&lt;li class='division'&gt;{}&lt;/li&gt;</text:p>
          </table:table-cell>
          <table:table-cell/>
        </table:table-row>
        <table:table-row table:style-name="ro1">
          <table:table-cell office:value-type="string" calcext:value-type="string">
            <text:p>an2.42:0.2</text:p>
          </table:table-cell>
          <table:table-cell office:value-type="string" calcext:value-type="string">
            <text:p>5. Parisavagga </text:p>
          </table:table-cell>
          <table:table-cell office:value-type="string" calcext:value-type="string">
            <text:p>Parisavagga → parisāvagga (pts1ed)</text:p>
          </table:table-cell>
          <table:table-cell office:value-type="string" calcext:value-type="string">
            <text:p>5. Versammlungen</text:p>
          </table:table-cell>
          <table:table-cell office:value-type="string" calcext:value-type="string">
            <text:p>5. Assemblies </text:p>
          </table:table-cell>
          <table:table-cell table:number-columns-repeated="3"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2.42:0.3</text:p>
          </table:table-cell>
          <table:table-cell office:value-type="float" office:value="42" calcext:value-type="float">
            <text:p>42</text:p>
          </table:table-cell>
          <table:table-cell/>
          <table:table-cell table:number-columns-repeated="2" office:value-type="string" calcext:value-type="string">
            <text:p>42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42: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article id='an2.42'&gt;&lt;p&gt;{}</text:p>
          </table:table-cell>
          <table:table-cell office:value-type="string" calcext:value-type="string">
            <text:p>ms15A2_106, msdiv43, pts-vp-pli1.70, sc42.1, sya20.89, vri35.86</text:p>
          </table:table-cell>
        </table:table-row>
        <table:table-row table:style-name="ro1">
          <table:table-cell office:value-type="string" calcext:value-type="string">
            <text:p>an2.42: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2:1.3</text:p>
          </table:table-cell>
          <table:table-cell office:value-type="string" calcext:value-type="string">
            <text:p>Uttānā ca parisā gambhīrā ca parisā. </text:p>
          </table:table-cell>
          <table:table-cell/>
          <table:table-cell office:value-type="string" calcext:value-type="string">
            <text:p>Eine seichte Versammlung und eine tiefgründige Versammlung. </text:p>
          </table:table-cell>
          <table:table-cell office:value-type="string" calcext:value-type="string">
            <text:p>A shallow assembly and a deep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2:1.4</text:p>
          </table:table-cell>
          <table:table-cell office:value-type="string" calcext:value-type="string">
            <text:p>Katamā ca, bhikkhave, uttānā parisā? </text:p>
          </table:table-cell>
          <table:table-cell/>
          <table:table-cell office:value-type="string" calcext:value-type="string">
            <text:p>Und was ist eine seichte Versammlung? </text:p>
          </table:table-cell>
          <table:table-cell office:value-type="string" calcext:value-type="string">
            <text:p>And what is a shallow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2:1.5</text:p>
          </table:table-cell>
          <table:table-cell office:value-type="string" calcext:value-type="string">
            <text:p>Idha, bhikkhave, yassaṁ parisāyaṁ bhikkhū uddhatā honti unnaḷā capalā mukharā vikiṇṇavācā muṭṭhassatī asampajānā asamāhitā vibbhantacittā pākatindriyā. </text:p>
          </table:table-cell>
          <table:table-cell/>
          <table:table-cell office:value-type="string" calcext:value-type="string">
            <text:p>Eine Versammlung, in der die Mönche und Nonnen rastlos, anmaßend, launisch und schwatzhaft sind, mit loser Zunge, unachtsam, ohne Umsicht und Versenkung, mit schweifendem Geist und unbeherrschten Sinnen. </text:p>
          </table:table-cell>
          <table:table-cell office:value-type="string" calcext:value-type="string">
            <text:p>An assembly where the mendicants are restless, insolent, fickle, gossipy, loose-tongued, unmindful, lacking situational awareness and immersion, with straying minds and undisciplined facult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2:1.6</text:p>
          </table:table-cell>
          <table:table-cell office:value-type="string" calcext:value-type="string">
            <text:p>Ayaṁ vuccati, bhikkhave, uttānā parisā. </text:p>
          </table:table-cell>
          <table:table-cell/>
          <table:table-cell office:value-type="string" calcext:value-type="string">
            <text:p>Das nennt man eine seichte Versammlung. </text:p>
          </table:table-cell>
          <table:table-cell office:value-type="string" calcext:value-type="string">
            <text:p>This is called a shallow assembl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2:2.1</text:p>
          </table:table-cell>
          <table:table-cell office:value-type="string" calcext:value-type="string">
            <text:p>Katamā ca, bhikkhave, gambhīrā parisā? </text:p>
          </table:table-cell>
          <table:table-cell/>
          <table:table-cell office:value-type="string" calcext:value-type="string">
            <text:p>Und was ist eine tiefgründige Versammlung? </text:p>
          </table:table-cell>
          <table:table-cell office:value-type="string" calcext:value-type="string">
            <text:p>And what is a deep assem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90, csp1ed15.71, csp2ed15.71, ms15A2_107, sc42.2</text:p>
          </table:table-cell>
        </table:table-row>
        <table:table-row table:style-name="ro1">
          <table:table-cell office:value-type="string" calcext:value-type="string">
            <text:p>an2.42:2.2</text:p>
          </table:table-cell>
          <table:table-cell office:value-type="string" calcext:value-type="string">
            <text:p>Idha, bhikkhave, yassaṁ parisāyaṁ bhikkhū anuddhatā honti anunnaḷā acapalā amukharā avikiṇṇavācā upaṭṭhitassatī sampajānā samāhitā ekaggacittā saṁvutindriyā. </text:p>
          </table:table-cell>
          <table:table-cell/>
          <table:table-cell office:value-type="string" calcext:value-type="string">
            <text:p>Eine Versammlung, in der die Mönche und Nonnen nicht rastlos, anmaßend, launisch und schwatzhaft sind, keine lose Zunge haben, sondern achtsam sind, mit Umsicht und Versenkung, mit geeintem Geist und beherrschten Sinnen. </text:p>
          </table:table-cell>
          <table:table-cell office:value-type="string" calcext:value-type="string">
            <text:p>An assembly where the mendicants are not restless, insolent, fickle, gossipy, or loose-tongued, but have established mindfulness, situational awareness, immersion, unified minds, and restrained facult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2:2.3</text:p>
          </table:table-cell>
          <table:table-cell office:value-type="string" calcext:value-type="string">
            <text:p>Ayaṁ vuccati, bhikkhave, gambhīrā parisā. </text:p>
          </table:table-cell>
          <table:table-cell/>
          <table:table-cell office:value-type="string" calcext:value-type="string">
            <text:p>Das nennt man eine tiefgründige Versammlung. </text:p>
          </table:table-cell>
          <table:table-cell office:value-type="string" calcext:value-type="string">
            <text:p>This is called a deep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2:2.4</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2:2.5</text:p>
          </table:table-cell>
          <table:table-cell office:value-type="string" calcext:value-type="string">
            <text:p>Etadaggaṁ, bhikkhave, imāsaṁ dvinnaṁ parisānaṁ yadidaṁ gambhīrā parisā”ti. </text:p>
          </table:table-cell>
          <table:table-cell/>
          <table:table-cell office:value-type="string" calcext:value-type="string">
            <text:p>Die bessere dieser beiden ist die tiefgründige Versammlung.“ </text:p>
          </table:table-cell>
          <table:table-cell office:value-type="string" calcext:value-type="string">
            <text:p>The better of these two assemblies is the deep assembl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3:0.1</text:p>
          </table:table-cell>
          <table:table-cell office:value-type="float" office:value="43" calcext:value-type="float">
            <text:p>43</text:p>
          </table:table-cell>
          <table:table-cell/>
          <table:table-cell table:number-columns-repeated="2" office:value-type="string" calcext:value-type="string">
            <text:p>43 </text:p>
          </table:table-cell>
          <table:table-cell table:number-columns-repeated="3" office:value-type="string" calcext:value-type="string">
            <text:p/>
          </table:table-cell>
          <table:table-cell office:value-type="string" calcext:value-type="string">
            <text:p>&lt;article id='an2.43'&gt;&lt;h2 class='sutta-title'&gt;{}&lt;/h2&gt;</text:p>
          </table:table-cell>
          <table:table-cell/>
        </table:table-row>
        <table:table-row table:style-name="ro1">
          <table:table-cell office:value-type="string" calcext:value-type="string">
            <text:p>an2.43: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08, msdiv44, sc43.1</text:p>
          </table:table-cell>
        </table:table-row>
        <table:table-row table:style-name="ro1">
          <table:table-cell office:value-type="string" calcext:value-type="string">
            <text:p>an2.43: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3:1.3</text:p>
          </table:table-cell>
          <table:table-cell office:value-type="string" calcext:value-type="string">
            <text:p>Vaggā ca parisā samaggā ca parisā. </text:p>
          </table:table-cell>
          <table:table-cell/>
          <table:table-cell office:value-type="string" calcext:value-type="string">
            <text:p>Eine gespaltene Versammlung und eine einträchtige Versammlung. </text:p>
          </table:table-cell>
          <table:table-cell office:value-type="string" calcext:value-type="string">
            <text:p>A divided assembly and a harmonious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3:1.4</text:p>
          </table:table-cell>
          <table:table-cell office:value-type="string" calcext:value-type="string">
            <text:p>Katamā ca, bhikkhave, vaggā parisā? </text:p>
          </table:table-cell>
          <table:table-cell/>
          <table:table-cell office:value-type="string" calcext:value-type="string">
            <text:p>Und was ist eine gespaltene Versammlung? </text:p>
          </table:table-cell>
          <table:table-cell office:value-type="string" calcext:value-type="string">
            <text:p>And what is a divided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3:1.5</text:p>
          </table:table-cell>
          <table:table-cell office:value-type="string" calcext:value-type="string">
            <text:p>Idha, bhikkhave, yassaṁ parisāyaṁ bhikkhū bhaṇḍanajātā kalahajātā vivādāpannā aññamaññaṁ mukhasattīhi vitudantā viharanti. </text:p>
          </table:table-cell>
          <table:table-cell/>
          <table:table-cell office:value-type="string" calcext:value-type="string">
            <text:p>Eine Versammlung, in der die Mönche und Nonnen zanken, streiten und aneinander geraten, einander fortwährend mit scharfen Worten verletzen. </text:p>
          </table:table-cell>
          <table:table-cell office:value-type="string" calcext:value-type="string">
            <text:p>An assembly where the mendicants argue, quarrel, and fight, continually wounding each other with barbed wor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3:1.6</text:p>
          </table:table-cell>
          <table:table-cell office:value-type="string" calcext:value-type="string">
            <text:p>Ayaṁ vuccati, bhikkhave, vaggā parisā. </text:p>
          </table:table-cell>
          <table:table-cell/>
          <table:table-cell office:value-type="string" calcext:value-type="string">
            <text:p>Das nennt man eine gespaltene Versammlung. </text:p>
          </table:table-cell>
          <table:table-cell office:value-type="string" calcext:value-type="string">
            <text:p>This is called a divided assembl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3:2.1</text:p>
          </table:table-cell>
          <table:table-cell office:value-type="string" calcext:value-type="string">
            <text:p>Katamā ca, bhikkhave, samaggā parisā? </text:p>
          </table:table-cell>
          <table:table-cell/>
          <table:table-cell office:value-type="string" calcext:value-type="string">
            <text:p>Und was ist eine einträchtige Versammlung? </text:p>
          </table:table-cell>
          <table:table-cell office:value-type="string" calcext:value-type="string">
            <text:p>And what is a harmonious assem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90, ms15A2_109, ndp16.67, sc43.2</text:p>
          </table:table-cell>
        </table:table-row>
        <table:table-row table:style-name="ro1">
          <table:table-cell office:value-type="string" calcext:value-type="string">
            <text:p>an2.43:2.2</text:p>
          </table:table-cell>
          <table:table-cell office:value-type="string" calcext:value-type="string">
            <text:p>Idha, bhikkhave, yassaṁ parisāyaṁ bhikkhū samaggā sammodamānā avivadamānā khīrodakībhūtā aññamaññaṁ piyacakkhūhi sampassantā viharanti. </text:p>
          </table:table-cell>
          <table:table-cell/>
          <table:table-cell office:value-type="string" calcext:value-type="string">
            <text:p>Eine Versammlung, in der die Mönche und Nonnen in Eintracht leben, sich gegenseitig wertschätzen, ohne Streit, sich wie Milch und Wasser mischen und einander mit freundlichen Augen betrachten. </text:p>
          </table:table-cell>
          <table:table-cell office:value-type="string" calcext:value-type="string">
            <text:p>An assembly where the mendicants live in harmony, appreciating each other, without quarreling, blending like milk and water, and regarding each other with kindly ey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3:2.3</text:p>
          </table:table-cell>
          <table:table-cell office:value-type="string" calcext:value-type="string">
            <text:p>Ayaṁ vuccati, bhikkhave, samaggā parisā. </text:p>
          </table:table-cell>
          <table:table-cell/>
          <table:table-cell office:value-type="string" calcext:value-type="string">
            <text:p>Das nennt man eine einträchtige Versammlung. </text:p>
          </table:table-cell>
          <table:table-cell office:value-type="string" calcext:value-type="string">
            <text:p>This is called a harmonious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3:2.4</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3:2.5</text:p>
          </table:table-cell>
          <table:table-cell office:value-type="string" calcext:value-type="string">
            <text:p>Etadaggaṁ, bhikkhave, imāsaṁ dvinnaṁ parisānaṁ yadidaṁ samaggā parisā”ti. </text:p>
          </table:table-cell>
          <table:table-cell/>
          <table:table-cell office:value-type="string" calcext:value-type="string">
            <text:p>Die bessere dieser beiden ist die einträchtige Versammlung.“ </text:p>
          </table:table-cell>
          <table:table-cell office:value-type="string" calcext:value-type="string">
            <text:p>The better of these two assemblies is the harmonious assembl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4:0.1</text:p>
          </table:table-cell>
          <table:table-cell office:value-type="float" office:value="44" calcext:value-type="float">
            <text:p>44</text:p>
          </table:table-cell>
          <table:table-cell/>
          <table:table-cell table:number-columns-repeated="2" office:value-type="string" calcext:value-type="string">
            <text:p>44 </text:p>
          </table:table-cell>
          <table:table-cell table:number-columns-repeated="3" office:value-type="string" calcext:value-type="string">
            <text:p/>
          </table:table-cell>
          <table:table-cell office:value-type="string" calcext:value-type="string">
            <text:p>&lt;article id='an2.44'&gt;&lt;h2 class='sutta-title'&gt;{}&lt;/h2&gt;</text:p>
          </table:table-cell>
          <table:table-cell/>
        </table:table-row>
        <table:table-row table:style-name="ro1">
          <table:table-cell office:value-type="string" calcext:value-type="string">
            <text:p>an2.44: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38, cck20.91, ms15A2_110, msdiv45, pts-vp-pli1.71, sc44.1, sya20.90, vri35.87</text:p>
          </table:table-cell>
        </table:table-row>
        <table:table-row table:style-name="ro1">
          <table:table-cell office:value-type="string" calcext:value-type="string">
            <text:p>an2.44: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1.3</text:p>
          </table:table-cell>
          <table:table-cell office:value-type="string" calcext:value-type="string">
            <text:p>Anaggavatī ca parisā aggavatī ca parisā. </text:p>
          </table:table-cell>
          <table:table-cell/>
          <table:table-cell office:value-type="string" calcext:value-type="string">
            <text:p>Eine Versammlung der Schlimmsten und eine Versammlung der Besten. </text:p>
          </table:table-cell>
          <table:table-cell office:value-type="string" calcext:value-type="string">
            <text:p>An assembly of the worst and an assembly of the bes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1.4</text:p>
          </table:table-cell>
          <table:table-cell office:value-type="string" calcext:value-type="string">
            <text:p>Katamā ca, bhikkhave, anaggavatī parisā? </text:p>
          </table:table-cell>
          <table:table-cell/>
          <table:table-cell office:value-type="string" calcext:value-type="string">
            <text:p>Und was ist eine Versammlung der Schlimmsten? </text:p>
          </table:table-cell>
          <table:table-cell office:value-type="string" calcext:value-type="string">
            <text:p>And what is an assembly of the wors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1.5</text:p>
          </table:table-cell>
          <table:table-cell office:value-type="string" calcext:value-type="string">
            <text:p>Idha, bhikkhave, yassaṁ parisāyaṁ therā bhikkhū bāhulikā honti sāthalikā, okkamane pubbaṅgamā, paviveke nikkhittadhurā, na vīriyaṁ ārabhanti appattassa pattiyā anadhigatassa adhigamāya asacchikatassa sacchikiriyāya. </text:p>
          </table:table-cell>
          <table:table-cell office:value-type="string" calcext:value-type="string">
            <text:p>bāhulikā → bāhullikā (sya-all, km, mr)</text:p>
          </table:table-cell>
          <table:table-cell office:value-type="string" calcext:value-type="string">
            <text:p>Eine Versammlung, in der die Altehrwürdigen im Orden genießerisch und nachlässig sind, führend im Abrutschen; sie vernachlässigen die Abgeschiedenheit und rütteln ihre Energie nicht auf, um zu erreichen, was noch nicht erreicht ist, zu erringen, was noch nicht errungen ist, und zu erkennen, was noch nicht erkannt ist. </text:p>
          </table:table-cell>
          <table:table-cell office:value-type="string" calcext:value-type="string">
            <text:p>An assembly where the senior mendicants are indulgent and slack, leaders in backsliding, neglecting seclusion, not rousing energy for attaining the unattained, achieving the unachieved, and realizing the unrealized.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44:1.6</text:p>
          </table:table-cell>
          <table:table-cell office:value-type="string" calcext:value-type="string">
            <text:p>Tesaṁ pacchimā janatā diṭṭhānugatiṁ āpajjati. </text:p>
          </table:table-cell>
          <table:table-cell/>
          <table:table-cell office:value-type="string" calcext:value-type="string">
            <text:p>Und die, die nach ihnen kommen, folgen ihrem Beispiel. </text:p>
          </table:table-cell>
          <table:table-cell office:value-type="string" calcext:value-type="string">
            <text:p>Those who come after follow their exampl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1.7</text:p>
          </table:table-cell>
          <table:table-cell office:value-type="string" calcext:value-type="string">
            <text:p>Sāpi hoti bāhulikā sāthalikā, okkamane pubbaṅgamā, paviveke nikkhittadhurā, na vīriyaṁ ārabhati appattassa pattiyā anadhigatassa adhigamāya asacchikatassa sacchikiriyāya. </text:p>
          </table:table-cell>
          <table:table-cell/>
          <table:table-cell office:value-type="string" calcext:value-type="string">
            <text:p>Auch sie werden genießerisch und nachlässig, führend im Abrutschen; sie vernachlässigen die Abgeschiedenheit und rütteln ihre Energie nicht auf, um zu erreichen, was noch nicht erreicht ist, zu erringen, was noch nicht errungen ist, und zu erkennen, was noch nicht erkannt ist. </text:p>
          </table:table-cell>
          <table:table-cell office:value-type="string" calcext:value-type="string">
            <text:p>They too become indulgent and slack, leaders in backsliding, neglecting seclusion, not rousing energy for attaining the unattained, achieving the unachieved, and realizing the unrealiz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1.8</text:p>
          </table:table-cell>
          <table:table-cell office:value-type="string" calcext:value-type="string">
            <text:p>Ayaṁ vuccati, bhikkhave, anaggavatī parisā. </text:p>
          </table:table-cell>
          <table:table-cell/>
          <table:table-cell office:value-type="string" calcext:value-type="string">
            <text:p>Das nennt man eine Versammlung der Schlimmsten. </text:p>
          </table:table-cell>
          <table:table-cell office:value-type="string" calcext:value-type="string">
            <text:p>This is called an assembly of the wors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4:2.1</text:p>
          </table:table-cell>
          <table:table-cell office:value-type="string" calcext:value-type="string">
            <text:p>Katamā ca, bhikkhave, aggavatī parisā? </text:p>
          </table:table-cell>
          <table:table-cell/>
          <table:table-cell office:value-type="string" calcext:value-type="string">
            <text:p>Und was ist eine Versammlung der Besten? </text:p>
          </table:table-cell>
          <table:table-cell office:value-type="string" calcext:value-type="string">
            <text:p>And what is an assembly of the bes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72, csp2ed15.72, dr20.91, ms15A2_111, sc44.2</text:p>
          </table:table-cell>
        </table:table-row>
        <table:table-row table:style-name="ro1">
          <table:table-cell office:value-type="string" calcext:value-type="string">
            <text:p>an2.44:2.2</text:p>
          </table:table-cell>
          <table:table-cell office:value-type="string" calcext:value-type="string">
            <text:p>Idha, bhikkhave, yassaṁ parisāyaṁ therā bhikkhū na bāhulikā honti na sāthalikā, okkamane nikkhittadhurā, paviveke pubbaṅgamā, vīriyaṁ ārabhanti appattassa pattiyā anadhigatassa adhigamāya asacchikatassa sacchikiriyāya. </text:p>
          </table:table-cell>
          <table:table-cell/>
          <table:table-cell office:value-type="string" calcext:value-type="string">
            <text:p>Eine Versammlung, in der die Altehrwürdigen im Orden nicht genießerisch und nachlässig sind, nicht führend im Abrutschen; stattdessen übernehmen sie die Führung bei der Abgeschiedenheit und rütteln ihre Energie auf, um zu erreichen, was noch nicht erreicht ist, zu erringen, was noch nicht errungen ist, und zu erkennen, was noch nicht erkannt ist. </text:p>
          </table:table-cell>
          <table:table-cell office:value-type="string" calcext:value-type="string">
            <text:p>An assembly where the senior mendicants are not indulgent or slack, nor are they backsliders; instead, they take the lead in seclusion, rousing energy for attaining the unattained, achieving the unachieved, and realizing the unrealiz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2.3</text:p>
          </table:table-cell>
          <table:table-cell office:value-type="string" calcext:value-type="string">
            <text:p>Tesaṁ pacchimā janatā diṭṭhānugatiṁ āpajjati. </text:p>
          </table:table-cell>
          <table:table-cell/>
          <table:table-cell office:value-type="string" calcext:value-type="string">
            <text:p>Und die, die nach ihnen kommen, folgen ihrem Beispiel. </text:p>
          </table:table-cell>
          <table:table-cell office:value-type="string" calcext:value-type="string">
            <text:p>Those who come after follow their exampl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2.4</text:p>
          </table:table-cell>
          <table:table-cell office:value-type="string" calcext:value-type="string">
            <text:p>Sāpi hoti na bāhulikā na sāthalikā, okkamane nikkhittadhurā, paviveke pubbaṅgamā, vīriyaṁ ārabhati appattassa pattiyā anadhigatassa adhigamāya asacchikatassa sacchikiriyāya. </text:p>
          </table:table-cell>
          <table:table-cell/>
          <table:table-cell office:value-type="string" calcext:value-type="string">
            <text:p>Auch sie sind nicht genießerisch und nachlässig, nicht führend im Abrutschen; stattdessen übernehmen sie die Führung bei der Abgeschiedenheit und rütteln ihre Energie auf, um zu erreichen, was noch nicht erreicht ist, zu erringen, was noch nicht errungen ist, und zu erkennen, was noch nicht erkannt ist. </text:p>
          </table:table-cell>
          <table:table-cell office:value-type="string" calcext:value-type="string">
            <text:p>They too are not indulgent or slack, nor are they backsliders; instead, they take the lead in seclusion, rousing energy for attaining the unattained, achieving the unachieved, and realizing the unrealiz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2.5</text:p>
          </table:table-cell>
          <table:table-cell office:value-type="string" calcext:value-type="string">
            <text:p>Ayaṁ vuccati, bhikkhave, aggavatī parisā. </text:p>
          </table:table-cell>
          <table:table-cell/>
          <table:table-cell office:value-type="string" calcext:value-type="string">
            <text:p>Das nennt man eine Versammlung der Besten. </text:p>
          </table:table-cell>
          <table:table-cell office:value-type="string" calcext:value-type="string">
            <text:p>This is called an assembly of the bes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2.6</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4:2.7</text:p>
          </table:table-cell>
          <table:table-cell office:value-type="string" calcext:value-type="string">
            <text:p>Etadaggaṁ, bhikkhave, imāsaṁ dvinnaṁ parisānaṁ yadidaṁ aggavatī parisā”ti. </text:p>
          </table:table-cell>
          <table:table-cell/>
          <table:table-cell office:value-type="string" calcext:value-type="string">
            <text:p>Die bessere dieser beiden ist die Versammlung der Besten.“ </text:p>
          </table:table-cell>
          <table:table-cell office:value-type="string" calcext:value-type="string">
            <text:p>The better of these two assemblies is the assembly of the bes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5:0.1</text:p>
          </table:table-cell>
          <table:table-cell office:value-type="float" office:value="45" calcext:value-type="float">
            <text:p>45</text:p>
          </table:table-cell>
          <table:table-cell/>
          <table:table-cell table:number-columns-repeated="2" office:value-type="string" calcext:value-type="string">
            <text:p>45 </text:p>
          </table:table-cell>
          <table:table-cell table:number-columns-repeated="3" office:value-type="string" calcext:value-type="string">
            <text:p/>
          </table:table-cell>
          <table:table-cell office:value-type="string" calcext:value-type="string">
            <text:p>&lt;article id='an2.45'&gt;&lt;h2 class='sutta-title'&gt;{}&lt;/h2&gt;</text:p>
          </table:table-cell>
          <table:table-cell/>
        </table:table-row>
        <table:table-row table:style-name="ro1">
          <table:table-cell office:value-type="string" calcext:value-type="string">
            <text:p>an2.45: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12, msdiv46, sc45.1, sya20.91</text:p>
          </table:table-cell>
        </table:table-row>
        <table:table-row table:style-name="ro1">
          <table:table-cell office:value-type="string" calcext:value-type="string">
            <text:p>an2.45: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5:1.3</text:p>
          </table:table-cell>
          <table:table-cell office:value-type="string" calcext:value-type="string">
            <text:p>Anariyā ca parisā ariyā ca parisā. </text:p>
          </table:table-cell>
          <table:table-cell/>
          <table:table-cell office:value-type="string" calcext:value-type="string">
            <text:p>Eine unedle Versammlung und eine edle Versammlung. </text:p>
          </table:table-cell>
          <table:table-cell office:value-type="string" calcext:value-type="string">
            <text:p>An ignoble assembly and a noble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5:1.4</text:p>
          </table:table-cell>
          <table:table-cell office:value-type="string" calcext:value-type="string">
            <text:p>Katamā ca, bhikkhave, anariyā parisā? </text:p>
          </table:table-cell>
          <table:table-cell/>
          <table:table-cell office:value-type="string" calcext:value-type="string">
            <text:p>Und was ist eine unedle Versammlung? </text:p>
          </table:table-cell>
          <table:table-cell office:value-type="string" calcext:value-type="string">
            <text:p>And what is an ignoble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5:1.5</text:p>
          </table:table-cell>
          <table:table-cell office:value-type="string" calcext:value-type="string">
            <text:p>Idha, bhikkhave, yassaṁ parisāyaṁ bhikkhū ‘idaṁ dukkhan’ti yathābhūtaṁ nappajānanti, ‘ayaṁ dukkhasamudayo’ti yathābhūtaṁ nappajānanti, ‘ayaṁ dukkhanirodho’ti yathābhūtaṁ nappajānanti, ‘ayaṁ dukkhanirodhagāminī paṭipadā’ti yathābhūtaṁ nappajānanti. </text:p>
          </table:table-cell>
          <table:table-cell/>
          <table:table-cell office:value-type="string" calcext:value-type="string">
            <text:p>Eine Versammlung, in der die Mönche und Nonnen nicht wirklich verstehen: ‚Das ist Leiden.‘ … ‚Das ist die Ursache des Leidens.‘ … ‚Das ist das Aufhören des Leidens.‘ … ‚Das ist die Übung, die zum Aufhören des Leidens führt.‘ </text:p>
          </table:table-cell>
          <table:table-cell office:value-type="string" calcext:value-type="string">
            <text:p>An assembly where the mendicants don’t truly understand: ‘This is suffering’ … ‘This is the origin of suffering’ … ‘This is the cessation of suffering’ … ‘This is the practice that leads to the cessation of suffer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5:1.6</text:p>
          </table:table-cell>
          <table:table-cell office:value-type="string" calcext:value-type="string">
            <text:p>Ayaṁ vuccati, bhikkhave, anariyā parisā. </text:p>
          </table:table-cell>
          <table:table-cell/>
          <table:table-cell office:value-type="string" calcext:value-type="string">
            <text:p>Das nennt man eine unedle Versammlung. </text:p>
          </table:table-cell>
          <table:table-cell office:value-type="string" calcext:value-type="string">
            <text:p>This is called an ignoble assembl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5:2.1</text:p>
          </table:table-cell>
          <table:table-cell office:value-type="string" calcext:value-type="string">
            <text:p>Katamā ca, bhikkhave, ariyā parisā? </text:p>
          </table:table-cell>
          <table:table-cell/>
          <table:table-cell office:value-type="string" calcext:value-type="string">
            <text:p>Und was ist eine edle Versammlung? </text:p>
          </table:table-cell>
          <table:table-cell office:value-type="string" calcext:value-type="string">
            <text:p>And what is a noble assem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40, cck20.92, ms15A2_113, ndp16.68, pts-vp-pli1.72, sc45.2</text:p>
          </table:table-cell>
        </table:table-row>
        <table:table-row table:style-name="ro1">
          <table:table-cell office:value-type="string" calcext:value-type="string">
            <text:p>an2.45:2.2</text:p>
          </table:table-cell>
          <table:table-cell office:value-type="string" calcext:value-type="string">
            <text:p>Idha, bhikkhave, yassaṁ parisāyaṁ bhikkhū ‘idaṁ dukkhan’ti yathābhūtaṁ pajānanti, ‘ayaṁ dukkhasamudayo’ti yathābhūtaṁ pajānanti, ‘ayaṁ dukkhanirodho’ti yathābhūtaṁ pajānanti, ‘ayaṁ dukkhanirodhagāminī paṭipadā’ti yathābhūtaṁ pajānanti. </text:p>
          </table:table-cell>
          <table:table-cell/>
          <table:table-cell office:value-type="string" calcext:value-type="string">
            <text:p>Eine Versammlung, in der die Mönche und Nonnen wirklich verstehen: ‚Das ist Leiden.‘ … ‚Das ist die Ursache des Leidens.‘ … ‚Das ist das Aufhören des Leidens.‘ … ‚Das ist die Übung, die zum Aufhören des Leidens führt.‘ </text:p>
          </table:table-cell>
          <table:table-cell office:value-type="string" calcext:value-type="string">
            <text:p>An assembly where the mendicants truly understand: ‘This is suffering’ … ‘This is the origin of suffering’ … ‘This is the cessation of suffering’ … ‘This is the practice that leads to the cessation of suffer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5:2.3</text:p>
          </table:table-cell>
          <table:table-cell office:value-type="string" calcext:value-type="string">
            <text:p>Ayaṁ vuccati, bhikkhave, ariyā parisā. </text:p>
          </table:table-cell>
          <table:table-cell/>
          <table:table-cell office:value-type="string" calcext:value-type="string">
            <text:p>Das nennt man eine edle Versammlung. </text:p>
          </table:table-cell>
          <table:table-cell office:value-type="string" calcext:value-type="string">
            <text:p>This is called a noble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5:2.4</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5:2.5</text:p>
          </table:table-cell>
          <table:table-cell office:value-type="string" calcext:value-type="string">
            <text:p>Etadaggaṁ, bhikkhave, imāsaṁ dvinnaṁ parisānaṁ yadidaṁ ariyā parisā”ti. </text:p>
          </table:table-cell>
          <table:table-cell/>
          <table:table-cell office:value-type="string" calcext:value-type="string">
            <text:p>Die bessere dieser beiden ist die edle Versammlung.“ </text:p>
          </table:table-cell>
          <table:table-cell office:value-type="string" calcext:value-type="string">
            <text:p>The better of these two assemblies is the noble assembl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6:0.1</text:p>
          </table:table-cell>
          <table:table-cell office:value-type="float" office:value="46" calcext:value-type="float">
            <text:p>46</text:p>
          </table:table-cell>
          <table:table-cell/>
          <table:table-cell table:number-columns-repeated="2" office:value-type="string" calcext:value-type="string">
            <text:p>46 </text:p>
          </table:table-cell>
          <table:table-cell table:number-columns-repeated="3" office:value-type="string" calcext:value-type="string">
            <text:p/>
          </table:table-cell>
          <table:table-cell office:value-type="string" calcext:value-type="string">
            <text:p>&lt;article id='an2.46'&gt;&lt;h2 class='sutta-title'&gt;{}&lt;/h2&gt;</text:p>
          </table:table-cell>
          <table:table-cell/>
        </table:table-row>
        <table:table-row table:style-name="ro1">
          <table:table-cell office:value-type="string" calcext:value-type="string">
            <text:p>an2.46: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14, msdiv47, sc46.1, vri35.88</text:p>
          </table:table-cell>
        </table:table-row>
        <table:table-row table:style-name="ro1">
          <table:table-cell office:value-type="string" calcext:value-type="string">
            <text:p>an2.46: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6:1.3</text:p>
          </table:table-cell>
          <table:table-cell office:value-type="string" calcext:value-type="string">
            <text:p>Parisākasaṭo ca parisāmaṇḍo ca. </text:p>
          </table:table-cell>
          <table:table-cell/>
          <table:table-cell office:value-type="string" calcext:value-type="string">
            <text:p>Eine Versammlung des Abschaums und eine Versammlung der Crème. </text:p>
          </table:table-cell>
          <table:table-cell office:value-type="string" calcext:value-type="string">
            <text:p>An assembly of the dregs and an assembly of the crea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6:1.4</text:p>
          </table:table-cell>
          <table:table-cell office:value-type="string" calcext:value-type="string">
            <text:p>Katamo ca, bhikkhave, parisākasaṭo? </text:p>
          </table:table-cell>
          <table:table-cell/>
          <table:table-cell office:value-type="string" calcext:value-type="string">
            <text:p>Und was ist eine Versammlung des Abschaums? </text:p>
          </table:table-cell>
          <table:table-cell office:value-type="string" calcext:value-type="string">
            <text:p>And what is an assembly of the dre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6:1.5</text:p>
          </table:table-cell>
          <table:table-cell office:value-type="string" calcext:value-type="string">
            <text:p>Idha, bhikkhave, yassaṁ parisāyaṁ bhikkhū chandāgatiṁ gacchanti, dosāgatiṁ gacchanti, mohāgatiṁ gacchanti, bhayāgatiṁ gacchanti. </text:p>
          </table:table-cell>
          <table:table-cell/>
          <table:table-cell office:value-type="string" calcext:value-type="string">
            <text:p>Eine Versammlung, in der die Mönche und Nonnen befangen durch Vorliebe, Abneigung, Dummheit und Feigheit entscheiden. </text:p>
          </table:table-cell>
          <table:table-cell office:value-type="string" calcext:value-type="string">
            <text:p>An assembly where the mendicants make decisions prejudiced by favoritism, hostility, stupidity, and cowardi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6:1.6</text:p>
          </table:table-cell>
          <table:table-cell office:value-type="string" calcext:value-type="string">
            <text:p>Ayaṁ vuccati, bhikkhave, parisākasaṭo. </text:p>
          </table:table-cell>
          <table:table-cell/>
          <table:table-cell office:value-type="string" calcext:value-type="string">
            <text:p>Das nennt man eine Versammlung des Abschaums. </text:p>
          </table:table-cell>
          <table:table-cell office:value-type="string" calcext:value-type="string">
            <text:p>This is called an assembly of the dreg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6:2.1</text:p>
          </table:table-cell>
          <table:table-cell office:value-type="string" calcext:value-type="string">
            <text:p>Katamo ca, bhikkhave, parisāmaṇḍo? </text:p>
          </table:table-cell>
          <table:table-cell/>
          <table:table-cell office:value-type="string" calcext:value-type="string">
            <text:p>Und was ist eine Versammlung der Crème? </text:p>
          </table:table-cell>
          <table:table-cell office:value-type="string" calcext:value-type="string">
            <text:p>And what is an assembly of the crea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92, ms15A2_115, sc46.2</text:p>
          </table:table-cell>
        </table:table-row>
        <table:table-row table:style-name="ro1">
          <table:table-cell office:value-type="string" calcext:value-type="string">
            <text:p>an2.46:2.2</text:p>
          </table:table-cell>
          <table:table-cell office:value-type="string" calcext:value-type="string">
            <text:p>Idha, bhikkhave, yassaṁ parisāyaṁ bhikkhū na chandāgatiṁ gacchanti, na dosāgatiṁ gacchanti, na mohāgatiṁ gacchanti, na bhayāgatiṁ gacchanti. </text:p>
          </table:table-cell>
          <table:table-cell/>
          <table:table-cell office:value-type="string" calcext:value-type="string">
            <text:p>Eine Versammlung, in der die Mönche und Nonnen unbefangen von Vorliebe, Abneigung, Dummheit und Feigheit entscheiden. </text:p>
          </table:table-cell>
          <table:table-cell office:value-type="string" calcext:value-type="string">
            <text:p>An assembly where the mendicants make decisions unprejudiced by favoritism, hostility, stupidity, and cowardi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6:2.3</text:p>
          </table:table-cell>
          <table:table-cell office:value-type="string" calcext:value-type="string">
            <text:p>Ayaṁ vuccati, bhikkhave, parisāmaṇḍo. </text:p>
          </table:table-cell>
          <table:table-cell/>
          <table:table-cell office:value-type="string" calcext:value-type="string">
            <text:p>Das nennt man eine Versammlung der Crème. </text:p>
          </table:table-cell>
          <table:table-cell office:value-type="string" calcext:value-type="string">
            <text:p>This is called an assembly of the crea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6:2.4</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6:2.5</text:p>
          </table:table-cell>
          <table:table-cell office:value-type="string" calcext:value-type="string">
            <text:p>Etadaggaṁ, bhikkhave, imāsaṁ dvinnaṁ parisānaṁ yadidaṁ parisāmaṇḍo”ti. </text:p>
          </table:table-cell>
          <table:table-cell/>
          <table:table-cell office:value-type="string" calcext:value-type="string">
            <text:p>Die bessere dieser beiden ist die Versammlung der Crème.“ </text:p>
          </table:table-cell>
          <table:table-cell office:value-type="string" calcext:value-type="string">
            <text:p>The better of these two assemblies is the assembly of the cream.”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7:0.1</text:p>
          </table:table-cell>
          <table:table-cell office:value-type="float" office:value="47" calcext:value-type="float">
            <text:p>47</text:p>
          </table:table-cell>
          <table:table-cell/>
          <table:table-cell table:number-columns-repeated="2" office:value-type="string" calcext:value-type="string">
            <text:p>47 </text:p>
          </table:table-cell>
          <table:table-cell table:number-columns-repeated="3" office:value-type="string" calcext:value-type="string">
            <text:p/>
          </table:table-cell>
          <table:table-cell office:value-type="string" calcext:value-type="string">
            <text:p>&lt;article id='an2.47'&gt;&lt;h2 class='sutta-title'&gt;{}&lt;/h2&gt;</text:p>
          </table:table-cell>
          <table:table-cell/>
        </table:table-row>
        <table:table-row table:style-name="ro1">
          <table:table-cell office:value-type="string" calcext:value-type="string">
            <text:p>an2.47: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93, csp1ed15.73, csp2ed15.73, ms15A2_116, msdiv48, ndp16.69, pts-vp-pli1.73, sc47.1, sya20.92</text:p>
          </table:table-cell>
        </table:table-row>
        <table:table-row table:style-name="ro1">
          <table:table-cell office:value-type="string" calcext:value-type="string">
            <text:p>an2.47: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1.3</text:p>
          </table:table-cell>
          <table:table-cell office:value-type="string" calcext:value-type="string">
            <text:p>Okkācitavinītā parisā nopaṭipucchāvinītā, paṭipucchāvinītā parisā nookkācitavinītā. </text:p>
          </table:table-cell>
          <table:table-cell/>
          <table:table-cell office:value-type="string" calcext:value-type="string">
            <text:p>Eine Versammlung, die in geschwollenen Reden bewandert ist, nicht im Hinterfragen, und eine Versammlung, die im Hinterfragen bewandert ist, nicht in geschwollenen Reden. </text:p>
          </table:table-cell>
          <table:table-cell office:value-type="string" calcext:value-type="string">
            <text:p>An assembly educated in fancy talk, not in questioning, and an assembly educated in questioning, not in fancy talk.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1.4</text:p>
          </table:table-cell>
          <table:table-cell office:value-type="string" calcext:value-type="string">
            <text:p>Katamā ca, bhikkhave, okkācitavinītā parisā nopaṭipucchāvinītā? </text:p>
          </table:table-cell>
          <table:table-cell/>
          <table:table-cell office:value-type="string" calcext:value-type="string">
            <text:p>Und was ist eine Versammlung, die in geschwollenen Reden bewandert ist, nicht im Hinterfragen? </text:p>
          </table:table-cell>
          <table:table-cell office:value-type="string" calcext:value-type="string">
            <text:p>And what is an assembly educated in fancy talk, not in question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1.5</text:p>
          </table:table-cell>
          <table:table-cell office:value-type="string" calcext:value-type="string">
            <text:p>Idha, bhikkhave, yassaṁ parisāyaṁ bhikkhū ye te suttantā tathāgatabhāsitā gambhīrā gambhīratthā lokuttarā suññatāpaṭisaṁyuttā tesu bhaññamānesu na sussūsanti na sotaṁ odahanti na aññā cittaṁ upaṭṭhapenti na ca te dhamme uggahetabbaṁ pariyāpuṇitabbaṁ maññanti. </text:p>
          </table:table-cell>
          <table:table-cell/>
          <table:table-cell office:value-type="string" calcext:value-type="string">
            <text:p>Eine Versammlung, in der die Mönche und Nonnen nicht zuhören wollen, wenn Lehrreden vorgetragen werden, die der Klargewordene gesprochen hat – tiefe, tiefgründige, überweltliche, von der Leerheit handelnde Lehren. Sie passen nicht auf und gebrauchen nicht ihren Verstand, um sie zu verstehen, und halten es auch nicht für wert, sie zu hören und sich einzuprägen. </text:p>
          </table:table-cell>
          <table:table-cell office:value-type="string" calcext:value-type="string">
            <text:p>It is an assembly where, when discourses spoken by the Realized One—deep, profound, transcendent, dealing with emptiness—are being recited the mendicants do not want to listen. They don’t pay attention or apply their minds to understand them, nor do they think those teachings are worth learning and memoriz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1.6</text:p>
          </table:table-cell>
          <table:table-cell office:value-type="string" calcext:value-type="string">
            <text:p>Ye pana te suttantā kavitā kāveyyā cittakkharā cittabyañjanā bāhirakā sāvakabhāsitā tesu bhaññamānesu sussūsanti sotaṁ odahanti aññā cittaṁ upaṭṭhapenti, te dhamme uggahetabbaṁ pariyāpuṇitabbaṁ maññanti, te ca taṁ dhammaṁ pariyāpuṇitvā na ceva aññamaññaṁ paṭipucchanti na ca paṭivicaranti: </text:p>
          </table:table-cell>
          <table:table-cell office:value-type="string" calcext:value-type="string">
            <text:p>kavitā → kavikatā (sabbattha)</text:p>
          </table:table-cell>
          <table:table-cell office:value-type="string" calcext:value-type="string">
            <text:p>Doch wenn Lehrreden vorgetragen werden, die von Dichtern geschaffen wurden – Poesie, mit geschwollenen Worten und Wendungen, von Außenstehenden verfasst oder von Schülern gesprochen –, dann wollen die Mönche und Nonnen zuhören. Sie passen auf und gebrauchen ihren Verstand, um sie zu verstehen, und halten es auch für wert, sie zu hören und sich einzuprägen. Aber wenn sie diese Lehren gelernt haben, fragen und prüfen sie einander nicht: </text:p>
          </table:table-cell>
          <table:table-cell office:value-type="string" calcext:value-type="string">
            <text:p>But when discourses composed by poets—poetry, with fancy words and phrases, composed by outsiders or spoken by disciples—are being recited the mendicants do want to listen. They pay attention and apply their minds to understand them, and they think those teachings are worth learning and memorizing. But when they’ve learned those teachings they don’t question or examine each other, saying: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47:1.7</text:p>
          </table:table-cell>
          <table:table-cell office:value-type="string" calcext:value-type="string">
            <text:p>‘idaṁ kathaṁ, imassa ko attho’ti? </text:p>
          </table:table-cell>
          <table:table-cell/>
          <table:table-cell office:value-type="string" calcext:value-type="string">
            <text:p>‚Warum heißt es so? Was bedeutet das?‘ </text:p>
          </table:table-cell>
          <table:table-cell office:value-type="string" calcext:value-type="string">
            <text:p>‘Why does it say this? What does that mea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1.8</text:p>
          </table:table-cell>
          <table:table-cell office:value-type="string" calcext:value-type="string">
            <text:p>Te avivaṭañceva na vivaranti, anuttānīkatañca na uttānīkaronti, anekavihitesu ca kaṅkhāṭhāniyesu dhammesu kaṅkhaṁ na paṭivinodenti. </text:p>
          </table:table-cell>
          <table:table-cell/>
          <table:table-cell office:value-type="string" calcext:value-type="string">
            <text:p>So klären sie nicht, was unklar ist, decken nicht auf, was verborgen ist und zerstreuen nicht den Zweifel bezüglich vieler zweifelhafter Fragen. </text:p>
          </table:table-cell>
          <table:table-cell office:value-type="string" calcext:value-type="string">
            <text:p>So they don’t clarify what is unclear, or reveal what is obscure, or dispel doubt regarding the many doubtful matt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1.9</text:p>
          </table:table-cell>
          <table:table-cell office:value-type="string" calcext:value-type="string">
            <text:p>Ayaṁ vuccati, bhikkhave, okkācitavinītā parisā no paṭipucchāvinītā. </text:p>
          </table:table-cell>
          <table:table-cell/>
          <table:table-cell office:value-type="string" calcext:value-type="string">
            <text:p>Das nennt man eine Versammlung, die in geschwollenen Reden bewandert ist, nicht im Hinterfragen. </text:p>
          </table:table-cell>
          <table:table-cell office:value-type="string" calcext:value-type="string">
            <text:p>This is called an assembly educated in fancy talk, not in question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7:2.1</text:p>
          </table:table-cell>
          <table:table-cell office:value-type="string" calcext:value-type="string">
            <text:p>Katamā ca, bhikkhave, paṭipucchāvinītā parisā nookkācitavinītā? </text:p>
          </table:table-cell>
          <table:table-cell/>
          <table:table-cell office:value-type="string" calcext:value-type="string">
            <text:p>Und was ist eine Versammlung, die im Hinterfragen bewandert ist, nicht in geschwollenen Reden? </text:p>
          </table:table-cell>
          <table:table-cell office:value-type="string" calcext:value-type="string">
            <text:p>And what is an assembly educated in questioning, not in fancy talk?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42, cck20.94, dr20.93, ms15A2_117, sc47.2, sya20.93, vri35.89</text:p>
          </table:table-cell>
        </table:table-row>
        <table:table-row table:style-name="ro1">
          <table:table-cell office:value-type="string" calcext:value-type="string">
            <text:p>an2.47:2.2</text:p>
          </table:table-cell>
          <table:table-cell office:value-type="string" calcext:value-type="string">
            <text:p>Idha, bhikkhave, yassaṁ parisāyaṁ bhikkhū ye te suttantā kavitā kāveyyā cittakkharā cittabyañjanā bāhirakā sāvakabhāsitā tesu bhaññamānesu na sussūsanti na sotaṁ odahanti na aññā cittaṁ upaṭṭhapenti, na ca te dhamme uggahetabbaṁ pariyāpuṇitabbaṁ maññanti. </text:p>
          </table:table-cell>
          <table:table-cell/>
          <table:table-cell office:value-type="string" calcext:value-type="string">
            <text:p>Eine Versammlung, in der die Mönche und Nonnen nicht zuhören wollen, wenn Lehrreden vorgetragen werden, die von Dichtern geschaffen wurden – Poesie, mit geschwollenen Worten und Wendungen, von Außenstehenden verfasst oder von Schülern gesprochen. Sie passen nicht auf und gebrauchen nicht ihren Verstand, um sie zu verstehen, und halten es auch nicht für wert, sie zu hören und sich einzuprägen. </text:p>
          </table:table-cell>
          <table:table-cell office:value-type="string" calcext:value-type="string">
            <text:p>It is an assembly where, when discourses composed by poets—poetry, with fancy words and phrases, composed by outsiders or spoken by disciples—are being recited the mendicants do not want to listen. They don’t pay attention or apply their minds to understand them, nor do they think those teachings are worth learning and memoriz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2.3</text:p>
          </table:table-cell>
          <table:table-cell office:value-type="string" calcext:value-type="string">
            <text:p>Ye pana te suttantā tathāgatabhāsitā gambhīrā gambhīratthā lokuttarā suññatāpaṭisaṁyuttā tesu bhaññamānesu sussūsanti sotaṁ odahanti aññā cittaṁ upaṭṭhapenti, te ca dhamme uggahetabbaṁ pariyāpuṇitabbaṁ maññanti. </text:p>
          </table:table-cell>
          <table:table-cell/>
          <table:table-cell office:value-type="string" calcext:value-type="string">
            <text:p>Doch wenn Lehrreden vorgetragen werden, die der Klargewordene gesprochen hat – tiefe, tiefgründige, überweltliche, von der Leerheit handelnde Lehren –, dann wollen die Mönche und Nonnen zuhören. Sie passen auf und gebrauchen ihren Verstand, um sie zu verstehen, und halten es auch für wert, sie zu hören und sich einzuprägen. </text:p>
          </table:table-cell>
          <table:table-cell office:value-type="string" calcext:value-type="string">
            <text:p>But when discourses spoken by the Realized One—deep, profound, transcendent, dealing with emptiness—are being recited the mendicants do want to listen. They pay attention and apply their minds to understand them, and they think those teachings are worth learning and memoriz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2.4</text:p>
          </table:table-cell>
          <table:table-cell office:value-type="string" calcext:value-type="string">
            <text:p>Te taṁ dhammaṁ pariyāpuṇitvā aññamaññaṁ paṭipucchanti paṭivicaranti: </text:p>
          </table:table-cell>
          <table:table-cell/>
          <table:table-cell office:value-type="string" calcext:value-type="string">
            <text:p>Und wenn sie diese Lehren gelernt haben, fragen und prüfen sie einander: </text:p>
          </table:table-cell>
          <table:table-cell office:value-type="string" calcext:value-type="string">
            <text:p>And when they’ve learned those teachings they question and examine each other, say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2.5</text:p>
          </table:table-cell>
          <table:table-cell office:value-type="string" calcext:value-type="string">
            <text:p>‘idaṁ kathaṁ, imassa ko attho’ti? </text:p>
          </table:table-cell>
          <table:table-cell/>
          <table:table-cell office:value-type="string" calcext:value-type="string">
            <text:p>‚Warum heißt es so? Was bedeutet das?‘ </text:p>
          </table:table-cell>
          <table:table-cell office:value-type="string" calcext:value-type="string">
            <text:p>‘Why does it say this? What does that mea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2.6</text:p>
          </table:table-cell>
          <table:table-cell office:value-type="string" calcext:value-type="string">
            <text:p>Te avivaṭañceva vivaranti, anuttānīkatañca uttānīkaronti, anekavihitesu ca kaṅkhāṭhāniyesu dhammesu kaṅkhaṁ paṭivinodenti. </text:p>
          </table:table-cell>
          <table:table-cell/>
          <table:table-cell office:value-type="string" calcext:value-type="string">
            <text:p>So klären sie, was unklar ist, decken auf, was verborgen ist und zerstreuen den Zweifel bezüglich vieler zweifelhafter Fragen. </text:p>
          </table:table-cell>
          <table:table-cell office:value-type="string" calcext:value-type="string">
            <text:p>So they clarify what is unclear, reveal what is obscure, and dispel doubt regarding the many doubtful matt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2.7</text:p>
          </table:table-cell>
          <table:table-cell office:value-type="string" calcext:value-type="string">
            <text:p>Ayaṁ vuccati, bhikkhave, paṭipucchāvinītā parisā nookkācitavinītā. </text:p>
          </table:table-cell>
          <table:table-cell/>
          <table:table-cell office:value-type="string" calcext:value-type="string">
            <text:p>Das nennt man eine Versammlung, die im Hinterfragen bewandert ist, nicht in geschwollenen Reden. </text:p>
          </table:table-cell>
          <table:table-cell office:value-type="string" calcext:value-type="string">
            <text:p>This is called an assembly educated in questioning, not in fancy talk.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2.8</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7:2.9</text:p>
          </table:table-cell>
          <table:table-cell office:value-type="string" calcext:value-type="string">
            <text:p>Etadaggaṁ, bhikkhave, imāsaṁ dvinnaṁ parisānaṁ yadidaṁ paṭipucchāvinītā parisā nookkācitavinītā”ti. </text:p>
          </table:table-cell>
          <table:table-cell/>
          <table:table-cell office:value-type="string" calcext:value-type="string">
            <text:p>Die bessere dieser beiden ist die Versammlung, die im Hinterfragen bewandert ist, nicht in geschwollenen Reden.“ </text:p>
          </table:table-cell>
          <table:table-cell office:value-type="string" calcext:value-type="string">
            <text:p>The better of these two assemblies is the assembly educated in questioning, not in fancy talk.”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8:0.1</text:p>
          </table:table-cell>
          <table:table-cell office:value-type="float" office:value="48" calcext:value-type="float">
            <text:p>48</text:p>
          </table:table-cell>
          <table:table-cell/>
          <table:table-cell table:number-columns-repeated="2" office:value-type="string" calcext:value-type="string">
            <text:p>48 </text:p>
          </table:table-cell>
          <table:table-cell table:number-columns-repeated="3" office:value-type="string" calcext:value-type="string">
            <text:p/>
          </table:table-cell>
          <table:table-cell office:value-type="string" calcext:value-type="string">
            <text:p>&lt;article id='an2.48'&gt;&lt;h2 class='sutta-title'&gt;{}&lt;/h2&gt;</text:p>
          </table:table-cell>
          <table:table-cell/>
        </table:table-row>
        <table:table-row table:style-name="ro1">
          <table:table-cell office:value-type="string" calcext:value-type="string">
            <text:p>an2.48: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74, csp2ed15.74, ms15A2_118, msdiv49, pts-vp-pli1.74, sc48.1</text:p>
          </table:table-cell>
        </table:table-row>
        <table:table-row table:style-name="ro1">
          <table:table-cell office:value-type="string" calcext:value-type="string">
            <text:p>an2.48: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1.3</text:p>
          </table:table-cell>
          <table:table-cell office:value-type="string" calcext:value-type="string">
            <text:p>Āmisagaru parisā no saddhammagaru, saddhammagaru parisā no āmisagaru. </text:p>
          </table:table-cell>
          <table:table-cell/>
          <table:table-cell office:value-type="string" calcext:value-type="string">
            <text:p>Eine Versammlung, die materielle Dinge schätzt, nicht die wahre Lehre, und eine Versammlung, die die wahre Lehre schätzt, nicht materielle Dinge. </text:p>
          </table:table-cell>
          <table:table-cell office:value-type="string" calcext:value-type="string">
            <text:p>An assembly that values material things, not the true teaching, and an assembly that values the true teaching, not material thin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1.4</text:p>
          </table:table-cell>
          <table:table-cell office:value-type="string" calcext:value-type="string">
            <text:p>Katamā ca, bhikkhave, āmisagaru parisā no saddhammagaru? </text:p>
          </table:table-cell>
          <table:table-cell/>
          <table:table-cell office:value-type="string" calcext:value-type="string">
            <text:p>Und was ist eine Versammlung, die materielle Dinge schätzt, nicht die wahre Lehre? </text:p>
          </table:table-cell>
          <table:table-cell office:value-type="string" calcext:value-type="string">
            <text:p>And what is an assembly that values material things, not the tru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1.5</text:p>
          </table:table-cell>
          <table:table-cell office:value-type="string" calcext:value-type="string">
            <text:p>Idha, bhikkhave, yassaṁ parisāyaṁ bhikkhū gihīnaṁ odātavasanānaṁ sammukhā aññamaññassa vaṇṇaṁ bhāsanti: </text:p>
          </table:table-cell>
          <table:table-cell/>
          <table:table-cell office:value-type="string" calcext:value-type="string">
            <text:p>Eine Versammlung, in der die Mönche und Nonnen einander vor den weiß gekleideten Laien preisen: </text:p>
          </table:table-cell>
          <table:table-cell office:value-type="string" calcext:value-type="string">
            <text:p>It is an assembly where the mendicants praise each other in front of the white-clothed laypeople, say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1.6</text:p>
          </table:table-cell>
          <table:table-cell office:value-type="string" calcext:value-type="string">
            <text:p>‘asuko bhikkhu ubhatobhāgavimutto, asuko paññāvimutto, asuko kāyasakkhī, asuko diṭṭhippatto, asuko saddhāvimutto, asuko dhammānusārī, asuko saddhānusārī, asuko sīlavā kalyāṇadhammo, asuko dussīlo pāpadhammo’ti. </text:p>
          </table:table-cell>
          <table:table-cell/>
          <table:table-cell office:value-type="string" calcext:value-type="string">
            <text:p>‚Der Mönch Soundso ist auf beide Arten befreit; die Nonne Soundso ist durch Weisheit befreit; Soundso ist ein persönlicher Zeuge; Soundso ist zur Ansicht gelangt; Soundso ist durch Vertrauen befreit; Soundso ist eine Nachfolgerin der Lehren; Soundso ist ein Nachfolger durch Vertrauen; Soundso ist ein sittlicher Mensch, von gutem Charakter; Soundso ist unmoralisch, von schlechtem Charakter.‘ </text:p>
          </table:table-cell>
          <table:table-cell office:value-type="string" calcext:value-type="string">
            <text:p>‘The mendicant so-and-so is freed both ways; so-and-so is freed by wisdom; so-and-so is a personal witness; so-and-so is attained to view; so-and-so is freed by faith; so-and-so is a follower of the teachings; so-and-so is a follower by faith; so-and-so is ethical, of good character; so-and-so is unethical, of bad characte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1.7</text:p>
          </table:table-cell>
          <table:table-cell office:value-type="string" calcext:value-type="string">
            <text:p>Te tena lābhaṁ labhanti. </text:p>
          </table:table-cell>
          <table:table-cell/>
          <table:table-cell office:value-type="string" calcext:value-type="string">
            <text:p>Auf diese Art erhalten sie materielle Dinge. </text:p>
          </table:table-cell>
          <table:table-cell office:value-type="string" calcext:value-type="string">
            <text:p>In this way they get material thin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1.8</text:p>
          </table:table-cell>
          <table:table-cell office:value-type="string" calcext:value-type="string">
            <text:p>Te taṁ lābhaṁ labhitvā gathitā mucchitā ajjhopannā anādīnavadassāvino anissaraṇapaññā paribhuñjanti. </text:p>
          </table:table-cell>
          <table:table-cell office:value-type="string" calcext:value-type="string">
            <text:p>gathitā → gadhitā (sya-all, mr) | ajjhopannā → ajjhosānā (mr)</text:p>
          </table:table-cell>
          <table:table-cell office:value-type="string" calcext:value-type="string">
            <text:p>Und wenn sie diese Dinge haben, gebrauchen sie sie gebunden, betört, anhänglich, blind für die Nachteile und ohne das Entrinnen zu verstehen. </text:p>
          </table:table-cell>
          <table:table-cell office:value-type="string" calcext:value-type="string">
            <text:p>And when they get these things, they use them tied, infatuated, attached, blind to the drawbacks, and not understanding the escap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48:1.9</text:p>
          </table:table-cell>
          <table:table-cell office:value-type="string" calcext:value-type="string">
            <text:p>Ayaṁ vuccati, bhikkhave, āmisagaru parisā no saddhammagaru. </text:p>
          </table:table-cell>
          <table:table-cell/>
          <table:table-cell office:value-type="string" calcext:value-type="string">
            <text:p>Das nennt man eine Versammlung, die materielle Dinge schätzt, nicht die wahre Lehre. </text:p>
          </table:table-cell>
          <table:table-cell office:value-type="string" calcext:value-type="string">
            <text:p>This is called an assembly that values material things, not the true teach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48:2.1</text:p>
          </table:table-cell>
          <table:table-cell office:value-type="string" calcext:value-type="string">
            <text:p>Katamā ca, bhikkhave, saddhammagaru parisā noāmisagaru? </text:p>
          </table:table-cell>
          <table:table-cell/>
          <table:table-cell office:value-type="string" calcext:value-type="string">
            <text:p>Und was ist eine Versammlung, die die wahre Lehre schätzt, nicht materielle Dinge? </text:p>
          </table:table-cell>
          <table:table-cell office:value-type="string" calcext:value-type="string">
            <text:p>And what is an assembly that values the true teaching, not material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44, cck20.95, dr20.94, ms15A2_119, ndp16.70, sc48.2, sya20.94</text:p>
          </table:table-cell>
        </table:table-row>
        <table:table-row table:style-name="ro1">
          <table:table-cell office:value-type="string" calcext:value-type="string">
            <text:p>an2.48:2.2</text:p>
          </table:table-cell>
          <table:table-cell office:value-type="string" calcext:value-type="string">
            <text:p>Idha, bhikkhave, yassaṁ parisāyaṁ bhikkhū gihīnaṁ odātavasanānaṁ sammukhā aññamaññassa vaṇṇaṁ na bhāsanti: </text:p>
          </table:table-cell>
          <table:table-cell/>
          <table:table-cell office:value-type="string" calcext:value-type="string">
            <text:p>Eine Versammlung, in der die Mönche und Nonnen einander nicht vor den weiß gekleideten Laien preisen: </text:p>
          </table:table-cell>
          <table:table-cell office:value-type="string" calcext:value-type="string">
            <text:p>It is an assembly where the mendicants don’t praise each other in front of the white-clothed laypeople, say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2.3</text:p>
          </table:table-cell>
          <table:table-cell office:value-type="string" calcext:value-type="string">
            <text:p>‘asuko bhikkhu ubhatobhāgavimutto, asuko paññāvimutto, asuko kāyasakkhī, asuko diṭṭhippatto, asuko saddhāvimutto, asuko dhammānusārī, asuko saddhānusārī, asuko sīlavā kalyāṇadhammo, asuko dussīlo pāpadhammo’ti. </text:p>
          </table:table-cell>
          <table:table-cell/>
          <table:table-cell office:value-type="string" calcext:value-type="string">
            <text:p>‚Der Mönch Soundso ist auf beide Arten befreit; die Nonne Soundso ist durch Weisheit befreit; Soundso ist ein persönlicher Zeuge; Soundso ist zur Ansicht gelangt; Soundso ist durch Vertrauen befreit; Soundso ist eine Nachfolgerin der Lehren; Soundso ist ein Nachfolger durch Vertrauen; Soundso ist ein sittlicher Mensch, von gutem Charakter; Soundso ist unmoralisch, von schlechtem Charakter.‘ </text:p>
          </table:table-cell>
          <table:table-cell office:value-type="string" calcext:value-type="string">
            <text:p>‘The mendicant so-and-so is freed both ways; so-and-so is freed by wisdom; so-and-so is a personal witness; so-and-so is attained to view; so-and-so is freed by faith; so-and-so is a follower of the teachings; so-and-so is a follower by faith; so-and-so is ethical, of good character; so-and-so is unethical, of bad character.’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2.4</text:p>
          </table:table-cell>
          <table:table-cell office:value-type="string" calcext:value-type="string">
            <text:p>Te tena lābhaṁ labhanti. </text:p>
          </table:table-cell>
          <table:table-cell/>
          <table:table-cell office:value-type="string" calcext:value-type="string">
            <text:p>Auf diese Art erhalten sie materielle Dinge. </text:p>
          </table:table-cell>
          <table:table-cell office:value-type="string" calcext:value-type="string">
            <text:p>In this way they get material thin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2.5</text:p>
          </table:table-cell>
          <table:table-cell office:value-type="string" calcext:value-type="string">
            <text:p>Te taṁ lābhaṁ labhitvā agathitā amucchitā anajjhosannā ādīnavadassāvino nissaraṇapaññā paribhuñjanti. </text:p>
          </table:table-cell>
          <table:table-cell/>
          <table:table-cell office:value-type="string" calcext:value-type="string">
            <text:p>Und wenn sie diese Dinge haben, gebrauchen sie sie ungebunden, nicht betört, nicht anhänglich, sie sehen die Nachteile und verstehen das Entrinnen. </text:p>
          </table:table-cell>
          <table:table-cell office:value-type="string" calcext:value-type="string">
            <text:p>And when they get these things, they use them untied, uninfatuated, unattached, seeing the drawbacks, and understanding the escap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2.6</text:p>
          </table:table-cell>
          <table:table-cell office:value-type="string" calcext:value-type="string">
            <text:p>Ayaṁ vuccati, bhikkhave, saddhammagaru parisā noāmisagaru. </text:p>
          </table:table-cell>
          <table:table-cell/>
          <table:table-cell office:value-type="string" calcext:value-type="string">
            <text:p>Das nennt man eine Versammlung, die die wahre Lehre schätzt, nicht materielle Dinge. </text:p>
          </table:table-cell>
          <table:table-cell office:value-type="string" calcext:value-type="string">
            <text:p>This is called an assembly that values the true teaching, not material thin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2.7</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8:2.8</text:p>
          </table:table-cell>
          <table:table-cell office:value-type="string" calcext:value-type="string">
            <text:p>Etadaggaṁ, bhikkhave, imāsaṁ dvinnaṁ parisānaṁ yadidaṁ saddhammagaru parisā noāmisagarū”ti. </text:p>
          </table:table-cell>
          <table:table-cell/>
          <table:table-cell office:value-type="string" calcext:value-type="string">
            <text:p>Die bessere dieser beiden ist die Versammlung, die die wahre Lehre schätzt, nicht materielle Dinge.“ </text:p>
          </table:table-cell>
          <table:table-cell office:value-type="string" calcext:value-type="string">
            <text:p>The better of these two assemblies is the assembly that values the true teaching, not material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49:0.1</text:p>
          </table:table-cell>
          <table:table-cell office:value-type="float" office:value="49" calcext:value-type="float">
            <text:p>49</text:p>
          </table:table-cell>
          <table:table-cell/>
          <table:table-cell table:number-columns-repeated="2" office:value-type="string" calcext:value-type="string">
            <text:p>49 </text:p>
          </table:table-cell>
          <table:table-cell table:number-columns-repeated="3" office:value-type="string" calcext:value-type="string">
            <text:p/>
          </table:table-cell>
          <table:table-cell office:value-type="string" calcext:value-type="string">
            <text:p>&lt;article id='an2.49'&gt;&lt;h2 class='sutta-title'&gt;{}&lt;/h2&gt;</text:p>
          </table:table-cell>
          <table:table-cell/>
        </table:table-row>
        <table:table-row table:style-name="ro1">
          <table:table-cell office:value-type="string" calcext:value-type="string">
            <text:p>an2.49: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20, msdiv50, pts-vp-pli1.75, sc49.1, vri35.90</text:p>
          </table:table-cell>
        </table:table-row>
        <table:table-row table:style-name="ro1">
          <table:table-cell office:value-type="string" calcext:value-type="string">
            <text:p>an2.49: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9:1.3</text:p>
          </table:table-cell>
          <table:table-cell office:value-type="string" calcext:value-type="string">
            <text:p>Visamā ca parisā samā ca parisā. </text:p>
          </table:table-cell>
          <table:table-cell/>
          <table:table-cell office:value-type="string" calcext:value-type="string">
            <text:p>Eine unrechtmäßige Versammlung und eine rechtmäßige Versammlung. </text:p>
          </table:table-cell>
          <table:table-cell office:value-type="string" calcext:value-type="string">
            <text:p>An unjust assembly and a just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9:1.4</text:p>
          </table:table-cell>
          <table:table-cell office:value-type="string" calcext:value-type="string">
            <text:p>Katamā ca, bhikkhave, visamā parisā? </text:p>
          </table:table-cell>
          <table:table-cell/>
          <table:table-cell office:value-type="string" calcext:value-type="string">
            <text:p>Und was ist eine unrechtmäßige Versammlung? </text:p>
          </table:table-cell>
          <table:table-cell office:value-type="string" calcext:value-type="string">
            <text:p>And what is an unjust assemb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9:1.5</text:p>
          </table:table-cell>
          <table:table-cell office:value-type="string" calcext:value-type="string">
            <text:p>Idha, bhikkhave, yassaṁ parisāyaṁ adhammakammāni pavattanti dhammakammāni nappavattanti, avinayakammāni pavattanti vinayakammāni nappavattanti, adhammakammāni dippanti dhammakammāni na dippanti, avinayakammāni dippanti vinayakammāni na dippanti. </text:p>
          </table:table-cell>
          <table:table-cell/>
          <table:table-cell office:value-type="string" calcext:value-type="string">
            <text:p>Eine Versammlung, in der Rechtsverfahren entgegen der Lehre durchgeführt werden, Rechtsverfahren im Sinne der Lehre hingegen nicht. Rechtsverfahren entgegen der Übung werden durchgeführt, Rechtsverfahren im Sinne der Übung hingegen nicht. Rechtsverfahren entgegen der Lehre werden erläutert, Rechtsverfahren im Sinne der Lehre hingegen nicht. Rechtsverfahren entgegen der Übung werden erläutert, Rechtsverfahren im Sinne der Übung hingegen nicht. </text:p>
          </table:table-cell>
          <table:table-cell office:value-type="string" calcext:value-type="string">
            <text:p>An assembly where legal acts against the teaching proceed, while legal acts in line with the teaching don’t proceed. Legal acts against the training proceed, while legal acts in line with the training don’t proceed. Legal acts against the teaching are explained, while legal acts in line with the teaching aren’t explained. Legal acts against the training are explained, while legal acts in line with the training aren’t explain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9:1.6</text:p>
          </table:table-cell>
          <table:table-cell office:value-type="string" calcext:value-type="string">
            <text:p>Ayaṁ vuccati, bhikkhave, visamā parisā. () </text:p>
          </table:table-cell>
          <table:table-cell office:value-type="string" calcext:value-type="string">
            <text:p>() → (visamattā bhikkhave parisāya adhammakammāni pavattanti … vinayakammāni na dippanti.) (bj, sya-all, pts1ed)</text:p>
          </table:table-cell>
          <table:table-cell office:value-type="string" calcext:value-type="string">
            <text:p>Das nennt man eine unrechtmäßige Versammlung. </text:p>
          </table:table-cell>
          <table:table-cell office:value-type="string" calcext:value-type="string">
            <text:p>This is called an unjust assem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2.49:2.1</text:p>
          </table:table-cell>
          <table:table-cell office:value-type="string" calcext:value-type="string">
            <text:p>Katamā ca, bhikkhave, samā parisā? </text:p>
          </table:table-cell>
          <table:table-cell/>
          <table:table-cell office:value-type="string" calcext:value-type="string">
            <text:p>Und was ist eine rechtmäßige Versammlung? </text:p>
          </table:table-cell>
          <table:table-cell office:value-type="string" calcext:value-type="string">
            <text:p>And what is a just assemb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96, csp1ed15.75, csp2ed15.75, dr20.95, ms15A2_121, sc49.2, sya20.95</text:p>
          </table:table-cell>
        </table:table-row>
        <table:table-row table:style-name="ro1">
          <table:table-cell office:value-type="string" calcext:value-type="string">
            <text:p>an2.49:2.2</text:p>
          </table:table-cell>
          <table:table-cell office:value-type="string" calcext:value-type="string">
            <text:p>Idha, bhikkhave, yassaṁ parisāyaṁ dhammakammāni pavattanti adhammakammāni nappavattanti, vinayakammāni pavattanti avinayakammāni nappavattanti, dhammakammāni dippanti adhammakammāni na dippanti, vinayakammāni dippanti avinayakammāni na dippanti. </text:p>
          </table:table-cell>
          <table:table-cell/>
          <table:table-cell office:value-type="string" calcext:value-type="string">
            <text:p>Eine Versammlung, in der Rechtsverfahren im Sinne der Lehre durchgeführt werden, Rechtsverfahren entgegen der Lehre hingegen nicht. Rechtsverfahren im Sinne der Übung werden durchgeführt, Rechtsverfahren entgegen der Übung hingegen nicht. Rechtsverfahren im Sinne der Lehre werden erläutert, Rechtsverfahren entgegen der Lehre hingegen nicht. Rechtsverfahren im Sinne der Übung werden erläutert, Rechtsverfahren entgegen der Übung hingegen nicht. </text:p>
          </table:table-cell>
          <table:table-cell office:value-type="string" calcext:value-type="string">
            <text:p>An assembly where legal acts in line with the teaching proceed, while legal acts against the teaching don’t proceed. Legal acts in line with the training proceed, while legal acts against the training don’t proceed. Legal acts in line with the teaching are explained, while legal acts against the teaching aren’t explained. Legal acts in line with the training are explained, while legal acts against the training aren’t explain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9:2.3</text:p>
          </table:table-cell>
          <table:table-cell office:value-type="string" calcext:value-type="string">
            <text:p>Ayaṁ vuccati, bhikkhave, samā parisā. () </text:p>
          </table:table-cell>
          <table:table-cell office:value-type="string" calcext:value-type="string">
            <text:p>() → (samattā bhikkhave parisāya dhammakammāni pavattanti … avinayakammāni na dippanti.) (bj, sya-all, pts1ed)</text:p>
          </table:table-cell>
          <table:table-cell office:value-type="string" calcext:value-type="string">
            <text:p>Das nennt man eine rechtmäßige Versammlung. </text:p>
          </table:table-cell>
          <table:table-cell office:value-type="string" calcext:value-type="string">
            <text:p>This is called a just assembly.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49:2.4</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49:2.5</text:p>
          </table:table-cell>
          <table:table-cell office:value-type="string" calcext:value-type="string">
            <text:p>Etadaggaṁ, bhikkhave, imāsaṁ dvinnaṁ parisānaṁ yadidaṁ samā parisā”ti. </text:p>
          </table:table-cell>
          <table:table-cell/>
          <table:table-cell office:value-type="string" calcext:value-type="string">
            <text:p>Die bessere dieser beiden ist die rechtmäßige Versammlung.“ </text:p>
          </table:table-cell>
          <table:table-cell office:value-type="string" calcext:value-type="string">
            <text:p>The better of these two assemblies is the just assembl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0:0.1</text:p>
          </table:table-cell>
          <table:table-cell office:value-type="float" office:value="50" calcext:value-type="float">
            <text:p>50</text:p>
          </table:table-cell>
          <table:table-cell/>
          <table:table-cell table:number-columns-repeated="2" office:value-type="string" calcext:value-type="string">
            <text:p>50 </text:p>
          </table:table-cell>
          <table:table-cell table:number-columns-repeated="3" office:value-type="string" calcext:value-type="string">
            <text:p/>
          </table:table-cell>
          <table:table-cell office:value-type="string" calcext:value-type="string">
            <text:p>&lt;article id='an2.50'&gt;&lt;h2 class='sutta-title'&gt;{}&lt;/h2&gt;</text:p>
          </table:table-cell>
          <table:table-cell/>
        </table:table-row>
        <table:table-row table:style-name="ro1">
          <table:table-cell office:value-type="string" calcext:value-type="string">
            <text:p>an2.50: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22, msdiv51, sc50.1</text:p>
          </table:table-cell>
        </table:table-row>
        <table:table-row table:style-name="ro1">
          <table:table-cell office:value-type="string" calcext:value-type="string">
            <text:p>an2.50: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0:1.3</text:p>
          </table:table-cell>
          <table:table-cell office:value-type="string" calcext:value-type="string">
            <text:p>Adhammikā ca parisā dhammikā ca parisā …pe… imā kho, bhikkhave, dve parisā. </text:p>
          </table:table-cell>
          <table:table-cell/>
          <table:table-cell office:value-type="string" calcext:value-type="string">
            <text:p>Eine Versammlung, die nicht an Grundsätzen festhält, und eine Versammlung, die an Grundsätzen festhält. … </text:p>
          </table:table-cell>
          <table:table-cell office:value-type="string" calcext:value-type="string">
            <text:p>An unprincipled assembly and a principled assembly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0:1.4</text:p>
          </table:table-cell>
          <table:table-cell office:value-type="string" calcext:value-type="string">
            <text:p>Etadaggaṁ, bhikkhave, imāsaṁ dvinnaṁ parisānaṁ yadidaṁ dhammikā parisā”ti. </text:p>
          </table:table-cell>
          <table:table-cell/>
          <table:table-cell office:value-type="string" calcext:value-type="string">
            <text:p>Die bessere dieser beiden ist die Versammlung, die an Grundsätzen festhält.“ </text:p>
          </table:table-cell>
          <table:table-cell office:value-type="string" calcext:value-type="string">
            <text:p>The better of these two assemblies is the principled assembl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51:0.1</text:p>
          </table:table-cell>
          <table:table-cell office:value-type="float" office:value="51" calcext:value-type="float">
            <text:p>51</text:p>
          </table:table-cell>
          <table:table-cell/>
          <table:table-cell table:number-columns-repeated="2" office:value-type="string" calcext:value-type="string">
            <text:p>51 </text:p>
          </table:table-cell>
          <table:table-cell table:number-columns-repeated="3" office:value-type="string" calcext:value-type="string">
            <text:p/>
          </table:table-cell>
          <table:table-cell office:value-type="string" calcext:value-type="string">
            <text:p>&lt;article id='an2.51'&gt;&lt;h2 class='sutta-title'&gt;{}&lt;/h2&gt;</text:p>
          </table:table-cell>
          <table:table-cell/>
        </table:table-row>
        <table:table-row table:style-name="ro1">
          <table:table-cell office:value-type="string" calcext:value-type="string">
            <text:p>an2.51:1.1</text:p>
          </table:table-cell>
          <table:table-cell office:value-type="string" calcext:value-type="string">
            <text:p>“Dvemā, bhikkhave, parisā. </text:p>
          </table:table-cell>
          <table:table-cell/>
          <table:table-cell office:value-type="string" calcext:value-type="string">
            <text:p>„Es gibt, Mönche und Nonnen, diese beiden Versammlungen. </text:p>
          </table:table-cell>
          <table:table-cell office:value-type="string" calcext:value-type="string">
            <text:p>“There are, mendicants, these two assembli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46, ms15A2_123, msdiv52, ndp16.71, pts-vp-pli1.76, sc51.1</text:p>
          </table:table-cell>
        </table:table-row>
        <table:table-row table:style-name="ro1">
          <table:table-cell office:value-type="string" calcext:value-type="string">
            <text:p>an2.51: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3</text:p>
          </table:table-cell>
          <table:table-cell office:value-type="string" calcext:value-type="string">
            <text:p>Adhammavādinī ca parisā dhammavādinī ca parisā. </text:p>
          </table:table-cell>
          <table:table-cell/>
          <table:table-cell office:value-type="string" calcext:value-type="string">
            <text:p>Eine Versammlung, in der die Rede nicht an Grundsätzen festhält, und eine Versammlung, in der die Rede an Grundsätzen festhält. </text:p>
          </table:table-cell>
          <table:table-cell office:value-type="string" calcext:value-type="string">
            <text:p>An assembly with unprincipled speech, and an assembly with principled spee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4</text:p>
          </table:table-cell>
          <table:table-cell office:value-type="string" calcext:value-type="string">
            <text:p>Katamā ca, bhikkhave, adhammavādinī parisā? </text:p>
          </table:table-cell>
          <table:table-cell/>
          <table:table-cell office:value-type="string" calcext:value-type="string">
            <text:p>Und was ist eine Versammlung, in der die Rede nicht an Grundsätzen festhält? </text:p>
          </table:table-cell>
          <table:table-cell office:value-type="string" calcext:value-type="string">
            <text:p>And what is an assembly with unprincipled spee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5</text:p>
          </table:table-cell>
          <table:table-cell office:value-type="string" calcext:value-type="string">
            <text:p>Idha, bhikkhave, yassaṁ parisāyaṁ bhikkhū adhikaraṇaṁ ādiyanti dhammikaṁ vā adhammikaṁ vā. </text:p>
          </table:table-cell>
          <table:table-cell/>
          <table:table-cell office:value-type="string" calcext:value-type="string">
            <text:p>Eine Versammlung, in der die Mönche und Nonnen disziplinarische Angelegenheiten behandeln, ob sie rechtens sind oder nicht. </text:p>
          </table:table-cell>
          <table:table-cell office:value-type="string" calcext:value-type="string">
            <text:p>It is an assembly where the mendicants take up disciplinary issues, whether legitimate or no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6</text:p>
          </table:table-cell>
          <table:table-cell office:value-type="string" calcext:value-type="string">
            <text:p>Te taṁ adhikaraṇaṁ ādiyitvā na ceva aññamaññaṁ saññāpenti na ca saññattiṁ upagacchanti, na ca nijjhāpenti na ca nijjhattiṁ upagacchanti. </text:p>
          </table:table-cell>
          <table:table-cell/>
          <table:table-cell office:value-type="string" calcext:value-type="string">
            <text:p>Aber sie überzeugen einander nicht und lassen sich nicht überzeugen, noch bewegen sie einander zu etwas oder lassen sich zu etwas bewegen. </text:p>
          </table:table-cell>
          <table:table-cell office:value-type="string" calcext:value-type="string">
            <text:p>But they don’t persuade each other or allow themselves to be persuaded, nor do they convince each other or allow themselves to be convinc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7</text:p>
          </table:table-cell>
          <table:table-cell office:value-type="string" calcext:value-type="string">
            <text:p>Te asaññattibalā anijjhattibalā appaṭinissaggamantino tameva adhikaraṇaṁ thāmasā parāmāsā abhinivissa voharanti: </text:p>
          </table:table-cell>
          <table:table-cell office:value-type="string" calcext:value-type="string">
            <text:p>parāmāsā → parāmassa (bj, sya-all, pts1ed)</text:p>
          </table:table-cell>
          <table:table-cell office:value-type="string" calcext:value-type="string">
            <text:p>Unfähig, einander zu überzeugen oder zu etwas zu bewegen, können sie nicht von ihren Meinungen ablassen. Eigensinnig halten sie an dieser disziplinarischen Angelegenheit fest und bestehen darauf: </text:p>
          </table:table-cell>
          <table:table-cell office:value-type="string" calcext:value-type="string">
            <text:p>Unable to persuade or convince each other, they can’t let go of their opinions. They obstinately stick to that disciplinary issue, insisting that: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51:1.8</text:p>
          </table:table-cell>
          <table:table-cell office:value-type="string" calcext:value-type="string">
            <text:p>‘idameva saccaṁ moghamaññan’ti. </text:p>
          </table:table-cell>
          <table:table-cell/>
          <table:table-cell office:value-type="string" calcext:value-type="string">
            <text:p>‚Das ist allein die Wahrheit, andere Vorstellungen sind dumm.‘ </text:p>
          </table:table-cell>
          <table:table-cell office:value-type="string" calcext:value-type="string">
            <text:p>‘This is the only truth, other ideas are sil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1.9</text:p>
          </table:table-cell>
          <table:table-cell office:value-type="string" calcext:value-type="string">
            <text:p>Ayaṁ vuccati, bhikkhave, adhammavādinī parisā. </text:p>
          </table:table-cell>
          <table:table-cell/>
          <table:table-cell office:value-type="string" calcext:value-type="string">
            <text:p>Das nennt man eine Versammlung, in der die Rede nicht an Grundsätzen festhält. </text:p>
          </table:table-cell>
          <table:table-cell office:value-type="string" calcext:value-type="string">
            <text:p>This is called an assembly with unprincipled speech.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2.1</text:p>
          </table:table-cell>
          <table:table-cell office:value-type="string" calcext:value-type="string">
            <text:p>Katamā ca, bhikkhave, dhammavādinī parisā? </text:p>
          </table:table-cell>
          <table:table-cell/>
          <table:table-cell office:value-type="string" calcext:value-type="string">
            <text:p>Und was ist eine Versammlung, in der die Rede an Grundsätzen festhält? </text:p>
          </table:table-cell>
          <table:table-cell office:value-type="string" calcext:value-type="string">
            <text:p>And what is an assembly with principled speech?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97, dr20.96, ms15A2_124, sc51.2, sya20.96, vri35.91</text:p>
          </table:table-cell>
        </table:table-row>
        <table:table-row table:style-name="ro1">
          <table:table-cell office:value-type="string" calcext:value-type="string">
            <text:p>an2.51:2.2</text:p>
          </table:table-cell>
          <table:table-cell office:value-type="string" calcext:value-type="string">
            <text:p>Idha, bhikkhave, yassaṁ parisāyaṁ bhikkhū adhikaraṇaṁ ādiyanti dhammikaṁ vā adhammikaṁ vā. </text:p>
          </table:table-cell>
          <table:table-cell/>
          <table:table-cell office:value-type="string" calcext:value-type="string">
            <text:p>Eine Versammlung, in der die Mönche und Nonnen disziplinarische Angelegenheiten behandeln, ob sie rechtens sind oder nicht. </text:p>
          </table:table-cell>
          <table:table-cell office:value-type="string" calcext:value-type="string">
            <text:p>It is an assembly where the mendicants take up disciplinary issues, whether legitimate or no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2.3</text:p>
          </table:table-cell>
          <table:table-cell office:value-type="string" calcext:value-type="string">
            <text:p>Te taṁ adhikaraṇaṁ ādiyitvā aññamaññaṁ saññāpenti ceva saññattiñca upagacchanti, nijjhāpenti ceva nijjhattiñca upagacchanti. </text:p>
          </table:table-cell>
          <table:table-cell/>
          <table:table-cell office:value-type="string" calcext:value-type="string">
            <text:p>Dann überzeugen sie einander oder lassen sich überzeugen, und sie bewegen einander zu etwas oder lassen sich zu etwas bewegen. </text:p>
          </table:table-cell>
          <table:table-cell office:value-type="string" calcext:value-type="string">
            <text:p>Then they persuade each other or allow themselves to be persuaded, and they convince each other or allow themselves to be convinc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2.4</text:p>
          </table:table-cell>
          <table:table-cell office:value-type="string" calcext:value-type="string">
            <text:p>Te saññattibalā nijjhattibalā paṭinissaggamantino, na tameva adhikaraṇaṁ thāmasā parāmāsā abhinivissa voharanti: </text:p>
          </table:table-cell>
          <table:table-cell/>
          <table:table-cell office:value-type="string" calcext:value-type="string">
            <text:p>Da sie in der Lage sind, einander zu überzeugen oder zu etwas zu bewegen, lassen sie von ihren Meinungen ab. Sie halten nicht eigensinnig an dieser disziplinarischen Angelegenheit fest oder bestehen darauf: </text:p>
          </table:table-cell>
          <table:table-cell office:value-type="string" calcext:value-type="string">
            <text:p>Since they are able to persuade and convince each other, they let go of their opinions. They don’t obstinately stick to that disciplinary issue or insist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2.5</text:p>
          </table:table-cell>
          <table:table-cell office:value-type="string" calcext:value-type="string">
            <text:p>‘idameva saccaṁ moghamaññan’ti. </text:p>
          </table:table-cell>
          <table:table-cell/>
          <table:table-cell office:value-type="string" calcext:value-type="string">
            <text:p>‚Das ist allein die Wahrheit, andere Vorstellungen sind dumm.‘ </text:p>
          </table:table-cell>
          <table:table-cell office:value-type="string" calcext:value-type="string">
            <text:p>‘This is the only truth, other ideas are sil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2.6</text:p>
          </table:table-cell>
          <table:table-cell office:value-type="string" calcext:value-type="string">
            <text:p>Ayaṁ vuccati, bhikkhave, dhammavādinī parisā. </text:p>
          </table:table-cell>
          <table:table-cell/>
          <table:table-cell office:value-type="string" calcext:value-type="string">
            <text:p>Das nennt man eine Versammlung, in der die Rede an Grundsätzen festhält. </text:p>
          </table:table-cell>
          <table:table-cell office:value-type="string" calcext:value-type="string">
            <text:p>This is called an assembly with principled spee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2.7</text:p>
          </table:table-cell>
          <table:table-cell office:value-type="string" calcext:value-type="string">
            <text:p>Imā kho, bhikkhave, dve parisā. </text:p>
          </table:table-cell>
          <table:table-cell/>
          <table:table-cell office:value-type="string" calcext:value-type="string">
            <text:p>Das sind die beiden Versammlungen. </text:p>
          </table:table-cell>
          <table:table-cell office:value-type="string" calcext:value-type="string">
            <text:p>These are the two assembli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51:2.8</text:p>
          </table:table-cell>
          <table:table-cell office:value-type="string" calcext:value-type="string">
            <text:p>Etadaggaṁ, bhikkhave, imāsaṁ dvinnaṁ parisānaṁ yadidaṁ dhammavādinī parisā”ti. </text:p>
          </table:table-cell>
          <table:table-cell/>
          <table:table-cell office:value-type="string" calcext:value-type="string">
            <text:p>Die bessere dieser beiden ist die Versammlung, in der die Rede an Grundsätzen festhält.“ </text:p>
          </table:table-cell>
          <table:table-cell office:value-type="string" calcext:value-type="string">
            <text:p>The better of these two assemblies is the assembly with principled speech.”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51:2.9</text:p>
          </table:table-cell>
          <table:table-cell office:value-type="string" calcext:value-type="string">
            <text:p>Parisavaggo pañcam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2.51:3.0</text:p>
          </table:table-cell>
          <table:table-cell office:value-type="string" calcext:value-type="string">
            <text:p>Tassuddānaṁ</text:p>
          </table:table-cell>
          <table:table-cell/>
          <table:table-cell table:number-columns-repeated="5" office:value-type="string" calcext:value-type="string">
            <text:p/>
          </table:table-cell>
          <table:table-cell office:value-type="string" calcext:value-type="string">
            <text:p>&lt;p class='uddana-intro'&gt;{}&lt;/p&gt;</text:p>
          </table:table-cell>
          <table:table-cell/>
        </table:table-row>
        <table:table-row table:style-name="ro1">
          <table:table-cell office:value-type="string" calcext:value-type="string">
            <text:p>an2.51:3.1</text:p>
          </table:table-cell>
          <table:table-cell office:value-type="string" calcext:value-type="string">
            <text:p>Uttānā vaggā aggavatī,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5A2_127, sc51.3</text:p>
          </table:table-cell>
        </table:table-row>
        <table:table-row table:style-name="ro1">
          <table:table-cell office:value-type="string" calcext:value-type="string">
            <text:p>an2.51:3.2</text:p>
          </table:table-cell>
          <table:table-cell office:value-type="string" calcext:value-type="string">
            <text:p>Ariyā kasaṭo ca pañcam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r&gt;</text:p>
          </table:table-cell>
          <table:table-cell/>
        </table:table-row>
        <table:table-row table:style-name="ro1">
          <table:table-cell office:value-type="string" calcext:value-type="string">
            <text:p>an2.51:3.3</text:p>
          </table:table-cell>
          <table:table-cell office:value-type="string" calcext:value-type="string">
            <text:p>Okkācitaāmisañceva,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br&gt;</text:p>
          </table:table-cell>
          <table:table-cell/>
        </table:table-row>
        <table:table-row table:style-name="ro1">
          <table:table-cell office:value-type="string" calcext:value-type="string">
            <text:p>an2.51:3.4</text:p>
          </table:table-cell>
          <table:table-cell office:value-type="string" calcext:value-type="string">
            <text:p>Visamā adhammādhammiyena cā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gt;&lt;/blockquote&gt;</text:p>
          </table:table-cell>
          <table:table-cell/>
        </table:table-row>
        <table:table-row table:style-name="ro1">
          <table:table-cell office:value-type="string" calcext:value-type="string">
            <text:p>an2.51:3.5</text:p>
          </table:table-cell>
          <table:table-cell office:value-type="string" calcext:value-type="string">
            <text:p>Paṭhamo paṇṇāsako samatto. </text:p>
          </table:table-cell>
          <table:table-cell/>
          <table:table-cell table:number-columns-repeated="5" office:value-type="string" calcext:value-type="string">
            <text:p/>
          </table:table-cell>
          <table:table-cell office:value-type="string" calcext:value-type="string">
            <text:p>&lt;p class='endsutta'&gt;{}&lt;/p&gt;&lt;/article&gt;&lt;/section&gt;</text:p>
          </table:table-cell>
          <table:table-cell/>
        </table:table-row>
        <table:table-row table:style-name="ro1">
          <table:table-cell table:number-columns-repeated="10"/>
        </table:table-row>
        <table:table-row table:style-name="ro1">
          <table:table-cell office:value-type="string" calcext:value-type="string">
            <text:p>an2.64: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64-76'&gt;&lt;header&gt;&lt;ul&gt;&lt;li class='division'&gt;{}&lt;/li&gt;</text:p>
          </table:table-cell>
          <table:table-cell/>
        </table:table-row>
        <table:table-row table:style-name="ro1">
          <table:table-cell office:value-type="string" calcext:value-type="string">
            <text:p>an2.64:0.2</text:p>
          </table:table-cell>
          <table:table-cell office:value-type="string" calcext:value-type="string">
            <text:p>7. Sukhavagga </text:p>
          </table:table-cell>
          <table:table-cell/>
          <table:table-cell office:value-type="string" calcext:value-type="string">
            <text:p>7. Glück</text:p>
          </table:table-cell>
          <table:table-cell office:value-type="string" calcext:value-type="string">
            <text:p>7. Happiness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64:0.3</text:p>
          </table:table-cell>
          <table:table-cell office:value-type="float" office:value="64" calcext:value-type="float">
            <text:p>64</text:p>
          </table:table-cell>
          <table:table-cell/>
          <table:table-cell table:number-columns-repeated="2" office:value-type="string" calcext:value-type="string">
            <text:p>64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64: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article id='an2.64'&gt;&lt;p&gt;{}</text:p>
          </table:table-cell>
          <table:table-cell office:value-type="string" calcext:value-type="string">
            <text:p>bj18.154, csp1ed15.79, csp2ed15.79, ms15A2_145, msdiv65, sc64.1, vri35.96</text:p>
          </table:table-cell>
        </table:table-row>
        <table:table-row table:style-name="ro1">
          <table:table-cell office:value-type="string" calcext:value-type="string">
            <text:p>an2.64: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4:1.3</text:p>
          </table:table-cell>
          <table:table-cell office:value-type="string" calcext:value-type="string">
            <text:p>Gihisukhañca pabbajitasukhañca. </text:p>
          </table:table-cell>
          <table:table-cell/>
          <table:table-cell office:value-type="string" calcext:value-type="string">
            <text:p>Das Glück der Laien und das Glück der hauslos Lebenden. </text:p>
          </table:table-cell>
          <table:table-cell office:value-type="string" calcext:value-type="string">
            <text:p>The happiness of laypeople, and the happiness of renunciat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4: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4:1.5</text:p>
          </table:table-cell>
          <table:table-cell office:value-type="string" calcext:value-type="string">
            <text:p>Etadaggaṁ, bhikkhave, imesaṁ dvinnaṁ sukhānaṁ yadidaṁ pabbajitasukhan”ti. </text:p>
          </table:table-cell>
          <table:table-cell/>
          <table:table-cell office:value-type="string" calcext:value-type="string">
            <text:p>Die bessere Art ist das Glück der hauslos Lebenden.“ </text:p>
          </table:table-cell>
          <table:table-cell office:value-type="string" calcext:value-type="string">
            <text:p>The better of these two kinds of happiness is the happiness of renunciate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5:0.1</text:p>
          </table:table-cell>
          <table:table-cell office:value-type="float" office:value="65" calcext:value-type="float">
            <text:p>65</text:p>
          </table:table-cell>
          <table:table-cell/>
          <table:table-cell table:number-columns-repeated="2" office:value-type="string" calcext:value-type="string">
            <text:p>65 </text:p>
          </table:table-cell>
          <table:table-cell table:number-columns-repeated="3" office:value-type="string" calcext:value-type="string">
            <text:p/>
          </table:table-cell>
          <table:table-cell office:value-type="string" calcext:value-type="string">
            <text:p>&lt;article id='an2.65'&gt;&lt;h2 class='sutta-title'&gt;{}&lt;/h2&gt;</text:p>
          </table:table-cell>
          <table:table-cell/>
        </table:table-row>
        <table:table-row table:style-name="ro1">
          <table:table-cell office:value-type="string" calcext:value-type="string">
            <text:p>an2.65: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01, ms15A2_146, msdiv66, sc65.1, sya20.101</text:p>
          </table:table-cell>
        </table:table-row>
        <table:table-row table:style-name="ro1">
          <table:table-cell office:value-type="string" calcext:value-type="string">
            <text:p>an2.65: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5:1.3</text:p>
          </table:table-cell>
          <table:table-cell office:value-type="string" calcext:value-type="string">
            <text:p>Kāmasukhañca nekkhammasukhañca. </text:p>
          </table:table-cell>
          <table:table-cell/>
          <table:table-cell office:value-type="string" calcext:value-type="string">
            <text:p>Sinnliches Glück und das Glück der Entsagung. </text:p>
          </table:table-cell>
          <table:table-cell office:value-type="string" calcext:value-type="string">
            <text:p>Sensual happiness and the happiness of renuncia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5: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5:1.5</text:p>
          </table:table-cell>
          <table:table-cell office:value-type="string" calcext:value-type="string">
            <text:p>Etadaggaṁ, bhikkhave, imesaṁ dvinnaṁ sukhānaṁ yadidaṁ nekkhammasukhan”ti. </text:p>
          </table:table-cell>
          <table:table-cell/>
          <table:table-cell office:value-type="string" calcext:value-type="string">
            <text:p>Die bessere Art ist das Glück der Entsagung.“ </text:p>
          </table:table-cell>
          <table:table-cell office:value-type="string" calcext:value-type="string">
            <text:p>The better of these two kinds of happiness is the happiness of renunciatio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6:0.1</text:p>
          </table:table-cell>
          <table:table-cell office:value-type="float" office:value="66" calcext:value-type="float">
            <text:p>66</text:p>
          </table:table-cell>
          <table:table-cell/>
          <table:table-cell table:number-columns-repeated="2" office:value-type="string" calcext:value-type="string">
            <text:p>66 </text:p>
          </table:table-cell>
          <table:table-cell table:number-columns-repeated="3" office:value-type="string" calcext:value-type="string">
            <text:p/>
          </table:table-cell>
          <table:table-cell office:value-type="string" calcext:value-type="string">
            <text:p>&lt;article id='an2.66'&gt;&lt;h2 class='sutta-title'&gt;{}&lt;/h2&gt;</text:p>
          </table:table-cell>
          <table:table-cell/>
        </table:table-row>
        <table:table-row table:style-name="ro1">
          <table:table-cell office:value-type="string" calcext:value-type="string">
            <text:p>an2.66: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47, msdiv67, sc66.1</text:p>
          </table:table-cell>
        </table:table-row>
        <table:table-row table:style-name="ro1">
          <table:table-cell office:value-type="string" calcext:value-type="string">
            <text:p>an2.66: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6:1.3</text:p>
          </table:table-cell>
          <table:table-cell office:value-type="string" calcext:value-type="string">
            <text:p>Upadhisukhañca nirupadhisukhañca. </text:p>
          </table:table-cell>
          <table:table-cell/>
          <table:table-cell office:value-type="string" calcext:value-type="string">
            <text:p>Das Glück der Bindungen und das Glück, keine Bindungen zu haben. </text:p>
          </table:table-cell>
          <table:table-cell office:value-type="string" calcext:value-type="string">
            <text:p>The happiness of attachments, and the happiness of no attachmen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6: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6:1.5</text:p>
          </table:table-cell>
          <table:table-cell office:value-type="string" calcext:value-type="string">
            <text:p>Etadaggaṁ, bhikkhave, imesaṁ dvinnaṁ sukhānaṁ yadidaṁ nirupadhisukhan”ti. </text:p>
          </table:table-cell>
          <table:table-cell/>
          <table:table-cell office:value-type="string" calcext:value-type="string">
            <text:p>Die bessere Art ist das Glück, keine Bindungen zu haben.“ </text:p>
          </table:table-cell>
          <table:table-cell office:value-type="string" calcext:value-type="string">
            <text:p>The better of these two kinds of happiness is the happiness of no attachment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7:0.1</text:p>
          </table:table-cell>
          <table:table-cell office:value-type="float" office:value="67" calcext:value-type="float">
            <text:p>67</text:p>
          </table:table-cell>
          <table:table-cell/>
          <table:table-cell table:number-columns-repeated="2" office:value-type="string" calcext:value-type="string">
            <text:p>67 </text:p>
          </table:table-cell>
          <table:table-cell table:number-columns-repeated="3" office:value-type="string" calcext:value-type="string">
            <text:p/>
          </table:table-cell>
          <table:table-cell office:value-type="string" calcext:value-type="string">
            <text:p>&lt;article id='an2.67'&gt;&lt;h2 class='sutta-title'&gt;{}&lt;/h2&gt;</text:p>
          </table:table-cell>
          <table:table-cell/>
        </table:table-row>
        <table:table-row table:style-name="ro1">
          <table:table-cell office:value-type="string" calcext:value-type="string">
            <text:p>an2.67: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02, ms15A2_148, msdiv68, pts-vp-pli1.81, sc67.1</text:p>
          </table:table-cell>
        </table:table-row>
        <table:table-row table:style-name="ro1">
          <table:table-cell office:value-type="string" calcext:value-type="string">
            <text:p>an2.67: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7:1.3</text:p>
          </table:table-cell>
          <table:table-cell office:value-type="string" calcext:value-type="string">
            <text:p>Sāsavasukhañca anāsavasukhañca. </text:p>
          </table:table-cell>
          <table:table-cell/>
          <table:table-cell office:value-type="string" calcext:value-type="string">
            <text:p>Glück mit Makeln und makelloses Glück. </text:p>
          </table:table-cell>
          <table:table-cell office:value-type="string" calcext:value-type="string">
            <text:p>Defiled happiness and undefiled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7: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7:1.5</text:p>
          </table:table-cell>
          <table:table-cell office:value-type="string" calcext:value-type="string">
            <text:p>Etadaggaṁ, bhikkhave, imesaṁ dvinnaṁ sukhānaṁ yadidaṁ anāsavasukhan”ti. </text:p>
          </table:table-cell>
          <table:table-cell/>
          <table:table-cell office:value-type="string" calcext:value-type="string">
            <text:p>Die bessere Art ist das makellose Glück.“ </text:p>
          </table:table-cell>
          <table:table-cell office:value-type="string" calcext:value-type="string">
            <text:p>The better of these two kinds of happiness is the happiness of no defilement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8:0.1</text:p>
          </table:table-cell>
          <table:table-cell office:value-type="float" office:value="68" calcext:value-type="float">
            <text:p>68</text:p>
          </table:table-cell>
          <table:table-cell/>
          <table:table-cell table:number-columns-repeated="2" office:value-type="string" calcext:value-type="string">
            <text:p>68 </text:p>
          </table:table-cell>
          <table:table-cell table:number-columns-repeated="3" office:value-type="string" calcext:value-type="string">
            <text:p/>
          </table:table-cell>
          <table:table-cell office:value-type="string" calcext:value-type="string">
            <text:p>&lt;article id='an2.68'&gt;&lt;h2 class='sutta-title'&gt;{}&lt;/h2&gt;</text:p>
          </table:table-cell>
          <table:table-cell/>
        </table:table-row>
        <table:table-row table:style-name="ro1">
          <table:table-cell office:value-type="string" calcext:value-type="string">
            <text:p>an2.68: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49, msdiv69, ndp16.75, sc68.1</text:p>
          </table:table-cell>
        </table:table-row>
        <table:table-row table:style-name="ro1">
          <table:table-cell office:value-type="string" calcext:value-type="string">
            <text:p>an2.68: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8:1.3</text:p>
          </table:table-cell>
          <table:table-cell office:value-type="string" calcext:value-type="string">
            <text:p>Sāmisañca sukhaṁ nirāmisañca sukhaṁ. </text:p>
          </table:table-cell>
          <table:table-cell/>
          <table:table-cell office:value-type="string" calcext:value-type="string">
            <text:p>Materielles Glück und geistliches Glück. </text:p>
          </table:table-cell>
          <table:table-cell office:value-type="string" calcext:value-type="string">
            <text:p>Material happiness and spiritual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8: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8:1.5</text:p>
          </table:table-cell>
          <table:table-cell office:value-type="string" calcext:value-type="string">
            <text:p>Etadaggaṁ, bhikkhave, imesaṁ dvinnaṁ sukhānaṁ yadidaṁ nirāmisaṁ sukhan”ti. </text:p>
          </table:table-cell>
          <table:table-cell/>
          <table:table-cell office:value-type="string" calcext:value-type="string">
            <text:p>Die bessere Art ist das geistliche Glück.“ </text:p>
          </table:table-cell>
          <table:table-cell office:value-type="string" calcext:value-type="string">
            <text:p>The better of these two kinds of happiness is spiritual happin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69:0.1</text:p>
          </table:table-cell>
          <table:table-cell office:value-type="float" office:value="69" calcext:value-type="float">
            <text:p>69</text:p>
          </table:table-cell>
          <table:table-cell/>
          <table:table-cell table:number-columns-repeated="2" office:value-type="string" calcext:value-type="string">
            <text:p>69 </text:p>
          </table:table-cell>
          <table:table-cell table:number-columns-repeated="3" office:value-type="string" calcext:value-type="string">
            <text:p/>
          </table:table-cell>
          <table:table-cell office:value-type="string" calcext:value-type="string">
            <text:p>&lt;article id='an2.69'&gt;&lt;h2 class='sutta-title'&gt;{}&lt;/h2&gt;</text:p>
          </table:table-cell>
          <table:table-cell/>
        </table:table-row>
        <table:table-row table:style-name="ro1">
          <table:table-cell office:value-type="string" calcext:value-type="string">
            <text:p>an2.69: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50, msdiv70, sc69.1</text:p>
          </table:table-cell>
        </table:table-row>
        <table:table-row table:style-name="ro1">
          <table:table-cell office:value-type="string" calcext:value-type="string">
            <text:p>an2.69: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9:1.3</text:p>
          </table:table-cell>
          <table:table-cell office:value-type="string" calcext:value-type="string">
            <text:p>Ariyasukhañca anariyasukhañca. </text:p>
          </table:table-cell>
          <table:table-cell/>
          <table:table-cell office:value-type="string" calcext:value-type="string">
            <text:p>Edles Glück und unedles Glück. </text:p>
          </table:table-cell>
          <table:table-cell office:value-type="string" calcext:value-type="string">
            <text:p>Noble happiness and ignoble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9: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69:1.5</text:p>
          </table:table-cell>
          <table:table-cell office:value-type="string" calcext:value-type="string">
            <text:p>Etadaggaṁ, bhikkhave, imesaṁ dvinnaṁ sukhānaṁ yadidaṁ ariyasukhan”ti. </text:p>
          </table:table-cell>
          <table:table-cell/>
          <table:table-cell office:value-type="string" calcext:value-type="string">
            <text:p>Die bessere Art ist das edle Glück.“ </text:p>
          </table:table-cell>
          <table:table-cell office:value-type="string" calcext:value-type="string">
            <text:p>The better of these two kinds of happiness is noble happin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0:0.1</text:p>
          </table:table-cell>
          <table:table-cell office:value-type="float" office:value="70" calcext:value-type="float">
            <text:p>70</text:p>
          </table:table-cell>
          <table:table-cell/>
          <table:table-cell table:number-columns-repeated="2" office:value-type="string" calcext:value-type="string">
            <text:p>70 </text:p>
          </table:table-cell>
          <table:table-cell table:number-columns-repeated="3" office:value-type="string" calcext:value-type="string">
            <text:p/>
          </table:table-cell>
          <table:table-cell office:value-type="string" calcext:value-type="string">
            <text:p>&lt;article id='an2.70'&gt;&lt;h2 class='sutta-title'&gt;{}&lt;/h2&gt;</text:p>
          </table:table-cell>
          <table:table-cell/>
        </table:table-row>
        <table:table-row table:style-name="ro1">
          <table:table-cell office:value-type="string" calcext:value-type="string">
            <text:p>an2.70: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56, ms15A2_151, msdiv71, sc70.1, vri35.97</text:p>
          </table:table-cell>
        </table:table-row>
        <table:table-row table:style-name="ro1">
          <table:table-cell office:value-type="string" calcext:value-type="string">
            <text:p>an2.70: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0:1.3</text:p>
          </table:table-cell>
          <table:table-cell office:value-type="string" calcext:value-type="string">
            <text:p>Kāyikañca sukhaṁ cetasikañca sukhaṁ. </text:p>
          </table:table-cell>
          <table:table-cell/>
          <table:table-cell office:value-type="string" calcext:value-type="string">
            <text:p>Körperliches Glück und seelisches Glück. </text:p>
          </table:table-cell>
          <table:table-cell office:value-type="string" calcext:value-type="string">
            <text:p>Physical happiness and mental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0: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0:1.5</text:p>
          </table:table-cell>
          <table:table-cell office:value-type="string" calcext:value-type="string">
            <text:p>Etadaggaṁ, bhikkhave, imesaṁ dvinnaṁ sukhānaṁ yadidaṁ cetasikaṁ sukhan”ti. </text:p>
          </table:table-cell>
          <table:table-cell/>
          <table:table-cell office:value-type="string" calcext:value-type="string">
            <text:p>Die bessere Art ist das seelische Glück.“ </text:p>
          </table:table-cell>
          <table:table-cell office:value-type="string" calcext:value-type="string">
            <text:p>The better of these two kinds of happiness is mental happin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1:0.1</text:p>
          </table:table-cell>
          <table:table-cell office:value-type="float" office:value="71" calcext:value-type="float">
            <text:p>71</text:p>
          </table:table-cell>
          <table:table-cell/>
          <table:table-cell table:number-columns-repeated="2" office:value-type="string" calcext:value-type="string">
            <text:p>71 </text:p>
          </table:table-cell>
          <table:table-cell table:number-columns-repeated="3" office:value-type="string" calcext:value-type="string">
            <text:p/>
          </table:table-cell>
          <table:table-cell office:value-type="string" calcext:value-type="string">
            <text:p>&lt;article id='an2.71'&gt;&lt;h2 class='sutta-title'&gt;{}&lt;/h2&gt;</text:p>
          </table:table-cell>
          <table:table-cell/>
        </table:table-row>
        <table:table-row table:style-name="ro1">
          <table:table-cell office:value-type="string" calcext:value-type="string">
            <text:p>an2.71: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52, msdiv72, sc71.1</text:p>
          </table:table-cell>
        </table:table-row>
        <table:table-row table:style-name="ro1">
          <table:table-cell office:value-type="string" calcext:value-type="string">
            <text:p>an2.71: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1:1.3</text:p>
          </table:table-cell>
          <table:table-cell office:value-type="string" calcext:value-type="string">
            <text:p>Sappītikañca sukhaṁ nippītikañca sukhaṁ. </text:p>
          </table:table-cell>
          <table:table-cell/>
          <table:table-cell office:value-type="string" calcext:value-type="string">
            <text:p>Glück mit Ekstase und Glück, das frei von Ekstase ist. </text:p>
          </table:table-cell>
          <table:table-cell office:value-type="string" calcext:value-type="string">
            <text:p>Happiness with rapture and happiness free of raptur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1: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1:1.5</text:p>
          </table:table-cell>
          <table:table-cell office:value-type="string" calcext:value-type="string">
            <text:p>Etadaggaṁ, bhikkhave, imesaṁ dvinnaṁ sukhānaṁ yadidaṁ nippītikaṁ sukhan”ti. </text:p>
          </table:table-cell>
          <table:table-cell/>
          <table:table-cell office:value-type="string" calcext:value-type="string">
            <text:p>Die bessere Art ist das Glück, das frei von Ekstase ist.“ </text:p>
          </table:table-cell>
          <table:table-cell office:value-type="string" calcext:value-type="string">
            <text:p>The better of these two kinds of happiness is happiness free of raptur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2:0.1</text:p>
          </table:table-cell>
          <table:table-cell office:value-type="float" office:value="72" calcext:value-type="float">
            <text:p>72</text:p>
          </table:table-cell>
          <table:table-cell/>
          <table:table-cell table:number-columns-repeated="2" office:value-type="string" calcext:value-type="string">
            <text:p>72 </text:p>
          </table:table-cell>
          <table:table-cell table:number-columns-repeated="3" office:value-type="string" calcext:value-type="string">
            <text:p/>
          </table:table-cell>
          <table:table-cell office:value-type="string" calcext:value-type="string">
            <text:p>&lt;article id='an2.72'&gt;&lt;h2 class='sutta-title'&gt;{}&lt;/h2&gt;</text:p>
          </table:table-cell>
          <table:table-cell/>
        </table:table-row>
        <table:table-row table:style-name="ro1">
          <table:table-cell office:value-type="string" calcext:value-type="string">
            <text:p>an2.72: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02, ms15A2_153, msdiv73, sc72.1, sya20.102</text:p>
          </table:table-cell>
        </table:table-row>
        <table:table-row table:style-name="ro1">
          <table:table-cell office:value-type="string" calcext:value-type="string">
            <text:p>an2.72: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2:1.3</text:p>
          </table:table-cell>
          <table:table-cell office:value-type="string" calcext:value-type="string">
            <text:p>Sātasukhañca upekkhāsukhañca. </text:p>
          </table:table-cell>
          <table:table-cell/>
          <table:table-cell office:value-type="string" calcext:value-type="string">
            <text:p>Das Glück des Hochgefühls und das Glück des Gleichmuts. </text:p>
          </table:table-cell>
          <table:table-cell office:value-type="string" calcext:value-type="string">
            <text:p>The happiness of pleasure and the happiness of equanim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2: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2:1.5</text:p>
          </table:table-cell>
          <table:table-cell office:value-type="string" calcext:value-type="string">
            <text:p>Etadaggaṁ, bhikkhave, imesaṁ dvinnaṁ sukhānaṁ yadidaṁ upekkhāsukhan”ti. </text:p>
          </table:table-cell>
          <table:table-cell/>
          <table:table-cell office:value-type="string" calcext:value-type="string">
            <text:p>Die bessere Art ist das Glück des Gleichmuts.“ </text:p>
          </table:table-cell>
          <table:table-cell office:value-type="string" calcext:value-type="string">
            <text:p>The better of these two kinds of happiness is the happiness of equanimit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3:0.1</text:p>
          </table:table-cell>
          <table:table-cell office:value-type="float" office:value="73" calcext:value-type="float">
            <text:p>73</text:p>
          </table:table-cell>
          <table:table-cell/>
          <table:table-cell table:number-columns-repeated="2" office:value-type="string" calcext:value-type="string">
            <text:p>73 </text:p>
          </table:table-cell>
          <table:table-cell table:number-columns-repeated="3" office:value-type="string" calcext:value-type="string">
            <text:p/>
          </table:table-cell>
          <table:table-cell office:value-type="string" calcext:value-type="string">
            <text:p>&lt;article id='an2.73'&gt;&lt;h2 class='sutta-title'&gt;{}&lt;/h2&gt;</text:p>
          </table:table-cell>
          <table:table-cell/>
        </table:table-row>
        <table:table-row table:style-name="ro1">
          <table:table-cell office:value-type="string" calcext:value-type="string">
            <text:p>an2.73: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80, csp2ed15.80, ms15A2_154, msdiv74, sc73.1</text:p>
          </table:table-cell>
        </table:table-row>
        <table:table-row table:style-name="ro1">
          <table:table-cell office:value-type="string" calcext:value-type="string">
            <text:p>an2.73: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3:1.3</text:p>
          </table:table-cell>
          <table:table-cell office:value-type="string" calcext:value-type="string">
            <text:p>Samādhisukhañca asamādhisukhañca. </text:p>
          </table:table-cell>
          <table:table-cell/>
          <table:table-cell office:value-type="string" calcext:value-type="string">
            <text:p>Das Glück der Versenkung und das Glück ohne Versenkung. </text:p>
          </table:table-cell>
          <table:table-cell office:value-type="string" calcext:value-type="string">
            <text:p>The happiness of immersion and the happiness without immers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3: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3:1.5</text:p>
          </table:table-cell>
          <table:table-cell office:value-type="string" calcext:value-type="string">
            <text:p>Etadaggaṁ, bhikkhave, imesaṁ dvinnaṁ sukhānaṁ yadidaṁ samādhisukhan”ti. </text:p>
          </table:table-cell>
          <table:table-cell/>
          <table:table-cell office:value-type="string" calcext:value-type="string">
            <text:p>Die bessere Art ist das Glück der Versenkung.“ </text:p>
          </table:table-cell>
          <table:table-cell office:value-type="string" calcext:value-type="string">
            <text:p>The better of these two kinds of happiness is the happiness of immersio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4:0.1</text:p>
          </table:table-cell>
          <table:table-cell office:value-type="float" office:value="74" calcext:value-type="float">
            <text:p>74</text:p>
          </table:table-cell>
          <table:table-cell/>
          <table:table-cell table:number-columns-repeated="2" office:value-type="string" calcext:value-type="string">
            <text:p>74 </text:p>
          </table:table-cell>
          <table:table-cell table:number-columns-repeated="3" office:value-type="string" calcext:value-type="string">
            <text:p/>
          </table:table-cell>
          <table:table-cell office:value-type="string" calcext:value-type="string">
            <text:p>&lt;article id='an2.74'&gt;&lt;h2 class='sutta-title'&gt;{}&lt;/h2&gt;</text:p>
          </table:table-cell>
          <table:table-cell/>
        </table:table-row>
        <table:table-row table:style-name="ro1">
          <table:table-cell office:value-type="string" calcext:value-type="string">
            <text:p>an2.74: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03, ms15A2_155, msdiv75, pts-vp-pli1.82, sc74.1</text:p>
          </table:table-cell>
        </table:table-row>
        <table:table-row table:style-name="ro1">
          <table:table-cell office:value-type="string" calcext:value-type="string">
            <text:p>an2.74: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4:1.3</text:p>
          </table:table-cell>
          <table:table-cell office:value-type="string" calcext:value-type="string">
            <text:p>Sappītikārammaṇañca sukhaṁ nippītikārammaṇañca sukhaṁ. </text:p>
          </table:table-cell>
          <table:table-cell/>
          <table:table-cell office:value-type="string" calcext:value-type="string">
            <text:p>Glück, das auf Ekstase beruht, und Glück, das auf Freiheit von Ekstase beruht. </text:p>
          </table:table-cell>
          <table:table-cell office:value-type="string" calcext:value-type="string">
            <text:p>Happiness that relies on rapture and happiness that relies on freedom from raptur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4: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4:1.5</text:p>
          </table:table-cell>
          <table:table-cell office:value-type="string" calcext:value-type="string">
            <text:p>Etadaggaṁ, bhikkhave, imesaṁ dvinnaṁ sukhānaṁ yadidaṁ nippītikārammaṇaṁ sukhan”ti. </text:p>
          </table:table-cell>
          <table:table-cell/>
          <table:table-cell office:value-type="string" calcext:value-type="string">
            <text:p>Die bessere Art ist das Glück, das auf Freiheit von Ekstase beruht.“ </text:p>
          </table:table-cell>
          <table:table-cell office:value-type="string" calcext:value-type="string">
            <text:p>The better of these two kinds of happiness is happiness that relies on freedom from raptur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5:0.1</text:p>
          </table:table-cell>
          <table:table-cell office:value-type="float" office:value="75" calcext:value-type="float">
            <text:p>75</text:p>
          </table:table-cell>
          <table:table-cell/>
          <table:table-cell table:number-columns-repeated="2" office:value-type="string" calcext:value-type="string">
            <text:p>75 </text:p>
          </table:table-cell>
          <table:table-cell table:number-columns-repeated="3" office:value-type="string" calcext:value-type="string">
            <text:p/>
          </table:table-cell>
          <table:table-cell office:value-type="string" calcext:value-type="string">
            <text:p>&lt;article id='an2.75'&gt;&lt;h2 class='sutta-title'&gt;{}&lt;/h2&gt;</text:p>
          </table:table-cell>
          <table:table-cell/>
        </table:table-row>
        <table:table-row table:style-name="ro1">
          <table:table-cell office:value-type="string" calcext:value-type="string">
            <text:p>an2.75: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56, msdiv76, sc75.1</text:p>
          </table:table-cell>
        </table:table-row>
        <table:table-row table:style-name="ro1">
          <table:table-cell office:value-type="string" calcext:value-type="string">
            <text:p>an2.75: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5:1.3</text:p>
          </table:table-cell>
          <table:table-cell office:value-type="string" calcext:value-type="string">
            <text:p>Sātārammaṇañca sukhaṁ upekkhārammaṇañca sukhaṁ. </text:p>
          </table:table-cell>
          <table:table-cell/>
          <table:table-cell office:value-type="string" calcext:value-type="string">
            <text:p>Glück, das auf Hochgefühl beruht, und Glück, das auf Gleichmut beruht. </text:p>
          </table:table-cell>
          <table:table-cell office:value-type="string" calcext:value-type="string">
            <text:p>Happiness that relies on pleasure and happiness that relies on equanim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5: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5:1.5</text:p>
          </table:table-cell>
          <table:table-cell office:value-type="string" calcext:value-type="string">
            <text:p>Etadaggaṁ, bhikkhave, imesaṁ dvinnaṁ sukhānaṁ yadidaṁ upekkhārammaṇaṁ sukhan”ti. </text:p>
          </table:table-cell>
          <table:table-cell/>
          <table:table-cell office:value-type="string" calcext:value-type="string">
            <text:p>Die bessere Art ist das Glück, das auf Gleichmut beruht.“ </text:p>
          </table:table-cell>
          <table:table-cell office:value-type="string" calcext:value-type="string">
            <text:p>The better of these two kinds of happiness is happiness that relies on equanimit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6:0.1</text:p>
          </table:table-cell>
          <table:table-cell office:value-type="float" office:value="76" calcext:value-type="float">
            <text:p>76</text:p>
          </table:table-cell>
          <table:table-cell/>
          <table:table-cell table:number-columns-repeated="2" office:value-type="string" calcext:value-type="string">
            <text:p>76 </text:p>
          </table:table-cell>
          <table:table-cell table:number-columns-repeated="3" office:value-type="string" calcext:value-type="string">
            <text:p/>
          </table:table-cell>
          <table:table-cell office:value-type="string" calcext:value-type="string">
            <text:p>&lt;article id='an2.76'&gt;&lt;h2 class='sutta-title'&gt;{}&lt;/h2&gt;</text:p>
          </table:table-cell>
          <table:table-cell/>
        </table:table-row>
        <table:table-row table:style-name="ro1">
          <table:table-cell office:value-type="string" calcext:value-type="string">
            <text:p>an2.76:1.1</text:p>
          </table:table-cell>
          <table:table-cell office:value-type="string" calcext:value-type="string">
            <text:p>“Dvemāni, bhikkhave, sukhāni. </text:p>
          </table:table-cell>
          <table:table-cell/>
          <table:table-cell office:value-type="string" calcext:value-type="string">
            <text:p>„Es gibt, Mönche und Nonnen, diese beiden Arten von Glück. </text:p>
          </table:table-cell>
          <table:table-cell office:value-type="string" calcext:value-type="string">
            <text:p>“There are, mendicants, these two kinds of happi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57, msdiv77, sc76.1</text:p>
          </table:table-cell>
        </table:table-row>
        <table:table-row table:style-name="ro1">
          <table:table-cell office:value-type="string" calcext:value-type="string">
            <text:p>an2.76: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6:1.3</text:p>
          </table:table-cell>
          <table:table-cell office:value-type="string" calcext:value-type="string">
            <text:p>Rūpārammaṇañca sukhaṁ arūpārammaṇañca sukhaṁ. </text:p>
          </table:table-cell>
          <table:table-cell/>
          <table:table-cell office:value-type="string" calcext:value-type="string">
            <text:p>Glück, das auf Form beruht, und Glück, das auf Formlosigkeit beruht. </text:p>
          </table:table-cell>
          <table:table-cell office:value-type="string" calcext:value-type="string">
            <text:p>Happiness that relies on form and happiness that relies on the forml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6:1.4</text:p>
          </table:table-cell>
          <table:table-cell office:value-type="string" calcext:value-type="string">
            <text:p>Imāni kho, bhikkhave, dve sukhāni. </text:p>
          </table:table-cell>
          <table:table-cell/>
          <table:table-cell office:value-type="string" calcext:value-type="string">
            <text:p>Das sind die beiden Arten von Glück. </text:p>
          </table:table-cell>
          <table:table-cell office:value-type="string" calcext:value-type="string">
            <text:p>These are the two kinds of happi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76:1.5</text:p>
          </table:table-cell>
          <table:table-cell office:value-type="string" calcext:value-type="string">
            <text:p>Etadaggaṁ, bhikkhave, imesaṁ dvinnaṁ sukhānaṁ yadidaṁ arūpārammaṇaṁ sukhan”ti. </text:p>
          </table:table-cell>
          <table:table-cell/>
          <table:table-cell office:value-type="string" calcext:value-type="string">
            <text:p>Die bessere Art ist das Glück, das auf Formlosigkeit beruht.“ </text:p>
          </table:table-cell>
          <table:table-cell office:value-type="string" calcext:value-type="string">
            <text:p>The better of these two kinds of happiness is happiness that relies on the formles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76:1.6</text:p>
          </table:table-cell>
          <table:table-cell office:value-type="string" calcext:value-type="string">
            <text:p>Sukhavaggo du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77: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77-86'&gt;&lt;header&gt;&lt;ul&gt;&lt;li class='division'&gt;{}&lt;/li&gt;</text:p>
          </table:table-cell>
          <table:table-cell/>
        </table:table-row>
        <table:table-row table:style-name="ro1">
          <table:table-cell office:value-type="string" calcext:value-type="string">
            <text:p>an2.77:0.2</text:p>
          </table:table-cell>
          <table:table-cell office:value-type="string" calcext:value-type="string">
            <text:p>8. Sanimittavagga </text:p>
          </table:table-cell>
          <table:table-cell office:value-type="string" calcext:value-type="string">
            <text:p>Sanimittavagga → nimittavagga (pts1ed)</text:p>
          </table:table-cell>
          <table:table-cell office:value-type="string" calcext:value-type="string">
            <text:p>8. Auf einer Grundlage</text:p>
          </table:table-cell>
          <table:table-cell office:value-type="string" calcext:value-type="string">
            <text:p>8. With a Foundation </text:p>
          </table:table-cell>
          <table:table-cell table:number-columns-repeated="3"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2.77:0.3</text:p>
          </table:table-cell>
          <table:table-cell office:value-type="float" office:value="77" calcext:value-type="float">
            <text:p>77</text:p>
          </table:table-cell>
          <table:table-cell/>
          <table:table-cell table:number-columns-repeated="2" office:value-type="string" calcext:value-type="string">
            <text:p>77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77:1.1</text:p>
          </table:table-cell>
          <table:table-cell office:value-type="string" calcext:value-type="string">
            <text:p>“Sanimittā, bhikkhave, uppajjanti pāpakā akusalā dhammā, no animittā. </text:p>
          </table:table-cell>
          <table:table-cell/>
          <table:table-cell office:value-type="string" calcext:value-type="string">
            <text:p>„Schlechte, untaugliche Eigenschaften, Mönche und Nonnen, entstehen auf einer Grundlage, nicht ohne Grundlage. </text:p>
          </table:table-cell>
          <table:table-cell office:value-type="string" calcext:value-type="string">
            <text:p>“Bad, unskillful qualities, mendicants, arise with a foundation, not without a foundation. </text:p>
          </table:table-cell>
          <table:table-cell table:number-columns-repeated="3" office:value-type="string" calcext:value-type="string">
            <text:p/>
          </table:table-cell>
          <table:table-cell office:value-type="string" calcext:value-type="string">
            <text:p>&lt;article id='an2.77'&gt;&lt;p&gt;{}</text:p>
          </table:table-cell>
          <table:table-cell office:value-type="string" calcext:value-type="string">
            <text:p>bj18.158, ms15A2_159, msdiv78, ndp16.76, sc77.1, sya20.103, vri35.98</text:p>
          </table:table-cell>
        </table:table-row>
        <table:table-row table:style-name="ro1">
          <table:table-cell office:value-type="string" calcext:value-type="string">
            <text:p>an2.77:1.2</text:p>
          </table:table-cell>
          <table:table-cell office:value-type="string" calcext:value-type="string">
            <text:p>Tasseva nimittassa pahānā evaṁ te pāpakā akusalā dhammā na hontī”ti. </text:p>
          </table:table-cell>
          <table:table-cell/>
          <table:table-cell office:value-type="string" calcext:value-type="string">
            <text:p>Wenn man sich von dieser Grundlage abkehrt, treten diese schlechten, untauglichen Eigenschaften nicht auf.“ </text:p>
          </table:table-cell>
          <table:table-cell office:value-type="string" calcext:value-type="string">
            <text:p>By giving up that foundation,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8:0.1</text:p>
          </table:table-cell>
          <table:table-cell office:value-type="float" office:value="78" calcext:value-type="float">
            <text:p>78</text:p>
          </table:table-cell>
          <table:table-cell/>
          <table:table-cell table:number-columns-repeated="2" office:value-type="string" calcext:value-type="string">
            <text:p>78 </text:p>
          </table:table-cell>
          <table:table-cell table:number-columns-repeated="3" office:value-type="string" calcext:value-type="string">
            <text:p/>
          </table:table-cell>
          <table:table-cell office:value-type="string" calcext:value-type="string">
            <text:p>&lt;article id='an2.78'&gt;&lt;h2 class='sutta-title'&gt;{}&lt;/h2&gt;</text:p>
          </table:table-cell>
          <table:table-cell/>
        </table:table-row>
        <table:table-row table:style-name="ro1">
          <table:table-cell office:value-type="string" calcext:value-type="string">
            <text:p>an2.78:1.1</text:p>
          </table:table-cell>
          <table:table-cell office:value-type="string" calcext:value-type="string">
            <text:p>“Sanidānā, bhikkhave, uppajjanti pāpakā akusalā dhammā, no anidānā. </text:p>
          </table:table-cell>
          <table:table-cell/>
          <table:table-cell office:value-type="string" calcext:value-type="string">
            <text:p>„Schlechte, untaugliche Eigenschaften, Mönche und Nonnen, entstehen aus einer Quelle, nicht ohne eine Quelle. </text:p>
          </table:table-cell>
          <table:table-cell office:value-type="string" calcext:value-type="string">
            <text:p>“Bad, unskillful qualities, mendicants, arise with a source, not without a sourc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03, ms15A2_160, msdiv79, sc78.1</text:p>
          </table:table-cell>
        </table:table-row>
        <table:table-row table:style-name="ro1">
          <table:table-cell office:value-type="string" calcext:value-type="string">
            <text:p>an2.78:1.2</text:p>
          </table:table-cell>
          <table:table-cell office:value-type="string" calcext:value-type="string">
            <text:p>Tasseva nidānassa pahānā evaṁ te pāpakā akusalā dhammā na hontī”ti. </text:p>
          </table:table-cell>
          <table:table-cell/>
          <table:table-cell office:value-type="string" calcext:value-type="string">
            <text:p>Wenn man sich von dieser Quelle abkehrt, treten diese schlechten, untauglichen Eigenschaften nicht auf.“ </text:p>
          </table:table-cell>
          <table:table-cell office:value-type="string" calcext:value-type="string">
            <text:p>By giving up that source,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79:0.1</text:p>
          </table:table-cell>
          <table:table-cell office:value-type="float" office:value="79" calcext:value-type="float">
            <text:p>79</text:p>
          </table:table-cell>
          <table:table-cell/>
          <table:table-cell table:number-columns-repeated="2" office:value-type="string" calcext:value-type="string">
            <text:p>79 </text:p>
          </table:table-cell>
          <table:table-cell table:number-columns-repeated="3" office:value-type="string" calcext:value-type="string">
            <text:p/>
          </table:table-cell>
          <table:table-cell office:value-type="string" calcext:value-type="string">
            <text:p>&lt;article id='an2.79'&gt;&lt;h2 class='sutta-title'&gt;{}&lt;/h2&gt;</text:p>
          </table:table-cell>
          <table:table-cell/>
        </table:table-row>
        <table:table-row table:style-name="ro1">
          <table:table-cell office:value-type="string" calcext:value-type="string">
            <text:p>an2.79:1.1</text:p>
          </table:table-cell>
          <table:table-cell office:value-type="string" calcext:value-type="string">
            <text:p>“Sahetukā, bhikkhave, uppajjanti pāpakā akusalā dhammā, no ahetukā. </text:p>
          </table:table-cell>
          <table:table-cell/>
          <table:table-cell office:value-type="string" calcext:value-type="string">
            <text:p>„Schlechte, untaugliche Eigenschaften, Mönche und Nonnen, entstehen aus einer Ursache, nicht ohne Ursache. </text:p>
          </table:table-cell>
          <table:table-cell office:value-type="string" calcext:value-type="string">
            <text:p>“Bad, unskillful qualities, mendicants, arise with a cause, not without a caus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61, msdiv80, sc79.1</text:p>
          </table:table-cell>
        </table:table-row>
        <table:table-row table:style-name="ro1">
          <table:table-cell office:value-type="string" calcext:value-type="string">
            <text:p>an2.79:1.2</text:p>
          </table:table-cell>
          <table:table-cell office:value-type="string" calcext:value-type="string">
            <text:p>Tasseva hetussa pahānā evaṁ te pāpakā akusalā dhammā na hontī”ti. </text:p>
          </table:table-cell>
          <table:table-cell/>
          <table:table-cell office:value-type="string" calcext:value-type="string">
            <text:p>Wenn man sich von dieser Ursache abkehrt, treten diese schlechten, untauglichen Eigenschaften nicht auf.“ </text:p>
          </table:table-cell>
          <table:table-cell office:value-type="string" calcext:value-type="string">
            <text:p>By giving up that cause,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0:0.1</text:p>
          </table:table-cell>
          <table:table-cell office:value-type="float" office:value="80" calcext:value-type="float">
            <text:p>80</text:p>
          </table:table-cell>
          <table:table-cell/>
          <table:table-cell table:number-columns-repeated="2" office:value-type="string" calcext:value-type="string">
            <text:p>80 </text:p>
          </table:table-cell>
          <table:table-cell table:number-columns-repeated="3" office:value-type="string" calcext:value-type="string">
            <text:p/>
          </table:table-cell>
          <table:table-cell office:value-type="string" calcext:value-type="string">
            <text:p>&lt;article id='an2.80'&gt;&lt;h2 class='sutta-title'&gt;{}&lt;/h2&gt;</text:p>
          </table:table-cell>
          <table:table-cell/>
        </table:table-row>
        <table:table-row table:style-name="ro1">
          <table:table-cell office:value-type="string" calcext:value-type="string">
            <text:p>an2.80:1.1</text:p>
          </table:table-cell>
          <table:table-cell office:value-type="string" calcext:value-type="string">
            <text:p>“Sasaṅkhārā, bhikkhave, uppajjanti pāpakā akusalā dhammā, no asaṅkhārā. </text:p>
          </table:table-cell>
          <table:table-cell/>
          <table:table-cell office:value-type="string" calcext:value-type="string">
            <text:p>„Schlechte, untaugliche Eigenschaften, Mönche und Nonnen, entstehen aufgrund von Bedingungen, nicht ohne Bedingungen. </text:p>
          </table:table-cell>
          <table:table-cell office:value-type="string" calcext:value-type="string">
            <text:p>“Bad, unskillful qualities, mendicants, arise with conditions, not without condition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04, ms15A2_162, msdiv81, sc80.1</text:p>
          </table:table-cell>
        </table:table-row>
        <table:table-row table:style-name="ro1">
          <table:table-cell office:value-type="string" calcext:value-type="string">
            <text:p>an2.80:1.2</text:p>
          </table:table-cell>
          <table:table-cell office:value-type="string" calcext:value-type="string">
            <text:p>Tesaṁyeva saṅkhārānaṁ pahānā evaṁ te pāpakā akusalā dhammā na hontī”ti. </text:p>
          </table:table-cell>
          <table:table-cell/>
          <table:table-cell office:value-type="string" calcext:value-type="string">
            <text:p>Wenn man sich von diesen Bedingungen abkehrt, treten diese schlechten, untauglichen Eigenschaften nicht auf.“ </text:p>
          </table:table-cell>
          <table:table-cell office:value-type="string" calcext:value-type="string">
            <text:p>By giving up those conditions,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1:0.1</text:p>
          </table:table-cell>
          <table:table-cell office:value-type="float" office:value="81" calcext:value-type="float">
            <text:p>81</text:p>
          </table:table-cell>
          <table:table-cell/>
          <table:table-cell table:number-columns-repeated="2" office:value-type="string" calcext:value-type="string">
            <text:p>81 </text:p>
          </table:table-cell>
          <table:table-cell table:number-columns-repeated="3" office:value-type="string" calcext:value-type="string">
            <text:p/>
          </table:table-cell>
          <table:table-cell office:value-type="string" calcext:value-type="string">
            <text:p>&lt;article id='an2.81'&gt;&lt;h2 class='sutta-title'&gt;{}&lt;/h2&gt;</text:p>
          </table:table-cell>
          <table:table-cell/>
        </table:table-row>
        <table:table-row table:style-name="ro1">
          <table:table-cell office:value-type="string" calcext:value-type="string">
            <text:p>an2.81:1.1</text:p>
          </table:table-cell>
          <table:table-cell office:value-type="string" calcext:value-type="string">
            <text:p>“Sappaccayā, bhikkhave, uppajjanti pāpakā akusalā dhammā, no appaccayā. </text:p>
          </table:table-cell>
          <table:table-cell/>
          <table:table-cell office:value-type="string" calcext:value-type="string">
            <text:p>„Schlechte, untaugliche Eigenschaften, Mönche und Nonnen, entstehen aus einem Grund, nicht ohne Grund. </text:p>
          </table:table-cell>
          <table:table-cell office:value-type="string" calcext:value-type="string">
            <text:p>“Bad, unskillful qualities, mendicants, arise with a reason, not without a reas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81, csp2ed15.81, ms15A2_163, msdiv82, sc81.1</text:p>
          </table:table-cell>
        </table:table-row>
        <table:table-row table:style-name="ro1">
          <table:table-cell office:value-type="string" calcext:value-type="string">
            <text:p>an2.81:1.2</text:p>
          </table:table-cell>
          <table:table-cell office:value-type="string" calcext:value-type="string">
            <text:p>Tasseva paccayassa pahānā evaṁ te pāpakā akusalā dhammā na hontī”ti. </text:p>
          </table:table-cell>
          <table:table-cell/>
          <table:table-cell office:value-type="string" calcext:value-type="string">
            <text:p>Wenn man sich von diese Grund abkehrt, treten diese schlechten, untauglichen Eigenschaften nicht auf.“ </text:p>
          </table:table-cell>
          <table:table-cell office:value-type="string" calcext:value-type="string">
            <text:p>By giving up that reason,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2:0.1</text:p>
          </table:table-cell>
          <table:table-cell office:value-type="float" office:value="82" calcext:value-type="float">
            <text:p>82</text:p>
          </table:table-cell>
          <table:table-cell/>
          <table:table-cell table:number-columns-repeated="2" office:value-type="string" calcext:value-type="string">
            <text:p>82 </text:p>
          </table:table-cell>
          <table:table-cell table:number-columns-repeated="3" office:value-type="string" calcext:value-type="string">
            <text:p/>
          </table:table-cell>
          <table:table-cell office:value-type="string" calcext:value-type="string">
            <text:p>&lt;article id='an2.82'&gt;&lt;h2 class='sutta-title'&gt;{}&lt;/h2&gt;</text:p>
          </table:table-cell>
          <table:table-cell/>
        </table:table-row>
        <table:table-row table:style-name="ro1">
          <table:table-cell office:value-type="string" calcext:value-type="string">
            <text:p>an2.82:1.1</text:p>
          </table:table-cell>
          <table:table-cell office:value-type="string" calcext:value-type="string">
            <text:p>“Sarūpā, bhikkhave, uppajjanti pāpakā akusalā dhammā, no arūpā. </text:p>
          </table:table-cell>
          <table:table-cell/>
          <table:table-cell office:value-type="string" calcext:value-type="string">
            <text:p>„Schlechte, untaugliche Eigenschaften, Mönche und Nonnen, entstehen mit einer Form, nicht ohne Form. </text:p>
          </table:table-cell>
          <table:table-cell office:value-type="string" calcext:value-type="string">
            <text:p>“Bad, unskillful qualities, mendicants, arise with form, not without for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64, msdiv83, pts-vp-pli1.83, sc82.1</text:p>
          </table:table-cell>
        </table:table-row>
        <table:table-row table:style-name="ro1">
          <table:table-cell office:value-type="string" calcext:value-type="string">
            <text:p>an2.82:1.2</text:p>
          </table:table-cell>
          <table:table-cell office:value-type="string" calcext:value-type="string">
            <text:p>Tasseva rūpassa pahānā evaṁ te pāpakā akusalā dhammā na hontī”ti. </text:p>
          </table:table-cell>
          <table:table-cell/>
          <table:table-cell office:value-type="string" calcext:value-type="string">
            <text:p>Wenn man sich von dieser Form abkehrt, treten diese schlechten, untauglichen Eigenschaften nicht auf.“ </text:p>
          </table:table-cell>
          <table:table-cell office:value-type="string" calcext:value-type="string">
            <text:p>By giving up that form,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3:0.1</text:p>
          </table:table-cell>
          <table:table-cell office:value-type="float" office:value="83" calcext:value-type="float">
            <text:p>83</text:p>
          </table:table-cell>
          <table:table-cell/>
          <table:table-cell table:number-columns-repeated="2" office:value-type="string" calcext:value-type="string">
            <text:p>83 </text:p>
          </table:table-cell>
          <table:table-cell table:number-columns-repeated="3" office:value-type="string" calcext:value-type="string">
            <text:p/>
          </table:table-cell>
          <table:table-cell office:value-type="string" calcext:value-type="string">
            <text:p>&lt;article id='an2.83'&gt;&lt;h2 class='sutta-title'&gt;{}&lt;/h2&gt;</text:p>
          </table:table-cell>
          <table:table-cell/>
        </table:table-row>
        <table:table-row table:style-name="ro1">
          <table:table-cell office:value-type="string" calcext:value-type="string">
            <text:p>an2.83:1.1</text:p>
          </table:table-cell>
          <table:table-cell office:value-type="string" calcext:value-type="string">
            <text:p>“Savedanā, bhikkhave, uppajjanti pāpakā akusalā dhammā, no avedanā. </text:p>
          </table:table-cell>
          <table:table-cell/>
          <table:table-cell office:value-type="string" calcext:value-type="string">
            <text:p>„Schlechte, untaugliche Eigenschaften, Mönche und Nonnen, entstehen mit einem Gefühl, nicht ohne Gefühl. </text:p>
          </table:table-cell>
          <table:table-cell office:value-type="string" calcext:value-type="string">
            <text:p>“Bad, unskillful qualities, mendicants, arise with feeling, not without feel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65, msdiv84, sc83.1</text:p>
          </table:table-cell>
        </table:table-row>
        <table:table-row table:style-name="ro1">
          <table:table-cell office:value-type="string" calcext:value-type="string">
            <text:p>an2.83:1.2</text:p>
          </table:table-cell>
          <table:table-cell office:value-type="string" calcext:value-type="string">
            <text:p>Tassāyeva vedanāya pahānā evaṁ te pāpakā akusalā dhammā na hontī”ti. </text:p>
          </table:table-cell>
          <table:table-cell/>
          <table:table-cell office:value-type="string" calcext:value-type="string">
            <text:p>Wenn man sich von diesem Gefühl abkehrt, treten diese schlechten, untauglichen Eigenschaften nicht auf.“ </text:p>
          </table:table-cell>
          <table:table-cell office:value-type="string" calcext:value-type="string">
            <text:p>By giving up that feeling,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4:0.1</text:p>
          </table:table-cell>
          <table:table-cell office:value-type="float" office:value="84" calcext:value-type="float">
            <text:p>84</text:p>
          </table:table-cell>
          <table:table-cell/>
          <table:table-cell table:number-columns-repeated="2" office:value-type="string" calcext:value-type="string">
            <text:p>84 </text:p>
          </table:table-cell>
          <table:table-cell table:number-columns-repeated="3" office:value-type="string" calcext:value-type="string">
            <text:p/>
          </table:table-cell>
          <table:table-cell office:value-type="string" calcext:value-type="string">
            <text:p>&lt;article id='an2.84'&gt;&lt;h2 class='sutta-title'&gt;{}&lt;/h2&gt;</text:p>
          </table:table-cell>
          <table:table-cell/>
        </table:table-row>
        <table:table-row table:style-name="ro1">
          <table:table-cell office:value-type="string" calcext:value-type="string">
            <text:p>an2.84:1.1</text:p>
          </table:table-cell>
          <table:table-cell office:value-type="string" calcext:value-type="string">
            <text:p>“Sasaññā, bhikkhave, uppajjanti pāpakā akusalā dhammā, no asaññā. </text:p>
          </table:table-cell>
          <table:table-cell/>
          <table:table-cell office:value-type="string" calcext:value-type="string">
            <text:p>„Schlechte, untaugliche Eigenschaften, Mönche und Nonnen, entstehen mit einer Wahrnehmung, nicht ohne Wahrnehmung. </text:p>
          </table:table-cell>
          <table:table-cell office:value-type="string" calcext:value-type="string">
            <text:p>“Bad, unskillful qualities, mendicants, arise with perception, not without percept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66, msdiv85, sc84.1, sya20.104</text:p>
          </table:table-cell>
        </table:table-row>
        <table:table-row table:style-name="ro1">
          <table:table-cell office:value-type="string" calcext:value-type="string">
            <text:p>an2.84:1.2</text:p>
          </table:table-cell>
          <table:table-cell office:value-type="string" calcext:value-type="string">
            <text:p>Tassāyeva saññāya pahānā evaṁ te pāpakā akusalā dhammā na hontī”ti. </text:p>
          </table:table-cell>
          <table:table-cell/>
          <table:table-cell office:value-type="string" calcext:value-type="string">
            <text:p>Wenn man sich von dieser Wahrnehmung abkehrt, treten diese schlechten, untauglichen Eigenschaften nicht auf.“ </text:p>
          </table:table-cell>
          <table:table-cell office:value-type="string" calcext:value-type="string">
            <text:p>By giving up that perception,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5:0.1</text:p>
          </table:table-cell>
          <table:table-cell office:value-type="float" office:value="85" calcext:value-type="float">
            <text:p>85</text:p>
          </table:table-cell>
          <table:table-cell/>
          <table:table-cell table:number-columns-repeated="2" office:value-type="string" calcext:value-type="string">
            <text:p>85 </text:p>
          </table:table-cell>
          <table:table-cell table:number-columns-repeated="3" office:value-type="string" calcext:value-type="string">
            <text:p/>
          </table:table-cell>
          <table:table-cell office:value-type="string" calcext:value-type="string">
            <text:p>&lt;article id='an2.85'&gt;&lt;h2 class='sutta-title'&gt;{}&lt;/h2&gt;</text:p>
          </table:table-cell>
          <table:table-cell/>
        </table:table-row>
        <table:table-row table:style-name="ro1">
          <table:table-cell office:value-type="string" calcext:value-type="string">
            <text:p>an2.85:1.1</text:p>
          </table:table-cell>
          <table:table-cell office:value-type="string" calcext:value-type="string">
            <text:p>“Saviññāṇā, bhikkhave, uppajjanti pāpakā akusalā dhammā, no aviññāṇā. </text:p>
          </table:table-cell>
          <table:table-cell/>
          <table:table-cell office:value-type="string" calcext:value-type="string">
            <text:p>„Schlechte, untaugliche Eigenschaften, Mönche und Nonnen, entstehen mit einem Bewusstsein, nicht ohne Bewusstsein. </text:p>
          </table:table-cell>
          <table:table-cell office:value-type="string" calcext:value-type="string">
            <text:p>“Bad, unskillful qualities, mendicants, arise with consciousness, not without consciousn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60, dr20.104, ms15A2_167, msdiv86, sc85.1, vri35.99</text:p>
          </table:table-cell>
        </table:table-row>
        <table:table-row table:style-name="ro1">
          <table:table-cell office:value-type="string" calcext:value-type="string">
            <text:p>an2.85:1.2</text:p>
          </table:table-cell>
          <table:table-cell office:value-type="string" calcext:value-type="string">
            <text:p>Tasseva viññāṇassa pahānā evaṁ te pāpakā akusalā dhammā na hontī”ti. </text:p>
          </table:table-cell>
          <table:table-cell/>
          <table:table-cell office:value-type="string" calcext:value-type="string">
            <text:p>Wenn man sich von diesem Bewusstsein abkehrt, treten diese schlechten, untauglichen Eigenschaften nicht auf.“ </text:p>
          </table:table-cell>
          <table:table-cell office:value-type="string" calcext:value-type="string">
            <text:p>By giving up that consciousness, those bad, unskillful qualities do not occur.”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6:0.1</text:p>
          </table:table-cell>
          <table:table-cell office:value-type="float" office:value="86" calcext:value-type="float">
            <text:p>86</text:p>
          </table:table-cell>
          <table:table-cell/>
          <table:table-cell table:number-columns-repeated="2" office:value-type="string" calcext:value-type="string">
            <text:p>86 </text:p>
          </table:table-cell>
          <table:table-cell table:number-columns-repeated="3" office:value-type="string" calcext:value-type="string">
            <text:p/>
          </table:table-cell>
          <table:table-cell office:value-type="string" calcext:value-type="string">
            <text:p>&lt;article id='an2.86'&gt;&lt;h2 class='sutta-title'&gt;{}&lt;/h2&gt;</text:p>
          </table:table-cell>
          <table:table-cell/>
        </table:table-row>
        <table:table-row table:style-name="ro1">
          <table:table-cell office:value-type="string" calcext:value-type="string">
            <text:p>an2.86:1.1</text:p>
          </table:table-cell>
          <table:table-cell office:value-type="string" calcext:value-type="string">
            <text:p>“Saṅkhatārammaṇā, bhikkhave, uppajjanti pāpakā akusalā dhammā, no asaṅkhatārammaṇā. </text:p>
          </table:table-cell>
          <table:table-cell/>
          <table:table-cell office:value-type="string" calcext:value-type="string">
            <text:p>„Schlechte, untaugliche Eigenschaften, Mönche und Nonnen, entstehen auf einer bedingten Grundlage, nicht ohne bedingte Grundlage. </text:p>
          </table:table-cell>
          <table:table-cell office:value-type="string" calcext:value-type="string">
            <text:p>“Bad, unskillful qualities, mendicants, arise with a conditioned basis, not without a conditioned basi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68, msdiv87, ndp16.77, sc86.1</text:p>
          </table:table-cell>
        </table:table-row>
        <table:table-row table:style-name="ro1">
          <table:table-cell office:value-type="string" calcext:value-type="string">
            <text:p>an2.86:1.2</text:p>
          </table:table-cell>
          <table:table-cell office:value-type="string" calcext:value-type="string">
            <text:p>Tasseva saṅkhatassa pahānā evaṁ te pāpakā akusalā dhammā na hontī”ti. </text:p>
          </table:table-cell>
          <table:table-cell/>
          <table:table-cell office:value-type="string" calcext:value-type="string">
            <text:p>Wenn man sich von dieser bedingten Grundlage abkehrt, treten diese schlechten, untauglichen Eigenschaften nicht auf.“ </text:p>
          </table:table-cell>
          <table:table-cell office:value-type="string" calcext:value-type="string">
            <text:p>By giving up that conditioned basis, those bad, unskillful qualities do not occur.”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86:1.3</text:p>
          </table:table-cell>
          <table:table-cell office:value-type="string" calcext:value-type="string">
            <text:p>Sanimittavaggo ta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87: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87-97'&gt;&lt;header&gt;&lt;ul&gt;&lt;li class='division'&gt;{}&lt;/li&gt;</text:p>
          </table:table-cell>
          <table:table-cell/>
        </table:table-row>
        <table:table-row table:style-name="ro1">
          <table:table-cell office:value-type="string" calcext:value-type="string">
            <text:p>an2.87:0.2</text:p>
          </table:table-cell>
          <table:table-cell office:value-type="string" calcext:value-type="string">
            <text:p>9. Dhammavagga </text:p>
          </table:table-cell>
          <table:table-cell/>
          <table:table-cell office:value-type="string" calcext:value-type="string">
            <text:p>9. Dinge</text:p>
          </table:table-cell>
          <table:table-cell office:value-type="string" calcext:value-type="string">
            <text:p>9. Things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87:0.3</text:p>
          </table:table-cell>
          <table:table-cell office:value-type="float" office:value="87" calcext:value-type="float">
            <text:p>87</text:p>
          </table:table-cell>
          <table:table-cell/>
          <table:table-cell table:number-columns-repeated="2" office:value-type="string" calcext:value-type="string">
            <text:p>87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87: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article id='an2.87'&gt;&lt;p&gt;{}</text:p>
          </table:table-cell>
          <table:table-cell office:value-type="string" calcext:value-type="string">
            <text:p>cck20.105, ms15A2_170, msdiv88, sc87.1, vri35.100</text:p>
          </table:table-cell>
        </table:table-row>
        <table:table-row table:style-name="ro1">
          <table:table-cell office:value-type="string" calcext:value-type="string">
            <text:p>an2.87: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87:1.3</text:p>
          </table:table-cell>
          <table:table-cell office:value-type="string" calcext:value-type="string">
            <text:p>Cetovimutti ca paññāvimutti ca. </text:p>
          </table:table-cell>
          <table:table-cell/>
          <table:table-cell office:value-type="string" calcext:value-type="string">
            <text:p>Freiheit des Herzens und Freiheit durch Weisheit. </text:p>
          </table:table-cell>
          <table:table-cell office:value-type="string" calcext:value-type="string">
            <text:p>Freedom of heart and freedom by wisdo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87: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8:0.1</text:p>
          </table:table-cell>
          <table:table-cell office:value-type="float" office:value="88" calcext:value-type="float">
            <text:p>88</text:p>
          </table:table-cell>
          <table:table-cell/>
          <table:table-cell table:number-columns-repeated="2" office:value-type="string" calcext:value-type="string">
            <text:p>88 </text:p>
          </table:table-cell>
          <table:table-cell table:number-columns-repeated="3" office:value-type="string" calcext:value-type="string">
            <text:p/>
          </table:table-cell>
          <table:table-cell office:value-type="string" calcext:value-type="string">
            <text:p>&lt;article id='an2.88'&gt;&lt;h2 class='sutta-title'&gt;{}&lt;/h2&gt;</text:p>
          </table:table-cell>
          <table:table-cell/>
        </table:table-row>
        <table:table-row table:style-name="ro1">
          <table:table-cell office:value-type="string" calcext:value-type="string">
            <text:p>an2.88: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71, msdiv89, sc88.1</text:p>
          </table:table-cell>
        </table:table-row>
        <table:table-row table:style-name="ro1">
          <table:table-cell office:value-type="string" calcext:value-type="string">
            <text:p>an2.88: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88:1.3</text:p>
          </table:table-cell>
          <table:table-cell office:value-type="string" calcext:value-type="string">
            <text:p>Paggāho ca avikkhepo ca. </text:p>
          </table:table-cell>
          <table:table-cell/>
          <table:table-cell office:value-type="string" calcext:value-type="string">
            <text:p>Sich anstrengen und sich nicht ablenken lassen. </text:p>
          </table:table-cell>
          <table:table-cell office:value-type="string" calcext:value-type="string">
            <text:p>Exertion, and not being distrac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88: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89:0.1</text:p>
          </table:table-cell>
          <table:table-cell office:value-type="float" office:value="89" calcext:value-type="float">
            <text:p>89</text:p>
          </table:table-cell>
          <table:table-cell/>
          <table:table-cell table:number-columns-repeated="2" office:value-type="string" calcext:value-type="string">
            <text:p>89 </text:p>
          </table:table-cell>
          <table:table-cell table:number-columns-repeated="3" office:value-type="string" calcext:value-type="string">
            <text:p/>
          </table:table-cell>
          <table:table-cell office:value-type="string" calcext:value-type="string">
            <text:p>&lt;article id='an2.89'&gt;&lt;h2 class='sutta-title'&gt;{}&lt;/h2&gt;</text:p>
          </table:table-cell>
          <table:table-cell/>
        </table:table-row>
        <table:table-row table:style-name="ro1">
          <table:table-cell office:value-type="string" calcext:value-type="string">
            <text:p>an2.89: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82, csp2ed15.82, ms15A2_172, msdiv90, sc89.1</text:p>
          </table:table-cell>
        </table:table-row>
        <table:table-row table:style-name="ro1">
          <table:table-cell office:value-type="string" calcext:value-type="string">
            <text:p>an2.8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89:1.3</text:p>
          </table:table-cell>
          <table:table-cell office:value-type="string" calcext:value-type="string">
            <text:p>Nāmañca rūpañca. </text:p>
          </table:table-cell>
          <table:table-cell/>
          <table:table-cell office:value-type="string" calcext:value-type="string">
            <text:p>Name und Form. </text:p>
          </table:table-cell>
          <table:table-cell office:value-type="string" calcext:value-type="string">
            <text:p>Name and for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89: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0:0.1</text:p>
          </table:table-cell>
          <table:table-cell office:value-type="float" office:value="90" calcext:value-type="float">
            <text:p>90</text:p>
          </table:table-cell>
          <table:table-cell/>
          <table:table-cell table:number-columns-repeated="2" office:value-type="string" calcext:value-type="string">
            <text:p>90 </text:p>
          </table:table-cell>
          <table:table-cell table:number-columns-repeated="3" office:value-type="string" calcext:value-type="string">
            <text:p/>
          </table:table-cell>
          <table:table-cell office:value-type="string" calcext:value-type="string">
            <text:p>&lt;article id='an2.90'&gt;&lt;h2 class='sutta-title'&gt;{}&lt;/h2&gt;</text:p>
          </table:table-cell>
          <table:table-cell/>
        </table:table-row>
        <table:table-row table:style-name="ro1">
          <table:table-cell office:value-type="string" calcext:value-type="string">
            <text:p>an2.90: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73, msdiv91, sc90.1</text:p>
          </table:table-cell>
        </table:table-row>
        <table:table-row table:style-name="ro1">
          <table:table-cell office:value-type="string" calcext:value-type="string">
            <text:p>an2.90: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0:1.3</text:p>
          </table:table-cell>
          <table:table-cell office:value-type="string" calcext:value-type="string">
            <text:p>Vijjā ca vimutti ca. </text:p>
          </table:table-cell>
          <table:table-cell/>
          <table:table-cell office:value-type="string" calcext:value-type="string">
            <text:p>Wissen und Freiheit. </text:p>
          </table:table-cell>
          <table:table-cell office:value-type="string" calcext:value-type="string">
            <text:p>Knowledge and freedo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0: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1:0.1</text:p>
          </table:table-cell>
          <table:table-cell office:value-type="float" office:value="91" calcext:value-type="float">
            <text:p>91</text:p>
          </table:table-cell>
          <table:table-cell/>
          <table:table-cell table:number-columns-repeated="2" office:value-type="string" calcext:value-type="string">
            <text:p>91 </text:p>
          </table:table-cell>
          <table:table-cell table:number-columns-repeated="3" office:value-type="string" calcext:value-type="string">
            <text:p/>
          </table:table-cell>
          <table:table-cell office:value-type="string" calcext:value-type="string">
            <text:p>&lt;article id='an2.91'&gt;&lt;h2 class='sutta-title'&gt;{}&lt;/h2&gt;</text:p>
          </table:table-cell>
          <table:table-cell/>
        </table:table-row>
        <table:table-row table:style-name="ro1">
          <table:table-cell office:value-type="string" calcext:value-type="string">
            <text:p>an2.91: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74, msdiv92, sc91.1</text:p>
          </table:table-cell>
        </table:table-row>
        <table:table-row table:style-name="ro1">
          <table:table-cell office:value-type="string" calcext:value-type="string">
            <text:p>an2.91: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1:1.3</text:p>
          </table:table-cell>
          <table:table-cell office:value-type="string" calcext:value-type="string">
            <text:p>Bhavadiṭṭhi ca vibhavadiṭṭhi ca. </text:p>
          </table:table-cell>
          <table:table-cell/>
          <table:table-cell office:value-type="string" calcext:value-type="string">
            <text:p>Ansichten, die fortgesetztes Dasein begünstigen, und Ansichten, die das Beenden des Daseins begünstigen. </text:p>
          </table:table-cell>
          <table:table-cell office:value-type="string" calcext:value-type="string">
            <text:p>Views favoring continued existence and views favoring ending exist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1: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2:0.1</text:p>
          </table:table-cell>
          <table:table-cell office:value-type="float" office:value="92" calcext:value-type="float">
            <text:p>92</text:p>
          </table:table-cell>
          <table:table-cell/>
          <table:table-cell table:number-columns-repeated="2" office:value-type="string" calcext:value-type="string">
            <text:p>92 </text:p>
          </table:table-cell>
          <table:table-cell table:number-columns-repeated="3" office:value-type="string" calcext:value-type="string">
            <text:p/>
          </table:table-cell>
          <table:table-cell office:value-type="string" calcext:value-type="string">
            <text:p>&lt;article id='an2.92'&gt;&lt;h2 class='sutta-title'&gt;{}&lt;/h2&gt;</text:p>
          </table:table-cell>
          <table:table-cell/>
        </table:table-row>
        <table:table-row table:style-name="ro1">
          <table:table-cell office:value-type="string" calcext:value-type="string">
            <text:p>an2.92: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62, ms15A2_175, msdiv93, sc92.1, sya20.105</text:p>
          </table:table-cell>
        </table:table-row>
        <table:table-row table:style-name="ro1">
          <table:table-cell office:value-type="string" calcext:value-type="string">
            <text:p>an2.92: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2:1.3</text:p>
          </table:table-cell>
          <table:table-cell office:value-type="string" calcext:value-type="string">
            <text:p>Ahirikañca anottappañca. </text:p>
          </table:table-cell>
          <table:table-cell/>
          <table:table-cell office:value-type="string" calcext:value-type="string">
            <text:p>Gewissenlosigkeit und fehlende Zurückhaltung. </text:p>
          </table:table-cell>
          <table:table-cell office:value-type="string" calcext:value-type="string">
            <text:p>Lack of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2: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3:0.1</text:p>
          </table:table-cell>
          <table:table-cell office:value-type="float" office:value="93" calcext:value-type="float">
            <text:p>93</text:p>
          </table:table-cell>
          <table:table-cell/>
          <table:table-cell table:number-columns-repeated="2" office:value-type="string" calcext:value-type="string">
            <text:p>93 </text:p>
          </table:table-cell>
          <table:table-cell table:number-columns-repeated="3" office:value-type="string" calcext:value-type="string">
            <text:p/>
          </table:table-cell>
          <table:table-cell office:value-type="string" calcext:value-type="string">
            <text:p>&lt;article id='an2.93'&gt;&lt;h2 class='sutta-title'&gt;{}&lt;/h2&gt;</text:p>
          </table:table-cell>
          <table:table-cell/>
        </table:table-row>
        <table:table-row table:style-name="ro1">
          <table:table-cell office:value-type="string" calcext:value-type="string">
            <text:p>an2.93: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05, ms15A2_176, msdiv94, sc93.1</text:p>
          </table:table-cell>
        </table:table-row>
        <table:table-row table:style-name="ro1">
          <table:table-cell office:value-type="string" calcext:value-type="string">
            <text:p>an2.93: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3:1.3</text:p>
          </table:table-cell>
          <table:table-cell office:value-type="string" calcext:value-type="string">
            <text:p>Hirī ca ottappañca. </text:p>
          </table:table-cell>
          <table:table-cell/>
          <table:table-cell office:value-type="string" calcext:value-type="string">
            <text:p>Gewissen und Zurückhaltung. </text:p>
          </table:table-cell>
          <table:table-cell office:value-type="string" calcext:value-type="string">
            <text:p>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3: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4:0.1</text:p>
          </table:table-cell>
          <table:table-cell office:value-type="float" office:value="94" calcext:value-type="float">
            <text:p>94</text:p>
          </table:table-cell>
          <table:table-cell/>
          <table:table-cell table:number-columns-repeated="2" office:value-type="string" calcext:value-type="string">
            <text:p>94 </text:p>
          </table:table-cell>
          <table:table-cell table:number-columns-repeated="3" office:value-type="string" calcext:value-type="string">
            <text:p/>
          </table:table-cell>
          <table:table-cell office:value-type="string" calcext:value-type="string">
            <text:p>&lt;article id='an2.94'&gt;&lt;h2 class='sutta-title'&gt;{}&lt;/h2&gt;</text:p>
          </table:table-cell>
          <table:table-cell/>
        </table:table-row>
        <table:table-row table:style-name="ro1">
          <table:table-cell office:value-type="string" calcext:value-type="string">
            <text:p>an2.94: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77, msdiv95, sc94.1</text:p>
          </table:table-cell>
        </table:table-row>
        <table:table-row table:style-name="ro1">
          <table:table-cell office:value-type="string" calcext:value-type="string">
            <text:p>an2.94: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4:1.3</text:p>
          </table:table-cell>
          <table:table-cell office:value-type="string" calcext:value-type="string">
            <text:p>Dovacassatā ca pāpamittatā ca. </text:p>
          </table:table-cell>
          <table:table-cell/>
          <table:table-cell office:value-type="string" calcext:value-type="string">
            <text:p>Man ist schwer zu ermahnen und man hat schlechte Freunde. </text:p>
          </table:table-cell>
          <table:table-cell office:value-type="string" calcext:value-type="string">
            <text:p>Being hard to admonish and having bad frien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4: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5:0.1</text:p>
          </table:table-cell>
          <table:table-cell office:value-type="float" office:value="95" calcext:value-type="float">
            <text:p>95</text:p>
          </table:table-cell>
          <table:table-cell/>
          <table:table-cell table:number-columns-repeated="2" office:value-type="string" calcext:value-type="string">
            <text:p>95 </text:p>
          </table:table-cell>
          <table:table-cell table:number-columns-repeated="3" office:value-type="string" calcext:value-type="string">
            <text:p/>
          </table:table-cell>
          <table:table-cell office:value-type="string" calcext:value-type="string">
            <text:p>&lt;article id='an2.95'&gt;&lt;h2 class='sutta-title'&gt;{}&lt;/h2&gt;</text:p>
          </table:table-cell>
          <table:table-cell/>
        </table:table-row>
        <table:table-row table:style-name="ro1">
          <table:table-cell office:value-type="string" calcext:value-type="string">
            <text:p>an2.95: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78, msdiv96, sc95.1</text:p>
          </table:table-cell>
        </table:table-row>
        <table:table-row table:style-name="ro1">
          <table:table-cell office:value-type="string" calcext:value-type="string">
            <text:p>an2.9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5:1.3</text:p>
          </table:table-cell>
          <table:table-cell office:value-type="string" calcext:value-type="string">
            <text:p>Sovacassatā ca kalyāṇamittatā ca. </text:p>
          </table:table-cell>
          <table:table-cell/>
          <table:table-cell office:value-type="string" calcext:value-type="string">
            <text:p>Man ist leicht zu ermahnen und man hat gute Freunde. </text:p>
          </table:table-cell>
          <table:table-cell office:value-type="string" calcext:value-type="string">
            <text:p>Being easy to admonish and having good friend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5: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6:0.1</text:p>
          </table:table-cell>
          <table:table-cell office:value-type="float" office:value="96" calcext:value-type="float">
            <text:p>96</text:p>
          </table:table-cell>
          <table:table-cell/>
          <table:table-cell table:number-columns-repeated="2" office:value-type="string" calcext:value-type="string">
            <text:p>96 </text:p>
          </table:table-cell>
          <table:table-cell table:number-columns-repeated="3" office:value-type="string" calcext:value-type="string">
            <text:p/>
          </table:table-cell>
          <table:table-cell office:value-type="string" calcext:value-type="string">
            <text:p>&lt;article id='an2.96'&gt;&lt;h2 class='sutta-title'&gt;{}&lt;/h2&gt;</text:p>
          </table:table-cell>
          <table:table-cell/>
        </table:table-row>
        <table:table-row table:style-name="ro1">
          <table:table-cell office:value-type="string" calcext:value-type="string">
            <text:p>an2.96: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06, ms15A2_179, msdiv97, sc96.1, vri35.101</text:p>
          </table:table-cell>
        </table:table-row>
        <table:table-row table:style-name="ro1">
          <table:table-cell office:value-type="string" calcext:value-type="string">
            <text:p>an2.96: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6:1.3</text:p>
          </table:table-cell>
          <table:table-cell office:value-type="string" calcext:value-type="string">
            <text:p>Dhātukusalatā ca manasikārakusalatā ca. </text:p>
          </table:table-cell>
          <table:table-cell/>
          <table:table-cell office:value-type="string" calcext:value-type="string">
            <text:p>Man ist bewandert in den Elementen und bewandert in der Aufmerksamkeit. </text:p>
          </table:table-cell>
          <table:table-cell office:value-type="string" calcext:value-type="string">
            <text:p>Skill in the elements and skill in atten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6: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7:0.1</text:p>
          </table:table-cell>
          <table:table-cell office:value-type="float" office:value="97" calcext:value-type="float">
            <text:p>97</text:p>
          </table:table-cell>
          <table:table-cell/>
          <table:table-cell table:number-columns-repeated="2" office:value-type="string" calcext:value-type="string">
            <text:p>97 </text:p>
          </table:table-cell>
          <table:table-cell table:number-columns-repeated="3" office:value-type="string" calcext:value-type="string">
            <text:p/>
          </table:table-cell>
          <table:table-cell office:value-type="string" calcext:value-type="string">
            <text:p>&lt;article id='an2.97'&gt;&lt;h2 class='sutta-title'&gt;{}&lt;/h2&gt;</text:p>
          </table:table-cell>
          <table:table-cell/>
        </table:table-row>
        <table:table-row table:style-name="ro1">
          <table:table-cell office:value-type="string" calcext:value-type="string">
            <text:p>an2.97:1.1</text:p>
          </table:table-cell>
          <table:table-cell office:value-type="string" calcext:value-type="string">
            <text:p>“Dveme, bhikkhave, dhammā. </text:p>
          </table:table-cell>
          <table:table-cell/>
          <table:table-cell office:value-type="string" calcext:value-type="string">
            <text:p>„Es gibt, Mönche und Nonnen, diese beiden Dinge. </text:p>
          </table:table-cell>
          <table:table-cell office:value-type="string" calcext:value-type="string">
            <text:p>“There are, mendicants,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80, msdiv98, pts-vp-pli1.84, sc97.1</text:p>
          </table:table-cell>
        </table:table-row>
        <table:table-row table:style-name="ro1">
          <table:table-cell office:value-type="string" calcext:value-type="string">
            <text:p>an2.97: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7:1.3</text:p>
          </table:table-cell>
          <table:table-cell office:value-type="string" calcext:value-type="string">
            <text:p>Āpattikusalatā ca āpattivuṭṭhānakusalatā ca. </text:p>
          </table:table-cell>
          <table:table-cell/>
          <table:table-cell office:value-type="string" calcext:value-type="string">
            <text:p>Man ist bewandert in den Vergehen und in der Wiedereingliederung nach einem Vergehen. </text:p>
          </table:table-cell>
          <table:table-cell office:value-type="string" calcext:value-type="string">
            <text:p>Skill in offenses and skill in rehabilitation from offens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7: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97:1.5</text:p>
          </table:table-cell>
          <table:table-cell office:value-type="string" calcext:value-type="string">
            <text:p>Dhammavaggo catutth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98: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98-117'&gt;&lt;header&gt;&lt;ul&gt;&lt;li class='division'&gt;{}&lt;/li&gt;</text:p>
          </table:table-cell>
          <table:table-cell/>
        </table:table-row>
        <table:table-row table:style-name="ro1">
          <table:table-cell office:value-type="string" calcext:value-type="string">
            <text:p>an2.98:0.2</text:p>
          </table:table-cell>
          <table:table-cell office:value-type="string" calcext:value-type="string">
            <text:p>10. Bālavagga </text:p>
          </table:table-cell>
          <table:table-cell/>
          <table:table-cell office:value-type="string" calcext:value-type="string">
            <text:p>10. Toren</text:p>
          </table:table-cell>
          <table:table-cell office:value-type="string" calcext:value-type="string">
            <text:p>10. Fools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98:0.3</text:p>
          </table:table-cell>
          <table:table-cell office:value-type="float" office:value="98" calcext:value-type="float">
            <text:p>98</text:p>
          </table:table-cell>
          <table:table-cell/>
          <table:table-cell table:number-columns-repeated="2" office:value-type="string" calcext:value-type="string">
            <text:p>98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98:1.1</text:p>
          </table:table-cell>
          <table:table-cell office:value-type="string" calcext:value-type="string">
            <text:p>“Dveme, bhikkhave, bālā. </text:p>
          </table:table-cell>
          <table:table-cell/>
          <table:table-cell office:value-type="string" calcext:value-type="string">
            <text:p>„Mönche und Nonnen, es gibt zwei Toren. </text:p>
          </table:table-cell>
          <table:table-cell office:value-type="string" calcext:value-type="string">
            <text:p>“Mendicants, there are two fools. </text:p>
          </table:table-cell>
          <table:table-cell table:number-columns-repeated="3" office:value-type="string" calcext:value-type="string">
            <text:p/>
          </table:table-cell>
          <table:table-cell office:value-type="string" calcext:value-type="string">
            <text:p>&lt;article id='an2.98'&gt;&lt;p&gt;{}</text:p>
          </table:table-cell>
          <table:table-cell office:value-type="string" calcext:value-type="string">
            <text:p>csp1ed15.83, csp2ed15.83, ms15A2_182, msdiv99, ndp16.78, sc98.1, vri35.102</text:p>
          </table:table-cell>
        </table:table-row>
        <table:table-row table:style-name="ro1">
          <table:table-cell office:value-type="string" calcext:value-type="string">
            <text:p>an2.98: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8:1.3</text:p>
          </table:table-cell>
          <table:table-cell office:value-type="string" calcext:value-type="string">
            <text:p>Yo ca anāgataṁ bhāraṁ vahati, yo ca āgataṁ bhāraṁ na vahati. </text:p>
          </table:table-cell>
          <table:table-cell/>
          <table:table-cell office:value-type="string" calcext:value-type="string">
            <text:p>Einen, der sich für etwas, das nicht geschehen ist, verantwortlich fühlt, und eine, die sich für etwas, das geschehen ist, nicht verantwortlich fühlt. </text:p>
          </table:table-cell>
          <table:table-cell office:value-type="string" calcext:value-type="string">
            <text:p>One who takes responsibility for what has not come to pass, and one who doesn’t take responsibility for what has come to pa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8:1.4</text:p>
          </table:table-cell>
          <table:table-cell office:value-type="string" calcext:value-type="string">
            <text:p>Ime kho, bhikkhave, dve bālā”ti. </text:p>
          </table:table-cell>
          <table:table-cell/>
          <table:table-cell office:value-type="string" calcext:value-type="string">
            <text:p>Das sind die beiden Toren.“ </text:p>
          </table:table-cell>
          <table:table-cell office:value-type="string" calcext:value-type="string">
            <text:p>These are the two fool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99:0.1</text:p>
          </table:table-cell>
          <table:table-cell office:value-type="float" office:value="99" calcext:value-type="float">
            <text:p>99</text:p>
          </table:table-cell>
          <table:table-cell/>
          <table:table-cell table:number-columns-repeated="2" office:value-type="string" calcext:value-type="string">
            <text:p>99 </text:p>
          </table:table-cell>
          <table:table-cell table:number-columns-repeated="3" office:value-type="string" calcext:value-type="string">
            <text:p/>
          </table:table-cell>
          <table:table-cell office:value-type="string" calcext:value-type="string">
            <text:p>&lt;article id='an2.99'&gt;&lt;h2 class='sutta-title'&gt;{}&lt;/h2&gt;</text:p>
          </table:table-cell>
          <table:table-cell/>
        </table:table-row>
        <table:table-row table:style-name="ro1">
          <table:table-cell office:value-type="string" calcext:value-type="string">
            <text:p>an2.99:1.1</text:p>
          </table:table-cell>
          <table:table-cell office:value-type="string" calcext:value-type="string">
            <text:p>“Dveme, bhikkhave, paṇḍitā. </text:p>
          </table:table-cell>
          <table:table-cell/>
          <table:table-cell office:value-type="string" calcext:value-type="string">
            <text:p>„Es gibt zwei kluge Menschen. </text:p>
          </table:table-cell>
          <table:table-cell office:value-type="string" calcext:value-type="string">
            <text:p>“There are two who are astu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64, dr20.106, ms15A2_183, msdiv100, sc99.1, sya20.106</text:p>
          </table:table-cell>
        </table:table-row>
        <table:table-row table:style-name="ro1">
          <table:table-cell office:value-type="string" calcext:value-type="string">
            <text:p>an2.99: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9:1.3</text:p>
          </table:table-cell>
          <table:table-cell office:value-type="string" calcext:value-type="string">
            <text:p>Yo ca anāgataṁ bhāraṁ na vahati, yo ca āgataṁ bhāraṁ vahati. </text:p>
          </table:table-cell>
          <table:table-cell/>
          <table:table-cell office:value-type="string" calcext:value-type="string">
            <text:p>Einen, der sich für etwas, das nicht geschehen ist, nicht verantwortlich fühlt, und eine, die sich für etwas, das geschehen ist, verantwortlich fühlt. </text:p>
          </table:table-cell>
          <table:table-cell office:value-type="string" calcext:value-type="string">
            <text:p>One who doesn’t take responsibility for what has not come to pass, and one who does take responsibility for what has come to pa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99:1.4</text:p>
          </table:table-cell>
          <table:table-cell office:value-type="string" calcext:value-type="string">
            <text:p>Ime kho, bhikkhave, dve paṇḍitā”ti. </text:p>
          </table:table-cell>
          <table:table-cell/>
          <table:table-cell office:value-type="string" calcext:value-type="string">
            <text:p>Das sind die beiden klugen Menschen.“ </text:p>
          </table:table-cell>
          <table:table-cell office:value-type="string" calcext:value-type="string">
            <text:p>These are the two who are astut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0:0.1</text:p>
          </table:table-cell>
          <table:table-cell office:value-type="float" office:value="100" calcext:value-type="float">
            <text:p>100</text:p>
          </table:table-cell>
          <table:table-cell/>
          <table:table-cell table:number-columns-repeated="2" office:value-type="string" calcext:value-type="string">
            <text:p>100 </text:p>
          </table:table-cell>
          <table:table-cell table:number-columns-repeated="3" office:value-type="string" calcext:value-type="string">
            <text:p/>
          </table:table-cell>
          <table:table-cell office:value-type="string" calcext:value-type="string">
            <text:p>&lt;article id='an2.100'&gt;&lt;h2 class='sutta-title'&gt;{}&lt;/h2&gt;</text:p>
          </table:table-cell>
          <table:table-cell/>
        </table:table-row>
        <table:table-row table:style-name="ro1">
          <table:table-cell office:value-type="string" calcext:value-type="string">
            <text:p>an2.100:1.1</text:p>
          </table:table-cell>
          <table:table-cell office:value-type="string" calcext:value-type="string">
            <text:p>“Dveme, bhikkhave, bālā. </text:p>
          </table:table-cell>
          <table:table-cell/>
          <table:table-cell office:value-type="string" calcext:value-type="string">
            <text:p>„Mönche und Nonnen, es gibt zwei Toren. </text:p>
          </table:table-cell>
          <table:table-cell office:value-type="string" calcext:value-type="string">
            <text:p>“Mendicants, there are two fool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84, msdiv101, sc100.1</text:p>
          </table:table-cell>
        </table:table-row>
        <table:table-row table:style-name="ro1">
          <table:table-cell office:value-type="string" calcext:value-type="string">
            <text:p>an2.100: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0:1.3</text:p>
          </table:table-cell>
          <table:table-cell office:value-type="string" calcext:value-type="string">
            <text:p>Yo ca akappiye kappiyasaññī, yo ca kappiye akappiyasaññī. </text:p>
          </table:table-cell>
          <table:table-cell/>
          <table:table-cell office:value-type="string" calcext:value-type="string">
            <text:p>Einen, der Unerlaubtes als erlaubt betrachtet, und eine, die Erlaubtes als unerlaubt betrachtet. </text:p>
          </table:table-cell>
          <table:table-cell office:value-type="string" calcext:value-type="string">
            <text:p>One who perceives what is unallowable as allowable, and one who perceives what is allowable as unallowabl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0:1.4</text:p>
          </table:table-cell>
          <table:table-cell office:value-type="string" calcext:value-type="string">
            <text:p>Ime kho, bhikkhave, dve bālā”ti. </text:p>
          </table:table-cell>
          <table:table-cell/>
          <table:table-cell office:value-type="string" calcext:value-type="string">
            <text:p>Das sind die beiden Toren.“ </text:p>
          </table:table-cell>
          <table:table-cell office:value-type="string" calcext:value-type="string">
            <text:p>These are the two fool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1:0.1</text:p>
          </table:table-cell>
          <table:table-cell office:value-type="float" office:value="101" calcext:value-type="float">
            <text:p>101</text:p>
          </table:table-cell>
          <table:table-cell/>
          <table:table-cell table:number-columns-repeated="2" office:value-type="string" calcext:value-type="string">
            <text:p>101 </text:p>
          </table:table-cell>
          <table:table-cell table:number-columns-repeated="3" office:value-type="string" calcext:value-type="string">
            <text:p/>
          </table:table-cell>
          <table:table-cell office:value-type="string" calcext:value-type="string">
            <text:p>&lt;article id='an2.101'&gt;&lt;h2 class='sutta-title'&gt;{}&lt;/h2&gt;</text:p>
          </table:table-cell>
          <table:table-cell/>
        </table:table-row>
        <table:table-row table:style-name="ro1">
          <table:table-cell office:value-type="string" calcext:value-type="string">
            <text:p>an2.101:1.1</text:p>
          </table:table-cell>
          <table:table-cell office:value-type="string" calcext:value-type="string">
            <text:p>“Dveme, bhikkhave, paṇḍitā. </text:p>
          </table:table-cell>
          <table:table-cell/>
          <table:table-cell office:value-type="string" calcext:value-type="string">
            <text:p>„Es gibt zwei kluge Menschen. </text:p>
          </table:table-cell>
          <table:table-cell office:value-type="string" calcext:value-type="string">
            <text:p>“There are two who are astu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85, msdiv102, sc101.1</text:p>
          </table:table-cell>
        </table:table-row>
        <table:table-row table:style-name="ro1">
          <table:table-cell office:value-type="string" calcext:value-type="string">
            <text:p>an2.101: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1:1.3</text:p>
          </table:table-cell>
          <table:table-cell office:value-type="string" calcext:value-type="string">
            <text:p>Yo ca akappiye akappiyasaññī, yo ca kappiye kappiyasaññī. </text:p>
          </table:table-cell>
          <table:table-cell/>
          <table:table-cell office:value-type="string" calcext:value-type="string">
            <text:p>Einen, der Unerlaubtes als unerlaubt betrachtet, und eine, die Erlaubtes als erlaubt betrachtet. </text:p>
          </table:table-cell>
          <table:table-cell office:value-type="string" calcext:value-type="string">
            <text:p>One who perceives what is unallowable as unallowable, and one who perceives what is allowable as allowabl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1:1.4</text:p>
          </table:table-cell>
          <table:table-cell office:value-type="string" calcext:value-type="string">
            <text:p>Ime kho, bhikkhave, dve paṇḍitā”ti. </text:p>
          </table:table-cell>
          <table:table-cell/>
          <table:table-cell office:value-type="string" calcext:value-type="string">
            <text:p>Das sind die beiden klugen Menschen.“ </text:p>
          </table:table-cell>
          <table:table-cell office:value-type="string" calcext:value-type="string">
            <text:p>These are the two who are astut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2:0.1</text:p>
          </table:table-cell>
          <table:table-cell office:value-type="float" office:value="102" calcext:value-type="float">
            <text:p>102</text:p>
          </table:table-cell>
          <table:table-cell/>
          <table:table-cell table:number-columns-repeated="2" office:value-type="string" calcext:value-type="string">
            <text:p>102 </text:p>
          </table:table-cell>
          <table:table-cell table:number-columns-repeated="3" office:value-type="string" calcext:value-type="string">
            <text:p/>
          </table:table-cell>
          <table:table-cell office:value-type="string" calcext:value-type="string">
            <text:p>&lt;article id='an2.102'&gt;&lt;h2 class='sutta-title'&gt;{}&lt;/h2&gt;</text:p>
          </table:table-cell>
          <table:table-cell/>
        </table:table-row>
        <table:table-row table:style-name="ro1">
          <table:table-cell office:value-type="string" calcext:value-type="string">
            <text:p>an2.102:1.1</text:p>
          </table:table-cell>
          <table:table-cell office:value-type="string" calcext:value-type="string">
            <text:p>“Dveme, bhikkhave, bālā. </text:p>
          </table:table-cell>
          <table:table-cell/>
          <table:table-cell office:value-type="string" calcext:value-type="string">
            <text:p>„Mönche und Nonnen, es gibt zwei Toren. </text:p>
          </table:table-cell>
          <table:table-cell office:value-type="string" calcext:value-type="string">
            <text:p>“Mendicants, there are two fool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07, ms15A2_186, msdiv103, sc102.1</text:p>
          </table:table-cell>
        </table:table-row>
        <table:table-row table:style-name="ro1">
          <table:table-cell office:value-type="string" calcext:value-type="string">
            <text:p>an2.102: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2:1.3</text:p>
          </table:table-cell>
          <table:table-cell office:value-type="string" calcext:value-type="string">
            <text:p>Yo ca anāpattiyā āpattisaññī, yo ca āpattiyā anāpattisaññī. </text:p>
          </table:table-cell>
          <table:table-cell/>
          <table:table-cell office:value-type="string" calcext:value-type="string">
            <text:p>Einen, der das, was kein Vergehen ist, als ein Vergehen betrachtet, und eine, die ein Vergehen als etwas betrachtet, das kein Vergehen ist. </text:p>
          </table:table-cell>
          <table:table-cell office:value-type="string" calcext:value-type="string">
            <text:p>One who perceives a non-offense as an offense, and one who perceives an offense as a non-offen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2:1.4</text:p>
          </table:table-cell>
          <table:table-cell office:value-type="string" calcext:value-type="string">
            <text:p>Ime kho, bhikkhave, dve bālā”ti. </text:p>
          </table:table-cell>
          <table:table-cell/>
          <table:table-cell office:value-type="string" calcext:value-type="string">
            <text:p>Das sind die beiden Toren.“ </text:p>
          </table:table-cell>
          <table:table-cell office:value-type="string" calcext:value-type="string">
            <text:p>These are the two fool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3:0.1</text:p>
          </table:table-cell>
          <table:table-cell office:value-type="float" office:value="103" calcext:value-type="float">
            <text:p>103</text:p>
          </table:table-cell>
          <table:table-cell/>
          <table:table-cell table:number-columns-repeated="2" office:value-type="string" calcext:value-type="string">
            <text:p>103 </text:p>
          </table:table-cell>
          <table:table-cell table:number-columns-repeated="3" office:value-type="string" calcext:value-type="string">
            <text:p/>
          </table:table-cell>
          <table:table-cell office:value-type="string" calcext:value-type="string">
            <text:p>&lt;article id='an2.103'&gt;&lt;h2 class='sutta-title'&gt;{}&lt;/h2&gt;</text:p>
          </table:table-cell>
          <table:table-cell/>
        </table:table-row>
        <table:table-row table:style-name="ro1">
          <table:table-cell office:value-type="string" calcext:value-type="string">
            <text:p>an2.103:1.1</text:p>
          </table:table-cell>
          <table:table-cell office:value-type="string" calcext:value-type="string">
            <text:p>“Dveme, bhikkhave, paṇḍitā. </text:p>
          </table:table-cell>
          <table:table-cell/>
          <table:table-cell office:value-type="string" calcext:value-type="string">
            <text:p>„Es gibt zwei kluge Menschen. </text:p>
          </table:table-cell>
          <table:table-cell office:value-type="string" calcext:value-type="string">
            <text:p>“There are two who are astu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87, msdiv104, sc103.1</text:p>
          </table:table-cell>
        </table:table-row>
        <table:table-row table:style-name="ro1">
          <table:table-cell office:value-type="string" calcext:value-type="string">
            <text:p>an2.103: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3:1.3</text:p>
          </table:table-cell>
          <table:table-cell office:value-type="string" calcext:value-type="string">
            <text:p>Yo ca anāpattiyā anāpattisaññī, yo ca āpattiyā āpattisaññī. </text:p>
          </table:table-cell>
          <table:table-cell/>
          <table:table-cell office:value-type="string" calcext:value-type="string">
            <text:p>Einen, der das, was kein Vergehen ist, als kein Vergehen betrachtet, und eine, die ein Vergehen als ein Vergehen betrachtet. </text:p>
          </table:table-cell>
          <table:table-cell office:value-type="string" calcext:value-type="string">
            <text:p>One who perceives a non-offense as a non-offense, and one who perceives an offense as an offen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3:1.4</text:p>
          </table:table-cell>
          <table:table-cell office:value-type="string" calcext:value-type="string">
            <text:p>Ime kho, bhikkhave, dve paṇḍitā”ti. </text:p>
          </table:table-cell>
          <table:table-cell/>
          <table:table-cell office:value-type="string" calcext:value-type="string">
            <text:p>Das sind die beiden klugen Menschen.“ </text:p>
          </table:table-cell>
          <table:table-cell office:value-type="string" calcext:value-type="string">
            <text:p>These are the two who are astut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4:0.1</text:p>
          </table:table-cell>
          <table:table-cell office:value-type="float" office:value="104" calcext:value-type="float">
            <text:p>104</text:p>
          </table:table-cell>
          <table:table-cell/>
          <table:table-cell table:number-columns-repeated="2" office:value-type="string" calcext:value-type="string">
            <text:p>104 </text:p>
          </table:table-cell>
          <table:table-cell table:number-columns-repeated="3" office:value-type="string" calcext:value-type="string">
            <text:p/>
          </table:table-cell>
          <table:table-cell office:value-type="string" calcext:value-type="string">
            <text:p>&lt;article id='an2.104'&gt;&lt;h2 class='sutta-title'&gt;{}&lt;/h2&gt;</text:p>
          </table:table-cell>
          <table:table-cell/>
        </table:table-row>
        <table:table-row table:style-name="ro1">
          <table:table-cell office:value-type="string" calcext:value-type="string">
            <text:p>an2.104:1.1</text:p>
          </table:table-cell>
          <table:table-cell office:value-type="string" calcext:value-type="string">
            <text:p>“Dveme, bhikkhave, bālā. </text:p>
          </table:table-cell>
          <table:table-cell/>
          <table:table-cell office:value-type="string" calcext:value-type="string">
            <text:p>„Mönche und Nonnen, es gibt zwei Toren. </text:p>
          </table:table-cell>
          <table:table-cell office:value-type="string" calcext:value-type="string">
            <text:p>“Mendicants, there are two fool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88, msdiv105, pts-vp-pli1.85, sc104.1</text:p>
          </table:table-cell>
        </table:table-row>
        <table:table-row table:style-name="ro1">
          <table:table-cell office:value-type="string" calcext:value-type="string">
            <text:p>an2.104: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4:1.3</text:p>
          </table:table-cell>
          <table:table-cell office:value-type="string" calcext:value-type="string">
            <text:p>Yo ca adhamme dhammasaññī, yo ca dhamme adhammasaññī. </text:p>
          </table:table-cell>
          <table:table-cell/>
          <table:table-cell office:value-type="string" calcext:value-type="string">
            <text:p>Einen, der das, was nicht die Lehre ist, als die Lehre betrachtet, und eine, die die Lehre als etwas betrachtet, das nicht die Lehre ist. </text:p>
          </table:table-cell>
          <table:table-cell office:value-type="string" calcext:value-type="string">
            <text:p>One who perceives what is not the teaching as the teaching, and one who perceives the teaching as not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4:1.4</text:p>
          </table:table-cell>
          <table:table-cell office:value-type="string" calcext:value-type="string">
            <text:p>Ime kho, bhikkhave, dve bālā”ti. </text:p>
          </table:table-cell>
          <table:table-cell/>
          <table:table-cell office:value-type="string" calcext:value-type="string">
            <text:p>Das sind die beiden Toren.“ </text:p>
          </table:table-cell>
          <table:table-cell office:value-type="string" calcext:value-type="string">
            <text:p>These are the two fool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5:0.1</text:p>
          </table:table-cell>
          <table:table-cell office:value-type="float" office:value="105" calcext:value-type="float">
            <text:p>105</text:p>
          </table:table-cell>
          <table:table-cell/>
          <table:table-cell table:number-columns-repeated="2" office:value-type="string" calcext:value-type="string">
            <text:p>105 </text:p>
          </table:table-cell>
          <table:table-cell table:number-columns-repeated="3" office:value-type="string" calcext:value-type="string">
            <text:p/>
          </table:table-cell>
          <table:table-cell office:value-type="string" calcext:value-type="string">
            <text:p>&lt;article id='an2.105'&gt;&lt;h2 class='sutta-title'&gt;{}&lt;/h2&gt;</text:p>
          </table:table-cell>
          <table:table-cell/>
        </table:table-row>
        <table:table-row table:style-name="ro1">
          <table:table-cell office:value-type="string" calcext:value-type="string">
            <text:p>an2.105:1.1</text:p>
          </table:table-cell>
          <table:table-cell office:value-type="string" calcext:value-type="string">
            <text:p>“Dveme, bhikkhave, paṇḍitā. </text:p>
          </table:table-cell>
          <table:table-cell/>
          <table:table-cell office:value-type="string" calcext:value-type="string">
            <text:p>„Es gibt zwei kluge Menschen. </text:p>
          </table:table-cell>
          <table:table-cell office:value-type="string" calcext:value-type="string">
            <text:p>“There are two who are astu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89, msdiv106, sc105.1, vri35.103</text:p>
          </table:table-cell>
        </table:table-row>
        <table:table-row table:style-name="ro1">
          <table:table-cell office:value-type="string" calcext:value-type="string">
            <text:p>an2.105: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5:1.3</text:p>
          </table:table-cell>
          <table:table-cell office:value-type="string" calcext:value-type="string">
            <text:p>Yo ca dhamme dhammasaññī, yo ca adhamme adhammasaññī. </text:p>
          </table:table-cell>
          <table:table-cell/>
          <table:table-cell office:value-type="string" calcext:value-type="string">
            <text:p>Einen, der die Lehre als die Lehre betrachtet, und eine, die das, was nicht die Lehre ist, als nicht die Lehre betrachtet. </text:p>
          </table:table-cell>
          <table:table-cell office:value-type="string" calcext:value-type="string">
            <text:p>One who perceives the teaching as the teaching, and one who perceives what is not the teaching as not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5:1.4</text:p>
          </table:table-cell>
          <table:table-cell office:value-type="string" calcext:value-type="string">
            <text:p>Ime kho, bhikkhave, dve paṇḍitā”ti. </text:p>
          </table:table-cell>
          <table:table-cell/>
          <table:table-cell office:value-type="string" calcext:value-type="string">
            <text:p>Das sind die beiden klugen Menschen.“ </text:p>
          </table:table-cell>
          <table:table-cell office:value-type="string" calcext:value-type="string">
            <text:p>These are the two who are astut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6:0.1</text:p>
          </table:table-cell>
          <table:table-cell office:value-type="float" office:value="106" calcext:value-type="float">
            <text:p>106</text:p>
          </table:table-cell>
          <table:table-cell/>
          <table:table-cell table:number-columns-repeated="2" office:value-type="string" calcext:value-type="string">
            <text:p>106 </text:p>
          </table:table-cell>
          <table:table-cell table:number-columns-repeated="3" office:value-type="string" calcext:value-type="string">
            <text:p/>
          </table:table-cell>
          <table:table-cell office:value-type="string" calcext:value-type="string">
            <text:p>&lt;article id='an2.106'&gt;&lt;h2 class='sutta-title'&gt;{}&lt;/h2&gt;</text:p>
          </table:table-cell>
          <table:table-cell/>
        </table:table-row>
        <table:table-row table:style-name="ro1">
          <table:table-cell office:value-type="string" calcext:value-type="string">
            <text:p>an2.106:1.1</text:p>
          </table:table-cell>
          <table:table-cell office:value-type="string" calcext:value-type="string">
            <text:p>“Dveme, bhikkhave, bālā. </text:p>
          </table:table-cell>
          <table:table-cell/>
          <table:table-cell office:value-type="string" calcext:value-type="string">
            <text:p>„Mönche und Nonnen, es gibt zwei Toren. </text:p>
          </table:table-cell>
          <table:table-cell office:value-type="string" calcext:value-type="string">
            <text:p>“Mendicants, there are two fool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07, ms15A2_190, msdiv107, sc106.1, sya20.107</text:p>
          </table:table-cell>
        </table:table-row>
        <table:table-row table:style-name="ro1">
          <table:table-cell office:value-type="string" calcext:value-type="string">
            <text:p>an2.106: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6:1.3</text:p>
          </table:table-cell>
          <table:table-cell office:value-type="string" calcext:value-type="string">
            <text:p>Yo ca avinaye vinayasaññī, yo ca vinaye avinayasaññī. </text:p>
          </table:table-cell>
          <table:table-cell/>
          <table:table-cell office:value-type="string" calcext:value-type="string">
            <text:p>Einen, der das, was nicht die Übung ist, als die Übung betrachtet, und eine, die die Übung als etwas betrachtet, das nicht die Übung ist. </text:p>
          </table:table-cell>
          <table:table-cell office:value-type="string" calcext:value-type="string">
            <text:p>One who perceives what is not the training as the training, and one who perceives what is the training as not the train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6:1.4</text:p>
          </table:table-cell>
          <table:table-cell office:value-type="string" calcext:value-type="string">
            <text:p>Ime kho, bhikkhave, dve bālā”ti. </text:p>
          </table:table-cell>
          <table:table-cell/>
          <table:table-cell office:value-type="string" calcext:value-type="string">
            <text:p>Das sind die beiden Toren.“ </text:p>
          </table:table-cell>
          <table:table-cell office:value-type="string" calcext:value-type="string">
            <text:p>These are the two fool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7:0.1</text:p>
          </table:table-cell>
          <table:table-cell office:value-type="float" office:value="107" calcext:value-type="float">
            <text:p>107</text:p>
          </table:table-cell>
          <table:table-cell/>
          <table:table-cell table:number-columns-repeated="2" office:value-type="string" calcext:value-type="string">
            <text:p>107 </text:p>
          </table:table-cell>
          <table:table-cell table:number-columns-repeated="3" office:value-type="string" calcext:value-type="string">
            <text:p/>
          </table:table-cell>
          <table:table-cell office:value-type="string" calcext:value-type="string">
            <text:p>&lt;article id='an2.107'&gt;&lt;h2 class='sutta-title'&gt;{}&lt;/h2&gt;</text:p>
          </table:table-cell>
          <table:table-cell/>
        </table:table-row>
        <table:table-row table:style-name="ro1">
          <table:table-cell office:value-type="string" calcext:value-type="string">
            <text:p>an2.107:1.1</text:p>
          </table:table-cell>
          <table:table-cell office:value-type="string" calcext:value-type="string">
            <text:p>“Dveme, bhikkhave, paṇḍitā. </text:p>
          </table:table-cell>
          <table:table-cell/>
          <table:table-cell office:value-type="string" calcext:value-type="string">
            <text:p>„Es gibt zwei kluge Menschen. </text:p>
          </table:table-cell>
          <table:table-cell office:value-type="string" calcext:value-type="string">
            <text:p>“There are two who are astu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66, csp1ed15.84, csp2ed15.84, ms15A2_191, msdiv108, ndp16.79, sc107.1</text:p>
          </table:table-cell>
        </table:table-row>
        <table:table-row table:style-name="ro1">
          <table:table-cell office:value-type="string" calcext:value-type="string">
            <text:p>an2.107: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7:1.3</text:p>
          </table:table-cell>
          <table:table-cell office:value-type="string" calcext:value-type="string">
            <text:p>Yo ca avinaye avinayasaññī, yo ca vinaye vinayasaññī. </text:p>
          </table:table-cell>
          <table:table-cell/>
          <table:table-cell office:value-type="string" calcext:value-type="string">
            <text:p>Einen, der das, was nicht die Übung ist, als nicht die Übung betrachtet, und eine, die die Übung als die Übung betrachtet. </text:p>
          </table:table-cell>
          <table:table-cell office:value-type="string" calcext:value-type="string">
            <text:p>One who perceives what is not the training as not the training, and one who perceives what is the training as the train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7:1.4</text:p>
          </table:table-cell>
          <table:table-cell office:value-type="string" calcext:value-type="string">
            <text:p>Ime kho, bhikkhave, dve paṇḍitā”ti. </text:p>
          </table:table-cell>
          <table:table-cell/>
          <table:table-cell office:value-type="string" calcext:value-type="string">
            <text:p>Das sind die beiden klugen Menschen.“ </text:p>
          </table:table-cell>
          <table:table-cell office:value-type="string" calcext:value-type="string">
            <text:p>These are the two who are astut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8:0.1</text:p>
          </table:table-cell>
          <table:table-cell office:value-type="float" office:value="108" calcext:value-type="float">
            <text:p>108</text:p>
          </table:table-cell>
          <table:table-cell/>
          <table:table-cell table:number-columns-repeated="2" office:value-type="string" calcext:value-type="string">
            <text:p>108 </text:p>
          </table:table-cell>
          <table:table-cell table:number-columns-repeated="3" office:value-type="string" calcext:value-type="string">
            <text:p/>
          </table:table-cell>
          <table:table-cell office:value-type="string" calcext:value-type="string">
            <text:p>&lt;article id='an2.108'&gt;&lt;h2 class='sutta-title'&gt;{}&lt;/h2&gt;</text:p>
          </table:table-cell>
          <table:table-cell/>
        </table:table-row>
        <table:table-row table:style-name="ro1">
          <table:table-cell office:value-type="string" calcext:value-type="string">
            <text:p>an2.108:1.1</text:p>
          </table:table-cell>
          <table:table-cell office:value-type="string" calcext:value-type="string">
            <text:p>“Dvinnaṁ, bhikkhave, āsavā vaḍḍhanti. </text:p>
          </table:table-cell>
          <table:table-cell/>
          <table:table-cell office:value-type="string" calcext:value-type="string">
            <text:p>„Für diese beiden nehmen die Makel zu. </text:p>
          </table:table-cell>
          <table:table-cell office:value-type="string" calcext:value-type="string">
            <text:p>“For these two, defilements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92, msdiv109, sc108.1</text:p>
          </table:table-cell>
        </table:table-row>
        <table:table-row table:style-name="ro1">
          <table:table-cell office:value-type="string" calcext:value-type="string">
            <text:p>an2.108: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8:1.3</text:p>
          </table:table-cell>
          <table:table-cell office:value-type="string" calcext:value-type="string">
            <text:p>Yo ca na kukkuccāyitabbaṁ kukkuccāyati, yo ca kukkuccāyitabbaṁ na kukkuccāyati. </text:p>
          </table:table-cell>
          <table:table-cell/>
          <table:table-cell office:value-type="string" calcext:value-type="string">
            <text:p>Für einen, der bereut, was nicht zu bereuen ist, und für eine, die nicht bereut, was zu bereuen ist. </text:p>
          </table:table-cell>
          <table:table-cell office:value-type="string" calcext:value-type="string">
            <text:p>One who is remorseful over something they shouldn’t be, and one who isn’t remorseful over something they should b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8:1.4</text:p>
          </table:table-cell>
          <table:table-cell office:value-type="string" calcext:value-type="string">
            <text:p>Imesaṁ kho, bhikkhave, dvinnaṁ āsavā vaḍḍhantī”ti. </text:p>
          </table:table-cell>
          <table:table-cell/>
          <table:table-cell office:value-type="string" calcext:value-type="string">
            <text:p>Das sind die beiden, deren Makel zunehmen.“ </text:p>
          </table:table-cell>
          <table:table-cell office:value-type="string" calcext:value-type="string">
            <text:p>These are the two whose defilements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09:0.1</text:p>
          </table:table-cell>
          <table:table-cell office:value-type="float" office:value="109" calcext:value-type="float">
            <text:p>109</text:p>
          </table:table-cell>
          <table:table-cell/>
          <table:table-cell table:number-columns-repeated="2" office:value-type="string" calcext:value-type="string">
            <text:p>109 </text:p>
          </table:table-cell>
          <table:table-cell table:number-columns-repeated="3" office:value-type="string" calcext:value-type="string">
            <text:p/>
          </table:table-cell>
          <table:table-cell office:value-type="string" calcext:value-type="string">
            <text:p>&lt;article id='an2.109'&gt;&lt;h2 class='sutta-title'&gt;{}&lt;/h2&gt;</text:p>
          </table:table-cell>
          <table:table-cell/>
        </table:table-row>
        <table:table-row table:style-name="ro1">
          <table:table-cell office:value-type="string" calcext:value-type="string">
            <text:p>an2.109:1.1</text:p>
          </table:table-cell>
          <table:table-cell office:value-type="string" calcext:value-type="string">
            <text:p>“Dvinnaṁ, bhikkhave, āsavā na vaḍḍhanti. </text:p>
          </table:table-cell>
          <table:table-cell/>
          <table:table-cell office:value-type="string" calcext:value-type="string">
            <text:p>„Für diese beiden nehmen die Makel nicht zu. </text:p>
          </table:table-cell>
          <table:table-cell office:value-type="string" calcext:value-type="string">
            <text:p>“For these two, defilements don’t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08, ms15A2_193, msdiv110, sc109.1</text:p>
          </table:table-cell>
        </table:table-row>
        <table:table-row table:style-name="ro1">
          <table:table-cell office:value-type="string" calcext:value-type="string">
            <text:p>an2.109: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9:1.3</text:p>
          </table:table-cell>
          <table:table-cell office:value-type="string" calcext:value-type="string">
            <text:p>Yo ca na kukkuccāyitabbaṁ na kukkuccāyati, yo ca kukkuccāyitabbaṁ kukkuccāyati. </text:p>
          </table:table-cell>
          <table:table-cell/>
          <table:table-cell office:value-type="string" calcext:value-type="string">
            <text:p>Für einen, der nicht bereut, was nicht zu bereuen ist, und für eine, die bereut, was zu bereuen ist. </text:p>
          </table:table-cell>
          <table:table-cell office:value-type="string" calcext:value-type="string">
            <text:p>One who isn’t remorseful over something they shouldn’t be, and one who is remorseful over something they should b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09:1.4</text:p>
          </table:table-cell>
          <table:table-cell office:value-type="string" calcext:value-type="string">
            <text:p>Imesaṁ kho, bhikkhave, dvinnaṁ āsavā na vaḍḍhantī”ti. </text:p>
          </table:table-cell>
          <table:table-cell/>
          <table:table-cell office:value-type="string" calcext:value-type="string">
            <text:p>Das sind die beiden, deren Makel nicht zunehmen.“ </text:p>
          </table:table-cell>
          <table:table-cell office:value-type="string" calcext:value-type="string">
            <text:p>These are the two whose defilements don’t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0:0.1</text:p>
          </table:table-cell>
          <table:table-cell office:value-type="float" office:value="110" calcext:value-type="float">
            <text:p>110</text:p>
          </table:table-cell>
          <table:table-cell/>
          <table:table-cell table:number-columns-repeated="2" office:value-type="string" calcext:value-type="string">
            <text:p>110 </text:p>
          </table:table-cell>
          <table:table-cell table:number-columns-repeated="3" office:value-type="string" calcext:value-type="string">
            <text:p/>
          </table:table-cell>
          <table:table-cell office:value-type="string" calcext:value-type="string">
            <text:p>&lt;article id='an2.110'&gt;&lt;h2 class='sutta-title'&gt;{}&lt;/h2&gt;</text:p>
          </table:table-cell>
          <table:table-cell/>
        </table:table-row>
        <table:table-row table:style-name="ro1">
          <table:table-cell office:value-type="string" calcext:value-type="string">
            <text:p>an2.110:1.1</text:p>
          </table:table-cell>
          <table:table-cell office:value-type="string" calcext:value-type="string">
            <text:p>“Dvinnaṁ, bhikkhave, āsavā vaḍḍhanti. </text:p>
          </table:table-cell>
          <table:table-cell/>
          <table:table-cell office:value-type="string" calcext:value-type="string">
            <text:p>„Für diese beiden nehmen die Makel zu. </text:p>
          </table:table-cell>
          <table:table-cell office:value-type="string" calcext:value-type="string">
            <text:p>“For these two, defilements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94, msdiv111, sc110.1</text:p>
          </table:table-cell>
        </table:table-row>
        <table:table-row table:style-name="ro1">
          <table:table-cell office:value-type="string" calcext:value-type="string">
            <text:p>an2.110: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0:1.3</text:p>
          </table:table-cell>
          <table:table-cell office:value-type="string" calcext:value-type="string">
            <text:p>Yo ca akappiye kappiyasaññī, yo ca kappiye akappiyasaññī. </text:p>
          </table:table-cell>
          <table:table-cell/>
          <table:table-cell office:value-type="string" calcext:value-type="string">
            <text:p>Für einen, der Unerlaubtes als erlaubt betrachtet, und für eine, die Erlaubtes als unerlaubt betrachtet. </text:p>
          </table:table-cell>
          <table:table-cell office:value-type="string" calcext:value-type="string">
            <text:p>One who perceives what is unallowable as allowable, and one who perceives what is allowable as unallowabl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0:1.4</text:p>
          </table:table-cell>
          <table:table-cell office:value-type="string" calcext:value-type="string">
            <text:p>Imesaṁ kho, bhikkhave, dvinnaṁ āsavā vaḍḍhantī”ti. </text:p>
          </table:table-cell>
          <table:table-cell/>
          <table:table-cell office:value-type="string" calcext:value-type="string">
            <text:p>Das sind die beiden, deren Makel zunehmen.“ </text:p>
          </table:table-cell>
          <table:table-cell office:value-type="string" calcext:value-type="string">
            <text:p>These are the two whose defilements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1:0.1</text:p>
          </table:table-cell>
          <table:table-cell office:value-type="float" office:value="111" calcext:value-type="float">
            <text:p>111</text:p>
          </table:table-cell>
          <table:table-cell/>
          <table:table-cell table:number-columns-repeated="2" office:value-type="string" calcext:value-type="string">
            <text:p>111 </text:p>
          </table:table-cell>
          <table:table-cell table:number-columns-repeated="3" office:value-type="string" calcext:value-type="string">
            <text:p/>
          </table:table-cell>
          <table:table-cell office:value-type="string" calcext:value-type="string">
            <text:p>&lt;article id='an2.111'&gt;&lt;h2 class='sutta-title'&gt;{}&lt;/h2&gt;</text:p>
          </table:table-cell>
          <table:table-cell/>
        </table:table-row>
        <table:table-row table:style-name="ro1">
          <table:table-cell office:value-type="string" calcext:value-type="string">
            <text:p>an2.111:1.1</text:p>
          </table:table-cell>
          <table:table-cell office:value-type="string" calcext:value-type="string">
            <text:p>“Dvinnaṁ, bhikkhave, āsavā na vaḍḍhanti. </text:p>
          </table:table-cell>
          <table:table-cell/>
          <table:table-cell office:value-type="string" calcext:value-type="string">
            <text:p>„Für diese beiden nehmen die Makel nicht zu. </text:p>
          </table:table-cell>
          <table:table-cell office:value-type="string" calcext:value-type="string">
            <text:p>“For these two, defilements don’t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95, msdiv112, sc111.1</text:p>
          </table:table-cell>
        </table:table-row>
        <table:table-row table:style-name="ro1">
          <table:table-cell office:value-type="string" calcext:value-type="string">
            <text:p>an2.111: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1.3</text:p>
          </table:table-cell>
          <table:table-cell office:value-type="string" calcext:value-type="string">
            <text:p>Yo ca akappiye akappiyasaññī, yo ca kappiye kappiyasaññī. </text:p>
          </table:table-cell>
          <table:table-cell/>
          <table:table-cell office:value-type="string" calcext:value-type="string">
            <text:p>Für einen, der Unerlaubtes als unerlaubt betrachtet, und für eine, die Erlaubtes als erlaubt betrachtet. </text:p>
          </table:table-cell>
          <table:table-cell office:value-type="string" calcext:value-type="string">
            <text:p>One who perceives what is unallowable as unallowable, and one who perceives what is allowable as allowabl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1:1.4</text:p>
          </table:table-cell>
          <table:table-cell office:value-type="string" calcext:value-type="string">
            <text:p>Imesaṁ kho, bhikkhave, dvinnaṁ āsavā na vaḍḍhantī”ti. </text:p>
          </table:table-cell>
          <table:table-cell/>
          <table:table-cell office:value-type="string" calcext:value-type="string">
            <text:p>Das sind die beiden, deren Makel nicht zunehmen.“ </text:p>
          </table:table-cell>
          <table:table-cell office:value-type="string" calcext:value-type="string">
            <text:p>These are the two whose defilements don’t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2:0.1</text:p>
          </table:table-cell>
          <table:table-cell office:value-type="float" office:value="112" calcext:value-type="float">
            <text:p>112</text:p>
          </table:table-cell>
          <table:table-cell/>
          <table:table-cell table:number-columns-repeated="2" office:value-type="string" calcext:value-type="string">
            <text:p>112 </text:p>
          </table:table-cell>
          <table:table-cell table:number-columns-repeated="3" office:value-type="string" calcext:value-type="string">
            <text:p/>
          </table:table-cell>
          <table:table-cell office:value-type="string" calcext:value-type="string">
            <text:p>&lt;article id='an2.112'&gt;&lt;h2 class='sutta-title'&gt;{}&lt;/h2&gt;</text:p>
          </table:table-cell>
          <table:table-cell/>
        </table:table-row>
        <table:table-row table:style-name="ro1">
          <table:table-cell office:value-type="string" calcext:value-type="string">
            <text:p>an2.112:1.1</text:p>
          </table:table-cell>
          <table:table-cell office:value-type="string" calcext:value-type="string">
            <text:p>“Dvinnaṁ, bhikkhave, āsavā vaḍḍhanti. </text:p>
          </table:table-cell>
          <table:table-cell/>
          <table:table-cell office:value-type="string" calcext:value-type="string">
            <text:p>„Für diese beiden nehmen die Makel zu. </text:p>
          </table:table-cell>
          <table:table-cell office:value-type="string" calcext:value-type="string">
            <text:p>“For these two, defilements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08, ms15A2_196, msdiv113, sc112.1, sya20.108, vri35.104</text:p>
          </table:table-cell>
        </table:table-row>
        <table:table-row table:style-name="ro1">
          <table:table-cell office:value-type="string" calcext:value-type="string">
            <text:p>an2.112: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2:1.3</text:p>
          </table:table-cell>
          <table:table-cell office:value-type="string" calcext:value-type="string">
            <text:p>Yo ca āpattiyā anāpattisaññī, yo ca anāpattiyā āpattisaññī. </text:p>
          </table:table-cell>
          <table:table-cell/>
          <table:table-cell office:value-type="string" calcext:value-type="string">
            <text:p>Für einen, der ein Vergehen als etwas betrachtet, das kein Vergehen ist, und für eine, die das, was kein Vergehen ist, als ein Vergehen betrachtet. </text:p>
          </table:table-cell>
          <table:table-cell office:value-type="string" calcext:value-type="string">
            <text:p>One who perceives an offense as a non-offense, and one who perceives a non-offense as an offens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pts-vp-pli1.86</text:p>
          </table:table-cell>
        </table:table-row>
        <table:table-row table:style-name="ro1">
          <table:table-cell office:value-type="string" calcext:value-type="string">
            <text:p>an2.112:1.4</text:p>
          </table:table-cell>
          <table:table-cell office:value-type="string" calcext:value-type="string">
            <text:p>Imesaṁ kho, bhikkhave, dvinnaṁ āsavā vaḍḍhantī”ti. </text:p>
          </table:table-cell>
          <table:table-cell/>
          <table:table-cell office:value-type="string" calcext:value-type="string">
            <text:p>Das sind die beiden, deren Makel zunehmen.“ </text:p>
          </table:table-cell>
          <table:table-cell office:value-type="string" calcext:value-type="string">
            <text:p>These are the two whose defilements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3:0.1</text:p>
          </table:table-cell>
          <table:table-cell office:value-type="float" office:value="113" calcext:value-type="float">
            <text:p>113</text:p>
          </table:table-cell>
          <table:table-cell/>
          <table:table-cell table:number-columns-repeated="2" office:value-type="string" calcext:value-type="string">
            <text:p>113 </text:p>
          </table:table-cell>
          <table:table-cell table:number-columns-repeated="3" office:value-type="string" calcext:value-type="string">
            <text:p/>
          </table:table-cell>
          <table:table-cell office:value-type="string" calcext:value-type="string">
            <text:p>&lt;article id='an2.113'&gt;&lt;h2 class='sutta-title'&gt;{}&lt;/h2&gt;</text:p>
          </table:table-cell>
          <table:table-cell/>
        </table:table-row>
        <table:table-row table:style-name="ro1">
          <table:table-cell office:value-type="string" calcext:value-type="string">
            <text:p>an2.113:1.1</text:p>
          </table:table-cell>
          <table:table-cell office:value-type="string" calcext:value-type="string">
            <text:p>“Dvinnaṁ, bhikkhave, āsavā na vaḍḍhanti. </text:p>
          </table:table-cell>
          <table:table-cell/>
          <table:table-cell office:value-type="string" calcext:value-type="string">
            <text:p>„Für diese beiden nehmen die Makel nicht zu. </text:p>
          </table:table-cell>
          <table:table-cell office:value-type="string" calcext:value-type="string">
            <text:p>“For these two, defilements don’t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97, msdiv114, sc113.1</text:p>
          </table:table-cell>
        </table:table-row>
        <table:table-row table:style-name="ro1">
          <table:table-cell office:value-type="string" calcext:value-type="string">
            <text:p>an2.113: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3:1.3</text:p>
          </table:table-cell>
          <table:table-cell office:value-type="string" calcext:value-type="string">
            <text:p>Yo ca āpattiyā āpattisaññī, yo ca anāpattiyā anāpattisaññī. </text:p>
          </table:table-cell>
          <table:table-cell/>
          <table:table-cell office:value-type="string" calcext:value-type="string">
            <text:p>Für einen, der ein Vergehen als ein Vergehen betrachtet, und für eine, die das, was kein Vergehen ist, als kein Vergehen betrachtet. </text:p>
          </table:table-cell>
          <table:table-cell office:value-type="string" calcext:value-type="string">
            <text:p>One who perceives an offense as an offense, and one who perceives a non-offense as a non-offen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3:1.4</text:p>
          </table:table-cell>
          <table:table-cell office:value-type="string" calcext:value-type="string">
            <text:p>Imesaṁ kho, bhikkhave, dvinnaṁ āsavā na vaḍḍhantī”ti. </text:p>
          </table:table-cell>
          <table:table-cell/>
          <table:table-cell office:value-type="string" calcext:value-type="string">
            <text:p>Das sind die beiden, deren Makel nicht zunehmen.“ </text:p>
          </table:table-cell>
          <table:table-cell office:value-type="string" calcext:value-type="string">
            <text:p>These are the two whose defilements don’t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4:0.1</text:p>
          </table:table-cell>
          <table:table-cell office:value-type="float" office:value="114" calcext:value-type="float">
            <text:p>114</text:p>
          </table:table-cell>
          <table:table-cell/>
          <table:table-cell table:number-columns-repeated="2" office:value-type="string" calcext:value-type="string">
            <text:p>114 </text:p>
          </table:table-cell>
          <table:table-cell table:number-columns-repeated="3" office:value-type="string" calcext:value-type="string">
            <text:p/>
          </table:table-cell>
          <table:table-cell office:value-type="string" calcext:value-type="string">
            <text:p>&lt;article id='an2.114'&gt;&lt;h2 class='sutta-title'&gt;{}&lt;/h2&gt;</text:p>
          </table:table-cell>
          <table:table-cell/>
        </table:table-row>
        <table:table-row table:style-name="ro1">
          <table:table-cell office:value-type="string" calcext:value-type="string">
            <text:p>an2.114:1.1</text:p>
          </table:table-cell>
          <table:table-cell office:value-type="string" calcext:value-type="string">
            <text:p>“Dvinnaṁ, bhikkhave, āsavā vaḍḍhanti. </text:p>
          </table:table-cell>
          <table:table-cell/>
          <table:table-cell office:value-type="string" calcext:value-type="string">
            <text:p>„Für diese beiden nehmen die Makel zu. </text:p>
          </table:table-cell>
          <table:table-cell office:value-type="string" calcext:value-type="string">
            <text:p>“For these two, defilements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198, msdiv115, sc114.1</text:p>
          </table:table-cell>
        </table:table-row>
        <table:table-row table:style-name="ro1">
          <table:table-cell office:value-type="string" calcext:value-type="string">
            <text:p>an2.114: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4:1.3</text:p>
          </table:table-cell>
          <table:table-cell office:value-type="string" calcext:value-type="string">
            <text:p>Yo ca adhamme dhammasaññī, yo ca dhamme adhammasaññī. </text:p>
          </table:table-cell>
          <table:table-cell/>
          <table:table-cell office:value-type="string" calcext:value-type="string">
            <text:p>Für einen, der das, was nicht die Lehre ist, als die Lehre betrachtet, und für eine, die die Lehre als etwas betrachtet, das nicht die Lehre ist. </text:p>
          </table:table-cell>
          <table:table-cell office:value-type="string" calcext:value-type="string">
            <text:p>One who perceives what is not the teaching as the teaching, and one who perceives the teaching as not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4:1.4</text:p>
          </table:table-cell>
          <table:table-cell office:value-type="string" calcext:value-type="string">
            <text:p>Imesaṁ kho, bhikkhave, dvinnaṁ āsavā vaḍḍhantī”ti. </text:p>
          </table:table-cell>
          <table:table-cell/>
          <table:table-cell office:value-type="string" calcext:value-type="string">
            <text:p>Das sind die beiden, deren Makel zunehmen.“ </text:p>
          </table:table-cell>
          <table:table-cell office:value-type="string" calcext:value-type="string">
            <text:p>These are the two whose defilements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5:0.1</text:p>
          </table:table-cell>
          <table:table-cell office:value-type="float" office:value="115" calcext:value-type="float">
            <text:p>115</text:p>
          </table:table-cell>
          <table:table-cell/>
          <table:table-cell table:number-columns-repeated="2" office:value-type="string" calcext:value-type="string">
            <text:p>115 </text:p>
          </table:table-cell>
          <table:table-cell table:number-columns-repeated="3" office:value-type="string" calcext:value-type="string">
            <text:p/>
          </table:table-cell>
          <table:table-cell office:value-type="string" calcext:value-type="string">
            <text:p>&lt;article id='an2.115'&gt;&lt;h2 class='sutta-title'&gt;{}&lt;/h2&gt;</text:p>
          </table:table-cell>
          <table:table-cell/>
        </table:table-row>
        <table:table-row table:style-name="ro1">
          <table:table-cell office:value-type="string" calcext:value-type="string">
            <text:p>an2.115:1.1</text:p>
          </table:table-cell>
          <table:table-cell office:value-type="string" calcext:value-type="string">
            <text:p>“Dvinnaṁ, bhikkhave, āsavā na vaḍḍhanti. </text:p>
          </table:table-cell>
          <table:table-cell/>
          <table:table-cell office:value-type="string" calcext:value-type="string">
            <text:p>„Für diese beiden nehmen die Makel nicht zu. </text:p>
          </table:table-cell>
          <table:table-cell office:value-type="string" calcext:value-type="string">
            <text:p>“For these two, defilements don’t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68, cck20.109, csp1ed15.85, csp2ed15.85, ms15A2_199, msdiv116, sc115.1</text:p>
          </table:table-cell>
        </table:table-row>
        <table:table-row table:style-name="ro1">
          <table:table-cell office:value-type="string" calcext:value-type="string">
            <text:p>an2.115: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5:1.3</text:p>
          </table:table-cell>
          <table:table-cell office:value-type="string" calcext:value-type="string">
            <text:p>Yo ca dhamme dhammasaññī, yo ca adhamme adhammasaññī. </text:p>
          </table:table-cell>
          <table:table-cell/>
          <table:table-cell office:value-type="string" calcext:value-type="string">
            <text:p>Für einen, der die Lehre als die Lehre betrachtet, und für eine, die das, was nicht die Lehre ist, als nicht die Lehre betrachtet. </text:p>
          </table:table-cell>
          <table:table-cell office:value-type="string" calcext:value-type="string">
            <text:p>One who perceives the teaching as the teaching, and one who perceives what is not the teaching as not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5:1.4</text:p>
          </table:table-cell>
          <table:table-cell office:value-type="string" calcext:value-type="string">
            <text:p>Imesaṁ kho, bhikkhave, dvinnaṁ āsavā na vaḍḍhantī”ti. </text:p>
          </table:table-cell>
          <table:table-cell/>
          <table:table-cell office:value-type="string" calcext:value-type="string">
            <text:p>Das sind die beiden, deren Makel nicht zunehmen.“ </text:p>
          </table:table-cell>
          <table:table-cell office:value-type="string" calcext:value-type="string">
            <text:p>These are the two whose defilements don’t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6:0.1</text:p>
          </table:table-cell>
          <table:table-cell office:value-type="float" office:value="116" calcext:value-type="float">
            <text:p>116</text:p>
          </table:table-cell>
          <table:table-cell/>
          <table:table-cell table:number-columns-repeated="2" office:value-type="string" calcext:value-type="string">
            <text:p>116 </text:p>
          </table:table-cell>
          <table:table-cell table:number-columns-repeated="3" office:value-type="string" calcext:value-type="string">
            <text:p/>
          </table:table-cell>
          <table:table-cell office:value-type="string" calcext:value-type="string">
            <text:p>&lt;article id='an2.116'&gt;&lt;h2 class='sutta-title'&gt;{}&lt;/h2&gt;</text:p>
          </table:table-cell>
          <table:table-cell/>
        </table:table-row>
        <table:table-row table:style-name="ro1">
          <table:table-cell office:value-type="string" calcext:value-type="string">
            <text:p>an2.116:1.1</text:p>
          </table:table-cell>
          <table:table-cell office:value-type="string" calcext:value-type="string">
            <text:p>“Dvinnaṁ, bhikkhave, āsavā vaḍḍhanti. </text:p>
          </table:table-cell>
          <table:table-cell/>
          <table:table-cell office:value-type="string" calcext:value-type="string">
            <text:p>„Für diese beiden nehmen die Makel zu. </text:p>
          </table:table-cell>
          <table:table-cell office:value-type="string" calcext:value-type="string">
            <text:p>“For these two, defilements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00, msdiv117, ndp16.80, sc116.1</text:p>
          </table:table-cell>
        </table:table-row>
        <table:table-row table:style-name="ro1">
          <table:table-cell office:value-type="string" calcext:value-type="string">
            <text:p>an2.116: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6:1.3</text:p>
          </table:table-cell>
          <table:table-cell office:value-type="string" calcext:value-type="string">
            <text:p>Yo ca avinaye vinayasaññī, yo ca vinaye avinayasaññī. </text:p>
          </table:table-cell>
          <table:table-cell/>
          <table:table-cell office:value-type="string" calcext:value-type="string">
            <text:p>Für einen, der das, was nicht die Übung ist, als die Übung betrachtet, und für eine, die die Übung als etwas betrachtet, das nicht die Übung ist. </text:p>
          </table:table-cell>
          <table:table-cell office:value-type="string" calcext:value-type="string">
            <text:p>One who perceives what is not the training as the training, and one who perceives what is the training as not the train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6:1.4</text:p>
          </table:table-cell>
          <table:table-cell office:value-type="string" calcext:value-type="string">
            <text:p>Imesaṁ kho, bhikkhave, dvinnaṁ āsavā vaḍḍhantī”ti. </text:p>
          </table:table-cell>
          <table:table-cell/>
          <table:table-cell office:value-type="string" calcext:value-type="string">
            <text:p>Das sind die beiden, deren Makel zunehmen.“ </text:p>
          </table:table-cell>
          <table:table-cell office:value-type="string" calcext:value-type="string">
            <text:p>These are the two whose defilements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7:0.1</text:p>
          </table:table-cell>
          <table:table-cell office:value-type="float" office:value="117" calcext:value-type="float">
            <text:p>117</text:p>
          </table:table-cell>
          <table:table-cell/>
          <table:table-cell table:number-columns-repeated="2" office:value-type="string" calcext:value-type="string">
            <text:p>117 </text:p>
          </table:table-cell>
          <table:table-cell table:number-columns-repeated="3" office:value-type="string" calcext:value-type="string">
            <text:p/>
          </table:table-cell>
          <table:table-cell office:value-type="string" calcext:value-type="string">
            <text:p>&lt;article id='an2.117'&gt;&lt;h2 class='sutta-title'&gt;{}&lt;/h2&gt;</text:p>
          </table:table-cell>
          <table:table-cell/>
        </table:table-row>
        <table:table-row table:style-name="ro1">
          <table:table-cell office:value-type="string" calcext:value-type="string">
            <text:p>an2.117:1.1</text:p>
          </table:table-cell>
          <table:table-cell office:value-type="string" calcext:value-type="string">
            <text:p>“Dvinnaṁ, bhikkhave, āsavā na vaḍḍhanti. </text:p>
          </table:table-cell>
          <table:table-cell/>
          <table:table-cell office:value-type="string" calcext:value-type="string">
            <text:p>„Für diese beiden nehmen die Makel nicht zu. </text:p>
          </table:table-cell>
          <table:table-cell office:value-type="string" calcext:value-type="string">
            <text:p>“For these two, defilements don’t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01, msdiv118, sc117.1</text:p>
          </table:table-cell>
        </table:table-row>
        <table:table-row table:style-name="ro1">
          <table:table-cell office:value-type="string" calcext:value-type="string">
            <text:p>an2.117:1.2</text:p>
          </table:table-cell>
          <table:table-cell office:value-type="string" calcext:value-type="string">
            <text:p>Katamesaṁ dvinnaṁ? </text:p>
          </table:table-cell>
          <table:table-cell/>
          <table:table-cell office:value-type="string" calcext:value-type="string">
            <text:p>Für 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7:1.3</text:p>
          </table:table-cell>
          <table:table-cell office:value-type="string" calcext:value-type="string">
            <text:p>Yo ca avinaye avinayasaññī, yo ca vinaye vinayasaññī. </text:p>
          </table:table-cell>
          <table:table-cell/>
          <table:table-cell office:value-type="string" calcext:value-type="string">
            <text:p>Für einen, der das, was nicht die Übung ist, als nicht die Übung betrachtet, und für eine, die die Übung als die Übung betrachtet. </text:p>
          </table:table-cell>
          <table:table-cell office:value-type="string" calcext:value-type="string">
            <text:p>One who perceives what is not the training as not the training, and one who perceives what is the training as the train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7:1.4</text:p>
          </table:table-cell>
          <table:table-cell office:value-type="string" calcext:value-type="string">
            <text:p>Imesaṁ kho, bhikkhave, dvinnaṁ āsavā na vaḍḍhantī”ti. </text:p>
          </table:table-cell>
          <table:table-cell/>
          <table:table-cell office:value-type="string" calcext:value-type="string">
            <text:p>Das sind die beiden, deren Makel nicht zunehmen.“ </text:p>
          </table:table-cell>
          <table:table-cell office:value-type="string" calcext:value-type="string">
            <text:p>These are the two whose defilements don’t grow.”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17:1.5</text:p>
          </table:table-cell>
          <table:table-cell office:value-type="string" calcext:value-type="string">
            <text:p>Bālavaggo pañcam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2.117:1.6</text:p>
          </table:table-cell>
          <table:table-cell office:value-type="string" calcext:value-type="string">
            <text:p>Dutiyo paṇṇāsako samatto. </text:p>
          </table:table-cell>
          <table:table-cell/>
          <table:table-cell table:number-columns-repeated="5" office:value-type="string" calcext:value-type="string">
            <text:p/>
          </table:table-cell>
          <table:table-cell office:value-type="string" calcext:value-type="string">
            <text:p>&lt;p class='endsutta'&gt;{}&lt;/p&gt;&lt;/article&gt;&lt;/section&gt;</text:p>
          </table:table-cell>
          <table:table-cell/>
        </table:table-row>
        <table:table-row table:style-name="ro1">
          <table:table-cell table:number-columns-repeated="10"/>
        </table:table-row>
        <table:table-row table:style-name="ro1">
          <table:table-cell office:value-type="string" calcext:value-type="string">
            <text:p>an2.118: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18-129'&gt;&lt;header&gt;&lt;ul&gt;&lt;li class='division'&gt;{}&lt;/li&gt;</text:p>
          </table:table-cell>
          <table:table-cell/>
        </table:table-row>
        <table:table-row table:style-name="ro1">
          <table:table-cell office:value-type="string" calcext:value-type="string">
            <text:p>an2.118:0.2</text:p>
          </table:table-cell>
          <table:table-cell office:value-type="string" calcext:value-type="string">
            <text:p>11. Āsāduppajahavagga </text:p>
          </table:table-cell>
          <table:table-cell office:value-type="string" calcext:value-type="string">
            <text:p>Āsāduppajahavagga → Āsāduppajahavagga → āsāvaggo (bj); āsāvagga (pts1ed)</text:p>
          </table:table-cell>
          <table:table-cell office:value-type="string" calcext:value-type="string">
            <text:p>11. Hoffnungen, die schwer aufzugeben sind</text:p>
          </table:table-cell>
          <table:table-cell office:value-type="string" calcext:value-type="string">
            <text:p>11. Hopes That Are Hard to Give Up </text:p>
          </table:table-cell>
          <table:table-cell table:number-columns-repeated="3"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2.118:0.3</text:p>
          </table:table-cell>
          <table:table-cell office:value-type="float" office:value="118" calcext:value-type="float">
            <text:p>118</text:p>
          </table:table-cell>
          <table:table-cell/>
          <table:table-cell table:number-columns-repeated="2" office:value-type="string" calcext:value-type="string">
            <text:p>118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18:1.1</text:p>
          </table:table-cell>
          <table:table-cell office:value-type="string" calcext:value-type="string">
            <text:p>“Dvemā, bhikkhave, āsā duppajahā. </text:p>
          </table:table-cell>
          <table:table-cell/>
          <table:table-cell office:value-type="string" calcext:value-type="string">
            <text:p>„Diese beiden Hoffnungen sind schwer aufzugeben. </text:p>
          </table:table-cell>
          <table:table-cell office:value-type="string" calcext:value-type="string">
            <text:p>“These two hopes are hard to give up. </text:p>
          </table:table-cell>
          <table:table-cell table:number-columns-repeated="3" office:value-type="string" calcext:value-type="string">
            <text:p/>
          </table:table-cell>
          <table:table-cell office:value-type="string" calcext:value-type="string">
            <text:p>&lt;article id='an2.118'&gt;&lt;p&gt;{}</text:p>
          </table:table-cell>
          <table:table-cell office:value-type="string" calcext:value-type="string">
            <text:p>csp1ed15.86, csp2ed15.86, dr20.109, ms15A2_204, msdiv119, sc118.1, vri35.105</text:p>
          </table:table-cell>
        </table:table-row>
        <table:table-row table:style-name="ro1">
          <table:table-cell office:value-type="string" calcext:value-type="string">
            <text:p>an2.118: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8:1.3</text:p>
          </table:table-cell>
          <table:table-cell office:value-type="string" calcext:value-type="string">
            <text:p>Lābhāsā ca jīvitāsā ca. </text:p>
          </table:table-cell>
          <table:table-cell/>
          <table:table-cell office:value-type="string" calcext:value-type="string">
            <text:p>Die Hoffnung auf Vermögen und die Hoffnung auf ein langes Leben. </text:p>
          </table:table-cell>
          <table:table-cell office:value-type="string" calcext:value-type="string">
            <text:p>The hope for wealth and the hope for long lif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8:1.4</text:p>
          </table:table-cell>
          <table:table-cell office:value-type="string" calcext:value-type="string">
            <text:p>Imā kho, bhikkhave, dve āsā duppajahā”ti. </text:p>
          </table:table-cell>
          <table:table-cell/>
          <table:table-cell office:value-type="string" calcext:value-type="string">
            <text:p>Das sind die beiden Hoffnungen, die schwer aufzugeben sind.“ </text:p>
          </table:table-cell>
          <table:table-cell office:value-type="string" calcext:value-type="string">
            <text:p>These are two hopes that are hard to give up.”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19:0.1</text:p>
          </table:table-cell>
          <table:table-cell office:value-type="float" office:value="119" calcext:value-type="float">
            <text:p>119</text:p>
          </table:table-cell>
          <table:table-cell/>
          <table:table-cell table:number-columns-repeated="2" office:value-type="string" calcext:value-type="string">
            <text:p>119 </text:p>
          </table:table-cell>
          <table:table-cell table:number-columns-repeated="3" office:value-type="string" calcext:value-type="string">
            <text:p/>
          </table:table-cell>
          <table:table-cell office:value-type="string" calcext:value-type="string">
            <text:p>&lt;article id='an2.119'&gt;&lt;h2 class='sutta-title'&gt;{}&lt;/h2&gt;</text:p>
          </table:table-cell>
          <table:table-cell/>
        </table:table-row>
        <table:table-row table:style-name="ro1">
          <table:table-cell office:value-type="string" calcext:value-type="string">
            <text:p>an2.119:1.1</text:p>
          </table:table-cell>
          <table:table-cell office:value-type="string" calcext:value-type="string">
            <text:p>“Dveme, bhikkhave, puggalā dullabhā lokasmiṁ. </text:p>
          </table:table-cell>
          <table:table-cell/>
          <table:table-cell office:value-type="string" calcext:value-type="string">
            <text:p>„Diese beiden Menschen sind in der Welt selten. </text:p>
          </table:table-cell>
          <table:table-cell office:value-type="string" calcext:value-type="string">
            <text:p>“These two people are rare in the worl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05, msdiv120, pts-vp-pli1.87, sc119.1, sya20.109</text:p>
          </table:table-cell>
        </table:table-row>
        <table:table-row table:style-name="ro1">
          <table:table-cell office:value-type="string" calcext:value-type="string">
            <text:p>an2.11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9:1.3</text:p>
          </table:table-cell>
          <table:table-cell office:value-type="string" calcext:value-type="string">
            <text:p>Yo ca pubbakārī, yo ca kataññū katavedī. </text:p>
          </table:table-cell>
          <table:table-cell/>
          <table:table-cell office:value-type="string" calcext:value-type="string">
            <text:p>Jemand, der die Initiative ergreift, und jemand, der dankbar und erkenntlich ist. </text:p>
          </table:table-cell>
          <table:table-cell office:value-type="string" calcext:value-type="string">
            <text:p>One who takes the initiative, and one who is grateful and thankful.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19:1.4</text:p>
          </table:table-cell>
          <table:table-cell office:value-type="string" calcext:value-type="string">
            <text:p>Ime kho, bhikkhave, dve puggalā dullabhā lokasmin”ti. </text:p>
          </table:table-cell>
          <table:table-cell/>
          <table:table-cell office:value-type="string" calcext:value-type="string">
            <text:p>Das sind die beiden Menschen, die in der Welt selten sind.“ </text:p>
          </table:table-cell>
          <table:table-cell office:value-type="string" calcext:value-type="string">
            <text:p>These are the two people who are rare in the worl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0:0.1</text:p>
          </table:table-cell>
          <table:table-cell office:value-type="float" office:value="120" calcext:value-type="float">
            <text:p>120</text:p>
          </table:table-cell>
          <table:table-cell/>
          <table:table-cell table:number-columns-repeated="2" office:value-type="string" calcext:value-type="string">
            <text:p>120 </text:p>
          </table:table-cell>
          <table:table-cell table:number-columns-repeated="3" office:value-type="string" calcext:value-type="string">
            <text:p/>
          </table:table-cell>
          <table:table-cell office:value-type="string" calcext:value-type="string">
            <text:p>&lt;article id='an2.120'&gt;&lt;h2 class='sutta-title'&gt;{}&lt;/h2&gt;</text:p>
          </table:table-cell>
          <table:table-cell/>
        </table:table-row>
        <table:table-row table:style-name="ro1">
          <table:table-cell office:value-type="string" calcext:value-type="string">
            <text:p>an2.120:1.1</text:p>
          </table:table-cell>
          <table:table-cell office:value-type="string" calcext:value-type="string">
            <text:p>“Dveme, bhikkhave, puggalā dullabhā lokasmiṁ. </text:p>
          </table:table-cell>
          <table:table-cell/>
          <table:table-cell office:value-type="string" calcext:value-type="string">
            <text:p>„Diese beiden Menschen sind in der Welt selten. </text:p>
          </table:table-cell>
          <table:table-cell office:value-type="string" calcext:value-type="string">
            <text:p>“These two people are rare in the worl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06, msdiv121, sc120.1</text:p>
          </table:table-cell>
        </table:table-row>
        <table:table-row table:style-name="ro1">
          <table:table-cell office:value-type="string" calcext:value-type="string">
            <text:p>an2.120: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0:1.3</text:p>
          </table:table-cell>
          <table:table-cell office:value-type="string" calcext:value-type="string">
            <text:p>Titto ca tappetā ca. </text:p>
          </table:table-cell>
          <table:table-cell/>
          <table:table-cell office:value-type="string" calcext:value-type="string">
            <text:p>Jemand, der zufrieden ist, und jemand, der andere zufriedenstellt. </text:p>
          </table:table-cell>
          <table:table-cell office:value-type="string" calcext:value-type="string">
            <text:p>One who is satisfied, and one who satisfies other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0:1.4</text:p>
          </table:table-cell>
          <table:table-cell office:value-type="string" calcext:value-type="string">
            <text:p>Ime kho, bhikkhave, dve puggalā dullabhā lokasmin”ti. </text:p>
          </table:table-cell>
          <table:table-cell/>
          <table:table-cell office:value-type="string" calcext:value-type="string">
            <text:p>Das sind die beiden Menschen, die in der Welt selten sind.“ </text:p>
          </table:table-cell>
          <table:table-cell office:value-type="string" calcext:value-type="string">
            <text:p>These are the two people who are rare in the worl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1:0.1</text:p>
          </table:table-cell>
          <table:table-cell office:value-type="float" office:value="121" calcext:value-type="float">
            <text:p>121</text:p>
          </table:table-cell>
          <table:table-cell/>
          <table:table-cell table:number-columns-repeated="2" office:value-type="string" calcext:value-type="string">
            <text:p>121 </text:p>
          </table:table-cell>
          <table:table-cell table:number-columns-repeated="3" office:value-type="string" calcext:value-type="string">
            <text:p/>
          </table:table-cell>
          <table:table-cell office:value-type="string" calcext:value-type="string">
            <text:p>&lt;article id='an2.121'&gt;&lt;h2 class='sutta-title'&gt;{}&lt;/h2&gt;</text:p>
          </table:table-cell>
          <table:table-cell/>
        </table:table-row>
        <table:table-row table:style-name="ro1">
          <table:table-cell office:value-type="string" calcext:value-type="string">
            <text:p>an2.121:1.1</text:p>
          </table:table-cell>
          <table:table-cell office:value-type="string" calcext:value-type="string">
            <text:p>“Dveme, bhikkhave, puggalā duttappayā. </text:p>
          </table:table-cell>
          <table:table-cell/>
          <table:table-cell office:value-type="string" calcext:value-type="string">
            <text:p>„Diese beiden Menschen sind in der Welt schwer zufriedenzustellen. </text:p>
          </table:table-cell>
          <table:table-cell office:value-type="string" calcext:value-type="string">
            <text:p>“These two people are hard to satisfy in the worl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07, msdiv122, sc121.1</text:p>
          </table:table-cell>
        </table:table-row>
        <table:table-row table:style-name="ro1">
          <table:table-cell office:value-type="string" calcext:value-type="string">
            <text:p>an2.121: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1.3</text:p>
          </table:table-cell>
          <table:table-cell office:value-type="string" calcext:value-type="string">
            <text:p>Yo ca laddhaṁ laddhaṁ nikkhipati, yo ca laddhaṁ laddhaṁ vissajjeti. </text:p>
          </table:table-cell>
          <table:table-cell/>
          <table:table-cell office:value-type="string" calcext:value-type="string">
            <text:p>Jemand, der fortwährend Vermögen hortet, und jemand, der fortwährend Vermögen verschwendet. </text:p>
          </table:table-cell>
          <table:table-cell office:value-type="string" calcext:value-type="string">
            <text:p>One who continually hoards wealth, and one who continually wastes wealt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1:1.4</text:p>
          </table:table-cell>
          <table:table-cell office:value-type="string" calcext:value-type="string">
            <text:p>Ime kho, bhikkhave, dve puggalā duttappayā”ti. </text:p>
          </table:table-cell>
          <table:table-cell/>
          <table:table-cell office:value-type="string" calcext:value-type="string">
            <text:p>Das sind die beiden Menschen, die in der Welt schwer zufriedenzustellen sind.“ </text:p>
          </table:table-cell>
          <table:table-cell office:value-type="string" calcext:value-type="string">
            <text:p>These are the two people who are hard to satisfy in the worl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2:0.1</text:p>
          </table:table-cell>
          <table:table-cell office:value-type="float" office:value="122" calcext:value-type="float">
            <text:p>122</text:p>
          </table:table-cell>
          <table:table-cell/>
          <table:table-cell table:number-columns-repeated="2" office:value-type="string" calcext:value-type="string">
            <text:p>122 </text:p>
          </table:table-cell>
          <table:table-cell table:number-columns-repeated="3" office:value-type="string" calcext:value-type="string">
            <text:p/>
          </table:table-cell>
          <table:table-cell office:value-type="string" calcext:value-type="string">
            <text:p>&lt;article id='an2.122'&gt;&lt;h2 class='sutta-title'&gt;{}&lt;/h2&gt;</text:p>
          </table:table-cell>
          <table:table-cell/>
        </table:table-row>
        <table:table-row table:style-name="ro1">
          <table:table-cell office:value-type="string" calcext:value-type="string">
            <text:p>an2.122:1.1</text:p>
          </table:table-cell>
          <table:table-cell office:value-type="string" calcext:value-type="string">
            <text:p>“Dveme, bhikkhave, puggalā sutappayā. </text:p>
          </table:table-cell>
          <table:table-cell/>
          <table:table-cell office:value-type="string" calcext:value-type="string">
            <text:p>„Diese beiden Menschen sind in der Welt leicht zufriedenzustellen. </text:p>
          </table:table-cell>
          <table:table-cell office:value-type="string" calcext:value-type="string">
            <text:p>“These two people are easy to satisfy in the worl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0, ms15A2_208, msdiv123, sc122.1</text:p>
          </table:table-cell>
        </table:table-row>
        <table:table-row table:style-name="ro1">
          <table:table-cell office:value-type="string" calcext:value-type="string">
            <text:p>an2.122: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2:1.3</text:p>
          </table:table-cell>
          <table:table-cell office:value-type="string" calcext:value-type="string">
            <text:p>Yo ca laddhaṁ laddhaṁ na nikkhipati, yo ca laddhaṁ laddhaṁ na vissajjeti. </text:p>
          </table:table-cell>
          <table:table-cell/>
          <table:table-cell office:value-type="string" calcext:value-type="string">
            <text:p>Jemand, der nicht fortwährend Vermögen hortet, und jemand, der nicht fortwährend Vermögen verschwendet. </text:p>
          </table:table-cell>
          <table:table-cell office:value-type="string" calcext:value-type="string">
            <text:p>One who does not continually hoard wealth, and one who does not continually waste wealt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2:1.4</text:p>
          </table:table-cell>
          <table:table-cell office:value-type="string" calcext:value-type="string">
            <text:p>Ime kho, bhikkhave, dve puggalā sutappayā”ti. </text:p>
          </table:table-cell>
          <table:table-cell/>
          <table:table-cell office:value-type="string" calcext:value-type="string">
            <text:p>Das sind die beiden Menschen, die in der Welt leicht zufriedenzustellen sind.“ </text:p>
          </table:table-cell>
          <table:table-cell office:value-type="string" calcext:value-type="string">
            <text:p>These are the two people who are easy to satisfy in the worl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3:0.1</text:p>
          </table:table-cell>
          <table:table-cell office:value-type="float" office:value="123" calcext:value-type="float">
            <text:p>123</text:p>
          </table:table-cell>
          <table:table-cell/>
          <table:table-cell table:number-columns-repeated="2" office:value-type="string" calcext:value-type="string">
            <text:p>123 </text:p>
          </table:table-cell>
          <table:table-cell table:number-columns-repeated="3" office:value-type="string" calcext:value-type="string">
            <text:p/>
          </table:table-cell>
          <table:table-cell office:value-type="string" calcext:value-type="string">
            <text:p>&lt;article id='an2.123'&gt;&lt;h2 class='sutta-title'&gt;{}&lt;/h2&gt;</text:p>
          </table:table-cell>
          <table:table-cell/>
        </table:table-row>
        <table:table-row table:style-name="ro1">
          <table:table-cell office:value-type="string" calcext:value-type="string">
            <text:p>an2.123:1.1</text:p>
          </table:table-cell>
          <table:table-cell office:value-type="string" calcext:value-type="string">
            <text:p>“Dveme, bhikkhave, paccayā rāgassa uppādāya. </text:p>
          </table:table-cell>
          <table:table-cell/>
          <table:table-cell office:value-type="string" calcext:value-type="string">
            <text:p>„Es gibt zwei Bedingungen für das Aufkommen von Gier. </text:p>
          </table:table-cell>
          <table:table-cell office:value-type="string" calcext:value-type="string">
            <text:p>“There are two conditions for the arising of gree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70, ms15A2_209, msdiv124, sc123.1</text:p>
          </table:table-cell>
        </table:table-row>
        <table:table-row table:style-name="ro1">
          <table:table-cell office:value-type="string" calcext:value-type="string">
            <text:p>an2.123: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3:1.3</text:p>
          </table:table-cell>
          <table:table-cell office:value-type="string" calcext:value-type="string">
            <text:p>Subhanimittañca ayoniso ca manasikāro. </text:p>
          </table:table-cell>
          <table:table-cell/>
          <table:table-cell office:value-type="string" calcext:value-type="string">
            <text:p>Das Merkmal der Schönheit und ungenaue Aufmerksamkeit. </text:p>
          </table:table-cell>
          <table:table-cell office:value-type="string" calcext:value-type="string">
            <text:p>The feature of beauty and improper atten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3:1.4</text:p>
          </table:table-cell>
          <table:table-cell office:value-type="string" calcext:value-type="string">
            <text:p>Ime kho, bhikkhave, dve paccayā rāgassa uppādāyā”ti. </text:p>
          </table:table-cell>
          <table:table-cell/>
          <table:table-cell office:value-type="string" calcext:value-type="string">
            <text:p>Das sind die beiden Bedingungen für das Aufkommen von Gier.“ </text:p>
          </table:table-cell>
          <table:table-cell office:value-type="string" calcext:value-type="string">
            <text:p>These are the two conditions for the arising of gre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4:0.1</text:p>
          </table:table-cell>
          <table:table-cell office:value-type="float" office:value="124" calcext:value-type="float">
            <text:p>124</text:p>
          </table:table-cell>
          <table:table-cell/>
          <table:table-cell table:number-columns-repeated="2" office:value-type="string" calcext:value-type="string">
            <text:p>124 </text:p>
          </table:table-cell>
          <table:table-cell table:number-columns-repeated="3" office:value-type="string" calcext:value-type="string">
            <text:p/>
          </table:table-cell>
          <table:table-cell office:value-type="string" calcext:value-type="string">
            <text:p>&lt;article id='an2.124'&gt;&lt;h2 class='sutta-title'&gt;{}&lt;/h2&gt;</text:p>
          </table:table-cell>
          <table:table-cell/>
        </table:table-row>
        <table:table-row table:style-name="ro1">
          <table:table-cell office:value-type="string" calcext:value-type="string">
            <text:p>an2.124:1.1</text:p>
          </table:table-cell>
          <table:table-cell office:value-type="string" calcext:value-type="string">
            <text:p>“Dveme, bhikkhave, paccayā dosassa uppādāya. </text:p>
          </table:table-cell>
          <table:table-cell/>
          <table:table-cell office:value-type="string" calcext:value-type="string">
            <text:p>„Es gibt zwei Bedingungen für das Aufkommen von Hass. </text:p>
          </table:table-cell>
          <table:table-cell office:value-type="string" calcext:value-type="string">
            <text:p>“There are two conditions for the arising of hat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10, msdiv125, sc124.1, vri35.106</text:p>
          </table:table-cell>
        </table:table-row>
        <table:table-row table:style-name="ro1">
          <table:table-cell office:value-type="string" calcext:value-type="string">
            <text:p>an2.124: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4:1.3</text:p>
          </table:table-cell>
          <table:table-cell office:value-type="string" calcext:value-type="string">
            <text:p>Paṭighanimittañca ayoniso ca manasikāro. </text:p>
          </table:table-cell>
          <table:table-cell/>
          <table:table-cell office:value-type="string" calcext:value-type="string">
            <text:p>Das Merkmal der Härte und ungenaue Aufmerksamkeit. </text:p>
          </table:table-cell>
          <table:table-cell office:value-type="string" calcext:value-type="string">
            <text:p>The feature of harshness and improper atten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4:1.4</text:p>
          </table:table-cell>
          <table:table-cell office:value-type="string" calcext:value-type="string">
            <text:p>Ime kho, bhikkhave, dve paccayā dosassa uppādāyā”ti. </text:p>
          </table:table-cell>
          <table:table-cell/>
          <table:table-cell office:value-type="string" calcext:value-type="string">
            <text:p>Das sind die beiden Bedingungen für das Aufkommen von Hass.“ </text:p>
          </table:table-cell>
          <table:table-cell office:value-type="string" calcext:value-type="string">
            <text:p>These are the two conditions for the arising of hat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5:0.1</text:p>
          </table:table-cell>
          <table:table-cell office:value-type="float" office:value="125" calcext:value-type="float">
            <text:p>125</text:p>
          </table:table-cell>
          <table:table-cell/>
          <table:table-cell table:number-columns-repeated="2" office:value-type="string" calcext:value-type="string">
            <text:p>125 </text:p>
          </table:table-cell>
          <table:table-cell table:number-columns-repeated="3" office:value-type="string" calcext:value-type="string">
            <text:p/>
          </table:table-cell>
          <table:table-cell office:value-type="string" calcext:value-type="string">
            <text:p>&lt;article id='an2.125'&gt;&lt;h2 class='sutta-title'&gt;{}&lt;/h2&gt;</text:p>
          </table:table-cell>
          <table:table-cell/>
        </table:table-row>
        <table:table-row table:style-name="ro1">
          <table:table-cell office:value-type="string" calcext:value-type="string">
            <text:p>an2.125:1.1</text:p>
          </table:table-cell>
          <table:table-cell office:value-type="string" calcext:value-type="string">
            <text:p>“Dveme, bhikkhave, paccayā micchādiṭṭhiyā uppādāya. </text:p>
          </table:table-cell>
          <table:table-cell/>
          <table:table-cell office:value-type="string" calcext:value-type="string">
            <text:p>„Es gibt zwei Bedingungen für das Aufkommen falscher Ansicht. </text:p>
          </table:table-cell>
          <table:table-cell office:value-type="string" calcext:value-type="string">
            <text:p>“There are two conditions for the arising of wrong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10, ms15A2_211, msdiv126, sc125.1</text:p>
          </table:table-cell>
        </table:table-row>
        <table:table-row table:style-name="ro1">
          <table:table-cell office:value-type="string" calcext:value-type="string">
            <text:p>an2.125: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5:1.3</text:p>
          </table:table-cell>
          <table:table-cell office:value-type="string" calcext:value-type="string">
            <text:p>Parato ca ghoso ayoniso ca manasikāro. </text:p>
          </table:table-cell>
          <table:table-cell/>
          <table:table-cell office:value-type="string" calcext:value-type="string">
            <text:p>Die Worte eines anderen und ungenaue Aufmerksamkeit. </text:p>
          </table:table-cell>
          <table:table-cell office:value-type="string" calcext:value-type="string">
            <text:p>The words of another and improper atten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5:1.4</text:p>
          </table:table-cell>
          <table:table-cell office:value-type="string" calcext:value-type="string">
            <text:p>Ime kho, bhikkhave, dve paccayā micchādiṭṭhiyā uppādāyā”ti. </text:p>
          </table:table-cell>
          <table:table-cell/>
          <table:table-cell office:value-type="string" calcext:value-type="string">
            <text:p>Das sind die beiden Bedingungen für das Aufkommen falscher Ansicht.“ </text:p>
          </table:table-cell>
          <table:table-cell office:value-type="string" calcext:value-type="string">
            <text:p>These are the two conditions for the arising of wrong vie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6:0.1</text:p>
          </table:table-cell>
          <table:table-cell office:value-type="float" office:value="126" calcext:value-type="float">
            <text:p>126</text:p>
          </table:table-cell>
          <table:table-cell/>
          <table:table-cell table:number-columns-repeated="2" office:value-type="string" calcext:value-type="string">
            <text:p>126 </text:p>
          </table:table-cell>
          <table:table-cell table:number-columns-repeated="3" office:value-type="string" calcext:value-type="string">
            <text:p/>
          </table:table-cell>
          <table:table-cell office:value-type="string" calcext:value-type="string">
            <text:p>&lt;article id='an2.126'&gt;&lt;h2 class='sutta-title'&gt;{}&lt;/h2&gt;</text:p>
          </table:table-cell>
          <table:table-cell/>
        </table:table-row>
        <table:table-row table:style-name="ro1">
          <table:table-cell office:value-type="string" calcext:value-type="string">
            <text:p>an2.126:1.1</text:p>
          </table:table-cell>
          <table:table-cell office:value-type="string" calcext:value-type="string">
            <text:p>“Dveme, bhikkhave, paccayā sammādiṭṭhiyā uppādāya. </text:p>
          </table:table-cell>
          <table:table-cell/>
          <table:table-cell office:value-type="string" calcext:value-type="string">
            <text:p>„Es gibt zwei Bedingungen für das Aufkommen rechter Ansicht. </text:p>
          </table:table-cell>
          <table:table-cell office:value-type="string" calcext:value-type="string">
            <text:p>“There are two conditions for the arising of right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87, csp2ed15.87, ms15A2_212, msdiv127, ndp16.81, sc126.1, sya20.110</text:p>
          </table:table-cell>
        </table:table-row>
        <table:table-row table:style-name="ro1">
          <table:table-cell office:value-type="string" calcext:value-type="string">
            <text:p>an2.126: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6:1.3</text:p>
          </table:table-cell>
          <table:table-cell office:value-type="string" calcext:value-type="string">
            <text:p>Parato ca ghoso, yoniso ca manasikāro. </text:p>
          </table:table-cell>
          <table:table-cell/>
          <table:table-cell office:value-type="string" calcext:value-type="string">
            <text:p>Die Worte eines anderen und genaue Aufmerksamkeit. </text:p>
          </table:table-cell>
          <table:table-cell office:value-type="string" calcext:value-type="string">
            <text:p>The words of another and proper atten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6:1.4</text:p>
          </table:table-cell>
          <table:table-cell office:value-type="string" calcext:value-type="string">
            <text:p>Ime kho, bhikkhave, dve paccayā sammādiṭṭhiyā uppādāyā”ti. </text:p>
          </table:table-cell>
          <table:table-cell/>
          <table:table-cell office:value-type="string" calcext:value-type="string">
            <text:p>Das sind die beiden Bedingungen für das Aufkommen rechter Ansicht.“ </text:p>
          </table:table-cell>
          <table:table-cell office:value-type="string" calcext:value-type="string">
            <text:p>These are the two conditions for the arising of right vie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7:0.1</text:p>
          </table:table-cell>
          <table:table-cell office:value-type="float" office:value="127" calcext:value-type="float">
            <text:p>127</text:p>
          </table:table-cell>
          <table:table-cell/>
          <table:table-cell table:number-columns-repeated="2" office:value-type="string" calcext:value-type="string">
            <text:p>127 </text:p>
          </table:table-cell>
          <table:table-cell table:number-columns-repeated="3" office:value-type="string" calcext:value-type="string">
            <text:p/>
          </table:table-cell>
          <table:table-cell office:value-type="string" calcext:value-type="string">
            <text:p>&lt;article id='an2.127'&gt;&lt;h2 class='sutta-title'&gt;{}&lt;/h2&gt;</text:p>
          </table:table-cell>
          <table:table-cell/>
        </table:table-row>
        <table:table-row table:style-name="ro1">
          <table:table-cell office:value-type="string" calcext:value-type="string">
            <text:p>an2.127:1.1</text:p>
          </table:table-cell>
          <table:table-cell office:value-type="string" calcext:value-type="string">
            <text:p>“Dvemā, bhikkhave, āpattiyo. </text:p>
          </table:table-cell>
          <table:table-cell/>
          <table:table-cell office:value-type="string" calcext:value-type="string">
            <text:p>„Es gibt diese beiden Vergehen. </text:p>
          </table:table-cell>
          <table:table-cell office:value-type="string" calcext:value-type="string">
            <text:p>“There are these two offens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13, msdiv128, pts-vp-pli1.88, sc127.1</text:p>
          </table:table-cell>
        </table:table-row>
        <table:table-row table:style-name="ro1">
          <table:table-cell office:value-type="string" calcext:value-type="string">
            <text:p>an2.127: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7:1.3</text:p>
          </table:table-cell>
          <table:table-cell office:value-type="string" calcext:value-type="string">
            <text:p>Lahukā ca āpatti, garukā ca āpatti. </text:p>
          </table:table-cell>
          <table:table-cell/>
          <table:table-cell office:value-type="string" calcext:value-type="string">
            <text:p>Ein leichtes Vergehen und ein schweres Vergehen. </text:p>
          </table:table-cell>
          <table:table-cell office:value-type="string" calcext:value-type="string">
            <text:p>A light offense and a serious offen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7:1.4</text:p>
          </table:table-cell>
          <table:table-cell office:value-type="string" calcext:value-type="string">
            <text:p>Imā kho, bhikkhave, dve āpattiyo”ti. </text:p>
          </table:table-cell>
          <table:table-cell/>
          <table:table-cell office:value-type="string" calcext:value-type="string">
            <text:p>Das sind die beiden Vergehen.“ </text:p>
          </table:table-cell>
          <table:table-cell office:value-type="string" calcext:value-type="string">
            <text:p>These are the two offense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8:0.1</text:p>
          </table:table-cell>
          <table:table-cell office:value-type="float" office:value="128" calcext:value-type="float">
            <text:p>128</text:p>
          </table:table-cell>
          <table:table-cell/>
          <table:table-cell table:number-columns-repeated="2" office:value-type="string" calcext:value-type="string">
            <text:p>128 </text:p>
          </table:table-cell>
          <table:table-cell table:number-columns-repeated="3" office:value-type="string" calcext:value-type="string">
            <text:p/>
          </table:table-cell>
          <table:table-cell office:value-type="string" calcext:value-type="string">
            <text:p>&lt;article id='an2.128'&gt;&lt;h2 class='sutta-title'&gt;{}&lt;/h2&gt;</text:p>
          </table:table-cell>
          <table:table-cell/>
        </table:table-row>
        <table:table-row table:style-name="ro1">
          <table:table-cell office:value-type="string" calcext:value-type="string">
            <text:p>an2.128:1.1</text:p>
          </table:table-cell>
          <table:table-cell office:value-type="string" calcext:value-type="string">
            <text:p>“Dvemā, bhikkhave, āpattiyo. </text:p>
          </table:table-cell>
          <table:table-cell/>
          <table:table-cell office:value-type="string" calcext:value-type="string">
            <text:p>„Es gibt diese beiden Vergehen. </text:p>
          </table:table-cell>
          <table:table-cell office:value-type="string" calcext:value-type="string">
            <text:p>“There are these two offens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14, msdiv129, sc128.1</text:p>
          </table:table-cell>
        </table:table-row>
        <table:table-row table:style-name="ro1">
          <table:table-cell office:value-type="string" calcext:value-type="string">
            <text:p>an2.128: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8:1.3</text:p>
          </table:table-cell>
          <table:table-cell office:value-type="string" calcext:value-type="string">
            <text:p>Duṭṭhullā ca āpatti, aduṭṭhullā ca āpatti. </text:p>
          </table:table-cell>
          <table:table-cell/>
          <table:table-cell office:value-type="string" calcext:value-type="string">
            <text:p>Ein Vergehen mit schamloser Absicht und ein Vergehen ohne schamlose Absicht. </text:p>
          </table:table-cell>
          <table:table-cell office:value-type="string" calcext:value-type="string">
            <text:p>An offense with corrupt intention and an offense without corrupt inten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8:1.4</text:p>
          </table:table-cell>
          <table:table-cell office:value-type="string" calcext:value-type="string">
            <text:p>Imā kho, bhikkhave, dve āpattiyo”ti. </text:p>
          </table:table-cell>
          <table:table-cell/>
          <table:table-cell office:value-type="string" calcext:value-type="string">
            <text:p>Das sind die beiden Vergehen.“ </text:p>
          </table:table-cell>
          <table:table-cell office:value-type="string" calcext:value-type="string">
            <text:p>These are the two offense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29:0.1</text:p>
          </table:table-cell>
          <table:table-cell office:value-type="float" office:value="129" calcext:value-type="float">
            <text:p>129</text:p>
          </table:table-cell>
          <table:table-cell/>
          <table:table-cell table:number-columns-repeated="2" office:value-type="string" calcext:value-type="string">
            <text:p>129 </text:p>
          </table:table-cell>
          <table:table-cell table:number-columns-repeated="3" office:value-type="string" calcext:value-type="string">
            <text:p/>
          </table:table-cell>
          <table:table-cell office:value-type="string" calcext:value-type="string">
            <text:p>&lt;article id='an2.129'&gt;&lt;h2 class='sutta-title'&gt;{}&lt;/h2&gt;</text:p>
          </table:table-cell>
          <table:table-cell/>
        </table:table-row>
        <table:table-row table:style-name="ro1">
          <table:table-cell office:value-type="string" calcext:value-type="string">
            <text:p>an2.129:1.1</text:p>
          </table:table-cell>
          <table:table-cell office:value-type="string" calcext:value-type="string">
            <text:p>“Dvemā, bhikkhave, āpattiyo. </text:p>
          </table:table-cell>
          <table:table-cell/>
          <table:table-cell office:value-type="string" calcext:value-type="string">
            <text:p>„Es gibt diese beiden Vergehen. </text:p>
          </table:table-cell>
          <table:table-cell office:value-type="string" calcext:value-type="string">
            <text:p>“There are these two offens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15, msdiv130, sc129.1</text:p>
          </table:table-cell>
        </table:table-row>
        <table:table-row table:style-name="ro1">
          <table:table-cell office:value-type="string" calcext:value-type="string">
            <text:p>an2.129: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9:1.3</text:p>
          </table:table-cell>
          <table:table-cell office:value-type="string" calcext:value-type="string">
            <text:p>Sāvasesā ca āpatti, anavasesā ca āpatti. </text:p>
          </table:table-cell>
          <table:table-cell/>
          <table:table-cell office:value-type="string" calcext:value-type="string">
            <text:p>Ein Vergehen, das Wiedereingliederung erfordert, und ein Vergehen, das keine Wiedereingliederung erfordert. </text:p>
          </table:table-cell>
          <table:table-cell office:value-type="string" calcext:value-type="string">
            <text:p>An offense requiring rehabilitation and an offense not requiring rehabilita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29:1.4</text:p>
          </table:table-cell>
          <table:table-cell office:value-type="string" calcext:value-type="string">
            <text:p>Imā kho, bhikkhave, dve āpattiyo”ti. </text:p>
          </table:table-cell>
          <table:table-cell/>
          <table:table-cell office:value-type="string" calcext:value-type="string">
            <text:p>Das sind die beiden Vergehen.“ </text:p>
          </table:table-cell>
          <table:table-cell office:value-type="string" calcext:value-type="string">
            <text:p>These are the two offense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29:1.5</text:p>
          </table:table-cell>
          <table:table-cell office:value-type="string" calcext:value-type="string">
            <text:p>Āsāduppajahavaggo paṭh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141: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41-150'&gt;&lt;header&gt;&lt;ul&gt;&lt;li class='division'&gt;{}&lt;/li&gt;</text:p>
          </table:table-cell>
          <table:table-cell/>
        </table:table-row>
        <table:table-row table:style-name="ro1">
          <table:table-cell office:value-type="string" calcext:value-type="string">
            <text:p>an2.141:0.2</text:p>
          </table:table-cell>
          <table:table-cell office:value-type="string" calcext:value-type="string">
            <text:p>13. Dānavagga </text:p>
          </table:table-cell>
          <table:table-cell/>
          <table:table-cell office:value-type="string" calcext:value-type="string">
            <text:p>13. Geben</text:p>
          </table:table-cell>
          <table:table-cell office:value-type="string" calcext:value-type="string">
            <text:p>13. Giving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141:0.3</text:p>
          </table:table-cell>
          <table:table-cell office:value-type="float" office:value="141" calcext:value-type="float">
            <text:p>141</text:p>
          </table:table-cell>
          <table:table-cell/>
          <table:table-cell table:number-columns-repeated="2" office:value-type="string" calcext:value-type="string">
            <text:p>141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41:1.1</text:p>
          </table:table-cell>
          <table:table-cell office:value-type="string" calcext:value-type="string">
            <text:p>“Dvemāni, bhikkhave, dānāni. </text:p>
          </table:table-cell>
          <table:table-cell/>
          <table:table-cell office:value-type="string" calcext:value-type="string">
            <text:p>„Es gibt diese beiden Gaben. </text:p>
          </table:table-cell>
          <table:table-cell office:value-type="string" calcext:value-type="string">
            <text:p>“There are these two gifts. </text:p>
          </table:table-cell>
          <table:table-cell table:number-columns-repeated="3" office:value-type="string" calcext:value-type="string">
            <text:p/>
          </table:table-cell>
          <table:table-cell office:value-type="string" calcext:value-type="string">
            <text:p>&lt;article id='an2.141'&gt;&lt;p&gt;{}</text:p>
          </table:table-cell>
          <table:table-cell office:value-type="string" calcext:value-type="string">
            <text:p>bj18.178, cck20.115, ms15A2_233, msdiv142, sc141.1, vri35.110</text:p>
          </table:table-cell>
        </table:table-row>
        <table:table-row table:style-name="ro1">
          <table:table-cell office:value-type="string" calcext:value-type="string">
            <text:p>an2.141: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1:1.3</text:p>
          </table:table-cell>
          <table:table-cell office:value-type="string" calcext:value-type="string">
            <text:p>Āmisadānañca dhammadānañca. </text:p>
          </table:table-cell>
          <table:table-cell/>
          <table:table-cell office:value-type="string" calcext:value-type="string">
            <text:p>Die Gabe von materiellen Dingen und die Gabe der Lehre. </text:p>
          </table:table-cell>
          <table:table-cell office:value-type="string" calcext:value-type="string">
            <text:p>A gift of material things and a gift of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1:1.4</text:p>
          </table:table-cell>
          <table:table-cell office:value-type="string" calcext:value-type="string">
            <text:p>Imāni kho, bhikkhave, dve dānāni. </text:p>
          </table:table-cell>
          <table:table-cell/>
          <table:table-cell office:value-type="string" calcext:value-type="string">
            <text:p>Das sind die beiden Gaben. </text:p>
          </table:table-cell>
          <table:table-cell office:value-type="string" calcext:value-type="string">
            <text:p>These are the two gif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1:1.5</text:p>
          </table:table-cell>
          <table:table-cell office:value-type="string" calcext:value-type="string">
            <text:p>Etadaggaṁ, bhikkhave, imesaṁ dvinnaṁ dānānaṁ yadidaṁ dhammadānan”ti. </text:p>
          </table:table-cell>
          <table:table-cell/>
          <table:table-cell office:value-type="string" calcext:value-type="string">
            <text:p>Die bessere der beiden ist die Gabe der Lehre.“ </text:p>
          </table:table-cell>
          <table:table-cell office:value-type="string" calcext:value-type="string">
            <text:p>The better of these two gifts is the gift of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2:0.1</text:p>
          </table:table-cell>
          <table:table-cell office:value-type="float" office:value="142" calcext:value-type="float">
            <text:p>142</text:p>
          </table:table-cell>
          <table:table-cell/>
          <table:table-cell table:number-columns-repeated="2" office:value-type="string" calcext:value-type="string">
            <text:p>142 </text:p>
          </table:table-cell>
          <table:table-cell table:number-columns-repeated="3" office:value-type="string" calcext:value-type="string">
            <text:p/>
          </table:table-cell>
          <table:table-cell office:value-type="string" calcext:value-type="string">
            <text:p>&lt;article id='an2.142'&gt;&lt;h2 class='sutta-title'&gt;{}&lt;/h2&gt;</text:p>
          </table:table-cell>
          <table:table-cell/>
        </table:table-row>
        <table:table-row table:style-name="ro1">
          <table:table-cell office:value-type="string" calcext:value-type="string">
            <text:p>an2.142:1.1</text:p>
          </table:table-cell>
          <table:table-cell office:value-type="string" calcext:value-type="string">
            <text:p>“Dveme, bhikkhave, yāgā. </text:p>
          </table:table-cell>
          <table:table-cell/>
          <table:table-cell office:value-type="string" calcext:value-type="string">
            <text:p>„Es gibt diese beiden Spenden. </text:p>
          </table:table-cell>
          <table:table-cell office:value-type="string" calcext:value-type="string">
            <text:p>“There are these two offer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34, msdiv143, sc142.1</text:p>
          </table:table-cell>
        </table:table-row>
        <table:table-row table:style-name="ro1">
          <table:table-cell office:value-type="string" calcext:value-type="string">
            <text:p>an2.142: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2:1.3</text:p>
          </table:table-cell>
          <table:table-cell office:value-type="string" calcext:value-type="string">
            <text:p>Āmisayāgo ca dhammayāgo ca. </text:p>
          </table:table-cell>
          <table:table-cell/>
          <table:table-cell office:value-type="string" calcext:value-type="string">
            <text:p>Die Spende von materiellen Dingen und die Spende der Lehre. </text:p>
          </table:table-cell>
          <table:table-cell office:value-type="string" calcext:value-type="string">
            <text:p>An offering of material things and an offering of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2:1.4</text:p>
          </table:table-cell>
          <table:table-cell office:value-type="string" calcext:value-type="string">
            <text:p>Ime kho, bhikkhave, dve yāgā. </text:p>
          </table:table-cell>
          <table:table-cell/>
          <table:table-cell office:value-type="string" calcext:value-type="string">
            <text:p>Das sind die beiden Spenden. </text:p>
          </table:table-cell>
          <table:table-cell office:value-type="string" calcext:value-type="string">
            <text:p>These are the two offerin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2:1.5</text:p>
          </table:table-cell>
          <table:table-cell office:value-type="string" calcext:value-type="string">
            <text:p>Etadaggaṁ, bhikkhave, imesaṁ dvinnaṁ yāgānaṁ yadidaṁ dhammayāgo”ti. </text:p>
          </table:table-cell>
          <table:table-cell/>
          <table:table-cell office:value-type="string" calcext:value-type="string">
            <text:p>Die bessere der beiden ist die Spende der Lehre.“ </text:p>
          </table:table-cell>
          <table:table-cell office:value-type="string" calcext:value-type="string">
            <text:p>The better of these two offerings is an offering of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3:0.1</text:p>
          </table:table-cell>
          <table:table-cell office:value-type="float" office:value="143" calcext:value-type="float">
            <text:p>143</text:p>
          </table:table-cell>
          <table:table-cell/>
          <table:table-cell table:number-columns-repeated="2" office:value-type="string" calcext:value-type="string">
            <text:p>143 </text:p>
          </table:table-cell>
          <table:table-cell table:number-columns-repeated="3" office:value-type="string" calcext:value-type="string">
            <text:p/>
          </table:table-cell>
          <table:table-cell office:value-type="string" calcext:value-type="string">
            <text:p>&lt;article id='an2.143'&gt;&lt;h2 class='sutta-title'&gt;{}&lt;/h2&gt;</text:p>
          </table:table-cell>
          <table:table-cell/>
        </table:table-row>
        <table:table-row table:style-name="ro1">
          <table:table-cell office:value-type="string" calcext:value-type="string">
            <text:p>an2.143:1.1</text:p>
          </table:table-cell>
          <table:table-cell office:value-type="string" calcext:value-type="string">
            <text:p>“Dveme, bhikkhave, cāgā. </text:p>
          </table:table-cell>
          <table:table-cell/>
          <table:table-cell office:value-type="string" calcext:value-type="string">
            <text:p>„Es gibt diese beiden Arten der Großzügigkeit. </text:p>
          </table:table-cell>
          <table:table-cell office:value-type="string" calcext:value-type="string">
            <text:p>“There are these two acts of generosit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15, ms15A2_235, msdiv144, pts-vp-pli1.92, sc143.1, sya20.115</text:p>
          </table:table-cell>
        </table:table-row>
        <table:table-row table:style-name="ro1">
          <table:table-cell office:value-type="string" calcext:value-type="string">
            <text:p>an2.143: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3:1.3</text:p>
          </table:table-cell>
          <table:table-cell office:value-type="string" calcext:value-type="string">
            <text:p>Āmisacāgo ca dhammacāgo ca. </text:p>
          </table:table-cell>
          <table:table-cell/>
          <table:table-cell office:value-type="string" calcext:value-type="string">
            <text:p>Großzügigkeit mit materiellen Dingen und Großzügigkeit mit der Lehre. </text:p>
          </table:table-cell>
          <table:table-cell office:value-type="string" calcext:value-type="string">
            <text:p>Generosity with material things and generosity with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3:1.4</text:p>
          </table:table-cell>
          <table:table-cell office:value-type="string" calcext:value-type="string">
            <text:p>Ime kho, bhikkhave, dve cāgā. </text:p>
          </table:table-cell>
          <table:table-cell/>
          <table:table-cell office:value-type="string" calcext:value-type="string">
            <text:p>Das sind die beiden Arten der Großzügigkeit. </text:p>
          </table:table-cell>
          <table:table-cell office:value-type="string" calcext:value-type="string">
            <text:p>These are the two acts of generos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3:1.5</text:p>
          </table:table-cell>
          <table:table-cell office:value-type="string" calcext:value-type="string">
            <text:p>Etadaggaṁ, bhikkhave, imesaṁ dvinnaṁ cāgānaṁ yadidaṁ dhammacāgo”ti. </text:p>
          </table:table-cell>
          <table:table-cell/>
          <table:table-cell office:value-type="string" calcext:value-type="string">
            <text:p>Die bessere der beiden ist die Großzügigkeit mit der Lehre.“ </text:p>
          </table:table-cell>
          <table:table-cell office:value-type="string" calcext:value-type="string">
            <text:p>The better of these two acts of generosity is generosity with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4:0.1</text:p>
          </table:table-cell>
          <table:table-cell office:value-type="float" office:value="144" calcext:value-type="float">
            <text:p>144</text:p>
          </table:table-cell>
          <table:table-cell/>
          <table:table-cell table:number-columns-repeated="2" office:value-type="string" calcext:value-type="string">
            <text:p>144 </text:p>
          </table:table-cell>
          <table:table-cell table:number-columns-repeated="3" office:value-type="string" calcext:value-type="string">
            <text:p/>
          </table:table-cell>
          <table:table-cell office:value-type="string" calcext:value-type="string">
            <text:p>&lt;article id='an2.144'&gt;&lt;h2 class='sutta-title'&gt;{}&lt;/h2&gt;</text:p>
          </table:table-cell>
          <table:table-cell/>
        </table:table-row>
        <table:table-row table:style-name="ro1">
          <table:table-cell office:value-type="string" calcext:value-type="string">
            <text:p>an2.144:1.1</text:p>
          </table:table-cell>
          <table:table-cell office:value-type="string" calcext:value-type="string">
            <text:p>“Dveme, bhikkhave, pariccāgā. </text:p>
          </table:table-cell>
          <table:table-cell/>
          <table:table-cell office:value-type="string" calcext:value-type="string">
            <text:p>„Es gibt diese beiden Arten der Wohltätigkeit. </text:p>
          </table:table-cell>
          <table:table-cell office:value-type="string" calcext:value-type="string">
            <text:p>“There are these two kinds of charit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36, msdiv145, sc144.1</text:p>
          </table:table-cell>
        </table:table-row>
        <table:table-row table:style-name="ro1">
          <table:table-cell office:value-type="string" calcext:value-type="string">
            <text:p>an2.144: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4:1.3</text:p>
          </table:table-cell>
          <table:table-cell office:value-type="string" calcext:value-type="string">
            <text:p>Āmisapariccāgo ca dhammapariccāgo ca. </text:p>
          </table:table-cell>
          <table:table-cell/>
          <table:table-cell office:value-type="string" calcext:value-type="string">
            <text:p>Wohltätigkeit mit materiellen Dingen und Wohltätigkeit mit der Lehre. </text:p>
          </table:table-cell>
          <table:table-cell office:value-type="string" calcext:value-type="string">
            <text:p>Charity in material things and charity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4:1.4</text:p>
          </table:table-cell>
          <table:table-cell office:value-type="string" calcext:value-type="string">
            <text:p>Ime kho, bhikkhave, dve pariccāgā. </text:p>
          </table:table-cell>
          <table:table-cell/>
          <table:table-cell office:value-type="string" calcext:value-type="string">
            <text:p>Das sind die beiden Arten der Wohltätigkeit. </text:p>
          </table:table-cell>
          <table:table-cell office:value-type="string" calcext:value-type="string">
            <text:p>These are the two kinds of char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4:1.5</text:p>
          </table:table-cell>
          <table:table-cell office:value-type="string" calcext:value-type="string">
            <text:p>Etadaggaṁ, bhikkhave, imesaṁ dvinnaṁ pariccāgānaṁ yadidaṁ dhammapariccāgo”ti. </text:p>
          </table:table-cell>
          <table:table-cell/>
          <table:table-cell office:value-type="string" calcext:value-type="string">
            <text:p>Die bessere der beiden ist die Wohltätigkeit mit der Lehre.“ </text:p>
          </table:table-cell>
          <table:table-cell office:value-type="string" calcext:value-type="string">
            <text:p>The better of these two kinds of charity is a charity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5:0.1</text:p>
          </table:table-cell>
          <table:table-cell office:value-type="float" office:value="145" calcext:value-type="float">
            <text:p>145</text:p>
          </table:table-cell>
          <table:table-cell/>
          <table:table-cell table:number-columns-repeated="2" office:value-type="string" calcext:value-type="string">
            <text:p>145 </text:p>
          </table:table-cell>
          <table:table-cell table:number-columns-repeated="3" office:value-type="string" calcext:value-type="string">
            <text:p/>
          </table:table-cell>
          <table:table-cell office:value-type="string" calcext:value-type="string">
            <text:p>&lt;article id='an2.145'&gt;&lt;h2 class='sutta-title'&gt;{}&lt;/h2&gt;</text:p>
          </table:table-cell>
          <table:table-cell/>
        </table:table-row>
        <table:table-row table:style-name="ro1">
          <table:table-cell office:value-type="string" calcext:value-type="string">
            <text:p>an2.145:1.1</text:p>
          </table:table-cell>
          <table:table-cell office:value-type="string" calcext:value-type="string">
            <text:p>“Dveme, bhikkhave, bhogā. </text:p>
          </table:table-cell>
          <table:table-cell/>
          <table:table-cell office:value-type="string" calcext:value-type="string">
            <text:p>„Es gibt diese beiden Reichtümer. </text:p>
          </table:table-cell>
          <table:table-cell office:value-type="string" calcext:value-type="string">
            <text:p>“There are these two rich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91, csp2ed15.91, ms15A2_237, msdiv146, sc145.1</text:p>
          </table:table-cell>
        </table:table-row>
        <table:table-row table:style-name="ro1">
          <table:table-cell office:value-type="string" calcext:value-type="string">
            <text:p>an2.14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5:1.3</text:p>
          </table:table-cell>
          <table:table-cell office:value-type="string" calcext:value-type="string">
            <text:p>Āmisabhogo ca dhammabhogo ca. </text:p>
          </table:table-cell>
          <table:table-cell/>
          <table:table-cell office:value-type="string" calcext:value-type="string">
            <text:p>Reichtum an materiellen Dingen und Reichtum an der Lehre. </text:p>
          </table:table-cell>
          <table:table-cell office:value-type="string" calcext:value-type="string">
            <text:p>Riches in material things and riches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5:1.4</text:p>
          </table:table-cell>
          <table:table-cell office:value-type="string" calcext:value-type="string">
            <text:p>Ime kho, bhikkhave, dve bhogā. </text:p>
          </table:table-cell>
          <table:table-cell/>
          <table:table-cell office:value-type="string" calcext:value-type="string">
            <text:p>Das sind die beiden Reichtümer. </text:p>
          </table:table-cell>
          <table:table-cell office:value-type="string" calcext:value-type="string">
            <text:p>These are the two rich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5:1.5</text:p>
          </table:table-cell>
          <table:table-cell office:value-type="string" calcext:value-type="string">
            <text:p>Etadaggaṁ, bhikkhave, imesaṁ dvinnaṁ bhogānaṁ yadidaṁ dhammabhogo”ti. </text:p>
          </table:table-cell>
          <table:table-cell/>
          <table:table-cell office:value-type="string" calcext:value-type="string">
            <text:p>Der bessere der beiden ist der Reichtum an der Lehre.“ </text:p>
          </table:table-cell>
          <table:table-cell office:value-type="string" calcext:value-type="string">
            <text:p>The better of these two riches is riches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6:0.1</text:p>
          </table:table-cell>
          <table:table-cell office:value-type="float" office:value="146" calcext:value-type="float">
            <text:p>146</text:p>
          </table:table-cell>
          <table:table-cell/>
          <table:table-cell table:number-columns-repeated="2" office:value-type="string" calcext:value-type="string">
            <text:p>146 </text:p>
          </table:table-cell>
          <table:table-cell table:number-columns-repeated="3" office:value-type="string" calcext:value-type="string">
            <text:p/>
          </table:table-cell>
          <table:table-cell office:value-type="string" calcext:value-type="string">
            <text:p>&lt;article id='an2.146'&gt;&lt;h2 class='sutta-title'&gt;{}&lt;/h2&gt;</text:p>
          </table:table-cell>
          <table:table-cell/>
        </table:table-row>
        <table:table-row table:style-name="ro1">
          <table:table-cell office:value-type="string" calcext:value-type="string">
            <text:p>an2.146:1.1</text:p>
          </table:table-cell>
          <table:table-cell office:value-type="string" calcext:value-type="string">
            <text:p>“Dveme, bhikkhave, sambhogā. </text:p>
          </table:table-cell>
          <table:table-cell/>
          <table:table-cell office:value-type="string" calcext:value-type="string">
            <text:p>„Es gibt diese beiden Arten des Genießens. </text:p>
          </table:table-cell>
          <table:table-cell office:value-type="string" calcext:value-type="string">
            <text:p>“There are these two kinds of enjoym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38, msdiv147, sc146.1</text:p>
          </table:table-cell>
        </table:table-row>
        <table:table-row table:style-name="ro1">
          <table:table-cell office:value-type="string" calcext:value-type="string">
            <text:p>an2.146: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6:1.3</text:p>
          </table:table-cell>
          <table:table-cell office:value-type="string" calcext:value-type="string">
            <text:p>Āmisasambhogo ca dhammasambhogo ca. </text:p>
          </table:table-cell>
          <table:table-cell/>
          <table:table-cell office:value-type="string" calcext:value-type="string">
            <text:p>Genießen von materiellen Dingen und Genießen der Lehre. </text:p>
          </table:table-cell>
          <table:table-cell office:value-type="string" calcext:value-type="string">
            <text:p>Enjoyment of material things and enjoyment of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6:1.4</text:p>
          </table:table-cell>
          <table:table-cell office:value-type="string" calcext:value-type="string">
            <text:p>Ime kho, bhikkhave, dve sambhogā. </text:p>
          </table:table-cell>
          <table:table-cell/>
          <table:table-cell office:value-type="string" calcext:value-type="string">
            <text:p>Das sind die beiden Arten des Genießens. </text:p>
          </table:table-cell>
          <table:table-cell office:value-type="string" calcext:value-type="string">
            <text:p>These are the two kinds of enjoy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6:1.5</text:p>
          </table:table-cell>
          <table:table-cell office:value-type="string" calcext:value-type="string">
            <text:p>Etadaggaṁ, bhikkhave, imesaṁ dvinnaṁ sambhogānaṁ yadidaṁ dhammasambhogo”ti. </text:p>
          </table:table-cell>
          <table:table-cell/>
          <table:table-cell office:value-type="string" calcext:value-type="string">
            <text:p>Die bessere der beiden ist das Genießen der Lehre.“ </text:p>
          </table:table-cell>
          <table:table-cell office:value-type="string" calcext:value-type="string">
            <text:p>The better of these two kinds of enjoyment is the enjoyment of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7:0.1</text:p>
          </table:table-cell>
          <table:table-cell office:value-type="float" office:value="147" calcext:value-type="float">
            <text:p>147</text:p>
          </table:table-cell>
          <table:table-cell/>
          <table:table-cell table:number-columns-repeated="2" office:value-type="string" calcext:value-type="string">
            <text:p>147 </text:p>
          </table:table-cell>
          <table:table-cell table:number-columns-repeated="3" office:value-type="string" calcext:value-type="string">
            <text:p/>
          </table:table-cell>
          <table:table-cell office:value-type="string" calcext:value-type="string">
            <text:p>&lt;article id='an2.147'&gt;&lt;h2 class='sutta-title'&gt;{}&lt;/h2&gt;</text:p>
          </table:table-cell>
          <table:table-cell/>
        </table:table-row>
        <table:table-row table:style-name="ro1">
          <table:table-cell office:value-type="string" calcext:value-type="string">
            <text:p>an2.147:1.1</text:p>
          </table:table-cell>
          <table:table-cell office:value-type="string" calcext:value-type="string">
            <text:p>“Dveme, bhikkhave, saṁvibhāgā. </text:p>
          </table:table-cell>
          <table:table-cell/>
          <table:table-cell office:value-type="string" calcext:value-type="string">
            <text:p>„Es gibt diese beiden Arten des Teilens. </text:p>
          </table:table-cell>
          <table:table-cell office:value-type="string" calcext:value-type="string">
            <text:p>“There are these two kinds of shar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6, ms15A2_239, msdiv148, sc147.1</text:p>
          </table:table-cell>
        </table:table-row>
        <table:table-row table:style-name="ro1">
          <table:table-cell office:value-type="string" calcext:value-type="string">
            <text:p>an2.147: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7:1.3</text:p>
          </table:table-cell>
          <table:table-cell office:value-type="string" calcext:value-type="string">
            <text:p>Āmisasaṁvibhāgo ca dhammasaṁvibhāgo ca. </text:p>
          </table:table-cell>
          <table:table-cell/>
          <table:table-cell office:value-type="string" calcext:value-type="string">
            <text:p>Teilen von materiellen Dingen und Teilen der Lehre. </text:p>
          </table:table-cell>
          <table:table-cell office:value-type="string" calcext:value-type="string">
            <text:p>Sharing material things and sharing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7:1.4</text:p>
          </table:table-cell>
          <table:table-cell office:value-type="string" calcext:value-type="string">
            <text:p>Ime kho, bhikkhave, dve saṁvibhāgā. </text:p>
          </table:table-cell>
          <table:table-cell/>
          <table:table-cell office:value-type="string" calcext:value-type="string">
            <text:p>Das sind die beiden Arten des Teilens. </text:p>
          </table:table-cell>
          <table:table-cell office:value-type="string" calcext:value-type="string">
            <text:p>These are the two kinds of shar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7:1.5</text:p>
          </table:table-cell>
          <table:table-cell office:value-type="string" calcext:value-type="string">
            <text:p>Etadaggaṁ, bhikkhave, imesaṁ dvinnaṁ saṁvibhāgānaṁ yadidaṁ dhammasaṁvibhāgo”ti. </text:p>
          </table:table-cell>
          <table:table-cell/>
          <table:table-cell office:value-type="string" calcext:value-type="string">
            <text:p>Die bessere der beiden ist das Teilen der Lehre.“ </text:p>
          </table:table-cell>
          <table:table-cell office:value-type="string" calcext:value-type="string">
            <text:p>The better of these two kinds of sharing is sharing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8:0.1</text:p>
          </table:table-cell>
          <table:table-cell office:value-type="float" office:value="148" calcext:value-type="float">
            <text:p>148</text:p>
          </table:table-cell>
          <table:table-cell/>
          <table:table-cell table:number-columns-repeated="2" office:value-type="string" calcext:value-type="string">
            <text:p>148 </text:p>
          </table:table-cell>
          <table:table-cell table:number-columns-repeated="3" office:value-type="string" calcext:value-type="string">
            <text:p/>
          </table:table-cell>
          <table:table-cell office:value-type="string" calcext:value-type="string">
            <text:p>&lt;article id='an2.148'&gt;&lt;h2 class='sutta-title'&gt;{}&lt;/h2&gt;</text:p>
          </table:table-cell>
          <table:table-cell/>
        </table:table-row>
        <table:table-row table:style-name="ro1">
          <table:table-cell office:value-type="string" calcext:value-type="string">
            <text:p>an2.148:1.1</text:p>
          </table:table-cell>
          <table:table-cell office:value-type="string" calcext:value-type="string">
            <text:p>“Dveme, bhikkhave, saṅgahā. </text:p>
          </table:table-cell>
          <table:table-cell/>
          <table:table-cell office:value-type="string" calcext:value-type="string">
            <text:p>„Es gibt diese beiden Arten des Einbeziehens. </text:p>
          </table:table-cell>
          <table:table-cell office:value-type="string" calcext:value-type="string">
            <text:p>“There are these two kinds of inclus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40, msdiv149, ndp16.85, sc148.1, vri35.111</text:p>
          </table:table-cell>
        </table:table-row>
        <table:table-row table:style-name="ro1">
          <table:table-cell office:value-type="string" calcext:value-type="string">
            <text:p>an2.148: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8:1.3</text:p>
          </table:table-cell>
          <table:table-cell office:value-type="string" calcext:value-type="string">
            <text:p>Āmisasaṅgaho ca dhammasaṅgaho ca. </text:p>
          </table:table-cell>
          <table:table-cell/>
          <table:table-cell office:value-type="string" calcext:value-type="string">
            <text:p>Einbeziehen in materielle Dinge und Einbeziehen in die Lehre. </text:p>
          </table:table-cell>
          <table:table-cell office:value-type="string" calcext:value-type="string">
            <text:p>Inclusion in material things and inclusion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8:1.4</text:p>
          </table:table-cell>
          <table:table-cell office:value-type="string" calcext:value-type="string">
            <text:p>Ime kho, bhikkhave, dve saṅgahā. </text:p>
          </table:table-cell>
          <table:table-cell/>
          <table:table-cell office:value-type="string" calcext:value-type="string">
            <text:p>Das sind die beiden Arten des Einbeziehens. </text:p>
          </table:table-cell>
          <table:table-cell office:value-type="string" calcext:value-type="string">
            <text:p>These are the two kinds of inclus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8:1.5</text:p>
          </table:table-cell>
          <table:table-cell office:value-type="string" calcext:value-type="string">
            <text:p>Etadaggaṁ, bhikkhave, imesaṁ dvinnaṁ saṅgahānaṁ yadidaṁ dhammasaṅgaho”ti. </text:p>
          </table:table-cell>
          <table:table-cell/>
          <table:table-cell office:value-type="string" calcext:value-type="string">
            <text:p>Die bessere der beiden ist das Einbeziehen in die Lehre.“ </text:p>
          </table:table-cell>
          <table:table-cell office:value-type="string" calcext:value-type="string">
            <text:p>The better of these two kinds of inclusion is inclusion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49:0.1</text:p>
          </table:table-cell>
          <table:table-cell office:value-type="float" office:value="149" calcext:value-type="float">
            <text:p>149</text:p>
          </table:table-cell>
          <table:table-cell/>
          <table:table-cell table:number-columns-repeated="2" office:value-type="string" calcext:value-type="string">
            <text:p>149 </text:p>
          </table:table-cell>
          <table:table-cell table:number-columns-repeated="3" office:value-type="string" calcext:value-type="string">
            <text:p/>
          </table:table-cell>
          <table:table-cell office:value-type="string" calcext:value-type="string">
            <text:p>&lt;article id='an2.149'&gt;&lt;h2 class='sutta-title'&gt;{}&lt;/h2&gt;</text:p>
          </table:table-cell>
          <table:table-cell/>
        </table:table-row>
        <table:table-row table:style-name="ro1">
          <table:table-cell office:value-type="string" calcext:value-type="string">
            <text:p>an2.149:1.1</text:p>
          </table:table-cell>
          <table:table-cell office:value-type="string" calcext:value-type="string">
            <text:p>“Dveme, bhikkhave, anuggahā. </text:p>
          </table:table-cell>
          <table:table-cell/>
          <table:table-cell office:value-type="string" calcext:value-type="string">
            <text:p>„Es gibt diese beiden Arten der Unterstützung. </text:p>
          </table:table-cell>
          <table:table-cell office:value-type="string" calcext:value-type="string">
            <text:p>“There are these two kinds of suppor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80, ms15A2_241, msdiv150, sc149.1</text:p>
          </table:table-cell>
        </table:table-row>
        <table:table-row table:style-name="ro1">
          <table:table-cell office:value-type="string" calcext:value-type="string">
            <text:p>an2.14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9:1.3</text:p>
          </table:table-cell>
          <table:table-cell office:value-type="string" calcext:value-type="string">
            <text:p>Āmisānuggaho ca dhammānuggaho ca. </text:p>
          </table:table-cell>
          <table:table-cell/>
          <table:table-cell office:value-type="string" calcext:value-type="string">
            <text:p>Unterstützung durch materielle Dinge und Unterstützung durch die Lehre. </text:p>
          </table:table-cell>
          <table:table-cell office:value-type="string" calcext:value-type="string">
            <text:p>Support in material things and support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9:1.4</text:p>
          </table:table-cell>
          <table:table-cell office:value-type="string" calcext:value-type="string">
            <text:p>Ime kho, bhikkhave, dve anuggahā. </text:p>
          </table:table-cell>
          <table:table-cell/>
          <table:table-cell office:value-type="string" calcext:value-type="string">
            <text:p>Das sind die beiden Arten der Unterstützung. </text:p>
          </table:table-cell>
          <table:table-cell office:value-type="string" calcext:value-type="string">
            <text:p>These are the two kinds of suppor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49:1.5</text:p>
          </table:table-cell>
          <table:table-cell office:value-type="string" calcext:value-type="string">
            <text:p>Etadaggaṁ, bhikkhave, imesaṁ dvinnaṁ anuggahānaṁ yadidaṁ dhammānuggaho”ti. </text:p>
          </table:table-cell>
          <table:table-cell/>
          <table:table-cell office:value-type="string" calcext:value-type="string">
            <text:p>Die bessere der beiden ist die Unterstützung durch die Lehre.“ </text:p>
          </table:table-cell>
          <table:table-cell office:value-type="string" calcext:value-type="string">
            <text:p>The better of these two kinds of support is support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0:0.1</text:p>
          </table:table-cell>
          <table:table-cell office:value-type="float" office:value="150" calcext:value-type="float">
            <text:p>150</text:p>
          </table:table-cell>
          <table:table-cell/>
          <table:table-cell table:number-columns-repeated="2" office:value-type="string" calcext:value-type="string">
            <text:p>150 </text:p>
          </table:table-cell>
          <table:table-cell table:number-columns-repeated="3" office:value-type="string" calcext:value-type="string">
            <text:p/>
          </table:table-cell>
          <table:table-cell office:value-type="string" calcext:value-type="string">
            <text:p>&lt;article id='an2.150'&gt;&lt;h2 class='sutta-title'&gt;{}&lt;/h2&gt;</text:p>
          </table:table-cell>
          <table:table-cell/>
        </table:table-row>
        <table:table-row table:style-name="ro1">
          <table:table-cell office:value-type="string" calcext:value-type="string">
            <text:p>an2.150:1.1</text:p>
          </table:table-cell>
          <table:table-cell office:value-type="string" calcext:value-type="string">
            <text:p>“Dvemā, bhikkhave, anukampā. </text:p>
          </table:table-cell>
          <table:table-cell/>
          <table:table-cell office:value-type="string" calcext:value-type="string">
            <text:p>„Es gibt diese beiden Arten der Anteilnahme. </text:p>
          </table:table-cell>
          <table:table-cell office:value-type="string" calcext:value-type="string">
            <text:p>“There are these two kinds of sympath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16, ms15A2_242, msdiv151, sc150.1, sya20.116</text:p>
          </table:table-cell>
        </table:table-row>
        <table:table-row table:style-name="ro1">
          <table:table-cell office:value-type="string" calcext:value-type="string">
            <text:p>an2.150: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0:1.3</text:p>
          </table:table-cell>
          <table:table-cell office:value-type="string" calcext:value-type="string">
            <text:p>Āmisānukampā ca dhammānukampā ca. </text:p>
          </table:table-cell>
          <table:table-cell/>
          <table:table-cell office:value-type="string" calcext:value-type="string">
            <text:p>Anteilnahme durch materielle Dinge und Anteilnahme durch die Lehre. </text:p>
          </table:table-cell>
          <table:table-cell office:value-type="string" calcext:value-type="string">
            <text:p>Sympathy in material things and sympathy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0:1.4</text:p>
          </table:table-cell>
          <table:table-cell office:value-type="string" calcext:value-type="string">
            <text:p>Imā kho, bhikkhave, dve anukampā. </text:p>
          </table:table-cell>
          <table:table-cell/>
          <table:table-cell office:value-type="string" calcext:value-type="string">
            <text:p>Das sind die beiden Arten der Anteilnahme. </text:p>
          </table:table-cell>
          <table:table-cell office:value-type="string" calcext:value-type="string">
            <text:p>These are the two kinds of sympath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0:1.5</text:p>
          </table:table-cell>
          <table:table-cell office:value-type="string" calcext:value-type="string">
            <text:p>Etadaggaṁ, bhikkhave, imāsaṁ dvinnaṁ anukampānaṁ yadidaṁ dhammānukampā”ti. </text:p>
          </table:table-cell>
          <table:table-cell/>
          <table:table-cell office:value-type="string" calcext:value-type="string">
            <text:p>Die bessere der beiden ist die Anteilnahme durch die Lehre.“ </text:p>
          </table:table-cell>
          <table:table-cell office:value-type="string" calcext:value-type="string">
            <text:p>The better of these two kinds of sympathy is sympathy in the teach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50:1.6</text:p>
          </table:table-cell>
          <table:table-cell office:value-type="string" calcext:value-type="string">
            <text:p>Dānavaggo ta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151: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51-162'&gt;&lt;header&gt;&lt;ul&gt;&lt;li class='division'&gt;{}&lt;/li&gt;</text:p>
          </table:table-cell>
          <table:table-cell/>
        </table:table-row>
        <table:table-row table:style-name="ro1">
          <table:table-cell office:value-type="string" calcext:value-type="string">
            <text:p>an2.151:0.2</text:p>
          </table:table-cell>
          <table:table-cell office:value-type="string" calcext:value-type="string">
            <text:p>14. Santhāravagga </text:p>
          </table:table-cell>
          <table:table-cell/>
          <table:table-cell office:value-type="string" calcext:value-type="string">
            <text:p>14. Empfang</text:p>
          </table:table-cell>
          <table:table-cell office:value-type="string" calcext:value-type="string">
            <text:p>14. Welcome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151:0.3</text:p>
          </table:table-cell>
          <table:table-cell office:value-type="float" office:value="151" calcext:value-type="float">
            <text:p>151</text:p>
          </table:table-cell>
          <table:table-cell/>
          <table:table-cell table:number-columns-repeated="2" office:value-type="string" calcext:value-type="string">
            <text:p>151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51:1.1</text:p>
          </table:table-cell>
          <table:table-cell office:value-type="string" calcext:value-type="string">
            <text:p>“Dveme, bhikkhave, santhārā. </text:p>
          </table:table-cell>
          <table:table-cell office:value-type="string" calcext:value-type="string">
            <text:p>santhārā → sandhārā (mr)</text:p>
          </table:table-cell>
          <table:table-cell office:value-type="string" calcext:value-type="string">
            <text:p>„Es gibt diese beiden Arten des Empfangs. </text:p>
          </table:table-cell>
          <table:table-cell office:value-type="string" calcext:value-type="string">
            <text:p>“There are these two kinds of welcome. </text:p>
          </table:table-cell>
          <table:table-cell table:number-columns-repeated="3" office:value-type="string" calcext:value-type="string">
            <text:p/>
          </table:table-cell>
          <table:table-cell office:value-type="string" calcext:value-type="string">
            <text:p>&lt;article id='an2.151'&gt;&lt;p&gt;{}</text:p>
          </table:table-cell>
          <table:table-cell office:value-type="string" calcext:value-type="string">
            <text:p>csp1ed15.92, csp2ed15.92, ms15A2_244, msdiv152, pts-vp-pli1.93, sc151.1, vri35.112</text:p>
          </table:table-cell>
        </table:table-row>
        <table:table-row table:style-name="ro1">
          <table:table-cell office:value-type="string" calcext:value-type="string">
            <text:p>an2.151: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1:1.3</text:p>
          </table:table-cell>
          <table:table-cell office:value-type="string" calcext:value-type="string">
            <text:p>Āmisasanthāro ca dhammasanthāro ca. </text:p>
          </table:table-cell>
          <table:table-cell/>
          <table:table-cell office:value-type="string" calcext:value-type="string">
            <text:p>Empfang mit materiellen Dingen und Empfang mit der Lehre. </text:p>
          </table:table-cell>
          <table:table-cell office:value-type="string" calcext:value-type="string">
            <text:p>Welcome in material things and welcome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1:1.4</text:p>
          </table:table-cell>
          <table:table-cell office:value-type="string" calcext:value-type="string">
            <text:p>Ime kho, bhikkhave, dve santhārā. </text:p>
          </table:table-cell>
          <table:table-cell/>
          <table:table-cell office:value-type="string" calcext:value-type="string">
            <text:p>Das sind die beiden Arten des Empfangs. </text:p>
          </table:table-cell>
          <table:table-cell office:value-type="string" calcext:value-type="string">
            <text:p>These are the two kinds of welcom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1:1.5</text:p>
          </table:table-cell>
          <table:table-cell office:value-type="string" calcext:value-type="string">
            <text:p>Etadaggaṁ, bhikkhave, imesaṁ dvinnaṁ santhārānaṁ yadidaṁ dhammasanthāro”ti. </text:p>
          </table:table-cell>
          <table:table-cell/>
          <table:table-cell office:value-type="string" calcext:value-type="string">
            <text:p>Die bessere der beiden ist der Empfang mit der Lehre.“ </text:p>
          </table:table-cell>
          <table:table-cell office:value-type="string" calcext:value-type="string">
            <text:p>The better of these two kinds of welcome is the welcome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2:0.1</text:p>
          </table:table-cell>
          <table:table-cell office:value-type="float" office:value="152" calcext:value-type="float">
            <text:p>152</text:p>
          </table:table-cell>
          <table:table-cell/>
          <table:table-cell table:number-columns-repeated="2" office:value-type="string" calcext:value-type="string">
            <text:p>152 </text:p>
          </table:table-cell>
          <table:table-cell table:number-columns-repeated="3" office:value-type="string" calcext:value-type="string">
            <text:p/>
          </table:table-cell>
          <table:table-cell office:value-type="string" calcext:value-type="string">
            <text:p>&lt;article id='an2.152'&gt;&lt;h2 class='sutta-title'&gt;{}&lt;/h2&gt;</text:p>
          </table:table-cell>
          <table:table-cell/>
        </table:table-row>
        <table:table-row table:style-name="ro1">
          <table:table-cell office:value-type="string" calcext:value-type="string">
            <text:p>an2.152:1.1</text:p>
          </table:table-cell>
          <table:table-cell office:value-type="string" calcext:value-type="string">
            <text:p>“Dveme, bhikkhave, paṭisanthārā. </text:p>
          </table:table-cell>
          <table:table-cell office:value-type="string" calcext:value-type="string">
            <text:p>paṭisanthārā → paṭisandhārā (mr)</text:p>
          </table:table-cell>
          <table:table-cell office:value-type="string" calcext:value-type="string">
            <text:p>„Es gibt diese beiden Arten der Gastfreundschaft. </text:p>
          </table:table-cell>
          <table:table-cell office:value-type="string" calcext:value-type="string">
            <text:p>“There are these two kinds of hospitalit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45, msdiv153, sc152.1</text:p>
          </table:table-cell>
        </table:table-row>
        <table:table-row table:style-name="ro1">
          <table:table-cell office:value-type="string" calcext:value-type="string">
            <text:p>an2.152: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1.3</text:p>
          </table:table-cell>
          <table:table-cell office:value-type="string" calcext:value-type="string">
            <text:p>Āmisapaṭisanthāro ca dhammapaṭisanthāro ca. </text:p>
          </table:table-cell>
          <table:table-cell/>
          <table:table-cell office:value-type="string" calcext:value-type="string">
            <text:p>Gastfreundschaft mittels materieller Dinge und Gastfreundschaft mittels der Lehre. </text:p>
          </table:table-cell>
          <table:table-cell office:value-type="string" calcext:value-type="string">
            <text:p>Hospitality in material things and hospitality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1.4</text:p>
          </table:table-cell>
          <table:table-cell office:value-type="string" calcext:value-type="string">
            <text:p>Ime kho, bhikkhave, dve paṭisanthārā. </text:p>
          </table:table-cell>
          <table:table-cell/>
          <table:table-cell office:value-type="string" calcext:value-type="string">
            <text:p>Das sind die beiden Arten der Gastfreundschaft. </text:p>
          </table:table-cell>
          <table:table-cell office:value-type="string" calcext:value-type="string">
            <text:p>These are the two kinds of hospital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2:1.5</text:p>
          </table:table-cell>
          <table:table-cell office:value-type="string" calcext:value-type="string">
            <text:p>Etadaggaṁ, bhikkhave, imesaṁ dvinnaṁ paṭisanthārānaṁ yadidaṁ dhammapaṭisanthāro”ti. </text:p>
          </table:table-cell>
          <table:table-cell/>
          <table:table-cell office:value-type="string" calcext:value-type="string">
            <text:p>Die bessere der beiden ist die Gastfreundschaft mittels der Lehre.“ </text:p>
          </table:table-cell>
          <table:table-cell office:value-type="string" calcext:value-type="string">
            <text:p>The better of these two kinds of hospitality is hospitality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3:0.1</text:p>
          </table:table-cell>
          <table:table-cell office:value-type="float" office:value="153" calcext:value-type="float">
            <text:p>153</text:p>
          </table:table-cell>
          <table:table-cell/>
          <table:table-cell table:number-columns-repeated="2" office:value-type="string" calcext:value-type="string">
            <text:p>153 </text:p>
          </table:table-cell>
          <table:table-cell table:number-columns-repeated="3" office:value-type="string" calcext:value-type="string">
            <text:p/>
          </table:table-cell>
          <table:table-cell office:value-type="string" calcext:value-type="string">
            <text:p>&lt;article id='an2.153'&gt;&lt;h2 class='sutta-title'&gt;{}&lt;/h2&gt;</text:p>
          </table:table-cell>
          <table:table-cell/>
        </table:table-row>
        <table:table-row table:style-name="ro1">
          <table:table-cell office:value-type="string" calcext:value-type="string">
            <text:p>an2.153:1.1</text:p>
          </table:table-cell>
          <table:table-cell office:value-type="string" calcext:value-type="string">
            <text:p>“Dvemā, bhikkhave, esanā. </text:p>
          </table:table-cell>
          <table:table-cell/>
          <table:table-cell office:value-type="string" calcext:value-type="string">
            <text:p>„Es gibt diese beiden Arten der Suche. </text:p>
          </table:table-cell>
          <table:table-cell office:value-type="string" calcext:value-type="string">
            <text:p>“There are these two quest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7, ms15A2_246, msdiv154, sc153.1</text:p>
          </table:table-cell>
        </table:table-row>
        <table:table-row table:style-name="ro1">
          <table:table-cell office:value-type="string" calcext:value-type="string">
            <text:p>an2.153: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1.3</text:p>
          </table:table-cell>
          <table:table-cell office:value-type="string" calcext:value-type="string">
            <text:p>Āmisesanā ca dhammesanā ca. </text:p>
          </table:table-cell>
          <table:table-cell/>
          <table:table-cell office:value-type="string" calcext:value-type="string">
            <text:p>Suche nach materiellen Dingen und Suche nach der Lehre. </text:p>
          </table:table-cell>
          <table:table-cell office:value-type="string" calcext:value-type="string">
            <text:p>The quest for material things and the quest for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1.4</text:p>
          </table:table-cell>
          <table:table-cell office:value-type="string" calcext:value-type="string">
            <text:p>Imā kho, bhikkhave, dve esanā. </text:p>
          </table:table-cell>
          <table:table-cell/>
          <table:table-cell office:value-type="string" calcext:value-type="string">
            <text:p>Das sind die beiden Arten der Suche. </text:p>
          </table:table-cell>
          <table:table-cell office:value-type="string" calcext:value-type="string">
            <text:p>These are the two ques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3:1.5</text:p>
          </table:table-cell>
          <table:table-cell office:value-type="string" calcext:value-type="string">
            <text:p>Etadaggaṁ, bhikkhave, imāsaṁ dvinnaṁ esanānaṁ yadidaṁ dhammesanā”ti. </text:p>
          </table:table-cell>
          <table:table-cell/>
          <table:table-cell office:value-type="string" calcext:value-type="string">
            <text:p>Die bessere der beiden ist die Suche nach der Lehre.“ </text:p>
          </table:table-cell>
          <table:table-cell office:value-type="string" calcext:value-type="string">
            <text:p>The better of these two quests is the quest for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4:0.1</text:p>
          </table:table-cell>
          <table:table-cell office:value-type="float" office:value="154" calcext:value-type="float">
            <text:p>154</text:p>
          </table:table-cell>
          <table:table-cell/>
          <table:table-cell table:number-columns-repeated="2" office:value-type="string" calcext:value-type="string">
            <text:p>154 </text:p>
          </table:table-cell>
          <table:table-cell table:number-columns-repeated="3" office:value-type="string" calcext:value-type="string">
            <text:p/>
          </table:table-cell>
          <table:table-cell office:value-type="string" calcext:value-type="string">
            <text:p>&lt;article id='an2.154'&gt;&lt;h2 class='sutta-title'&gt;{}&lt;/h2&gt;</text:p>
          </table:table-cell>
          <table:table-cell/>
        </table:table-row>
        <table:table-row table:style-name="ro1">
          <table:table-cell office:value-type="string" calcext:value-type="string">
            <text:p>an2.154:1.1</text:p>
          </table:table-cell>
          <table:table-cell office:value-type="string" calcext:value-type="string">
            <text:p>“Dvemā, bhikkhave, pariyesanā. </text:p>
          </table:table-cell>
          <table:table-cell/>
          <table:table-cell office:value-type="string" calcext:value-type="string">
            <text:p>„Es gibt diese beiden Arten der Suche. </text:p>
          </table:table-cell>
          <table:table-cell office:value-type="string" calcext:value-type="string">
            <text:p>“There are these two search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47, msdiv155, sc154.1</text:p>
          </table:table-cell>
        </table:table-row>
        <table:table-row table:style-name="ro1">
          <table:table-cell office:value-type="string" calcext:value-type="string">
            <text:p>an2.154: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4:1.3</text:p>
          </table:table-cell>
          <table:table-cell office:value-type="string" calcext:value-type="string">
            <text:p>Āmisapariyesanā ca dhammapariyesanā ca. </text:p>
          </table:table-cell>
          <table:table-cell/>
          <table:table-cell office:value-type="string" calcext:value-type="string">
            <text:p>Die Suche nach materiellen Dingen und die Suche nach der Lehre. </text:p>
          </table:table-cell>
          <table:table-cell office:value-type="string" calcext:value-type="string">
            <text:p>The search for material things and the search for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4:1.4</text:p>
          </table:table-cell>
          <table:table-cell office:value-type="string" calcext:value-type="string">
            <text:p>Imā kho, bhikkhave, dve pariyesanā. </text:p>
          </table:table-cell>
          <table:table-cell/>
          <table:table-cell office:value-type="string" calcext:value-type="string">
            <text:p>Das sind die beiden Arten der Suche. </text:p>
          </table:table-cell>
          <table:table-cell office:value-type="string" calcext:value-type="string">
            <text:p>These are the two search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4:1.5</text:p>
          </table:table-cell>
          <table:table-cell office:value-type="string" calcext:value-type="string">
            <text:p>Etadaggaṁ, bhikkhave, imāsaṁ dvinnaṁ pariyesanānaṁ yadidaṁ dhammapariyesanā”ti. </text:p>
          </table:table-cell>
          <table:table-cell/>
          <table:table-cell office:value-type="string" calcext:value-type="string">
            <text:p>Die bessere der beiden ist die Suche nach der Lehre.“ </text:p>
          </table:table-cell>
          <table:table-cell office:value-type="string" calcext:value-type="string">
            <text:p>The better of these two searches is the search for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5:0.1</text:p>
          </table:table-cell>
          <table:table-cell office:value-type="float" office:value="155" calcext:value-type="float">
            <text:p>155</text:p>
          </table:table-cell>
          <table:table-cell/>
          <table:table-cell table:number-columns-repeated="2" office:value-type="string" calcext:value-type="string">
            <text:p>155 </text:p>
          </table:table-cell>
          <table:table-cell table:number-columns-repeated="3" office:value-type="string" calcext:value-type="string">
            <text:p/>
          </table:table-cell>
          <table:table-cell office:value-type="string" calcext:value-type="string">
            <text:p>&lt;article id='an2.155'&gt;&lt;h2 class='sutta-title'&gt;{}&lt;/h2&gt;</text:p>
          </table:table-cell>
          <table:table-cell/>
        </table:table-row>
        <table:table-row table:style-name="ro1">
          <table:table-cell office:value-type="string" calcext:value-type="string">
            <text:p>an2.155:1.1</text:p>
          </table:table-cell>
          <table:table-cell office:value-type="string" calcext:value-type="string">
            <text:p>“Dvemā, bhikkhave, pariyeṭṭhiyo. </text:p>
          </table:table-cell>
          <table:table-cell/>
          <table:table-cell office:value-type="string" calcext:value-type="string">
            <text:p>„Es gibt diese beiden Arten des Trachtens. </text:p>
          </table:table-cell>
          <table:table-cell office:value-type="string" calcext:value-type="string">
            <text:p>“There are these two kinds of seek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17, ms15A2_248, msdiv156, sc155.1</text:p>
          </table:table-cell>
        </table:table-row>
        <table:table-row table:style-name="ro1">
          <table:table-cell office:value-type="string" calcext:value-type="string">
            <text:p>an2.155: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5:1.3</text:p>
          </table:table-cell>
          <table:table-cell office:value-type="string" calcext:value-type="string">
            <text:p>Āmisapariyeṭṭhi ca dhammapariyeṭṭhi ca. </text:p>
          </table:table-cell>
          <table:table-cell/>
          <table:table-cell office:value-type="string" calcext:value-type="string">
            <text:p>Trachten nach materiellen Dingen und Trachten nach der Lehre. </text:p>
          </table:table-cell>
          <table:table-cell office:value-type="string" calcext:value-type="string">
            <text:p>Seeking for material things and seeking for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5:1.4</text:p>
          </table:table-cell>
          <table:table-cell office:value-type="string" calcext:value-type="string">
            <text:p>Imā kho, bhikkhave, dve pariyeṭṭhiyo. </text:p>
          </table:table-cell>
          <table:table-cell/>
          <table:table-cell office:value-type="string" calcext:value-type="string">
            <text:p>Das sind die beiden Arten des Trachtens. </text:p>
          </table:table-cell>
          <table:table-cell office:value-type="string" calcext:value-type="string">
            <text:p>These are the two kinds of seek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5:1.5</text:p>
          </table:table-cell>
          <table:table-cell office:value-type="string" calcext:value-type="string">
            <text:p>Etadaggaṁ, bhikkhave, imāsaṁ dvinnaṁ pariyeṭṭhīnaṁ yadidaṁ dhammapariyeṭṭhī”ti. </text:p>
          </table:table-cell>
          <table:table-cell/>
          <table:table-cell office:value-type="string" calcext:value-type="string">
            <text:p>Die bessere der beiden ist das Trachten nach der Lehre.“ </text:p>
          </table:table-cell>
          <table:table-cell office:value-type="string" calcext:value-type="string">
            <text:p>The better of these two kinds of seeking is seeking for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6:0.1</text:p>
          </table:table-cell>
          <table:table-cell office:value-type="float" office:value="156" calcext:value-type="float">
            <text:p>156</text:p>
          </table:table-cell>
          <table:table-cell/>
          <table:table-cell table:number-columns-repeated="2" office:value-type="string" calcext:value-type="string">
            <text:p>156 </text:p>
          </table:table-cell>
          <table:table-cell table:number-columns-repeated="3" office:value-type="string" calcext:value-type="string">
            <text:p/>
          </table:table-cell>
          <table:table-cell office:value-type="string" calcext:value-type="string">
            <text:p>&lt;article id='an2.156'&gt;&lt;h2 class='sutta-title'&gt;{}&lt;/h2&gt;</text:p>
          </table:table-cell>
          <table:table-cell/>
        </table:table-row>
        <table:table-row table:style-name="ro1">
          <table:table-cell office:value-type="string" calcext:value-type="string">
            <text:p>an2.156:1.1</text:p>
          </table:table-cell>
          <table:table-cell office:value-type="string" calcext:value-type="string">
            <text:p>“Dvemā, bhikkhave, pūjā. </text:p>
          </table:table-cell>
          <table:table-cell/>
          <table:table-cell office:value-type="string" calcext:value-type="string">
            <text:p>„Es gibt diese beiden Arten der Verehrung. </text:p>
          </table:table-cell>
          <table:table-cell office:value-type="string" calcext:value-type="string">
            <text:p>“There are these two kinds of worship.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82, ms15A2_249, msdiv157, sc156.1, sya20.117</text:p>
          </table:table-cell>
        </table:table-row>
        <table:table-row table:style-name="ro1">
          <table:table-cell office:value-type="string" calcext:value-type="string">
            <text:p>an2.156: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6:1.3</text:p>
          </table:table-cell>
          <table:table-cell office:value-type="string" calcext:value-type="string">
            <text:p>Āmisapūjā ca dhammapūjā ca. </text:p>
          </table:table-cell>
          <table:table-cell/>
          <table:table-cell office:value-type="string" calcext:value-type="string">
            <text:p>Verehrung materieller Dinge und Verehrung der Lehre. </text:p>
          </table:table-cell>
          <table:table-cell office:value-type="string" calcext:value-type="string">
            <text:p>Worship of material things and worship of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6:1.4</text:p>
          </table:table-cell>
          <table:table-cell office:value-type="string" calcext:value-type="string">
            <text:p>Imā kho, bhikkhave, dve pūjā. </text:p>
          </table:table-cell>
          <table:table-cell/>
          <table:table-cell office:value-type="string" calcext:value-type="string">
            <text:p>Das sind die beiden Arten der Verehrung. </text:p>
          </table:table-cell>
          <table:table-cell office:value-type="string" calcext:value-type="string">
            <text:p>These are the two kinds of worship.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6:1.5</text:p>
          </table:table-cell>
          <table:table-cell office:value-type="string" calcext:value-type="string">
            <text:p>Etadaggaṁ, bhikkhave, imāsaṁ dvinnaṁ pūjānaṁ yadidaṁ dhammapūjā”ti. </text:p>
          </table:table-cell>
          <table:table-cell/>
          <table:table-cell office:value-type="string" calcext:value-type="string">
            <text:p>Die bessere der beiden ist die Verehrung der Lehre.“ </text:p>
          </table:table-cell>
          <table:table-cell office:value-type="string" calcext:value-type="string">
            <text:p>The better of these two kinds of worship is worship of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7:0.1</text:p>
          </table:table-cell>
          <table:table-cell office:value-type="float" office:value="157" calcext:value-type="float">
            <text:p>157</text:p>
          </table:table-cell>
          <table:table-cell/>
          <table:table-cell table:number-columns-repeated="2" office:value-type="string" calcext:value-type="string">
            <text:p>157 </text:p>
          </table:table-cell>
          <table:table-cell table:number-columns-repeated="3" office:value-type="string" calcext:value-type="string">
            <text:p/>
          </table:table-cell>
          <table:table-cell office:value-type="string" calcext:value-type="string">
            <text:p>&lt;article id='an2.157'&gt;&lt;h2 class='sutta-title'&gt;{}&lt;/h2&gt;</text:p>
          </table:table-cell>
          <table:table-cell/>
        </table:table-row>
        <table:table-row table:style-name="ro1">
          <table:table-cell office:value-type="string" calcext:value-type="string">
            <text:p>an2.157:1.1</text:p>
          </table:table-cell>
          <table:table-cell office:value-type="string" calcext:value-type="string">
            <text:p>“Dvemāni, bhikkhave, ātitheyyāni. </text:p>
          </table:table-cell>
          <table:table-cell/>
          <table:table-cell office:value-type="string" calcext:value-type="string">
            <text:p>„Es gibt diese beiden Arten, Gäste zu bedienen. </text:p>
          </table:table-cell>
          <table:table-cell office:value-type="string" calcext:value-type="string">
            <text:p>“There are these two ways of serving guest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50, msdiv158, ndp16.86, sc157.1, vri35.113</text:p>
          </table:table-cell>
        </table:table-row>
        <table:table-row table:style-name="ro1">
          <table:table-cell office:value-type="string" calcext:value-type="string">
            <text:p>an2.157: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7:1.3</text:p>
          </table:table-cell>
          <table:table-cell office:value-type="string" calcext:value-type="string">
            <text:p>Āmisātitheyyañca dhammātitheyyañca. </text:p>
          </table:table-cell>
          <table:table-cell/>
          <table:table-cell office:value-type="string" calcext:value-type="string">
            <text:p>Gäste mit materiellen Dingen bedienen und Gäste mit der Lehre bedienen. </text:p>
          </table:table-cell>
          <table:table-cell office:value-type="string" calcext:value-type="string">
            <text:p>Serving guests with material things and serving guests with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7:1.4</text:p>
          </table:table-cell>
          <table:table-cell office:value-type="string" calcext:value-type="string">
            <text:p>Imāni kho, bhikkhave, dve ātitheyyāni. </text:p>
          </table:table-cell>
          <table:table-cell/>
          <table:table-cell office:value-type="string" calcext:value-type="string">
            <text:p>Das sind die beiden Arten, Gäste zu bedienen. </text:p>
          </table:table-cell>
          <table:table-cell office:value-type="string" calcext:value-type="string">
            <text:p>These are the two ways of serving gues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7:1.5</text:p>
          </table:table-cell>
          <table:table-cell office:value-type="string" calcext:value-type="string">
            <text:p>Etadaggaṁ, bhikkhave, imesaṁ dvinnaṁ ātitheyyānaṁ yadidaṁ dhammātitheyyan”ti. </text:p>
          </table:table-cell>
          <table:table-cell/>
          <table:table-cell office:value-type="string" calcext:value-type="string">
            <text:p>Die bessere der beiden ist es, Gäste mit der Lehre zu bedienen.“ </text:p>
          </table:table-cell>
          <table:table-cell office:value-type="string" calcext:value-type="string">
            <text:p>The better of these two ways of serving guests is to serve them with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8:0.1</text:p>
          </table:table-cell>
          <table:table-cell office:value-type="float" office:value="158" calcext:value-type="float">
            <text:p>158</text:p>
          </table:table-cell>
          <table:table-cell/>
          <table:table-cell table:number-columns-repeated="2" office:value-type="string" calcext:value-type="string">
            <text:p>158 </text:p>
          </table:table-cell>
          <table:table-cell table:number-columns-repeated="3" office:value-type="string" calcext:value-type="string">
            <text:p/>
          </table:table-cell>
          <table:table-cell office:value-type="string" calcext:value-type="string">
            <text:p>&lt;article id='an2.158'&gt;&lt;h2 class='sutta-title'&gt;{}&lt;/h2&gt;</text:p>
          </table:table-cell>
          <table:table-cell/>
        </table:table-row>
        <table:table-row table:style-name="ro1">
          <table:table-cell office:value-type="string" calcext:value-type="string">
            <text:p>an2.158:1.1</text:p>
          </table:table-cell>
          <table:table-cell office:value-type="string" calcext:value-type="string">
            <text:p>“Dvemā, bhikkhave, iddhiyo. </text:p>
          </table:table-cell>
          <table:table-cell/>
          <table:table-cell office:value-type="string" calcext:value-type="string">
            <text:p>„Es gibt diese beiden Erfolge. </text:p>
          </table:table-cell>
          <table:table-cell office:value-type="string" calcext:value-type="string">
            <text:p>“There are, mendicants, these two success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51, msdiv159, sc158.1</text:p>
          </table:table-cell>
        </table:table-row>
        <table:table-row table:style-name="ro1">
          <table:table-cell office:value-type="string" calcext:value-type="string">
            <text:p>an2.158: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8:1.3</text:p>
          </table:table-cell>
          <table:table-cell office:value-type="string" calcext:value-type="string">
            <text:p>Āmisiddhi ca dhammiddhi ca. </text:p>
          </table:table-cell>
          <table:table-cell/>
          <table:table-cell office:value-type="string" calcext:value-type="string">
            <text:p>Erfolg in materiellen Dingen und Erfolg in der Lehre. </text:p>
          </table:table-cell>
          <table:table-cell office:value-type="string" calcext:value-type="string">
            <text:p>Success in material things and success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8:1.4</text:p>
          </table:table-cell>
          <table:table-cell office:value-type="string" calcext:value-type="string">
            <text:p>Imā kho, bhikkhave, dve iddhiyo. </text:p>
          </table:table-cell>
          <table:table-cell/>
          <table:table-cell office:value-type="string" calcext:value-type="string">
            <text:p>Das sind die beiden Erfolge. </text:p>
          </table:table-cell>
          <table:table-cell office:value-type="string" calcext:value-type="string">
            <text:p>These are the two success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8:1.5</text:p>
          </table:table-cell>
          <table:table-cell office:value-type="string" calcext:value-type="string">
            <text:p>Etadaggaṁ, bhikkhave, imāsaṁ dvinnaṁ iddhīnaṁ yadidaṁ dhammiddhī”ti. </text:p>
          </table:table-cell>
          <table:table-cell/>
          <table:table-cell office:value-type="string" calcext:value-type="string">
            <text:p>Der bessere der beiden ist der Erfolg in der Lehre.“ </text:p>
          </table:table-cell>
          <table:table-cell office:value-type="string" calcext:value-type="string">
            <text:p>The better of these two successes is success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59:0.1</text:p>
          </table:table-cell>
          <table:table-cell office:value-type="float" office:value="159" calcext:value-type="float">
            <text:p>159</text:p>
          </table:table-cell>
          <table:table-cell/>
          <table:table-cell table:number-columns-repeated="2" office:value-type="string" calcext:value-type="string">
            <text:p>159 </text:p>
          </table:table-cell>
          <table:table-cell table:number-columns-repeated="3" office:value-type="string" calcext:value-type="string">
            <text:p/>
          </table:table-cell>
          <table:table-cell office:value-type="string" calcext:value-type="string">
            <text:p>&lt;article id='an2.159'&gt;&lt;h2 class='sutta-title'&gt;{}&lt;/h2&gt;</text:p>
          </table:table-cell>
          <table:table-cell/>
        </table:table-row>
        <table:table-row table:style-name="ro1">
          <table:table-cell office:value-type="string" calcext:value-type="string">
            <text:p>an2.159:1.1</text:p>
          </table:table-cell>
          <table:table-cell office:value-type="string" calcext:value-type="string">
            <text:p>“Dvemā, bhikkhave, vuddhiyo. </text:p>
          </table:table-cell>
          <table:table-cell/>
          <table:table-cell office:value-type="string" calcext:value-type="string">
            <text:p>„Es gibt diese beiden Arten des Wachstums. </text:p>
          </table:table-cell>
          <table:table-cell office:value-type="string" calcext:value-type="string">
            <text:p>“There are, mendicants, these two kinds of growth.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52, msdiv160, pts-vp-pli1.94, sc159.1</text:p>
          </table:table-cell>
        </table:table-row>
        <table:table-row table:style-name="ro1">
          <table:table-cell office:value-type="string" calcext:value-type="string">
            <text:p>an2.159:1.2</text:p>
          </table:table-cell>
          <table:table-cell office:value-type="string" calcext:value-type="string">
            <text:p>Katamā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9:1.3</text:p>
          </table:table-cell>
          <table:table-cell office:value-type="string" calcext:value-type="string">
            <text:p>Āmisavuddhi ca dhammavuddhi ca. </text:p>
          </table:table-cell>
          <table:table-cell/>
          <table:table-cell office:value-type="string" calcext:value-type="string">
            <text:p>Wachstum bezüglich materieller Dinge und Wachstum bezüglich der Lehre. </text:p>
          </table:table-cell>
          <table:table-cell office:value-type="string" calcext:value-type="string">
            <text:p>Growth in material things and growth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9:1.4</text:p>
          </table:table-cell>
          <table:table-cell office:value-type="string" calcext:value-type="string">
            <text:p>Imā kho, bhikkhave, dve vuddhiyo. </text:p>
          </table:table-cell>
          <table:table-cell/>
          <table:table-cell office:value-type="string" calcext:value-type="string">
            <text:p>Das sind die beiden Arten des Wachstums. </text:p>
          </table:table-cell>
          <table:table-cell office:value-type="string" calcext:value-type="string">
            <text:p>These are the two kinds of growt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59:1.5</text:p>
          </table:table-cell>
          <table:table-cell office:value-type="string" calcext:value-type="string">
            <text:p>Etadaggaṁ, bhikkhave, imāsaṁ dvinnaṁ vuddhīnaṁ yadidaṁ dhammavuddhī”ti. </text:p>
          </table:table-cell>
          <table:table-cell/>
          <table:table-cell office:value-type="string" calcext:value-type="string">
            <text:p>Die bessere der beiden ist das Wachstum bezüglich der Lehre.“ </text:p>
          </table:table-cell>
          <table:table-cell office:value-type="string" calcext:value-type="string">
            <text:p>The better of these two kinds of growth is growth in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0:0.1</text:p>
          </table:table-cell>
          <table:table-cell office:value-type="float" office:value="160" calcext:value-type="float">
            <text:p>160</text:p>
          </table:table-cell>
          <table:table-cell/>
          <table:table-cell table:number-columns-repeated="2" office:value-type="string" calcext:value-type="string">
            <text:p>160 </text:p>
          </table:table-cell>
          <table:table-cell table:number-columns-repeated="3" office:value-type="string" calcext:value-type="string">
            <text:p/>
          </table:table-cell>
          <table:table-cell office:value-type="string" calcext:value-type="string">
            <text:p>&lt;article id='an2.160'&gt;&lt;h2 class='sutta-title'&gt;{}&lt;/h2&gt;</text:p>
          </table:table-cell>
          <table:table-cell/>
        </table:table-row>
        <table:table-row table:style-name="ro1">
          <table:table-cell office:value-type="string" calcext:value-type="string">
            <text:p>an2.160:1.1</text:p>
          </table:table-cell>
          <table:table-cell office:value-type="string" calcext:value-type="string">
            <text:p>“Dvemāni, bhikkhave, ratanāni. </text:p>
          </table:table-cell>
          <table:table-cell/>
          <table:table-cell office:value-type="string" calcext:value-type="string">
            <text:p>„Es gibt diese beiden Schätze. </text:p>
          </table:table-cell>
          <table:table-cell office:value-type="string" calcext:value-type="string">
            <text:p>“There are these two treasure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8, csp1ed15.93, csp2ed15.93, ms15A2_253, msdiv161, sc160.1</text:p>
          </table:table-cell>
        </table:table-row>
        <table:table-row table:style-name="ro1">
          <table:table-cell office:value-type="string" calcext:value-type="string">
            <text:p>an2.160: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0:1.3</text:p>
          </table:table-cell>
          <table:table-cell office:value-type="string" calcext:value-type="string">
            <text:p>Āmisaratanañca dhammaratanañca. </text:p>
          </table:table-cell>
          <table:table-cell/>
          <table:table-cell office:value-type="string" calcext:value-type="string">
            <text:p>Ein Schatz an materiellen Dingen und ein Schatz an der Lehre. </text:p>
          </table:table-cell>
          <table:table-cell office:value-type="string" calcext:value-type="string">
            <text:p>The treasure of material things and the treasure of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0:1.4</text:p>
          </table:table-cell>
          <table:table-cell office:value-type="string" calcext:value-type="string">
            <text:p>Imāni kho, bhikkhave, dve ratanāni. </text:p>
          </table:table-cell>
          <table:table-cell/>
          <table:table-cell office:value-type="string" calcext:value-type="string">
            <text:p>Das sind die beiden Schätze. </text:p>
          </table:table-cell>
          <table:table-cell office:value-type="string" calcext:value-type="string">
            <text:p>These are the two treasure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0:1.5</text:p>
          </table:table-cell>
          <table:table-cell office:value-type="string" calcext:value-type="string">
            <text:p>Etadaggaṁ, bhikkhave, imesaṁ dvinnaṁ ratanānaṁ yadidaṁ dhammaratanan”ti. </text:p>
          </table:table-cell>
          <table:table-cell/>
          <table:table-cell office:value-type="string" calcext:value-type="string">
            <text:p>Der bessere der beiden ist der Schatz an der Lehre.“ </text:p>
          </table:table-cell>
          <table:table-cell office:value-type="string" calcext:value-type="string">
            <text:p>The better of these two treasures is the treasure of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1:0.1</text:p>
          </table:table-cell>
          <table:table-cell office:value-type="float" office:value="161" calcext:value-type="float">
            <text:p>161</text:p>
          </table:table-cell>
          <table:table-cell/>
          <table:table-cell table:number-columns-repeated="2" office:value-type="string" calcext:value-type="string">
            <text:p>161 </text:p>
          </table:table-cell>
          <table:table-cell table:number-columns-repeated="3" office:value-type="string" calcext:value-type="string">
            <text:p/>
          </table:table-cell>
          <table:table-cell office:value-type="string" calcext:value-type="string">
            <text:p>&lt;article id='an2.161'&gt;&lt;h2 class='sutta-title'&gt;{}&lt;/h2&gt;</text:p>
          </table:table-cell>
          <table:table-cell/>
        </table:table-row>
        <table:table-row table:style-name="ro1">
          <table:table-cell office:value-type="string" calcext:value-type="string">
            <text:p>an2.161:1.1</text:p>
          </table:table-cell>
          <table:table-cell office:value-type="string" calcext:value-type="string">
            <text:p>“Dveme, bhikkhave, sannicayā. </text:p>
          </table:table-cell>
          <table:table-cell/>
          <table:table-cell office:value-type="string" calcext:value-type="string">
            <text:p>„Es gibt diese beiden Arten des Ansammelns. </text:p>
          </table:table-cell>
          <table:table-cell office:value-type="string" calcext:value-type="string">
            <text:p>“There are these two kinds of accumulat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54, msdiv162, sc161.1</text:p>
          </table:table-cell>
        </table:table-row>
        <table:table-row table:style-name="ro1">
          <table:table-cell office:value-type="string" calcext:value-type="string">
            <text:p>an2.161: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1:1.3</text:p>
          </table:table-cell>
          <table:table-cell office:value-type="string" calcext:value-type="string">
            <text:p>Āmisasannicayo ca dhammasannicayo ca. </text:p>
          </table:table-cell>
          <table:table-cell/>
          <table:table-cell office:value-type="string" calcext:value-type="string">
            <text:p>Ansammeln materieller Dinge und Ansammeln der Lehre. </text:p>
          </table:table-cell>
          <table:table-cell office:value-type="string" calcext:value-type="string">
            <text:p>Accumulation of material things and accumulation of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1:1.4</text:p>
          </table:table-cell>
          <table:table-cell office:value-type="string" calcext:value-type="string">
            <text:p>Ime kho, bhikkhave, dve sannicayā. </text:p>
          </table:table-cell>
          <table:table-cell/>
          <table:table-cell office:value-type="string" calcext:value-type="string">
            <text:p>Das sind die beiden Arten des Ansammelns. </text:p>
          </table:table-cell>
          <table:table-cell office:value-type="string" calcext:value-type="string">
            <text:p>These are the two kinds of accumulat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1:1.5</text:p>
          </table:table-cell>
          <table:table-cell office:value-type="string" calcext:value-type="string">
            <text:p>Etadaggaṁ, bhikkhave, imesaṁ dvinnaṁ sannicayānaṁ yadidaṁ dhammasannicayo”ti. </text:p>
          </table:table-cell>
          <table:table-cell/>
          <table:table-cell office:value-type="string" calcext:value-type="string">
            <text:p>Die bessere der beiden ist das Ansammeln der Lehre.“ </text:p>
          </table:table-cell>
          <table:table-cell office:value-type="string" calcext:value-type="string">
            <text:p>The better of these two kinds of accumulation is the accumulation of the teach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2:0.1</text:p>
          </table:table-cell>
          <table:table-cell office:value-type="float" office:value="162" calcext:value-type="float">
            <text:p>162</text:p>
          </table:table-cell>
          <table:table-cell/>
          <table:table-cell table:number-columns-repeated="2" office:value-type="string" calcext:value-type="string">
            <text:p>162 </text:p>
          </table:table-cell>
          <table:table-cell table:number-columns-repeated="3" office:value-type="string" calcext:value-type="string">
            <text:p/>
          </table:table-cell>
          <table:table-cell office:value-type="string" calcext:value-type="string">
            <text:p>&lt;article id='an2.162'&gt;&lt;h2 class='sutta-title'&gt;{}&lt;/h2&gt;</text:p>
          </table:table-cell>
          <table:table-cell/>
        </table:table-row>
        <table:table-row table:style-name="ro1">
          <table:table-cell office:value-type="string" calcext:value-type="string">
            <text:p>an2.162:1.1</text:p>
          </table:table-cell>
          <table:table-cell office:value-type="string" calcext:value-type="string">
            <text:p>“Dvemāni, bhikkhave, vepullāni. </text:p>
          </table:table-cell>
          <table:table-cell/>
          <table:table-cell office:value-type="string" calcext:value-type="string">
            <text:p>„Es gibt diese beiden Arten der Zunahme. </text:p>
          </table:table-cell>
          <table:table-cell office:value-type="string" calcext:value-type="string">
            <text:p>“There are, mendicants, these two kinds of increas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18, ms15A2_255, msdiv163, sc162.1, sya20.118</text:p>
          </table:table-cell>
        </table:table-row>
        <table:table-row table:style-name="ro1">
          <table:table-cell office:value-type="string" calcext:value-type="string">
            <text:p>an2.162:1.2</text:p>
          </table:table-cell>
          <table:table-cell office:value-type="string" calcext:value-type="string">
            <text:p>Katamāni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2:1.3</text:p>
          </table:table-cell>
          <table:table-cell office:value-type="string" calcext:value-type="string">
            <text:p>Āmisavepullañca dhammavepullañca. </text:p>
          </table:table-cell>
          <table:table-cell/>
          <table:table-cell office:value-type="string" calcext:value-type="string">
            <text:p>Zunahme an materiellen Dingen und Zunahme an der Lehre. </text:p>
          </table:table-cell>
          <table:table-cell office:value-type="string" calcext:value-type="string">
            <text:p>Increase in material things and increase in th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2:1.4</text:p>
          </table:table-cell>
          <table:table-cell office:value-type="string" calcext:value-type="string">
            <text:p>Imāni kho, bhikkhave, dve vepullāni. </text:p>
          </table:table-cell>
          <table:table-cell/>
          <table:table-cell office:value-type="string" calcext:value-type="string">
            <text:p>Das sind die beiden Arten der Zunahme. </text:p>
          </table:table-cell>
          <table:table-cell office:value-type="string" calcext:value-type="string">
            <text:p>These are the two kinds of increas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2:1.5</text:p>
          </table:table-cell>
          <table:table-cell office:value-type="string" calcext:value-type="string">
            <text:p>Etadaggaṁ, bhikkhave, imesaṁ dvinnaṁ vepullānaṁ yadidaṁ dhammavepullan”ti. </text:p>
          </table:table-cell>
          <table:table-cell/>
          <table:table-cell office:value-type="string" calcext:value-type="string">
            <text:p>Die bessere der beiden ist die Zunahme an der Lehre.“ </text:p>
          </table:table-cell>
          <table:table-cell office:value-type="string" calcext:value-type="string">
            <text:p>The better of these two kinds of increase is increase in the teach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62:1.6</text:p>
          </table:table-cell>
          <table:table-cell office:value-type="string" calcext:value-type="string">
            <text:p>Santhāravaggo catutth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163: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63-179'&gt;&lt;header&gt;&lt;ul&gt;&lt;li class='division'&gt;{}&lt;/li&gt;</text:p>
          </table:table-cell>
          <table:table-cell/>
        </table:table-row>
        <table:table-row table:style-name="ro1">
          <table:table-cell office:value-type="string" calcext:value-type="string">
            <text:p>an2.163:0.2</text:p>
          </table:table-cell>
          <table:table-cell office:value-type="string" calcext:value-type="string">
            <text:p>15. Samāpattivagga </text:p>
          </table:table-cell>
          <table:table-cell/>
          <table:table-cell office:value-type="string" calcext:value-type="string">
            <text:p>15. Errungenschaft</text:p>
          </table:table-cell>
          <table:table-cell office:value-type="string" calcext:value-type="string">
            <text:p>15. Attainment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163:0.3</text:p>
          </table:table-cell>
          <table:table-cell office:value-type="float" office:value="163" calcext:value-type="float">
            <text:p>163</text:p>
          </table:table-cell>
          <table:table-cell/>
          <table:table-cell table:number-columns-repeated="2" office:value-type="string" calcext:value-type="string">
            <text:p>163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63: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article id='an2.163'&gt;&lt;p&gt;{}</text:p>
          </table:table-cell>
          <table:table-cell office:value-type="string" calcext:value-type="string">
            <text:p>bj18.184, ms15A2_257, msdiv164, sc163.1, vri35.114</text:p>
          </table:table-cell>
        </table:table-row>
        <table:table-row table:style-name="ro1">
          <table:table-cell office:value-type="string" calcext:value-type="string">
            <text:p>an2.163: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3:1.3</text:p>
          </table:table-cell>
          <table:table-cell office:value-type="string" calcext:value-type="string">
            <text:p>Samāpattikusalatā ca samāpattivuṭṭhānakusalatā ca. </text:p>
          </table:table-cell>
          <table:table-cell/>
          <table:table-cell office:value-type="string" calcext:value-type="string">
            <text:p>Fertigkeit im Erreichen meditativer Zustände und Fertigkeit im Heraustreten aus diesen Zuständen. </text:p>
          </table:table-cell>
          <table:table-cell office:value-type="string" calcext:value-type="string">
            <text:p>Skill in meditative attainments and skill in emerging from those attainment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3: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4:0.1</text:p>
          </table:table-cell>
          <table:table-cell office:value-type="float" office:value="164" calcext:value-type="float">
            <text:p>164</text:p>
          </table:table-cell>
          <table:table-cell/>
          <table:table-cell table:number-columns-repeated="2" office:value-type="string" calcext:value-type="string">
            <text:p>164 </text:p>
          </table:table-cell>
          <table:table-cell table:number-columns-repeated="3" office:value-type="string" calcext:value-type="string">
            <text:p/>
          </table:table-cell>
          <table:table-cell office:value-type="string" calcext:value-type="string">
            <text:p>&lt;article id='an2.164'&gt;&lt;h2 class='sutta-title'&gt;{}&lt;/h2&gt;</text:p>
          </table:table-cell>
          <table:table-cell/>
        </table:table-row>
        <table:table-row table:style-name="ro1">
          <table:table-cell office:value-type="string" calcext:value-type="string">
            <text:p>an2.164: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58, msdiv165, sc164.1</text:p>
          </table:table-cell>
        </table:table-row>
        <table:table-row table:style-name="ro1">
          <table:table-cell office:value-type="string" calcext:value-type="string">
            <text:p>an2.164: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4:1.3</text:p>
          </table:table-cell>
          <table:table-cell office:value-type="string" calcext:value-type="string">
            <text:p>Ajjavañca maddavañca. </text:p>
          </table:table-cell>
          <table:table-cell/>
          <table:table-cell office:value-type="string" calcext:value-type="string">
            <text:p>Aufrichtigkeit und Sanftheit. </text:p>
          </table:table-cell>
          <table:table-cell office:value-type="string" calcext:value-type="string">
            <text:p>Integrity and gentle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4: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5:0.1</text:p>
          </table:table-cell>
          <table:table-cell office:value-type="float" office:value="165" calcext:value-type="float">
            <text:p>165</text:p>
          </table:table-cell>
          <table:table-cell/>
          <table:table-cell table:number-columns-repeated="2" office:value-type="string" calcext:value-type="string">
            <text:p>165 </text:p>
          </table:table-cell>
          <table:table-cell table:number-columns-repeated="3" office:value-type="string" calcext:value-type="string">
            <text:p/>
          </table:table-cell>
          <table:table-cell office:value-type="string" calcext:value-type="string">
            <text:p>&lt;article id='an2.165'&gt;&lt;h2 class='sutta-title'&gt;{}&lt;/h2&gt;</text:p>
          </table:table-cell>
          <table:table-cell/>
        </table:table-row>
        <table:table-row table:style-name="ro1">
          <table:table-cell office:value-type="string" calcext:value-type="string">
            <text:p>an2.165: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59, msdiv166, sc165.1</text:p>
          </table:table-cell>
        </table:table-row>
        <table:table-row table:style-name="ro1">
          <table:table-cell office:value-type="string" calcext:value-type="string">
            <text:p>an2.16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5:1.3</text:p>
          </table:table-cell>
          <table:table-cell office:value-type="string" calcext:value-type="string">
            <text:p>Khanti ca soraccañca. </text:p>
          </table:table-cell>
          <table:table-cell/>
          <table:table-cell office:value-type="string" calcext:value-type="string">
            <text:p>Geduld und Sanftmut. </text:p>
          </table:table-cell>
          <table:table-cell office:value-type="string" calcext:value-type="string">
            <text:p>Patience and gentle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5: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6:0.1</text:p>
          </table:table-cell>
          <table:table-cell office:value-type="float" office:value="166" calcext:value-type="float">
            <text:p>166</text:p>
          </table:table-cell>
          <table:table-cell/>
          <table:table-cell table:number-columns-repeated="2" office:value-type="string" calcext:value-type="string">
            <text:p>166 </text:p>
          </table:table-cell>
          <table:table-cell table:number-columns-repeated="3" office:value-type="string" calcext:value-type="string">
            <text:p/>
          </table:table-cell>
          <table:table-cell office:value-type="string" calcext:value-type="string">
            <text:p>&lt;article id='an2.166'&gt;&lt;h2 class='sutta-title'&gt;{}&lt;/h2&gt;</text:p>
          </table:table-cell>
          <table:table-cell/>
        </table:table-row>
        <table:table-row table:style-name="ro1">
          <table:table-cell office:value-type="string" calcext:value-type="string">
            <text:p>an2.166: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60, msdiv167, ndp16.87, sc166.1</text:p>
          </table:table-cell>
        </table:table-row>
        <table:table-row table:style-name="ro1">
          <table:table-cell office:value-type="string" calcext:value-type="string">
            <text:p>an2.166: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6:1.3</text:p>
          </table:table-cell>
          <table:table-cell office:value-type="string" calcext:value-type="string">
            <text:p>Sākhalyañca paṭisanthāro ca. </text:p>
          </table:table-cell>
          <table:table-cell/>
          <table:table-cell office:value-type="string" calcext:value-type="string">
            <text:p>Freundlichkeit und Gastfreundschaft. </text:p>
          </table:table-cell>
          <table:table-cell office:value-type="string" calcext:value-type="string">
            <text:p>Friendliness and hospital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6: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7:0.1</text:p>
          </table:table-cell>
          <table:table-cell office:value-type="float" office:value="167" calcext:value-type="float">
            <text:p>167</text:p>
          </table:table-cell>
          <table:table-cell/>
          <table:table-cell table:number-columns-repeated="2" office:value-type="string" calcext:value-type="string">
            <text:p>167 </text:p>
          </table:table-cell>
          <table:table-cell table:number-columns-repeated="3" office:value-type="string" calcext:value-type="string">
            <text:p/>
          </table:table-cell>
          <table:table-cell office:value-type="string" calcext:value-type="string">
            <text:p>&lt;article id='an2.167'&gt;&lt;h2 class='sutta-title'&gt;{}&lt;/h2&gt;</text:p>
          </table:table-cell>
          <table:table-cell/>
        </table:table-row>
        <table:table-row table:style-name="ro1">
          <table:table-cell office:value-type="string" calcext:value-type="string">
            <text:p>an2.167: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61, msdiv168, sc167.1</text:p>
          </table:table-cell>
        </table:table-row>
        <table:table-row table:style-name="ro1">
          <table:table-cell office:value-type="string" calcext:value-type="string">
            <text:p>an2.167: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7:1.3</text:p>
          </table:table-cell>
          <table:table-cell office:value-type="string" calcext:value-type="string">
            <text:p>Avihiṁsā ca soceyyañca. </text:p>
          </table:table-cell>
          <table:table-cell/>
          <table:table-cell office:value-type="string" calcext:value-type="string">
            <text:p>Harmlosigkeit und Reinheit. </text:p>
          </table:table-cell>
          <table:table-cell office:value-type="string" calcext:value-type="string">
            <text:p>Harmlessness and purit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7: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8:0.1</text:p>
          </table:table-cell>
          <table:table-cell office:value-type="float" office:value="168" calcext:value-type="float">
            <text:p>168</text:p>
          </table:table-cell>
          <table:table-cell/>
          <table:table-cell table:number-columns-repeated="2" office:value-type="string" calcext:value-type="string">
            <text:p>168 </text:p>
          </table:table-cell>
          <table:table-cell table:number-columns-repeated="3" office:value-type="string" calcext:value-type="string">
            <text:p/>
          </table:table-cell>
          <table:table-cell office:value-type="string" calcext:value-type="string">
            <text:p>&lt;article id='an2.168'&gt;&lt;h2 class='sutta-title'&gt;{}&lt;/h2&gt;</text:p>
          </table:table-cell>
          <table:table-cell/>
        </table:table-row>
        <table:table-row table:style-name="ro1">
          <table:table-cell office:value-type="string" calcext:value-type="string">
            <text:p>an2.168: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19, ms15A2_262, msdiv169, sc168.1</text:p>
          </table:table-cell>
        </table:table-row>
        <table:table-row table:style-name="ro1">
          <table:table-cell office:value-type="string" calcext:value-type="string">
            <text:p>an2.168: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8:1.3</text:p>
          </table:table-cell>
          <table:table-cell office:value-type="string" calcext:value-type="string">
            <text:p>Indriyesu aguttadvāratā ca bhojane amattaññutā ca. </text:p>
          </table:table-cell>
          <table:table-cell/>
          <table:table-cell office:value-type="string" calcext:value-type="string">
            <text:p>Die Tore der Sinne nicht hüten und zu viel essen. </text:p>
          </table:table-cell>
          <table:table-cell office:value-type="string" calcext:value-type="string">
            <text:p>Not guarding the sense doors and eating too much.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8: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69:0.1</text:p>
          </table:table-cell>
          <table:table-cell office:value-type="float" office:value="169" calcext:value-type="float">
            <text:p>169</text:p>
          </table:table-cell>
          <table:table-cell/>
          <table:table-cell table:number-columns-repeated="2" office:value-type="string" calcext:value-type="string">
            <text:p>169 </text:p>
          </table:table-cell>
          <table:table-cell table:number-columns-repeated="3" office:value-type="string" calcext:value-type="string">
            <text:p/>
          </table:table-cell>
          <table:table-cell office:value-type="string" calcext:value-type="string">
            <text:p>&lt;article id='an2.169'&gt;&lt;h2 class='sutta-title'&gt;{}&lt;/h2&gt;</text:p>
          </table:table-cell>
          <table:table-cell/>
        </table:table-row>
        <table:table-row table:style-name="ro1">
          <table:table-cell office:value-type="string" calcext:value-type="string">
            <text:p>an2.169: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94, csp2ed15.94, dr20.119, ms15A2_263, msdiv170, sc169.1</text:p>
          </table:table-cell>
        </table:table-row>
        <table:table-row table:style-name="ro1">
          <table:table-cell office:value-type="string" calcext:value-type="string">
            <text:p>an2.16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9:1.3</text:p>
          </table:table-cell>
          <table:table-cell office:value-type="string" calcext:value-type="string">
            <text:p>Indriyesu guttadvāratā ca bhojane mattaññutā ca. </text:p>
          </table:table-cell>
          <table:table-cell/>
          <table:table-cell office:value-type="string" calcext:value-type="string">
            <text:p>Die Tore der Sinne hüten und Maßhalten beim Essen. </text:p>
          </table:table-cell>
          <table:table-cell office:value-type="string" calcext:value-type="string">
            <text:p>Guarding the sense doors and moderation in eat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69: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0:0.1</text:p>
          </table:table-cell>
          <table:table-cell office:value-type="float" office:value="170" calcext:value-type="float">
            <text:p>170</text:p>
          </table:table-cell>
          <table:table-cell/>
          <table:table-cell table:number-columns-repeated="2" office:value-type="string" calcext:value-type="string">
            <text:p>170 </text:p>
          </table:table-cell>
          <table:table-cell table:number-columns-repeated="3" office:value-type="string" calcext:value-type="string">
            <text:p/>
          </table:table-cell>
          <table:table-cell office:value-type="string" calcext:value-type="string">
            <text:p>&lt;article id='an2.170'&gt;&lt;h2 class='sutta-title'&gt;{}&lt;/h2&gt;</text:p>
          </table:table-cell>
          <table:table-cell/>
        </table:table-row>
        <table:table-row table:style-name="ro1">
          <table:table-cell office:value-type="string" calcext:value-type="string">
            <text:p>an2.170: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64, msdiv171, sc170.1, sya20.119</text:p>
          </table:table-cell>
        </table:table-row>
        <table:table-row table:style-name="ro1">
          <table:table-cell office:value-type="string" calcext:value-type="string">
            <text:p>an2.170: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0:1.3</text:p>
          </table:table-cell>
          <table:table-cell office:value-type="string" calcext:value-type="string">
            <text:p>Paṭisaṅkhānabalañca bhāvanābalañca. </text:p>
          </table:table-cell>
          <table:table-cell/>
          <table:table-cell office:value-type="string" calcext:value-type="string">
            <text:p>Die Kraft des Nachdenkens und die Kraft des Entfaltens. </text:p>
          </table:table-cell>
          <table:table-cell office:value-type="string" calcext:value-type="string">
            <text:p>The power of reflection and the power of develop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0: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1:0.1</text:p>
          </table:table-cell>
          <table:table-cell office:value-type="float" office:value="171" calcext:value-type="float">
            <text:p>171</text:p>
          </table:table-cell>
          <table:table-cell/>
          <table:table-cell table:number-columns-repeated="2" office:value-type="string" calcext:value-type="string">
            <text:p>171 </text:p>
          </table:table-cell>
          <table:table-cell table:number-columns-repeated="3" office:value-type="string" calcext:value-type="string">
            <text:p/>
          </table:table-cell>
          <table:table-cell office:value-type="string" calcext:value-type="string">
            <text:p>&lt;article id='an2.171'&gt;&lt;h2 class='sutta-title'&gt;{}&lt;/h2&gt;</text:p>
          </table:table-cell>
          <table:table-cell/>
        </table:table-row>
        <table:table-row table:style-name="ro1">
          <table:table-cell office:value-type="string" calcext:value-type="string">
            <text:p>an2.171: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65, msdiv172, sc171.1</text:p>
          </table:table-cell>
        </table:table-row>
        <table:table-row table:style-name="ro1">
          <table:table-cell office:value-type="string" calcext:value-type="string">
            <text:p>an2.171: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1:1.3</text:p>
          </table:table-cell>
          <table:table-cell office:value-type="string" calcext:value-type="string">
            <text:p>Satibalañca samādhibalañca. </text:p>
          </table:table-cell>
          <table:table-cell/>
          <table:table-cell office:value-type="string" calcext:value-type="string">
            <text:p>Die Kraft der Achtsamkeit und die Kraft der Versenkung. </text:p>
          </table:table-cell>
          <table:table-cell office:value-type="string" calcext:value-type="string">
            <text:p>The power of mindfulness and the power of immersi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1: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2:0.1</text:p>
          </table:table-cell>
          <table:table-cell office:value-type="float" office:value="172" calcext:value-type="float">
            <text:p>172</text:p>
          </table:table-cell>
          <table:table-cell/>
          <table:table-cell table:number-columns-repeated="2" office:value-type="string" calcext:value-type="string">
            <text:p>172 </text:p>
          </table:table-cell>
          <table:table-cell table:number-columns-repeated="3" office:value-type="string" calcext:value-type="string">
            <text:p/>
          </table:table-cell>
          <table:table-cell office:value-type="string" calcext:value-type="string">
            <text:p>&lt;article id='an2.172'&gt;&lt;h2 class='sutta-title'&gt;{}&lt;/h2&gt;</text:p>
          </table:table-cell>
          <table:table-cell/>
        </table:table-row>
        <table:table-row table:style-name="ro1">
          <table:table-cell office:value-type="string" calcext:value-type="string">
            <text:p>an2.172: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86, ms15A2_266, msdiv173, pts-vp-pli1.95, sc172.1, vri35.115</text:p>
          </table:table-cell>
        </table:table-row>
        <table:table-row table:style-name="ro1">
          <table:table-cell office:value-type="string" calcext:value-type="string">
            <text:p>an2.172: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1.3</text:p>
          </table:table-cell>
          <table:table-cell office:value-type="string" calcext:value-type="string">
            <text:p>Samatho ca vipassanā ca. </text:p>
          </table:table-cell>
          <table:table-cell/>
          <table:table-cell office:value-type="string" calcext:value-type="string">
            <text:p>Ruhe und Einsicht. </text:p>
          </table:table-cell>
          <table:table-cell office:value-type="string" calcext:value-type="string">
            <text:p>Serenity and discern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2: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3:0.1</text:p>
          </table:table-cell>
          <table:table-cell office:value-type="float" office:value="173" calcext:value-type="float">
            <text:p>173</text:p>
          </table:table-cell>
          <table:table-cell/>
          <table:table-cell table:number-columns-repeated="2" office:value-type="string" calcext:value-type="string">
            <text:p>173 </text:p>
          </table:table-cell>
          <table:table-cell table:number-columns-repeated="3" office:value-type="string" calcext:value-type="string">
            <text:p/>
          </table:table-cell>
          <table:table-cell office:value-type="string" calcext:value-type="string">
            <text:p>&lt;article id='an2.173'&gt;&lt;h2 class='sutta-title'&gt;{}&lt;/h2&gt;</text:p>
          </table:table-cell>
          <table:table-cell/>
        </table:table-row>
        <table:table-row table:style-name="ro1">
          <table:table-cell office:value-type="string" calcext:value-type="string">
            <text:p>an2.173: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67, msdiv174, sc173.1</text:p>
          </table:table-cell>
        </table:table-row>
        <table:table-row table:style-name="ro1">
          <table:table-cell office:value-type="string" calcext:value-type="string">
            <text:p>an2.173: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3:1.3</text:p>
          </table:table-cell>
          <table:table-cell office:value-type="string" calcext:value-type="string">
            <text:p>Sīlavipatti ca diṭṭhivipatti ca. </text:p>
          </table:table-cell>
          <table:table-cell/>
          <table:table-cell office:value-type="string" calcext:value-type="string">
            <text:p>Versagen im sittlichen Verhalten und Versagen in der Ansicht. </text:p>
          </table:table-cell>
          <table:table-cell office:value-type="string" calcext:value-type="string">
            <text:p>Failure in ethical conduct and failure in view.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3: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4:0.1</text:p>
          </table:table-cell>
          <table:table-cell office:value-type="float" office:value="174" calcext:value-type="float">
            <text:p>174</text:p>
          </table:table-cell>
          <table:table-cell/>
          <table:table-cell table:number-columns-repeated="2" office:value-type="string" calcext:value-type="string">
            <text:p>174 </text:p>
          </table:table-cell>
          <table:table-cell table:number-columns-repeated="3" office:value-type="string" calcext:value-type="string">
            <text:p/>
          </table:table-cell>
          <table:table-cell office:value-type="string" calcext:value-type="string">
            <text:p>&lt;article id='an2.174'&gt;&lt;h2 class='sutta-title'&gt;{}&lt;/h2&gt;</text:p>
          </table:table-cell>
          <table:table-cell/>
        </table:table-row>
        <table:table-row table:style-name="ro1">
          <table:table-cell office:value-type="string" calcext:value-type="string">
            <text:p>an2.174: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68, msdiv175, sc174.1</text:p>
          </table:table-cell>
        </table:table-row>
        <table:table-row table:style-name="ro1">
          <table:table-cell office:value-type="string" calcext:value-type="string">
            <text:p>an2.174: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4:1.3</text:p>
          </table:table-cell>
          <table:table-cell office:value-type="string" calcext:value-type="string">
            <text:p>Sīlasampadā ca diṭṭhisampadā ca. </text:p>
          </table:table-cell>
          <table:table-cell/>
          <table:table-cell office:value-type="string" calcext:value-type="string">
            <text:p>Vollendung des sittlichen Verhaltens und Vollendung der Ansicht. </text:p>
          </table:table-cell>
          <table:table-cell office:value-type="string" calcext:value-type="string">
            <text:p>Accomplishment in ethical conduct and accomplishment in view.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4: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5:0.1</text:p>
          </table:table-cell>
          <table:table-cell office:value-type="float" office:value="175" calcext:value-type="float">
            <text:p>175</text:p>
          </table:table-cell>
          <table:table-cell/>
          <table:table-cell table:number-columns-repeated="2" office:value-type="string" calcext:value-type="string">
            <text:p>175 </text:p>
          </table:table-cell>
          <table:table-cell table:number-columns-repeated="3" office:value-type="string" calcext:value-type="string">
            <text:p/>
          </table:table-cell>
          <table:table-cell office:value-type="string" calcext:value-type="string">
            <text:p>&lt;article id='an2.175'&gt;&lt;h2 class='sutta-title'&gt;{}&lt;/h2&gt;</text:p>
          </table:table-cell>
          <table:table-cell/>
        </table:table-row>
        <table:table-row table:style-name="ro1">
          <table:table-cell office:value-type="string" calcext:value-type="string">
            <text:p>an2.175: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69, msdiv176, sc175.1</text:p>
          </table:table-cell>
        </table:table-row>
        <table:table-row table:style-name="ro1">
          <table:table-cell office:value-type="string" calcext:value-type="string">
            <text:p>an2.17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5:1.3</text:p>
          </table:table-cell>
          <table:table-cell office:value-type="string" calcext:value-type="string">
            <text:p>Sīlavisuddhi ca diṭṭhivisuddhi ca. </text:p>
          </table:table-cell>
          <table:table-cell/>
          <table:table-cell office:value-type="string" calcext:value-type="string">
            <text:p>Läuterung des sittlichen Verhaltens und Läuterung der Ansicht. </text:p>
          </table:table-cell>
          <table:table-cell office:value-type="string" calcext:value-type="string">
            <text:p>Purification of ethics and purification of view.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5: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6:0.1</text:p>
          </table:table-cell>
          <table:table-cell office:value-type="float" office:value="176" calcext:value-type="float">
            <text:p>176</text:p>
          </table:table-cell>
          <table:table-cell/>
          <table:table-cell table:number-columns-repeated="2" office:value-type="string" calcext:value-type="string">
            <text:p>176 </text:p>
          </table:table-cell>
          <table:table-cell table:number-columns-repeated="3" office:value-type="string" calcext:value-type="string">
            <text:p/>
          </table:table-cell>
          <table:table-cell office:value-type="string" calcext:value-type="string">
            <text:p>&lt;article id='an2.176'&gt;&lt;h2 class='sutta-title'&gt;{}&lt;/h2&gt;</text:p>
          </table:table-cell>
          <table:table-cell/>
        </table:table-row>
        <table:table-row table:style-name="ro1">
          <table:table-cell office:value-type="string" calcext:value-type="string">
            <text:p>an2.176: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70, msdiv177, sc176.1</text:p>
          </table:table-cell>
        </table:table-row>
        <table:table-row table:style-name="ro1">
          <table:table-cell office:value-type="string" calcext:value-type="string">
            <text:p>an2.176: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6:1.3</text:p>
          </table:table-cell>
          <table:table-cell office:value-type="string" calcext:value-type="string">
            <text:p>Diṭṭhivisuddhi ca yathādiṭṭhissa ca padhānaṁ. </text:p>
          </table:table-cell>
          <table:table-cell/>
          <table:table-cell office:value-type="string" calcext:value-type="string">
            <text:p>Läuterung der Ansicht und Bemühen im Sinne dieser Ansicht. </text:p>
          </table:table-cell>
          <table:table-cell office:value-type="string" calcext:value-type="string">
            <text:p>Purification of view and making an effort in line with that view.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6: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7:0.1</text:p>
          </table:table-cell>
          <table:table-cell office:value-type="float" office:value="177" calcext:value-type="float">
            <text:p>177</text:p>
          </table:table-cell>
          <table:table-cell/>
          <table:table-cell table:number-columns-repeated="2" office:value-type="string" calcext:value-type="string">
            <text:p>177 </text:p>
          </table:table-cell>
          <table:table-cell table:number-columns-repeated="3" office:value-type="string" calcext:value-type="string">
            <text:p/>
          </table:table-cell>
          <table:table-cell office:value-type="string" calcext:value-type="string">
            <text:p>&lt;article id='an2.177'&gt;&lt;h2 class='sutta-title'&gt;{}&lt;/h2&gt;</text:p>
          </table:table-cell>
          <table:table-cell/>
        </table:table-row>
        <table:table-row table:style-name="ro1">
          <table:table-cell office:value-type="string" calcext:value-type="string">
            <text:p>an2.177: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20, ms15A2_271, msdiv178, sc177.1</text:p>
          </table:table-cell>
        </table:table-row>
        <table:table-row table:style-name="ro1">
          <table:table-cell office:value-type="string" calcext:value-type="string">
            <text:p>an2.177: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7:1.3</text:p>
          </table:table-cell>
          <table:table-cell office:value-type="string" calcext:value-type="string">
            <text:p>Asantuṭṭhitā ca kusalesu dhammesu, appaṭivānitā ca padhānasmiṁ. </text:p>
          </table:table-cell>
          <table:table-cell/>
          <table:table-cell office:value-type="string" calcext:value-type="string">
            <text:p>Sich niemals mit den tauglichen Eigenschaften zufriedengeben und niemals aufgeben. </text:p>
          </table:table-cell>
          <table:table-cell office:value-type="string" calcext:value-type="string">
            <text:p>To never be content with skillful qualities, and to never stop try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7: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8:0.1</text:p>
          </table:table-cell>
          <table:table-cell office:value-type="float" office:value="178" calcext:value-type="float">
            <text:p>178</text:p>
          </table:table-cell>
          <table:table-cell/>
          <table:table-cell table:number-columns-repeated="2" office:value-type="string" calcext:value-type="string">
            <text:p>178 </text:p>
          </table:table-cell>
          <table:table-cell table:number-columns-repeated="3" office:value-type="string" calcext:value-type="string">
            <text:p/>
          </table:table-cell>
          <table:table-cell office:value-type="string" calcext:value-type="string">
            <text:p>&lt;article id='an2.178'&gt;&lt;h2 class='sutta-title'&gt;{}&lt;/h2&gt;</text:p>
          </table:table-cell>
          <table:table-cell/>
        </table:table-row>
        <table:table-row table:style-name="ro1">
          <table:table-cell office:value-type="string" calcext:value-type="string">
            <text:p>an2.178: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20, ms15A2_272, msdiv179, sc178.1</text:p>
          </table:table-cell>
        </table:table-row>
        <table:table-row table:style-name="ro1">
          <table:table-cell office:value-type="string" calcext:value-type="string">
            <text:p>an2.178: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8:1.3</text:p>
          </table:table-cell>
          <table:table-cell office:value-type="string" calcext:value-type="string">
            <text:p>Muṭṭhassaccañca asampajaññañca. </text:p>
          </table:table-cell>
          <table:table-cell/>
          <table:table-cell office:value-type="string" calcext:value-type="string">
            <text:p>Mangel an Achtsamkeit und Umsicht. </text:p>
          </table:table-cell>
          <table:table-cell office:value-type="string" calcext:value-type="string">
            <text:p>Lack of mindfulness and lack of situational aware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8: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79:0.1</text:p>
          </table:table-cell>
          <table:table-cell office:value-type="float" office:value="179" calcext:value-type="float">
            <text:p>179</text:p>
          </table:table-cell>
          <table:table-cell/>
          <table:table-cell table:number-columns-repeated="2" office:value-type="string" calcext:value-type="string">
            <text:p>179 </text:p>
          </table:table-cell>
          <table:table-cell table:number-columns-repeated="3" office:value-type="string" calcext:value-type="string">
            <text:p/>
          </table:table-cell>
          <table:table-cell office:value-type="string" calcext:value-type="string">
            <text:p>&lt;article id='an2.179'&gt;&lt;h2 class='sutta-title'&gt;{}&lt;/h2&gt;</text:p>
          </table:table-cell>
          <table:table-cell/>
        </table:table-row>
        <table:table-row table:style-name="ro1">
          <table:table-cell office:value-type="string" calcext:value-type="string">
            <text:p>an2.179: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73, msdiv180, ndp16.88, sc179.1, sya20.120</text:p>
          </table:table-cell>
        </table:table-row>
        <table:table-row table:style-name="ro1">
          <table:table-cell office:value-type="string" calcext:value-type="string">
            <text:p>an2.17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9:1.3</text:p>
          </table:table-cell>
          <table:table-cell office:value-type="string" calcext:value-type="string">
            <text:p>Sati ca sampajaññañca. </text:p>
          </table:table-cell>
          <table:table-cell/>
          <table:table-cell office:value-type="string" calcext:value-type="string">
            <text:p>Achtsamkeit und Umsicht. </text:p>
          </table:table-cell>
          <table:table-cell office:value-type="string" calcext:value-type="string">
            <text:p>Mindfulness and situational awarenes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79:1.4</text:p>
          </table:table-cell>
          <table:table-cell office:value-type="string" calcext:value-type="string">
            <text:p>Ime kho, bhikkhave, dve dhammā”ti.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179:1.5</text:p>
          </table:table-cell>
          <table:table-cell office:value-type="string" calcext:value-type="string">
            <text:p>Samāpattivaggo pañcam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2.179:1.6</text:p>
          </table:table-cell>
          <table:table-cell office:value-type="string" calcext:value-type="string">
            <text:p>Tatiyo paṇṇāsako samatto. </text:p>
          </table:table-cell>
          <table:table-cell/>
          <table:table-cell table:number-columns-repeated="5" office:value-type="string" calcext:value-type="string">
            <text:p/>
          </table:table-cell>
          <table:table-cell office:value-type="string" calcext:value-type="string">
            <text:p>&lt;p class='endsutta'&gt;{}&lt;/p&gt;&lt;/article&gt;&lt;/section&gt;</text:p>
          </table:table-cell>
          <table:table-cell/>
        </table:table-row>
        <table:table-row table:style-name="ro1">
          <table:table-cell table:number-columns-repeated="10"/>
        </table:table-row>
        <table:table-row table:style-name="ro1">
          <table:table-cell office:value-type="string" calcext:value-type="string">
            <text:p>an2.180: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180-229'&gt;&lt;header&gt;&lt;ul&gt;&lt;li class='division'&gt;{}&lt;/li&gt;</text:p>
          </table:table-cell>
          <table:table-cell/>
        </table:table-row>
        <table:table-row table:style-name="ro1">
          <table:table-cell office:value-type="string" calcext:value-type="string">
            <text:p>an2.180:0.2</text:p>
          </table:table-cell>
          <table:table-cell office:value-type="string" calcext:value-type="string">
            <text:p>16. Kodhapeyyāla </text:p>
          </table:table-cell>
          <table:table-cell office:value-type="string" calcext:value-type="string">
            <text:p>Kodhapeyyāla → kodhavaggo (bj); paṇṇāsakāsaṅgahitā suttantā (sya-all); kodhavagga (pts1ed)</text:p>
          </table:table-cell>
          <table:table-cell office:value-type="string" calcext:value-type="string">
            <text:p>16. Abgekürzte Texte, die mit Zorn beginnen</text:p>
          </table:table-cell>
          <table:table-cell office:value-type="string" calcext:value-type="string">
            <text:p>16. Abbreviated Texts Beginning with Anger </text:p>
          </table:table-cell>
          <table:table-cell table:number-columns-repeated="3"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2.180:0.3</text:p>
          </table:table-cell>
          <table:table-cell office:value-type="float" office:value="180" calcext:value-type="float">
            <text:p>180</text:p>
          </table:table-cell>
          <table:table-cell/>
          <table:table-cell table:number-columns-repeated="2" office:value-type="string" calcext:value-type="string">
            <text:p>180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180: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article id='an2.180'&gt;&lt;p&gt;{}</text:p>
          </table:table-cell>
          <table:table-cell office:value-type="string" calcext:value-type="string">
            <text:p>bj18.188, csp1ed15.95, csp2ed15.95, dr20.121, ms15A2_276, msdiv181, sc180.1, vri35.116</text:p>
          </table:table-cell>
        </table:table-row>
        <table:table-row table:style-name="ro1">
          <table:table-cell office:value-type="string" calcext:value-type="string">
            <text:p>an2.180: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0:1.3</text:p>
          </table:table-cell>
          <table:table-cell office:value-type="string" calcext:value-type="string">
            <text:p>Kodho ca upanāho ca … makkho ca paḷāso ca … issā ca macchariyañca … māyā ca sāṭheyyañca … ahirikañca anottappañca. </text:p>
          </table:table-cell>
          <table:table-cell office:value-type="string" calcext:value-type="string">
            <text:p>paḷāso → palāso (bj, mr)</text:p>
          </table:table-cell>
          <table:table-cell office:value-type="string" calcext:value-type="string">
            <text:p>Zorn und Feindseligkeit … Geringschätzung und Verachtung … Eifersucht und Geiz … Betrug und Doppelzüngigkeit … Gewissenlosigkeit und fehlende Zurückhaltung. </text:p>
          </table:table-cell>
          <table:table-cell office:value-type="string" calcext:value-type="string">
            <text:p>Anger and hostility … disdain and contempt … jealousy and stinginess … deceit and deviousness … lack of conscience and prudenc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2.180: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81-185:0.1</text:p>
          </table:table-cell>
          <table:table-cell office:value-type="string" calcext:value-type="string">
            <text:p>181–185 </text:p>
          </table:table-cell>
          <table:table-cell/>
          <table:table-cell table:number-columns-repeated="2" office:value-type="string" calcext:value-type="string">
            <text:p>181–185 </text:p>
          </table:table-cell>
          <table:table-cell table:number-columns-repeated="3" office:value-type="string" calcext:value-type="string">
            <text:p/>
          </table:table-cell>
          <table:table-cell office:value-type="string" calcext:value-type="string">
            <text:p>&lt;article id='an2.181-185'&gt;&lt;h2 class='sutta-title'&gt;{}&lt;/h2&gt;</text:p>
          </table:table-cell>
          <table:table-cell/>
        </table:table-row>
        <table:table-row table:style-name="ro1">
          <table:table-cell office:value-type="string" calcext:value-type="string">
            <text:p>an2.181-185:1.1</text:p>
          </table:table-cell>
          <table:table-cell office:value-type="string" calcext:value-type="string">
            <text:p>“Dveme, bhikkhave, dhammā. </text:p>
          </table:table-cell>
          <table:table-cell/>
          <table:table-cell office:value-type="string" calcext:value-type="string">
            <text:p>„Es gibt diese beiden Dinge. </text:p>
          </table:table-cell>
          <table:table-cell office:value-type="string" calcext:value-type="string">
            <text:p>“There are these two thing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77, msdiv182, sc181.1</text:p>
          </table:table-cell>
        </table:table-row>
        <table:table-row table:style-name="ro1">
          <table:table-cell office:value-type="string" calcext:value-type="string">
            <text:p>an2.181-18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1-185:1.3</text:p>
          </table:table-cell>
          <table:table-cell office:value-type="string" calcext:value-type="string">
            <text:p>Akkodho ca anupanāho ca … amakkho ca apaḷāso ca … anissā ca amacchariyañca … amāyā ca asāṭheyyañca … hirī ca ottappañca. </text:p>
          </table:table-cell>
          <table:table-cell/>
          <table:table-cell office:value-type="string" calcext:value-type="string">
            <text:p>Freiheit von Zorn und Feindseligkeit … Freiheit von Geringschätzung und Verachtung … Freiheit von Eifersucht und Geiz … Freiheit von Betrug und Doppelzüngigkeit … Gewissen und Zurückhaltung. </text:p>
          </table:table-cell>
          <table:table-cell office:value-type="string" calcext:value-type="string">
            <text:p>Freedom from anger and hostility … freedom from disdain and contempt … freedom from jealousy and stinginess … freedom from deceit and deviousness …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1-185:1.4</text:p>
          </table:table-cell>
          <table:table-cell office:value-type="string" calcext:value-type="string">
            <text:p>Ime kho, bhikkhave, dve dhammā”. </text:p>
          </table:table-cell>
          <table:table-cell/>
          <table:table-cell office:value-type="string" calcext:value-type="string">
            <text:p>Das sind die beiden Dinge.“ </text:p>
          </table:table-cell>
          <table:table-cell office:value-type="string" calcext:value-type="string">
            <text:p>These are the two th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86-190:0.1</text:p>
          </table:table-cell>
          <table:table-cell office:value-type="string" calcext:value-type="string">
            <text:p>186–190 </text:p>
          </table:table-cell>
          <table:table-cell/>
          <table:table-cell table:number-columns-repeated="2" office:value-type="string" calcext:value-type="string">
            <text:p>186–190 </text:p>
          </table:table-cell>
          <table:table-cell table:number-columns-repeated="3" office:value-type="string" calcext:value-type="string">
            <text:p/>
          </table:table-cell>
          <table:table-cell office:value-type="string" calcext:value-type="string">
            <text:p>&lt;article id='an2.186-190'&gt;&lt;h2 class='sutta-title'&gt;{}&lt;/h2&gt;</text:p>
          </table:table-cell>
          <table:table-cell/>
        </table:table-row>
        <table:table-row table:style-name="ro1">
          <table:table-cell office:value-type="string" calcext:value-type="string">
            <text:p>an2.186-190:1.1</text:p>
          </table:table-cell>
          <table:table-cell office:value-type="string" calcext:value-type="string">
            <text:p>“Dvīhi, bhikkhave, dhammehi samannāgato dukkhaṁ viharati. </text:p>
          </table:table-cell>
          <table:table-cell/>
          <table:table-cell office:value-type="string" calcext:value-type="string">
            <text:p>„Wenn man zwei Dinge besitzt, lebt man in Leiden. </text:p>
          </table:table-cell>
          <table:table-cell office:value-type="string" calcext:value-type="string">
            <text:p>“Anyone who has two things lives in suffer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21, ms15A2_278, msdiv183, pts-vp-pli1.96, sc186.1</text:p>
          </table:table-cell>
        </table:table-row>
        <table:table-row table:style-name="ro1">
          <table:table-cell office:value-type="string" calcext:value-type="string">
            <text:p>an2.186-190:1.2</text:p>
          </table:table-cell>
          <table:table-cell office:value-type="string" calcext:value-type="string">
            <text:p>Katamehi dvīhi?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6-190:1.3</text:p>
          </table:table-cell>
          <table:table-cell office:value-type="string" calcext:value-type="string">
            <text:p>Kodhena ca upanāhena ca … makkhena ca paḷāsena ca … issāya ca macchariyena ca … māyāya ca sāṭheyyena ca … ahirikena ca anottappena ca. </text:p>
          </table:table-cell>
          <table:table-cell/>
          <table:table-cell office:value-type="string" calcext:value-type="string">
            <text:p>Zorn und Feindseligkeit … Geringschätzung und Verachtung … Eifersucht und Geiz … Betrug und Doppelzüngigkeit … Gewissenlosigkeit und fehlende Zurückhaltung. </text:p>
          </table:table-cell>
          <table:table-cell office:value-type="string" calcext:value-type="string">
            <text:p>Anger and hostility … disdain and contempt … jealousy and stinginess … deceit and deviousness … lack of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86-190:1.4</text:p>
          </table:table-cell>
          <table:table-cell office:value-type="string" calcext:value-type="string">
            <text:p>Imehi kho, bhikkhave, dvīhi dhammehi samannāgato dukkhaṁ viharati”. </text:p>
          </table:table-cell>
          <table:table-cell/>
          <table:table-cell office:value-type="string" calcext:value-type="string">
            <text:p>Wenn man diese beiden Dinge besitzt, lebt man in Leiden.“ </text:p>
          </table:table-cell>
          <table:table-cell office:value-type="string" calcext:value-type="string">
            <text:p>Anyone who has these two things lives in suffer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91-195:0.1</text:p>
          </table:table-cell>
          <table:table-cell office:value-type="string" calcext:value-type="string">
            <text:p>191–195 </text:p>
          </table:table-cell>
          <table:table-cell/>
          <table:table-cell table:number-columns-repeated="2" office:value-type="string" calcext:value-type="string">
            <text:p>191–195 </text:p>
          </table:table-cell>
          <table:table-cell table:number-columns-repeated="3" office:value-type="string" calcext:value-type="string">
            <text:p/>
          </table:table-cell>
          <table:table-cell office:value-type="string" calcext:value-type="string">
            <text:p>&lt;article id='an2.191-195'&gt;&lt;h2 class='sutta-title'&gt;{}&lt;/h2&gt;</text:p>
          </table:table-cell>
          <table:table-cell/>
        </table:table-row>
        <table:table-row table:style-name="ro1">
          <table:table-cell office:value-type="string" calcext:value-type="string">
            <text:p>an2.191-195:1.1</text:p>
          </table:table-cell>
          <table:table-cell office:value-type="string" calcext:value-type="string">
            <text:p>“Dvīhi, bhikkhave, dhammehi samannāgato sukhaṁ viharati. </text:p>
          </table:table-cell>
          <table:table-cell/>
          <table:table-cell office:value-type="string" calcext:value-type="string">
            <text:p>„Wenn man zwei Dinge besitzt, lebt man glücklich. </text:p>
          </table:table-cell>
          <table:table-cell office:value-type="string" calcext:value-type="string">
            <text:p>“Anyone who has these two things lives happi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79, msdiv184, sc191.1, sya20.121</text:p>
          </table:table-cell>
        </table:table-row>
        <table:table-row table:style-name="ro1">
          <table:table-cell office:value-type="string" calcext:value-type="string">
            <text:p>an2.191-195:1.2</text:p>
          </table:table-cell>
          <table:table-cell office:value-type="string" calcext:value-type="string">
            <text:p>Katamehi dvīhi?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195:1.3</text:p>
          </table:table-cell>
          <table:table-cell office:value-type="string" calcext:value-type="string">
            <text:p>Akkodhena ca anupanāhena ca … amakkhena ca apaḷāsena ca … anissāya ca amacchariyena ca … amāyāya ca asāṭheyyena ca … hiriyā ca ottappena ca. </text:p>
          </table:table-cell>
          <table:table-cell/>
          <table:table-cell office:value-type="string" calcext:value-type="string">
            <text:p>Freiheit von Zorn und Feindseligkeit … Freiheit von Geringschätzung und Verachtung … Freiheit von Eifersucht und Geiz … Freiheit von Betrug und Doppelzüngigkeit … Gewissen und Zurückhaltung. </text:p>
          </table:table-cell>
          <table:table-cell office:value-type="string" calcext:value-type="string">
            <text:p>Freedom from anger and hostility … freedom from disdain and contempt … freedom from jealousy and stinginess … freedom from deceit and deviousness …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1-195:1.4</text:p>
          </table:table-cell>
          <table:table-cell office:value-type="string" calcext:value-type="string">
            <text:p>Imehi kho, bhikkhave, dvīhi dhammehi samannāgato sukhaṁ viharati”. </text:p>
          </table:table-cell>
          <table:table-cell/>
          <table:table-cell office:value-type="string" calcext:value-type="string">
            <text:p>Wenn man diese beiden Dinge besitzt, lebt man glücklich.“ </text:p>
          </table:table-cell>
          <table:table-cell office:value-type="string" calcext:value-type="string">
            <text:p>Anyone who has these two things lives happil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196-200:0.1</text:p>
          </table:table-cell>
          <table:table-cell office:value-type="string" calcext:value-type="string">
            <text:p>196–200 </text:p>
          </table:table-cell>
          <table:table-cell/>
          <table:table-cell table:number-columns-repeated="2" office:value-type="string" calcext:value-type="string">
            <text:p>196–200 </text:p>
          </table:table-cell>
          <table:table-cell table:number-columns-repeated="3" office:value-type="string" calcext:value-type="string">
            <text:p/>
          </table:table-cell>
          <table:table-cell office:value-type="string" calcext:value-type="string">
            <text:p>&lt;article id='an2.196-200'&gt;&lt;h2 class='sutta-title'&gt;{}&lt;/h2&gt;</text:p>
          </table:table-cell>
          <table:table-cell/>
        </table:table-row>
        <table:table-row table:style-name="ro1">
          <table:table-cell office:value-type="string" calcext:value-type="string">
            <text:p>an2.196-200:1.1</text:p>
          </table:table-cell>
          <table:table-cell office:value-type="string" calcext:value-type="string">
            <text:p>“Dveme, bhikkhave, dhammā sekhassa bhikkhuno parihānāya saṁvattanti. </text:p>
          </table:table-cell>
          <table:table-cell/>
          <table:table-cell office:value-type="string" calcext:value-type="string">
            <text:p>„Diese beiden Dinge führen zum Niedergang eines übenden Mönchs oder einer übenden Nonne. </text:p>
          </table:table-cell>
          <table:table-cell office:value-type="string" calcext:value-type="string">
            <text:p>“These two things lead to the decline of a mendicant traine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22, ms15A2_280, msdiv185, sc196.1</text:p>
          </table:table-cell>
        </table:table-row>
        <table:table-row table:style-name="ro1">
          <table:table-cell office:value-type="string" calcext:value-type="string">
            <text:p>an2.196-200: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6-200:1.3</text:p>
          </table:table-cell>
          <table:table-cell office:value-type="string" calcext:value-type="string">
            <text:p>Kodho ca upanāho ca … makkho ca paḷāso ca … issā ca macchariyañca … māyā ca sāṭheyyañca … ahirikañca anottappañca. </text:p>
          </table:table-cell>
          <table:table-cell/>
          <table:table-cell office:value-type="string" calcext:value-type="string">
            <text:p>Zorn und Feindseligkeit … Geringschätzung und Verachtung … Eifersucht und Geiz … Betrug und Doppelzüngigkeit … Gewissenlosigkeit und fehlende Zurückhaltung. </text:p>
          </table:table-cell>
          <table:table-cell office:value-type="string" calcext:value-type="string">
            <text:p>Anger and hostility … disdain and contempt … jealousy and stinginess … deceit and deviousness … lack of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196-200:1.4</text:p>
          </table:table-cell>
          <table:table-cell office:value-type="string" calcext:value-type="string">
            <text:p>Ime kho, bhikkhave, dve dhammā sekhassa bhikkhuno parihānāya saṁvattanti”. </text:p>
          </table:table-cell>
          <table:table-cell/>
          <table:table-cell office:value-type="string" calcext:value-type="string">
            <text:p>Diese beiden Dinge führen zum Niedergang eines übenden Mönchs oder einer übenden Nonne.“ </text:p>
          </table:table-cell>
          <table:table-cell office:value-type="string" calcext:value-type="string">
            <text:p>These two things lead to the decline of a mendicant traine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01-205:0.1</text:p>
          </table:table-cell>
          <table:table-cell office:value-type="string" calcext:value-type="string">
            <text:p>201–205 </text:p>
          </table:table-cell>
          <table:table-cell/>
          <table:table-cell table:number-columns-repeated="2" office:value-type="string" calcext:value-type="string">
            <text:p>201–205 </text:p>
          </table:table-cell>
          <table:table-cell table:number-columns-repeated="3" office:value-type="string" calcext:value-type="string">
            <text:p/>
          </table:table-cell>
          <table:table-cell office:value-type="string" calcext:value-type="string">
            <text:p>&lt;article id='an2.201-205'&gt;&lt;h2 class='sutta-title'&gt;{}&lt;/h2&gt;</text:p>
          </table:table-cell>
          <table:table-cell/>
        </table:table-row>
        <table:table-row table:style-name="ro1">
          <table:table-cell office:value-type="string" calcext:value-type="string">
            <text:p>an2.201-205:1.1</text:p>
          </table:table-cell>
          <table:table-cell office:value-type="string" calcext:value-type="string">
            <text:p>“Dveme, bhikkhave, dhammā sekhassa bhikkhuno aparihānāya saṁvattanti. </text:p>
          </table:table-cell>
          <table:table-cell/>
          <table:table-cell office:value-type="string" calcext:value-type="string">
            <text:p>„Diese beiden Dinge führen zum Gedeihen eines übenden Mönchs oder einer übenden Nonne. </text:p>
          </table:table-cell>
          <table:table-cell office:value-type="string" calcext:value-type="string">
            <text:p>“These two things don’t lead to the decline of a mendicant trainee.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81, msdiv186, ndp16.89, sc201.1, vri35.117</text:p>
          </table:table-cell>
        </table:table-row>
        <table:table-row table:style-name="ro1">
          <table:table-cell office:value-type="string" calcext:value-type="string">
            <text:p>an2.201-205: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1-205:1.3</text:p>
          </table:table-cell>
          <table:table-cell office:value-type="string" calcext:value-type="string">
            <text:p>Akkodho ca anupanāho ca … amakkho ca apaḷāso ca … anissā ca amacchariyañca … amāyā ca asāṭheyyañca … hirī ca ottappañca. </text:p>
          </table:table-cell>
          <table:table-cell/>
          <table:table-cell office:value-type="string" calcext:value-type="string">
            <text:p>Freiheit von Zorn und Feindseligkeit … Freiheit von Geringschätzung und Verachtung … Freiheit von Eifersucht und Geiz … Freiheit von Betrug und Doppelzüngigkeit … Gewissen und Zurückhaltung. </text:p>
          </table:table-cell>
          <table:table-cell office:value-type="string" calcext:value-type="string">
            <text:p>Freedom from anger and hostility … freedom from disdain and contempt … freedom from jealousy and stinginess … freedom from deceit and deviousness …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1-205:1.4</text:p>
          </table:table-cell>
          <table:table-cell office:value-type="string" calcext:value-type="string">
            <text:p>Ime kho, bhikkhave, dve dhammā sekhassa bhikkhuno aparihānāya saṁvattanti”. </text:p>
          </table:table-cell>
          <table:table-cell/>
          <table:table-cell office:value-type="string" calcext:value-type="string">
            <text:p>Diese beiden Dinge führen zum Gedeihen eines übenden Mönchs oder einer übenden Nonne.“ </text:p>
          </table:table-cell>
          <table:table-cell office:value-type="string" calcext:value-type="string">
            <text:p>These two things don’t lead to the decline of a mendicant traine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06-210:0.1</text:p>
          </table:table-cell>
          <table:table-cell office:value-type="string" calcext:value-type="string">
            <text:p>206–210 </text:p>
          </table:table-cell>
          <table:table-cell/>
          <table:table-cell table:number-columns-repeated="2" office:value-type="string" calcext:value-type="string">
            <text:p>206–210 </text:p>
          </table:table-cell>
          <table:table-cell table:number-columns-repeated="3" office:value-type="string" calcext:value-type="string">
            <text:p/>
          </table:table-cell>
          <table:table-cell office:value-type="string" calcext:value-type="string">
            <text:p>&lt;article id='an2.206-210'&gt;&lt;h2 class='sutta-title'&gt;{}&lt;/h2&gt;</text:p>
          </table:table-cell>
          <table:table-cell/>
        </table:table-row>
        <table:table-row table:style-name="ro1">
          <table:table-cell office:value-type="string" calcext:value-type="string">
            <text:p>an2.206-210:1.1</text:p>
          </table:table-cell>
          <table:table-cell office:value-type="string" calcext:value-type="string">
            <text:p>“Dvīhi, bhikkhave, dhammehi samannāgato yathābhataṁ nikkhitto evaṁ niraye. </text:p>
          </table:table-cell>
          <table:table-cell/>
          <table:table-cell office:value-type="string" calcext:value-type="string">
            <text:p>„Wenn man zwei Dinge besitzt, wird man in die Hölle geworfen. </text:p>
          </table:table-cell>
          <table:table-cell office:value-type="string" calcext:value-type="string">
            <text:p>“Anyone who has two things is cast down to hell.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90, cck20.122, ms15A2_282, msdiv187, sc206.1</text:p>
          </table:table-cell>
        </table:table-row>
        <table:table-row table:style-name="ro1">
          <table:table-cell office:value-type="string" calcext:value-type="string">
            <text:p>an2.206-210:1.2</text:p>
          </table:table-cell>
          <table:table-cell office:value-type="string" calcext:value-type="string">
            <text:p>Katamehi dvīhi?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6-210:1.3</text:p>
          </table:table-cell>
          <table:table-cell office:value-type="string" calcext:value-type="string">
            <text:p>Kodhena ca upanāhena ca … makkhena ca paḷāsena ca … issāya ca macchariyena ca … māyāya ca sāṭheyyena ca … ahirikena ca anottappena ca. </text:p>
          </table:table-cell>
          <table:table-cell/>
          <table:table-cell office:value-type="string" calcext:value-type="string">
            <text:p>Zorn und Feindseligkeit … Geringschätzung und Verachtung … Eifersucht und Geiz … Betrug und Doppelzüngigkeit … Gewissenlosigkeit und fehlende Zurückhaltung. </text:p>
          </table:table-cell>
          <table:table-cell office:value-type="string" calcext:value-type="string">
            <text:p>Anger and hostility … disdain and contempt … jealousy and stinginess … deceit and deviousness … lack of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06-210:1.4</text:p>
          </table:table-cell>
          <table:table-cell office:value-type="string" calcext:value-type="string">
            <text:p>Imehi kho, bhikkhave, dvīhi dhammehi samannāgato yathābhataṁ nikkhitto evaṁ niraye”. </text:p>
          </table:table-cell>
          <table:table-cell/>
          <table:table-cell office:value-type="string" calcext:value-type="string">
            <text:p>Wenn man diese beiden Dinge besitzt, wird man in die Hölle geworfen.“ </text:p>
          </table:table-cell>
          <table:table-cell office:value-type="string" calcext:value-type="string">
            <text:p>Anyone who has these two things is cast down to hell.”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11-215:0.1</text:p>
          </table:table-cell>
          <table:table-cell office:value-type="string" calcext:value-type="string">
            <text:p>211–215 </text:p>
          </table:table-cell>
          <table:table-cell/>
          <table:table-cell table:number-columns-repeated="2" office:value-type="string" calcext:value-type="string">
            <text:p>211–215 </text:p>
          </table:table-cell>
          <table:table-cell table:number-columns-repeated="3" office:value-type="string" calcext:value-type="string">
            <text:p/>
          </table:table-cell>
          <table:table-cell office:value-type="string" calcext:value-type="string">
            <text:p>&lt;article id='an2.211-215'&gt;&lt;h2 class='sutta-title'&gt;{}&lt;/h2&gt;</text:p>
          </table:table-cell>
          <table:table-cell/>
        </table:table-row>
        <table:table-row table:style-name="ro1">
          <table:table-cell office:value-type="string" calcext:value-type="string">
            <text:p>an2.211-215:1.1</text:p>
          </table:table-cell>
          <table:table-cell office:value-type="string" calcext:value-type="string">
            <text:p>“Dvīhi, bhikkhave, dhammehi samannāgato yathābhataṁ nikkhitto evaṁ sagge. </text:p>
          </table:table-cell>
          <table:table-cell/>
          <table:table-cell office:value-type="string" calcext:value-type="string">
            <text:p>„Wenn man zwei Dinge besitzt, wird man in den Himmel erhoben. </text:p>
          </table:table-cell>
          <table:table-cell office:value-type="string" calcext:value-type="string">
            <text:p>“Anyone who has two things is raised up to heave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96, csp2ed15.96, ms15A2_283, msdiv188, pts-vp-pli1.97, sc211.1, sya20.122</text:p>
          </table:table-cell>
        </table:table-row>
        <table:table-row table:style-name="ro1">
          <table:table-cell office:value-type="string" calcext:value-type="string">
            <text:p>an2.211-215:1.2</text:p>
          </table:table-cell>
          <table:table-cell office:value-type="string" calcext:value-type="string">
            <text:p>Katamehi dvīhi?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1-215:1.3</text:p>
          </table:table-cell>
          <table:table-cell office:value-type="string" calcext:value-type="string">
            <text:p>Akkodhena ca anupanāhena ca … amakkhena ca apaḷāsena ca … anissāya ca amacchariyena ca … amāyāya ca asāṭheyyena ca … hiriyā ca ottappena ca. </text:p>
          </table:table-cell>
          <table:table-cell/>
          <table:table-cell office:value-type="string" calcext:value-type="string">
            <text:p>Freiheit von Zorn und Feindseligkeit … Freiheit von Geringschätzung und Verachtung … Freiheit von Eifersucht und Geiz … Freiheit von Betrug und Doppelzüngigkeit … Gewissen und Zurückhaltung. </text:p>
          </table:table-cell>
          <table:table-cell office:value-type="string" calcext:value-type="string">
            <text:p>Freedom from anger and hostility … freedom from disdain and contempt … freedom from jealousy and stinginess … freedom from deceit and deviousness …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1-215:1.4</text:p>
          </table:table-cell>
          <table:table-cell office:value-type="string" calcext:value-type="string">
            <text:p>Imehi kho, bhikkhave, dvīhi dhammehi samannāgato yathābhataṁ nikkhitto evaṁ sagge”. </text:p>
          </table:table-cell>
          <table:table-cell/>
          <table:table-cell office:value-type="string" calcext:value-type="string">
            <text:p>Wenn man diese beiden Dinge besitzt, wird man in den Himmel erhoben.“ </text:p>
          </table:table-cell>
          <table:table-cell office:value-type="string" calcext:value-type="string">
            <text:p>Anyone who has these two things is raised up to heave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16-220:0.1</text:p>
          </table:table-cell>
          <table:table-cell office:value-type="string" calcext:value-type="string">
            <text:p>216–220 </text:p>
          </table:table-cell>
          <table:table-cell/>
          <table:table-cell table:number-columns-repeated="2" office:value-type="string" calcext:value-type="string">
            <text:p>216–220 </text:p>
          </table:table-cell>
          <table:table-cell table:number-columns-repeated="3" office:value-type="string" calcext:value-type="string">
            <text:p/>
          </table:table-cell>
          <table:table-cell office:value-type="string" calcext:value-type="string">
            <text:p>&lt;article id='an2.216-220'&gt;&lt;h2 class='sutta-title'&gt;{}&lt;/h2&gt;</text:p>
          </table:table-cell>
          <table:table-cell/>
        </table:table-row>
        <table:table-row table:style-name="ro1">
          <table:table-cell office:value-type="string" calcext:value-type="string">
            <text:p>an2.216-220:1.1</text:p>
          </table:table-cell>
          <table:table-cell office:value-type="string" calcext:value-type="string">
            <text:p>“Dvīhi, bhikkhave, dhammehi samannāgato idhekacco kāyassa bhedā paraṁ maraṇā apāyaṁ duggatiṁ vinipātaṁ nirayaṁ upapajjati. </text:p>
          </table:table-cell>
          <table:table-cell/>
          <table:table-cell office:value-type="string" calcext:value-type="string">
            <text:p>„Manche Menschen, die zwei Dinge besitzen, werden, wenn ihr Körper auseinanderbricht, nach dem Tod, an einem verlorenen Ort wiedergeboren, einem schlechten Ort, in der Unterwelt, der Hölle. </text:p>
          </table:table-cell>
          <table:table-cell office:value-type="string" calcext:value-type="string">
            <text:p>“When they have two things, some people,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123, ms15A2_284, msdiv189, sc216.1</text:p>
          </table:table-cell>
        </table:table-row>
        <table:table-row table:style-name="ro1">
          <table:table-cell office:value-type="string" calcext:value-type="string">
            <text:p>an2.216-220:1.2</text:p>
          </table:table-cell>
          <table:table-cell office:value-type="string" calcext:value-type="string">
            <text:p>Katamehi dvīhi?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6-220:1.3</text:p>
          </table:table-cell>
          <table:table-cell office:value-type="string" calcext:value-type="string">
            <text:p>Kodhena ca upanāhena ca … makkhena ca paḷāsena ca … issāya ca macchariyena ca … māyāya ca sāṭheyyena ca … ahirikena ca anottappena ca. </text:p>
          </table:table-cell>
          <table:table-cell/>
          <table:table-cell office:value-type="string" calcext:value-type="string">
            <text:p>Zorn und Feindseligkeit … Geringschätzung und Verachtung … Eifersucht und Geiz … Betrug und Doppelzüngigkeit … Gewissenlosigkeit und fehlende Zurückhaltung. </text:p>
          </table:table-cell>
          <table:table-cell office:value-type="string" calcext:value-type="string">
            <text:p>Anger and hostility … disdain and contempt … jealousy and stinginess … deceit and deviousness … lack of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16-220:1.4</text:p>
          </table:table-cell>
          <table:table-cell office:value-type="string" calcext:value-type="string">
            <text:p>Imehi kho, bhikkhave, dvīhi dhammehi samannāgato idhekacco kāyassa bhedā paraṁ maraṇā apāyaṁ duggatiṁ vinipātaṁ nirayaṁ upapajjati”. </text:p>
          </table:table-cell>
          <table:table-cell/>
          <table:table-cell office:value-type="string" calcext:value-type="string">
            <text:p>Manche Menschen, die diese beiden Dinge besitzen, werden, wenn ihr Körper auseinanderbricht, nach dem Tod, an einem verlorenen Ort wiedergeboren, einem schlechten Ort, in der Unterwelt, der Hölle.“ </text:p>
          </table:table-cell>
          <table:table-cell office:value-type="string" calcext:value-type="string">
            <text:p>When they have two things, some people,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21-229:0.1</text:p>
          </table:table-cell>
          <table:table-cell office:value-type="string" calcext:value-type="string">
            <text:p>221–229 </text:p>
          </table:table-cell>
          <table:table-cell/>
          <table:table-cell table:number-columns-repeated="2" office:value-type="string" calcext:value-type="string">
            <text:p>221–229 </text:p>
          </table:table-cell>
          <table:table-cell table:number-columns-repeated="3" office:value-type="string" calcext:value-type="string">
            <text:p/>
          </table:table-cell>
          <table:table-cell office:value-type="string" calcext:value-type="string">
            <text:p>&lt;article id='an2.221-229'&gt;&lt;h2 class='sutta-title'&gt;{}&lt;/h2&gt;</text:p>
          </table:table-cell>
          <table:table-cell/>
        </table:table-row>
        <table:table-row table:style-name="ro1">
          <table:table-cell office:value-type="string" calcext:value-type="string">
            <text:p>an2.221-229:1.1</text:p>
          </table:table-cell>
          <table:table-cell office:value-type="string" calcext:value-type="string">
            <text:p>“Dvīhi, bhikkhave, dhammehi samannāgato idhekacco kāyassa bhedā paraṁ maraṇā sugatiṁ saggaṁ lokaṁ upapajjati. </text:p>
          </table:table-cell>
          <table:table-cell/>
          <table:table-cell office:value-type="string" calcext:value-type="string">
            <text:p>„Manche Menschen, die zwei Dinge besitzen, werden, wenn ihr Körper auseinanderbricht, nach dem Tod, an einem guten Ort wiedergeboren, in einem himmlischen Bereich. </text:p>
          </table:table-cell>
          <table:table-cell office:value-type="string" calcext:value-type="string">
            <text:p>“When they have two things, some people—when their body breaks up, after death—are reborn in a good place, a heavenly real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123, ms15A2_285, msdiv190, sc221.1</text:p>
          </table:table-cell>
        </table:table-row>
        <table:table-row table:style-name="ro1">
          <table:table-cell office:value-type="string" calcext:value-type="string">
            <text:p>an2.221-229:1.2</text:p>
          </table:table-cell>
          <table:table-cell office:value-type="string" calcext:value-type="string">
            <text:p>Katamehi dvīhi?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21-229:1.3</text:p>
          </table:table-cell>
          <table:table-cell office:value-type="string" calcext:value-type="string">
            <text:p>Akkodhena ca anupanāhena ca … amakkhena ca apaḷāsena ca … anissāya ca amacchariyena ca … amāyāya ca asāṭheyyena ca … hiriyā ca ottappena ca. </text:p>
          </table:table-cell>
          <table:table-cell/>
          <table:table-cell office:value-type="string" calcext:value-type="string">
            <text:p>Freiheit von Zorn und Feindseligkeit … Freiheit von Geringschätzung und Verachtung … Freiheit von Eifersucht und Geiz … Freiheit von Betrug und Doppelzüngigkeit … Gewissen und Zurückhaltung. </text:p>
          </table:table-cell>
          <table:table-cell office:value-type="string" calcext:value-type="string">
            <text:p>Freedom from anger and hostility … freedom from disdain and contempt … freedom from jealousy and stinginess … freedom from deceit and deviousness …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21-229:1.4</text:p>
          </table:table-cell>
          <table:table-cell office:value-type="string" calcext:value-type="string">
            <text:p>Imehi kho, bhikkhave, dvīhi dhammehi samannāgato idhekacco kāyassa bhedā paraṁ maraṇā sugatiṁ saggaṁ lokaṁ upapajjati”. </text:p>
          </table:table-cell>
          <table:table-cell/>
          <table:table-cell office:value-type="string" calcext:value-type="string">
            <text:p>Manche Menschen, die diese beiden Dinge besitzen, werden, wenn ihr Körper auseinanderbricht, nach dem Tod, an einem guten Ort wiedergeboren, in einem himmlischen Bereich.“ </text:p>
          </table:table-cell>
          <table:table-cell office:value-type="string" calcext:value-type="string">
            <text:p>When they have these two things, some people—when their body breaks up, after death—are reborn in a good place, a heavenly real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21-229:1.5</text:p>
          </table:table-cell>
          <table:table-cell office:value-type="string" calcext:value-type="string">
            <text:p>Kodhapeyyālaṁ niṭṭhitaṁ.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230-279: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article class='range' id='an2.230-279'&gt;&lt;header&gt;&lt;ul&gt;&lt;li class='division'&gt;{}&lt;/li&gt;</text:p>
          </table:table-cell>
          <table:table-cell/>
        </table:table-row>
        <table:table-row table:style-name="ro1">
          <table:table-cell office:value-type="string" calcext:value-type="string">
            <text:p>an2.230-279:0.2</text:p>
          </table:table-cell>
          <table:table-cell office:value-type="string" calcext:value-type="string">
            <text:p>17. Akusalapeyyāla </text:p>
          </table:table-cell>
          <table:table-cell/>
          <table:table-cell office:value-type="string" calcext:value-type="string">
            <text:p>17. Abgekürzte Texte, die mit untauglich beginnen</text:p>
          </table:table-cell>
          <table:table-cell office:value-type="string" calcext:value-type="string">
            <text:p>17. Abbreviated Texts Beginning with the Unskillful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230-279:0.3</text:p>
          </table:table-cell>
          <table:table-cell office:value-type="string" calcext:value-type="string">
            <text:p>230–279 </text:p>
          </table:table-cell>
          <table:table-cell/>
          <table:table-cell table:number-columns-repeated="2" office:value-type="string" calcext:value-type="string">
            <text:p>230–279 </text:p>
          </table:table-cell>
          <table:table-cell table:number-columns-repeated="3" office:value-type="string" calcext:value-type="string">
            <text:p/>
          </table:table-cell>
          <table:table-cell office:value-type="string" calcext:value-type="string">
            <text:p>&lt;h1 class='sutta-title'&gt;{}&lt;/h1&gt;&lt;/header&gt;</text:p>
          </table:table-cell>
          <table:table-cell/>
        </table:table-row>
        <table:table-row table:style-name="ro1">
          <table:table-cell office:value-type="string" calcext:value-type="string">
            <text:p>an2.230-279:1.1</text:p>
          </table:table-cell>
          <table:table-cell office:value-type="string" calcext:value-type="string">
            <text:p>“Dveme, bhikkhave, dhammā akusalā … dveme, bhikkhave, dhammā kusalā … dveme, bhikkhave, dhammā sāvajjā … dveme, bhikkhave, dhammā anavajjā … dveme, bhikkhave, dhammā dukkhudrayā … dveme, bhikkhave, dhammā sukhudrayā … dveme, bhikkhave, dhammā dukkhavipākā … dveme, bhikkhave, dhammā sukhavipākā … dveme, bhikkhave, dhammā sabyābajjhā … dveme, bhikkhave, dhammā abyābajjhā. </text:p>
          </table:table-cell>
          <table:table-cell/>
          <table:table-cell office:value-type="string" calcext:value-type="string">
            <text:p>„Diese beiden Dinge sind untauglich … sind tauglich … sind tadelnswert … sind ohne Tadel … haben Leiden als Ergebnis … haben Glück als Ergebnis … laufen auf Leiden hinaus … laufen auf Glück hinaus … sind schmerzhaft … sind nicht schmerzhaft. </text:p>
          </table:table-cell>
          <table:table-cell office:value-type="string" calcext:value-type="string">
            <text:p>“These two things are unskillful … are skillful … are blameworthy … are blameless … have suffering as outcome … have happiness as outcome … result in suffering … result in happiness … are hurtful … are not hurtful.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192, dr20.124, ms15A2_287, msdiv191-200, ndp16.90, pts-vp-pli1.98, sc1, sya20.123, vri35.118</text:p>
          </table:table-cell>
        </table:table-row>
        <table:table-row table:style-name="ro1">
          <table:table-cell office:value-type="string" calcext:value-type="string">
            <text:p>an2.230-279:1.2</text:p>
          </table:table-cell>
          <table:table-cell office:value-type="string" calcext:value-type="string">
            <text:p>Katame dve? </text:p>
          </table:table-cell>
          <table:table-cell/>
          <table:table-cell office:value-type="string" calcext:value-type="string">
            <text:p>Welche beiden?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30-279:1.3</text:p>
          </table:table-cell>
          <table:table-cell office:value-type="string" calcext:value-type="string">
            <text:p>Akkodho ca anupanāho ca … amakkho ca apaḷāso ca … anissā ca amacchariyañca … amāyā ca asāṭheyyañca … hirī ca ottappañca. </text:p>
          </table:table-cell>
          <table:table-cell/>
          <table:table-cell office:value-type="string" calcext:value-type="string">
            <text:p>Freiheit von Zorn und Feindseligkeit … Freiheit von Geringschätzung und Verachtung … Freiheit von Eifersucht und Geiz … Freiheit von Betrug und Doppelzüngigkeit … Gewissen und Zurückhaltung. </text:p>
          </table:table-cell>
          <table:table-cell office:value-type="string" calcext:value-type="string">
            <text:p>Freedom from anger and hostility … freedom from disdain and contempt … freedom from jealousy and stinginess … freedom from deceit and deviousness … conscience and prudenc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30-279:1.4</text:p>
          </table:table-cell>
          <table:table-cell office:value-type="string" calcext:value-type="string">
            <text:p>Ime kho, bhikkhave, dve dhammā abyābajjhā”ti. (1–50.) </text:p>
          </table:table-cell>
          <table:table-cell/>
          <table:table-cell office:value-type="string" calcext:value-type="string">
            <text:p>Das sind die beiden Dinge, die nicht schmerzhaft sind.“ </text:p>
          </table:table-cell>
          <table:table-cell office:value-type="string" calcext:value-type="string">
            <text:p>These are the two things that are not hurtful.”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30-279:1.5</text:p>
          </table:table-cell>
          <table:table-cell office:value-type="string" calcext:value-type="string">
            <text:p>Akusalapeyyālaṁ niṭṭhitaṁ. </text:p>
          </table:table-cell>
          <table:table-cell/>
          <table:table-cell table:number-columns-repeated="5" office:value-type="string" calcext:value-type="string">
            <text:p/>
          </table:table-cell>
          <table:table-cell office:value-type="string" calcext:value-type="string">
            <text:p>&lt;p class='endsection'&gt;{}&lt;/p&gt;&lt;/article&gt;</text:p>
          </table:table-cell>
          <table:table-cell/>
        </table:table-row>
        <table:table-row table:style-name="ro1">
          <table:table-cell table:number-columns-repeated="10"/>
        </table:table-row>
        <table:table-row table:style-name="ro1">
          <table:table-cell office:value-type="string" calcext:value-type="string">
            <text:p>an2.280: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280-309'&gt;&lt;header&gt;&lt;ul&gt;&lt;li class='division'&gt;{}&lt;/li&gt;</text:p>
          </table:table-cell>
          <table:table-cell/>
        </table:table-row>
        <table:table-row table:style-name="ro1">
          <table:table-cell office:value-type="string" calcext:value-type="string">
            <text:p>an2.280:0.2</text:p>
          </table:table-cell>
          <table:table-cell office:value-type="string" calcext:value-type="string">
            <text:p>18. Vinayapeyyāla </text:p>
          </table:table-cell>
          <table:table-cell office:value-type="string" calcext:value-type="string">
            <text:p>Vinayapeyyāla → atthavasavagga (pts1ed)</text:p>
          </table:table-cell>
          <table:table-cell office:value-type="string" calcext:value-type="string">
            <text:p>18. Abgekürzte Texte, die mit der Übung beginnen</text:p>
          </table:table-cell>
          <table:table-cell office:value-type="string" calcext:value-type="string">
            <text:p>18. Abbreviated Texts Beginning with the Training </text:p>
          </table:table-cell>
          <table:table-cell table:number-columns-repeated="3"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2.280:0.3</text:p>
          </table:table-cell>
          <table:table-cell office:value-type="float" office:value="280" calcext:value-type="float">
            <text:p>280</text:p>
          </table:table-cell>
          <table:table-cell/>
          <table:table-cell table:number-columns-repeated="2" office:value-type="string" calcext:value-type="string">
            <text:p>280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280:1.1</text:p>
          </table:table-cell>
          <table:table-cell office:value-type="string" calcext:value-type="string">
            <text:p>“Dveme, bhikkhave, atthavase paṭicca tathāgatena sāvakānaṁ sikkhāpadaṁ paññattaṁ. </text:p>
          </table:table-cell>
          <table:table-cell/>
          <table:table-cell office:value-type="string" calcext:value-type="string">
            <text:p>„Aus zwei Gründen hat der Klargewordene die Übungsregeln für seine Schülerinnen und Schüler festgelegt. </text:p>
          </table:table-cell>
          <table:table-cell office:value-type="string" calcext:value-type="string">
            <text:p>“For two reasons the Realized One laid down training rules for his disciples. </text:p>
          </table:table-cell>
          <table:table-cell table:number-columns-repeated="3" office:value-type="string" calcext:value-type="string">
            <text:p/>
          </table:table-cell>
          <table:table-cell office:value-type="string" calcext:value-type="string">
            <text:p>&lt;article id='an2.280'&gt;&lt;p&gt;{}&lt;/p&gt;</text:p>
          </table:table-cell>
          <table:table-cell office:value-type="string" calcext:value-type="string">
            <text:p>cck20.124, csp1ed15.97, csp2ed15.97, ms15A2_289, msdiv201, sc280.1, vri35.119</text:p>
          </table:table-cell>
        </table:table-row>
        <table:table-row table:style-name="ro1">
          <table:table-cell office:value-type="string" calcext:value-type="string">
            <text:p>an2.280:1.2</text:p>
          </table:table-cell>
          <table:table-cell office:value-type="string" calcext:value-type="string">
            <text:p>Katame dve? </text:p>
          </table:table-cell>
          <table:table-cell/>
          <table:table-cell office:value-type="string" calcext:value-type="string">
            <text:p>Aus welchen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80:1.3</text:p>
          </table:table-cell>
          <table:table-cell office:value-type="string" calcext:value-type="string">
            <text:p>Saṅghasuṭṭhutāya saṅghaphāsutāya … dummaṅkūnaṁ puggalānaṁ niggahāya, pesalānaṁ bhikkhūnaṁ phāsuvihārāya … diṭṭhadhammikānaṁ āsavānaṁ saṁvarāya, samparāyikānaṁ āsavānaṁ paṭighātāya … diṭṭhadhammikānaṁ verānaṁ saṁvarāya, samparāyikānaṁ verānaṁ paṭighātāya … diṭṭhadhammikānaṁ vajjānaṁ saṁvarāya, samparāyikānaṁ vajjānaṁ paṭighātāya … diṭṭhadhammikānaṁ bhayānaṁ saṁvarāya, samparāyikānaṁ bhayānaṁ paṭighātāya … diṭṭhadhammikānaṁ akusalānaṁ dhammānaṁ saṁvarāya, samparāyikānaṁ akusalānaṁ dhammānaṁ paṭighātāya … gihīnaṁ anukampāya, pāpicchānaṁ bhikkhūnaṁ pakkhupacchedāya … appasannānaṁ pasādāya, pasannānaṁ bhiyyobhāvāya … saddhammaṭṭhitiyā vinayānuggahāya. </text:p>
          </table:table-cell>
          <table:table-cell/>
          <table:table-cell office:value-type="string" calcext:value-type="string">
            <text:p>Zum Wohl und Heil des Saṅgha … Um schwierige Menschen in Schach zu halten und gutherzigen Mönchen und Nonnen die Sorgen zu nehmen … Um Makel, die das jetzige Leben betreffen, einzuschränken, und vor solchen zu schützen, die künftige Leben betreffen … Um Gefahren für das jetzige Leben einzuschränken und vor Gefahren für künftige Leben zu schützen … Um Fehler, die das jetzige Leben betreffen, einzuschränken, und vor solchen zu schützen, die künftige Leben betreffen … Um Risiken, die das jetzige Leben betreffen, einzuschränken, und vor solchen zu schützen, die künftige Leben betreffen … Um untaugliche Eigenschaften, die das jetzige Leben betreffen, einzuschränken, und vor solchen zu schützen, die künftige Leben betreffen … Aus Anteilnahme für die Laien und um Klüngel von Mönchen und Nonnen mit üblen Wünschen aufzulösen … Um bei denen mit mangelnder Zuversicht Zuversicht zu wecken und bei den Zuversichtlichen die Zuversicht zu stärken … Für die Fortdauer der wahren Lehre und um die Übung zu unterstützen. </text:p>
          </table:table-cell>
          <table:table-cell office:value-type="string" calcext:value-type="string">
            <text:p>For the well-being and comfort of the Saṅgha … For keeping difficult persons in check and for the comfort of good-hearted mendicants … For restraining defilements that affect the present life and protecting against defilements that affect lives to come … For restraining threats to the present life and protecting against threats to lives to come … For restraining faults that affect the present life and protecting against faults that affect lives to come … For restraining hazards that affect the present life and protecting against hazards that affect lives to come … For restraining unskillful qualities that affect the present life and protecting against unskillful qualities that affect lives to come … Out of sympathy for laypeople and for breaking up factions of mendicants with wicked desires … For inspiring confidence in those without it, and increasing confidence in those who have it … For the continuation of the true teaching and the support of the train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280:1.4</text:p>
          </table:table-cell>
          <table:table-cell office:value-type="string" calcext:value-type="string">
            <text:p>Ime kho, bhikkhave, dve atthavase paṭicca tathāgatena sāvakānaṁ sikkhāpadaṁ paññattan”ti. </text:p>
          </table:table-cell>
          <table:table-cell/>
          <table:table-cell office:value-type="string" calcext:value-type="string">
            <text:p>Aus diesen beiden Gründen hat der Klargewordene die Übungsregeln für seine Schülerinnen und Schüler festgelegt.“ </text:p>
          </table:table-cell>
          <table:table-cell office:value-type="string" calcext:value-type="string">
            <text:p>These are the two reasons why the Realized One laid down training rules for his disciple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2.281-309:0.1</text:p>
          </table:table-cell>
          <table:table-cell office:value-type="string" calcext:value-type="string">
            <text:p>281–309 </text:p>
          </table:table-cell>
          <table:table-cell/>
          <table:table-cell table:number-columns-repeated="2" office:value-type="string" calcext:value-type="string">
            <text:p>281–309 </text:p>
          </table:table-cell>
          <table:table-cell table:number-columns-repeated="3" office:value-type="string" calcext:value-type="string">
            <text:p/>
          </table:table-cell>
          <table:table-cell office:value-type="string" calcext:value-type="string">
            <text:p>&lt;article id='an2.281-309'&gt;&lt;h2 class='sutta-title'&gt;{}&lt;/h2&gt;</text:p>
          </table:table-cell>
          <table:table-cell/>
        </table:table-row>
        <table:table-row table:style-name="ro1">
          <table:table-cell office:value-type="string" calcext:value-type="string">
            <text:p>an2.281-309:1.1</text:p>
          </table:table-cell>
          <table:table-cell office:value-type="string" calcext:value-type="string">
            <text:p>“Dveme, bhikkhave, atthavase paṭicca tathāgatena sāvakānaṁ pātimokkhaṁ paññattaṁ …pe… pātimokkhuddeso paññatto … pātimokkhaṭṭhapanaṁ paññattaṁ … pavāraṇā paññattā … pavāraṇaṭṭhapanaṁ paññattaṁ … tajjanīyakammaṁ paññattaṁ … niyassakammaṁ paññattaṁ … pabbājanīyakammaṁ paññattaṁ … paṭisāraṇīyakammaṁ paññattaṁ … ukkhepanīyakammaṁ paññattaṁ … parivāsadānaṁ paññattaṁ … mūlāyapaṭikassanaṁ paññattaṁ … mānattadānaṁ paññattaṁ … abbhānaṁ paññattaṁ … osāraṇīyaṁ paññattaṁ … nissāraṇīyaṁ paññattaṁ … upasampadā paññattā … ñattikammaṁ paññattaṁ … ñattidutiyakammaṁ paññattaṁ … ñatticatutthakammaṁ paññattaṁ … apaññatte paññattaṁ … paññatte anupaññattaṁ … sammukhāvinayo paññatto … sativinayo paññatto … amūḷhavinayo paññatto … paṭiññātakaraṇaṁ paññattaṁ … yebhuyyasikā paññattā … tassapāpiyasikā paññattā … tiṇavatthārako paññatto. </text:p>
          </table:table-cell>
          <table:table-cell/>
          <table:table-cell office:value-type="string" calcext:value-type="string">
            <text:p>„Aus zwei Gründen hat der Klargewordene für seine Schülerinnen und Schüler die Ordenssatzung erlassen … das Aufsagen der Ordenssatzung … das Aussetzen des Aufsagens der Ordenssatzung … die Einladung zum Ermahnen … das Zurückstellen der Einladung zum Ermahnen … den disziplinarischen Akt des Verweises … unter Betreuung stellen … ausweisen … Versöhnung … Ausschluss … Probezeit … an den Anfang zurückgeschickt werden … Buße … Wiedereinsetzung … Wiederherstellung … Beseitigung … Ordination … ein Rechtsakt mit einem Antrag … ein Rechtsakt mit einem Antrag und einer Bekanntmachung … ein Rechtsakt mit einem Antrag und drei Bekanntmachungen … erlassen, was zuvor nicht erlassen war … abändern, was erlassen war … das Beilegen einer disziplinarischen Angelegenheit in Gegenwart der Betroffenen … das Beilegen einer disziplinarischen Angelegenheit durch genaues Erinnern … das Beilegen einer disziplinarischen Angelegenheit infolge Genesung von einer Geisteskrankheit … das Beilegen einer disziplinarischen Angelegenheit, weil das Vergehen anerkannt wurde … das Beilegen einer disziplinarischen Angelegenheit durch Mehrheitsbeschluss … das Beilegen einer disziplinarischen Angelegenheit durch Feststellung schweren Fehlverhaltens … das Beilegen einer disziplinarischen Angelegenheit durch Bedecken mit Gras. </text:p>
          </table:table-cell>
          <table:table-cell office:value-type="string" calcext:value-type="string">
            <text:p>“For two reasons the Realized One laid down for his disciples the monastic code … the recitation of the monastic code … the suspension of the recitation of the monastic code … the invitation to admonish … the setting aside of the invitation to admonish … the disciplinary act of censure … placing under dependence … banishment … reconciliation … debarment … probation … being sent back to the beginning … penance … reinstatement … restoration … removal … ordination … an act with a motion … an act with a motion and one announcement … an act with a motion and three announcements … laying down what was not previously laid down … amending what was laid down … the settling of a disciplinary matter in the presence of those concerned … the settling of a disciplinary matter by accurate recollection … the settling of a disciplinary matter due to recovery from madness … the settling of a disciplinary matter due to the acknowledgement of the offense … the settling of a disciplinary matter by the decision of a majority … the settling of a disciplinary matter by a verdict of aggravated misconduct … the settling of a disciplinary matter by covering over with grass.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bj18.194, cck20.125, csp1ed15.98, csp2ed15.98, dr20.125, ms15A2_290, msdiv202-230, ndp16.91, pts-vp-pli1.100, sc281.1, sya20.124, vri35.120</text:p>
          </table:table-cell>
        </table:table-row>
        <table:table-row table:style-name="ro1">
          <table:table-cell office:value-type="string" calcext:value-type="string">
            <text:p>an2.281-309:1.2</text:p>
          </table:table-cell>
          <table:table-cell office:value-type="string" calcext:value-type="string">
            <text:p>Katame dve? </text:p>
          </table:table-cell>
          <table:table-cell/>
          <table:table-cell office:value-type="string" calcext:value-type="string">
            <text:p>Aus welchen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81-309:1.3</text:p>
          </table:table-cell>
          <table:table-cell office:value-type="string" calcext:value-type="string">
            <text:p>Saṅghasuṭṭhutāya, saṅghaphāsutāya … dummaṅkūnaṁ puggalānaṁ niggahāya, pesalānaṁ bhikkhūnaṁ phāsuvihārāya … diṭṭhadhammikānaṁ āsavānaṁ saṁvarāya, samparāyikānaṁ āsavānaṁ paṭighātāya … diṭṭhadhammikānaṁ verānaṁ saṁvarāya, samparāyikānaṁ verānaṁ paṭighātāya … diṭṭhadhammikānaṁ vajjānaṁ saṁvarāya, samparāyikānaṁ vajjānaṁ paṭighātāya … diṭṭhadhammikānaṁ bhayānaṁ saṁvarāya, samparāyikānaṁ bhayānaṁ paṭighātāya … diṭṭhadhammikānaṁ akusalānaṁ dhammānaṁ saṁvarāya, samparāyikānaṁ akusalānaṁ dhammānaṁ paṭighātāya … gihīnaṁ anukampāya, pāpicchānaṁ bhikkhūnaṁ pakkhupacchedāya … appasannānaṁ pasādāya, pasannānaṁ bhiyyobhāvāya … saddhammaṭṭhitiyā, vinayānuggahāya. </text:p>
          </table:table-cell>
          <table:table-cell/>
          <table:table-cell office:value-type="string" calcext:value-type="string">
            <text:p>Zum Wohl und Heil des Saṅgha … Um schwierige Menschen in Schach zu halten und gutherzigen Mönchen und Nonnen die Sorgen zu nehmen … Um Makel, die das jetzige Leben betreffen, einzuschränken, und vor solchen zu schützen, die künftige Leben betreffen … Um Gefahren für das jetzige Leben einzuschränken und vor Gefahren für künftige Leben zu schützen … Um Fehler, die das jetzige Leben betreffen, einzuschränken, und vor solchen zu schützen, die künftige Leben betreffen … Um Risiken, die das jetzige Leben betreffen, einzuschränken, und vor solchen zu schützen, die künftige Leben betreffen … Um untaugliche Eigenschaften, die das jetzige Leben betreffen, einzuschränken, und vor solchen zu schützen, die künftige Leben betreffen … Aus Anteilnahme für die Laien und um Klüngel von Mönchen und Nonnen mit üblen Wünschen aufzulösen … Um bei denen mit mangelnder Zuversicht Zuversicht zu wecken und bei den Zuversichtlichen die Zuversicht zu stärken … Für die Fortdauer der wahren Lehre und um die Übung zu unterstützen. </text:p>
          </table:table-cell>
          <table:table-cell office:value-type="string" calcext:value-type="string">
            <text:p>For the well-being and comfort of the Saṅgha … For keeping difficult persons in check and for the comfort of good-hearted mendicants … For restraining defilements that affect the present life and protecting against defilements that affect lives to come … For restraining threats to the present life and protecting against threats to lives to come … For restraining faults that affect the present life and protecting against faults that affect lives to come … For restraining hazards that affect the present life and protecting against hazards that affect lives to come … For restraining unskillful qualities that affect the present life and protecting against unskillful qualities that affect lives to come … Out of sympathy for laypeople and for breaking up factions of mendicants with wicked desires … For inspiring confidence in those without it, and increasing confidence in those who have it … For the continuation of the true teaching and the support of the training.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281-309:1.4</text:p>
          </table:table-cell>
          <table:table-cell office:value-type="string" calcext:value-type="string">
            <text:p>Ime kho, bhikkhave, dve atthavase paṭicca tathāgatena sāvakānaṁ tiṇavatthārako paññatto”ti. (11–300.) </text:p>
          </table:table-cell>
          <table:table-cell/>
          <table:table-cell office:value-type="string" calcext:value-type="string">
            <text:p>Aus diesen beiden Gründen hat der Klargewordene für seine Schülerinnen und Schüler das Beilegen einer disziplinarischen Angelegenheit durch Bedecken mit Gras festgelegt.“ </text:p>
          </table:table-cell>
          <table:table-cell office:value-type="string" calcext:value-type="string">
            <text:p>These are the two reasons why the Realized One laid down the settlement of a disciplinary matter by covering over with grass for his disciples.” </text:p>
          </table:table-cell>
          <table:table-cell table:number-columns-repeated="3" office:value-type="string" calcext:value-type="string">
            <text:p/>
          </table:table-cell>
          <table:table-cell office:value-type="string" calcext:value-type="string">
            <text:p>&lt;p&gt;{}&lt;/p&gt;</text:p>
          </table:table-cell>
          <table:table-cell/>
        </table:table-row>
        <table:table-row table:style-name="ro1">
          <table:table-cell office:value-type="string" calcext:value-type="string">
            <text:p>an2.281-309:1.5</text:p>
          </table:table-cell>
          <table:table-cell office:value-type="string" calcext:value-type="string">
            <text:p>Vinayapeyyālaṁ niṭṭhitaṁ.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2.310-321:0.1</text:p>
          </table:table-cell>
          <table:table-cell office:value-type="string" calcext:value-type="string">
            <text:p>Aṅguttara Nikāya 2 </text:p>
          </table:table-cell>
          <table:table-cell/>
          <table:table-cell office:value-type="string" calcext:value-type="string">
            <text:p>Nummerierte Lehrreden 2</text:p>
          </table:table-cell>
          <table:table-cell office:value-type="string" calcext:value-type="string">
            <text:p>Numbered Discourses 2 </text:p>
          </table:table-cell>
          <table:table-cell table:number-columns-repeated="3" office:value-type="string" calcext:value-type="string">
            <text:p/>
          </table:table-cell>
          <table:table-cell office:value-type="string" calcext:value-type="string">
            <text:p>&lt;section class='range' id='an2.310-479'&gt;&lt;header&gt;&lt;ul&gt;&lt;li class='division'&gt;{}&lt;/li&gt;</text:p>
          </table:table-cell>
          <table:table-cell/>
        </table:table-row>
        <table:table-row table:style-name="ro1">
          <table:table-cell office:value-type="string" calcext:value-type="string">
            <text:p>an2.310-321:0.2</text:p>
          </table:table-cell>
          <table:table-cell office:value-type="string" calcext:value-type="string">
            <text:p>19. Rāgapeyyāla </text:p>
          </table:table-cell>
          <table:table-cell/>
          <table:table-cell office:value-type="string" calcext:value-type="string">
            <text:p>19. Abgekürzte Texte, die mit Gier beginnen</text:p>
          </table:table-cell>
          <table:table-cell office:value-type="string" calcext:value-type="string">
            <text:p>19. Abbreviated Texts Beginning with Greed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2.310-321:0.3</text:p>
          </table:table-cell>
          <table:table-cell office:value-type="string" calcext:value-type="string">
            <text:p>310–321 </text:p>
          </table:table-cell>
          <table:table-cell/>
          <table:table-cell table:number-columns-repeated="2" office:value-type="string" calcext:value-type="string">
            <text:p>310–321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2.310-321:1.1</text:p>
          </table:table-cell>
          <table:table-cell office:value-type="string" calcext:value-type="string">
            <text:p>“Rāgassa, bhikkhave, abhiññāya dve dhammā bhāvetabbā. </text:p>
          </table:table-cell>
          <table:table-cell/>
          <table:table-cell office:value-type="string" calcext:value-type="string">
            <text:p>„Um Gier zu verstehen, sollten zwei Dinge entfaltet werden. </text:p>
          </table:table-cell>
          <table:table-cell office:value-type="string" calcext:value-type="string">
            <text:p>“For insight into greed, two things should be developed. </text:p>
          </table:table-cell>
          <table:table-cell table:number-columns-repeated="3" office:value-type="string" calcext:value-type="string">
            <text:p/>
          </table:table-cell>
          <table:table-cell office:value-type="string" calcext:value-type="string">
            <text:p>&lt;article id='an2.310-321'&gt;&lt;p&gt;{}</text:p>
          </table:table-cell>
          <table:table-cell office:value-type="string" calcext:value-type="string">
            <text:p>dr20.126, ms15A2_292, msdiv231, sc310.1, sya20.125, vri35.121</text:p>
          </table:table-cell>
        </table:table-row>
        <table:table-row table:style-name="ro1">
          <table:table-cell office:value-type="string" calcext:value-type="string">
            <text:p>an2.310-321: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0-321:1.3</text:p>
          </table:table-cell>
          <table:table-cell office:value-type="string" calcext:value-type="string">
            <text:p>Samatho ca vipassanā ca. </text:p>
          </table:table-cell>
          <table:table-cell/>
          <table:table-cell office:value-type="string" calcext:value-type="string">
            <text:p>Ruhe und Einsicht. </text:p>
          </table:table-cell>
          <table:table-cell office:value-type="string" calcext:value-type="string">
            <text:p>Serenity and discern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10-321:1.4</text:p>
          </table:table-cell>
          <table:table-cell office:value-type="string" calcext:value-type="string">
            <text:p>Rāgassa, bhikkhave, abhiññāya ime dve dhammā bhāvetabbā”ti. (1) </text:p>
          </table:table-cell>
          <table:table-cell/>
          <table:table-cell office:value-type="string" calcext:value-type="string">
            <text:p>Um Gier zu verstehen, sollten diese beiden Dinge entfaltet werden.“ </text:p>
          </table:table-cell>
          <table:table-cell office:value-type="string" calcext:value-type="string">
            <text:p>For insight into greed, these two things should be develop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10-321:2.1</text:p>
          </table:table-cell>
          <table:table-cell office:value-type="string" calcext:value-type="string">
            <text:p>“Rāgassa, bhikkhave, pariññāya … parikkhayāya … pahānāya … khayāya … vayāya … virāgāya … nirodhāya … cāgāya … paṭinissaggāya dve dhammā bhāvetabbā …pe… (2–10.) </text:p>
          </table:table-cell>
          <table:table-cell/>
          <table:table-cell office:value-type="string" calcext:value-type="string">
            <text:p>„Um Gier vollständig zu verstehen … um damit aufzuhören … um sie aufzugeben … zu beenden … um sie zum Verschwinden zu bringen … zum Schwinden … zum Aufhören … um sie herzugeben … um Gier loszulassen, sollten diese beiden Dinge entfaltet werden.“ </text:p>
          </table:table-cell>
          <table:table-cell office:value-type="string" calcext:value-type="string">
            <text:p>“For the complete understanding … finishing … giving up … ending … vanishing … fading away … cessation … giving away … letting go of greed, two things should be developed.”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2_293, sc310.2</text:p>
          </table:table-cell>
        </table:table-row>
        <table:table-row table:style-name="ro1">
          <table:table-cell office:value-type="string" calcext:value-type="string">
            <text:p>an2.322-479:0.1</text:p>
          </table:table-cell>
          <table:table-cell office:value-type="string" calcext:value-type="string">
            <text:p>322–479 </text:p>
          </table:table-cell>
          <table:table-cell/>
          <table:table-cell table:number-columns-repeated="2" office:value-type="string" calcext:value-type="string">
            <text:p>322–479 </text:p>
          </table:table-cell>
          <table:table-cell table:number-columns-repeated="3" office:value-type="string" calcext:value-type="string">
            <text:p/>
          </table:table-cell>
          <table:table-cell office:value-type="string" calcext:value-type="string">
            <text:p>&lt;article id='an2.322-479'&gt;&lt;h2 class='sutta-title'&gt;{}&lt;/h2&gt;</text:p>
          </table:table-cell>
          <table:table-cell/>
        </table:table-row>
        <table:table-row table:style-name="ro1">
          <table:table-cell office:value-type="string" calcext:value-type="string">
            <text:p>an2.322-479:1.1</text:p>
          </table:table-cell>
          <table:table-cell office:value-type="string" calcext:value-type="string">
            <text:p>“Dosassa …pe… mohassa … kodhassa … upanāhassa … makkhassa … paḷāsassa … issāya … macchariyassa … māyāya … sāṭheyyassa … thambhassa … sārambhassa … mānassa … atimānassa … madassa … pamādassa … abhiññāya … pariññāya … parikkhayāya … pahānāya … khayāya … vayāya … virāgāya … nirodhāya … cāgāya … paṭinissaggāya dve dhammā bhāvetabbā. </text:p>
          </table:table-cell>
          <table:table-cell/>
          <table:table-cell office:value-type="string" calcext:value-type="string">
            <text:p>„Hass … Täuschung … Zorn … Feindseligkeit … Geringschätzung … Verachtung … Eifersucht … Geiz … Betrug … Doppelzüngigkeit … Starrsinn … Angriffslust … Einbildung … Selbstgefälligkeit … Eitelkeit … Nachlässigkeit … um zu verstehen … vollständig zu verstehen … um damit aufzuhören … um sie aufzugeben … zu beenden … um sie zum Verschwinden zu bringen … zum Schwinden … zum Aufhören … um sie herzugeben … um sie loszulassen, sollten zwei Dinge entfaltet werden. </text:p>
          </table:table-cell>
          <table:table-cell office:value-type="string" calcext:value-type="string">
            <text:p>“Of hate … delusion … anger … hostility … disdain … contempt … jealousy … stinginess … deceit … deviousness … obstinacy … aggression … conceit … arrogance … vanity … negligence … for insight … complete understanding … finishing … giving up … ending … vanishing … fading away … cessation … giving away … letting go … two things should be develope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94, msdiv232-246, ndp16.92, sc322.1, vri35.122</text:p>
          </table:table-cell>
        </table:table-row>
        <table:table-row table:style-name="ro1">
          <table:table-cell office:value-type="string" calcext:value-type="string">
            <text:p>an2.322-479:1.2</text:p>
          </table:table-cell>
          <table:table-cell office:value-type="string" calcext:value-type="string">
            <text:p>Katame dve? </text:p>
          </table:table-cell>
          <table:table-cell/>
          <table:table-cell office:value-type="string" calcext:value-type="string">
            <text:p>Welche zwei? </text:p>
          </table:table-cell>
          <table:table-cell office:value-type="string" calcext:value-type="string">
            <text:p>What two?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22-479:1.3</text:p>
          </table:table-cell>
          <table:table-cell office:value-type="string" calcext:value-type="string">
            <text:p>Samatho ca vipassanā ca. </text:p>
          </table:table-cell>
          <table:table-cell/>
          <table:table-cell office:value-type="string" calcext:value-type="string">
            <text:p>Ruhe und Einsicht. </text:p>
          </table:table-cell>
          <table:table-cell office:value-type="string" calcext:value-type="string">
            <text:p>Serenity and discernme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2.322-479:1.4</text:p>
          </table:table-cell>
          <table:table-cell office:value-type="string" calcext:value-type="string">
            <text:p>Pamādassa, bhikkhave, paṭinissaggāya ime dve dhammā bhāvetabbā”ti. </text:p>
          </table:table-cell>
          <table:table-cell/>
          <table:table-cell office:value-type="string" calcext:value-type="string">
            <text:p>Um Nachlässigkeit loszulassen, sollten diese beiden Dinge entfaltet werden.“ </text:p>
          </table:table-cell>
          <table:table-cell office:value-type="string" calcext:value-type="string">
            <text:p>For the letting go of negligence, these two things should be develope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22-479:2.1</text:p>
          </table:table-cell>
          <table:table-cell office:value-type="string" calcext:value-type="string">
            <text:p>Idamavoca bhagavā. </text:p>
          </table:table-cell>
          <table:table-cell office:value-type="string" calcext:value-type="string">
            <text:p>etthantare pāṭho si, sya-all, km, pts1ed potthakesu natthi</text:p>
          </table:table-cell>
          <table:table-cell office:value-type="string" calcext:value-type="string">
            <text:p>Das sagte der Buddha. </text:p>
          </table:table-cell>
          <table:table-cell office:value-type="string" calcext:value-type="string">
            <text:p>That is what the Buddha sai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2_295, sc322.2</text:p>
          </table:table-cell>
        </table:table-row>
        <table:table-row table:style-name="ro1">
          <table:table-cell office:value-type="string" calcext:value-type="string">
            <text:p>an2.322-479:2.2</text:p>
          </table:table-cell>
          <table:table-cell office:value-type="string" calcext:value-type="string">
            <text:p>Attamanā te bhikkhū bhagavato bhāsitaṁ abhinandunti. </text:p>
          </table:table-cell>
          <table:table-cell/>
          <table:table-cell office:value-type="string" calcext:value-type="string">
            <text:p>Zufrieden freuten sich die Mönche und Nonnen über die Worte des Buddha. </text:p>
          </table:table-cell>
          <table:table-cell office:value-type="string" calcext:value-type="string">
            <text:p>Satisfied, the mendicants were happy with what the Buddha sai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2.322-479:2.3</text:p>
          </table:table-cell>
          <table:table-cell office:value-type="string" calcext:value-type="string">
            <text:p>Rāgapeyyālaṁ niṭṭhitaṁ.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2.322-479:2.4</text:p>
          </table:table-cell>
          <table:table-cell office:value-type="string" calcext:value-type="string">
            <text:p>Dukanipātapāḷi niṭṭhitā. </text:p>
          </table:table-cell>
          <table:table-cell/>
          <table:table-cell office:value-type="string" calcext:value-type="string">
            <text:p>Das Zweierbuch ist zu Ende. </text:p>
          </table:table-cell>
          <table:table-cell office:value-type="string" calcext:value-type="string">
            <text:p>The Book of the Twos is finished.</text:p>
          </table:table-cell>
          <table:table-cell table:number-columns-repeated="3" office:value-type="string" calcext:value-type="string">
            <text:p/>
          </table:table-cell>
          <table:table-cell office:value-type="string" calcext:value-type="string">
            <text:p>&lt;p class='endbook'&gt;{}&lt;/p&gt;&lt;/article&gt;&lt;/section&gt;</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7:04:48.077520</meta:creation-date>
    <dc:date>2020-06-24T17:10:38.659670300</dc:date>
    <meta:generator>LibreOffice/6.4.2.2$Linux_X86_64 LibreOffice_project/40$Build-2</meta:generator>
    <meta:editing-cycles>2</meta:editing-cycles>
    <meta:editing-duration>PT5M45S</meta:editing-duration>
    <meta:document-statistic meta:table-count="1" meta:cell-count="12353" meta:object-count="0"/>
  </office:meta>
</office:document-meta>
</file>